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1" style:family="table-cell" style:parent-style-name="Default"/>
    <style:style style:name="ce2" style:family="table-cell" style:parent-style-name="Default" style:data-style-name="N99"/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 style:data-style-name="N2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2"/>
    <style:style style:name="ce18" style:family="table-cell" style:parent-style-name="Pivot_20_Table_20_Value" style:data-style-name="N2">
      <style:table-cell-properties fo:border-bottom="0.99pt solid #000000" fo:border-left="none" fo:border-right="none" fo:border-top="none"/>
    </style:style>
    <style:style style:name="ce19" style:family="table-cell" style:parent-style-name="Pivot_20_Table_20_Result" style:data-style-name="N2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Value" style:data-style-name="N2">
      <style:table-cell-properties fo:border-bottom="none" fo:border-left="none" fo:border-right="2.01pt solid #000000" fo:border-top="0.99pt solid #000000"/>
    </style:style>
    <style:style style:name="ce23" style:family="table-cell" style:parent-style-name="Pivot_20_Table_20_Value" style:data-style-name="N2">
      <style:table-cell-properties fo:border-bottom="none" fo:border-left="none" fo:border-right="2.01pt solid #000000" fo:border-top="none"/>
    </style:style>
    <style:style style:name="ce24" style:family="table-cell" style:parent-style-name="Pivot_20_Table_20_Value" style:data-style-name="N2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Result" style:data-style-name="N2">
      <style:table-cell-properties fo:border-bottom="2.01pt solid #000000" fo:border-left="none" fo:border-right="2.01pt solid #000000" fo:border-top="0.99pt solid #000000"/>
    </style:style>
    <style:style style:name="ce26" style:family="table-cell" style:parent-style-name="Default" style:data-style-name="N0"/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1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hape_flair</text:p>
          </table:table-cell>
          <table:table-cell office:value-type="string" calcext:value-type="string">
            <text:p>shape_dwi</text:p>
          </table:table-cell>
          <table:table-cell office:value-type="string" calcext:value-type="string">
            <text:p>voxel_dim_flair</text:p>
          </table:table-cell>
          <table:table-cell office:value-type="string" calcext:value-type="string">
            <text:p>voxel_dim_dwi</text:p>
          </table:table-cell>
          <table:table-cell office:value-type="string" calcext:value-type="string">
            <text:p>lesion_volume_ml</text:p>
          </table:table-cell>
          <table:table-cell office:value-type="string" calcext:value-type="string">
            <text:p>bet_mask_volume_ml</text:p>
          </table:table-cell>
          <table:table-cell office:value-type="string" calcext:value-type="string">
            <text:p>dice_after_preprocessing</text:p>
          </table:table-cell>
          <table:table-cell table:style-name="Default" office:value-type="string" calcext:value-type="string">
            <text:p>outlier</text:p>
          </table:table-cell>
          <table:table-cell office:value-type="string" calcext:value-type="string">
            <text:p>&lt;min; Q1)</text:p>
          </table:table-cell>
          <table:table-cell office:value-type="string" calcext:value-type="string">
            <text:p>&lt;Q1; Q3&gt;</text:p>
          </table:table-cell>
          <table:table-cell office:value-type="string" calcext:value-type="string">
            <text:p>(Q3, max&gt;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22351455688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6.68" calcext:value-type="float">
            <text:p>6.68</text:p>
          </table:table-cell>
          <table:table-cell office:value-type="float" office:value="1168.9399496532" calcext:value-type="float">
            <text:p>1168.94</text:p>
          </table:table-cell>
          <table:table-cell office:value-type="float" office:value="0.919259828403125" calcext:value-type="float">
            <text:p>0.92</text:p>
          </table:table-cell>
          <table:table-cell table:formula="of:=IF(OR([.F2]&lt;=[stats.B$14]; [.F2]&gt;=[stats.B$15]))" office:value-type="boolean" office:boolean-value="false" calcext:value-type="boolean">
            <text:p>FALSE</text:p>
          </table:table-cell>
          <table:table-cell table:formula="of:=IF([.F2]&lt;[stats.$B$9]; [.F2]; &quot;&quot;)">
            <text:p/>
          </table:table-cell>
          <table:table-cell table:formula="of:=IF(AND([.F2]&gt;=[stats.$B$9];[.F2]&lt;=[stats.$B$11]); [.F2];&quot;&quot;)" office:value-type="float" office:value="6.68" calcext:value-type="float">
            <text:p>6.68</text:p>
          </table:table-cell>
          <table:table-cell table:formula="of:=IF([.F2]&gt;[stats.$B$11]; [.F2]; &quot;&quot;)">
            <text:p/>
          </table:table-cell>
        </table:table-row>
        <table:table-row table:style-name="ro1">
          <table:table-cell office:value-type="string" calcext:value-type="string">
            <text:p>sub-strokecase0002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291953086853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944" calcext:value-type="float">
            <text:p>0.94</text:p>
          </table:table-cell>
          <table:table-cell office:value-type="float" office:value="1159.19266157667" calcext:value-type="float">
            <text:p>1159.19</text:p>
          </table:table-cell>
          <table:table-cell office:value-type="float" office:value="0.943936877076412" calcext:value-type="float">
            <text:p>0.94</text:p>
          </table:table-cell>
          <table:table-cell table:formula="of:=IF(OR([.F3]&lt;=[stats.B$14]; [.F3]&gt;=[stats.B$15]))" office:value-type="boolean" office:boolean-value="false" calcext:value-type="boolean">
            <text:p>FALSE</text:p>
          </table:table-cell>
          <table:table-cell table:formula="of:=IF([.F3]&lt;[stats.$B$9]; [.F3]; &quot;&quot;)" office:value-type="float" office:value="0.944" calcext:value-type="float">
            <text:p>0.94</text:p>
          </table:table-cell>
          <table:table-cell table:formula="of:=IF(AND([.F3]&gt;=[stats.$B$9];[.F3]&lt;=[stats.$B$11]); [.F3];&quot;&quot;)">
            <text:p/>
          </table:table-cell>
          <table:table-cell table:formula="of:=IF([.F3]&gt;[stats.$B$11]; [.F3]; &quot;&quot;)">
            <text:p/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408778190613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30.984" calcext:value-type="float">
            <text:p>30.98</text:p>
          </table:table-cell>
          <table:table-cell office:value-type="float" office:value="1447.06345303013" calcext:value-type="float">
            <text:p>1447.06</text:p>
          </table:table-cell>
          <table:table-cell office:value-type="float" office:value="0.974074184418293" calcext:value-type="float">
            <text:p>0.97</text:p>
          </table:table-cell>
          <table:table-cell table:formula="of:=IF(OR([.F4]&lt;=[stats.B$14]; [.F4]&gt;=[stats.B$15]))" office:value-type="boolean" office:boolean-value="false" calcext:value-type="boolean">
            <text:p>FALSE</text:p>
          </table:table-cell>
          <table:table-cell table:formula="of:=IF([.F4]&lt;[stats.$B$9]; [.F4]; &quot;&quot;)">
            <text:p/>
          </table:table-cell>
          <table:table-cell table:formula="of:=IF(AND([.F4]&gt;=[stats.$B$9];[.F4]&lt;=[stats.$B$11]); [.F4];&quot;&quot;)">
            <text:p/>
          </table:table-cell>
          <table:table-cell table:formula="of:=IF([.F4]&gt;[stats.$B$11]; [.F4]; &quot;&quot;)" office:value-type="float" office:value="30.984" calcext:value-type="float">
            <text:p>30.98</text:p>
          </table:table-cell>
        </table:table-row>
        <table:table-row table:style-name="ro1">
          <table:table-cell office:value-type="string" calcext:value-type="string">
            <text:p>sub-strokecase0004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87320518494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2.248" calcext:value-type="float">
            <text:p>2.25</text:p>
          </table:table-cell>
          <table:table-cell office:value-type="float" office:value="1316.35755679197" calcext:value-type="float">
            <text:p>1316.36</text:p>
          </table:table-cell>
          <table:table-cell office:value-type="float" office:value="0.932635129138191" calcext:value-type="float">
            <text:p>0.93</text:p>
          </table:table-cell>
          <table:table-cell table:formula="of:=IF(OR([.F5]&lt;=[stats.B$14]; [.F5]&gt;=[stats.B$15]))" office:value-type="boolean" office:boolean-value="false" calcext:value-type="boolean">
            <text:p>FALSE</text:p>
          </table:table-cell>
          <table:table-cell table:formula="of:=IF([.F5]&lt;[stats.$B$9]; [.F5]; &quot;&quot;)">
            <text:p/>
          </table:table-cell>
          <table:table-cell table:formula="of:=IF(AND([.F5]&gt;=[stats.$B$9];[.F5]&lt;=[stats.$B$11]); [.F5];&quot;&quot;)" office:value-type="float" office:value="2.248" calcext:value-type="float">
            <text:p>2.25</text:p>
          </table:table-cell>
          <table:table-cell table:formula="of:=IF([.F5]&gt;[stats.$B$11]; [.F5]; &quot;&quot;)">
            <text:p/>
          </table:table-cell>
        </table:table-row>
        <table:table-row table:style-name="ro1">
          <table:table-cell office:value-type="string" calcext:value-type="string">
            <text:p>sub-strokecase0005</text:p>
          </table:table-cell>
          <table:table-cell office:value-type="string" calcext:value-type="string">
            <text:p>(352, 352, 230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818181872367859, 0.6818181872367859, 1.0)</text:p>
          </table:table-cell>
          <table:table-cell office:value-type="string" calcext:value-type="string">
            <text:p>(2.0, 2.0, 2.0)</text:p>
          </table:table-cell>
          <table:table-cell office:value-type="float" office:value="5.824" calcext:value-type="float">
            <text:p>5.82</text:p>
          </table:table-cell>
          <table:table-cell office:value-type="float" office:value="1311.1373142284" calcext:value-type="float">
            <text:p>1311.14</text:p>
          </table:table-cell>
          <table:table-cell office:value-type="float" office:value="0.955660891815932" calcext:value-type="float">
            <text:p>0.96</text:p>
          </table:table-cell>
          <table:table-cell table:formula="of:=IF(OR([.F6]&lt;=[stats.B$14]; [.F6]&gt;=[stats.B$15]))" office:value-type="boolean" office:boolean-value="false" calcext:value-type="boolean">
            <text:p>FALSE</text:p>
          </table:table-cell>
          <table:table-cell table:formula="of:=IF([.F6]&lt;[stats.$B$9]; [.F6]; &quot;&quot;)">
            <text:p/>
          </table:table-cell>
          <table:table-cell table:formula="of:=IF(AND([.F6]&gt;=[stats.$B$9];[.F6]&lt;=[stats.$B$11]); [.F6];&quot;&quot;)" office:value-type="float" office:value="5.824" calcext:value-type="float">
            <text:p>5.82</text:p>
          </table:table-cell>
          <table:table-cell table:formula="of:=IF([.F6]&gt;[stats.$B$11]; [.F6]; &quot;&quot;)">
            <text:p/>
          </table:table-cell>
        </table:table-row>
        <table:table-row table:style-name="ro1">
          <table:table-cell office:value-type="string" calcext:value-type="string">
            <text:p>sub-strokecase0006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68843078613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04" calcext:value-type="float">
            <text:p>0.04</text:p>
          </table:table-cell>
          <table:table-cell office:value-type="float" office:value="1620.28548576093" calcext:value-type="float">
            <text:p>1620.29</text:p>
          </table:table-cell>
          <table:table-cell office:value-type="float" office:value="0.752293577981651" calcext:value-type="float">
            <text:p>0.75</text:p>
          </table:table-cell>
          <table:table-cell table:formula="of:=IF(OR([.F7]&lt;=[stats.B$14]; [.F7]&gt;=[stats.B$15]))" office:value-type="boolean" office:boolean-value="false" calcext:value-type="boolean">
            <text:p>FALSE</text:p>
          </table:table-cell>
          <table:table-cell table:formula="of:=IF([.F7]&lt;[stats.$B$9]; [.F7]; &quot;&quot;)" office:value-type="float" office:value="0.04" calcext:value-type="float">
            <text:p>0.04</text:p>
          </table:table-cell>
          <table:table-cell table:formula="of:=IF(AND([.F7]&gt;=[stats.$B$9];[.F7]&lt;=[stats.$B$11]); [.F7];&quot;&quot;)">
            <text:p/>
          </table:table-cell>
          <table:table-cell table:formula="of:=IF([.F7]&gt;[stats.$B$11]; [.F7]; &quot;&quot;)">
            <text:p/>
          </table:table-cell>
        </table:table-row>
        <table:table-row table:style-name="ro1">
          <table:table-cell office:value-type="string" calcext:value-type="string">
            <text:p>sub-strokecase0007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3.512" calcext:value-type="float">
            <text:p>3.51</text:p>
          </table:table-cell>
          <table:table-cell office:value-type="float" office:value="1542.3159828186" calcext:value-type="float">
            <text:p>1542.32</text:p>
          </table:table-cell>
          <table:table-cell office:value-type="float" office:value="0.939231891103549" calcext:value-type="float">
            <text:p>0.94</text:p>
          </table:table-cell>
          <table:table-cell table:formula="of:=IF(OR([.F8]&lt;=[stats.B$14]; [.F8]&gt;=[stats.B$15]))" office:value-type="boolean" office:boolean-value="false" calcext:value-type="boolean">
            <text:p>FALSE</text:p>
          </table:table-cell>
          <table:table-cell table:formula="of:=IF([.F8]&lt;[stats.$B$9]; [.F8]; &quot;&quot;)">
            <text:p/>
          </table:table-cell>
          <table:table-cell table:formula="of:=IF(AND([.F8]&gt;=[stats.$B$9];[.F8]&lt;=[stats.$B$11]); [.F8];&quot;&quot;)" office:value-type="float" office:value="3.512" calcext:value-type="float">
            <text:p>3.51</text:p>
          </table:table-cell>
          <table:table-cell table:formula="of:=IF([.F8]&gt;[stats.$B$11]; [.F8]; &quot;&quot;)">
            <text:p/>
          </table:table-cell>
        </table:table-row>
        <table:table-row table:style-name="ro1">
          <table:table-cell office:value-type="string" calcext:value-type="string">
            <text:p>sub-strokecase0008</text:p>
          </table:table-cell>
          <table:table-cell office:value-type="string" calcext:value-type="string">
            <text:p>(352, 352, 230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818181872367859, 0.6818181872367859, 1.0)</text:p>
          </table:table-cell>
          <table:table-cell office:value-type="string" calcext:value-type="string">
            <text:p>(2.0, 2.0, 2.0)</text:p>
          </table:table-cell>
          <table:table-cell office:value-type="float" office:value="0.752" calcext:value-type="float">
            <text:p>0.75</text:p>
          </table:table-cell>
          <table:table-cell office:value-type="float" office:value="1228.38147613617" calcext:value-type="float">
            <text:p>1228.38</text:p>
          </table:table-cell>
          <table:table-cell office:value-type="float" office:value="0.921123509041939" calcext:value-type="float">
            <text:p>0.92</text:p>
          </table:table-cell>
          <table:table-cell table:formula="of:=IF(OR([.F9]&lt;=[stats.B$14]; [.F9]&gt;=[stats.B$15]))" office:value-type="boolean" office:boolean-value="false" calcext:value-type="boolean">
            <text:p>FALSE</text:p>
          </table:table-cell>
          <table:table-cell table:formula="of:=IF([.F9]&lt;[stats.$B$9]; [.F9]; &quot;&quot;)" office:value-type="float" office:value="0.752" calcext:value-type="float">
            <text:p>0.75</text:p>
          </table:table-cell>
          <table:table-cell table:formula="of:=IF(AND([.F9]&gt;=[stats.$B$9];[.F9]&lt;=[stats.$B$11]); [.F9];&quot;&quot;)">
            <text:p/>
          </table:table-cell>
          <table:table-cell table:formula="of:=IF([.F9]&gt;[stats.$B$11]; [.F9]; &quot;&quot;)">
            <text:p/>
          </table:table-cell>
        </table:table-row>
        <table:table-row table:style-name="ro1">
          <table:table-cell office:value-type="string" calcext:value-type="string">
            <text:p>sub-strokecase0009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4.184" calcext:value-type="float">
            <text:p>4.18</text:p>
          </table:table-cell>
          <table:table-cell office:value-type="float" office:value="1447.9776763916" calcext:value-type="float">
            <text:p>1447.98</text:p>
          </table:table-cell>
          <table:table-cell office:value-type="float" office:value="0.94965582399784" calcext:value-type="float">
            <text:p>0.95</text:p>
          </table:table-cell>
          <table:table-cell table:formula="of:=IF(OR([.F10]&lt;=[stats.B$14]; [.F10]&gt;=[stats.B$15]))" office:value-type="boolean" office:boolean-value="false" calcext:value-type="boolean">
            <text:p>FALSE</text:p>
          </table:table-cell>
          <table:table-cell table:formula="of:=IF([.F10]&lt;[stats.$B$9]; [.F10]; &quot;&quot;)">
            <text:p/>
          </table:table-cell>
          <table:table-cell table:formula="of:=IF(AND([.F10]&gt;=[stats.$B$9];[.F10]&lt;=[stats.$B$11]); [.F10];&quot;&quot;)" office:value-type="float" office:value="4.184" calcext:value-type="float">
            <text:p>4.18</text:p>
          </table:table-cell>
          <table:table-cell table:formula="of:=IF([.F10]&gt;[stats.$B$11]; [.F10]; &quot;&quot;)">
            <text:p/>
          </table:table-cell>
        </table:table-row>
        <table:table-row table:style-name="ro1">
          <table:table-cell office:value-type="string" calcext:value-type="string">
            <text:p>sub-strokecase0010</text:p>
          </table:table-cell>
          <table:table-cell office:value-type="string" calcext:value-type="string">
            <text:p>(352, 352, 230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818181872367859, 0.6818181872367859, 1.0)</text:p>
          </table:table-cell>
          <table:table-cell office:value-type="string" calcext:value-type="string">
            <text:p>(2.0, 2.0, 2.0)</text:p>
          </table:table-cell>
          <table:table-cell office:value-type="float" office:value="3.368" calcext:value-type="float">
            <text:p>3.37</text:p>
          </table:table-cell>
          <table:table-cell office:value-type="float" office:value="1362.46148859789" calcext:value-type="float">
            <text:p>1362.46</text:p>
          </table:table-cell>
          <table:table-cell office:value-type="float" office:value="0.932192444300936" calcext:value-type="float">
            <text:p>0.93</text:p>
          </table:table-cell>
          <table:table-cell table:formula="of:=IF(OR([.F11]&lt;=[stats.B$14]; [.F11]&gt;=[stats.B$15]))" office:value-type="boolean" office:boolean-value="false" calcext:value-type="boolean">
            <text:p>FALSE</text:p>
          </table:table-cell>
          <table:table-cell table:formula="of:=IF([.F11]&lt;[stats.$B$9]; [.F11]; &quot;&quot;)">
            <text:p/>
          </table:table-cell>
          <table:table-cell table:formula="of:=IF(AND([.F11]&gt;=[stats.$B$9];[.F11]&lt;=[stats.$B$11]); [.F11];&quot;&quot;)" office:value-type="float" office:value="3.368" calcext:value-type="float">
            <text:p>3.37</text:p>
          </table:table-cell>
          <table:table-cell table:formula="of:=IF([.F11]&gt;[stats.$B$11]; [.F11]; &quot;&quot;)">
            <text:p/>
          </table:table-cell>
        </table:table-row>
        <table:table-row table:style-name="ro1">
          <table:table-cell office:value-type="string" calcext:value-type="string">
            <text:p>sub-strokecase0011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11.192" calcext:value-type="float">
            <text:p>11.19</text:p>
          </table:table-cell>
          <table:table-cell office:value-type="float" office:value="1526.12980651855" calcext:value-type="float">
            <text:p>1526.13</text:p>
          </table:table-cell>
          <table:table-cell office:value-type="float" office:value="0.958381556409426" calcext:value-type="float">
            <text:p>0.96</text:p>
          </table:table-cell>
          <table:table-cell table:formula="of:=IF(OR([.F12]&lt;=[stats.B$14]; [.F12]&gt;=[stats.B$15]))" office:value-type="boolean" office:boolean-value="false" calcext:value-type="boolean">
            <text:p>FALSE</text:p>
          </table:table-cell>
          <table:table-cell table:formula="of:=IF([.F12]&lt;[stats.$B$9]; [.F12]; &quot;&quot;)">
            <text:p/>
          </table:table-cell>
          <table:table-cell table:formula="of:=IF(AND([.F12]&gt;=[stats.$B$9];[.F12]&lt;=[stats.$B$11]); [.F12];&quot;&quot;)" office:value-type="float" office:value="11.192" calcext:value-type="float">
            <text:p>11.19</text:p>
          </table:table-cell>
          <table:table-cell table:formula="of:=IF([.F12]&gt;[stats.$B$11]; [.F12]; &quot;&quot;)">
            <text:p/>
          </table:table-cell>
        </table:table-row>
        <table:table-row table:style-name="ro1">
          <table:table-cell office:value-type="string" calcext:value-type="string">
            <text:p>sub-strokecase0012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81956100464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448" calcext:value-type="float">
            <text:p>0.45</text:p>
          </table:table-cell>
          <table:table-cell office:value-type="float" office:value="1472.84432196966" calcext:value-type="float">
            <text:p>1472.84</text:p>
          </table:table-cell>
          <table:table-cell office:value-type="float" office:value="0.948631781084974" calcext:value-type="float">
            <text:p>0.95</text:p>
          </table:table-cell>
          <table:table-cell table:formula="of:=IF(OR([.F13]&lt;=[stats.B$14]; [.F13]&gt;=[stats.B$15]))" office:value-type="boolean" office:boolean-value="false" calcext:value-type="boolean">
            <text:p>FALSE</text:p>
          </table:table-cell>
          <table:table-cell table:formula="of:=IF([.F13]&lt;[stats.$B$9]; [.F13]; &quot;&quot;)" office:value-type="float" office:value="0.448" calcext:value-type="float">
            <text:p>0.45</text:p>
          </table:table-cell>
          <table:table-cell table:formula="of:=IF(AND([.F13]&gt;=[stats.$B$9];[.F13]&lt;=[stats.$B$11]); [.F13];&quot;&quot;)">
            <text:p/>
          </table:table-cell>
          <table:table-cell table:formula="of:=IF([.F13]&gt;[stats.$B$11]; [.F13]; &quot;&quot;)">
            <text:p/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52153778076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29.16" calcext:value-type="float">
            <text:p>29.16</text:p>
          </table:table-cell>
          <table:table-cell office:value-type="float" office:value="1378.4059407097" calcext:value-type="float">
            <text:p>1378.41</text:p>
          </table:table-cell>
          <table:table-cell office:value-type="float" office:value="0.95622238871522" calcext:value-type="float">
            <text:p>0.96</text:p>
          </table:table-cell>
          <table:table-cell table:formula="of:=IF(OR([.F14]&lt;=[stats.B$14]; [.F14]&gt;=[stats.B$15]))" office:value-type="boolean" office:boolean-value="false" calcext:value-type="boolean">
            <text:p>FALSE</text:p>
          </table:table-cell>
          <table:table-cell table:formula="of:=IF([.F14]&lt;[stats.$B$9]; [.F14]; &quot;&quot;)">
            <text:p/>
          </table:table-cell>
          <table:table-cell table:formula="of:=IF(AND([.F14]&gt;=[stats.$B$9];[.F14]&lt;=[stats.$B$11]); [.F14];&quot;&quot;)">
            <text:p/>
          </table:table-cell>
          <table:table-cell table:formula="of:=IF([.F14]&gt;[stats.$B$11]; [.F14]; &quot;&quot;)" office:value-type="float" office:value="29.16" calcext:value-type="float">
            <text:p>29.16</text:p>
          </table:table-cell>
        </table:table-row>
        <table:table-row table:style-name="ro1">
          <table:table-cell office:value-type="string" calcext:value-type="string">
            <text:p>sub-strokecase0014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12.392" calcext:value-type="float">
            <text:p>12.39</text:p>
          </table:table-cell>
          <table:table-cell office:value-type="float" office:value="1270.44835662842" calcext:value-type="float">
            <text:p>1270.45</text:p>
          </table:table-cell>
          <table:table-cell office:value-type="float" office:value="0.941585659502363" calcext:value-type="float">
            <text:p>0.94</text:p>
          </table:table-cell>
          <table:table-cell table:formula="of:=IF(OR([.F15]&lt;=[stats.B$14]; [.F15]&gt;=[stats.B$15]))" office:value-type="boolean" office:boolean-value="false" calcext:value-type="boolean">
            <text:p>FALSE</text:p>
          </table:table-cell>
          <table:table-cell table:formula="of:=IF([.F15]&lt;[stats.$B$9]; [.F15]; &quot;&quot;)">
            <text:p/>
          </table:table-cell>
          <table:table-cell table:formula="of:=IF(AND([.F15]&gt;=[stats.$B$9];[.F15]&lt;=[stats.$B$11]); [.F15];&quot;&quot;)" office:value-type="float" office:value="12.392" calcext:value-type="float">
            <text:p>12.39</text:p>
          </table:table-cell>
          <table:table-cell table:formula="of:=IF([.F15]&gt;[stats.$B$11]; [.F15]; &quot;&quot;)">
            <text:p/>
          </table:table-cell>
        </table:table-row>
        <table:table-row table:style-name="ro1">
          <table:table-cell office:value-type="string" calcext:value-type="string">
            <text:p>sub-strokecase0015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404605865479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3.208" calcext:value-type="float">
            <text:p>13.21</text:p>
          </table:table-cell>
          <table:table-cell office:value-type="float" office:value="1437.81761540577" calcext:value-type="float">
            <text:p>1437.82</text:p>
          </table:table-cell>
          <table:table-cell office:value-type="float" office:value="0.976869922623891" calcext:value-type="float">
            <text:p>0.98</text:p>
          </table:table-cell>
          <table:table-cell table:formula="of:=IF(OR([.F16]&lt;=[stats.B$14]; [.F16]&gt;=[stats.B$15]))" office:value-type="boolean" office:boolean-value="false" calcext:value-type="boolean">
            <text:p>FALSE</text:p>
          </table:table-cell>
          <table:table-cell table:formula="of:=IF([.F16]&lt;[stats.$B$9]; [.F16]; &quot;&quot;)">
            <text:p/>
          </table:table-cell>
          <table:table-cell table:formula="of:=IF(AND([.F16]&gt;=[stats.$B$9];[.F16]&lt;=[stats.$B$11]); [.F16];&quot;&quot;)" office:value-type="float" office:value="13.208" calcext:value-type="float">
            <text:p>13.21</text:p>
          </table:table-cell>
          <table:table-cell table:formula="of:=IF([.F16]&gt;[stats.$B$11]; [.F16]; &quot;&quot;)">
            <text:p/>
          </table:table-cell>
        </table:table-row>
        <table:table-row table:style-name="ro1">
          <table:table-cell office:value-type="string" calcext:value-type="string">
            <text:p>sub-strokecase0016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50961685181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208" calcext:value-type="float">
            <text:p>0.21</text:p>
          </table:table-cell>
          <table:table-cell office:value-type="float" office:value="1196.64638794119" calcext:value-type="float">
            <text:p>1196.65</text:p>
          </table:table-cell>
          <table:table-cell office:value-type="float" office:value="0.85812356979405" calcext:value-type="float">
            <text:p>0.86</text:p>
          </table:table-cell>
          <table:table-cell table:formula="of:=IF(OR([.F17]&lt;=[stats.B$14]; [.F17]&gt;=[stats.B$15]))" office:value-type="boolean" office:boolean-value="false" calcext:value-type="boolean">
            <text:p>FALSE</text:p>
          </table:table-cell>
          <table:table-cell table:formula="of:=IF([.F17]&lt;[stats.$B$9]; [.F17]; &quot;&quot;)" office:value-type="float" office:value="0.208" calcext:value-type="float">
            <text:p>0.21</text:p>
          </table:table-cell>
          <table:table-cell table:formula="of:=IF(AND([.F17]&gt;=[stats.$B$9];[.F17]&lt;=[stats.$B$11]); [.F17];&quot;&quot;)">
            <text:p/>
          </table:table-cell>
          <table:table-cell table:formula="of:=IF([.F17]&gt;[stats.$B$11]; [.F17]; &quot;&quot;)">
            <text:p/>
          </table:table-cell>
        </table:table-row>
        <table:table-row table:style-name="ro1">
          <table:table-cell office:value-type="string" calcext:value-type="string">
            <text:p>sub-strokecase0017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15.432" calcext:value-type="float">
            <text:p>15.43</text:p>
          </table:table-cell>
          <table:table-cell office:value-type="float" office:value="1323.93074417114" calcext:value-type="float">
            <text:p>1323.93</text:p>
          </table:table-cell>
          <table:table-cell office:value-type="float" office:value="0.957751408869754" calcext:value-type="float">
            <text:p>0.96</text:p>
          </table:table-cell>
          <table:table-cell table:formula="of:=IF(OR([.F18]&lt;=[stats.B$14]; [.F18]&gt;=[stats.B$15]))" office:value-type="boolean" office:boolean-value="false" calcext:value-type="boolean">
            <text:p>FALSE</text:p>
          </table:table-cell>
          <table:table-cell table:formula="of:=IF([.F18]&lt;[stats.$B$9]; [.F18]; &quot;&quot;)">
            <text:p/>
          </table:table-cell>
          <table:table-cell table:formula="of:=IF(AND([.F18]&gt;=[stats.$B$9];[.F18]&lt;=[stats.$B$11]); [.F18];&quot;&quot;)" office:value-type="float" office:value="15.432" calcext:value-type="float">
            <text:p>15.43</text:p>
          </table:table-cell>
          <table:table-cell table:formula="of:=IF([.F18]&gt;[stats.$B$11]; [.F18]; &quot;&quot;)">
            <text:p/>
          </table:table-cell>
        </table:table-row>
        <table:table-row table:style-name="ro1">
          <table:table-cell office:value-type="string" calcext:value-type="string">
            <text:p>sub-strokecase0018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54537963867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.064" calcext:value-type="float">
            <text:p>1.06</text:p>
          </table:table-cell>
          <table:table-cell office:value-type="float" office:value="1393.10503502047" calcext:value-type="float">
            <text:p>1393.11</text:p>
          </table:table-cell>
          <table:table-cell office:value-type="float" office:value="0.946517184341114" calcext:value-type="float">
            <text:p>0.95</text:p>
          </table:table-cell>
          <table:table-cell table:formula="of:=IF(OR([.F19]&lt;=[stats.B$14]; [.F19]&gt;=[stats.B$15]))" office:value-type="boolean" office:boolean-value="false" calcext:value-type="boolean">
            <text:p>FALSE</text:p>
          </table:table-cell>
          <table:table-cell table:formula="of:=IF([.F19]&lt;[stats.$B$9]; [.F19]; &quot;&quot;)" office:value-type="float" office:value="1.064" calcext:value-type="float">
            <text:p>1.06</text:p>
          </table:table-cell>
          <table:table-cell table:formula="of:=IF(AND([.F19]&gt;=[stats.$B$9];[.F19]&lt;=[stats.$B$11]); [.F19];&quot;&quot;)">
            <text:p/>
          </table:table-cell>
          <table:table-cell table:formula="of:=IF([.F19]&gt;[stats.$B$11]; [.F19]; &quot;&quot;)">
            <text:p/>
          </table:table-cell>
        </table:table-row>
        <table:table-row table:style-name="ro1">
          <table:table-cell office:value-type="string" calcext:value-type="string">
            <text:p>sub-strokecase0019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6705493927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68.576" calcext:value-type="float">
            <text:p>68.58</text:p>
          </table:table-cell>
          <table:table-cell office:value-type="float" office:value="1331.84530982404" calcext:value-type="float">
            <text:p>1331.85</text:p>
          </table:table-cell>
          <table:table-cell office:value-type="float" office:value="0.973048292670005" calcext:value-type="float">
            <text:p>0.97</text:p>
          </table:table-cell>
          <table:table-cell table:formula="of:=IF(OR([.F20]&lt;=[stats.B$14]; [.F20]&gt;=[stats.B$15]))" office:value-type="boolean" office:boolean-value="true" calcext:value-type="boolean">
            <text:p>TRUE</text:p>
          </table:table-cell>
          <table:table-cell table:formula="of:=IF([.F20]&lt;[stats.$B$9]; [.F20]; &quot;&quot;)">
            <text:p/>
          </table:table-cell>
          <table:table-cell table:formula="of:=IF(AND([.F20]&gt;=[stats.$B$9];[.F20]&lt;=[stats.$B$11]); [.F20];&quot;&quot;)">
            <text:p/>
          </table:table-cell>
          <table:table-cell table:formula="of:=IF([.F20]&gt;[stats.$B$11]; [.F20]; &quot;&quot;)" office:value-type="float" office:value="68.576" calcext:value-type="float">
            <text:p>68.58</text:p>
          </table:table-cell>
        </table:table-row>
        <table:table-row table:style-name="ro1">
          <table:table-cell office:value-type="string" calcext:value-type="string">
            <text:p>sub-strokecase0020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56922149658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8.856" calcext:value-type="float">
            <text:p>8.86</text:p>
          </table:table-cell>
          <table:table-cell office:value-type="float" office:value="1269.65352981584" calcext:value-type="float">
            <text:p>1269.65</text:p>
          </table:table-cell>
          <table:table-cell office:value-type="float" office:value="0.972133127837714" calcext:value-type="float">
            <text:p>0.97</text:p>
          </table:table-cell>
          <table:table-cell table:formula="of:=IF(OR([.F21]&lt;=[stats.B$14]; [.F21]&gt;=[stats.B$15]))" office:value-type="boolean" office:boolean-value="false" calcext:value-type="boolean">
            <text:p>FALSE</text:p>
          </table:table-cell>
          <table:table-cell table:formula="of:=IF([.F21]&lt;[stats.$B$9]; [.F21]; &quot;&quot;)">
            <text:p/>
          </table:table-cell>
          <table:table-cell table:formula="of:=IF(AND([.F21]&gt;=[stats.$B$9];[.F21]&lt;=[stats.$B$11]); [.F21];&quot;&quot;)" office:value-type="float" office:value="8.856" calcext:value-type="float">
            <text:p>8.86</text:p>
          </table:table-cell>
          <table:table-cell table:formula="of:=IF([.F21]&gt;[stats.$B$11]; [.F21]; &quot;&quot;)">
            <text:p/>
          </table:table-cell>
        </table:table-row>
        <table:table-row table:style-name="ro1">
          <table:table-cell office:value-type="string" calcext:value-type="string">
            <text:p>sub-strokecase0021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40699005127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7.72" calcext:value-type="float">
            <text:p>17.72</text:p>
          </table:table-cell>
          <table:table-cell office:value-type="float" office:value="1455.03571968928" calcext:value-type="float">
            <text:p>1455.04</text:p>
          </table:table-cell>
          <table:table-cell office:value-type="float" office:value="0.9594701589951" calcext:value-type="float">
            <text:p>0.96</text:p>
          </table:table-cell>
          <table:table-cell table:formula="of:=IF(OR([.F22]&lt;=[stats.B$14]; [.F22]&gt;=[stats.B$15]))" office:value-type="boolean" office:boolean-value="false" calcext:value-type="boolean">
            <text:p>FALSE</text:p>
          </table:table-cell>
          <table:table-cell table:formula="of:=IF([.F22]&lt;[stats.$B$9]; [.F22]; &quot;&quot;)">
            <text:p/>
          </table:table-cell>
          <table:table-cell table:formula="of:=IF(AND([.F22]&gt;=[stats.$B$9];[.F22]&lt;=[stats.$B$11]); [.F22];&quot;&quot;)" office:value-type="float" office:value="17.72" calcext:value-type="float">
            <text:p>17.72</text:p>
          </table:table-cell>
          <table:table-cell table:formula="of:=IF([.F22]&gt;[stats.$B$11]; [.F22]; &quot;&quot;)">
            <text:p/>
          </table:table-cell>
        </table:table-row>
        <table:table-row table:style-name="ro1">
          <table:table-cell office:value-type="string" calcext:value-type="string">
            <text:p>sub-strokecase0022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83148193359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.304" calcext:value-type="float">
            <text:p>1.30</text:p>
          </table:table-cell>
          <table:table-cell office:value-type="float" office:value="1480.53470534551" calcext:value-type="float">
            <text:p>1480.53</text:p>
          </table:table-cell>
          <table:table-cell office:value-type="float" office:value="0.944538853699985" calcext:value-type="float">
            <text:p>0.94</text:p>
          </table:table-cell>
          <table:table-cell table:formula="of:=IF(OR([.F23]&lt;=[stats.B$14]; [.F23]&gt;=[stats.B$15]))" office:value-type="boolean" office:boolean-value="false" calcext:value-type="boolean">
            <text:p>FALSE</text:p>
          </table:table-cell>
          <table:table-cell table:formula="of:=IF([.F23]&lt;[stats.$B$9]; [.F23]; &quot;&quot;)" office:value-type="float" office:value="1.304" calcext:value-type="float">
            <text:p>1.30</text:p>
          </table:table-cell>
          <table:table-cell table:formula="of:=IF(AND([.F23]&gt;=[stats.$B$9];[.F23]&lt;=[stats.$B$11]); [.F23];&quot;&quot;)">
            <text:p/>
          </table:table-cell>
          <table:table-cell table:formula="of:=IF([.F23]&gt;[stats.$B$11]; [.F23]; &quot;&quot;)">
            <text:p/>
          </table:table-cell>
        </table:table-row>
        <table:table-row table:style-name="ro1">
          <table:table-cell office:value-type="string" calcext:value-type="string">
            <text:p>sub-strokecase0023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88512611389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482.152" calcext:value-type="float">
            <text:p>482.15</text:p>
          </table:table-cell>
          <table:table-cell office:value-type="float" office:value="1332.56213417984" calcext:value-type="float">
            <text:p>1332.56</text:p>
          </table:table-cell>
          <table:table-cell office:value-type="float" office:value="0.99124866053783" calcext:value-type="float">
            <text:p>0.99</text:p>
          </table:table-cell>
          <table:table-cell table:formula="of:=IF(OR([.F24]&lt;=[stats.B$14]; [.F24]&gt;=[stats.B$15]))" office:value-type="boolean" office:boolean-value="true" calcext:value-type="boolean">
            <text:p>TRUE</text:p>
          </table:table-cell>
          <table:table-cell table:formula="of:=IF([.F24]&lt;[stats.$B$9]; [.F24]; &quot;&quot;)">
            <text:p/>
          </table:table-cell>
          <table:table-cell table:formula="of:=IF(AND([.F24]&gt;=[stats.$B$9];[.F24]&lt;=[stats.$B$11]); [.F24];&quot;&quot;)">
            <text:p/>
          </table:table-cell>
          <table:table-cell table:formula="of:=IF([.F24]&gt;[stats.$B$11]; [.F24]; &quot;&quot;)" office:value-type="float" office:value="482.152" calcext:value-type="float">
            <text:p>482.15</text:p>
          </table:table-cell>
        </table:table-row>
        <table:table-row table:style-name="ro1">
          <table:table-cell office:value-type="string" calcext:value-type="string">
            <text:p>sub-strokecase0024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75399589539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24.04" calcext:value-type="float">
            <text:p>24.04</text:p>
          </table:table-cell>
          <table:table-cell office:value-type="float" office:value="1453.38614355633" calcext:value-type="float">
            <text:p>1453.39</text:p>
          </table:table-cell>
          <table:table-cell office:value-type="float" office:value="0.966233766233766" calcext:value-type="float">
            <text:p>0.97</text:p>
          </table:table-cell>
          <table:table-cell table:formula="of:=IF(OR([.F25]&lt;=[stats.B$14]; [.F25]&gt;=[stats.B$15]))" office:value-type="boolean" office:boolean-value="false" calcext:value-type="boolean">
            <text:p>FALSE</text:p>
          </table:table-cell>
          <table:table-cell table:formula="of:=IF([.F25]&lt;[stats.$B$9]; [.F25]; &quot;&quot;)">
            <text:p/>
          </table:table-cell>
          <table:table-cell table:formula="of:=IF(AND([.F25]&gt;=[stats.$B$9];[.F25]&lt;=[stats.$B$11]); [.F25];&quot;&quot;)">
            <text:p/>
          </table:table-cell>
          <table:table-cell table:formula="of:=IF([.F25]&gt;[stats.$B$11]; [.F25]; &quot;&quot;)" office:value-type="float" office:value="24.04" calcext:value-type="float">
            <text:p>24.04</text:p>
          </table:table-cell>
        </table:table-row>
        <table:table-row table:style-name="ro1">
          <table:table-cell office:value-type="string" calcext:value-type="string">
            <text:p>sub-strokecase0025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7.752" calcext:value-type="float">
            <text:p>7.75</text:p>
          </table:table-cell>
          <table:table-cell office:value-type="float" office:value="1167.23398780823" calcext:value-type="float">
            <text:p>1167.23</text:p>
          </table:table-cell>
          <table:table-cell office:value-type="float" office:value="0.966163823487946" calcext:value-type="float">
            <text:p>0.97</text:p>
          </table:table-cell>
          <table:table-cell table:formula="of:=IF(OR([.F26]&lt;=[stats.B$14]; [.F26]&gt;=[stats.B$15]))" office:value-type="boolean" office:boolean-value="false" calcext:value-type="boolean">
            <text:p>FALSE</text:p>
          </table:table-cell>
          <table:table-cell table:formula="of:=IF([.F26]&lt;[stats.$B$9]; [.F26]; &quot;&quot;)">
            <text:p/>
          </table:table-cell>
          <table:table-cell table:formula="of:=IF(AND([.F26]&gt;=[stats.$B$9];[.F26]&lt;=[stats.$B$11]); [.F26];&quot;&quot;)" office:value-type="float" office:value="7.752" calcext:value-type="float">
            <text:p>7.75</text:p>
          </table:table-cell>
          <table:table-cell table:formula="of:=IF([.F26]&gt;[stats.$B$11]; [.F26]; &quot;&quot;)">
            <text:p/>
          </table:table-cell>
        </table:table-row>
        <table:table-row table:style-name="ro1">
          <table:table-cell office:value-type="string" calcext:value-type="string">
            <text:p>sub-strokecase0026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7778377533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3.608" calcext:value-type="float">
            <text:p>3.61</text:p>
          </table:table-cell>
          <table:table-cell office:value-type="float" office:value="1490.31261016272" calcext:value-type="float">
            <text:p>1490.31</text:p>
          </table:table-cell>
          <table:table-cell office:value-type="float" office:value="0.927153798848326" calcext:value-type="float">
            <text:p>0.93</text:p>
          </table:table-cell>
          <table:table-cell table:formula="of:=IF(OR([.F27]&lt;=[stats.B$14]; [.F27]&gt;=[stats.B$15]))" office:value-type="boolean" office:boolean-value="false" calcext:value-type="boolean">
            <text:p>FALSE</text:p>
          </table:table-cell>
          <table:table-cell table:formula="of:=IF([.F27]&lt;[stats.$B$9]; [.F27]; &quot;&quot;)">
            <text:p/>
          </table:table-cell>
          <table:table-cell table:formula="of:=IF(AND([.F27]&gt;=[stats.$B$9];[.F27]&lt;=[stats.$B$11]); [.F27];&quot;&quot;)" office:value-type="float" office:value="3.608" calcext:value-type="float">
            <text:p>3.61</text:p>
          </table:table-cell>
          <table:table-cell table:formula="of:=IF([.F27]&gt;[stats.$B$11]; [.F27]; &quot;&quot;)">
            <text:p/>
          </table:table-cell>
        </table:table-row>
        <table:table-row table:style-name="ro1">
          <table:table-cell office:value-type="string" calcext:value-type="string">
            <text:p>sub-strokecase0027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51557731628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6.576" calcext:value-type="float">
            <text:p>6.58</text:p>
          </table:table-cell>
          <table:table-cell office:value-type="float" office:value="1342.64788957566" calcext:value-type="float">
            <text:p>1342.65</text:p>
          </table:table-cell>
          <table:table-cell office:value-type="float" office:value="0.937743880808797" calcext:value-type="float">
            <text:p>0.94</text:p>
          </table:table-cell>
          <table:table-cell table:formula="of:=IF(OR([.F28]&lt;=[stats.B$14]; [.F28]&gt;=[stats.B$15]))" office:value-type="boolean" office:boolean-value="false" calcext:value-type="boolean">
            <text:p>FALSE</text:p>
          </table:table-cell>
          <table:table-cell table:formula="of:=IF([.F28]&lt;[stats.$B$9]; [.F28]; &quot;&quot;)">
            <text:p/>
          </table:table-cell>
          <table:table-cell table:formula="of:=IF(AND([.F28]&gt;=[stats.$B$9];[.F28]&lt;=[stats.$B$11]); [.F28];&quot;&quot;)" office:value-type="float" office:value="6.576" calcext:value-type="float">
            <text:p>6.58</text:p>
          </table:table-cell>
          <table:table-cell table:formula="of:=IF([.F28]&gt;[stats.$B$11]; [.F28]; &quot;&quot;)">
            <text:p/>
          </table:table-cell>
        </table:table-row>
        <table:table-row table:style-name="ro1">
          <table:table-cell office:value-type="string" calcext:value-type="string">
            <text:p>sub-strokecase0028</text:p>
          </table:table-cell>
          <table:table-cell office:value-type="string" calcext:value-type="string">
            <text:p>(352, 352, 230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818181872367859, 0.6818181872367859, 1.0)</text:p>
          </table:table-cell>
          <table:table-cell office:value-type="string" calcext:value-type="string">
            <text:p>(2.0, 2.0, 2.0)</text:p>
          </table:table-cell>
          <table:table-cell office:value-type="float" office:value="7.272" calcext:value-type="float">
            <text:p>7.27</text:p>
          </table:table-cell>
          <table:table-cell office:value-type="float" office:value="1249.76809837693" calcext:value-type="float">
            <text:p>1249.77</text:p>
          </table:table-cell>
          <table:table-cell office:value-type="float" office:value="0.962849006579163" calcext:value-type="float">
            <text:p>0.96</text:p>
          </table:table-cell>
          <table:table-cell table:formula="of:=IF(OR([.F29]&lt;=[stats.B$14]; [.F29]&gt;=[stats.B$15]))" office:value-type="boolean" office:boolean-value="false" calcext:value-type="boolean">
            <text:p>FALSE</text:p>
          </table:table-cell>
          <table:table-cell table:formula="of:=IF([.F29]&lt;[stats.$B$9]; [.F29]; &quot;&quot;)">
            <text:p/>
          </table:table-cell>
          <table:table-cell table:formula="of:=IF(AND([.F29]&gt;=[stats.$B$9];[.F29]&lt;=[stats.$B$11]); [.F29];&quot;&quot;)" office:value-type="float" office:value="7.272" calcext:value-type="float">
            <text:p>7.27</text:p>
          </table:table-cell>
          <table:table-cell table:formula="of:=IF([.F29]&gt;[stats.$B$11]; [.F29]; &quot;&quot;)">
            <text:p/>
          </table:table-cell>
        </table:table-row>
        <table:table-row table:style-name="ro1">
          <table:table-cell office:value-type="string" calcext:value-type="string">
            <text:p>sub-strokecase0029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77187728882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8.76" calcext:value-type="float">
            <text:p>8.76</text:p>
          </table:table-cell>
          <table:table-cell office:value-type="float" office:value="1099.71625187941" calcext:value-type="float">
            <text:p>1099.72</text:p>
          </table:table-cell>
          <table:table-cell office:value-type="float" office:value="0.952487447652876" calcext:value-type="float">
            <text:p>0.95</text:p>
          </table:table-cell>
          <table:table-cell table:formula="of:=IF(OR([.F30]&lt;=[stats.B$14]; [.F30]&gt;=[stats.B$15]))" office:value-type="boolean" office:boolean-value="false" calcext:value-type="boolean">
            <text:p>FALSE</text:p>
          </table:table-cell>
          <table:table-cell table:formula="of:=IF([.F30]&lt;[stats.$B$9]; [.F30]; &quot;&quot;)">
            <text:p/>
          </table:table-cell>
          <table:table-cell table:formula="of:=IF(AND([.F30]&gt;=[stats.$B$9];[.F30]&lt;=[stats.$B$11]); [.F30];&quot;&quot;)" office:value-type="float" office:value="8.76" calcext:value-type="float">
            <text:p>8.76</text:p>
          </table:table-cell>
          <table:table-cell table:formula="of:=IF([.F30]&gt;[stats.$B$11]; [.F30]; &quot;&quot;)">
            <text:p/>
          </table:table-cell>
        </table:table-row>
        <table:table-row table:style-name="ro1">
          <table:table-cell office:value-type="string" calcext:value-type="string">
            <text:p>sub-strokecase0030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0.512" calcext:value-type="float">
            <text:p>0.51</text:p>
          </table:table-cell>
          <table:table-cell office:value-type="float" office:value="1448.1058177948" calcext:value-type="float">
            <text:p>1448.11</text:p>
          </table:table-cell>
          <table:table-cell office:value-type="float" office:value="0.875160875160875" calcext:value-type="float">
            <text:p>0.88</text:p>
          </table:table-cell>
          <table:table-cell table:formula="of:=IF(OR([.F31]&lt;=[stats.B$14]; [.F31]&gt;=[stats.B$15]))" office:value-type="boolean" office:boolean-value="false" calcext:value-type="boolean">
            <text:p>FALSE</text:p>
          </table:table-cell>
          <table:table-cell table:formula="of:=IF([.F31]&lt;[stats.$B$9]; [.F31]; &quot;&quot;)" office:value-type="float" office:value="0.512" calcext:value-type="float">
            <text:p>0.51</text:p>
          </table:table-cell>
          <table:table-cell table:formula="of:=IF(AND([.F31]&gt;=[stats.$B$9];[.F31]&lt;=[stats.$B$11]); [.F31];&quot;&quot;)">
            <text:p/>
          </table:table-cell>
          <table:table-cell table:formula="of:=IF([.F31]&gt;[stats.$B$11]; [.F31]; &quot;&quot;)">
            <text:p/>
          </table:table-cell>
        </table:table-row>
        <table:table-row table:style-name="ro1">
          <table:table-cell office:value-type="string" calcext:value-type="string">
            <text:p>sub-strokecase0031</text:p>
          </table:table-cell>
          <table:table-cell office:value-type="string" calcext:value-type="string">
            <text:p>(320, 320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875, 0.71875, 5.0)</text:p>
          </table:table-cell>
          <table:table-cell office:value-type="string" calcext:value-type="string">
            <text:p>(2.0, 2.0, 2.0)</text:p>
          </table:table-cell>
          <table:table-cell office:value-type="float" office:value="93.072" calcext:value-type="float">
            <text:p>93.07</text:p>
          </table:table-cell>
          <table:table-cell office:value-type="float" office:value="1358.94882324219" calcext:value-type="float">
            <text:p>1358.95</text:p>
          </table:table-cell>
          <table:table-cell office:value-type="float" office:value="0.979167833342667" calcext:value-type="float">
            <text:p>0.98</text:p>
          </table:table-cell>
          <table:table-cell table:formula="of:=IF(OR([.F32]&lt;=[stats.B$14]; [.F32]&gt;=[stats.B$15]))" office:value-type="boolean" office:boolean-value="true" calcext:value-type="boolean">
            <text:p>TRUE</text:p>
          </table:table-cell>
          <table:table-cell table:formula="of:=IF([.F32]&lt;[stats.$B$9]; [.F32]; &quot;&quot;)">
            <text:p/>
          </table:table-cell>
          <table:table-cell table:formula="of:=IF(AND([.F32]&gt;=[stats.$B$9];[.F32]&lt;=[stats.$B$11]); [.F32];&quot;&quot;)">
            <text:p/>
          </table:table-cell>
          <table:table-cell table:formula="of:=IF([.F32]&gt;[stats.$B$11]; [.F32]; &quot;&quot;)" office:value-type="float" office:value="93.072" calcext:value-type="float">
            <text:p>93.07</text:p>
          </table:table-cell>
        </table:table-row>
        <table:table-row table:style-name="ro1">
          <table:table-cell office:value-type="string" calcext:value-type="string">
            <text:p>sub-strokecase0032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724193573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536" calcext:value-type="float">
            <text:p>0.54</text:p>
          </table:table-cell>
          <table:table-cell office:value-type="float" office:value="1544.80815013869" calcext:value-type="float">
            <text:p>1544.81</text:p>
          </table:table-cell>
          <table:table-cell office:value-type="float" office:value="0.934806629834254" calcext:value-type="float">
            <text:p>0.93</text:p>
          </table:table-cell>
          <table:table-cell table:formula="of:=IF(OR([.F33]&lt;=[stats.B$14]; [.F33]&gt;=[stats.B$15]))" office:value-type="boolean" office:boolean-value="false" calcext:value-type="boolean">
            <text:p>FALSE</text:p>
          </table:table-cell>
          <table:table-cell table:formula="of:=IF([.F33]&lt;[stats.$B$9]; [.F33]; &quot;&quot;)" office:value-type="float" office:value="0.536" calcext:value-type="float">
            <text:p>0.54</text:p>
          </table:table-cell>
          <table:table-cell table:formula="of:=IF(AND([.F33]&gt;=[stats.$B$9];[.F33]&lt;=[stats.$B$11]); [.F33];&quot;&quot;)">
            <text:p/>
          </table:table-cell>
          <table:table-cell table:formula="of:=IF([.F33]&gt;[stats.$B$11]; [.F33]; &quot;&quot;)">
            <text:p/>
          </table:table-cell>
        </table:table-row>
        <table:table-row table:style-name="ro1">
          <table:table-cell office:value-type="string" calcext:value-type="string">
            <text:p>sub-strokecase0033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67650985718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45.152" calcext:value-type="float">
            <text:p>45.15</text:p>
          </table:table-cell>
          <table:table-cell office:value-type="float" office:value="1333.91133803334" calcext:value-type="float">
            <text:p>1333.91</text:p>
          </table:table-cell>
          <table:table-cell office:value-type="float" office:value="0.964150842822173" calcext:value-type="float">
            <text:p>0.96</text:p>
          </table:table-cell>
          <table:table-cell table:formula="of:=IF(OR([.F34]&lt;=[stats.B$14]; [.F34]&gt;=[stats.B$15]))" office:value-type="boolean" office:boolean-value="false" calcext:value-type="boolean">
            <text:p>FALSE</text:p>
          </table:table-cell>
          <table:table-cell table:formula="of:=IF([.F34]&lt;[stats.$B$9]; [.F34]; &quot;&quot;)">
            <text:p/>
          </table:table-cell>
          <table:table-cell table:formula="of:=IF(AND([.F34]&gt;=[stats.$B$9];[.F34]&lt;=[stats.$B$11]); [.F34];&quot;&quot;)">
            <text:p/>
          </table:table-cell>
          <table:table-cell table:formula="of:=IF([.F34]&gt;[stats.$B$11]; [.F34]; &quot;&quot;)" office:value-type="float" office:value="45.152" calcext:value-type="float">
            <text:p>45.15</text:p>
          </table:table-cell>
        </table:table-row>
        <table:table-row table:style-name="ro1">
          <table:table-cell office:value-type="string" calcext:value-type="string">
            <text:p>sub-strokecase0034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1.24" calcext:value-type="float">
            <text:p>1.24</text:p>
          </table:table-cell>
          <table:table-cell office:value-type="float" office:value="1502.7788105011" calcext:value-type="float">
            <text:p>1502.78</text:p>
          </table:table-cell>
          <table:table-cell office:value-type="float" office:value="0.944606413994169" calcext:value-type="float">
            <text:p>0.94</text:p>
          </table:table-cell>
          <table:table-cell table:formula="of:=IF(OR([.F35]&lt;=[stats.B$14]; [.F35]&gt;=[stats.B$15]))" office:value-type="boolean" office:boolean-value="false" calcext:value-type="boolean">
            <text:p>FALSE</text:p>
          </table:table-cell>
          <table:table-cell table:formula="of:=IF([.F35]&lt;[stats.$B$9]; [.F35]; &quot;&quot;)" office:value-type="float" office:value="1.24" calcext:value-type="float">
            <text:p>1.24</text:p>
          </table:table-cell>
          <table:table-cell table:formula="of:=IF(AND([.F35]&gt;=[stats.$B$9];[.F35]&lt;=[stats.$B$11]); [.F35];&quot;&quot;)">
            <text:p/>
          </table:table-cell>
          <table:table-cell table:formula="of:=IF([.F35]&gt;[stats.$B$11]; [.F35]; &quot;&quot;)">
            <text:p/>
          </table:table-cell>
        </table:table-row>
        <table:table-row table:style-name="ro1">
          <table:table-cell office:value-type="string" calcext:value-type="string">
            <text:p>sub-strokecase0035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431427955627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144" calcext:value-type="float">
            <text:p>0.14</text:p>
          </table:table-cell>
          <table:table-cell office:value-type="float" office:value="1453.99123918454" calcext:value-type="float">
            <text:p>1453.99</text:p>
          </table:table-cell>
          <table:table-cell office:value-type="float" office:value="0.850987432675045" calcext:value-type="float">
            <text:p>0.85</text:p>
          </table:table-cell>
          <table:table-cell table:formula="of:=IF(OR([.F36]&lt;=[stats.B$14]; [.F36]&gt;=[stats.B$15]))" office:value-type="boolean" office:boolean-value="false" calcext:value-type="boolean">
            <text:p>FALSE</text:p>
          </table:table-cell>
          <table:table-cell table:formula="of:=IF([.F36]&lt;[stats.$B$9]; [.F36]; &quot;&quot;)" office:value-type="float" office:value="0.144" calcext:value-type="float">
            <text:p>0.14</text:p>
          </table:table-cell>
          <table:table-cell table:formula="of:=IF(AND([.F36]&gt;=[stats.$B$9];[.F36]&lt;=[stats.$B$11]); [.F36];&quot;&quot;)">
            <text:p/>
          </table:table-cell>
          <table:table-cell table:formula="of:=IF([.F36]&gt;[stats.$B$11]; [.F36]; &quot;&quot;)">
            <text:p/>
          </table:table-cell>
        </table:table-row>
        <table:table-row table:style-name="ro1">
          <table:table-cell office:value-type="string" calcext:value-type="string">
            <text:p>sub-strokecase0036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18.568" calcext:value-type="float">
            <text:p>18.57</text:p>
          </table:table-cell>
          <table:table-cell office:value-type="float" office:value="1516.15596580505" calcext:value-type="float">
            <text:p>1516.16</text:p>
          </table:table-cell>
          <table:table-cell office:value-type="float" office:value="0.973924307276414" calcext:value-type="float">
            <text:p>0.97</text:p>
          </table:table-cell>
          <table:table-cell table:formula="of:=IF(OR([.F37]&lt;=[stats.B$14]; [.F37]&gt;=[stats.B$15]))" office:value-type="boolean" office:boolean-value="false" calcext:value-type="boolean">
            <text:p>FALSE</text:p>
          </table:table-cell>
          <table:table-cell table:formula="of:=IF([.F37]&lt;[stats.$B$9]; [.F37]; &quot;&quot;)">
            <text:p/>
          </table:table-cell>
          <table:table-cell table:formula="of:=IF(AND([.F37]&gt;=[stats.$B$9];[.F37]&lt;=[stats.$B$11]); [.F37];&quot;&quot;)" office:value-type="float" office:value="18.568" calcext:value-type="float">
            <text:p>18.57</text:p>
          </table:table-cell>
          <table:table-cell table:formula="of:=IF([.F37]&gt;[stats.$B$11]; [.F37]; &quot;&quot;)">
            <text:p/>
          </table:table-cell>
        </table:table-row>
        <table:table-row table:style-name="ro1">
          <table:table-cell office:value-type="string" calcext:value-type="string">
            <text:p>sub-strokecase0037</text:p>
          </table:table-cell>
          <table:table-cell office:value-type="string" calcext:value-type="string">
            <text:p>(253, 336, 336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77187728882, 0.7142857313156128, 0.7142857313156128)</text:p>
          </table:table-cell>
          <table:table-cell office:value-type="string" calcext:value-type="string">
            <text:p>(2.0, 2.0, 2.0)</text:p>
          </table:table-cell>
          <table:table-cell office:value-type="float" office:value="0.488" calcext:value-type="float">
            <text:p>0.49</text:p>
          </table:table-cell>
          <table:table-cell office:value-type="float" office:value="1381.06392048932" calcext:value-type="float">
            <text:p>1381.06</text:p>
          </table:table-cell>
          <table:table-cell office:value-type="float" office:value="0.924618736383442" calcext:value-type="float">
            <text:p>0.92</text:p>
          </table:table-cell>
          <table:table-cell table:formula="of:=IF(OR([.F38]&lt;=[stats.B$14]; [.F38]&gt;=[stats.B$15]))" office:value-type="boolean" office:boolean-value="false" calcext:value-type="boolean">
            <text:p>FALSE</text:p>
          </table:table-cell>
          <table:table-cell table:formula="of:=IF([.F38]&lt;[stats.$B$9]; [.F38]; &quot;&quot;)" office:value-type="float" office:value="0.488" calcext:value-type="float">
            <text:p>0.49</text:p>
          </table:table-cell>
          <table:table-cell table:formula="of:=IF(AND([.F38]&gt;=[stats.$B$9];[.F38]&lt;=[stats.$B$11]); [.F38];&quot;&quot;)">
            <text:p/>
          </table:table-cell>
          <table:table-cell table:formula="of:=IF([.F38]&gt;[stats.$B$11]; [.F38]; &quot;&quot;)">
            <text:p/>
          </table:table-cell>
        </table:table-row>
        <table:table-row table:style-name="ro1">
          <table:table-cell office:value-type="string" calcext:value-type="string">
            <text:p>sub-strokecase0038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31292152405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0.312" calcext:value-type="float">
            <text:p>10.31</text:p>
          </table:table-cell>
          <table:table-cell office:value-type="float" office:value="1396.6156825405" calcext:value-type="float">
            <text:p>1396.62</text:p>
          </table:table-cell>
          <table:table-cell office:value-type="float" office:value="0.96786948313326" calcext:value-type="float">
            <text:p>0.97</text:p>
          </table:table-cell>
          <table:table-cell table:formula="of:=IF(OR([.F39]&lt;=[stats.B$14]; [.F39]&gt;=[stats.B$15]))" office:value-type="boolean" office:boolean-value="false" calcext:value-type="boolean">
            <text:p>FALSE</text:p>
          </table:table-cell>
          <table:table-cell table:formula="of:=IF([.F39]&lt;[stats.$B$9]; [.F39]; &quot;&quot;)">
            <text:p/>
          </table:table-cell>
          <table:table-cell table:formula="of:=IF(AND([.F39]&gt;=[stats.$B$9];[.F39]&lt;=[stats.$B$11]); [.F39];&quot;&quot;)" office:value-type="float" office:value="10.312" calcext:value-type="float">
            <text:p>10.31</text:p>
          </table:table-cell>
          <table:table-cell table:formula="of:=IF([.F39]&gt;[stats.$B$11]; [.F39]; &quot;&quot;)">
            <text:p/>
          </table:table-cell>
        </table:table-row>
        <table:table-row table:style-name="ro1">
          <table:table-cell office:value-type="string" calcext:value-type="string">
            <text:p>sub-strokecase0039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31888198853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8.128" calcext:value-type="float">
            <text:p>18.13</text:p>
          </table:table-cell>
          <table:table-cell office:value-type="float" office:value="1234.60761737665" calcext:value-type="float">
            <text:p>1234.61</text:p>
          </table:table-cell>
          <table:table-cell office:value-type="float" office:value="0.966329758823288" calcext:value-type="float">
            <text:p>0.97</text:p>
          </table:table-cell>
          <table:table-cell table:formula="of:=IF(OR([.F40]&lt;=[stats.B$14]; [.F40]&gt;=[stats.B$15]))" office:value-type="boolean" office:boolean-value="false" calcext:value-type="boolean">
            <text:p>FALSE</text:p>
          </table:table-cell>
          <table:table-cell table:formula="of:=IF([.F40]&lt;[stats.$B$9]; [.F40]; &quot;&quot;)">
            <text:p/>
          </table:table-cell>
          <table:table-cell table:formula="of:=IF(AND([.F40]&gt;=[stats.$B$9];[.F40]&lt;=[stats.$B$11]); [.F40];&quot;&quot;)" office:value-type="float" office:value="18.128" calcext:value-type="float">
            <text:p>18.13</text:p>
          </table:table-cell>
          <table:table-cell table:formula="of:=IF([.F40]&gt;[stats.$B$11]; [.F40]; &quot;&quot;)">
            <text:p/>
          </table:table-cell>
        </table:table-row>
        <table:table-row table:style-name="ro1">
          <table:table-cell office:value-type="string" calcext:value-type="string">
            <text:p>sub-strokecase0040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82552146912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0.616" calcext:value-type="float">
            <text:p>10.62</text:p>
          </table:table-cell>
          <table:table-cell office:value-type="float" office:value="1503.57950620648" calcext:value-type="float">
            <text:p>1503.58</text:p>
          </table:table-cell>
          <table:table-cell office:value-type="float" office:value="0.958228052255255" calcext:value-type="float">
            <text:p>0.96</text:p>
          </table:table-cell>
          <table:table-cell table:formula="of:=IF(OR([.F41]&lt;=[stats.B$14]; [.F41]&gt;=[stats.B$15]))" office:value-type="boolean" office:boolean-value="false" calcext:value-type="boolean">
            <text:p>FALSE</text:p>
          </table:table-cell>
          <table:table-cell table:formula="of:=IF([.F41]&lt;[stats.$B$9]; [.F41]; &quot;&quot;)">
            <text:p/>
          </table:table-cell>
          <table:table-cell table:formula="of:=IF(AND([.F41]&gt;=[stats.$B$9];[.F41]&lt;=[stats.$B$11]); [.F41];&quot;&quot;)" office:value-type="float" office:value="10.616" calcext:value-type="float">
            <text:p>10.62</text:p>
          </table:table-cell>
          <table:table-cell table:formula="of:=IF([.F41]&gt;[stats.$B$11]; [.F41]; &quot;&quot;)">
            <text:p/>
          </table:table-cell>
        </table:table-row>
        <table:table-row table:style-name="ro1">
          <table:table-cell office:value-type="string" calcext:value-type="string">
            <text:p>sub-strokecase0041</text:p>
          </table:table-cell>
          <table:table-cell office:value-type="string" calcext:value-type="string">
            <text:p>(352, 352, 230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6818181872367859, 0.6818181872367859, 1.0)</text:p>
          </table:table-cell>
          <table:table-cell office:value-type="string" calcext:value-type="string">
            <text:p>(2.0, 2.0, 2.0)</text:p>
          </table:table-cell>
          <table:table-cell office:value-type="float" office:value="5.224" calcext:value-type="float">
            <text:p>5.22</text:p>
          </table:table-cell>
          <table:table-cell office:value-type="float" office:value="1297.21102268473" calcext:value-type="float">
            <text:p>1297.21</text:p>
          </table:table-cell>
          <table:table-cell office:value-type="float" office:value="0.956922191307685" calcext:value-type="float">
            <text:p>0.96</text:p>
          </table:table-cell>
          <table:table-cell table:formula="of:=IF(OR([.F42]&lt;=[stats.B$14]; [.F42]&gt;=[stats.B$15]))" office:value-type="boolean" office:boolean-value="false" calcext:value-type="boolean">
            <text:p>FALSE</text:p>
          </table:table-cell>
          <table:table-cell table:formula="of:=IF([.F42]&lt;[stats.$B$9]; [.F42]; &quot;&quot;)">
            <text:p/>
          </table:table-cell>
          <table:table-cell table:formula="of:=IF(AND([.F42]&gt;=[stats.$B$9];[.F42]&lt;=[stats.$B$11]); [.F42];&quot;&quot;)" office:value-type="float" office:value="5.224" calcext:value-type="float">
            <text:p>5.22</text:p>
          </table:table-cell>
          <table:table-cell table:formula="of:=IF([.F42]&gt;[stats.$B$11]; [.F42]; &quot;&quot;)">
            <text:p/>
          </table:table-cell>
        </table:table-row>
        <table:table-row table:style-name="ro1">
          <table:table-cell office:value-type="string" calcext:value-type="string">
            <text:p>sub-strokecase0042</text:p>
          </table:table-cell>
          <table:table-cell office:value-type="string" calcext:value-type="string">
            <text:p>(352, 352, 230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818181872367859, 0.6818181872367859, 1.0)</text:p>
          </table:table-cell>
          <table:table-cell office:value-type="string" calcext:value-type="string">
            <text:p>(2.0, 2.0, 2.0)</text:p>
          </table:table-cell>
          <table:table-cell office:value-type="float" office:value="4.696" calcext:value-type="float">
            <text:p>4.70</text:p>
          </table:table-cell>
          <table:table-cell office:value-type="float" office:value="1382.53716040459" calcext:value-type="float">
            <text:p>1382.54</text:p>
          </table:table-cell>
          <table:table-cell office:value-type="float" office:value="0.965467328370554" calcext:value-type="float">
            <text:p>0.97</text:p>
          </table:table-cell>
          <table:table-cell table:formula="of:=IF(OR([.F43]&lt;=[stats.B$14]; [.F43]&gt;=[stats.B$15]))" office:value-type="boolean" office:boolean-value="false" calcext:value-type="boolean">
            <text:p>FALSE</text:p>
          </table:table-cell>
          <table:table-cell table:formula="of:=IF([.F43]&lt;[stats.$B$9]; [.F43]; &quot;&quot;)">
            <text:p/>
          </table:table-cell>
          <table:table-cell table:formula="of:=IF(AND([.F43]&gt;=[stats.$B$9];[.F43]&lt;=[stats.$B$11]); [.F43];&quot;&quot;)" office:value-type="float" office:value="4.696" calcext:value-type="float">
            <text:p>4.70</text:p>
          </table:table-cell>
          <table:table-cell table:formula="of:=IF([.F43]&gt;[stats.$B$11]; [.F43]; &quot;&quot;)">
            <text:p/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427255630493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30.744" calcext:value-type="float">
            <text:p>30.74</text:p>
          </table:table-cell>
          <table:table-cell office:value-type="float" office:value="1168.27236763693" calcext:value-type="float">
            <text:p>1168.27</text:p>
          </table:table-cell>
          <table:table-cell office:value-type="float" office:value="0.960348610810644" calcext:value-type="float">
            <text:p>0.96</text:p>
          </table:table-cell>
          <table:table-cell table:formula="of:=IF(OR([.F44]&lt;=[stats.B$14]; [.F44]&gt;=[stats.B$15]))" office:value-type="boolean" office:boolean-value="false" calcext:value-type="boolean">
            <text:p>FALSE</text:p>
          </table:table-cell>
          <table:table-cell table:formula="of:=IF([.F44]&lt;[stats.$B$9]; [.F44]; &quot;&quot;)">
            <text:p/>
          </table:table-cell>
          <table:table-cell table:formula="of:=IF(AND([.F44]&gt;=[stats.$B$9];[.F44]&lt;=[stats.$B$11]); [.F44];&quot;&quot;)">
            <text:p/>
          </table:table-cell>
          <table:table-cell table:formula="of:=IF([.F44]&gt;[stats.$B$11]; [.F44]; &quot;&quot;)" office:value-type="float" office:value="30.744" calcext:value-type="float">
            <text:p>30.74</text:p>
          </table:table-cell>
        </table:table-row>
        <table:table-row table:style-name="ro1">
          <table:table-cell office:value-type="string" calcext:value-type="string">
            <text:p>sub-strokecase0044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61094474792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.232" calcext:value-type="float">
            <text:p>1.23</text:p>
          </table:table-cell>
          <table:table-cell office:value-type="float" office:value="1345.26689731171" calcext:value-type="float">
            <text:p>1345.27</text:p>
          </table:table-cell>
          <table:table-cell office:value-type="float" office:value="0.899115044247788" calcext:value-type="float">
            <text:p>0.90</text:p>
          </table:table-cell>
          <table:table-cell table:formula="of:=IF(OR([.F45]&lt;=[stats.B$14]; [.F45]&gt;=[stats.B$15]))" office:value-type="boolean" office:boolean-value="false" calcext:value-type="boolean">
            <text:p>FALSE</text:p>
          </table:table-cell>
          <table:table-cell table:formula="of:=IF([.F45]&lt;[stats.$B$9]; [.F45]; &quot;&quot;)" office:value-type="float" office:value="1.232" calcext:value-type="float">
            <text:p>1.23</text:p>
          </table:table-cell>
          <table:table-cell table:formula="of:=IF(AND([.F45]&gt;=[stats.$B$9];[.F45]&lt;=[stats.$B$11]); [.F45];&quot;&quot;)">
            <text:p/>
          </table:table-cell>
          <table:table-cell table:formula="of:=IF([.F45]&gt;[stats.$B$11]; [.F45]; &quot;&quot;)">
            <text:p/>
          </table:table-cell>
        </table:table-row>
        <table:table-row table:style-name="ro1">
          <table:table-cell office:value-type="string" calcext:value-type="string">
            <text:p>sub-strokecase0045</text:p>
          </table:table-cell>
          <table:table-cell office:value-type="string" calcext:value-type="string">
            <text:p>(320, 320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875, 0.71875, 5.0)</text:p>
          </table:table-cell>
          <table:table-cell office:value-type="string" calcext:value-type="string">
            <text:p>(2.0, 2.0, 2.0)</text:p>
          </table:table-cell>
          <table:table-cell office:value-type="float" office:value="0.768" calcext:value-type="float">
            <text:p>0.77</text:p>
          </table:table-cell>
          <table:table-cell office:value-type="float" office:value="1368.96314453125" calcext:value-type="float">
            <text:p>1368.96</text:p>
          </table:table-cell>
          <table:table-cell office:value-type="float" office:value="0.954954954954955" calcext:value-type="float">
            <text:p>0.95</text:p>
          </table:table-cell>
          <table:table-cell table:formula="of:=IF(OR([.F46]&lt;=[stats.B$14]; [.F46]&gt;=[stats.B$15]))" office:value-type="boolean" office:boolean-value="false" calcext:value-type="boolean">
            <text:p>FALSE</text:p>
          </table:table-cell>
          <table:table-cell table:formula="of:=IF([.F46]&lt;[stats.$B$9]; [.F46]; &quot;&quot;)" office:value-type="float" office:value="0.768" calcext:value-type="float">
            <text:p>0.77</text:p>
          </table:table-cell>
          <table:table-cell table:formula="of:=IF(AND([.F46]&gt;=[stats.$B$9];[.F46]&lt;=[stats.$B$11]); [.F46];&quot;&quot;)">
            <text:p/>
          </table:table-cell>
          <table:table-cell table:formula="of:=IF([.F46]&gt;[stats.$B$11]; [.F46]; &quot;&quot;)">
            <text:p/>
          </table:table-cell>
        </table:table-row>
        <table:table-row table:style-name="ro1">
          <table:table-cell office:value-type="string" calcext:value-type="string">
            <text:p>sub-strokecase0046</text:p>
          </table:table-cell>
          <table:table-cell office:value-type="string" calcext:value-type="string">
            <text:p>(240, 320, 31)</text:p>
          </table:table-cell>
          <table:table-cell office:value-type="string" calcext:value-type="string">
            <text:p>(130, 130, 65)</text:p>
          </table:table-cell>
          <table:table-cell office:value-type="string" calcext:value-type="string">
            <text:p>(0.71875, 0.71875, 4.400000095367432)</text:p>
          </table:table-cell>
          <table:table-cell office:value-type="string" calcext:value-type="string">
            <text:p>(2.0, 2.0, 2.0)</text:p>
          </table:table-cell>
          <table:table-cell office:value-type="float" office:value="0.368" calcext:value-type="float">
            <text:p>0.37</text:p>
          </table:table-cell>
          <table:table-cell office:value-type="float" office:value="1347.10307529142" calcext:value-type="float">
            <text:p>1347.10</text:p>
          </table:table-cell>
          <table:table-cell office:value-type="float" office:value="0.955974842767296" calcext:value-type="float">
            <text:p>0.96</text:p>
          </table:table-cell>
          <table:table-cell table:formula="of:=IF(OR([.F47]&lt;=[stats.B$14]; [.F47]&gt;=[stats.B$15]))" office:value-type="boolean" office:boolean-value="false" calcext:value-type="boolean">
            <text:p>FALSE</text:p>
          </table:table-cell>
          <table:table-cell table:formula="of:=IF([.F47]&lt;[stats.$B$9]; [.F47]; &quot;&quot;)" office:value-type="float" office:value="0.368" calcext:value-type="float">
            <text:p>0.37</text:p>
          </table:table-cell>
          <table:table-cell table:formula="of:=IF(AND([.F47]&gt;=[stats.$B$9];[.F47]&lt;=[stats.$B$11]); [.F47];&quot;&quot;)">
            <text:p/>
          </table:table-cell>
          <table:table-cell table:formula="of:=IF([.F47]&gt;[stats.$B$11]; [.F47]; &quot;&quot;)">
            <text:p/>
          </table:table-cell>
        </table:table-row>
        <table:table-row table:style-name="ro1">
          <table:table-cell office:value-type="string" calcext:value-type="string">
            <text:p>sub-strokecase0047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99241447449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51.696" calcext:value-type="float">
            <text:p>51.70</text:p>
          </table:table-cell>
          <table:table-cell office:value-type="float" office:value="1362.01937866202" calcext:value-type="float">
            <text:p>1362.02</text:p>
          </table:table-cell>
          <table:table-cell office:value-type="float" office:value="0.982917574309606" calcext:value-type="float">
            <text:p>0.98</text:p>
          </table:table-cell>
          <table:table-cell table:formula="of:=IF(OR([.F48]&lt;=[stats.B$14]; [.F48]&gt;=[stats.B$15]))" office:value-type="boolean" office:boolean-value="true" calcext:value-type="boolean">
            <text:p>TRUE</text:p>
          </table:table-cell>
          <table:table-cell table:formula="of:=IF([.F48]&lt;[stats.$B$9]; [.F48]; &quot;&quot;)">
            <text:p/>
          </table:table-cell>
          <table:table-cell table:formula="of:=IF(AND([.F48]&gt;=[stats.$B$9];[.F48]&lt;=[stats.$B$11]); [.F48];&quot;&quot;)">
            <text:p/>
          </table:table-cell>
          <table:table-cell table:formula="of:=IF([.F48]&gt;[stats.$B$11]; [.F48]; &quot;&quot;)" office:value-type="float" office:value="51.696" calcext:value-type="float">
            <text:p>51.70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404009819031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55" calcext:value-type="float">
            <text:p>55.00</text:p>
          </table:table-cell>
          <table:table-cell office:value-type="float" office:value="1234.73857413065" calcext:value-type="float">
            <text:p>1234.74</text:p>
          </table:table-cell>
          <table:table-cell office:value-type="float" office:value="0.965867970003558" calcext:value-type="float">
            <text:p>0.97</text:p>
          </table:table-cell>
          <table:table-cell table:formula="of:=IF(OR([.F49]&lt;=[stats.B$14]; [.F49]&gt;=[stats.B$15]))" office:value-type="boolean" office:boolean-value="true" calcext:value-type="boolean">
            <text:p>TRUE</text:p>
          </table:table-cell>
          <table:table-cell table:formula="of:=IF([.F49]&lt;[stats.$B$9]; [.F49]; &quot;&quot;)">
            <text:p/>
          </table:table-cell>
          <table:table-cell table:formula="of:=IF(AND([.F49]&gt;=[stats.$B$9];[.F49]&lt;=[stats.$B$11]); [.F49];&quot;&quot;)">
            <text:p/>
          </table:table-cell>
          <table:table-cell table:formula="of:=IF([.F49]&gt;[stats.$B$11]; [.F49]; &quot;&quot;)" office:value-type="float" office:value="55" calcext:value-type="float">
            <text:p>55.00</text:p>
          </table:table-cell>
        </table:table-row>
        <table:table-row table:style-name="ro1">
          <table:table-cell office:value-type="string" calcext:value-type="string">
            <text:p>sub-strokecase0049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4.88" calcext:value-type="float">
            <text:p>4.88</text:p>
          </table:table-cell>
          <table:table-cell office:value-type="float" office:value="1340.62040519714" calcext:value-type="float">
            <text:p>1340.62</text:p>
          </table:table-cell>
          <table:table-cell office:value-type="float" office:value="0.930456147847452" calcext:value-type="float">
            <text:p>0.93</text:p>
          </table:table-cell>
          <table:table-cell table:formula="of:=IF(OR([.F50]&lt;=[stats.B$14]; [.F50]&gt;=[stats.B$15]))" office:value-type="boolean" office:boolean-value="false" calcext:value-type="boolean">
            <text:p>FALSE</text:p>
          </table:table-cell>
          <table:table-cell table:formula="of:=IF([.F50]&lt;[stats.$B$9]; [.F50]; &quot;&quot;)">
            <text:p/>
          </table:table-cell>
          <table:table-cell table:formula="of:=IF(AND([.F50]&gt;=[stats.$B$9];[.F50]&lt;=[stats.$B$11]); [.F50];&quot;&quot;)" office:value-type="float" office:value="4.88" calcext:value-type="float">
            <text:p>4.88</text:p>
          </table:table-cell>
          <table:table-cell table:formula="of:=IF([.F50]&gt;[stats.$B$11]; [.F50]; &quot;&quot;)">
            <text:p/>
          </table:table-cell>
        </table:table-row>
        <table:table-row table:style-name="ro1">
          <table:table-cell office:value-type="string" calcext:value-type="string">
            <text:p>sub-strokecase0050</text:p>
          </table:table-cell>
          <table:table-cell office:value-type="string" calcext:value-type="string">
            <text:p>(384, 384, 230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25, 0.625, 1.0)</text:p>
          </table:table-cell>
          <table:table-cell office:value-type="string" calcext:value-type="string">
            <text:p>(2.0, 2.0, 2.0)</text:p>
          </table:table-cell>
          <table:table-cell office:value-type="float" office:value="15.4" calcext:value-type="float">
            <text:p>15.40</text:p>
          </table:table-cell>
          <table:table-cell office:value-type="float" office:value="1482.28515625" calcext:value-type="float">
            <text:p>1482.29</text:p>
          </table:table-cell>
          <table:table-cell office:value-type="float" office:value="0.963252499468198" calcext:value-type="float">
            <text:p>0.96</text:p>
          </table:table-cell>
          <table:table-cell table:formula="of:=IF(OR([.F51]&lt;=[stats.B$14]; [.F51]&gt;=[stats.B$15]))" office:value-type="boolean" office:boolean-value="false" calcext:value-type="boolean">
            <text:p>FALSE</text:p>
          </table:table-cell>
          <table:table-cell table:formula="of:=IF([.F51]&lt;[stats.$B$9]; [.F51]; &quot;&quot;)">
            <text:p/>
          </table:table-cell>
          <table:table-cell table:formula="of:=IF(AND([.F51]&gt;=[stats.$B$9];[.F51]&lt;=[stats.$B$11]); [.F51];&quot;&quot;)" office:value-type="float" office:value="15.4" calcext:value-type="float">
            <text:p>15.40</text:p>
          </table:table-cell>
          <table:table-cell table:formula="of:=IF([.F51]&gt;[stats.$B$11]; [.F51]; &quot;&quot;)">
            <text:p/>
          </table:table-cell>
        </table:table-row>
        <table:table-row table:style-name="ro1">
          <table:table-cell office:value-type="string" calcext:value-type="string">
            <text:p>sub-strokecase0051</text:p>
          </table:table-cell>
          <table:table-cell office:value-type="string" calcext:value-type="string">
            <text:p>(352, 352, 230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818181872367859, 0.6818181872367859, 1.0)</text:p>
          </table:table-cell>
          <table:table-cell office:value-type="string" calcext:value-type="string">
            <text:p>(2.0, 2.0, 2.0)</text:p>
          </table:table-cell>
          <table:table-cell office:value-type="float" office:value="3.12" calcext:value-type="float">
            <text:p>3.12</text:p>
          </table:table-cell>
          <table:table-cell office:value-type="float" office:value="1381.00771823152" calcext:value-type="float">
            <text:p>1381.01</text:p>
          </table:table-cell>
          <table:table-cell office:value-type="float" office:value="0.948422381152714" calcext:value-type="float">
            <text:p>0.95</text:p>
          </table:table-cell>
          <table:table-cell table:formula="of:=IF(OR([.F52]&lt;=[stats.B$14]; [.F52]&gt;=[stats.B$15]))" office:value-type="boolean" office:boolean-value="false" calcext:value-type="boolean">
            <text:p>FALSE</text:p>
          </table:table-cell>
          <table:table-cell table:formula="of:=IF([.F52]&lt;[stats.$B$9]; [.F52]; &quot;&quot;)">
            <text:p/>
          </table:table-cell>
          <table:table-cell table:formula="of:=IF(AND([.F52]&gt;=[stats.$B$9];[.F52]&lt;=[stats.$B$11]); [.F52];&quot;&quot;)" office:value-type="float" office:value="3.12" calcext:value-type="float">
            <text:p>3.12</text:p>
          </table:table-cell>
          <table:table-cell table:formula="of:=IF([.F52]&gt;[stats.$B$11]; [.F52]; &quot;&quot;)">
            <text:p/>
          </table:table-cell>
        </table:table-row>
        <table:table-row table:style-name="ro1">
          <table:table-cell office:value-type="string" calcext:value-type="string">
            <text:p>sub-strokecase0052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16.424" calcext:value-type="float">
            <text:p>16.42</text:p>
          </table:table-cell>
          <table:table-cell office:value-type="float" office:value="1365.16906929016" calcext:value-type="float">
            <text:p>1365.17</text:p>
          </table:table-cell>
          <table:table-cell office:value-type="float" office:value="0.967612878643551" calcext:value-type="float">
            <text:p>0.97</text:p>
          </table:table-cell>
          <table:table-cell table:formula="of:=IF(OR([.F53]&lt;=[stats.B$14]; [.F53]&gt;=[stats.B$15]))" office:value-type="boolean" office:boolean-value="false" calcext:value-type="boolean">
            <text:p>FALSE</text:p>
          </table:table-cell>
          <table:table-cell table:formula="of:=IF([.F53]&lt;[stats.$B$9]; [.F53]; &quot;&quot;)">
            <text:p/>
          </table:table-cell>
          <table:table-cell table:formula="of:=IF(AND([.F53]&gt;=[stats.$B$9];[.F53]&lt;=[stats.$B$11]); [.F53];&quot;&quot;)" office:value-type="float" office:value="16.424" calcext:value-type="float">
            <text:p>16.42</text:p>
          </table:table-cell>
          <table:table-cell table:formula="of:=IF([.F53]&gt;[stats.$B$11]; [.F53]; &quot;&quot;)">
            <text:p/>
          </table:table-cell>
        </table:table-row>
        <table:table-row table:style-name="ro1">
          <table:table-cell office:value-type="string" calcext:value-type="string">
            <text:p>sub-strokecase0053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36060523987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72" calcext:value-type="float">
            <text:p>0.72</text:p>
          </table:table-cell>
          <table:table-cell office:value-type="float" office:value="1460.92462839448" calcext:value-type="float">
            <text:p>1460.92</text:p>
          </table:table-cell>
          <table:table-cell office:value-type="float" office:value="0.942456341253936" calcext:value-type="float">
            <text:p>0.94</text:p>
          </table:table-cell>
          <table:table-cell table:formula="of:=IF(OR([.F54]&lt;=[stats.B$14]; [.F54]&gt;=[stats.B$15]))" office:value-type="boolean" office:boolean-value="false" calcext:value-type="boolean">
            <text:p>FALSE</text:p>
          </table:table-cell>
          <table:table-cell table:formula="of:=IF([.F54]&lt;[stats.$B$9]; [.F54]; &quot;&quot;)" office:value-type="float" office:value="0.72" calcext:value-type="float">
            <text:p>0.72</text:p>
          </table:table-cell>
          <table:table-cell table:formula="of:=IF(AND([.F54]&gt;=[stats.$B$9];[.F54]&lt;=[stats.$B$11]); [.F54];&quot;&quot;)">
            <text:p/>
          </table:table-cell>
          <table:table-cell table:formula="of:=IF([.F54]&gt;[stats.$B$11]; [.F54]; &quot;&quot;)">
            <text:p/>
          </table:table-cell>
        </table:table-row>
        <table:table-row table:style-name="ro1">
          <table:table-cell office:value-type="string" calcext:value-type="string">
            <text:p>sub-strokecase0054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41473865509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3.296" calcext:value-type="float">
            <text:p>3.30</text:p>
          </table:table-cell>
          <table:table-cell office:value-type="float" office:value="1271.56790493417" calcext:value-type="float">
            <text:p>1271.57</text:p>
          </table:table-cell>
          <table:table-cell office:value-type="float" office:value="0.962817778290194" calcext:value-type="float">
            <text:p>0.96</text:p>
          </table:table-cell>
          <table:table-cell table:formula="of:=IF(OR([.F55]&lt;=[stats.B$14]; [.F55]&gt;=[stats.B$15]))" office:value-type="boolean" office:boolean-value="false" calcext:value-type="boolean">
            <text:p>FALSE</text:p>
          </table:table-cell>
          <table:table-cell table:formula="of:=IF([.F55]&lt;[stats.$B$9]; [.F55]; &quot;&quot;)">
            <text:p/>
          </table:table-cell>
          <table:table-cell table:formula="of:=IF(AND([.F55]&gt;=[stats.$B$9];[.F55]&lt;=[stats.$B$11]); [.F55];&quot;&quot;)" office:value-type="float" office:value="3.296" calcext:value-type="float">
            <text:p>3.30</text:p>
          </table:table-cell>
          <table:table-cell table:formula="of:=IF([.F55]&gt;[stats.$B$11]; [.F55]; &quot;&quot;)">
            <text:p/>
          </table:table-cell>
        </table:table-row>
        <table:table-row table:style-name="ro1">
          <table:table-cell office:value-type="string" calcext:value-type="string">
            <text:p>sub-strokecase0055</text:p>
          </table:table-cell>
          <table:table-cell office:value-type="string" calcext:value-type="string">
            <text:p>(1024, 1024, 230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234375, 0.234375, 1.0)</text:p>
          </table:table-cell>
          <table:table-cell office:value-type="string" calcext:value-type="string">
            <text:p>(2.0, 2.0, 2.0)</text:p>
          </table:table-cell>
          <table:table-cell office:value-type="float" office:value="25.84" calcext:value-type="float">
            <text:p>25.84</text:p>
          </table:table-cell>
          <table:table-cell office:value-type="float" office:value="1326.28040771484" calcext:value-type="float">
            <text:p>1326.28</text:p>
          </table:table-cell>
          <table:table-cell office:value-type="float" office:value="0.98602323764365" calcext:value-type="float">
            <text:p>0.99</text:p>
          </table:table-cell>
          <table:table-cell table:formula="of:=IF(OR([.F56]&lt;=[stats.B$14]; [.F56]&gt;=[stats.B$15]))" office:value-type="boolean" office:boolean-value="false" calcext:value-type="boolean">
            <text:p>FALSE</text:p>
          </table:table-cell>
          <table:table-cell table:formula="of:=IF([.F56]&lt;[stats.$B$9]; [.F56]; &quot;&quot;)">
            <text:p/>
          </table:table-cell>
          <table:table-cell table:formula="of:=IF(AND([.F56]&gt;=[stats.$B$9];[.F56]&lt;=[stats.$B$11]); [.F56];&quot;&quot;)">
            <text:p/>
          </table:table-cell>
          <table:table-cell table:formula="of:=IF([.F56]&gt;[stats.$B$11]; [.F56]; &quot;&quot;)" office:value-type="float" office:value="25.84" calcext:value-type="float">
            <text:p>25.84</text:p>
          </table:table-cell>
        </table:table-row>
        <table:table-row table:style-name="ro1">
          <table:table-cell office:value-type="string" calcext:value-type="string">
            <text:p>sub-strokecase0056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24139595032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672" calcext:value-type="float">
            <text:p>0.67</text:p>
          </table:table-cell>
          <table:table-cell office:value-type="float" office:value="1069.16095605735" calcext:value-type="float">
            <text:p>1069.16</text:p>
          </table:table-cell>
          <table:table-cell office:value-type="float" office:value="0.891049279249078" calcext:value-type="float">
            <text:p>0.89</text:p>
          </table:table-cell>
          <table:table-cell table:formula="of:=IF(OR([.F57]&lt;=[stats.B$14]; [.F57]&gt;=[stats.B$15]))" office:value-type="boolean" office:boolean-value="false" calcext:value-type="boolean">
            <text:p>FALSE</text:p>
          </table:table-cell>
          <table:table-cell table:formula="of:=IF([.F57]&lt;[stats.$B$9]; [.F57]; &quot;&quot;)" office:value-type="float" office:value="0.672" calcext:value-type="float">
            <text:p>0.67</text:p>
          </table:table-cell>
          <table:table-cell table:formula="of:=IF(AND([.F57]&gt;=[stats.$B$9];[.F57]&lt;=[stats.$B$11]); [.F57];&quot;&quot;)">
            <text:p/>
          </table:table-cell>
          <table:table-cell table:formula="of:=IF([.F57]&gt;[stats.$B$11]; [.F57]; &quot;&quot;)">
            <text:p/>
          </table:table-cell>
        </table:table-row>
        <table:table-row table:style-name="ro1">
          <table:table-cell office:value-type="string" calcext:value-type="string">
            <text:p>sub-strokecase0057</text:p>
          </table:table-cell>
          <table:table-cell office:value-type="string" calcext:value-type="string">
            <text:p>(267, 336, 336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5, 0.75, 0.75)</text:p>
          </table:table-cell>
          <table:table-cell office:value-type="string" calcext:value-type="string">
            <text:p>(2.0, 2.0, 2.0)</text:p>
          </table:table-cell>
          <table:table-cell office:value-type="float" office:value="59.2" calcext:value-type="float">
            <text:p>59.20</text:p>
          </table:table-cell>
          <table:table-cell office:value-type="float" office:value="1424.423390625" calcext:value-type="float">
            <text:p>1424.42</text:p>
          </table:table-cell>
          <table:table-cell office:value-type="float" office:value="0.958250644784861" calcext:value-type="float">
            <text:p>0.96</text:p>
          </table:table-cell>
          <table:table-cell table:formula="of:=IF(OR([.F58]&lt;=[stats.B$14]; [.F58]&gt;=[stats.B$15]))" office:value-type="boolean" office:boolean-value="true" calcext:value-type="boolean">
            <text:p>TRUE</text:p>
          </table:table-cell>
          <table:table-cell table:formula="of:=IF([.F58]&lt;[stats.$B$9]; [.F58]; &quot;&quot;)">
            <text:p/>
          </table:table-cell>
          <table:table-cell table:formula="of:=IF(AND([.F58]&gt;=[stats.$B$9];[.F58]&lt;=[stats.$B$11]); [.F58];&quot;&quot;)">
            <text:p/>
          </table:table-cell>
          <table:table-cell table:formula="of:=IF([.F58]&gt;[stats.$B$11]; [.F58]; &quot;&quot;)" office:value-type="float" office:value="59.2" calcext:value-type="float">
            <text:p>59.20</text:p>
          </table:table-cell>
        </table:table-row>
        <table:table-row table:style-name="ro1">
          <table:table-cell office:value-type="string" calcext:value-type="string">
            <text:p>sub-strokecase0058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411162376404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3.504" calcext:value-type="float">
            <text:p>3.50</text:p>
          </table:table-cell>
          <table:table-cell office:value-type="float" office:value="1355.9272409699" calcext:value-type="float">
            <text:p>1355.93</text:p>
          </table:table-cell>
          <table:table-cell office:value-type="float" office:value="0.945870809484873" calcext:value-type="float">
            <text:p>0.95</text:p>
          </table:table-cell>
          <table:table-cell table:formula="of:=IF(OR([.F59]&lt;=[stats.B$14]; [.F59]&gt;=[stats.B$15]))" office:value-type="boolean" office:boolean-value="false" calcext:value-type="boolean">
            <text:p>FALSE</text:p>
          </table:table-cell>
          <table:table-cell table:formula="of:=IF([.F59]&lt;[stats.$B$9]; [.F59]; &quot;&quot;)">
            <text:p/>
          </table:table-cell>
          <table:table-cell table:formula="of:=IF(AND([.F59]&gt;=[stats.$B$9];[.F59]&lt;=[stats.$B$11]); [.F59];&quot;&quot;)" office:value-type="float" office:value="3.504" calcext:value-type="float">
            <text:p>3.50</text:p>
          </table:table-cell>
          <table:table-cell table:formula="of:=IF([.F59]&gt;[stats.$B$11]; [.F59]; &quot;&quot;)">
            <text:p/>
          </table:table-cell>
        </table:table-row>
        <table:table-row table:style-name="ro1">
          <table:table-cell office:value-type="string" calcext:value-type="string">
            <text:p>sub-strokecase0059</text:p>
          </table:table-cell>
          <table:table-cell office:value-type="string" calcext:value-type="string">
            <text:p>(253, 336, 336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62286567688, 0.7142857313156128, 0.7142857313156128)</text:p>
          </table:table-cell>
          <table:table-cell office:value-type="string" calcext:value-type="string">
            <text:p>(2.0, 2.0, 2.0)</text:p>
          </table:table-cell>
          <table:table-cell office:value-type="float" office:value="0.696" calcext:value-type="float">
            <text:p>0.70</text:p>
          </table:table-cell>
          <table:table-cell office:value-type="float" office:value="1495.50691670212" calcext:value-type="float">
            <text:p>1495.51</text:p>
          </table:table-cell>
          <table:table-cell office:value-type="float" office:value="0.917375789184738" calcext:value-type="float">
            <text:p>0.92</text:p>
          </table:table-cell>
          <table:table-cell table:formula="of:=IF(OR([.F60]&lt;=[stats.B$14]; [.F60]&gt;=[stats.B$15]))" office:value-type="boolean" office:boolean-value="false" calcext:value-type="boolean">
            <text:p>FALSE</text:p>
          </table:table-cell>
          <table:table-cell table:formula="of:=IF([.F60]&lt;[stats.$B$9]; [.F60]; &quot;&quot;)" office:value-type="float" office:value="0.696" calcext:value-type="float">
            <text:p>0.70</text:p>
          </table:table-cell>
          <table:table-cell table:formula="of:=IF(AND([.F60]&gt;=[stats.$B$9];[.F60]&lt;=[stats.$B$11]); [.F60];&quot;&quot;)">
            <text:p/>
          </table:table-cell>
          <table:table-cell table:formula="of:=IF([.F60]&gt;[stats.$B$11]; [.F60]; &quot;&quot;)">
            <text:p/>
          </table:table-cell>
        </table:table-row>
        <table:table-row table:style-name="ro1">
          <table:table-cell office:value-type="string" calcext:value-type="string">
            <text:p>sub-strokecase0060</text:p>
          </table:table-cell>
          <table:table-cell office:value-type="string" calcext:value-type="string">
            <text:p>(281, 336, 336)</text:p>
          </table:table-cell>
          <table:table-cell office:value-type="string" calcext:value-type="string">
            <text:p>(115, 115, 28)</text:p>
          </table:table-cell>
          <table:table-cell office:value-type="string" calcext:value-type="string">
            <text:p>(0.7115409970283508, 0.7142857313156128, 0.7142857313156128)</text:p>
          </table:table-cell>
          <table:table-cell office:value-type="string" calcext:value-type="string">
            <text:p>(2.0, 2.0, 5.0)</text:p>
          </table:table-cell>
          <table:table-cell office:value-type="float" office:value="39.96" calcext:value-type="float">
            <text:p>39.96</text:p>
          </table:table-cell>
          <table:table-cell office:value-type="float" office:value="1417.31349712785" calcext:value-type="float">
            <text:p>1417.31</text:p>
          </table:table-cell>
          <table:table-cell office:value-type="float" office:value="0.971810439445934" calcext:value-type="float">
            <text:p>0.97</text:p>
          </table:table-cell>
          <table:table-cell table:formula="of:=IF(OR([.F61]&lt;=[stats.B$14]; [.F61]&gt;=[stats.B$15]))" office:value-type="boolean" office:boolean-value="false" calcext:value-type="boolean">
            <text:p>FALSE</text:p>
          </table:table-cell>
          <table:table-cell table:formula="of:=IF([.F61]&lt;[stats.$B$9]; [.F61]; &quot;&quot;)">
            <text:p/>
          </table:table-cell>
          <table:table-cell table:formula="of:=IF(AND([.F61]&gt;=[stats.$B$9];[.F61]&lt;=[stats.$B$11]); [.F61];&quot;&quot;)">
            <text:p/>
          </table:table-cell>
          <table:table-cell table:formula="of:=IF([.F61]&gt;[stats.$B$11]; [.F61]; &quot;&quot;)" office:value-type="float" office:value="39.96" calcext:value-type="float">
            <text:p>39.96</text:p>
          </table:table-cell>
        </table:table-row>
        <table:table-row table:style-name="ro1">
          <table:table-cell office:value-type="string" calcext:value-type="string">
            <text:p>sub-strokecase0061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42617034912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704" calcext:value-type="float">
            <text:p>0.70</text:p>
          </table:table-cell>
          <table:table-cell office:value-type="float" office:value="1459.89696794878" calcext:value-type="float">
            <text:p>1459.90</text:p>
          </table:table-cell>
          <table:table-cell office:value-type="float" office:value="0.950084127874369" calcext:value-type="float">
            <text:p>0.95</text:p>
          </table:table-cell>
          <table:table-cell table:formula="of:=IF(OR([.F62]&lt;=[stats.B$14]; [.F62]&gt;=[stats.B$15]))" office:value-type="boolean" office:boolean-value="false" calcext:value-type="boolean">
            <text:p>FALSE</text:p>
          </table:table-cell>
          <table:table-cell table:formula="of:=IF([.F62]&lt;[stats.$B$9]; [.F62]; &quot;&quot;)" office:value-type="float" office:value="0.704" calcext:value-type="float">
            <text:p>0.70</text:p>
          </table:table-cell>
          <table:table-cell table:formula="of:=IF(AND([.F62]&gt;=[stats.$B$9];[.F62]&lt;=[stats.$B$11]); [.F62];&quot;&quot;)">
            <text:p/>
          </table:table-cell>
          <table:table-cell table:formula="of:=IF([.F62]&gt;[stats.$B$11]; [.F62]; &quot;&quot;)">
            <text:p/>
          </table:table-cell>
        </table:table-row>
        <table:table-row table:style-name="ro1">
          <table:table-cell office:value-type="string" calcext:value-type="string">
            <text:p>sub-strokecase0062</text:p>
          </table:table-cell>
          <table:table-cell office:value-type="string" calcext:value-type="string">
            <text:p>(352, 352, 29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534090638160706, 0.6534090638160706, 5.0)</text:p>
          </table:table-cell>
          <table:table-cell office:value-type="string" calcext:value-type="string">
            <text:p>(2.0, 2.0, 2.0)</text:p>
          </table:table-cell>
          <table:table-cell office:value-type="float" office:value="198.016" calcext:value-type="float">
            <text:p>198.02</text:p>
          </table:table-cell>
          <table:table-cell office:value-type="float" office:value="1040.2390666274" calcext:value-type="float">
            <text:p>1040.24</text:p>
          </table:table-cell>
          <table:table-cell office:value-type="float" office:value="0.981373702907862" calcext:value-type="float">
            <text:p>0.98</text:p>
          </table:table-cell>
          <table:table-cell table:formula="of:=IF(OR([.F63]&lt;=[stats.B$14]; [.F63]&gt;=[stats.B$15]))" office:value-type="boolean" office:boolean-value="true" calcext:value-type="boolean">
            <text:p>TRUE</text:p>
          </table:table-cell>
          <table:table-cell table:formula="of:=IF([.F63]&lt;[stats.$B$9]; [.F63]; &quot;&quot;)">
            <text:p/>
          </table:table-cell>
          <table:table-cell table:formula="of:=IF(AND([.F63]&gt;=[stats.$B$9];[.F63]&lt;=[stats.$B$11]); [.F63];&quot;&quot;)">
            <text:p/>
          </table:table-cell>
          <table:table-cell table:formula="of:=IF([.F63]&gt;[stats.$B$11]; [.F63]; &quot;&quot;)" office:value-type="float" office:value="198.016" calcext:value-type="float">
            <text:p>198.02</text:p>
          </table:table-cell>
        </table:table-row>
        <table:table-row table:style-name="ro1">
          <table:table-cell office:value-type="string" calcext:value-type="string">
            <text:p>sub-strokecase0063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59306335449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6.064" calcext:value-type="float">
            <text:p>6.06</text:p>
          </table:table-cell>
          <table:table-cell office:value-type="float" office:value="1461.02630826257" calcext:value-type="float">
            <text:p>1461.03</text:p>
          </table:table-cell>
          <table:table-cell office:value-type="float" office:value="0.967895217788608" calcext:value-type="float">
            <text:p>0.97</text:p>
          </table:table-cell>
          <table:table-cell table:formula="of:=IF(OR([.F64]&lt;=[stats.B$14]; [.F64]&gt;=[stats.B$15]))" office:value-type="boolean" office:boolean-value="false" calcext:value-type="boolean">
            <text:p>FALSE</text:p>
          </table:table-cell>
          <table:table-cell table:formula="of:=IF([.F64]&lt;[stats.$B$9]; [.F64]; &quot;&quot;)">
            <text:p/>
          </table:table-cell>
          <table:table-cell table:formula="of:=IF(AND([.F64]&gt;=[stats.$B$9];[.F64]&lt;=[stats.$B$11]); [.F64];&quot;&quot;)" office:value-type="float" office:value="6.064" calcext:value-type="float">
            <text:p>6.06</text:p>
          </table:table-cell>
          <table:table-cell table:formula="of:=IF([.F64]&gt;[stats.$B$11]; [.F64]; &quot;&quot;)">
            <text:p/>
          </table:table-cell>
        </table:table-row>
        <table:table-row table:style-name="ro1">
          <table:table-cell office:value-type="string" calcext:value-type="string">
            <text:p>sub-strokecase0064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46193313599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336" calcext:value-type="float">
            <text:p>0.34</text:p>
          </table:table-cell>
          <table:table-cell office:value-type="float" office:value="1118.54584562351" calcext:value-type="float">
            <text:p>1118.55</text:p>
          </table:table-cell>
          <table:table-cell office:value-type="float" office:value="0.903311258278146" calcext:value-type="float">
            <text:p>0.90</text:p>
          </table:table-cell>
          <table:table-cell table:formula="of:=IF(OR([.F65]&lt;=[stats.B$14]; [.F65]&gt;=[stats.B$15]))" office:value-type="boolean" office:boolean-value="false" calcext:value-type="boolean">
            <text:p>FALSE</text:p>
          </table:table-cell>
          <table:table-cell table:formula="of:=IF([.F65]&lt;[stats.$B$9]; [.F65]; &quot;&quot;)" office:value-type="float" office:value="0.336" calcext:value-type="float">
            <text:p>0.34</text:p>
          </table:table-cell>
          <table:table-cell table:formula="of:=IF(AND([.F65]&gt;=[stats.$B$9];[.F65]&lt;=[stats.$B$11]); [.F65];&quot;&quot;)">
            <text:p/>
          </table:table-cell>
          <table:table-cell table:formula="of:=IF([.F65]&gt;[stats.$B$11]; [.F65]; &quot;&quot;)">
            <text:p/>
          </table:table-cell>
        </table:table-row>
        <table:table-row table:style-name="ro1">
          <table:table-cell office:value-type="string" calcext:value-type="string">
            <text:p>sub-strokecase0065</text:p>
          </table:table-cell>
          <table:table-cell office:value-type="string" calcext:value-type="string">
            <text:p>(352, 352, 230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818181872367859, 0.6818181872367859, 1.0)</text:p>
          </table:table-cell>
          <table:table-cell office:value-type="string" calcext:value-type="string">
            <text:p>(2.0, 2.0, 2.0)</text:p>
          </table:table-cell>
          <table:table-cell office:value-type="float" office:value="27.08" calcext:value-type="float">
            <text:p>27.08</text:p>
          </table:table-cell>
          <table:table-cell office:value-type="float" office:value="1165.69387183399" calcext:value-type="float">
            <text:p>1165.69</text:p>
          </table:table-cell>
          <table:table-cell office:value-type="float" office:value="0.981061922301758" calcext:value-type="float">
            <text:p>0.98</text:p>
          </table:table-cell>
          <table:table-cell table:formula="of:=IF(OR([.F66]&lt;=[stats.B$14]; [.F66]&gt;=[stats.B$15]))" office:value-type="boolean" office:boolean-value="false" calcext:value-type="boolean">
            <text:p>FALSE</text:p>
          </table:table-cell>
          <table:table-cell table:formula="of:=IF([.F66]&lt;[stats.$B$9]; [.F66]; &quot;&quot;)">
            <text:p/>
          </table:table-cell>
          <table:table-cell table:formula="of:=IF(AND([.F66]&gt;=[stats.$B$9];[.F66]&lt;=[stats.$B$11]); [.F66];&quot;&quot;)">
            <text:p/>
          </table:table-cell>
          <table:table-cell table:formula="of:=IF([.F66]&gt;[stats.$B$11]; [.F66]; &quot;&quot;)" office:value-type="float" office:value="27.08" calcext:value-type="float">
            <text:p>27.08</text:p>
          </table:table-cell>
        </table:table-row>
        <table:table-row table:style-name="ro1">
          <table:table-cell office:value-type="string" calcext:value-type="string">
            <text:p>sub-strokecase0066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73015403748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71.704" calcext:value-type="float">
            <text:p>71.70</text:p>
          </table:table-cell>
          <table:table-cell office:value-type="float" office:value="1435.62041105772" calcext:value-type="float">
            <text:p>1435.62</text:p>
          </table:table-cell>
          <table:table-cell office:value-type="float" office:value="0.986023223339078" calcext:value-type="float">
            <text:p>0.99</text:p>
          </table:table-cell>
          <table:table-cell table:formula="of:=IF(OR([.F67]&lt;=[stats.B$14]; [.F67]&gt;=[stats.B$15]))" office:value-type="boolean" office:boolean-value="true" calcext:value-type="boolean">
            <text:p>TRUE</text:p>
          </table:table-cell>
          <table:table-cell table:formula="of:=IF([.F67]&lt;[stats.$B$9]; [.F67]; &quot;&quot;)">
            <text:p/>
          </table:table-cell>
          <table:table-cell table:formula="of:=IF(AND([.F67]&gt;=[stats.$B$9];[.F67]&lt;=[stats.$B$11]); [.F67];&quot;&quot;)">
            <text:p/>
          </table:table-cell>
          <table:table-cell table:formula="of:=IF([.F67]&gt;[stats.$B$11]; [.F67]; &quot;&quot;)" office:value-type="float" office:value="71.704" calcext:value-type="float">
            <text:p>71.70</text:p>
          </table:table-cell>
        </table:table-row>
        <table:table-row table:style-name="ro1">
          <table:table-cell office:value-type="string" calcext:value-type="string">
            <text:p>sub-strokecase0067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87320518494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312" calcext:value-type="float">
            <text:p>0.31</text:p>
          </table:table-cell>
          <table:table-cell office:value-type="float" office:value="1487.00073322237" calcext:value-type="float">
            <text:p>1487.00</text:p>
          </table:table-cell>
          <table:table-cell office:value-type="float" office:value="0.9525" calcext:value-type="float">
            <text:p>0.95</text:p>
          </table:table-cell>
          <table:table-cell table:formula="of:=IF(OR([.F68]&lt;=[stats.B$14]; [.F68]&gt;=[stats.B$15]))" office:value-type="boolean" office:boolean-value="false" calcext:value-type="boolean">
            <text:p>FALSE</text:p>
          </table:table-cell>
          <table:table-cell table:formula="of:=IF([.F68]&lt;[stats.$B$9]; [.F68]; &quot;&quot;)" office:value-type="float" office:value="0.312" calcext:value-type="float">
            <text:p>0.31</text:p>
          </table:table-cell>
          <table:table-cell table:formula="of:=IF(AND([.F68]&gt;=[stats.$B$9];[.F68]&lt;=[stats.$B$11]); [.F68];&quot;&quot;)">
            <text:p/>
          </table:table-cell>
          <table:table-cell table:formula="of:=IF([.F68]&gt;[stats.$B$11]; [.F68]; &quot;&quot;)">
            <text:p/>
          </table:table-cell>
        </table:table-row>
        <table:table-row table:style-name="ro1">
          <table:table-cell office:value-type="string" calcext:value-type="string">
            <text:p>sub-strokecase0068</text:p>
          </table:table-cell>
          <table:table-cell office:value-type="string" calcext:value-type="string">
            <text:p>(352, 352, 230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818181872367859, 0.6818181872367859, 1.0)</text:p>
          </table:table-cell>
          <table:table-cell office:value-type="string" calcext:value-type="string">
            <text:p>(2.0, 2.0, 2.0)</text:p>
          </table:table-cell>
          <table:table-cell office:value-type="float" office:value="3.688" calcext:value-type="float">
            <text:p>3.69</text:p>
          </table:table-cell>
          <table:table-cell office:value-type="float" office:value="1377.73406115469" calcext:value-type="float">
            <text:p>1377.73</text:p>
          </table:table-cell>
          <table:table-cell office:value-type="float" office:value="0.955138062445678" calcext:value-type="float">
            <text:p>0.96</text:p>
          </table:table-cell>
          <table:table-cell table:formula="of:=IF(OR([.F69]&lt;=[stats.B$14]; [.F69]&gt;=[stats.B$15]))" office:value-type="boolean" office:boolean-value="false" calcext:value-type="boolean">
            <text:p>FALSE</text:p>
          </table:table-cell>
          <table:table-cell table:formula="of:=IF([.F69]&lt;[stats.$B$9]; [.F69]; &quot;&quot;)">
            <text:p/>
          </table:table-cell>
          <table:table-cell table:formula="of:=IF(AND([.F69]&gt;=[stats.$B$9];[.F69]&lt;=[stats.$B$11]); [.F69];&quot;&quot;)" office:value-type="float" office:value="3.688" calcext:value-type="float">
            <text:p>3.69</text:p>
          </table:table-cell>
          <table:table-cell table:formula="of:=IF([.F69]&gt;[stats.$B$11]; [.F69]; &quot;&quot;)">
            <text:p/>
          </table:table-cell>
        </table:table-row>
        <table:table-row table:style-name="ro1">
          <table:table-cell office:value-type="string" calcext:value-type="string">
            <text:p>sub-strokecase0069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50961685181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136" calcext:value-type="float">
            <text:p>0.14</text:p>
          </table:table-cell>
          <table:table-cell office:value-type="float" office:value="1210.31600515424" calcext:value-type="float">
            <text:p>1210.32</text:p>
          </table:table-cell>
          <table:table-cell office:value-type="float" office:value="0.859287054409006" calcext:value-type="float">
            <text:p>0.86</text:p>
          </table:table-cell>
          <table:table-cell table:formula="of:=IF(OR([.F70]&lt;=[stats.B$14]; [.F70]&gt;=[stats.B$15]))" office:value-type="boolean" office:boolean-value="false" calcext:value-type="boolean">
            <text:p>FALSE</text:p>
          </table:table-cell>
          <table:table-cell table:formula="of:=IF([.F70]&lt;[stats.$B$9]; [.F70]; &quot;&quot;)" office:value-type="float" office:value="0.136" calcext:value-type="float">
            <text:p>0.14</text:p>
          </table:table-cell>
          <table:table-cell table:formula="of:=IF(AND([.F70]&gt;=[stats.$B$9];[.F70]&lt;=[stats.$B$11]); [.F70];&quot;&quot;)">
            <text:p/>
          </table:table-cell>
          <table:table-cell table:formula="of:=IF([.F70]&gt;[stats.$B$11]; [.F70]; &quot;&quot;)">
            <text:p/>
          </table:table-cell>
        </table:table-row>
        <table:table-row table:style-name="ro1">
          <table:table-cell office:value-type="string" calcext:value-type="string">
            <text:p>sub-strokecase0070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92684936523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536" calcext:value-type="float">
            <text:p>0.54</text:p>
          </table:table-cell>
          <table:table-cell office:value-type="float" office:value="1306.60857996266" calcext:value-type="float">
            <text:p>1306.61</text:p>
          </table:table-cell>
          <table:table-cell office:value-type="float" office:value="0.900039824771008" calcext:value-type="float">
            <text:p>0.90</text:p>
          </table:table-cell>
          <table:table-cell table:formula="of:=IF(OR([.F71]&lt;=[stats.B$14]; [.F71]&gt;=[stats.B$15]))" office:value-type="boolean" office:boolean-value="false" calcext:value-type="boolean">
            <text:p>FALSE</text:p>
          </table:table-cell>
          <table:table-cell table:formula="of:=IF([.F71]&lt;[stats.$B$9]; [.F71]; &quot;&quot;)" office:value-type="float" office:value="0.536" calcext:value-type="float">
            <text:p>0.54</text:p>
          </table:table-cell>
          <table:table-cell table:formula="of:=IF(AND([.F71]&gt;=[stats.$B$9];[.F71]&lt;=[stats.$B$11]); [.F71];&quot;&quot;)">
            <text:p/>
          </table:table-cell>
          <table:table-cell table:formula="of:=IF([.F71]&gt;[stats.$B$11]; [.F71]; &quot;&quot;)">
            <text:p/>
          </table:table-cell>
        </table:table-row>
        <table:table-row table:style-name="ro1">
          <table:table-cell office:value-type="string" calcext:value-type="string">
            <text:p>sub-strokecase0071</text:p>
          </table:table-cell>
          <table:table-cell office:value-type="string" calcext:value-type="string">
            <text:p>(352, 352, 230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818181872367859, 0.6818181872367859, 1.0)</text:p>
          </table:table-cell>
          <table:table-cell office:value-type="string" calcext:value-type="string">
            <text:p>(2.0, 2.0, 2.0)</text:p>
          </table:table-cell>
          <table:table-cell office:value-type="float" office:value="1.744" calcext:value-type="float">
            <text:p>1.74</text:p>
          </table:table-cell>
          <table:table-cell office:value-type="float" office:value="1324.72285163441" calcext:value-type="float">
            <text:p>1324.72</text:p>
          </table:table-cell>
          <table:table-cell office:value-type="float" office:value="0.926700759336743" calcext:value-type="float">
            <text:p>0.93</text:p>
          </table:table-cell>
          <table:table-cell table:formula="of:=IF(OR([.F72]&lt;=[stats.B$14]; [.F72]&gt;=[stats.B$15]))" office:value-type="boolean" office:boolean-value="false" calcext:value-type="boolean">
            <text:p>FALSE</text:p>
          </table:table-cell>
          <table:table-cell table:formula="of:=IF([.F72]&lt;[stats.$B$9]; [.F72]; &quot;&quot;)">
            <text:p/>
          </table:table-cell>
          <table:table-cell table:formula="of:=IF(AND([.F72]&gt;=[stats.$B$9];[.F72]&lt;=[stats.$B$11]); [.F72];&quot;&quot;)" office:value-type="float" office:value="1.744" calcext:value-type="float">
            <text:p>1.74</text:p>
          </table:table-cell>
          <table:table-cell table:formula="of:=IF([.F72]&gt;[stats.$B$11]; [.F72]; &quot;&quot;)">
            <text:p/>
          </table:table-cell>
        </table:table-row>
        <table:table-row table:style-name="ro1">
          <table:table-cell office:value-type="string" calcext:value-type="string">
            <text:p>sub-strokecase0072</text:p>
          </table:table-cell>
          <table:table-cell office:value-type="string" calcext:value-type="string">
            <text:p>(352, 352, 29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534090638160706, 0.6534090638160706, 5.0)</text:p>
          </table:table-cell>
          <table:table-cell office:value-type="string" calcext:value-type="string">
            <text:p>(2.0, 2.0, 2.0)</text:p>
          </table:table-cell>
          <table:table-cell office:value-type="float" office:value="8.128" calcext:value-type="float">
            <text:p>8.13</text:p>
          </table:table-cell>
          <table:table-cell office:value-type="float" office:value="1207.13764766671" calcext:value-type="float">
            <text:p>1207.14</text:p>
          </table:table-cell>
          <table:table-cell office:value-type="float" office:value="0.947850494903235" calcext:value-type="float">
            <text:p>0.95</text:p>
          </table:table-cell>
          <table:table-cell table:formula="of:=IF(OR([.F73]&lt;=[stats.B$14]; [.F73]&gt;=[stats.B$15]))" office:value-type="boolean" office:boolean-value="false" calcext:value-type="boolean">
            <text:p>FALSE</text:p>
          </table:table-cell>
          <table:table-cell table:formula="of:=IF([.F73]&lt;[stats.$B$9]; [.F73]; &quot;&quot;)">
            <text:p/>
          </table:table-cell>
          <table:table-cell table:formula="of:=IF(AND([.F73]&gt;=[stats.$B$9];[.F73]&lt;=[stats.$B$11]); [.F73];&quot;&quot;)" office:value-type="float" office:value="8.128" calcext:value-type="float">
            <text:p>8.13</text:p>
          </table:table-cell>
          <table:table-cell table:formula="of:=IF([.F73]&gt;[stats.$B$11]; [.F73]; &quot;&quot;)">
            <text:p/>
          </table:table-cell>
        </table:table-row>
        <table:table-row table:style-name="ro1">
          <table:table-cell office:value-type="string" calcext:value-type="string">
            <text:p>sub-strokecase0073</text:p>
          </table:table-cell>
          <table:table-cell office:value-type="string" calcext:value-type="string">
            <text:p>(192, 256, 256)</text:p>
          </table:table-cell>
          <table:table-cell office:value-type="string" calcext:value-type="string">
            <text:p>(128, 128, 72)</text:p>
          </table:table-cell>
          <table:table-cell office:value-type="string" calcext:value-type="string">
            <text:p>(1.0, 1.0, 1.0)</text:p>
          </table:table-cell>
          <table:table-cell office:value-type="string" calcext:value-type="string">
            <text:p>(2.0, 2.0, 2.0)</text:p>
          </table:table-cell>
          <table:table-cell office:value-type="float" office:value="1.56" calcext:value-type="float">
            <text:p>1.56</text:p>
          </table:table-cell>
          <table:table-cell office:value-type="float" office:value="1596.097" calcext:value-type="float">
            <text:p>1596.10</text:p>
          </table:table-cell>
          <table:table-cell office:value-type="float" office:value="1" calcext:value-type="float">
            <text:p>1.00</text:p>
          </table:table-cell>
          <table:table-cell table:formula="of:=IF(OR([.F74]&lt;=[stats.B$14]; [.F74]&gt;=[stats.B$15]))" office:value-type="boolean" office:boolean-value="false" calcext:value-type="boolean">
            <text:p>FALSE</text:p>
          </table:table-cell>
          <table:table-cell table:formula="of:=IF([.F74]&lt;[stats.$B$9]; [.F74]; &quot;&quot;)" office:value-type="float" office:value="1.56" calcext:value-type="float">
            <text:p>1.56</text:p>
          </table:table-cell>
          <table:table-cell table:formula="of:=IF(AND([.F74]&gt;=[stats.$B$9];[.F74]&lt;=[stats.$B$11]); [.F74];&quot;&quot;)">
            <text:p/>
          </table:table-cell>
          <table:table-cell table:formula="of:=IF([.F74]&gt;[stats.$B$11]; [.F74]; &quot;&quot;)">
            <text:p/>
          </table:table-cell>
        </table:table-row>
        <table:table-row table:style-name="ro1">
          <table:table-cell office:value-type="string" calcext:value-type="string">
            <text:p>sub-strokecase0074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83744239807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5.304" calcext:value-type="float">
            <text:p>5.30</text:p>
          </table:table-cell>
          <table:table-cell office:value-type="float" office:value="1026.17534767668" calcext:value-type="float">
            <text:p>1026.18</text:p>
          </table:table-cell>
          <table:table-cell office:value-type="float" office:value="0.933142167220042" calcext:value-type="float">
            <text:p>0.93</text:p>
          </table:table-cell>
          <table:table-cell table:formula="of:=IF(OR([.F75]&lt;=[stats.B$14]; [.F75]&gt;=[stats.B$15]))" office:value-type="boolean" office:boolean-value="false" calcext:value-type="boolean">
            <text:p>FALSE</text:p>
          </table:table-cell>
          <table:table-cell table:formula="of:=IF([.F75]&lt;[stats.$B$9]; [.F75]; &quot;&quot;)">
            <text:p/>
          </table:table-cell>
          <table:table-cell table:formula="of:=IF(AND([.F75]&gt;=[stats.$B$9];[.F75]&lt;=[stats.$B$11]); [.F75];&quot;&quot;)" office:value-type="float" office:value="5.304" calcext:value-type="float">
            <text:p>5.30</text:p>
          </table:table-cell>
          <table:table-cell table:formula="of:=IF([.F75]&gt;[stats.$B$11]; [.F75]; &quot;&quot;)">
            <text:p/>
          </table:table-cell>
        </table:table-row>
        <table:table-row table:style-name="ro1">
          <table:table-cell office:value-type="string" calcext:value-type="string">
            <text:p>sub-strokecase0075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54537963867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2.472" calcext:value-type="float">
            <text:p>2.47</text:p>
          </table:table-cell>
          <table:table-cell office:value-type="float" office:value="1529.06729535834" calcext:value-type="float">
            <text:p>1529.07</text:p>
          </table:table-cell>
          <table:table-cell office:value-type="float" office:value="0.909359520291996" calcext:value-type="float">
            <text:p>0.91</text:p>
          </table:table-cell>
          <table:table-cell table:formula="of:=IF(OR([.F76]&lt;=[stats.B$14]; [.F76]&gt;=[stats.B$15]))" office:value-type="boolean" office:boolean-value="false" calcext:value-type="boolean">
            <text:p>FALSE</text:p>
          </table:table-cell>
          <table:table-cell table:formula="of:=IF([.F76]&lt;[stats.$B$9]; [.F76]; &quot;&quot;)">
            <text:p/>
          </table:table-cell>
          <table:table-cell table:formula="of:=IF(AND([.F76]&gt;=[stats.$B$9];[.F76]&lt;=[stats.$B$11]); [.F76];&quot;&quot;)" office:value-type="float" office:value="2.472" calcext:value-type="float">
            <text:p>2.47</text:p>
          </table:table-cell>
          <table:table-cell table:formula="of:=IF([.F76]&gt;[stats.$B$11]; [.F76]; &quot;&quot;)">
            <text:p/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287184715271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6.056" calcext:value-type="float">
            <text:p>6.06</text:p>
          </table:table-cell>
          <table:table-cell office:value-type="float" office:value="1368.867849574" calcext:value-type="float">
            <text:p>1368.87</text:p>
          </table:table-cell>
          <table:table-cell office:value-type="float" office:value="0.922324451893149" calcext:value-type="float">
            <text:p>0.92</text:p>
          </table:table-cell>
          <table:table-cell table:formula="of:=IF(OR([.F77]&lt;=[stats.B$14]; [.F77]&gt;=[stats.B$15]))" office:value-type="boolean" office:boolean-value="false" calcext:value-type="boolean">
            <text:p>FALSE</text:p>
          </table:table-cell>
          <table:table-cell table:formula="of:=IF([.F77]&lt;[stats.$B$9]; [.F77]; &quot;&quot;)">
            <text:p/>
          </table:table-cell>
          <table:table-cell table:formula="of:=IF(AND([.F77]&gt;=[stats.$B$9];[.F77]&lt;=[stats.$B$11]); [.F77];&quot;&quot;)" office:value-type="float" office:value="6.056" calcext:value-type="float">
            <text:p>6.06</text:p>
          </table:table-cell>
          <table:table-cell table:formula="of:=IF([.F77]&gt;[stats.$B$11]; [.F77]; &quot;&quot;)">
            <text:p/>
          </table:table-cell>
        </table:table-row>
        <table:table-row table:style-name="ro1">
          <table:table-cell office:value-type="string" calcext:value-type="string">
            <text:p>sub-strokecase0077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40.432" calcext:value-type="float">
            <text:p>40.43</text:p>
          </table:table-cell>
          <table:table-cell office:value-type="float" office:value="1249.82465362549" calcext:value-type="float">
            <text:p>1249.82</text:p>
          </table:table-cell>
          <table:table-cell office:value-type="float" office:value="0.976649439812894" calcext:value-type="float">
            <text:p>0.98</text:p>
          </table:table-cell>
          <table:table-cell table:formula="of:=IF(OR([.F78]&lt;=[stats.B$14]; [.F78]&gt;=[stats.B$15]))" office:value-type="boolean" office:boolean-value="false" calcext:value-type="boolean">
            <text:p>FALSE</text:p>
          </table:table-cell>
          <table:table-cell table:formula="of:=IF([.F78]&lt;[stats.$B$9]; [.F78]; &quot;&quot;)">
            <text:p/>
          </table:table-cell>
          <table:table-cell table:formula="of:=IF(AND([.F78]&gt;=[stats.$B$9];[.F78]&lt;=[stats.$B$11]); [.F78];&quot;&quot;)">
            <text:p/>
          </table:table-cell>
          <table:table-cell table:formula="of:=IF([.F78]&gt;[stats.$B$11]; [.F78]; &quot;&quot;)" office:value-type="float" office:value="40.432" calcext:value-type="float">
            <text:p>40.43</text:p>
          </table:table-cell>
        </table:table-row>
        <table:table-row table:style-name="ro1">
          <table:table-cell office:value-type="string" calcext:value-type="string">
            <text:p>sub-strokecase0078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89704704285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12.416" calcext:value-type="float">
            <text:p>112.42</text:p>
          </table:table-cell>
          <table:table-cell office:value-type="float" office:value="1268.83100033512" calcext:value-type="float">
            <text:p>1268.83</text:p>
          </table:table-cell>
          <table:table-cell office:value-type="float" office:value="0.986564237729421" calcext:value-type="float">
            <text:p>0.99</text:p>
          </table:table-cell>
          <table:table-cell table:formula="of:=IF(OR([.F79]&lt;=[stats.B$14]; [.F79]&gt;=[stats.B$15]))" office:value-type="boolean" office:boolean-value="true" calcext:value-type="boolean">
            <text:p>TRUE</text:p>
          </table:table-cell>
          <table:table-cell table:formula="of:=IF([.F79]&lt;[stats.$B$9]; [.F79]; &quot;&quot;)">
            <text:p/>
          </table:table-cell>
          <table:table-cell table:formula="of:=IF(AND([.F79]&gt;=[stats.$B$9];[.F79]&lt;=[stats.$B$11]); [.F79];&quot;&quot;)">
            <text:p/>
          </table:table-cell>
          <table:table-cell table:formula="of:=IF([.F79]&gt;[stats.$B$11]; [.F79]; &quot;&quot;)" office:value-type="float" office:value="112.416" calcext:value-type="float">
            <text:p>112.42</text:p>
          </table:table-cell>
        </table:table-row>
        <table:table-row table:style-name="ro1">
          <table:table-cell office:value-type="string" calcext:value-type="string">
            <text:p>sub-strokecase0079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73015403748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296" calcext:value-type="float">
            <text:p>0.30</text:p>
          </table:table-cell>
          <table:table-cell office:value-type="float" office:value="1404.58174879489" calcext:value-type="float">
            <text:p>1404.58</text:p>
          </table:table-cell>
          <table:table-cell office:value-type="float" office:value="0.845166809238666" calcext:value-type="float">
            <text:p>0.85</text:p>
          </table:table-cell>
          <table:table-cell table:formula="of:=IF(OR([.F80]&lt;=[stats.B$14]; [.F80]&gt;=[stats.B$15]))" office:value-type="boolean" office:boolean-value="false" calcext:value-type="boolean">
            <text:p>FALSE</text:p>
          </table:table-cell>
          <table:table-cell table:formula="of:=IF([.F80]&lt;[stats.$B$9]; [.F80]; &quot;&quot;)" office:value-type="float" office:value="0.296" calcext:value-type="float">
            <text:p>0.30</text:p>
          </table:table-cell>
          <table:table-cell table:formula="of:=IF(AND([.F80]&gt;=[stats.$B$9];[.F80]&lt;=[stats.$B$11]); [.F80];&quot;&quot;)">
            <text:p/>
          </table:table-cell>
          <table:table-cell table:formula="of:=IF([.F80]&gt;[stats.$B$11]; [.F80]; &quot;&quot;)">
            <text:p/>
          </table:table-cell>
        </table:table-row>
        <table:table-row table:style-name="ro1">
          <table:table-cell office:value-type="string" calcext:value-type="string">
            <text:p>sub-strokecase0080</text:p>
          </table:table-cell>
          <table:table-cell office:value-type="string" calcext:value-type="string">
            <text:p>(528, 528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366025924682617, 0.4366025924682617, 5.0)</text:p>
          </table:table-cell>
          <table:table-cell office:value-type="string" calcext:value-type="string">
            <text:p>(2.0, 2.0, 2.0)</text:p>
          </table:table-cell>
          <table:table-cell office:value-type="float" office:value="0.656" calcext:value-type="float">
            <text:p>0.66</text:p>
          </table:table-cell>
          <table:table-cell office:value-type="float" office:value="1471.5823702768" calcext:value-type="float">
            <text:p>1471.58</text:p>
          </table:table-cell>
          <table:table-cell office:value-type="float" office:value="0.933532486930545" calcext:value-type="float">
            <text:p>0.93</text:p>
          </table:table-cell>
          <table:table-cell table:formula="of:=IF(OR([.F81]&lt;=[stats.B$14]; [.F81]&gt;=[stats.B$15]))" office:value-type="boolean" office:boolean-value="false" calcext:value-type="boolean">
            <text:p>FALSE</text:p>
          </table:table-cell>
          <table:table-cell table:formula="of:=IF([.F81]&lt;[stats.$B$9]; [.F81]; &quot;&quot;)" office:value-type="float" office:value="0.656" calcext:value-type="float">
            <text:p>0.66</text:p>
          </table:table-cell>
          <table:table-cell table:formula="of:=IF(AND([.F81]&gt;=[stats.$B$9];[.F81]&lt;=[stats.$B$11]); [.F81];&quot;&quot;)">
            <text:p/>
          </table:table-cell>
          <table:table-cell table:formula="of:=IF([.F81]&gt;[stats.$B$11]; [.F81]; &quot;&quot;)">
            <text:p/>
          </table:table-cell>
        </table:table-row>
        <table:table-row table:style-name="ro1">
          <table:table-cell office:value-type="string" calcext:value-type="string">
            <text:p>sub-strokecase0081</text:p>
          </table:table-cell>
          <table:table-cell office:value-type="string" calcext:value-type="string">
            <text:p>(1024, 1024, 230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234375, 0.234375, 1.0)</text:p>
          </table:table-cell>
          <table:table-cell office:value-type="string" calcext:value-type="string">
            <text:p>(2.0, 2.0, 2.0)</text:p>
          </table:table-cell>
          <table:table-cell office:value-type="float" office:value="125.672" calcext:value-type="float">
            <text:p>125.67</text:p>
          </table:table-cell>
          <table:table-cell office:value-type="float" office:value="1223.95193481445" calcext:value-type="float">
            <text:p>1223.95</text:p>
          </table:table-cell>
          <table:table-cell office:value-type="float" office:value="0.982121427550823" calcext:value-type="float">
            <text:p>0.98</text:p>
          </table:table-cell>
          <table:table-cell table:formula="of:=IF(OR([.F82]&lt;=[stats.B$14]; [.F82]&gt;=[stats.B$15]))" office:value-type="boolean" office:boolean-value="true" calcext:value-type="boolean">
            <text:p>TRUE</text:p>
          </table:table-cell>
          <table:table-cell table:formula="of:=IF([.F82]&lt;[stats.$B$9]; [.F82]; &quot;&quot;)">
            <text:p/>
          </table:table-cell>
          <table:table-cell table:formula="of:=IF(AND([.F82]&gt;=[stats.$B$9];[.F82]&lt;=[stats.$B$11]); [.F82];&quot;&quot;)">
            <text:p/>
          </table:table-cell>
          <table:table-cell table:formula="of:=IF([.F82]&gt;[stats.$B$11]; [.F82]; &quot;&quot;)" office:value-type="float" office:value="125.672" calcext:value-type="float">
            <text:p>125.67</text:p>
          </table:table-cell>
        </table:table-row>
        <table:table-row table:style-name="ro1">
          <table:table-cell office:value-type="string" calcext:value-type="string">
            <text:p>sub-strokecase0082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411758422852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968" calcext:value-type="float">
            <text:p>0.97</text:p>
          </table:table-cell>
          <table:table-cell office:value-type="float" office:value="1546.02193613676" calcext:value-type="float">
            <text:p>1546.02</text:p>
          </table:table-cell>
          <table:table-cell office:value-type="float" office:value="0.93593875906527" calcext:value-type="float">
            <text:p>0.94</text:p>
          </table:table-cell>
          <table:table-cell table:formula="of:=IF(OR([.F83]&lt;=[stats.B$14]; [.F83]&gt;=[stats.B$15]))" office:value-type="boolean" office:boolean-value="false" calcext:value-type="boolean">
            <text:p>FALSE</text:p>
          </table:table-cell>
          <table:table-cell table:formula="of:=IF([.F83]&lt;[stats.$B$9]; [.F83]; &quot;&quot;)" office:value-type="float" office:value="0.968" calcext:value-type="float">
            <text:p>0.97</text:p>
          </table:table-cell>
          <table:table-cell table:formula="of:=IF(AND([.F83]&gt;=[stats.$B$9];[.F83]&lt;=[stats.$B$11]); [.F83];&quot;&quot;)">
            <text:p/>
          </table:table-cell>
          <table:table-cell table:formula="of:=IF([.F83]&gt;[stats.$B$11]; [.F83]; &quot;&quot;)">
            <text:p/>
          </table:table-cell>
        </table:table-row>
        <table:table-row table:style-name="ro1">
          <table:table-cell office:value-type="string" calcext:value-type="string">
            <text:p>sub-strokecase0083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111.176" calcext:value-type="float">
            <text:p>111.18</text:p>
          </table:table-cell>
          <table:table-cell office:value-type="float" office:value="1179.58702087402" calcext:value-type="float">
            <text:p>1179.59</text:p>
          </table:table-cell>
          <table:table-cell office:value-type="float" office:value="0.985615177296498" calcext:value-type="float">
            <text:p>0.99</text:p>
          </table:table-cell>
          <table:table-cell table:formula="of:=IF(OR([.F84]&lt;=[stats.B$14]; [.F84]&gt;=[stats.B$15]))" office:value-type="boolean" office:boolean-value="true" calcext:value-type="boolean">
            <text:p>TRUE</text:p>
          </table:table-cell>
          <table:table-cell table:formula="of:=IF([.F84]&lt;[stats.$B$9]; [.F84]; &quot;&quot;)">
            <text:p/>
          </table:table-cell>
          <table:table-cell table:formula="of:=IF(AND([.F84]&gt;=[stats.$B$9];[.F84]&lt;=[stats.$B$11]); [.F84];&quot;&quot;)">
            <text:p/>
          </table:table-cell>
          <table:table-cell table:formula="of:=IF([.F84]&gt;[stats.$B$11]; [.F84]; &quot;&quot;)" office:value-type="float" office:value="111.176" calcext:value-type="float">
            <text:p>111.18</text:p>
          </table:table-cell>
        </table:table-row>
        <table:table-row table:style-name="ro1">
          <table:table-cell office:value-type="string" calcext:value-type="string">
            <text:p>sub-strokecase0084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7.168" calcext:value-type="float">
            <text:p>7.17</text:p>
          </table:table-cell>
          <table:table-cell office:value-type="float" office:value="1387.83496284485" calcext:value-type="float">
            <text:p>1387.83</text:p>
          </table:table-cell>
          <table:table-cell office:value-type="float" office:value="0.959514761765566" calcext:value-type="float">
            <text:p>0.96</text:p>
          </table:table-cell>
          <table:table-cell table:formula="of:=IF(OR([.F85]&lt;=[stats.B$14]; [.F85]&gt;=[stats.B$15]))" office:value-type="boolean" office:boolean-value="false" calcext:value-type="boolean">
            <text:p>FALSE</text:p>
          </table:table-cell>
          <table:table-cell table:formula="of:=IF([.F85]&lt;[stats.$B$9]; [.F85]; &quot;&quot;)">
            <text:p/>
          </table:table-cell>
          <table:table-cell table:formula="of:=IF(AND([.F85]&gt;=[stats.$B$9];[.F85]&lt;=[stats.$B$11]); [.F85];&quot;&quot;)" office:value-type="float" office:value="7.168" calcext:value-type="float">
            <text:p>7.17</text:p>
          </table:table-cell>
          <table:table-cell table:formula="of:=IF([.F85]&gt;[stats.$B$11]; [.F85]; &quot;&quot;)">
            <text:p/>
          </table:table-cell>
        </table:table-row>
        <table:table-row table:style-name="ro1">
          <table:table-cell office:value-type="string" calcext:value-type="string">
            <text:p>sub-strokecase0085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70631217957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29.048" calcext:value-type="float">
            <text:p>29.05</text:p>
          </table:table-cell>
          <table:table-cell office:value-type="float" office:value="1499.14797011519" calcext:value-type="float">
            <text:p>1499.15</text:p>
          </table:table-cell>
          <table:table-cell office:value-type="float" office:value="0.951756152768986" calcext:value-type="float">
            <text:p>0.95</text:p>
          </table:table-cell>
          <table:table-cell table:formula="of:=IF(OR([.F86]&lt;=[stats.B$14]; [.F86]&gt;=[stats.B$15]))" office:value-type="boolean" office:boolean-value="false" calcext:value-type="boolean">
            <text:p>FALSE</text:p>
          </table:table-cell>
          <table:table-cell table:formula="of:=IF([.F86]&lt;[stats.$B$9]; [.F86]; &quot;&quot;)">
            <text:p/>
          </table:table-cell>
          <table:table-cell table:formula="of:=IF(AND([.F86]&gt;=[stats.$B$9];[.F86]&lt;=[stats.$B$11]); [.F86];&quot;&quot;)">
            <text:p/>
          </table:table-cell>
          <table:table-cell table:formula="of:=IF([.F86]&gt;[stats.$B$11]; [.F86]; &quot;&quot;)" office:value-type="float" office:value="29.048" calcext:value-type="float">
            <text:p>29.05</text:p>
          </table:table-cell>
        </table:table-row>
        <table:table-row table:style-name="ro1">
          <table:table-cell office:value-type="string" calcext:value-type="string">
            <text:p>sub-strokecase0086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502953529358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46.76" calcext:value-type="float">
            <text:p>46.76</text:p>
          </table:table-cell>
          <table:table-cell office:value-type="float" office:value="1472.45983758228" calcext:value-type="float">
            <text:p>1472.46</text:p>
          </table:table-cell>
          <table:table-cell office:value-type="float" office:value="0.985821485753969" calcext:value-type="float">
            <text:p>0.99</text:p>
          </table:table-cell>
          <table:table-cell table:formula="of:=IF(OR([.F87]&lt;=[stats.B$14]; [.F87]&gt;=[stats.B$15]))" office:value-type="boolean" office:boolean-value="false" calcext:value-type="boolean">
            <text:p>FALSE</text:p>
          </table:table-cell>
          <table:table-cell table:formula="of:=IF([.F87]&lt;[stats.$B$9]; [.F87]; &quot;&quot;)">
            <text:p/>
          </table:table-cell>
          <table:table-cell table:formula="of:=IF(AND([.F87]&gt;=[stats.$B$9];[.F87]&lt;=[stats.$B$11]); [.F87];&quot;&quot;)">
            <text:p/>
          </table:table-cell>
          <table:table-cell table:formula="of:=IF([.F87]&gt;[stats.$B$11]; [.F87]; &quot;&quot;)" office:value-type="float" office:value="46.76" calcext:value-type="float">
            <text:p>46.76</text:p>
          </table:table-cell>
        </table:table-row>
        <table:table-row table:style-name="ro1">
          <table:table-cell office:value-type="string" calcext:value-type="string">
            <text:p>sub-strokecase0087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78.248" calcext:value-type="float">
            <text:p>78.25</text:p>
          </table:table-cell>
          <table:table-cell office:value-type="float" office:value="1585.67116355896" calcext:value-type="float">
            <text:p>1585.67</text:p>
          </table:table-cell>
          <table:table-cell office:value-type="float" office:value="0.981071382801487" calcext:value-type="float">
            <text:p>0.98</text:p>
          </table:table-cell>
          <table:table-cell table:formula="of:=IF(OR([.F88]&lt;=[stats.B$14]; [.F88]&gt;=[stats.B$15]))" office:value-type="boolean" office:boolean-value="true" calcext:value-type="boolean">
            <text:p>TRUE</text:p>
          </table:table-cell>
          <table:table-cell table:formula="of:=IF([.F88]&lt;[stats.$B$9]; [.F88]; &quot;&quot;)">
            <text:p/>
          </table:table-cell>
          <table:table-cell table:formula="of:=IF(AND([.F88]&gt;=[stats.$B$9];[.F88]&lt;=[stats.$B$11]); [.F88];&quot;&quot;)">
            <text:p/>
          </table:table-cell>
          <table:table-cell table:formula="of:=IF([.F88]&gt;[stats.$B$11]; [.F88]; &quot;&quot;)" office:value-type="float" office:value="78.248" calcext:value-type="float">
            <text:p>78.25</text:p>
          </table:table-cell>
        </table:table-row>
        <table:table-row table:style-name="ro1">
          <table:table-cell office:value-type="string" calcext:value-type="string">
            <text:p>sub-strokecase0088</text:p>
          </table:table-cell>
          <table:table-cell office:value-type="string" calcext:value-type="string">
            <text:p>(253, 336, 336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71823310852, 0.7142857313156128, 0.7142857313156128)</text:p>
          </table:table-cell>
          <table:table-cell office:value-type="string" calcext:value-type="string">
            <text:p>(2.0, 2.0, 2.0)</text:p>
          </table:table-cell>
          <table:table-cell office:value-type="float" office:value="0.44" calcext:value-type="float">
            <text:p>0.44</text:p>
          </table:table-cell>
          <table:table-cell office:value-type="float" office:value="1435.92929620728" calcext:value-type="float">
            <text:p>1435.93</text:p>
          </table:table-cell>
          <table:table-cell office:value-type="float" office:value="0.940397350993378" calcext:value-type="float">
            <text:p>0.94</text:p>
          </table:table-cell>
          <table:table-cell table:formula="of:=IF(OR([.F89]&lt;=[stats.B$14]; [.F89]&gt;=[stats.B$15]))" office:value-type="boolean" office:boolean-value="false" calcext:value-type="boolean">
            <text:p>FALSE</text:p>
          </table:table-cell>
          <table:table-cell table:formula="of:=IF([.F89]&lt;[stats.$B$9]; [.F89]; &quot;&quot;)" office:value-type="float" office:value="0.44" calcext:value-type="float">
            <text:p>0.44</text:p>
          </table:table-cell>
          <table:table-cell table:formula="of:=IF(AND([.F89]&gt;=[stats.$B$9];[.F89]&lt;=[stats.$B$11]); [.F89];&quot;&quot;)">
            <text:p/>
          </table:table-cell>
          <table:table-cell table:formula="of:=IF([.F89]&gt;[stats.$B$11]; [.F89]; &quot;&quot;)">
            <text:p/>
          </table:table-cell>
        </table:table-row>
        <table:table-row table:style-name="ro1">
          <table:table-cell office:value-type="string" calcext:value-type="string">
            <text:p>sub-strokecase0089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97453308105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.536" calcext:value-type="float">
            <text:p>1.54</text:p>
          </table:table-cell>
          <table:table-cell office:value-type="float" office:value="1404.97994571144" calcext:value-type="float">
            <text:p>1404.98</text:p>
          </table:table-cell>
          <table:table-cell office:value-type="float" office:value="0.956707240557159" calcext:value-type="float">
            <text:p>0.96</text:p>
          </table:table-cell>
          <table:table-cell table:formula="of:=IF(OR([.F90]&lt;=[stats.B$14]; [.F90]&gt;=[stats.B$15]))" office:value-type="boolean" office:boolean-value="false" calcext:value-type="boolean">
            <text:p>FALSE</text:p>
          </table:table-cell>
          <table:table-cell table:formula="of:=IF([.F90]&lt;[stats.$B$9]; [.F90]; &quot;&quot;)" office:value-type="float" office:value="1.536" calcext:value-type="float">
            <text:p>1.54</text:p>
          </table:table-cell>
          <table:table-cell table:formula="of:=IF(AND([.F90]&gt;=[stats.$B$9];[.F90]&lt;=[stats.$B$11]); [.F90];&quot;&quot;)">
            <text:p/>
          </table:table-cell>
          <table:table-cell table:formula="of:=IF([.F90]&gt;[stats.$B$11]; [.F90]; &quot;&quot;)">
            <text:p/>
          </table:table-cell>
        </table:table-row>
        <table:table-row table:style-name="ro1">
          <table:table-cell office:value-type="string" calcext:value-type="string">
            <text:p>sub-strokecase0090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70035171509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3.608" calcext:value-type="float">
            <text:p>3.61</text:p>
          </table:table-cell>
          <table:table-cell office:value-type="float" office:value="1443.63582743283" calcext:value-type="float">
            <text:p>1443.64</text:p>
          </table:table-cell>
          <table:table-cell office:value-type="float" office:value="0.961023600881673" calcext:value-type="float">
            <text:p>0.96</text:p>
          </table:table-cell>
          <table:table-cell table:formula="of:=IF(OR([.F91]&lt;=[stats.B$14]; [.F91]&gt;=[stats.B$15]))" office:value-type="boolean" office:boolean-value="false" calcext:value-type="boolean">
            <text:p>FALSE</text:p>
          </table:table-cell>
          <table:table-cell table:formula="of:=IF([.F91]&lt;[stats.$B$9]; [.F91]; &quot;&quot;)">
            <text:p/>
          </table:table-cell>
          <table:table-cell table:formula="of:=IF(AND([.F91]&gt;=[stats.$B$9];[.F91]&lt;=[stats.$B$11]); [.F91];&quot;&quot;)" office:value-type="float" office:value="3.608" calcext:value-type="float">
            <text:p>3.61</text:p>
          </table:table-cell>
          <table:table-cell table:formula="of:=IF([.F91]&gt;[stats.$B$11]; [.F91]; &quot;&quot;)">
            <text:p/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string" calcext:value-type="string">
            <text:p>(352, 352, 230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818181872367859, 0.6818181872367859, 1.0)</text:p>
          </table:table-cell>
          <table:table-cell office:value-type="string" calcext:value-type="string">
            <text:p>(2.0, 2.0, 2.0)</text:p>
          </table:table-cell>
          <table:table-cell office:value-type="float" office:value="48.6" calcext:value-type="float">
            <text:p>48.60</text:p>
          </table:table-cell>
          <table:table-cell office:value-type="float" office:value="1508.86025125541" calcext:value-type="float">
            <text:p>1508.86</text:p>
          </table:table-cell>
          <table:table-cell office:value-type="float" office:value="0.976692423579725" calcext:value-type="float">
            <text:p>0.98</text:p>
          </table:table-cell>
          <table:table-cell table:formula="of:=IF(OR([.F92]&lt;=[stats.B$14]; [.F92]&gt;=[stats.B$15]))" office:value-type="boolean" office:boolean-value="false" calcext:value-type="boolean">
            <text:p>FALSE</text:p>
          </table:table-cell>
          <table:table-cell table:formula="of:=IF([.F92]&lt;[stats.$B$9]; [.F92]; &quot;&quot;)">
            <text:p/>
          </table:table-cell>
          <table:table-cell table:formula="of:=IF(AND([.F92]&gt;=[stats.$B$9];[.F92]&lt;=[stats.$B$11]); [.F92];&quot;&quot;)">
            <text:p/>
          </table:table-cell>
          <table:table-cell table:formula="of:=IF([.F92]&gt;[stats.$B$11]; [.F92]; &quot;&quot;)" office:value-type="float" office:value="48.6" calcext:value-type="float">
            <text:p>48.60</text:p>
          </table:table-cell>
        </table:table-row>
        <table:table-row table:style-name="ro1">
          <table:table-cell office:value-type="string" calcext:value-type="string">
            <text:p>sub-strokecase0092</text:p>
          </table:table-cell>
          <table:table-cell office:value-type="string" calcext:value-type="string">
            <text:p>(560, 560, 33)</text:p>
          </table:table-cell>
          <table:table-cell office:value-type="string" calcext:value-type="string">
            <text:p>(115, 115, 75)</text:p>
          </table:table-cell>
          <table:table-cell office:value-type="string" calcext:value-type="string">
            <text:p>(0.4285714328289032, 0.4285714328289032, 5.0)</text:p>
          </table:table-cell>
          <table:table-cell office:value-type="string" calcext:value-type="string">
            <text:p>(2.0, 2.0, 2.0)</text:p>
          </table:table-cell>
          <table:table-cell office:value-type="float" office:value="66.032" calcext:value-type="float">
            <text:p>66.03</text:p>
          </table:table-cell>
          <table:table-cell office:value-type="float" office:value="1801.34268885069" calcext:value-type="float">
            <text:p>1801.34</text:p>
          </table:table-cell>
          <table:table-cell office:value-type="float" office:value="0.984130760296114" calcext:value-type="float">
            <text:p>0.98</text:p>
          </table:table-cell>
          <table:table-cell table:formula="of:=IF(OR([.F93]&lt;=[stats.B$14]; [.F93]&gt;=[stats.B$15]))" office:value-type="boolean" office:boolean-value="true" calcext:value-type="boolean">
            <text:p>TRUE</text:p>
          </table:table-cell>
          <table:table-cell table:formula="of:=IF([.F93]&lt;[stats.$B$9]; [.F93]; &quot;&quot;)">
            <text:p/>
          </table:table-cell>
          <table:table-cell table:formula="of:=IF(AND([.F93]&gt;=[stats.$B$9];[.F93]&lt;=[stats.$B$11]); [.F93];&quot;&quot;)">
            <text:p/>
          </table:table-cell>
          <table:table-cell table:formula="of:=IF([.F93]&gt;[stats.$B$11]; [.F93]; &quot;&quot;)" office:value-type="float" office:value="66.032" calcext:value-type="float">
            <text:p>66.03</text:p>
          </table:table-cell>
        </table:table-row>
        <table:table-row table:style-name="ro1">
          <table:table-cell office:value-type="string" calcext:value-type="string">
            <text:p>sub-strokecase0093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6169052124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336" calcext:value-type="float">
            <text:p>0.34</text:p>
          </table:table-cell>
          <table:table-cell office:value-type="float" office:value="1383.74521360234" calcext:value-type="float">
            <text:p>1383.75</text:p>
          </table:table-cell>
          <table:table-cell office:value-type="float" office:value="0.923540036122818" calcext:value-type="float">
            <text:p>0.92</text:p>
          </table:table-cell>
          <table:table-cell table:formula="of:=IF(OR([.F94]&lt;=[stats.B$14]; [.F94]&gt;=[stats.B$15]))" office:value-type="boolean" office:boolean-value="false" calcext:value-type="boolean">
            <text:p>FALSE</text:p>
          </table:table-cell>
          <table:table-cell table:formula="of:=IF([.F94]&lt;[stats.$B$9]; [.F94]; &quot;&quot;)" office:value-type="float" office:value="0.336" calcext:value-type="float">
            <text:p>0.34</text:p>
          </table:table-cell>
          <table:table-cell table:formula="of:=IF(AND([.F94]&gt;=[stats.$B$9];[.F94]&lt;=[stats.$B$11]); [.F94];&quot;&quot;)">
            <text:p/>
          </table:table-cell>
          <table:table-cell table:formula="of:=IF([.F94]&gt;[stats.$B$11]; [.F94]; &quot;&quot;)">
            <text:p/>
          </table:table-cell>
        </table:table-row>
        <table:table-row table:style-name="ro1">
          <table:table-cell office:value-type="string" calcext:value-type="string">
            <text:p>sub-strokecase0094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4.536" calcext:value-type="float">
            <text:p>4.54</text:p>
          </table:table-cell>
          <table:table-cell office:value-type="float" office:value="1600.46291923523" calcext:value-type="float">
            <text:p>1600.46</text:p>
          </table:table-cell>
          <table:table-cell office:value-type="float" office:value="0.930781268809438" calcext:value-type="float">
            <text:p>0.93</text:p>
          </table:table-cell>
          <table:table-cell table:formula="of:=IF(OR([.F95]&lt;=[stats.B$14]; [.F95]&gt;=[stats.B$15]))" office:value-type="boolean" office:boolean-value="false" calcext:value-type="boolean">
            <text:p>FALSE</text:p>
          </table:table-cell>
          <table:table-cell table:formula="of:=IF([.F95]&lt;[stats.$B$9]; [.F95]; &quot;&quot;)">
            <text:p/>
          </table:table-cell>
          <table:table-cell table:formula="of:=IF(AND([.F95]&gt;=[stats.$B$9];[.F95]&lt;=[stats.$B$11]); [.F95];&quot;&quot;)" office:value-type="float" office:value="4.536" calcext:value-type="float">
            <text:p>4.54</text:p>
          </table:table-cell>
          <table:table-cell table:formula="of:=IF([.F95]&gt;[stats.$B$11]; [.F95]; &quot;&quot;)">
            <text:p/>
          </table:table-cell>
        </table:table-row>
        <table:table-row table:style-name="ro1">
          <table:table-cell office:value-type="string" calcext:value-type="string">
            <text:p>sub-strokecase0095</text:p>
          </table:table-cell>
          <table:table-cell office:value-type="string" calcext:value-type="string">
            <text:p>(352, 352, 230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818181872367859, 0.6818181872367859, 1.0)</text:p>
          </table:table-cell>
          <table:table-cell office:value-type="string" calcext:value-type="string">
            <text:p>(2.0, 2.0, 2.0)</text:p>
          </table:table-cell>
          <table:table-cell office:value-type="float" office:value="2.48" calcext:value-type="float">
            <text:p>2.48</text:p>
          </table:table-cell>
          <table:table-cell office:value-type="float" office:value="1368.77404035112" calcext:value-type="float">
            <text:p>1368.77</text:p>
          </table:table-cell>
          <table:table-cell office:value-type="float" office:value="0.936789546372039" calcext:value-type="float">
            <text:p>0.94</text:p>
          </table:table-cell>
          <table:table-cell table:formula="of:=IF(OR([.F96]&lt;=[stats.B$14]; [.F96]&gt;=[stats.B$15]))" office:value-type="boolean" office:boolean-value="false" calcext:value-type="boolean">
            <text:p>FALSE</text:p>
          </table:table-cell>
          <table:table-cell table:formula="of:=IF([.F96]&lt;[stats.$B$9]; [.F96]; &quot;&quot;)">
            <text:p/>
          </table:table-cell>
          <table:table-cell table:formula="of:=IF(AND([.F96]&gt;=[stats.$B$9];[.F96]&lt;=[stats.$B$11]); [.F96];&quot;&quot;)" office:value-type="float" office:value="2.48" calcext:value-type="float">
            <text:p>2.48</text:p>
          </table:table-cell>
          <table:table-cell table:formula="of:=IF([.F96]&gt;[stats.$B$11]; [.F96]; &quot;&quot;)">
            <text:p/>
          </table:table-cell>
        </table:table-row>
        <table:table-row table:style-name="ro1">
          <table:table-cell office:value-type="string" calcext:value-type="string">
            <text:p>sub-strokecase0096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97453308105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.264" calcext:value-type="float">
            <text:p>1.26</text:p>
          </table:table-cell>
          <table:table-cell office:value-type="float" office:value="1413.09505532251" calcext:value-type="float">
            <text:p>1413.10</text:p>
          </table:table-cell>
          <table:table-cell office:value-type="float" office:value="0.949042709867452" calcext:value-type="float">
            <text:p>0.95</text:p>
          </table:table-cell>
          <table:table-cell table:formula="of:=IF(OR([.F97]&lt;=[stats.B$14]; [.F97]&gt;=[stats.B$15]))" office:value-type="boolean" office:boolean-value="false" calcext:value-type="boolean">
            <text:p>FALSE</text:p>
          </table:table-cell>
          <table:table-cell table:formula="of:=IF([.F97]&lt;[stats.$B$9]; [.F97]; &quot;&quot;)" office:value-type="float" office:value="1.264" calcext:value-type="float">
            <text:p>1.26</text:p>
          </table:table-cell>
          <table:table-cell table:formula="of:=IF(AND([.F97]&gt;=[stats.$B$9];[.F97]&lt;=[stats.$B$11]); [.F97];&quot;&quot;)">
            <text:p/>
          </table:table-cell>
          <table:table-cell table:formula="of:=IF([.F97]&gt;[stats.$B$11]; [.F97]; &quot;&quot;)">
            <text:p/>
          </table:table-cell>
        </table:table-row>
        <table:table-row table:style-name="ro1">
          <table:table-cell office:value-type="string" calcext:value-type="string">
            <text:p>sub-strokecase0097</text:p>
          </table:table-cell>
          <table:table-cell office:value-type="string" calcext:value-type="string">
            <text:p>(352, 352, 230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818181872367859, 0.6818181872367859, 1.0)</text:p>
          </table:table-cell>
          <table:table-cell office:value-type="string" calcext:value-type="string">
            <text:p>(2.0, 2.0, 2.0)</text:p>
          </table:table-cell>
          <table:table-cell office:value-type="float" office:value="7.28" calcext:value-type="float">
            <text:p>7.28</text:p>
          </table:table-cell>
          <table:table-cell office:value-type="float" office:value="1321.39015530045" calcext:value-type="float">
            <text:p>1321.39</text:p>
          </table:table-cell>
          <table:table-cell office:value-type="float" office:value="0.950128825045001" calcext:value-type="float">
            <text:p>0.95</text:p>
          </table:table-cell>
          <table:table-cell table:formula="of:=IF(OR([.F98]&lt;=[stats.B$14]; [.F98]&gt;=[stats.B$15]))" office:value-type="boolean" office:boolean-value="false" calcext:value-type="boolean">
            <text:p>FALSE</text:p>
          </table:table-cell>
          <table:table-cell table:formula="of:=IF([.F98]&lt;[stats.$B$9]; [.F98]; &quot;&quot;)">
            <text:p/>
          </table:table-cell>
          <table:table-cell table:formula="of:=IF(AND([.F98]&gt;=[stats.$B$9];[.F98]&lt;=[stats.$B$11]); [.F98];&quot;&quot;)" office:value-type="float" office:value="7.28" calcext:value-type="float">
            <text:p>7.28</text:p>
          </table:table-cell>
          <table:table-cell table:formula="of:=IF([.F98]&gt;[stats.$B$11]; [.F98]; &quot;&quot;)">
            <text:p/>
          </table:table-cell>
        </table:table-row>
        <table:table-row table:style-name="ro1">
          <table:table-cell office:value-type="string" calcext:value-type="string">
            <text:p>sub-strokecase0098</text:p>
          </table:table-cell>
          <table:table-cell office:value-type="string" calcext:value-type="string">
            <text:p>(352, 352, 230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818181872367859, 0.6818181872367859, 1.0)</text:p>
          </table:table-cell>
          <table:table-cell office:value-type="string" calcext:value-type="string">
            <text:p>(2.0, 2.0, 2.0)</text:p>
          </table:table-cell>
          <table:table-cell office:value-type="float" office:value="1.384" calcext:value-type="float">
            <text:p>1.38</text:p>
          </table:table-cell>
          <table:table-cell office:value-type="float" office:value="1390.68783202174" calcext:value-type="float">
            <text:p>1390.69</text:p>
          </table:table-cell>
          <table:table-cell office:value-type="float" office:value="0.910365335598981" calcext:value-type="float">
            <text:p>0.91</text:p>
          </table:table-cell>
          <table:table-cell table:formula="of:=IF(OR([.F99]&lt;=[stats.B$14]; [.F99]&gt;=[stats.B$15]))" office:value-type="boolean" office:boolean-value="false" calcext:value-type="boolean">
            <text:p>FALSE</text:p>
          </table:table-cell>
          <table:table-cell table:formula="of:=IF([.F99]&lt;[stats.$B$9]; [.F99]; &quot;&quot;)" office:value-type="float" office:value="1.384" calcext:value-type="float">
            <text:p>1.38</text:p>
          </table:table-cell>
          <table:table-cell table:formula="of:=IF(AND([.F99]&gt;=[stats.$B$9];[.F99]&lt;=[stats.$B$11]); [.F99];&quot;&quot;)">
            <text:p/>
          </table:table-cell>
          <table:table-cell table:formula="of:=IF([.F99]&gt;[stats.$B$11]; [.F99]; &quot;&quot;)">
            <text:p/>
          </table:table-cell>
        </table:table-row>
        <table:table-row table:style-name="ro1">
          <table:table-cell office:value-type="string" calcext:value-type="string">
            <text:p>sub-strokecase0099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3.736" calcext:value-type="float">
            <text:p>3.74</text:p>
          </table:table-cell>
          <table:table-cell office:value-type="float" office:value="1384.76259613037" calcext:value-type="float">
            <text:p>1384.76</text:p>
          </table:table-cell>
          <table:table-cell office:value-type="float" office:value="0.937800356995744" calcext:value-type="float">
            <text:p>0.94</text:p>
          </table:table-cell>
          <table:table-cell table:formula="of:=IF(OR([.F100]&lt;=[stats.B$14]; [.F100]&gt;=[stats.B$15]))" office:value-type="boolean" office:boolean-value="false" calcext:value-type="boolean">
            <text:p>FALSE</text:p>
          </table:table-cell>
          <table:table-cell table:formula="of:=IF([.F100]&lt;[stats.$B$9]; [.F100]; &quot;&quot;)">
            <text:p/>
          </table:table-cell>
          <table:table-cell table:formula="of:=IF(AND([.F100]&gt;=[stats.$B$9];[.F100]&lt;=[stats.$B$11]); [.F100];&quot;&quot;)" office:value-type="float" office:value="3.736" calcext:value-type="float">
            <text:p>3.74</text:p>
          </table:table-cell>
          <table:table-cell table:formula="of:=IF([.F100]&gt;[stats.$B$11]; [.F100]; &quot;&quot;)">
            <text:p/>
          </table:table-cell>
        </table:table-row>
        <table:table-row table:style-name="ro1">
          <table:table-cell office:value-type="string" calcext:value-type="string">
            <text:p>sub-strokecase0100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438580513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568" calcext:value-type="float">
            <text:p>0.57</text:p>
          </table:table-cell>
          <table:table-cell office:value-type="float" office:value="1397.31150892582" calcext:value-type="float">
            <text:p>1397.31</text:p>
          </table:table-cell>
          <table:table-cell office:value-type="float" office:value="0.907087770840984" calcext:value-type="float">
            <text:p>0.91</text:p>
          </table:table-cell>
          <table:table-cell table:formula="of:=IF(OR([.F101]&lt;=[stats.B$14]; [.F101]&gt;=[stats.B$15]))" office:value-type="boolean" office:boolean-value="false" calcext:value-type="boolean">
            <text:p>FALSE</text:p>
          </table:table-cell>
          <table:table-cell table:formula="of:=IF([.F101]&lt;[stats.$B$9]; [.F101]; &quot;&quot;)" office:value-type="float" office:value="0.568" calcext:value-type="float">
            <text:p>0.57</text:p>
          </table:table-cell>
          <table:table-cell table:formula="of:=IF(AND([.F101]&gt;=[stats.$B$9];[.F101]&lt;=[stats.$B$11]); [.F101];&quot;&quot;)">
            <text:p/>
          </table:table-cell>
          <table:table-cell table:formula="of:=IF([.F101]&gt;[stats.$B$11]; [.F101]; &quot;&quot;)">
            <text:p/>
          </table:table-cell>
        </table:table-row>
        <table:table-row table:style-name="ro1">
          <table:table-cell office:value-type="string" calcext:value-type="string">
            <text:p>sub-strokecase0101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256, 256, 73)</text:p>
          </table:table-cell>
          <table:table-cell office:value-type="string" calcext:value-type="string">
            <text:p>(0.7115364670753479, 0.7102272510528564, 0.7102272510528564)</text:p>
          </table:table-cell>
          <table:table-cell office:value-type="string" calcext:value-type="string">
            <text:p>(0.875, 0.875, 2.0)</text:p>
          </table:table-cell>
          <table:table-cell office:value-type="float" office:value="14.75053125" calcext:value-type="float">
            <text:p>14.75</text:p>
          </table:table-cell>
          <table:table-cell office:value-type="float" office:value="1208.94835781423" calcext:value-type="float">
            <text:p>1208.95</text:p>
          </table:table-cell>
          <table:table-cell office:value-type="float" office:value="0.967917186697012" calcext:value-type="float">
            <text:p>0.97</text:p>
          </table:table-cell>
          <table:table-cell table:formula="of:=IF(OR([.F102]&lt;=[stats.B$14]; [.F102]&gt;=[stats.B$15]))" office:value-type="boolean" office:boolean-value="false" calcext:value-type="boolean">
            <text:p>FALSE</text:p>
          </table:table-cell>
          <table:table-cell table:formula="of:=IF([.F102]&lt;[stats.$B$9]; [.F102]; &quot;&quot;)">
            <text:p/>
          </table:table-cell>
          <table:table-cell table:formula="of:=IF(AND([.F102]&gt;=[stats.$B$9];[.F102]&lt;=[stats.$B$11]); [.F102];&quot;&quot;)" office:value-type="float" office:value="14.75053125" calcext:value-type="float">
            <text:p>14.75</text:p>
          </table:table-cell>
          <table:table-cell table:formula="of:=IF([.F102]&gt;[stats.$B$11]; [.F102]; &quot;&quot;)">
            <text:p/>
          </table:table-cell>
        </table:table-row>
        <table:table-row table:style-name="ro1">
          <table:table-cell office:value-type="string" calcext:value-type="string">
            <text:p>sub-strokecase0102</text:p>
          </table:table-cell>
          <table:table-cell office:value-type="string" calcext:value-type="string">
            <text:p>(352, 230, 352)</text:p>
          </table:table-cell>
          <table:table-cell office:value-type="string" calcext:value-type="string">
            <text:p>(256, 256, 73)</text:p>
          </table:table-cell>
          <table:table-cell office:value-type="string" calcext:value-type="string">
            <text:p>(0.6818181872367859, 1.0, 0.6818181872367859)</text:p>
          </table:table-cell>
          <table:table-cell office:value-type="string" calcext:value-type="string">
            <text:p>(0.875, 0.875, 2.0)</text:p>
          </table:table-cell>
          <table:table-cell office:value-type="float" office:value="12.93446875" calcext:value-type="float">
            <text:p>12.93</text:p>
          </table:table-cell>
          <table:table-cell office:value-type="float" office:value="1162.2723841763" calcext:value-type="float">
            <text:p>1162.27</text:p>
          </table:table-cell>
          <table:table-cell office:value-type="float" office:value="0.952693138642628" calcext:value-type="float">
            <text:p>0.95</text:p>
          </table:table-cell>
          <table:table-cell table:formula="of:=IF(OR([.F103]&lt;=[stats.B$14]; [.F103]&gt;=[stats.B$15]))" office:value-type="boolean" office:boolean-value="false" calcext:value-type="boolean">
            <text:p>FALSE</text:p>
          </table:table-cell>
          <table:table-cell table:formula="of:=IF([.F103]&lt;[stats.$B$9]; [.F103]; &quot;&quot;)">
            <text:p/>
          </table:table-cell>
          <table:table-cell table:formula="of:=IF(AND([.F103]&gt;=[stats.$B$9];[.F103]&lt;=[stats.$B$11]); [.F103];&quot;&quot;)" office:value-type="float" office:value="12.93446875" calcext:value-type="float">
            <text:p>12.93</text:p>
          </table:table-cell>
          <table:table-cell table:formula="of:=IF([.F103]&gt;[stats.$B$11]; [.F103]; &quot;&quot;)">
            <text:p/>
          </table:table-cell>
        </table:table-row>
        <table:table-row table:style-name="ro1">
          <table:table-cell office:value-type="string" calcext:value-type="string">
            <text:p>sub-strokecase0103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83148193359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192" calcext:value-type="float">
            <text:p>0.19</text:p>
          </table:table-cell>
          <table:table-cell office:value-type="float" office:value="1378.27555691198" calcext:value-type="float">
            <text:p>1378.28</text:p>
          </table:table-cell>
          <table:table-cell office:value-type="float" office:value="0.895104895104895" calcext:value-type="float">
            <text:p>0.90</text:p>
          </table:table-cell>
          <table:table-cell table:formula="of:=IF(OR([.F104]&lt;=[stats.B$14]; [.F104]&gt;=[stats.B$15]))" office:value-type="boolean" office:boolean-value="false" calcext:value-type="boolean">
            <text:p>FALSE</text:p>
          </table:table-cell>
          <table:table-cell table:formula="of:=IF([.F104]&lt;[stats.$B$9]; [.F104]; &quot;&quot;)" office:value-type="float" office:value="0.192" calcext:value-type="float">
            <text:p>0.19</text:p>
          </table:table-cell>
          <table:table-cell table:formula="of:=IF(AND([.F104]&gt;=[stats.$B$9];[.F104]&lt;=[stats.$B$11]); [.F104];&quot;&quot;)">
            <text:p/>
          </table:table-cell>
          <table:table-cell table:formula="of:=IF([.F104]&gt;[stats.$B$11]; [.F104]; &quot;&quot;)">
            <text:p/>
          </table:table-cell>
        </table:table-row>
        <table:table-row table:style-name="ro1">
          <table:table-cell office:value-type="string" calcext:value-type="string">
            <text:p>sub-strokecase0104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77.152" calcext:value-type="float">
            <text:p>77.15</text:p>
          </table:table-cell>
          <table:table-cell office:value-type="float" office:value="1603.6331577301" calcext:value-type="float">
            <text:p>1603.63</text:p>
          </table:table-cell>
          <table:table-cell office:value-type="float" office:value="0.985174266810319" calcext:value-type="float">
            <text:p>0.99</text:p>
          </table:table-cell>
          <table:table-cell table:formula="of:=IF(OR([.F105]&lt;=[stats.B$14]; [.F105]&gt;=[stats.B$15]))" office:value-type="boolean" office:boolean-value="true" calcext:value-type="boolean">
            <text:p>TRUE</text:p>
          </table:table-cell>
          <table:table-cell table:formula="of:=IF([.F105]&lt;[stats.$B$9]; [.F105]; &quot;&quot;)">
            <text:p/>
          </table:table-cell>
          <table:table-cell table:formula="of:=IF(AND([.F105]&gt;=[stats.$B$9];[.F105]&lt;=[stats.$B$11]); [.F105];&quot;&quot;)">
            <text:p/>
          </table:table-cell>
          <table:table-cell table:formula="of:=IF([.F105]&gt;[stats.$B$11]; [.F105]; &quot;&quot;)" office:value-type="float" office:value="77.152" calcext:value-type="float">
            <text:p>77.15</text:p>
          </table:table-cell>
        </table:table-row>
        <table:table-row table:style-name="ro1">
          <table:table-cell office:value-type="string" calcext:value-type="string">
            <text:p>sub-strokecase0105</text:p>
          </table:table-cell>
          <table:table-cell office:value-type="string" calcext:value-type="string">
            <text:p>(192, 256, 256)</text:p>
          </table:table-cell>
          <table:table-cell office:value-type="string" calcext:value-type="string">
            <text:p>(128, 128, 72)</text:p>
          </table:table-cell>
          <table:table-cell office:value-type="string" calcext:value-type="string">
            <text:p>(1.0, 1.0, 1.0)</text:p>
          </table:table-cell>
          <table:table-cell office:value-type="string" calcext:value-type="string">
            <text:p>(2.0, 2.0, 2.0)</text:p>
          </table:table-cell>
          <table:table-cell office:value-type="float" office:value="13.456" calcext:value-type="float">
            <text:p>13.46</text:p>
          </table:table-cell>
          <table:table-cell office:value-type="float" office:value="1374.702" calcext:value-type="float">
            <text:p>1374.70</text:p>
          </table:table-cell>
          <table:table-cell office:value-type="float" office:value="0.999962004635435" calcext:value-type="float">
            <text:p>1.00</text:p>
          </table:table-cell>
          <table:table-cell table:formula="of:=IF(OR([.F106]&lt;=[stats.B$14]; [.F106]&gt;=[stats.B$15]))" office:value-type="boolean" office:boolean-value="false" calcext:value-type="boolean">
            <text:p>FALSE</text:p>
          </table:table-cell>
          <table:table-cell table:formula="of:=IF([.F106]&lt;[stats.$B$9]; [.F106]; &quot;&quot;)">
            <text:p/>
          </table:table-cell>
          <table:table-cell table:formula="of:=IF(AND([.F106]&gt;=[stats.$B$9];[.F106]&lt;=[stats.$B$11]); [.F106];&quot;&quot;)" office:value-type="float" office:value="13.456" calcext:value-type="float">
            <text:p>13.46</text:p>
          </table:table-cell>
          <table:table-cell table:formula="of:=IF([.F106]&gt;[stats.$B$11]; [.F106]; &quot;&quot;)">
            <text:p/>
          </table:table-cell>
        </table:table-row>
        <table:table-row table:style-name="ro1">
          <table:table-cell office:value-type="string" calcext:value-type="string">
            <text:p>sub-strokecase0106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6.184" calcext:value-type="float">
            <text:p>6.18</text:p>
          </table:table-cell>
          <table:table-cell office:value-type="float" office:value="1547.64141845703" calcext:value-type="float">
            <text:p>1547.64</text:p>
          </table:table-cell>
          <table:table-cell office:value-type="float" office:value="0.9680624556423" calcext:value-type="float">
            <text:p>0.97</text:p>
          </table:table-cell>
          <table:table-cell table:formula="of:=IF(OR([.F107]&lt;=[stats.B$14]; [.F107]&gt;=[stats.B$15]))" office:value-type="boolean" office:boolean-value="false" calcext:value-type="boolean">
            <text:p>FALSE</text:p>
          </table:table-cell>
          <table:table-cell table:formula="of:=IF([.F107]&lt;[stats.$B$9]; [.F107]; &quot;&quot;)">
            <text:p/>
          </table:table-cell>
          <table:table-cell table:formula="of:=IF(AND([.F107]&gt;=[stats.$B$9];[.F107]&lt;=[stats.$B$11]); [.F107];&quot;&quot;)" office:value-type="float" office:value="6.184" calcext:value-type="float">
            <text:p>6.18</text:p>
          </table:table-cell>
          <table:table-cell table:formula="of:=IF([.F107]&gt;[stats.$B$11]; [.F107]; &quot;&quot;)">
            <text:p/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25331687927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40.208" calcext:value-type="float">
            <text:p>40.21</text:p>
          </table:table-cell>
          <table:table-cell office:value-type="float" office:value="1502.5466655972" calcext:value-type="float">
            <text:p>1502.55</text:p>
          </table:table-cell>
          <table:table-cell office:value-type="float" office:value="0.959313837395117" calcext:value-type="float">
            <text:p>0.96</text:p>
          </table:table-cell>
          <table:table-cell table:formula="of:=IF(OR([.F108]&lt;=[stats.B$14]; [.F108]&gt;=[stats.B$15]))" office:value-type="boolean" office:boolean-value="false" calcext:value-type="boolean">
            <text:p>FALSE</text:p>
          </table:table-cell>
          <table:table-cell table:formula="of:=IF([.F108]&lt;[stats.$B$9]; [.F108]; &quot;&quot;)">
            <text:p/>
          </table:table-cell>
          <table:table-cell table:formula="of:=IF(AND([.F108]&gt;=[stats.$B$9];[.F108]&lt;=[stats.$B$11]); [.F108];&quot;&quot;)">
            <text:p/>
          </table:table-cell>
          <table:table-cell table:formula="of:=IF([.F108]&gt;[stats.$B$11]; [.F108]; &quot;&quot;)" office:value-type="float" office:value="40.208" calcext:value-type="float">
            <text:p>40.21</text:p>
          </table:table-cell>
        </table:table-row>
        <table:table-row table:style-name="ro1">
          <table:table-cell office:value-type="string" calcext:value-type="string">
            <text:p>sub-strokecase0108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412354469299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4.36" calcext:value-type="float">
            <text:p>4.36</text:p>
          </table:table-cell>
          <table:table-cell office:value-type="float" office:value="1211.0173643739" calcext:value-type="float">
            <text:p>1211.02</text:p>
          </table:table-cell>
          <table:table-cell office:value-type="float" office:value="0.92698025606153" calcext:value-type="float">
            <text:p>0.93</text:p>
          </table:table-cell>
          <table:table-cell table:formula="of:=IF(OR([.F109]&lt;=[stats.B$14]; [.F109]&gt;=[stats.B$15]))" office:value-type="boolean" office:boolean-value="false" calcext:value-type="boolean">
            <text:p>FALSE</text:p>
          </table:table-cell>
          <table:table-cell table:formula="of:=IF([.F109]&lt;[stats.$B$9]; [.F109]; &quot;&quot;)">
            <text:p/>
          </table:table-cell>
          <table:table-cell table:formula="of:=IF(AND([.F109]&gt;=[stats.$B$9];[.F109]&lt;=[stats.$B$11]); [.F109];&quot;&quot;)" office:value-type="float" office:value="4.36" calcext:value-type="float">
            <text:p>4.36</text:p>
          </table:table-cell>
          <table:table-cell table:formula="of:=IF([.F109]&gt;[stats.$B$11]; [.F109]; &quot;&quot;)">
            <text:p/>
          </table:table-cell>
        </table:table-row>
        <table:table-row table:style-name="ro1">
          <table:table-cell office:value-type="string" calcext:value-type="string">
            <text:p>sub-strokecase0109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33676338196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5.976" calcext:value-type="float">
            <text:p>5.98</text:p>
          </table:table-cell>
          <table:table-cell office:value-type="float" office:value="1437.91095668338" calcext:value-type="float">
            <text:p>1437.91</text:p>
          </table:table-cell>
          <table:table-cell office:value-type="float" office:value="0.963223714682724" calcext:value-type="float">
            <text:p>0.96</text:p>
          </table:table-cell>
          <table:table-cell table:formula="of:=IF(OR([.F110]&lt;=[stats.B$14]; [.F110]&gt;=[stats.B$15]))" office:value-type="boolean" office:boolean-value="false" calcext:value-type="boolean">
            <text:p>FALSE</text:p>
          </table:table-cell>
          <table:table-cell table:formula="of:=IF([.F110]&lt;[stats.$B$9]; [.F110]; &quot;&quot;)">
            <text:p/>
          </table:table-cell>
          <table:table-cell table:formula="of:=IF(AND([.F110]&gt;=[stats.$B$9];[.F110]&lt;=[stats.$B$11]); [.F110];&quot;&quot;)" office:value-type="float" office:value="5.976" calcext:value-type="float">
            <text:p>5.98</text:p>
          </table:table-cell>
          <table:table-cell table:formula="of:=IF([.F110]&gt;[stats.$B$11]; [.F110]; &quot;&quot;)">
            <text:p/>
          </table:table-cell>
        </table:table-row>
        <table:table-row table:style-name="ro1">
          <table:table-cell office:value-type="string" calcext:value-type="string">
            <text:p>sub-strokecase0110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9.176" calcext:value-type="float">
            <text:p>9.18</text:p>
          </table:table-cell>
          <table:table-cell office:value-type="float" office:value="1195.18092155457" calcext:value-type="float">
            <text:p>1195.18</text:p>
          </table:table-cell>
          <table:table-cell office:value-type="float" office:value="0.96551724137931" calcext:value-type="float">
            <text:p>0.97</text:p>
          </table:table-cell>
          <table:table-cell table:formula="of:=IF(OR([.F111]&lt;=[stats.B$14]; [.F111]&gt;=[stats.B$15]))" office:value-type="boolean" office:boolean-value="false" calcext:value-type="boolean">
            <text:p>FALSE</text:p>
          </table:table-cell>
          <table:table-cell table:formula="of:=IF([.F111]&lt;[stats.$B$9]; [.F111]; &quot;&quot;)">
            <text:p/>
          </table:table-cell>
          <table:table-cell table:formula="of:=IF(AND([.F111]&gt;=[stats.$B$9];[.F111]&lt;=[stats.$B$11]); [.F111];&quot;&quot;)" office:value-type="float" office:value="9.176" calcext:value-type="float">
            <text:p>9.18</text:p>
          </table:table-cell>
          <table:table-cell table:formula="of:=IF([.F111]&gt;[stats.$B$11]; [.F111]; &quot;&quot;)">
            <text:p/>
          </table:table-cell>
        </table:table-row>
        <table:table-row table:style-name="ro1">
          <table:table-cell office:value-type="string" calcext:value-type="string">
            <text:p>sub-strokecase0111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506529808044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184" calcext:value-type="float">
            <text:p>0.18</text:p>
          </table:table-cell>
          <table:table-cell office:value-type="float" office:value="1558.48098141484" calcext:value-type="float">
            <text:p>1558.48</text:p>
          </table:table-cell>
          <table:table-cell office:value-type="float" office:value="0.873508353221957" calcext:value-type="float">
            <text:p>0.87</text:p>
          </table:table-cell>
          <table:table-cell table:formula="of:=IF(OR([.F112]&lt;=[stats.B$14]; [.F112]&gt;=[stats.B$15]))" office:value-type="boolean" office:boolean-value="false" calcext:value-type="boolean">
            <text:p>FALSE</text:p>
          </table:table-cell>
          <table:table-cell table:formula="of:=IF([.F112]&lt;[stats.$B$9]; [.F112]; &quot;&quot;)" office:value-type="float" office:value="0.184" calcext:value-type="float">
            <text:p>0.18</text:p>
          </table:table-cell>
          <table:table-cell table:formula="of:=IF(AND([.F112]&gt;=[stats.$B$9];[.F112]&lt;=[stats.$B$11]); [.F112];&quot;&quot;)">
            <text:p/>
          </table:table-cell>
          <table:table-cell table:formula="of:=IF([.F112]&gt;[stats.$B$11]; [.F112]; &quot;&quot;)">
            <text:p/>
          </table:table-cell>
        </table:table-row>
        <table:table-row table:style-name="ro1">
          <table:table-cell office:value-type="string" calcext:value-type="string">
            <text:p>sub-strokecase0112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30696105957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44" calcext:value-type="float">
            <text:p>0.44</text:p>
          </table:table-cell>
          <table:table-cell office:value-type="float" office:value="1220.49277955396" calcext:value-type="float">
            <text:p>1220.49</text:p>
          </table:table-cell>
          <table:table-cell office:value-type="float" office:value="0.934359438660027" calcext:value-type="float">
            <text:p>0.93</text:p>
          </table:table-cell>
          <table:table-cell table:formula="of:=IF(OR([.F113]&lt;=[stats.B$14]; [.F113]&gt;=[stats.B$15]))" office:value-type="boolean" office:boolean-value="false" calcext:value-type="boolean">
            <text:p>FALSE</text:p>
          </table:table-cell>
          <table:table-cell table:formula="of:=IF([.F113]&lt;[stats.$B$9]; [.F113]; &quot;&quot;)" office:value-type="float" office:value="0.44" calcext:value-type="float">
            <text:p>0.44</text:p>
          </table:table-cell>
          <table:table-cell table:formula="of:=IF(AND([.F113]&gt;=[stats.$B$9];[.F113]&lt;=[stats.$B$11]); [.F113];&quot;&quot;)">
            <text:p/>
          </table:table-cell>
          <table:table-cell table:formula="of:=IF([.F113]&gt;[stats.$B$11]; [.F113]; &quot;&quot;)">
            <text:p/>
          </table:table-cell>
        </table:table-row>
        <table:table-row table:style-name="ro1">
          <table:table-cell office:value-type="string" calcext:value-type="string">
            <text:p>sub-strokecase0113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437388420105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62.8" calcext:value-type="float">
            <text:p>62.80</text:p>
          </table:table-cell>
          <table:table-cell office:value-type="float" office:value="1258.26108818186" calcext:value-type="float">
            <text:p>1258.26</text:p>
          </table:table-cell>
          <table:table-cell office:value-type="float" office:value="0.978045587982357" calcext:value-type="float">
            <text:p>0.98</text:p>
          </table:table-cell>
          <table:table-cell table:formula="of:=IF(OR([.F114]&lt;=[stats.B$14]; [.F114]&gt;=[stats.B$15]))" office:value-type="boolean" office:boolean-value="true" calcext:value-type="boolean">
            <text:p>TRUE</text:p>
          </table:table-cell>
          <table:table-cell table:formula="of:=IF([.F114]&lt;[stats.$B$9]; [.F114]; &quot;&quot;)">
            <text:p/>
          </table:table-cell>
          <table:table-cell table:formula="of:=IF(AND([.F114]&gt;=[stats.$B$9];[.F114]&lt;=[stats.$B$11]); [.F114];&quot;&quot;)">
            <text:p/>
          </table:table-cell>
          <table:table-cell table:formula="of:=IF([.F114]&gt;[stats.$B$11]; [.F114]; &quot;&quot;)" office:value-type="float" office:value="62.8" calcext:value-type="float">
            <text:p>62.80</text:p>
          </table:table-cell>
        </table:table-row>
        <table:table-row table:style-name="ro1">
          <table:table-cell office:value-type="string" calcext:value-type="string">
            <text:p>sub-strokecase0114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91492843628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6.192" calcext:value-type="float">
            <text:p>6.19</text:p>
          </table:table-cell>
          <table:table-cell office:value-type="float" office:value="1207.21827146348" calcext:value-type="float">
            <text:p>1207.22</text:p>
          </table:table-cell>
          <table:table-cell office:value-type="float" office:value="0.975621400650494" calcext:value-type="float">
            <text:p>0.98</text:p>
          </table:table-cell>
          <table:table-cell table:formula="of:=IF(OR([.F115]&lt;=[stats.B$14]; [.F115]&gt;=[stats.B$15]))" office:value-type="boolean" office:boolean-value="false" calcext:value-type="boolean">
            <text:p>FALSE</text:p>
          </table:table-cell>
          <table:table-cell table:formula="of:=IF([.F115]&lt;[stats.$B$9]; [.F115]; &quot;&quot;)">
            <text:p/>
          </table:table-cell>
          <table:table-cell table:formula="of:=IF(AND([.F115]&gt;=[stats.$B$9];[.F115]&lt;=[stats.$B$11]); [.F115];&quot;&quot;)" office:value-type="float" office:value="6.192" calcext:value-type="float">
            <text:p>6.19</text:p>
          </table:table-cell>
          <table:table-cell table:formula="of:=IF([.F115]&gt;[stats.$B$11]; [.F115]; &quot;&quot;)">
            <text:p/>
          </table:table-cell>
        </table:table-row>
        <table:table-row table:style-name="ro1">
          <table:table-cell office:value-type="string" calcext:value-type="string">
            <text:p>sub-strokecase0115</text:p>
          </table:table-cell>
          <table:table-cell office:value-type="string" calcext:value-type="string">
            <text:p>(253, 336, 336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55134010315, 0.7142857313156128, 0.7142857313156128)</text:p>
          </table:table-cell>
          <table:table-cell office:value-type="string" calcext:value-type="string">
            <text:p>(2.0, 2.0, 2.0)</text:p>
          </table:table-cell>
          <table:table-cell office:value-type="float" office:value="0.12" calcext:value-type="float">
            <text:p>0.12</text:p>
          </table:table-cell>
          <table:table-cell office:value-type="float" office:value="1337.82804700426" calcext:value-type="float">
            <text:p>1337.83</text:p>
          </table:table-cell>
          <table:table-cell office:value-type="float" office:value="0.834331337325349" calcext:value-type="float">
            <text:p>0.83</text:p>
          </table:table-cell>
          <table:table-cell table:formula="of:=IF(OR([.F116]&lt;=[stats.B$14]; [.F116]&gt;=[stats.B$15]))" office:value-type="boolean" office:boolean-value="false" calcext:value-type="boolean">
            <text:p>FALSE</text:p>
          </table:table-cell>
          <table:table-cell table:formula="of:=IF([.F116]&lt;[stats.$B$9]; [.F116]; &quot;&quot;)" office:value-type="float" office:value="0.12" calcext:value-type="float">
            <text:p>0.12</text:p>
          </table:table-cell>
          <table:table-cell table:formula="of:=IF(AND([.F116]&gt;=[stats.$B$9];[.F116]&lt;=[stats.$B$11]); [.F116];&quot;&quot;)">
            <text:p/>
          </table:table-cell>
          <table:table-cell table:formula="of:=IF([.F116]&gt;[stats.$B$11]; [.F116]; &quot;&quot;)">
            <text:p/>
          </table:table-cell>
        </table:table-row>
        <table:table-row table:style-name="ro1">
          <table:table-cell office:value-type="string" calcext:value-type="string">
            <text:p>sub-strokecase0116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37252616882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39.496" calcext:value-type="float">
            <text:p>139.50</text:p>
          </table:table-cell>
          <table:table-cell office:value-type="float" office:value="1135.95140037416" calcext:value-type="float">
            <text:p>1135.95</text:p>
          </table:table-cell>
          <table:table-cell office:value-type="float" office:value="0.97811525086162" calcext:value-type="float">
            <text:p>0.98</text:p>
          </table:table-cell>
          <table:table-cell table:formula="of:=IF(OR([.F117]&lt;=[stats.B$14]; [.F117]&gt;=[stats.B$15]))" office:value-type="boolean" office:boolean-value="true" calcext:value-type="boolean">
            <text:p>TRUE</text:p>
          </table:table-cell>
          <table:table-cell table:formula="of:=IF([.F117]&lt;[stats.$B$9]; [.F117]; &quot;&quot;)">
            <text:p/>
          </table:table-cell>
          <table:table-cell table:formula="of:=IF(AND([.F117]&gt;=[stats.$B$9];[.F117]&lt;=[stats.$B$11]); [.F117];&quot;&quot;)">
            <text:p/>
          </table:table-cell>
          <table:table-cell table:formula="of:=IF([.F117]&gt;[stats.$B$11]; [.F117]; &quot;&quot;)" office:value-type="float" office:value="139.496" calcext:value-type="float">
            <text:p>139.50</text:p>
          </table:table-cell>
        </table:table-row>
        <table:table-row table:style-name="ro1">
          <table:table-cell office:value-type="string" calcext:value-type="string">
            <text:p>sub-strokecase0117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86128425598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048" calcext:value-type="float">
            <text:p>0.05</text:p>
          </table:table-cell>
          <table:table-cell office:value-type="float" office:value="1297.7439388799" calcext:value-type="float">
            <text:p>1297.74</text:p>
          </table:table-cell>
          <table:table-cell office:value-type="float" office:value="0.808219178082192" calcext:value-type="float">
            <text:p>0.81</text:p>
          </table:table-cell>
          <table:table-cell table:formula="of:=IF(OR([.F118]&lt;=[stats.B$14]; [.F118]&gt;=[stats.B$15]))" office:value-type="boolean" office:boolean-value="false" calcext:value-type="boolean">
            <text:p>FALSE</text:p>
          </table:table-cell>
          <table:table-cell table:formula="of:=IF([.F118]&lt;[stats.$B$9]; [.F118]; &quot;&quot;)" office:value-type="float" office:value="0.048" calcext:value-type="float">
            <text:p>0.05</text:p>
          </table:table-cell>
          <table:table-cell table:formula="of:=IF(AND([.F118]&gt;=[stats.$B$9];[.F118]&lt;=[stats.$B$11]); [.F118];&quot;&quot;)">
            <text:p/>
          </table:table-cell>
          <table:table-cell table:formula="of:=IF([.F118]&gt;[stats.$B$11]; [.F118]; &quot;&quot;)">
            <text:p/>
          </table:table-cell>
        </table:table-row>
        <table:table-row table:style-name="ro1">
          <table:table-cell office:value-type="string" calcext:value-type="string">
            <text:p>sub-strokecase0118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6.384" calcext:value-type="float">
            <text:p>6.38</text:p>
          </table:table-cell>
          <table:table-cell office:value-type="float" office:value="1203.03891563416" calcext:value-type="float">
            <text:p>1203.04</text:p>
          </table:table-cell>
          <table:table-cell office:value-type="float" office:value="0.956860706860707" calcext:value-type="float">
            <text:p>0.96</text:p>
          </table:table-cell>
          <table:table-cell table:formula="of:=IF(OR([.F119]&lt;=[stats.B$14]; [.F119]&gt;=[stats.B$15]))" office:value-type="boolean" office:boolean-value="false" calcext:value-type="boolean">
            <text:p>FALSE</text:p>
          </table:table-cell>
          <table:table-cell table:formula="of:=IF([.F119]&lt;[stats.$B$9]; [.F119]; &quot;&quot;)">
            <text:p/>
          </table:table-cell>
          <table:table-cell table:formula="of:=IF(AND([.F119]&gt;=[stats.$B$9];[.F119]&lt;=[stats.$B$11]); [.F119];&quot;&quot;)" office:value-type="float" office:value="6.384" calcext:value-type="float">
            <text:p>6.38</text:p>
          </table:table-cell>
          <table:table-cell table:formula="of:=IF([.F119]&gt;[stats.$B$11]; [.F119]; &quot;&quot;)">
            <text:p/>
          </table:table-cell>
        </table:table-row>
        <table:table-row table:style-name="ro1">
          <table:table-cell office:value-type="string" calcext:value-type="string">
            <text:p>sub-strokecase0119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53345870972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56" calcext:value-type="float">
            <text:p>0.56</text:p>
          </table:table-cell>
          <table:table-cell office:value-type="float" office:value="1472.60043942628" calcext:value-type="float">
            <text:p>1472.60</text:p>
          </table:table-cell>
          <table:table-cell office:value-type="float" office:value="0.972582972582973" calcext:value-type="float">
            <text:p>0.97</text:p>
          </table:table-cell>
          <table:table-cell table:formula="of:=IF(OR([.F120]&lt;=[stats.B$14]; [.F120]&gt;=[stats.B$15]))" office:value-type="boolean" office:boolean-value="false" calcext:value-type="boolean">
            <text:p>FALSE</text:p>
          </table:table-cell>
          <table:table-cell table:formula="of:=IF([.F120]&lt;[stats.$B$9]; [.F120]; &quot;&quot;)" office:value-type="float" office:value="0.56" calcext:value-type="float">
            <text:p>0.56</text:p>
          </table:table-cell>
          <table:table-cell table:formula="of:=IF(AND([.F120]&gt;=[stats.$B$9];[.F120]&lt;=[stats.$B$11]); [.F120];&quot;&quot;)">
            <text:p/>
          </table:table-cell>
          <table:table-cell table:formula="of:=IF([.F120]&gt;[stats.$B$11]; [.F120]; &quot;&quot;)">
            <text:p/>
          </table:table-cell>
        </table:table-row>
        <table:table-row table:style-name="ro1">
          <table:table-cell office:value-type="string" calcext:value-type="string">
            <text:p>sub-strokecase0120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66458892822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30.36" calcext:value-type="float">
            <text:p>30.36</text:p>
          </table:table-cell>
          <table:table-cell office:value-type="float" office:value="1390.72776075979" calcext:value-type="float">
            <text:p>1390.73</text:p>
          </table:table-cell>
          <table:table-cell office:value-type="float" office:value="0.95983027047577" calcext:value-type="float">
            <text:p>0.96</text:p>
          </table:table-cell>
          <table:table-cell table:formula="of:=IF(OR([.F121]&lt;=[stats.B$14]; [.F121]&gt;=[stats.B$15]))" office:value-type="boolean" office:boolean-value="false" calcext:value-type="boolean">
            <text:p>FALSE</text:p>
          </table:table-cell>
          <table:table-cell table:formula="of:=IF([.F121]&lt;[stats.$B$9]; [.F121]; &quot;&quot;)">
            <text:p/>
          </table:table-cell>
          <table:table-cell table:formula="of:=IF(AND([.F121]&gt;=[stats.$B$9];[.F121]&lt;=[stats.$B$11]); [.F121];&quot;&quot;)">
            <text:p/>
          </table:table-cell>
          <table:table-cell table:formula="of:=IF([.F121]&gt;[stats.$B$11]; [.F121]; &quot;&quot;)" office:value-type="float" office:value="30.36" calcext:value-type="float">
            <text:p>30.36</text:p>
          </table:table-cell>
        </table:table-row>
        <table:table-row table:style-name="ro1">
          <table:table-cell office:value-type="string" calcext:value-type="string">
            <text:p>sub-strokecase0121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36656570435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4.096" calcext:value-type="float">
            <text:p>4.10</text:p>
          </table:table-cell>
          <table:table-cell office:value-type="float" office:value="1284.51073818013" calcext:value-type="float">
            <text:p>1284.51</text:p>
          </table:table-cell>
          <table:table-cell office:value-type="float" office:value="0.954864134170371" calcext:value-type="float">
            <text:p>0.95</text:p>
          </table:table-cell>
          <table:table-cell table:formula="of:=IF(OR([.F122]&lt;=[stats.B$14]; [.F122]&gt;=[stats.B$15]))" office:value-type="boolean" office:boolean-value="false" calcext:value-type="boolean">
            <text:p>FALSE</text:p>
          </table:table-cell>
          <table:table-cell table:formula="of:=IF([.F122]&lt;[stats.$B$9]; [.F122]; &quot;&quot;)">
            <text:p/>
          </table:table-cell>
          <table:table-cell table:formula="of:=IF(AND([.F122]&gt;=[stats.$B$9];[.F122]&lt;=[stats.$B$11]); [.F122];&quot;&quot;)" office:value-type="float" office:value="4.096" calcext:value-type="float">
            <text:p>4.10</text:p>
          </table:table-cell>
          <table:table-cell table:formula="of:=IF([.F122]&gt;[stats.$B$11]; [.F122]; &quot;&quot;)">
            <text:p/>
          </table:table-cell>
        </table:table-row>
        <table:table-row table:style-name="ro1">
          <table:table-cell office:value-type="string" calcext:value-type="string">
            <text:p>sub-strokecase0122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13.728" calcext:value-type="float">
            <text:p>13.73</text:p>
          </table:table-cell>
          <table:table-cell office:value-type="float" office:value="1487.89019203186" calcext:value-type="float">
            <text:p>1487.89</text:p>
          </table:table-cell>
          <table:table-cell office:value-type="float" office:value="0.972154696132597" calcext:value-type="float">
            <text:p>0.97</text:p>
          </table:table-cell>
          <table:table-cell table:formula="of:=IF(OR([.F123]&lt;=[stats.B$14]; [.F123]&gt;=[stats.B$15]))" office:value-type="boolean" office:boolean-value="false" calcext:value-type="boolean">
            <text:p>FALSE</text:p>
          </table:table-cell>
          <table:table-cell table:formula="of:=IF([.F123]&lt;[stats.$B$9]; [.F123]; &quot;&quot;)">
            <text:p/>
          </table:table-cell>
          <table:table-cell table:formula="of:=IF(AND([.F123]&gt;=[stats.$B$9];[.F123]&lt;=[stats.$B$11]); [.F123];&quot;&quot;)" office:value-type="float" office:value="13.728" calcext:value-type="float">
            <text:p>13.73</text:p>
          </table:table-cell>
          <table:table-cell table:formula="of:=IF([.F123]&gt;[stats.$B$11]; [.F123]; &quot;&quot;)">
            <text:p/>
          </table:table-cell>
        </table:table-row>
        <table:table-row table:style-name="ro1">
          <table:table-cell office:value-type="string" calcext:value-type="string">
            <text:p>sub-strokecase0123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92.824" calcext:value-type="float">
            <text:p>92.82</text:p>
          </table:table-cell>
          <table:table-cell office:value-type="float" office:value="1375.91377639771" calcext:value-type="float">
            <text:p>1375.91</text:p>
          </table:table-cell>
          <table:table-cell office:value-type="float" office:value="0.983096760804146" calcext:value-type="float">
            <text:p>0.98</text:p>
          </table:table-cell>
          <table:table-cell table:formula="of:=IF(OR([.F124]&lt;=[stats.B$14]; [.F124]&gt;=[stats.B$15]))" office:value-type="boolean" office:boolean-value="true" calcext:value-type="boolean">
            <text:p>TRUE</text:p>
          </table:table-cell>
          <table:table-cell table:formula="of:=IF([.F124]&lt;[stats.$B$9]; [.F124]; &quot;&quot;)">
            <text:p/>
          </table:table-cell>
          <table:table-cell table:formula="of:=IF(AND([.F124]&gt;=[stats.$B$9];[.F124]&lt;=[stats.$B$11]); [.F124];&quot;&quot;)">
            <text:p/>
          </table:table-cell>
          <table:table-cell table:formula="of:=IF([.F124]&gt;[stats.$B$11]; [.F124]; &quot;&quot;)" office:value-type="float" office:value="92.824" calcext:value-type="float">
            <text:p>92.82</text:p>
          </table:table-cell>
        </table:table-row>
        <table:table-row table:style-name="ro1">
          <table:table-cell office:value-type="string" calcext:value-type="string">
            <text:p>sub-strokecase0124</text:p>
          </table:table-cell>
          <table:table-cell office:value-type="string" calcext:value-type="string">
            <text:p>(352, 352, 230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818181872367859, 0.6818181872367859, 1.0)</text:p>
          </table:table-cell>
          <table:table-cell office:value-type="string" calcext:value-type="string">
            <text:p>(2.0, 2.0, 2.0)</text:p>
          </table:table-cell>
          <table:table-cell office:value-type="float" office:value="3.344" calcext:value-type="float">
            <text:p>3.34</text:p>
          </table:table-cell>
          <table:table-cell office:value-type="float" office:value="1130.28100970087" calcext:value-type="float">
            <text:p>1130.28</text:p>
          </table:table-cell>
          <table:table-cell office:value-type="float" office:value="0.965703714245055" calcext:value-type="float">
            <text:p>0.97</text:p>
          </table:table-cell>
          <table:table-cell table:formula="of:=IF(OR([.F125]&lt;=[stats.B$14]; [.F125]&gt;=[stats.B$15]))" office:value-type="boolean" office:boolean-value="false" calcext:value-type="boolean">
            <text:p>FALSE</text:p>
          </table:table-cell>
          <table:table-cell table:formula="of:=IF([.F125]&lt;[stats.$B$9]; [.F125]; &quot;&quot;)">
            <text:p/>
          </table:table-cell>
          <table:table-cell table:formula="of:=IF(AND([.F125]&gt;=[stats.$B$9];[.F125]&lt;=[stats.$B$11]); [.F125];&quot;&quot;)" office:value-type="float" office:value="3.344" calcext:value-type="float">
            <text:p>3.34</text:p>
          </table:table-cell>
          <table:table-cell table:formula="of:=IF([.F125]&gt;[stats.$B$11]; [.F125]; &quot;&quot;)">
            <text:p/>
          </table:table-cell>
        </table:table-row>
        <table:table-row table:style-name="ro1">
          <table:table-cell office:value-type="string" calcext:value-type="string">
            <text:p>sub-strokecase0125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6169052124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35.736" calcext:value-type="float">
            <text:p>35.74</text:p>
          </table:table-cell>
          <table:table-cell office:value-type="float" office:value="1307.49299769277" calcext:value-type="float">
            <text:p>1307.49</text:p>
          </table:table-cell>
          <table:table-cell office:value-type="float" office:value="0.976844673766617" calcext:value-type="float">
            <text:p>0.98</text:p>
          </table:table-cell>
          <table:table-cell table:formula="of:=IF(OR([.F126]&lt;=[stats.B$14]; [.F126]&gt;=[stats.B$15]))" office:value-type="boolean" office:boolean-value="false" calcext:value-type="boolean">
            <text:p>FALSE</text:p>
          </table:table-cell>
          <table:table-cell table:formula="of:=IF([.F126]&lt;[stats.$B$9]; [.F126]; &quot;&quot;)">
            <text:p/>
          </table:table-cell>
          <table:table-cell table:formula="of:=IF(AND([.F126]&gt;=[stats.$B$9];[.F126]&lt;=[stats.$B$11]); [.F126];&quot;&quot;)">
            <text:p/>
          </table:table-cell>
          <table:table-cell table:formula="of:=IF([.F126]&gt;[stats.$B$11]; [.F126]; &quot;&quot;)" office:value-type="float" office:value="35.736" calcext:value-type="float">
            <text:p>35.74</text:p>
          </table:table-cell>
        </table:table-row>
        <table:table-row table:style-name="ro1">
          <table:table-cell office:value-type="string" calcext:value-type="string">
            <text:p>sub-strokecase0126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415334701538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4.168" calcext:value-type="float">
            <text:p>4.17</text:p>
          </table:table-cell>
          <table:table-cell office:value-type="float" office:value="1381.77585571282" calcext:value-type="float">
            <text:p>1381.78</text:p>
          </table:table-cell>
          <table:table-cell office:value-type="float" office:value="0.95135928116261" calcext:value-type="float">
            <text:p>0.95</text:p>
          </table:table-cell>
          <table:table-cell table:formula="of:=IF(OR([.F127]&lt;=[stats.B$14]; [.F127]&gt;=[stats.B$15]))" office:value-type="boolean" office:boolean-value="false" calcext:value-type="boolean">
            <text:p>FALSE</text:p>
          </table:table-cell>
          <table:table-cell table:formula="of:=IF([.F127]&lt;[stats.$B$9]; [.F127]; &quot;&quot;)">
            <text:p/>
          </table:table-cell>
          <table:table-cell table:formula="of:=IF(AND([.F127]&gt;=[stats.$B$9];[.F127]&lt;=[stats.$B$11]); [.F127];&quot;&quot;)" office:value-type="float" office:value="4.168" calcext:value-type="float">
            <text:p>4.17</text:p>
          </table:table-cell>
          <table:table-cell table:formula="of:=IF([.F127]&gt;[stats.$B$11]; [.F127]; &quot;&quot;)">
            <text:p/>
          </table:table-cell>
        </table:table-row>
        <table:table-row table:style-name="ro1">
          <table:table-cell office:value-type="string" calcext:value-type="string">
            <text:p>sub-strokecase0127</text:p>
          </table:table-cell>
          <table:table-cell office:value-type="string" calcext:value-type="string">
            <text:p>(352, 352, 230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818181872367859, 0.6818181872367859, 1.0)</text:p>
          </table:table-cell>
          <table:table-cell office:value-type="string" calcext:value-type="string">
            <text:p>(2.0, 2.0, 2.0)</text:p>
          </table:table-cell>
          <table:table-cell office:value-type="float" office:value="143.264" calcext:value-type="float">
            <text:p>143.26</text:p>
          </table:table-cell>
          <table:table-cell office:value-type="float" office:value="1445.32703743566" calcext:value-type="float">
            <text:p>1445.33</text:p>
          </table:table-cell>
          <table:table-cell office:value-type="float" office:value="0.985994187742755" calcext:value-type="float">
            <text:p>0.99</text:p>
          </table:table-cell>
          <table:table-cell table:formula="of:=IF(OR([.F128]&lt;=[stats.B$14]; [.F128]&gt;=[stats.B$15]))" office:value-type="boolean" office:boolean-value="true" calcext:value-type="boolean">
            <text:p>TRUE</text:p>
          </table:table-cell>
          <table:table-cell table:formula="of:=IF([.F128]&lt;[stats.$B$9]; [.F128]; &quot;&quot;)">
            <text:p/>
          </table:table-cell>
          <table:table-cell table:formula="of:=IF(AND([.F128]&gt;=[stats.$B$9];[.F128]&lt;=[stats.$B$11]); [.F128];&quot;&quot;)">
            <text:p/>
          </table:table-cell>
          <table:table-cell table:formula="of:=IF([.F128]&gt;[stats.$B$11]; [.F128]; &quot;&quot;)" office:value-type="float" office:value="143.264" calcext:value-type="float">
            <text:p>143.26</text:p>
          </table:table-cell>
        </table:table-row>
        <table:table-row table:style-name="ro1">
          <table:table-cell office:value-type="string" calcext:value-type="string">
            <text:p>sub-strokecase0128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64074707031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.024" calcext:value-type="float">
            <text:p>1.02</text:p>
          </table:table-cell>
          <table:table-cell office:value-type="float" office:value="1382.70266983586" calcext:value-type="float">
            <text:p>1382.70</text:p>
          </table:table-cell>
          <table:table-cell office:value-type="float" office:value="0.94436576977544" calcext:value-type="float">
            <text:p>0.94</text:p>
          </table:table-cell>
          <table:table-cell table:formula="of:=IF(OR([.F129]&lt;=[stats.B$14]; [.F129]&gt;=[stats.B$15]))" office:value-type="boolean" office:boolean-value="false" calcext:value-type="boolean">
            <text:p>FALSE</text:p>
          </table:table-cell>
          <table:table-cell table:formula="of:=IF([.F129]&lt;[stats.$B$9]; [.F129]; &quot;&quot;)" office:value-type="float" office:value="1.024" calcext:value-type="float">
            <text:p>1.02</text:p>
          </table:table-cell>
          <table:table-cell table:formula="of:=IF(AND([.F129]&gt;=[stats.$B$9];[.F129]&lt;=[stats.$B$11]); [.F129];&quot;&quot;)">
            <text:p/>
          </table:table-cell>
          <table:table-cell table:formula="of:=IF([.F129]&gt;[stats.$B$11]; [.F129]; &quot;&quot;)">
            <text:p/>
          </table:table-cell>
        </table:table-row>
        <table:table-row table:style-name="ro1">
          <table:table-cell office:value-type="string" calcext:value-type="string">
            <text:p>sub-strokecase0129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462422370911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.08" calcext:value-type="float">
            <text:p>1.08</text:p>
          </table:table-cell>
          <table:table-cell office:value-type="float" office:value="1507.55634948199" calcext:value-type="float">
            <text:p>1507.56</text:p>
          </table:table-cell>
          <table:table-cell office:value-type="float" office:value="0.922843601895735" calcext:value-type="float">
            <text:p>0.92</text:p>
          </table:table-cell>
          <table:table-cell table:formula="of:=IF(OR([.F130]&lt;=[stats.B$14]; [.F130]&gt;=[stats.B$15]))" office:value-type="boolean" office:boolean-value="false" calcext:value-type="boolean">
            <text:p>FALSE</text:p>
          </table:table-cell>
          <table:table-cell table:formula="of:=IF([.F130]&lt;[stats.$B$9]; [.F130]; &quot;&quot;)" office:value-type="float" office:value="1.08" calcext:value-type="float">
            <text:p>1.08</text:p>
          </table:table-cell>
          <table:table-cell table:formula="of:=IF(AND([.F130]&gt;=[stats.$B$9];[.F130]&lt;=[stats.$B$11]); [.F130];&quot;&quot;)">
            <text:p/>
          </table:table-cell>
          <table:table-cell table:formula="of:=IF([.F130]&gt;[stats.$B$11]; [.F130]; &quot;&quot;)">
            <text:p/>
          </table:table-cell>
        </table:table-row>
        <table:table-row table:style-name="ro1">
          <table:table-cell office:value-type="string" calcext:value-type="string">
            <text:p>sub-strokecase0130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4.392" calcext:value-type="float">
            <text:p>4.39</text:p>
          </table:table-cell>
          <table:table-cell office:value-type="float" office:value="1521.42489814758" calcext:value-type="float">
            <text:p>1521.42</text:p>
          </table:table-cell>
          <table:table-cell office:value-type="float" office:value="0.937794533459001" calcext:value-type="float">
            <text:p>0.94</text:p>
          </table:table-cell>
          <table:table-cell table:formula="of:=IF(OR([.F131]&lt;=[stats.B$14]; [.F131]&gt;=[stats.B$15]))" office:value-type="boolean" office:boolean-value="false" calcext:value-type="boolean">
            <text:p>FALSE</text:p>
          </table:table-cell>
          <table:table-cell table:formula="of:=IF([.F131]&lt;[stats.$B$9]; [.F131]; &quot;&quot;)">
            <text:p/>
          </table:table-cell>
          <table:table-cell table:formula="of:=IF(AND([.F131]&gt;=[stats.$B$9];[.F131]&lt;=[stats.$B$11]); [.F131];&quot;&quot;)" office:value-type="float" office:value="4.392" calcext:value-type="float">
            <text:p>4.39</text:p>
          </table:table-cell>
          <table:table-cell table:formula="of:=IF([.F131]&gt;[stats.$B$11]; [.F131]; &quot;&quot;)">
            <text:p/>
          </table:table-cell>
        </table:table-row>
        <table:table-row table:style-name="ro1">
          <table:table-cell office:value-type="string" calcext:value-type="string">
            <text:p>sub-strokecase0131</text:p>
          </table:table-cell>
          <table:table-cell office:value-type="string" calcext:value-type="string">
            <text:p>(352, 352, 29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534090638160706, 0.6534090638160706, 5.0)</text:p>
          </table:table-cell>
          <table:table-cell office:value-type="string" calcext:value-type="string">
            <text:p>(2.0, 2.0, 2.0)</text:p>
          </table:table-cell>
          <table:table-cell office:value-type="float" office:value="10.376" calcext:value-type="float">
            <text:p>10.38</text:p>
          </table:table-cell>
          <table:table-cell office:value-type="float" office:value="1097.36409417318" calcext:value-type="float">
            <text:p>1097.36</text:p>
          </table:table-cell>
          <table:table-cell office:value-type="float" office:value="0.956571168713051" calcext:value-type="float">
            <text:p>0.96</text:p>
          </table:table-cell>
          <table:table-cell table:formula="of:=IF(OR([.F132]&lt;=[stats.B$14]; [.F132]&gt;=[stats.B$15]))" office:value-type="boolean" office:boolean-value="false" calcext:value-type="boolean">
            <text:p>FALSE</text:p>
          </table:table-cell>
          <table:table-cell table:formula="of:=IF([.F132]&lt;[stats.$B$9]; [.F132]; &quot;&quot;)">
            <text:p/>
          </table:table-cell>
          <table:table-cell table:formula="of:=IF(AND([.F132]&gt;=[stats.$B$9];[.F132]&lt;=[stats.$B$11]); [.F132];&quot;&quot;)" office:value-type="float" office:value="10.376" calcext:value-type="float">
            <text:p>10.38</text:p>
          </table:table-cell>
          <table:table-cell table:formula="of:=IF([.F132]&gt;[stats.$B$11]; [.F132]; &quot;&quot;)">
            <text:p/>
          </table:table-cell>
        </table:table-row>
        <table:table-row table:style-name="ro1">
          <table:table-cell office:value-type="string" calcext:value-type="string">
            <text:p>sub-strokecase0132</text:p>
          </table:table-cell>
          <table:table-cell office:value-type="string" calcext:value-type="string">
            <text:p>(352, 352, 230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818181872367859, 0.6818181872367859, 1.0)</text:p>
          </table:table-cell>
          <table:table-cell office:value-type="string" calcext:value-type="string">
            <text:p>(2.0, 2.0, 2.0)</text:p>
          </table:table-cell>
          <table:table-cell office:value-type="float" office:value="1.92" calcext:value-type="float">
            <text:p>1.92</text:p>
          </table:table-cell>
          <table:table-cell office:value-type="float" office:value="1171.9269297843" calcext:value-type="float">
            <text:p>1171.93</text:p>
          </table:table-cell>
          <table:table-cell office:value-type="float" office:value="0.936491677336748" calcext:value-type="float">
            <text:p>0.94</text:p>
          </table:table-cell>
          <table:table-cell table:formula="of:=IF(OR([.F133]&lt;=[stats.B$14]; [.F133]&gt;=[stats.B$15]))" office:value-type="boolean" office:boolean-value="false" calcext:value-type="boolean">
            <text:p>FALSE</text:p>
          </table:table-cell>
          <table:table-cell table:formula="of:=IF([.F133]&lt;[stats.$B$9]; [.F133]; &quot;&quot;)">
            <text:p/>
          </table:table-cell>
          <table:table-cell table:formula="of:=IF(AND([.F133]&gt;=[stats.$B$9];[.F133]&lt;=[stats.$B$11]); [.F133];&quot;&quot;)" office:value-type="float" office:value="1.92" calcext:value-type="float">
            <text:p>1.92</text:p>
          </table:table-cell>
          <table:table-cell table:formula="of:=IF([.F133]&gt;[stats.$B$11]; [.F133]; &quot;&quot;)">
            <text:p/>
          </table:table-cell>
        </table:table-row>
        <table:table-row table:style-name="ro1">
          <table:table-cell office:value-type="string" calcext:value-type="string">
            <text:p>sub-strokecase0133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40162563324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3.384" calcext:value-type="float">
            <text:p>3.38</text:p>
          </table:table-cell>
          <table:table-cell office:value-type="float" office:value="1322.43164397999" calcext:value-type="float">
            <text:p>1322.43</text:p>
          </table:table-cell>
          <table:table-cell office:value-type="float" office:value="0.943263272992346" calcext:value-type="float">
            <text:p>0.94</text:p>
          </table:table-cell>
          <table:table-cell table:formula="of:=IF(OR([.F134]&lt;=[stats.B$14]; [.F134]&gt;=[stats.B$15]))" office:value-type="boolean" office:boolean-value="false" calcext:value-type="boolean">
            <text:p>FALSE</text:p>
          </table:table-cell>
          <table:table-cell table:formula="of:=IF([.F134]&lt;[stats.$B$9]; [.F134]; &quot;&quot;)">
            <text:p/>
          </table:table-cell>
          <table:table-cell table:formula="of:=IF(AND([.F134]&gt;=[stats.$B$9];[.F134]&lt;=[stats.$B$11]); [.F134];&quot;&quot;)" office:value-type="float" office:value="3.384" calcext:value-type="float">
            <text:p>3.38</text:p>
          </table:table-cell>
          <table:table-cell table:formula="of:=IF([.F134]&gt;[stats.$B$11]; [.F134]; &quot;&quot;)">
            <text:p/>
          </table:table-cell>
        </table:table-row>
        <table:table-row table:style-name="ro1">
          <table:table-cell office:value-type="string" calcext:value-type="string">
            <text:p>sub-strokecase0134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95665168762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576" calcext:value-type="float">
            <text:p>0.58</text:p>
          </table:table-cell>
          <table:table-cell office:value-type="float" office:value="1482.63984410128" calcext:value-type="float">
            <text:p>1482.64</text:p>
          </table:table-cell>
          <table:table-cell office:value-type="float" office:value="0.925487465181059" calcext:value-type="float">
            <text:p>0.93</text:p>
          </table:table-cell>
          <table:table-cell table:formula="of:=IF(OR([.F135]&lt;=[stats.B$14]; [.F135]&gt;=[stats.B$15]))" office:value-type="boolean" office:boolean-value="false" calcext:value-type="boolean">
            <text:p>FALSE</text:p>
          </table:table-cell>
          <table:table-cell table:formula="of:=IF([.F135]&lt;[stats.$B$9]; [.F135]; &quot;&quot;)" office:value-type="float" office:value="0.576" calcext:value-type="float">
            <text:p>0.58</text:p>
          </table:table-cell>
          <table:table-cell table:formula="of:=IF(AND([.F135]&gt;=[stats.$B$9];[.F135]&lt;=[stats.$B$11]); [.F135];&quot;&quot;)">
            <text:p/>
          </table:table-cell>
          <table:table-cell table:formula="of:=IF([.F135]&gt;[stats.$B$11]; [.F135]; &quot;&quot;)">
            <text:p/>
          </table:table-cell>
        </table:table-row>
        <table:table-row table:style-name="ro1">
          <table:table-cell office:value-type="string" calcext:value-type="string">
            <text:p>sub-strokecase0135</text:p>
          </table:table-cell>
          <table:table-cell office:value-type="string" calcext:value-type="string">
            <text:p>(352, 352, 230)</text:p>
          </table:table-cell>
          <table:table-cell office:value-type="string" calcext:value-type="string">
            <text:p>(112, 112, 74)</text:p>
          </table:table-cell>
          <table:table-cell office:value-type="string" calcext:value-type="string">
            <text:p>(0.6818181872367859, 0.6818181872367859, 1.0)</text:p>
          </table:table-cell>
          <table:table-cell office:value-type="string" calcext:value-type="string">
            <text:p>(2.0, 2.0, 2.0)</text:p>
          </table:table-cell>
          <table:table-cell office:value-type="float" office:value="1.456" calcext:value-type="float">
            <text:p>1.46</text:p>
          </table:table-cell>
          <table:table-cell office:value-type="float" office:value="1344.80828583796" calcext:value-type="float">
            <text:p>1344.81</text:p>
          </table:table-cell>
          <table:table-cell office:value-type="float" office:value="0.942068218733081" calcext:value-type="float">
            <text:p>0.94</text:p>
          </table:table-cell>
          <table:table-cell table:formula="of:=IF(OR([.F136]&lt;=[stats.B$14]; [.F136]&gt;=[stats.B$15]))" office:value-type="boolean" office:boolean-value="false" calcext:value-type="boolean">
            <text:p>FALSE</text:p>
          </table:table-cell>
          <table:table-cell table:formula="of:=IF([.F136]&lt;[stats.$B$9]; [.F136]; &quot;&quot;)" office:value-type="float" office:value="1.456" calcext:value-type="float">
            <text:p>1.46</text:p>
          </table:table-cell>
          <table:table-cell table:formula="of:=IF(AND([.F136]&gt;=[stats.$B$9];[.F136]&lt;=[stats.$B$11]); [.F136];&quot;&quot;)">
            <text:p/>
          </table:table-cell>
          <table:table-cell table:formula="of:=IF([.F136]&gt;[stats.$B$11]; [.F136]; &quot;&quot;)">
            <text:p/>
          </table:table-cell>
        </table:table-row>
        <table:table-row table:style-name="ro1">
          <table:table-cell office:value-type="string" calcext:value-type="string">
            <text:p>sub-strokecase0136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1400680542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2" calcext:value-type="float">
            <text:p>0.20</text:p>
          </table:table-cell>
          <table:table-cell office:value-type="float" office:value="1321.89134716727" calcext:value-type="float">
            <text:p>1321.89</text:p>
          </table:table-cell>
          <table:table-cell office:value-type="float" office:value="0.903575297941495" calcext:value-type="float">
            <text:p>0.90</text:p>
          </table:table-cell>
          <table:table-cell table:formula="of:=IF(OR([.F137]&lt;=[stats.B$14]; [.F137]&gt;=[stats.B$15]))" office:value-type="boolean" office:boolean-value="false" calcext:value-type="boolean">
            <text:p>FALSE</text:p>
          </table:table-cell>
          <table:table-cell table:formula="of:=IF([.F137]&lt;[stats.$B$9]; [.F137]; &quot;&quot;)" office:value-type="float" office:value="0.2" calcext:value-type="float">
            <text:p>0.20</text:p>
          </table:table-cell>
          <table:table-cell table:formula="of:=IF(AND([.F137]&gt;=[stats.$B$9];[.F137]&lt;=[stats.$B$11]); [.F137];&quot;&quot;)">
            <text:p/>
          </table:table-cell>
          <table:table-cell table:formula="of:=IF([.F137]&gt;[stats.$B$11]; [.F137]; &quot;&quot;)">
            <text:p/>
          </table:table-cell>
        </table:table-row>
        <table:table-row table:style-name="ro1">
          <table:table-cell office:value-type="string" calcext:value-type="string">
            <text:p>sub-strokecase0137</text:p>
          </table:table-cell>
          <table:table-cell office:value-type="string" calcext:value-type="string">
            <text:p>(240, 320, 33)</text:p>
          </table:table-cell>
          <table:table-cell office:value-type="string" calcext:value-type="string">
            <text:p>(170, 170, 33)</text:p>
          </table:table-cell>
          <table:table-cell office:value-type="string" calcext:value-type="string">
            <text:p>(0.71875, 0.71875, 4.400000095367432)</text:p>
          </table:table-cell>
          <table:table-cell office:value-type="string" calcext:value-type="string">
            <text:p>(1.3529411554336548, 1.3529411554336548, 4.400000095367432)</text:p>
          </table:table-cell>
          <table:table-cell office:value-type="float" office:value="2.26316814476264" calcext:value-type="float">
            <text:p>2.26</text:p>
          </table:table-cell>
          <table:table-cell office:value-type="float" office:value="1268.82843140737" calcext:value-type="float">
            <text:p>1268.83</text:p>
          </table:table-cell>
          <table:table-cell office:value-type="float" office:value="0.958419958419958" calcext:value-type="float">
            <text:p>0.96</text:p>
          </table:table-cell>
          <table:table-cell table:formula="of:=IF(OR([.F138]&lt;=[stats.B$14]; [.F138]&gt;=[stats.B$15]))" office:value-type="boolean" office:boolean-value="false" calcext:value-type="boolean">
            <text:p>FALSE</text:p>
          </table:table-cell>
          <table:table-cell table:formula="of:=IF([.F138]&lt;[stats.$B$9]; [.F138]; &quot;&quot;)">
            <text:p/>
          </table:table-cell>
          <table:table-cell table:formula="of:=IF(AND([.F138]&gt;=[stats.$B$9];[.F138]&lt;=[stats.$B$11]); [.F138];&quot;&quot;)" office:value-type="float" office:value="2.26316814476264" calcext:value-type="float">
            <text:p>2.26</text:p>
          </table:table-cell>
          <table:table-cell table:formula="of:=IF([.F138]&gt;[stats.$B$11]; [.F138]; &quot;&quot;)">
            <text:p/>
          </table:table-cell>
        </table:table-row>
        <table:table-row table:style-name="ro1">
          <table:table-cell office:value-type="string" calcext:value-type="string">
            <text:p>sub-strokecase0138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30100059509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2" calcext:value-type="float">
            <text:p>0.20</text:p>
          </table:table-cell>
          <table:table-cell office:value-type="float" office:value="1328.16096558857" calcext:value-type="float">
            <text:p>1328.16</text:p>
          </table:table-cell>
          <table:table-cell office:value-type="float" office:value="0.913661202185792" calcext:value-type="float">
            <text:p>0.91</text:p>
          </table:table-cell>
          <table:table-cell table:formula="of:=IF(OR([.F139]&lt;=[stats.B$14]; [.F139]&gt;=[stats.B$15]))" office:value-type="boolean" office:boolean-value="false" calcext:value-type="boolean">
            <text:p>FALSE</text:p>
          </table:table-cell>
          <table:table-cell table:formula="of:=IF([.F139]&lt;[stats.$B$9]; [.F139]; &quot;&quot;)" office:value-type="float" office:value="0.2" calcext:value-type="float">
            <text:p>0.20</text:p>
          </table:table-cell>
          <table:table-cell table:formula="of:=IF(AND([.F139]&gt;=[stats.$B$9];[.F139]&lt;=[stats.$B$11]); [.F139];&quot;&quot;)">
            <text:p/>
          </table:table-cell>
          <table:table-cell table:formula="of:=IF([.F139]&gt;[stats.$B$11]; [.F139]; &quot;&quot;)">
            <text:p/>
          </table:table-cell>
        </table:table-row>
        <table:table-row table:style-name="ro1">
          <table:table-cell office:value-type="string" calcext:value-type="string">
            <text:p>sub-strokecase0139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478515625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56" calcext:value-type="float">
            <text:p>0.56</text:p>
          </table:table-cell>
          <table:table-cell office:value-type="float" office:value="1227.47617604604" calcext:value-type="float">
            <text:p>1227.48</text:p>
          </table:table-cell>
          <table:table-cell office:value-type="float" office:value="0.923514763429385" calcext:value-type="float">
            <text:p>0.92</text:p>
          </table:table-cell>
          <table:table-cell table:formula="of:=IF(OR([.F140]&lt;=[stats.B$14]; [.F140]&gt;=[stats.B$15]))" office:value-type="boolean" office:boolean-value="false" calcext:value-type="boolean">
            <text:p>FALSE</text:p>
          </table:table-cell>
          <table:table-cell table:formula="of:=IF([.F140]&lt;[stats.$B$9]; [.F140]; &quot;&quot;)" office:value-type="float" office:value="0.56" calcext:value-type="float">
            <text:p>0.56</text:p>
          </table:table-cell>
          <table:table-cell table:formula="of:=IF(AND([.F140]&gt;=[stats.$B$9];[.F140]&lt;=[stats.$B$11]); [.F140];&quot;&quot;)">
            <text:p/>
          </table:table-cell>
          <table:table-cell table:formula="of:=IF([.F140]&gt;[stats.$B$11]; [.F140]; &quot;&quot;)">
            <text:p/>
          </table:table-cell>
        </table:table-row>
        <table:table-row table:style-name="ro1">
          <table:table-cell office:value-type="string" calcext:value-type="string">
            <text:p>sub-strokecase0140</text:p>
          </table:table-cell>
          <table:table-cell office:value-type="string" calcext:value-type="string">
            <text:p>(320, 320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875, 0.71875, 5.0)</text:p>
          </table:table-cell>
          <table:table-cell office:value-type="string" calcext:value-type="string">
            <text:p>(2.0, 2.0, 2.0)</text:p>
          </table:table-cell>
          <table:table-cell office:value-type="float" office:value="141.368" calcext:value-type="float">
            <text:p>141.37</text:p>
          </table:table-cell>
          <table:table-cell office:value-type="float" office:value="1487.49220703125" calcext:value-type="float">
            <text:p>1487.49</text:p>
          </table:table-cell>
          <table:table-cell office:value-type="float" office:value="0.975809583695511" calcext:value-type="float">
            <text:p>0.98</text:p>
          </table:table-cell>
          <table:table-cell table:formula="of:=IF(OR([.F141]&lt;=[stats.B$14]; [.F141]&gt;=[stats.B$15]))" office:value-type="boolean" office:boolean-value="true" calcext:value-type="boolean">
            <text:p>TRUE</text:p>
          </table:table-cell>
          <table:table-cell table:formula="of:=IF([.F141]&lt;[stats.$B$9]; [.F141]; &quot;&quot;)">
            <text:p/>
          </table:table-cell>
          <table:table-cell table:formula="of:=IF(AND([.F141]&gt;=[stats.$B$9];[.F141]&lt;=[stats.$B$11]); [.F141];&quot;&quot;)">
            <text:p/>
          </table:table-cell>
          <table:table-cell table:formula="of:=IF([.F141]&gt;[stats.$B$11]; [.F141]; &quot;&quot;)" office:value-type="float" office:value="141.368" calcext:value-type="float">
            <text:p>141.37</text:p>
          </table:table-cell>
        </table:table-row>
        <table:table-row table:style-name="ro1">
          <table:table-cell office:value-type="string" calcext:value-type="string">
            <text:p>sub-strokecase0141</text:p>
          </table:table-cell>
          <table:table-cell office:value-type="string" calcext:value-type="string">
            <text:p>(1024, 1024, 230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234375, 0.234375, 1.0)</text:p>
          </table:table-cell>
          <table:table-cell office:value-type="string" calcext:value-type="string">
            <text:p>(2.0, 2.0, 2.0)</text:p>
          </table:table-cell>
          <table:table-cell office:value-type="float" office:value="0.12" calcext:value-type="float">
            <text:p>0.12</text:p>
          </table:table-cell>
          <table:table-cell office:value-type="float" office:value="1389.96848144531" calcext:value-type="float">
            <text:p>1389.97</text:p>
          </table:table-cell>
          <table:table-cell office:value-type="float" office:value="0.83312933496532" calcext:value-type="float">
            <text:p>0.83</text:p>
          </table:table-cell>
          <table:table-cell table:formula="of:=IF(OR([.F142]&lt;=[stats.B$14]; [.F142]&gt;=[stats.B$15]))" office:value-type="boolean" office:boolean-value="false" calcext:value-type="boolean">
            <text:p>FALSE</text:p>
          </table:table-cell>
          <table:table-cell table:formula="of:=IF([.F142]&lt;[stats.$B$9]; [.F142]; &quot;&quot;)" office:value-type="float" office:value="0.12" calcext:value-type="float">
            <text:p>0.12</text:p>
          </table:table-cell>
          <table:table-cell table:formula="of:=IF(AND([.F142]&gt;=[stats.$B$9];[.F142]&lt;=[stats.$B$11]); [.F142];&quot;&quot;)">
            <text:p/>
          </table:table-cell>
          <table:table-cell table:formula="of:=IF([.F142]&gt;[stats.$B$11]; [.F142]; &quot;&quot;)">
            <text:p/>
          </table:table-cell>
        </table:table-row>
        <table:table-row table:style-name="ro1">
          <table:table-cell office:value-type="string" calcext:value-type="string">
            <text:p>sub-strokecase0142</text:p>
          </table:table-cell>
          <table:table-cell office:value-type="string" calcext:value-type="string">
            <text:p>(400, 400, 29)</text:p>
          </table:table-cell>
          <table:table-cell office:value-type="string" calcext:value-type="string">
            <text:p>(115, 115, 70)</text:p>
          </table:table-cell>
          <table:table-cell office:value-type="string" calcext:value-type="string">
            <text:p>(0.574999988079071, 0.574999988079071, 5.0)</text:p>
          </table:table-cell>
          <table:table-cell office:value-type="string" calcext:value-type="string">
            <text:p>(2.0, 2.0, 2.0)</text:p>
          </table:table-cell>
          <table:table-cell office:value-type="float" office:value="2.568" calcext:value-type="float">
            <text:p>2.57</text:p>
          </table:table-cell>
          <table:table-cell office:value-type="float" office:value="1475.57931381643" calcext:value-type="float">
            <text:p>1475.58</text:p>
          </table:table-cell>
          <table:table-cell office:value-type="float" office:value="0.94544244843646" calcext:value-type="float">
            <text:p>0.95</text:p>
          </table:table-cell>
          <table:table-cell table:formula="of:=IF(OR([.F143]&lt;=[stats.B$14]; [.F143]&gt;=[stats.B$15]))" office:value-type="boolean" office:boolean-value="false" calcext:value-type="boolean">
            <text:p>FALSE</text:p>
          </table:table-cell>
          <table:table-cell table:formula="of:=IF([.F143]&lt;[stats.$B$9]; [.F143]; &quot;&quot;)">
            <text:p/>
          </table:table-cell>
          <table:table-cell table:formula="of:=IF(AND([.F143]&gt;=[stats.$B$9];[.F143]&lt;=[stats.$B$11]); [.F143];&quot;&quot;)" office:value-type="float" office:value="2.568" calcext:value-type="float">
            <text:p>2.57</text:p>
          </table:table-cell>
          <table:table-cell table:formula="of:=IF([.F143]&gt;[stats.$B$11]; [.F143]; &quot;&quot;)">
            <text:p/>
          </table:table-cell>
        </table:table-row>
        <table:table-row table:style-name="ro1">
          <table:table-cell office:value-type="string" calcext:value-type="string">
            <text:p>sub-strokecase0143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2.64" calcext:value-type="float">
            <text:p>2.64</text:p>
          </table:table-cell>
          <table:table-cell office:value-type="float" office:value="1551.37568092346" calcext:value-type="float">
            <text:p>1551.38</text:p>
          </table:table-cell>
          <table:table-cell office:value-type="float" office:value="0.955372533997319" calcext:value-type="float">
            <text:p>0.96</text:p>
          </table:table-cell>
          <table:table-cell table:formula="of:=IF(OR([.F144]&lt;=[stats.B$14]; [.F144]&gt;=[stats.B$15]))" office:value-type="boolean" office:boolean-value="false" calcext:value-type="boolean">
            <text:p>FALSE</text:p>
          </table:table-cell>
          <table:table-cell table:formula="of:=IF([.F144]&lt;[stats.$B$9]; [.F144]; &quot;&quot;)">
            <text:p/>
          </table:table-cell>
          <table:table-cell table:formula="of:=IF(AND([.F144]&gt;=[stats.$B$9];[.F144]&lt;=[stats.$B$11]); [.F144];&quot;&quot;)" office:value-type="float" office:value="2.64" calcext:value-type="float">
            <text:p>2.64</text:p>
          </table:table-cell>
          <table:table-cell table:formula="of:=IF([.F144]&gt;[stats.$B$11]; [.F144]; &quot;&quot;)">
            <text:p/>
          </table:table-cell>
        </table:table-row>
        <table:table-row table:style-name="ro1">
          <table:table-cell office:value-type="string" calcext:value-type="string">
            <text:p>sub-strokecase0144</text:p>
          </table:table-cell>
          <table:table-cell office:value-type="string" calcext:value-type="string">
            <text:p>(253, 336, 336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411162376404, 0.7142857313156128, 0.7142857313156128)</text:p>
          </table:table-cell>
          <table:table-cell office:value-type="string" calcext:value-type="string">
            <text:p>(2.0, 2.0, 2.0)</text:p>
          </table:table-cell>
          <table:table-cell office:value-type="float" office:value="0.08" calcext:value-type="float">
            <text:p>0.08</text:p>
          </table:table-cell>
          <table:table-cell office:value-type="float" office:value="1543.47433687891" calcext:value-type="float">
            <text:p>1543.47</text:p>
          </table:table-cell>
          <table:table-cell office:value-type="float" office:value="0.901492537313433" calcext:value-type="float">
            <text:p>0.90</text:p>
          </table:table-cell>
          <table:table-cell table:formula="of:=IF(OR([.F145]&lt;=[stats.B$14]; [.F145]&gt;=[stats.B$15]))" office:value-type="boolean" office:boolean-value="false" calcext:value-type="boolean">
            <text:p>FALSE</text:p>
          </table:table-cell>
          <table:table-cell table:formula="of:=IF([.F145]&lt;[stats.$B$9]; [.F145]; &quot;&quot;)" office:value-type="float" office:value="0.08" calcext:value-type="float">
            <text:p>0.08</text:p>
          </table:table-cell>
          <table:table-cell table:formula="of:=IF(AND([.F145]&gt;=[stats.$B$9];[.F145]&lt;=[stats.$B$11]); [.F145];&quot;&quot;)">
            <text:p/>
          </table:table-cell>
          <table:table-cell table:formula="of:=IF([.F145]&gt;[stats.$B$11]; [.F145]; &quot;&quot;)">
            <text:p/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60498428345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4.848" calcext:value-type="float">
            <text:p>4.85</text:p>
          </table:table-cell>
          <table:table-cell office:value-type="float" office:value="1616.67828467777" calcext:value-type="float">
            <text:p>1616.68</text:p>
          </table:table-cell>
          <table:table-cell office:value-type="float" office:value="0.94102370779928" calcext:value-type="float">
            <text:p>0.94</text:p>
          </table:table-cell>
          <table:table-cell table:formula="of:=IF(OR([.F146]&lt;=[stats.B$14]; [.F146]&gt;=[stats.B$15]))" office:value-type="boolean" office:boolean-value="false" calcext:value-type="boolean">
            <text:p>FALSE</text:p>
          </table:table-cell>
          <table:table-cell table:formula="of:=IF([.F146]&lt;[stats.$B$9]; [.F146]; &quot;&quot;)">
            <text:p/>
          </table:table-cell>
          <table:table-cell table:formula="of:=IF(AND([.F146]&gt;=[stats.$B$9];[.F146]&lt;=[stats.$B$11]); [.F146];&quot;&quot;)" office:value-type="float" office:value="4.848" calcext:value-type="float">
            <text:p>4.85</text:p>
          </table:table-cell>
          <table:table-cell table:formula="of:=IF([.F146]&gt;[stats.$B$11]; [.F146]; &quot;&quot;)">
            <text:p/>
          </table:table-cell>
        </table:table-row>
        <table:table-row table:style-name="ro1">
          <table:table-cell office:value-type="string" calcext:value-type="string">
            <text:p>sub-strokecase0146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90300750732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21.016" calcext:value-type="float">
            <text:p>21.02</text:p>
          </table:table-cell>
          <table:table-cell office:value-type="float" office:value="1339.15145767117" calcext:value-type="float">
            <text:p>1339.15</text:p>
          </table:table-cell>
          <table:table-cell office:value-type="float" office:value="0.963432069960617" calcext:value-type="float">
            <text:p>0.96</text:p>
          </table:table-cell>
          <table:table-cell table:formula="of:=IF(OR([.F147]&lt;=[stats.B$14]; [.F147]&gt;=[stats.B$15]))" office:value-type="boolean" office:boolean-value="false" calcext:value-type="boolean">
            <text:p>FALSE</text:p>
          </table:table-cell>
          <table:table-cell table:formula="of:=IF([.F147]&lt;[stats.$B$9]; [.F147]; &quot;&quot;)">
            <text:p/>
          </table:table-cell>
          <table:table-cell table:formula="of:=IF(AND([.F147]&gt;=[stats.$B$9];[.F147]&lt;=[stats.$B$11]); [.F147];&quot;&quot;)" office:value-type="float" office:value="21.016" calcext:value-type="float">
            <text:p>21.02</text:p>
          </table:table-cell>
          <table:table-cell table:formula="of:=IF([.F147]&gt;[stats.$B$11]; [.F147]; &quot;&quot;)">
            <text:p/>
          </table:table-cell>
        </table:table-row>
        <table:table-row table:style-name="ro1">
          <table:table-cell office:value-type="string" calcext:value-type="string">
            <text:p>sub-strokecase0147</text:p>
          </table:table-cell>
          <table:table-cell office:value-type="string" calcext:value-type="string">
            <text:p>(253, 336, 336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429043769836, 0.7142857313156128, 0.7142857313156128)</text:p>
          </table:table-cell>
          <table:table-cell office:value-type="string" calcext:value-type="string">
            <text:p>(2.0, 2.0, 2.0)</text:p>
          </table:table-cell>
          <table:table-cell office:value-type="float" office:value="0.864" calcext:value-type="float">
            <text:p>0.86</text:p>
          </table:table-cell>
          <table:table-cell office:value-type="float" office:value="1407.16111001417" calcext:value-type="float">
            <text:p>1407.16</text:p>
          </table:table-cell>
          <table:table-cell office:value-type="float" office:value="0.890829694323144" calcext:value-type="float">
            <text:p>0.89</text:p>
          </table:table-cell>
          <table:table-cell table:formula="of:=IF(OR([.F148]&lt;=[stats.B$14]; [.F148]&gt;=[stats.B$15]))" office:value-type="boolean" office:boolean-value="false" calcext:value-type="boolean">
            <text:p>FALSE</text:p>
          </table:table-cell>
          <table:table-cell table:formula="of:=IF([.F148]&lt;[stats.$B$9]; [.F148]; &quot;&quot;)" office:value-type="float" office:value="0.864" calcext:value-type="float">
            <text:p>0.86</text:p>
          </table:table-cell>
          <table:table-cell table:formula="of:=IF(AND([.F148]&gt;=[stats.$B$9];[.F148]&lt;=[stats.$B$11]); [.F148];&quot;&quot;)">
            <text:p/>
          </table:table-cell>
          <table:table-cell table:formula="of:=IF([.F148]&gt;[stats.$B$11]; [.F148]; &quot;&quot;)">
            <text:p/>
          </table:table-cell>
        </table:table-row>
        <table:table-row table:style-name="ro1">
          <table:table-cell office:value-type="string" calcext:value-type="string">
            <text:p>sub-strokecase0148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47981452942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2.28" calcext:value-type="float">
            <text:p>2.28</text:p>
          </table:table-cell>
          <table:table-cell office:value-type="float" office:value="1427.21855918379" calcext:value-type="float">
            <text:p>1427.22</text:p>
          </table:table-cell>
          <table:table-cell office:value-type="float" office:value="0.9479374584165" calcext:value-type="float">
            <text:p>0.95</text:p>
          </table:table-cell>
          <table:table-cell table:formula="of:=IF(OR([.F149]&lt;=[stats.B$14]; [.F149]&gt;=[stats.B$15]))" office:value-type="boolean" office:boolean-value="false" calcext:value-type="boolean">
            <text:p>FALSE</text:p>
          </table:table-cell>
          <table:table-cell table:formula="of:=IF([.F149]&lt;[stats.$B$9]; [.F149]; &quot;&quot;)">
            <text:p/>
          </table:table-cell>
          <table:table-cell table:formula="of:=IF(AND([.F149]&gt;=[stats.$B$9];[.F149]&lt;=[stats.$B$11]); [.F149];&quot;&quot;)" office:value-type="float" office:value="2.28" calcext:value-type="float">
            <text:p>2.28</text:p>
          </table:table-cell>
          <table:table-cell table:formula="of:=IF([.F149]&gt;[stats.$B$11]; [.F149]; &quot;&quot;)">
            <text:p/>
          </table:table-cell>
        </table:table-row>
        <table:table-row table:style-name="ro1">
          <table:table-cell office:value-type="string" calcext:value-type="string">
            <text:p>sub-strokecase0149</text:p>
          </table:table-cell>
          <table:table-cell office:value-type="string" calcext:value-type="string">
            <text:p>(253, 336, 336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66458892822, 0.7142857313156128, 0.7142857313156128)</text:p>
          </table:table-cell>
          <table:table-cell office:value-type="string" calcext:value-type="string">
            <text:p>(2.0, 2.0, 2.0)</text:p>
          </table:table-cell>
          <table:table-cell office:value-type="float" office:value="0.368" calcext:value-type="float">
            <text:p>0.37</text:p>
          </table:table-cell>
          <table:table-cell office:value-type="float" office:value="1205.85065003943" calcext:value-type="float">
            <text:p>1205.85</text:p>
          </table:table-cell>
          <table:table-cell office:value-type="float" office:value="0.918562874251497" calcext:value-type="float">
            <text:p>0.92</text:p>
          </table:table-cell>
          <table:table-cell table:formula="of:=IF(OR([.F150]&lt;=[stats.B$14]; [.F150]&gt;=[stats.B$15]))" office:value-type="boolean" office:boolean-value="false" calcext:value-type="boolean">
            <text:p>FALSE</text:p>
          </table:table-cell>
          <table:table-cell table:formula="of:=IF([.F150]&lt;[stats.$B$9]; [.F150]; &quot;&quot;)" office:value-type="float" office:value="0.368" calcext:value-type="float">
            <text:p>0.37</text:p>
          </table:table-cell>
          <table:table-cell table:formula="of:=IF(AND([.F150]&gt;=[stats.$B$9];[.F150]&lt;=[stats.$B$11]); [.F150];&quot;&quot;)">
            <text:p/>
          </table:table-cell>
          <table:table-cell table:formula="of:=IF([.F150]&gt;[stats.$B$11]; [.F150]; &quot;&quot;)">
            <text:p/>
          </table:table-cell>
        </table:table-row>
        <table:table-row table:style-name="ro1">
          <table:table-cell office:value-type="string" calcext:value-type="string">
            <text:p>sub-strokecase0150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5)</text:p>
          </table:table-cell>
          <table:table-cell office:value-type="string" calcext:value-type="string">
            <text:p>(0.7115317583084106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" calcext:value-type="float">
            <text:p>0.00</text:p>
          </table:table-cell>
          <table:table-cell office:value-type="float" office:value="1580.80632534499" calcext:value-type="float">
            <text:p>1580.81</text:p>
          </table:table-cell>
          <table:table-cell office:value-type="float" office:value="1" calcext:value-type="float">
            <text:p>1.00</text:p>
          </table:table-cell>
          <table:table-cell table:formula="of:=IF(OR([.F151]&lt;=[stats.B$14]; [.F151]&gt;=[stats.B$15]))" office:value-type="boolean" office:boolean-value="false" calcext:value-type="boolean">
            <text:p>FALSE</text:p>
          </table:table-cell>
          <table:table-cell table:formula="of:=IF([.F151]&lt;[stats.$B$9]; [.F151]; &quot;&quot;)" office:value-type="float" office:value="0" calcext:value-type="float">
            <text:p>0.00</text:p>
          </table:table-cell>
          <table:table-cell table:formula="of:=IF(AND([.F151]&gt;=[stats.$B$9];[.F151]&lt;=[stats.$B$11]); [.F151];&quot;&quot;)">
            <text:p/>
          </table:table-cell>
          <table:table-cell table:formula="of:=IF([.F151]&gt;[stats.$B$11]; [.F151]; &quot;&quot;)">
            <text:p/>
          </table:table-cell>
        </table:table-row>
        <table:table-row table:style-name="ro1">
          <table:table-cell office:value-type="string" calcext:value-type="string">
            <text:p>sub-strokecase0151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99241447449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" calcext:value-type="float">
            <text:p>0.00</text:p>
          </table:table-cell>
          <table:table-cell office:value-type="float" office:value="1490.14302975418" calcext:value-type="float">
            <text:p>1490.14</text:p>
          </table:table-cell>
          <table:table-cell office:value-type="float" office:value="1" calcext:value-type="float">
            <text:p>1.00</text:p>
          </table:table-cell>
          <table:table-cell table:formula="of:=IF(OR([.F152]&lt;=[stats.B$14]; [.F152]&gt;=[stats.B$15]))" office:value-type="boolean" office:boolean-value="false" calcext:value-type="boolean">
            <text:p>FALSE</text:p>
          </table:table-cell>
          <table:table-cell table:formula="of:=IF([.F152]&lt;[stats.$B$9]; [.F152]; &quot;&quot;)" office:value-type="float" office:value="0" calcext:value-type="float">
            <text:p>0.00</text:p>
          </table:table-cell>
          <table:table-cell table:formula="of:=IF(AND([.F152]&gt;=[stats.$B$9];[.F152]&lt;=[stats.$B$11]); [.F152];&quot;&quot;)">
            <text:p/>
          </table:table-cell>
          <table:table-cell table:formula="of:=IF([.F152]&gt;[stats.$B$11]; [.F152]; &quot;&quot;)">
            <text:p/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508317947388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.352" calcext:value-type="float">
            <text:p>1.35</text:p>
          </table:table-cell>
          <table:table-cell office:value-type="float" office:value="1205.33759810883" calcext:value-type="float">
            <text:p>1205.34</text:p>
          </table:table-cell>
          <table:table-cell office:value-type="float" office:value="0.867331288343558" calcext:value-type="float">
            <text:p>0.87</text:p>
          </table:table-cell>
          <table:table-cell table:formula="of:=IF(OR([.F153]&lt;=[stats.B$14]; [.F153]&gt;=[stats.B$15]))" office:value-type="boolean" office:boolean-value="false" calcext:value-type="boolean">
            <text:p>FALSE</text:p>
          </table:table-cell>
          <table:table-cell table:formula="of:=IF([.F153]&lt;[stats.$B$9]; [.F153]; &quot;&quot;)" office:value-type="float" office:value="1.352" calcext:value-type="float">
            <text:p>1.35</text:p>
          </table:table-cell>
          <table:table-cell table:formula="of:=IF(AND([.F153]&gt;=[stats.$B$9];[.F153]&lt;=[stats.$B$11]); [.F153];&quot;&quot;)">
            <text:p/>
          </table:table-cell>
          <table:table-cell table:formula="of:=IF([.F153]&gt;[stats.$B$11]; [.F153]; &quot;&quot;)">
            <text:p/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49.9812031579495" calcext:value-type="float">
            <text:p>49.98</text:p>
          </table:table-cell>
          <table:table-cell office:value-type="float" office:value="1466.43226318359" calcext:value-type="float">
            <text:p>1466.43</text:p>
          </table:table-cell>
          <table:table-cell office:value-type="float" office:value="0.968878741251799" calcext:value-type="float">
            <text:p>0.97</text:p>
          </table:table-cell>
          <table:table-cell table:formula="of:=IF(OR([.F154]&lt;=[stats.B$14]; [.F154]&gt;=[stats.B$15]))" office:value-type="boolean" office:boolean-value="false" calcext:value-type="boolean">
            <text:p>FALSE</text:p>
          </table:table-cell>
          <table:table-cell table:formula="of:=IF([.F154]&lt;[stats.$B$9]; [.F154]; &quot;&quot;)">
            <text:p/>
          </table:table-cell>
          <table:table-cell table:formula="of:=IF(AND([.F154]&gt;=[stats.$B$9];[.F154]&lt;=[stats.$B$11]); [.F154];&quot;&quot;)">
            <text:p/>
          </table:table-cell>
          <table:table-cell table:formula="of:=IF([.F154]&gt;[stats.$B$11]; [.F154]; &quot;&quot;)" office:value-type="float" office:value="49.9812031579495" calcext:value-type="float">
            <text:p>49.98</text:p>
          </table:table-cell>
        </table:table-row>
        <table:table-row table:style-name="ro1">
          <table:table-cell office:value-type="string" calcext:value-type="string">
            <text:p>sub-strokecase0154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2.14901065111203" calcext:value-type="float">
            <text:p>2.15</text:p>
          </table:table-cell>
          <table:table-cell office:value-type="float" office:value="1414.4345190952" calcext:value-type="float">
            <text:p>1414.43</text:p>
          </table:table-cell>
          <table:table-cell office:value-type="float" office:value="0.948514402358812" calcext:value-type="float">
            <text:p>0.95</text:p>
          </table:table-cell>
          <table:table-cell table:formula="of:=IF(OR([.F155]&lt;=[stats.B$14]; [.F155]&gt;=[stats.B$15]))" office:value-type="boolean" office:boolean-value="false" calcext:value-type="boolean">
            <text:p>FALSE</text:p>
          </table:table-cell>
          <table:table-cell table:formula="of:=IF([.F155]&lt;[stats.$B$9]; [.F155]; &quot;&quot;)">
            <text:p/>
          </table:table-cell>
          <table:table-cell table:formula="of:=IF(AND([.F155]&gt;=[stats.$B$9];[.F155]&lt;=[stats.$B$11]); [.F155];&quot;&quot;)" office:value-type="float" office:value="2.14901065111203" calcext:value-type="float">
            <text:p>2.15</text:p>
          </table:table-cell>
          <table:table-cell table:formula="of:=IF([.F155]&gt;[stats.$B$11]; [.F155]; &quot;&quot;)">
            <text:p/>
          </table:table-cell>
        </table:table-row>
        <table:table-row table:style-name="ro1">
          <table:table-cell office:value-type="string" calcext:value-type="string">
            <text:p>sub-strokecase0155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25.6337705498445" calcext:value-type="float">
            <text:p>25.63</text:p>
          </table:table-cell>
          <table:table-cell office:value-type="float" office:value="1460.04697265625" calcext:value-type="float">
            <text:p>1460.05</text:p>
          </table:table-cell>
          <table:table-cell office:value-type="float" office:value="0.978969505783386" calcext:value-type="float">
            <text:p>0.98</text:p>
          </table:table-cell>
          <table:table-cell table:formula="of:=IF(OR([.F156]&lt;=[stats.B$14]; [.F156]&gt;=[stats.B$15]))" office:value-type="boolean" office:boolean-value="false" calcext:value-type="boolean">
            <text:p>FALSE</text:p>
          </table:table-cell>
          <table:table-cell table:formula="of:=IF([.F156]&lt;[stats.$B$9]; [.F156]; &quot;&quot;)">
            <text:p/>
          </table:table-cell>
          <table:table-cell table:formula="of:=IF(AND([.F156]&gt;=[stats.$B$9];[.F156]&lt;=[stats.$B$11]); [.F156];&quot;&quot;)">
            <text:p/>
          </table:table-cell>
          <table:table-cell table:formula="of:=IF([.F156]&gt;[stats.$B$11]; [.F156]; &quot;&quot;)" office:value-type="float" office:value="25.6337705498445" calcext:value-type="float">
            <text:p>25.63</text:p>
          </table:table-cell>
        </table:table-row>
        <table:table-row table:style-name="ro1">
          <table:table-cell office:value-type="string" calcext:value-type="string">
            <text:p>sub-strokecase0156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415334701538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3.696" calcext:value-type="float">
            <text:p>13.70</text:p>
          </table:table-cell>
          <table:table-cell office:value-type="float" office:value="1277.80923195786" calcext:value-type="float">
            <text:p>1277.81</text:p>
          </table:table-cell>
          <table:table-cell office:value-type="float" office:value="0.965236676326925" calcext:value-type="float">
            <text:p>0.97</text:p>
          </table:table-cell>
          <table:table-cell table:formula="of:=IF(OR([.F157]&lt;=[stats.B$14]; [.F157]&gt;=[stats.B$15]))" office:value-type="boolean" office:boolean-value="false" calcext:value-type="boolean">
            <text:p>FALSE</text:p>
          </table:table-cell>
          <table:table-cell table:formula="of:=IF([.F157]&lt;[stats.$B$9]; [.F157]; &quot;&quot;)">
            <text:p/>
          </table:table-cell>
          <table:table-cell table:formula="of:=IF(AND([.F157]&gt;=[stats.$B$9];[.F157]&lt;=[stats.$B$11]); [.F157];&quot;&quot;)" office:value-type="float" office:value="13.696" calcext:value-type="float">
            <text:p>13.70</text:p>
          </table:table-cell>
          <table:table-cell table:formula="of:=IF([.F157]&gt;[stats.$B$11]; [.F157]; &quot;&quot;)">
            <text:p/>
          </table:table-cell>
        </table:table-row>
        <table:table-row table:style-name="ro1">
          <table:table-cell office:value-type="string" calcext:value-type="string">
            <text:p>sub-strokecase0157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3.536" calcext:value-type="float">
            <text:p>3.54</text:p>
          </table:table-cell>
          <table:table-cell office:value-type="float" office:value="1864.89632606506" calcext:value-type="float">
            <text:p>1864.90</text:p>
          </table:table-cell>
          <table:table-cell office:value-type="float" office:value="0.954149933065596" calcext:value-type="float">
            <text:p>0.95</text:p>
          </table:table-cell>
          <table:table-cell table:formula="of:=IF(OR([.F158]&lt;=[stats.B$14]; [.F158]&gt;=[stats.B$15]))" office:value-type="boolean" office:boolean-value="false" calcext:value-type="boolean">
            <text:p>FALSE</text:p>
          </table:table-cell>
          <table:table-cell table:formula="of:=IF([.F158]&lt;[stats.$B$9]; [.F158]; &quot;&quot;)">
            <text:p/>
          </table:table-cell>
          <table:table-cell table:formula="of:=IF(AND([.F158]&gt;=[stats.$B$9];[.F158]&lt;=[stats.$B$11]); [.F158];&quot;&quot;)" office:value-type="float" office:value="3.536" calcext:value-type="float">
            <text:p>3.54</text:p>
          </table:table-cell>
          <table:table-cell table:formula="of:=IF([.F158]&gt;[stats.$B$11]; [.F158]; &quot;&quot;)">
            <text:p/>
          </table:table-cell>
        </table:table-row>
        <table:table-row table:style-name="ro1">
          <table:table-cell office:value-type="string" calcext:value-type="string">
            <text:p>sub-strokecase0158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40699005127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2.896" calcext:value-type="float">
            <text:p>2.90</text:p>
          </table:table-cell>
          <table:table-cell office:value-type="float" office:value="1507.12646633877" calcext:value-type="float">
            <text:p>1507.13</text:p>
          </table:table-cell>
          <table:table-cell office:value-type="float" office:value="0.918326118326118" calcext:value-type="float">
            <text:p>0.92</text:p>
          </table:table-cell>
          <table:table-cell table:formula="of:=IF(OR([.F159]&lt;=[stats.B$14]; [.F159]&gt;=[stats.B$15]))" office:value-type="boolean" office:boolean-value="false" calcext:value-type="boolean">
            <text:p>FALSE</text:p>
          </table:table-cell>
          <table:table-cell table:formula="of:=IF([.F159]&lt;[stats.$B$9]; [.F159]; &quot;&quot;)">
            <text:p/>
          </table:table-cell>
          <table:table-cell table:formula="of:=IF(AND([.F159]&gt;=[stats.$B$9];[.F159]&lt;=[stats.$B$11]); [.F159];&quot;&quot;)" office:value-type="float" office:value="2.896" calcext:value-type="float">
            <text:p>2.90</text:p>
          </table:table-cell>
          <table:table-cell table:formula="of:=IF([.F159]&gt;[stats.$B$11]; [.F159]; &quot;&quot;)">
            <text:p/>
          </table:table-cell>
        </table:table-row>
        <table:table-row table:style-name="ro1">
          <table:table-cell office:value-type="string" calcext:value-type="string">
            <text:p>sub-strokecase0159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4.38594743990689" calcext:value-type="float">
            <text:p>4.39</text:p>
          </table:table-cell>
          <table:table-cell office:value-type="float" office:value="1479.64152832031" calcext:value-type="float">
            <text:p>1479.64</text:p>
          </table:table-cell>
          <table:table-cell office:value-type="float" office:value="0.969943963321447" calcext:value-type="float">
            <text:p>0.97</text:p>
          </table:table-cell>
          <table:table-cell table:formula="of:=IF(OR([.F160]&lt;=[stats.B$14]; [.F160]&gt;=[stats.B$15]))" office:value-type="boolean" office:boolean-value="false" calcext:value-type="boolean">
            <text:p>FALSE</text:p>
          </table:table-cell>
          <table:table-cell table:formula="of:=IF([.F160]&lt;[stats.$B$9]; [.F160]; &quot;&quot;)">
            <text:p/>
          </table:table-cell>
          <table:table-cell table:formula="of:=IF(AND([.F160]&gt;=[stats.$B$9];[.F160]&lt;=[stats.$B$11]); [.F160];&quot;&quot;)" office:value-type="float" office:value="4.38594743990689" calcext:value-type="float">
            <text:p>4.39</text:p>
          </table:table-cell>
          <table:table-cell table:formula="of:=IF([.F160]&gt;[stats.$B$11]; [.F160]; &quot;&quot;)">
            <text:p/>
          </table:table-cell>
        </table:table-row>
        <table:table-row table:style-name="ro1">
          <table:table-cell office:value-type="string" calcext:value-type="string">
            <text:p>sub-strokecase0160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77187728882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4.432" calcext:value-type="float">
            <text:p>4.43</text:p>
          </table:table-cell>
          <table:table-cell office:value-type="float" office:value="1410.76274377439" calcext:value-type="float">
            <text:p>1410.76</text:p>
          </table:table-cell>
          <table:table-cell office:value-type="float" office:value="0.920084025938442" calcext:value-type="float">
            <text:p>0.92</text:p>
          </table:table-cell>
          <table:table-cell table:formula="of:=IF(OR([.F161]&lt;=[stats.B$14]; [.F161]&gt;=[stats.B$15]))" office:value-type="boolean" office:boolean-value="false" calcext:value-type="boolean">
            <text:p>FALSE</text:p>
          </table:table-cell>
          <table:table-cell table:formula="of:=IF([.F161]&lt;[stats.$B$9]; [.F161]; &quot;&quot;)">
            <text:p/>
          </table:table-cell>
          <table:table-cell table:formula="of:=IF(AND([.F161]&gt;=[stats.$B$9];[.F161]&lt;=[stats.$B$11]); [.F161];&quot;&quot;)" office:value-type="float" office:value="4.432" calcext:value-type="float">
            <text:p>4.43</text:p>
          </table:table-cell>
          <table:table-cell table:formula="of:=IF([.F161]&gt;[stats.$B$11]; [.F161]; &quot;&quot;)">
            <text:p/>
          </table:table-cell>
        </table:table-row>
        <table:table-row table:style-name="ro1">
          <table:table-cell office:value-type="string" calcext:value-type="string">
            <text:p>sub-strokecase0161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95.0340272138128" calcext:value-type="float">
            <text:p>95.03</text:p>
          </table:table-cell>
          <table:table-cell office:value-type="float" office:value="1648.59250488281" calcext:value-type="float">
            <text:p>1648.59</text:p>
          </table:table-cell>
          <table:table-cell office:value-type="float" office:value="0.991462238633958" calcext:value-type="float">
            <text:p>0.99</text:p>
          </table:table-cell>
          <table:table-cell table:formula="of:=IF(OR([.F162]&lt;=[stats.B$14]; [.F162]&gt;=[stats.B$15]))" office:value-type="boolean" office:boolean-value="true" calcext:value-type="boolean">
            <text:p>TRUE</text:p>
          </table:table-cell>
          <table:table-cell table:formula="of:=IF([.F162]&lt;[stats.$B$9]; [.F162]; &quot;&quot;)">
            <text:p/>
          </table:table-cell>
          <table:table-cell table:formula="of:=IF(AND([.F162]&gt;=[stats.$B$9];[.F162]&lt;=[stats.$B$11]); [.F162];&quot;&quot;)">
            <text:p/>
          </table:table-cell>
          <table:table-cell table:formula="of:=IF([.F162]&gt;[stats.$B$11]; [.F162]; &quot;&quot;)" office:value-type="float" office:value="95.0340272138128" calcext:value-type="float">
            <text:p>95.03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46.0911932377494" calcext:value-type="float">
            <text:p>46.09</text:p>
          </table:table-cell>
          <table:table-cell office:value-type="float" office:value="1465.99801025391" calcext:value-type="float">
            <text:p>1466.00</text:p>
          </table:table-cell>
          <table:table-cell office:value-type="float" office:value="0.985658934232376" calcext:value-type="float">
            <text:p>0.99</text:p>
          </table:table-cell>
          <table:table-cell table:formula="of:=IF(OR([.F163]&lt;=[stats.B$14]; [.F163]&gt;=[stats.B$15]))" office:value-type="boolean" office:boolean-value="false" calcext:value-type="boolean">
            <text:p>FALSE</text:p>
          </table:table-cell>
          <table:table-cell table:formula="of:=IF([.F163]&lt;[stats.$B$9]; [.F163]; &quot;&quot;)">
            <text:p/>
          </table:table-cell>
          <table:table-cell table:formula="of:=IF(AND([.F163]&gt;=[stats.$B$9];[.F163]&lt;=[stats.$B$11]); [.F163];&quot;&quot;)">
            <text:p/>
          </table:table-cell>
          <table:table-cell table:formula="of:=IF([.F163]&gt;[stats.$B$11]; [.F163]; &quot;&quot;)" office:value-type="float" office:value="46.0911932377494" calcext:value-type="float">
            <text:p>46.09</text:p>
          </table:table-cell>
        </table:table-row>
        <table:table-row table:style-name="ro1">
          <table:table-cell office:value-type="string" calcext:value-type="string">
            <text:p>sub-strokecase0163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98645401001, 0.7079604864120483, 0.7079604864120483)</text:p>
          </table:table-cell>
          <table:table-cell office:value-type="string" calcext:value-type="string">
            <text:p>(2.0, 2.0, 2.0)</text:p>
          </table:table-cell>
          <table:table-cell office:value-type="float" office:value="5.472" calcext:value-type="float">
            <text:p>5.47</text:p>
          </table:table-cell>
          <table:table-cell office:value-type="float" office:value="1083.80706114224" calcext:value-type="float">
            <text:p>1083.81</text:p>
          </table:table-cell>
          <table:table-cell office:value-type="float" office:value="0.959541124654307" calcext:value-type="float">
            <text:p>0.96</text:p>
          </table:table-cell>
          <table:table-cell table:formula="of:=IF(OR([.F164]&lt;=[stats.B$14]; [.F164]&gt;=[stats.B$15]))" office:value-type="boolean" office:boolean-value="false" calcext:value-type="boolean">
            <text:p>FALSE</text:p>
          </table:table-cell>
          <table:table-cell table:formula="of:=IF([.F164]&lt;[stats.$B$9]; [.F164]; &quot;&quot;)">
            <text:p/>
          </table:table-cell>
          <table:table-cell table:formula="of:=IF(AND([.F164]&gt;=[stats.$B$9];[.F164]&lt;=[stats.$B$11]); [.F164];&quot;&quot;)" office:value-type="float" office:value="5.472" calcext:value-type="float">
            <text:p>5.47</text:p>
          </table:table-cell>
          <table:table-cell table:formula="of:=IF([.F164]&gt;[stats.$B$11]; [.F164]; &quot;&quot;)">
            <text:p/>
          </table:table-cell>
        </table:table-row>
        <table:table-row table:style-name="ro1">
          <table:table-cell office:value-type="string" calcext:value-type="string">
            <text:p>sub-strokecase0164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28.1289561958693" calcext:value-type="float">
            <text:p>28.13</text:p>
          </table:table-cell>
          <table:table-cell office:value-type="float" office:value="1279.11416015625" calcext:value-type="float">
            <text:p>1279.11</text:p>
          </table:table-cell>
          <table:table-cell office:value-type="float" office:value="0.982962199857358" calcext:value-type="float">
            <text:p>0.98</text:p>
          </table:table-cell>
          <table:table-cell table:formula="of:=IF(OR([.F165]&lt;=[stats.B$14]; [.F165]&gt;=[stats.B$15]))" office:value-type="boolean" office:boolean-value="false" calcext:value-type="boolean">
            <text:p>FALSE</text:p>
          </table:table-cell>
          <table:table-cell table:formula="of:=IF([.F165]&lt;[stats.$B$9]; [.F165]; &quot;&quot;)">
            <text:p/>
          </table:table-cell>
          <table:table-cell table:formula="of:=IF(AND([.F165]&gt;=[stats.$B$9];[.F165]&lt;=[stats.$B$11]); [.F165];&quot;&quot;)">
            <text:p/>
          </table:table-cell>
          <table:table-cell table:formula="of:=IF([.F165]&gt;[stats.$B$11]; [.F165]; &quot;&quot;)" office:value-type="float" office:value="28.1289561958693" calcext:value-type="float">
            <text:p>28.13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10.7639595076227" calcext:value-type="float">
            <text:p>10.76</text:p>
          </table:table-cell>
          <table:table-cell office:value-type="float" office:value="1439.98631698554" calcext:value-type="float">
            <text:p>1439.99</text:p>
          </table:table-cell>
          <table:table-cell office:value-type="float" office:value="0.91403785488959" calcext:value-type="float">
            <text:p>0.91</text:p>
          </table:table-cell>
          <table:table-cell table:formula="of:=IF(OR([.F166]&lt;=[stats.B$14]; [.F166]&gt;=[stats.B$15]))" office:value-type="boolean" office:boolean-value="false" calcext:value-type="boolean">
            <text:p>FALSE</text:p>
          </table:table-cell>
          <table:table-cell table:formula="of:=IF([.F166]&lt;[stats.$B$9]; [.F166]; &quot;&quot;)">
            <text:p/>
          </table:table-cell>
          <table:table-cell table:formula="of:=IF(AND([.F166]&gt;=[stats.$B$9];[.F166]&lt;=[stats.$B$11]); [.F166];&quot;&quot;)" office:value-type="float" office:value="10.7639595076227" calcext:value-type="float">
            <text:p>10.76</text:p>
          </table:table-cell>
          <table:table-cell table:formula="of:=IF([.F166]&gt;[stats.$B$11]; [.F166]; &quot;&quot;)">
            <text:p/>
          </table:table-cell>
        </table:table-row>
        <table:table-row table:style-name="ro1">
          <table:table-cell office:value-type="string" calcext:value-type="string">
            <text:p>sub-strokecase0166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59.6674828397227" calcext:value-type="float">
            <text:p>59.67</text:p>
          </table:table-cell>
          <table:table-cell office:value-type="float" office:value="1568.15379638672" calcext:value-type="float">
            <text:p>1568.15</text:p>
          </table:table-cell>
          <table:table-cell office:value-type="float" office:value="0.984747412829481" calcext:value-type="float">
            <text:p>0.98</text:p>
          </table:table-cell>
          <table:table-cell table:formula="of:=IF(OR([.F167]&lt;=[stats.B$14]; [.F167]&gt;=[stats.B$15]))" office:value-type="boolean" office:boolean-value="true" calcext:value-type="boolean">
            <text:p>TRUE</text:p>
          </table:table-cell>
          <table:table-cell table:formula="of:=IF([.F167]&lt;[stats.$B$9]; [.F167]; &quot;&quot;)">
            <text:p/>
          </table:table-cell>
          <table:table-cell table:formula="of:=IF(AND([.F167]&gt;=[stats.$B$9];[.F167]&lt;=[stats.$B$11]); [.F167];&quot;&quot;)">
            <text:p/>
          </table:table-cell>
          <table:table-cell table:formula="of:=IF([.F167]&gt;[stats.$B$11]; [.F167]; &quot;&quot;)" office:value-type="float" office:value="59.6674828397227" calcext:value-type="float">
            <text:p>59.67</text:p>
          </table:table-cell>
        </table:table-row>
        <table:table-row table:style-name="ro1">
          <table:table-cell office:value-type="string" calcext:value-type="string">
            <text:p>sub-strokecase0167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1.2856251402547" calcext:value-type="float">
            <text:p>1.29</text:p>
          </table:table-cell>
          <table:table-cell office:value-type="float" office:value="1440.90090686563" calcext:value-type="float">
            <text:p>1440.90</text:p>
          </table:table-cell>
          <table:table-cell office:value-type="float" office:value="0.952247191011236" calcext:value-type="float">
            <text:p>0.95</text:p>
          </table:table-cell>
          <table:table-cell table:formula="of:=IF(OR([.F168]&lt;=[stats.B$14]; [.F168]&gt;=[stats.B$15]))" office:value-type="boolean" office:boolean-value="false" calcext:value-type="boolean">
            <text:p>FALSE</text:p>
          </table:table-cell>
          <table:table-cell table:formula="of:=IF([.F168]&lt;[stats.$B$9]; [.F168]; &quot;&quot;)" office:value-type="float" office:value="1.2856251402547" calcext:value-type="float">
            <text:p>1.29</text:p>
          </table:table-cell>
          <table:table-cell table:formula="of:=IF(AND([.F168]&gt;=[stats.$B$9];[.F168]&lt;=[stats.$B$11]); [.F168];&quot;&quot;)">
            <text:p/>
          </table:table-cell>
          <table:table-cell table:formula="of:=IF([.F168]&gt;[stats.$B$11]; [.F168]; &quot;&quot;)">
            <text:p/>
          </table:table-cell>
        </table:table-row>
        <table:table-row table:style-name="ro1">
          <table:table-cell office:value-type="string" calcext:value-type="string">
            <text:p>sub-strokecase0168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298509597778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30.536" calcext:value-type="float">
            <text:p>30.54</text:p>
          </table:table-cell>
          <table:table-cell office:value-type="float" office:value="1375.11222307093" calcext:value-type="float">
            <text:p>1375.11</text:p>
          </table:table-cell>
          <table:table-cell office:value-type="float" office:value="0.965525208551208" calcext:value-type="float">
            <text:p>0.97</text:p>
          </table:table-cell>
          <table:table-cell table:formula="of:=IF(OR([.F169]&lt;=[stats.B$14]; [.F169]&gt;=[stats.B$15]))" office:value-type="boolean" office:boolean-value="false" calcext:value-type="boolean">
            <text:p>FALSE</text:p>
          </table:table-cell>
          <table:table-cell table:formula="of:=IF([.F169]&lt;[stats.$B$9]; [.F169]; &quot;&quot;)">
            <text:p/>
          </table:table-cell>
          <table:table-cell table:formula="of:=IF(AND([.F169]&gt;=[stats.$B$9];[.F169]&lt;=[stats.$B$11]); [.F169];&quot;&quot;)">
            <text:p/>
          </table:table-cell>
          <table:table-cell table:formula="of:=IF([.F169]&gt;[stats.$B$11]; [.F169]; &quot;&quot;)" office:value-type="float" office:value="30.536" calcext:value-type="float">
            <text:p>30.54</text:p>
          </table:table-cell>
        </table:table-row>
        <table:table-row table:style-name="ro1">
          <table:table-cell office:value-type="string" calcext:value-type="string">
            <text:p>sub-strokecase0169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70035171509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3.248" calcext:value-type="float">
            <text:p>3.25</text:p>
          </table:table-cell>
          <table:table-cell office:value-type="float" office:value="1443.63582743283" calcext:value-type="float">
            <text:p>1443.64</text:p>
          </table:table-cell>
          <table:table-cell office:value-type="float" office:value="0.958375878431137" calcext:value-type="float">
            <text:p>0.96</text:p>
          </table:table-cell>
          <table:table-cell table:formula="of:=IF(OR([.F170]&lt;=[stats.B$14]; [.F170]&gt;=[stats.B$15]))" office:value-type="boolean" office:boolean-value="false" calcext:value-type="boolean">
            <text:p>FALSE</text:p>
          </table:table-cell>
          <table:table-cell table:formula="of:=IF([.F170]&lt;[stats.$B$9]; [.F170]; &quot;&quot;)">
            <text:p/>
          </table:table-cell>
          <table:table-cell table:formula="of:=IF(AND([.F170]&gt;=[stats.$B$9];[.F170]&lt;=[stats.$B$11]); [.F170];&quot;&quot;)" office:value-type="float" office:value="3.248" calcext:value-type="float">
            <text:p>3.25</text:p>
          </table:table-cell>
          <table:table-cell table:formula="of:=IF([.F170]&gt;[stats.$B$11]; [.F170]; &quot;&quot;)">
            <text:p/>
          </table:table-cell>
        </table:table-row>
        <table:table-row table:style-name="ro1">
          <table:table-cell office:value-type="string" calcext:value-type="string">
            <text:p>sub-strokecase0170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492224693298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" calcext:value-type="float">
            <text:p>0.00</text:p>
          </table:table-cell>
          <table:table-cell office:value-type="float" office:value="1255.76443554298" calcext:value-type="float">
            <text:p>1255.76</text:p>
          </table:table-cell>
          <table:table-cell office:value-type="float" office:value="1" calcext:value-type="float">
            <text:p>1.00</text:p>
          </table:table-cell>
          <table:table-cell table:formula="of:=IF(OR([.F171]&lt;=[stats.B$14]; [.F171]&gt;=[stats.B$15]))" office:value-type="boolean" office:boolean-value="false" calcext:value-type="boolean">
            <text:p>FALSE</text:p>
          </table:table-cell>
          <table:table-cell table:formula="of:=IF([.F171]&lt;[stats.$B$9]; [.F171]; &quot;&quot;)" office:value-type="float" office:value="0" calcext:value-type="float">
            <text:p>0.00</text:p>
          </table:table-cell>
          <table:table-cell table:formula="of:=IF(AND([.F171]&gt;=[stats.$B$9];[.F171]&lt;=[stats.$B$11]); [.F171];&quot;&quot;)">
            <text:p/>
          </table:table-cell>
          <table:table-cell table:formula="of:=IF([.F171]&gt;[stats.$B$11]; [.F171]; &quot;&quot;)">
            <text:p/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81956100464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31.008" calcext:value-type="float">
            <text:p>31.01</text:p>
          </table:table-cell>
          <table:table-cell office:value-type="float" office:value="1342.09012746521" calcext:value-type="float">
            <text:p>1342.09</text:p>
          </table:table-cell>
          <table:table-cell office:value-type="float" office:value="0.968458035289942" calcext:value-type="float">
            <text:p>0.97</text:p>
          </table:table-cell>
          <table:table-cell table:formula="of:=IF(OR([.F172]&lt;=[stats.B$14]; [.F172]&gt;=[stats.B$15]))" office:value-type="boolean" office:boolean-value="false" calcext:value-type="boolean">
            <text:p>FALSE</text:p>
          </table:table-cell>
          <table:table-cell table:formula="of:=IF([.F172]&lt;[stats.$B$9]; [.F172]; &quot;&quot;)">
            <text:p/>
          </table:table-cell>
          <table:table-cell table:formula="of:=IF(AND([.F172]&gt;=[stats.$B$9];[.F172]&lt;=[stats.$B$11]); [.F172];&quot;&quot;)">
            <text:p/>
          </table:table-cell>
          <table:table-cell table:formula="of:=IF([.F172]&gt;[stats.$B$11]; [.F172]; &quot;&quot;)" office:value-type="float" office:value="31.008" calcext:value-type="float">
            <text:p>31.01</text:p>
          </table:table-cell>
        </table:table-row>
        <table:table-row table:style-name="ro1">
          <table:table-cell office:value-type="string" calcext:value-type="string">
            <text:p>sub-strokecase0172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99837493896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5.824" calcext:value-type="float">
            <text:p>5.82</text:p>
          </table:table-cell>
          <table:table-cell office:value-type="float" office:value="1153.27411013631" calcext:value-type="float">
            <text:p>1153.27</text:p>
          </table:table-cell>
          <table:table-cell office:value-type="float" office:value="0.962475397670442" calcext:value-type="float">
            <text:p>0.96</text:p>
          </table:table-cell>
          <table:table-cell table:formula="of:=IF(OR([.F173]&lt;=[stats.B$14]; [.F173]&gt;=[stats.B$15]))" office:value-type="boolean" office:boolean-value="false" calcext:value-type="boolean">
            <text:p>FALSE</text:p>
          </table:table-cell>
          <table:table-cell table:formula="of:=IF([.F173]&lt;[stats.$B$9]; [.F173]; &quot;&quot;)">
            <text:p/>
          </table:table-cell>
          <table:table-cell table:formula="of:=IF(AND([.F173]&gt;=[stats.$B$9];[.F173]&lt;=[stats.$B$11]); [.F173];&quot;&quot;)" office:value-type="float" office:value="5.824" calcext:value-type="float">
            <text:p>5.82</text:p>
          </table:table-cell>
          <table:table-cell table:formula="of:=IF([.F173]&gt;[stats.$B$11]; [.F173]; &quot;&quot;)">
            <text:p/>
          </table:table-cell>
        </table:table-row>
        <table:table-row table:style-name="ro1">
          <table:table-cell office:value-type="string" calcext:value-type="string">
            <text:p>sub-strokecase0173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92088890076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34.528" calcext:value-type="float">
            <text:p>34.53</text:p>
          </table:table-cell>
          <table:table-cell office:value-type="float" office:value="1269.13614565017" calcext:value-type="float">
            <text:p>1269.14</text:p>
          </table:table-cell>
          <table:table-cell office:value-type="float" office:value="0.967363453901012" calcext:value-type="float">
            <text:p>0.97</text:p>
          </table:table-cell>
          <table:table-cell table:formula="of:=IF(OR([.F174]&lt;=[stats.B$14]; [.F174]&gt;=[stats.B$15]))" office:value-type="boolean" office:boolean-value="false" calcext:value-type="boolean">
            <text:p>FALSE</text:p>
          </table:table-cell>
          <table:table-cell table:formula="of:=IF([.F174]&lt;[stats.$B$9]; [.F174]; &quot;&quot;)">
            <text:p/>
          </table:table-cell>
          <table:table-cell table:formula="of:=IF(AND([.F174]&gt;=[stats.$B$9];[.F174]&lt;=[stats.$B$11]); [.F174];&quot;&quot;)">
            <text:p/>
          </table:table-cell>
          <table:table-cell table:formula="of:=IF([.F174]&gt;[stats.$B$11]; [.F174]; &quot;&quot;)" office:value-type="float" office:value="34.528" calcext:value-type="float">
            <text:p>34.53</text:p>
          </table:table-cell>
        </table:table-row>
        <table:table-row table:style-name="ro1">
          <table:table-cell office:value-type="string" calcext:value-type="string">
            <text:p>sub-strokecase0174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73015403748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864" calcext:value-type="float">
            <text:p>0.86</text:p>
          </table:table-cell>
          <table:table-cell office:value-type="float" office:value="1155.48822010391" calcext:value-type="float">
            <text:p>1155.49</text:p>
          </table:table-cell>
          <table:table-cell office:value-type="float" office:value="0.945654666360926" calcext:value-type="float">
            <text:p>0.95</text:p>
          </table:table-cell>
          <table:table-cell table:formula="of:=IF(OR([.F175]&lt;=[stats.B$14]; [.F175]&gt;=[stats.B$15]))" office:value-type="boolean" office:boolean-value="false" calcext:value-type="boolean">
            <text:p>FALSE</text:p>
          </table:table-cell>
          <table:table-cell table:formula="of:=IF([.F175]&lt;[stats.$B$9]; [.F175]; &quot;&quot;)" office:value-type="float" office:value="0.864" calcext:value-type="float">
            <text:p>0.86</text:p>
          </table:table-cell>
          <table:table-cell table:formula="of:=IF(AND([.F175]&gt;=[stats.$B$9];[.F175]&lt;=[stats.$B$11]); [.F175];&quot;&quot;)">
            <text:p/>
          </table:table-cell>
          <table:table-cell table:formula="of:=IF([.F175]&gt;[stats.$B$11]; [.F175]; &quot;&quot;)">
            <text:p/>
          </table:table-cell>
        </table:table-row>
        <table:table-row table:style-name="ro1">
          <table:table-cell office:value-type="string" calcext:value-type="string">
            <text:p>sub-strokecase0175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2.52713569236341" calcext:value-type="float">
            <text:p>2.53</text:p>
          </table:table-cell>
          <table:table-cell office:value-type="float" office:value="1391.82589270853" calcext:value-type="float">
            <text:p>1391.83</text:p>
          </table:table-cell>
          <table:table-cell office:value-type="float" office:value="0.964176417641764" calcext:value-type="float">
            <text:p>0.96</text:p>
          </table:table-cell>
          <table:table-cell table:formula="of:=IF(OR([.F176]&lt;=[stats.B$14]; [.F176]&gt;=[stats.B$15]))" office:value-type="boolean" office:boolean-value="false" calcext:value-type="boolean">
            <text:p>FALSE</text:p>
          </table:table-cell>
          <table:table-cell table:formula="of:=IF([.F176]&lt;[stats.$B$9]; [.F176]; &quot;&quot;)">
            <text:p/>
          </table:table-cell>
          <table:table-cell table:formula="of:=IF(AND([.F176]&gt;=[stats.$B$9];[.F176]&lt;=[stats.$B$11]); [.F176];&quot;&quot;)" office:value-type="float" office:value="2.52713569236341" calcext:value-type="float">
            <text:p>2.53</text:p>
          </table:table-cell>
          <table:table-cell table:formula="of:=IF([.F176]&gt;[stats.$B$11]; [.F176]; &quot;&quot;)">
            <text:p/>
          </table:table-cell>
        </table:table-row>
        <table:table-row table:style-name="ro1">
          <table:table-cell office:value-type="string" calcext:value-type="string">
            <text:p>sub-strokecase0176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43.0690739770362" calcext:value-type="float">
            <text:p>43.07</text:p>
          </table:table-cell>
          <table:table-cell office:value-type="float" office:value="1466.10435791016" calcext:value-type="float">
            <text:p>1466.10</text:p>
          </table:table-cell>
          <table:table-cell office:value-type="float" office:value="0.99003252544329" calcext:value-type="float">
            <text:p>0.99</text:p>
          </table:table-cell>
          <table:table-cell table:formula="of:=IF(OR([.F177]&lt;=[stats.B$14]; [.F177]&gt;=[stats.B$15]))" office:value-type="boolean" office:boolean-value="false" calcext:value-type="boolean">
            <text:p>FALSE</text:p>
          </table:table-cell>
          <table:table-cell table:formula="of:=IF([.F177]&lt;[stats.$B$9]; [.F177]; &quot;&quot;)">
            <text:p/>
          </table:table-cell>
          <table:table-cell table:formula="of:=IF(AND([.F177]&gt;=[stats.$B$9];[.F177]&lt;=[stats.$B$11]); [.F177];&quot;&quot;)">
            <text:p/>
          </table:table-cell>
          <table:table-cell table:formula="of:=IF([.F177]&gt;[stats.$B$11]; [.F177]; &quot;&quot;)" office:value-type="float" office:value="43.0690739770362" calcext:value-type="float">
            <text:p>43.07</text:p>
          </table:table-cell>
        </table:table-row>
        <table:table-row table:style-name="ro1">
          <table:table-cell office:value-type="string" calcext:value-type="string">
            <text:p>sub-strokecase0177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418314933777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0.28" calcext:value-type="float">
            <text:p>0.28</text:p>
          </table:table-cell>
          <table:table-cell office:value-type="float" office:value="1312.07027397116" calcext:value-type="float">
            <text:p>1312.07</text:p>
          </table:table-cell>
          <table:table-cell office:value-type="float" office:value="0.920436817472699" calcext:value-type="float">
            <text:p>0.92</text:p>
          </table:table-cell>
          <table:table-cell table:formula="of:=IF(OR([.F178]&lt;=[stats.B$14]; [.F178]&gt;=[stats.B$15]))" office:value-type="boolean" office:boolean-value="false" calcext:value-type="boolean">
            <text:p>FALSE</text:p>
          </table:table-cell>
          <table:table-cell table:formula="of:=IF([.F178]&lt;[stats.$B$9]; [.F178]; &quot;&quot;)" office:value-type="float" office:value="0.28" calcext:value-type="float">
            <text:p>0.28</text:p>
          </table:table-cell>
          <table:table-cell table:formula="of:=IF(AND([.F178]&gt;=[stats.$B$9];[.F178]&lt;=[stats.$B$11]); [.F178];&quot;&quot;)">
            <text:p/>
          </table:table-cell>
          <table:table-cell table:formula="of:=IF([.F178]&gt;[stats.$B$11]; [.F178]; &quot;&quot;)">
            <text:p/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9626121521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5.36" calcext:value-type="float">
            <text:p>15.36</text:p>
          </table:table-cell>
          <table:table-cell office:value-type="float" office:value="1007.82681498082" calcext:value-type="float">
            <text:p>1007.83</text:p>
          </table:table-cell>
          <table:table-cell office:value-type="float" office:value="0.954117587838518" calcext:value-type="float">
            <text:p>0.95</text:p>
          </table:table-cell>
          <table:table-cell table:formula="of:=IF(OR([.F179]&lt;=[stats.B$14]; [.F179]&gt;=[stats.B$15]))" office:value-type="boolean" office:boolean-value="false" calcext:value-type="boolean">
            <text:p>FALSE</text:p>
          </table:table-cell>
          <table:table-cell table:formula="of:=IF([.F179]&lt;[stats.$B$9]; [.F179]; &quot;&quot;)">
            <text:p/>
          </table:table-cell>
          <table:table-cell table:formula="of:=IF(AND([.F179]&gt;=[stats.$B$9];[.F179]&lt;=[stats.$B$11]); [.F179];&quot;&quot;)" office:value-type="float" office:value="15.36" calcext:value-type="float">
            <text:p>15.36</text:p>
          </table:table-cell>
          <table:table-cell table:formula="of:=IF([.F179]&gt;[stats.$B$11]; [.F179]; &quot;&quot;)">
            <text:p/>
          </table:table-cell>
        </table:table-row>
        <table:table-row table:style-name="ro1">
          <table:table-cell office:value-type="string" calcext:value-type="string">
            <text:p>sub-strokecase0179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94473075867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28.416" calcext:value-type="float">
            <text:p>28.42</text:p>
          </table:table-cell>
          <table:table-cell office:value-type="float" office:value="1220.19074387061" calcext:value-type="float">
            <text:p>1220.19</text:p>
          </table:table-cell>
          <table:table-cell office:value-type="float" office:value="0.972345146932441" calcext:value-type="float">
            <text:p>0.97</text:p>
          </table:table-cell>
          <table:table-cell table:formula="of:=IF(OR([.F180]&lt;=[stats.B$14]; [.F180]&gt;=[stats.B$15]))" office:value-type="boolean" office:boolean-value="false" calcext:value-type="boolean">
            <text:p>FALSE</text:p>
          </table:table-cell>
          <table:table-cell table:formula="of:=IF([.F180]&lt;[stats.$B$9]; [.F180]; &quot;&quot;)">
            <text:p/>
          </table:table-cell>
          <table:table-cell table:formula="of:=IF(AND([.F180]&gt;=[stats.$B$9];[.F180]&lt;=[stats.$B$11]); [.F180];&quot;&quot;)">
            <text:p/>
          </table:table-cell>
          <table:table-cell table:formula="of:=IF([.F180]&gt;[stats.$B$11]; [.F180]; &quot;&quot;)" office:value-type="float" office:value="28.416" calcext:value-type="float">
            <text:p>28.42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46778678894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9.768" calcext:value-type="float">
            <text:p>19.77</text:p>
          </table:table-cell>
          <table:table-cell office:value-type="float" office:value="1260.58365367218" calcext:value-type="float">
            <text:p>1260.58</text:p>
          </table:table-cell>
          <table:table-cell office:value-type="float" office:value="0.971250361821526" calcext:value-type="float">
            <text:p>0.97</text:p>
          </table:table-cell>
          <table:table-cell table:formula="of:=IF(OR([.F181]&lt;=[stats.B$14]; [.F181]&gt;=[stats.B$15]))" office:value-type="boolean" office:boolean-value="false" calcext:value-type="boolean">
            <text:p>FALSE</text:p>
          </table:table-cell>
          <table:table-cell table:formula="of:=IF([.F181]&lt;[stats.$B$9]; [.F181]; &quot;&quot;)">
            <text:p/>
          </table:table-cell>
          <table:table-cell table:formula="of:=IF(AND([.F181]&gt;=[stats.$B$9];[.F181]&lt;=[stats.$B$11]); [.F181];&quot;&quot;)" office:value-type="float" office:value="19.768" calcext:value-type="float">
            <text:p>19.77</text:p>
          </table:table-cell>
          <table:table-cell table:formula="of:=IF([.F181]&gt;[stats.$B$11]; [.F181]; &quot;&quot;)">
            <text:p/>
          </table:table-cell>
        </table:table-row>
        <table:table-row table:style-name="ro1">
          <table:table-cell office:value-type="string" calcext:value-type="string">
            <text:p>sub-strokecase0181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6)</text:p>
          </table:table-cell>
          <table:table-cell office:value-type="string" calcext:value-type="string">
            <text:p>(0.7115355730056763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6.208" calcext:value-type="float">
            <text:p>16.21</text:p>
          </table:table-cell>
          <table:table-cell office:value-type="float" office:value="1637.47630981122" calcext:value-type="float">
            <text:p>1637.48</text:p>
          </table:table-cell>
          <table:table-cell office:value-type="float" office:value="0.938011777413847" calcext:value-type="float">
            <text:p>0.94</text:p>
          </table:table-cell>
          <table:table-cell table:formula="of:=IF(OR([.F182]&lt;=[stats.B$14]; [.F182]&gt;=[stats.B$15]))" office:value-type="boolean" office:boolean-value="false" calcext:value-type="boolean">
            <text:p>FALSE</text:p>
          </table:table-cell>
          <table:table-cell table:formula="of:=IF([.F182]&lt;[stats.$B$9]; [.F182]; &quot;&quot;)">
            <text:p/>
          </table:table-cell>
          <table:table-cell table:formula="of:=IF(AND([.F182]&gt;=[stats.$B$9];[.F182]&lt;=[stats.$B$11]); [.F182];&quot;&quot;)" office:value-type="float" office:value="16.208" calcext:value-type="float">
            <text:p>16.21</text:p>
          </table:table-cell>
          <table:table-cell table:formula="of:=IF([.F182]&gt;[stats.$B$11]; [.F182]; &quot;&quot;)">
            <text:p/>
          </table:table-cell>
        </table:table-row>
        <table:table-row table:style-name="ro1">
          <table:table-cell office:value-type="string" calcext:value-type="string">
            <text:p>sub-strokecase0182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1.62729498653789" calcext:value-type="float">
            <text:p>1.63</text:p>
          </table:table-cell>
          <table:table-cell office:value-type="float" office:value="1203.42564697266" calcext:value-type="float">
            <text:p>1203.43</text:p>
          </table:table-cell>
          <table:table-cell office:value-type="float" office:value="0.947530864197531" calcext:value-type="float">
            <text:p>0.95</text:p>
          </table:table-cell>
          <table:table-cell table:formula="of:=IF(OR([.F183]&lt;=[stats.B$14]; [.F183]&gt;=[stats.B$15]))" office:value-type="boolean" office:boolean-value="false" calcext:value-type="boolean">
            <text:p>FALSE</text:p>
          </table:table-cell>
          <table:table-cell table:formula="of:=IF([.F183]&lt;[stats.$B$9]; [.F183]; &quot;&quot;)">
            <text:p/>
          </table:table-cell>
          <table:table-cell table:formula="of:=IF(AND([.F183]&gt;=[stats.$B$9];[.F183]&lt;=[stats.$B$11]); [.F183];&quot;&quot;)" office:value-type="float" office:value="1.62729498653789" calcext:value-type="float">
            <text:p>1.63</text:p>
          </table:table-cell>
          <table:table-cell table:formula="of:=IF([.F183]&gt;[stats.$B$11]; [.F183]; &quot;&quot;)">
            <text:p/>
          </table:table-cell>
        </table:table-row>
        <table:table-row table:style-name="ro1">
          <table:table-cell office:value-type="string" calcext:value-type="string">
            <text:p>sub-strokecase0183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404605865479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5.216" calcext:value-type="float">
            <text:p>5.22</text:p>
          </table:table-cell>
          <table:table-cell office:value-type="float" office:value="1383.00162795238" calcext:value-type="float">
            <text:p>1383.00</text:p>
          </table:table-cell>
          <table:table-cell office:value-type="float" office:value="0.940527706506338" calcext:value-type="float">
            <text:p>0.94</text:p>
          </table:table-cell>
          <table:table-cell table:formula="of:=IF(OR([.F184]&lt;=[stats.B$14]; [.F184]&gt;=[stats.B$15]))" office:value-type="boolean" office:boolean-value="false" calcext:value-type="boolean">
            <text:p>FALSE</text:p>
          </table:table-cell>
          <table:table-cell table:formula="of:=IF([.F184]&lt;[stats.$B$9]; [.F184]; &quot;&quot;)">
            <text:p/>
          </table:table-cell>
          <table:table-cell table:formula="of:=IF(AND([.F184]&gt;=[stats.$B$9];[.F184]&lt;=[stats.$B$11]); [.F184];&quot;&quot;)" office:value-type="float" office:value="5.216" calcext:value-type="float">
            <text:p>5.22</text:p>
          </table:table-cell>
          <table:table-cell table:formula="of:=IF([.F184]&gt;[stats.$B$11]; [.F184]; &quot;&quot;)">
            <text:p/>
          </table:table-cell>
        </table:table-row>
        <table:table-row table:style-name="ro1">
          <table:table-cell office:value-type="string" calcext:value-type="string">
            <text:p>sub-strokecase0184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5.25593807339422" calcext:value-type="float">
            <text:p>5.26</text:p>
          </table:table-cell>
          <table:table-cell office:value-type="float" office:value="1312.74045499565" calcext:value-type="float">
            <text:p>1312.74</text:p>
          </table:table-cell>
          <table:table-cell office:value-type="float" office:value="0.960445101277928" calcext:value-type="float">
            <text:p>0.96</text:p>
          </table:table-cell>
          <table:table-cell table:formula="of:=IF(OR([.F185]&lt;=[stats.B$14]; [.F185]&gt;=[stats.B$15]))" office:value-type="boolean" office:boolean-value="false" calcext:value-type="boolean">
            <text:p>FALSE</text:p>
          </table:table-cell>
          <table:table-cell table:formula="of:=IF([.F185]&lt;[stats.$B$9]; [.F185]; &quot;&quot;)">
            <text:p/>
          </table:table-cell>
          <table:table-cell table:formula="of:=IF(AND([.F185]&gt;=[stats.$B$9];[.F185]&lt;=[stats.$B$11]); [.F185];&quot;&quot;)" office:value-type="float" office:value="5.25593807339422" calcext:value-type="float">
            <text:p>5.26</text:p>
          </table:table-cell>
          <table:table-cell table:formula="of:=IF([.F185]&gt;[stats.$B$11]; [.F185]; &quot;&quot;)">
            <text:p/>
          </table:table-cell>
        </table:table-row>
        <table:table-row table:style-name="ro1">
          <table:table-cell office:value-type="string" calcext:value-type="string">
            <text:p>sub-strokecase0185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1.44317724077611" calcext:value-type="float">
            <text:p>1.44</text:p>
          </table:table-cell>
          <table:table-cell office:value-type="float" office:value="1301.76537643454" calcext:value-type="float">
            <text:p>1301.77</text:p>
          </table:table-cell>
          <table:table-cell office:value-type="float" office:value="0.915955351280368" calcext:value-type="float">
            <text:p>0.92</text:p>
          </table:table-cell>
          <table:table-cell table:formula="of:=IF(OR([.F186]&lt;=[stats.B$14]; [.F186]&gt;=[stats.B$15]))" office:value-type="boolean" office:boolean-value="false" calcext:value-type="boolean">
            <text:p>FALSE</text:p>
          </table:table-cell>
          <table:table-cell table:formula="of:=IF([.F186]&lt;[stats.$B$9]; [.F186]; &quot;&quot;)" office:value-type="float" office:value="1.44317724077611" calcext:value-type="float">
            <text:p>1.44</text:p>
          </table:table-cell>
          <table:table-cell table:formula="of:=IF(AND([.F186]&gt;=[stats.$B$9];[.F186]&lt;=[stats.$B$11]); [.F186];&quot;&quot;)">
            <text:p/>
          </table:table-cell>
          <table:table-cell table:formula="of:=IF([.F186]&gt;[stats.$B$11]; [.F186]; &quot;&quot;)">
            <text:p/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11.127598098421" calcext:value-type="float">
            <text:p>11.13</text:p>
          </table:table-cell>
          <table:table-cell office:value-type="float" office:value="1296.25385742188" calcext:value-type="float">
            <text:p>1296.25</text:p>
          </table:table-cell>
          <table:table-cell office:value-type="float" office:value="0.950166112956811" calcext:value-type="float">
            <text:p>0.95</text:p>
          </table:table-cell>
          <table:table-cell table:formula="of:=IF(OR([.F187]&lt;=[stats.B$14]; [.F187]&gt;=[stats.B$15]))" office:value-type="boolean" office:boolean-value="false" calcext:value-type="boolean">
            <text:p>FALSE</text:p>
          </table:table-cell>
          <table:table-cell table:formula="of:=IF([.F187]&lt;[stats.$B$9]; [.F187]; &quot;&quot;)">
            <text:p/>
          </table:table-cell>
          <table:table-cell table:formula="of:=IF(AND([.F187]&gt;=[stats.$B$9];[.F187]&lt;=[stats.$B$11]); [.F187];&quot;&quot;)" office:value-type="float" office:value="11.127598098421" calcext:value-type="float">
            <text:p>11.13</text:p>
          </table:table-cell>
          <table:table-cell table:formula="of:=IF([.F187]&gt;[stats.$B$11]; [.F187]; &quot;&quot;)">
            <text:p/>
          </table:table-cell>
        </table:table-row>
        <table:table-row table:style-name="ro1">
          <table:table-cell office:value-type="string" calcext:value-type="string">
            <text:p>sub-strokecase0187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6.18372094884398" calcext:value-type="float">
            <text:p>6.18</text:p>
          </table:table-cell>
          <table:table-cell office:value-type="float" office:value="1381.810546875" calcext:value-type="float">
            <text:p>1381.81</text:p>
          </table:table-cell>
          <table:table-cell office:value-type="float" office:value="0.973241590214067" calcext:value-type="float">
            <text:p>0.97</text:p>
          </table:table-cell>
          <table:table-cell table:formula="of:=IF(OR([.F188]&lt;=[stats.B$14]; [.F188]&gt;=[stats.B$15]))" office:value-type="boolean" office:boolean-value="false" calcext:value-type="boolean">
            <text:p>FALSE</text:p>
          </table:table-cell>
          <table:table-cell table:formula="of:=IF([.F188]&lt;[stats.$B$9]; [.F188]; &quot;&quot;)">
            <text:p/>
          </table:table-cell>
          <table:table-cell table:formula="of:=IF(AND([.F188]&gt;=[stats.$B$9];[.F188]&lt;=[stats.$B$11]); [.F188];&quot;&quot;)" office:value-type="float" office:value="6.18372094884398" calcext:value-type="float">
            <text:p>6.18</text:p>
          </table:table-cell>
          <table:table-cell table:formula="of:=IF([.F188]&gt;[stats.$B$11]; [.F188]; &quot;&quot;)">
            <text:p/>
          </table:table-cell>
        </table:table-row>
        <table:table-row table:style-name="ro1">
          <table:table-cell office:value-type="string" calcext:value-type="string">
            <text:p>sub-strokecase0188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10.0581260972868" calcext:value-type="float">
            <text:p>10.06</text:p>
          </table:table-cell>
          <table:table-cell office:value-type="float" office:value="1433.10119220023" calcext:value-type="float">
            <text:p>1433.10</text:p>
          </table:table-cell>
          <table:table-cell office:value-type="float" office:value="0.956242186104662" calcext:value-type="float">
            <text:p>0.96</text:p>
          </table:table-cell>
          <table:table-cell table:formula="of:=IF(OR([.F189]&lt;=[stats.B$14]; [.F189]&gt;=[stats.B$15]))" office:value-type="boolean" office:boolean-value="false" calcext:value-type="boolean">
            <text:p>FALSE</text:p>
          </table:table-cell>
          <table:table-cell table:formula="of:=IF([.F189]&lt;[stats.$B$9]; [.F189]; &quot;&quot;)">
            <text:p/>
          </table:table-cell>
          <table:table-cell table:formula="of:=IF(AND([.F189]&gt;=[stats.$B$9];[.F189]&lt;=[stats.$B$11]); [.F189];&quot;&quot;)" office:value-type="float" office:value="10.0581260972868" calcext:value-type="float">
            <text:p>10.06</text:p>
          </table:table-cell>
          <table:table-cell table:formula="of:=IF([.F189]&gt;[stats.$B$11]; [.F189]; &quot;&quot;)">
            <text:p/>
          </table:table-cell>
        </table:table-row>
        <table:table-row table:style-name="ro1">
          <table:table-cell office:value-type="string" calcext:value-type="string">
            <text:p>sub-strokecase0189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10.461182056315" calcext:value-type="float">
            <text:p>10.46</text:p>
          </table:table-cell>
          <table:table-cell office:value-type="float" office:value="1595.03316650391" calcext:value-type="float">
            <text:p>1595.03</text:p>
          </table:table-cell>
          <table:table-cell office:value-type="float" office:value="0.988084326306141" calcext:value-type="float">
            <text:p>0.99</text:p>
          </table:table-cell>
          <table:table-cell table:formula="of:=IF(OR([.F190]&lt;=[stats.B$14]; [.F190]&gt;=[stats.B$15]))" office:value-type="boolean" office:boolean-value="false" calcext:value-type="boolean">
            <text:p>FALSE</text:p>
          </table:table-cell>
          <table:table-cell table:formula="of:=IF([.F190]&lt;[stats.$B$9]; [.F190]; &quot;&quot;)">
            <text:p/>
          </table:table-cell>
          <table:table-cell table:formula="of:=IF(AND([.F190]&gt;=[stats.$B$9];[.F190]&lt;=[stats.$B$11]); [.F190];&quot;&quot;)" office:value-type="float" office:value="10.461182056315" calcext:value-type="float">
            <text:p>10.46</text:p>
          </table:table-cell>
          <table:table-cell table:formula="of:=IF([.F190]&gt;[stats.$B$11]; [.F190]; &quot;&quot;)">
            <text:p/>
          </table:table-cell>
        </table:table-row>
        <table:table-row table:style-name="ro1">
          <table:table-cell office:value-type="string" calcext:value-type="string">
            <text:p>sub-strokecase0190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405797958374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0.888" calcext:value-type="float">
            <text:p>10.89</text:p>
          </table:table-cell>
          <table:table-cell office:value-type="float" office:value="1455.97799262795" calcext:value-type="float">
            <text:p>1455.98</text:p>
          </table:table-cell>
          <table:table-cell office:value-type="float" office:value="0.961316593145572" calcext:value-type="float">
            <text:p>0.96</text:p>
          </table:table-cell>
          <table:table-cell table:formula="of:=IF(OR([.F191]&lt;=[stats.B$14]; [.F191]&gt;=[stats.B$15]))" office:value-type="boolean" office:boolean-value="false" calcext:value-type="boolean">
            <text:p>FALSE</text:p>
          </table:table-cell>
          <table:table-cell table:formula="of:=IF([.F191]&lt;[stats.$B$9]; [.F191]; &quot;&quot;)">
            <text:p/>
          </table:table-cell>
          <table:table-cell table:formula="of:=IF(AND([.F191]&gt;=[stats.$B$9];[.F191]&lt;=[stats.$B$11]); [.F191];&quot;&quot;)" office:value-type="float" office:value="10.888" calcext:value-type="float">
            <text:p>10.89</text:p>
          </table:table-cell>
          <table:table-cell table:formula="of:=IF([.F191]&gt;[stats.$B$11]; [.F191]; &quot;&quot;)">
            <text:p/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42.6335984010934" calcext:value-type="float">
            <text:p>42.63</text:p>
          </table:table-cell>
          <table:table-cell office:value-type="float" office:value="1569.12162240988" calcext:value-type="float">
            <text:p>1569.12</text:p>
          </table:table-cell>
          <table:table-cell office:value-type="float" office:value="0.968771835528084" calcext:value-type="float">
            <text:p>0.97</text:p>
          </table:table-cell>
          <table:table-cell table:formula="of:=IF(OR([.F192]&lt;=[stats.B$14]; [.F192]&gt;=[stats.B$15]))" office:value-type="boolean" office:boolean-value="false" calcext:value-type="boolean">
            <text:p>FALSE</text:p>
          </table:table-cell>
          <table:table-cell table:formula="of:=IF([.F192]&lt;[stats.$B$9]; [.F192]; &quot;&quot;)">
            <text:p/>
          </table:table-cell>
          <table:table-cell table:formula="of:=IF(AND([.F192]&gt;=[stats.$B$9];[.F192]&lt;=[stats.$B$11]); [.F192];&quot;&quot;)">
            <text:p/>
          </table:table-cell>
          <table:table-cell table:formula="of:=IF([.F192]&gt;[stats.$B$11]; [.F192]; &quot;&quot;)" office:value-type="float" office:value="42.6335984010934" calcext:value-type="float">
            <text:p>42.63</text:p>
          </table:table-cell>
        </table:table-row>
        <table:table-row table:style-name="ro1">
          <table:table-cell office:value-type="string" calcext:value-type="string">
            <text:p>sub-strokecase0192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18.551162846532" calcext:value-type="float">
            <text:p>18.55</text:p>
          </table:table-cell>
          <table:table-cell office:value-type="float" office:value="1381.06168212891" calcext:value-type="float">
            <text:p>1381.06</text:p>
          </table:table-cell>
          <table:table-cell office:value-type="float" office:value="0.983545337845723" calcext:value-type="float">
            <text:p>0.98</text:p>
          </table:table-cell>
          <table:table-cell table:formula="of:=IF(OR([.F193]&lt;=[stats.B$14]; [.F193]&gt;=[stats.B$15]))" office:value-type="boolean" office:boolean-value="false" calcext:value-type="boolean">
            <text:p>FALSE</text:p>
          </table:table-cell>
          <table:table-cell table:formula="of:=IF([.F193]&lt;[stats.$B$9]; [.F193]; &quot;&quot;)">
            <text:p/>
          </table:table-cell>
          <table:table-cell table:formula="of:=IF(AND([.F193]&gt;=[stats.$B$9];[.F193]&lt;=[stats.$B$11]); [.F193];&quot;&quot;)" office:value-type="float" office:value="18.551162846532" calcext:value-type="float">
            <text:p>18.55</text:p>
          </table:table-cell>
          <table:table-cell table:formula="of:=IF([.F193]&gt;[stats.$B$11]; [.F193]; &quot;&quot;)">
            <text:p/>
          </table:table-cell>
        </table:table-row>
        <table:table-row table:style-name="ro1">
          <table:table-cell office:value-type="string" calcext:value-type="string">
            <text:p>sub-strokecase0193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11.6084387664175" calcext:value-type="float">
            <text:p>11.61</text:p>
          </table:table-cell>
          <table:table-cell office:value-type="float" office:value="1711.8162545449" calcext:value-type="float">
            <text:p>1711.82</text:p>
          </table:table-cell>
          <table:table-cell office:value-type="float" office:value="0.967646255317488" calcext:value-type="float">
            <text:p>0.97</text:p>
          </table:table-cell>
          <table:table-cell table:formula="of:=IF(OR([.F194]&lt;=[stats.B$14]; [.F194]&gt;=[stats.B$15]))" office:value-type="boolean" office:boolean-value="false" calcext:value-type="boolean">
            <text:p>FALSE</text:p>
          </table:table-cell>
          <table:table-cell table:formula="of:=IF([.F194]&lt;[stats.$B$9]; [.F194]; &quot;&quot;)">
            <text:p/>
          </table:table-cell>
          <table:table-cell table:formula="of:=IF(AND([.F194]&gt;=[stats.$B$9];[.F194]&lt;=[stats.$B$11]); [.F194];&quot;&quot;)" office:value-type="float" office:value="11.6084387664175" calcext:value-type="float">
            <text:p>11.61</text:p>
          </table:table-cell>
          <table:table-cell table:formula="of:=IF([.F194]&gt;[stats.$B$11]; [.F194]; &quot;&quot;)">
            <text:p/>
          </table:table-cell>
        </table:table-row>
        <table:table-row table:style-name="ro1">
          <table:table-cell office:value-type="string" calcext:value-type="string">
            <text:p>sub-strokecase0194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7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15.2345806834928" calcext:value-type="float">
            <text:p>15.23</text:p>
          </table:table-cell>
          <table:table-cell office:value-type="float" office:value="1704.83269042969" calcext:value-type="float">
            <text:p>1704.83</text:p>
          </table:table-cell>
          <table:table-cell office:value-type="float" office:value="0.96992" calcext:value-type="float">
            <text:p>0.97</text:p>
          </table:table-cell>
          <table:table-cell table:formula="of:=IF(OR([.F195]&lt;=[stats.B$14]; [.F195]&gt;=[stats.B$15]))" office:value-type="boolean" office:boolean-value="false" calcext:value-type="boolean">
            <text:p>FALSE</text:p>
          </table:table-cell>
          <table:table-cell table:formula="of:=IF([.F195]&lt;[stats.$B$9]; [.F195]; &quot;&quot;)">
            <text:p/>
          </table:table-cell>
          <table:table-cell table:formula="of:=IF(AND([.F195]&gt;=[stats.$B$9];[.F195]&lt;=[stats.$B$11]); [.F195];&quot;&quot;)" office:value-type="float" office:value="15.2345806834928" calcext:value-type="float">
            <text:p>15.23</text:p>
          </table:table-cell>
          <table:table-cell table:formula="of:=IF([.F195]&gt;[stats.$B$11]; [.F195]; &quot;&quot;)">
            <text:p/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18.9076179388212" calcext:value-type="float">
            <text:p>18.91</text:p>
          </table:table-cell>
          <table:table-cell office:value-type="float" office:value="1715.01547851563" calcext:value-type="float">
            <text:p>1715.02</text:p>
          </table:table-cell>
          <table:table-cell office:value-type="float" office:value="0.967463739709918" calcext:value-type="float">
            <text:p>0.97</text:p>
          </table:table-cell>
          <table:table-cell table:formula="of:=IF(OR([.F196]&lt;=[stats.B$14]; [.F196]&gt;=[stats.B$15]))" office:value-type="boolean" office:boolean-value="false" calcext:value-type="boolean">
            <text:p>FALSE</text:p>
          </table:table-cell>
          <table:table-cell table:formula="of:=IF([.F196]&lt;[stats.$B$9]; [.F196]; &quot;&quot;)">
            <text:p/>
          </table:table-cell>
          <table:table-cell table:formula="of:=IF(AND([.F196]&gt;=[stats.$B$9];[.F196]&lt;=[stats.$B$11]); [.F196];&quot;&quot;)" office:value-type="float" office:value="18.9076179388212" calcext:value-type="float">
            <text:p>18.91</text:p>
          </table:table-cell>
          <table:table-cell table:formula="of:=IF([.F196]&gt;[stats.$B$11]; [.F196]; &quot;&quot;)">
            <text:p/>
          </table:table-cell>
        </table:table-row>
        <table:table-row table:style-name="ro1">
          <table:table-cell office:value-type="string" calcext:value-type="string">
            <text:p>sub-strokecase0196</text:p>
          </table:table-cell>
          <table:table-cell office:value-type="string" calcext:value-type="string">
            <text:p>(512, 512, 31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13.472" calcext:value-type="float">
            <text:p>13.47</text:p>
          </table:table-cell>
          <table:table-cell office:value-type="float" office:value="1779.19192504883" calcext:value-type="float">
            <text:p>1779.19</text:p>
          </table:table-cell>
          <table:table-cell office:value-type="float" office:value="0.974907945184679" calcext:value-type="float">
            <text:p>0.97</text:p>
          </table:table-cell>
          <table:table-cell table:formula="of:=IF(OR([.F197]&lt;=[stats.B$14]; [.F197]&gt;=[stats.B$15]))" office:value-type="boolean" office:boolean-value="false" calcext:value-type="boolean">
            <text:p>FALSE</text:p>
          </table:table-cell>
          <table:table-cell table:formula="of:=IF([.F197]&lt;[stats.$B$9]; [.F197]; &quot;&quot;)">
            <text:p/>
          </table:table-cell>
          <table:table-cell table:formula="of:=IF(AND([.F197]&gt;=[stats.$B$9];[.F197]&lt;=[stats.$B$11]); [.F197];&quot;&quot;)" office:value-type="float" office:value="13.472" calcext:value-type="float">
            <text:p>13.47</text:p>
          </table:table-cell>
          <table:table-cell table:formula="of:=IF([.F197]&gt;[stats.$B$11]; [.F197]; &quot;&quot;)">
            <text:p/>
          </table:table-cell>
        </table:table-row>
        <table:table-row table:style-name="ro1">
          <table:table-cell office:value-type="string" calcext:value-type="string">
            <text:p>sub-strokecase0197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5.88925804651808" calcext:value-type="float">
            <text:p>5.89</text:p>
          </table:table-cell>
          <table:table-cell office:value-type="float" office:value="1462.70123291016" calcext:value-type="float">
            <text:p>1462.70</text:p>
          </table:table-cell>
          <table:table-cell office:value-type="float" office:value="0.965871902758298" calcext:value-type="float">
            <text:p>0.97</text:p>
          </table:table-cell>
          <table:table-cell table:formula="of:=IF(OR([.F198]&lt;=[stats.B$14]; [.F198]&gt;=[stats.B$15]))" office:value-type="boolean" office:boolean-value="false" calcext:value-type="boolean">
            <text:p>FALSE</text:p>
          </table:table-cell>
          <table:table-cell table:formula="of:=IF([.F198]&lt;[stats.$B$9]; [.F198]; &quot;&quot;)">
            <text:p/>
          </table:table-cell>
          <table:table-cell table:formula="of:=IF(AND([.F198]&gt;=[stats.$B$9];[.F198]&lt;=[stats.$B$11]); [.F198];&quot;&quot;)" office:value-type="float" office:value="5.88925804651808" calcext:value-type="float">
            <text:p>5.89</text:p>
          </table:table-cell>
          <table:table-cell table:formula="of:=IF([.F198]&gt;[stats.$B$11]; [.F198]; &quot;&quot;)">
            <text:p/>
          </table:table-cell>
        </table:table-row>
        <table:table-row table:style-name="ro1">
          <table:table-cell office:value-type="string" calcext:value-type="string">
            <text:p>sub-strokecase0198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6.1062307113898" calcext:value-type="float">
            <text:p>6.11</text:p>
          </table:table-cell>
          <table:table-cell office:value-type="float" office:value="1543.88880615234" calcext:value-type="float">
            <text:p>1543.89</text:p>
          </table:table-cell>
          <table:table-cell office:value-type="float" office:value="0.971033290099438" calcext:value-type="float">
            <text:p>0.97</text:p>
          </table:table-cell>
          <table:table-cell table:formula="of:=IF(OR([.F199]&lt;=[stats.B$14]; [.F199]&gt;=[stats.B$15]))" office:value-type="boolean" office:boolean-value="false" calcext:value-type="boolean">
            <text:p>FALSE</text:p>
          </table:table-cell>
          <table:table-cell table:formula="of:=IF([.F199]&lt;[stats.$B$9]; [.F199]; &quot;&quot;)">
            <text:p/>
          </table:table-cell>
          <table:table-cell table:formula="of:=IF(AND([.F199]&gt;=[stats.$B$9];[.F199]&lt;=[stats.$B$11]); [.F199];&quot;&quot;)" office:value-type="float" office:value="6.1062307113898" calcext:value-type="float">
            <text:p>6.11</text:p>
          </table:table-cell>
          <table:table-cell table:formula="of:=IF([.F199]&gt;[stats.$B$11]; [.F199]; &quot;&quot;)">
            <text:p/>
          </table:table-cell>
        </table:table-row>
        <table:table-row table:style-name="ro1">
          <table:table-cell office:value-type="string" calcext:value-type="string">
            <text:p>sub-strokecase0199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9.75562606428568" calcext:value-type="float">
            <text:p>9.76</text:p>
          </table:table-cell>
          <table:table-cell office:value-type="float" office:value="1445.14151982711" calcext:value-type="float">
            <text:p>1445.14</text:p>
          </table:table-cell>
          <table:table-cell office:value-type="float" office:value="0.960285832073657" calcext:value-type="float">
            <text:p>0.96</text:p>
          </table:table-cell>
          <table:table-cell table:formula="of:=IF(OR([.F200]&lt;=[stats.B$14]; [.F200]&gt;=[stats.B$15]))" office:value-type="boolean" office:boolean-value="false" calcext:value-type="boolean">
            <text:p>FALSE</text:p>
          </table:table-cell>
          <table:table-cell table:formula="of:=IF([.F200]&lt;[stats.$B$9]; [.F200]; &quot;&quot;)">
            <text:p/>
          </table:table-cell>
          <table:table-cell table:formula="of:=IF(AND([.F200]&gt;=[stats.$B$9];[.F200]&lt;=[stats.$B$11]); [.F200];&quot;&quot;)" office:value-type="float" office:value="9.75562606428568" calcext:value-type="float">
            <text:p>9.76</text:p>
          </table:table-cell>
          <table:table-cell table:formula="of:=IF([.F200]&gt;[stats.$B$11]; [.F200]; &quot;&quot;)">
            <text:p/>
          </table:table-cell>
        </table:table-row>
        <table:table-row table:style-name="ro1">
          <table:table-cell office:value-type="string" calcext:value-type="string">
            <text:p>sub-strokecase0200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8.79770929311551" calcext:value-type="float">
            <text:p>8.80</text:p>
          </table:table-cell>
          <table:table-cell office:value-type="float" office:value="1677.29846264594" calcext:value-type="float">
            <text:p>1677.30</text:p>
          </table:table-cell>
          <table:table-cell office:value-type="float" office:value="0.965741074648395" calcext:value-type="float">
            <text:p>0.97</text:p>
          </table:table-cell>
          <table:table-cell table:formula="of:=IF(OR([.F201]&lt;=[stats.B$14]; [.F201]&gt;=[stats.B$15]))" office:value-type="boolean" office:boolean-value="false" calcext:value-type="boolean">
            <text:p>FALSE</text:p>
          </table:table-cell>
          <table:table-cell table:formula="of:=IF([.F201]&lt;[stats.$B$9]; [.F201]; &quot;&quot;)">
            <text:p/>
          </table:table-cell>
          <table:table-cell table:formula="of:=IF(AND([.F201]&gt;=[stats.$B$9];[.F201]&lt;=[stats.$B$11]); [.F201];&quot;&quot;)" office:value-type="float" office:value="8.79770929311551" calcext:value-type="float">
            <text:p>8.80</text:p>
          </table:table-cell>
          <table:table-cell table:formula="of:=IF([.F201]&gt;[stats.$B$11]; [.F201]; &quot;&quot;)">
            <text:p/>
          </table:table-cell>
        </table:table-row>
        <table:table-row table:style-name="ro1">
          <table:table-cell office:value-type="string" calcext:value-type="string">
            <text:p>sub-strokecase0201</text:p>
          </table:table-cell>
          <table:table-cell office:value-type="string" calcext:value-type="string">
            <text:p>(240, 320, 31)</text:p>
          </table:table-cell>
          <table:table-cell office:value-type="string" calcext:value-type="string">
            <text:p>(122, 122, 63)</text:p>
          </table:table-cell>
          <table:table-cell office:value-type="string" calcext:value-type="string">
            <text:p>(0.71875, 0.71875, 4.400000095367432)</text:p>
          </table:table-cell>
          <table:table-cell office:value-type="string" calcext:value-type="string">
            <text:p>(1.9672131538391113, 1.9672131538391113, 2.0)</text:p>
          </table:table-cell>
          <table:table-cell office:value-type="float" office:value="147.397802148382" calcext:value-type="float">
            <text:p>147.40</text:p>
          </table:table-cell>
          <table:table-cell office:value-type="float" office:value="1265.0097125746" calcext:value-type="float">
            <text:p>1265.01</text:p>
          </table:table-cell>
          <table:table-cell office:value-type="float" office:value="0.977039646069993" calcext:value-type="float">
            <text:p>0.98</text:p>
          </table:table-cell>
          <table:table-cell table:formula="of:=IF(OR([.F202]&lt;=[stats.B$14]; [.F202]&gt;=[stats.B$15]))" office:value-type="boolean" office:boolean-value="true" calcext:value-type="boolean">
            <text:p>TRUE</text:p>
          </table:table-cell>
          <table:table-cell table:formula="of:=IF([.F202]&lt;[stats.$B$9]; [.F202]; &quot;&quot;)">
            <text:p/>
          </table:table-cell>
          <table:table-cell table:formula="of:=IF(AND([.F202]&gt;=[stats.$B$9];[.F202]&lt;=[stats.$B$11]); [.F202];&quot;&quot;)">
            <text:p/>
          </table:table-cell>
          <table:table-cell table:formula="of:=IF([.F202]&gt;[stats.$B$11]; [.F202]; &quot;&quot;)" office:value-type="float" office:value="147.397802148382" calcext:value-type="float">
            <text:p>147.40</text:p>
          </table:table-cell>
        </table:table-row>
        <table:table-row table:style-name="ro1">
          <table:table-cell office:value-type="string" calcext:value-type="string">
            <text:p>sub-strokecase0202</text:p>
          </table:table-cell>
          <table:table-cell office:value-type="string" calcext:value-type="string">
            <text:p>(464, 512, 15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9.600000381469727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7.36713622038111" calcext:value-type="float">
            <text:p>7.37</text:p>
          </table:table-cell>
          <table:table-cell office:value-type="float" office:value="1409.11181868838" calcext:value-type="float">
            <text:p>1409.11</text:p>
          </table:table-cell>
          <table:table-cell office:value-type="float" office:value="0.968649206553993" calcext:value-type="float">
            <text:p>0.97</text:p>
          </table:table-cell>
          <table:table-cell table:formula="of:=IF(OR([.F203]&lt;=[stats.B$14]; [.F203]&gt;=[stats.B$15]))" office:value-type="boolean" office:boolean-value="false" calcext:value-type="boolean">
            <text:p>FALSE</text:p>
          </table:table-cell>
          <table:table-cell table:formula="of:=IF([.F203]&lt;[stats.$B$9]; [.F203]; &quot;&quot;)">
            <text:p/>
          </table:table-cell>
          <table:table-cell table:formula="of:=IF(AND([.F203]&gt;=[stats.$B$9];[.F203]&lt;=[stats.$B$11]); [.F203];&quot;&quot;)" office:value-type="float" office:value="7.36713622038111" calcext:value-type="float">
            <text:p>7.37</text:p>
          </table:table-cell>
          <table:table-cell table:formula="of:=IF([.F203]&gt;[stats.$B$11]; [.F203]; &quot;&quot;)">
            <text:p/>
          </table:table-cell>
        </table:table-row>
        <table:table-row table:style-name="ro1">
          <table:table-cell office:value-type="string" calcext:value-type="string">
            <text:p>sub-strokecase0203</text:p>
          </table:table-cell>
          <table:table-cell office:value-type="string" calcext:value-type="string">
            <text:p>(253, 336, 336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41473865509, 0.7142857313156128, 0.7142857313156128)</text:p>
          </table:table-cell>
          <table:table-cell office:value-type="string" calcext:value-type="string">
            <text:p>(2.0, 2.0, 2.0)</text:p>
          </table:table-cell>
          <table:table-cell office:value-type="float" office:value="1.08" calcext:value-type="float">
            <text:p>1.08</text:p>
          </table:table-cell>
          <table:table-cell office:value-type="float" office:value="1234.33029423426" calcext:value-type="float">
            <text:p>1234.33</text:p>
          </table:table-cell>
          <table:table-cell office:value-type="float" office:value="0.908720456397718" calcext:value-type="float">
            <text:p>0.91</text:p>
          </table:table-cell>
          <table:table-cell table:formula="of:=IF(OR([.F204]&lt;=[stats.B$14]; [.F204]&gt;=[stats.B$15]))" office:value-type="boolean" office:boolean-value="false" calcext:value-type="boolean">
            <text:p>FALSE</text:p>
          </table:table-cell>
          <table:table-cell table:formula="of:=IF([.F204]&lt;[stats.$B$9]; [.F204]; &quot;&quot;)" office:value-type="float" office:value="1.08" calcext:value-type="float">
            <text:p>1.08</text:p>
          </table:table-cell>
          <table:table-cell table:formula="of:=IF(AND([.F204]&gt;=[stats.$B$9];[.F204]&lt;=[stats.$B$11]); [.F204];&quot;&quot;)">
            <text:p/>
          </table:table-cell>
          <table:table-cell table:formula="of:=IF([.F204]&gt;[stats.$B$11]; [.F204]; &quot;&quot;)">
            <text:p/>
          </table:table-cell>
        </table:table-row>
        <table:table-row table:style-name="ro1">
          <table:table-cell office:value-type="string" calcext:value-type="string">
            <text:p>sub-strokecase0204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87916564941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3.944" calcext:value-type="float">
            <text:p>13.94</text:p>
          </table:table-cell>
          <table:table-cell office:value-type="float" office:value="1241.14853993616" calcext:value-type="float">
            <text:p>1241.15</text:p>
          </table:table-cell>
          <table:table-cell office:value-type="float" office:value="0.978684594538253" calcext:value-type="float">
            <text:p>0.98</text:p>
          </table:table-cell>
          <table:table-cell table:formula="of:=IF(OR([.F205]&lt;=[stats.B$14]; [.F205]&gt;=[stats.B$15]))" office:value-type="boolean" office:boolean-value="false" calcext:value-type="boolean">
            <text:p>FALSE</text:p>
          </table:table-cell>
          <table:table-cell table:formula="of:=IF([.F205]&lt;[stats.$B$9]; [.F205]; &quot;&quot;)">
            <text:p/>
          </table:table-cell>
          <table:table-cell table:formula="of:=IF(AND([.F205]&gt;=[stats.$B$9];[.F205]&lt;=[stats.$B$11]); [.F205];&quot;&quot;)" office:value-type="float" office:value="13.944" calcext:value-type="float">
            <text:p>13.94</text:p>
          </table:table-cell>
          <table:table-cell table:formula="of:=IF([.F205]&gt;[stats.$B$11]; [.F205]; &quot;&quot;)">
            <text:p/>
          </table:table-cell>
        </table:table-row>
        <table:table-row table:style-name="ro1">
          <table:table-cell office:value-type="string" calcext:value-type="string">
            <text:p>sub-strokecase0205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468978881836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36.864" calcext:value-type="float">
            <text:p>36.86</text:p>
          </table:table-cell>
          <table:table-cell office:value-type="float" office:value="1334.56095709553" calcext:value-type="float">
            <text:p>1334.56</text:p>
          </table:table-cell>
          <table:table-cell office:value-type="float" office:value="0.971794158000437" calcext:value-type="float">
            <text:p>0.97</text:p>
          </table:table-cell>
          <table:table-cell table:formula="of:=IF(OR([.F206]&lt;=[stats.B$14]; [.F206]&gt;=[stats.B$15]))" office:value-type="boolean" office:boolean-value="false" calcext:value-type="boolean">
            <text:p>FALSE</text:p>
          </table:table-cell>
          <table:table-cell table:formula="of:=IF([.F206]&lt;[stats.$B$9]; [.F206]; &quot;&quot;)">
            <text:p/>
          </table:table-cell>
          <table:table-cell table:formula="of:=IF(AND([.F206]&gt;=[stats.$B$9];[.F206]&lt;=[stats.$B$11]); [.F206];&quot;&quot;)">
            <text:p/>
          </table:table-cell>
          <table:table-cell table:formula="of:=IF([.F206]&gt;[stats.$B$11]; [.F206]; &quot;&quot;)" office:value-type="float" office:value="36.864" calcext:value-type="float">
            <text:p>36.86</text:p>
          </table:table-cell>
        </table:table-row>
        <table:table-row table:style-name="ro1">
          <table:table-cell office:value-type="string" calcext:value-type="string">
            <text:p>sub-strokecase0206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5.02276096462253" calcext:value-type="float">
            <text:p>5.02</text:p>
          </table:table-cell>
          <table:table-cell office:value-type="float" office:value="1523.20690622993" calcext:value-type="float">
            <text:p>1523.21</text:p>
          </table:table-cell>
          <table:table-cell office:value-type="float" office:value="0.933745904623225" calcext:value-type="float">
            <text:p>0.93</text:p>
          </table:table-cell>
          <table:table-cell table:formula="of:=IF(OR([.F207]&lt;=[stats.B$14]; [.F207]&gt;=[stats.B$15]))" office:value-type="boolean" office:boolean-value="false" calcext:value-type="boolean">
            <text:p>FALSE</text:p>
          </table:table-cell>
          <table:table-cell table:formula="of:=IF([.F207]&lt;[stats.$B$9]; [.F207]; &quot;&quot;)">
            <text:p/>
          </table:table-cell>
          <table:table-cell table:formula="of:=IF(AND([.F207]&gt;=[stats.$B$9];[.F207]&lt;=[stats.$B$11]); [.F207];&quot;&quot;)" office:value-type="float" office:value="5.02276096462253" calcext:value-type="float">
            <text:p>5.02</text:p>
          </table:table-cell>
          <table:table-cell table:formula="of:=IF([.F207]&gt;[stats.$B$11]; [.F207]; &quot;&quot;)">
            <text:p/>
          </table:table-cell>
        </table:table-row>
        <table:table-row table:style-name="ro1">
          <table:table-cell office:value-type="string" calcext:value-type="string">
            <text:p>sub-strokecase0207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17.1416685367294" calcext:value-type="float">
            <text:p>17.14</text:p>
          </table:table-cell>
          <table:table-cell office:value-type="float" office:value="1435.2839779315" calcext:value-type="float">
            <text:p>1435.28</text:p>
          </table:table-cell>
          <table:table-cell office:value-type="float" office:value="0.971762363788768" calcext:value-type="float">
            <text:p>0.97</text:p>
          </table:table-cell>
          <table:table-cell table:formula="of:=IF(OR([.F208]&lt;=[stats.B$14]; [.F208]&gt;=[stats.B$15]))" office:value-type="boolean" office:boolean-value="false" calcext:value-type="boolean">
            <text:p>FALSE</text:p>
          </table:table-cell>
          <table:table-cell table:formula="of:=IF([.F208]&lt;[stats.$B$9]; [.F208]; &quot;&quot;)">
            <text:p/>
          </table:table-cell>
          <table:table-cell table:formula="of:=IF(AND([.F208]&gt;=[stats.$B$9];[.F208]&lt;=[stats.$B$11]); [.F208];&quot;&quot;)" office:value-type="float" office:value="17.1416685367294" calcext:value-type="float">
            <text:p>17.14</text:p>
          </table:table-cell>
          <table:table-cell table:formula="of:=IF([.F208]&gt;[stats.$B$11]; [.F208]; &quot;&quot;)">
            <text:p/>
          </table:table-cell>
        </table:table-row>
        <table:table-row table:style-name="ro1">
          <table:table-cell office:value-type="string" calcext:value-type="string">
            <text:p>sub-strokecase0208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42.8366032646736" calcext:value-type="float">
            <text:p>42.84</text:p>
          </table:table-cell>
          <table:table-cell office:value-type="float" office:value="1514.78942871094" calcext:value-type="float">
            <text:p>1514.79</text:p>
          </table:table-cell>
          <table:table-cell office:value-type="float" office:value="0.987613902984667" calcext:value-type="float">
            <text:p>0.99</text:p>
          </table:table-cell>
          <table:table-cell table:formula="of:=IF(OR([.F209]&lt;=[stats.B$14]; [.F209]&gt;=[stats.B$15]))" office:value-type="boolean" office:boolean-value="false" calcext:value-type="boolean">
            <text:p>FALSE</text:p>
          </table:table-cell>
          <table:table-cell table:formula="of:=IF([.F209]&lt;[stats.$B$9]; [.F209]; &quot;&quot;)">
            <text:p/>
          </table:table-cell>
          <table:table-cell table:formula="of:=IF(AND([.F209]&gt;=[stats.$B$9];[.F209]&lt;=[stats.$B$11]); [.F209];&quot;&quot;)">
            <text:p/>
          </table:table-cell>
          <table:table-cell table:formula="of:=IF([.F209]&gt;[stats.$B$11]; [.F209]; &quot;&quot;)" office:value-type="float" office:value="42.8366032646736" calcext:value-type="float">
            <text:p>42.84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21.1876064781191" calcext:value-type="float">
            <text:p>21.19</text:p>
          </table:table-cell>
          <table:table-cell office:value-type="float" office:value="1486.65432909386" calcext:value-type="float">
            <text:p>1486.65</text:p>
          </table:table-cell>
          <table:table-cell office:value-type="float" office:value="0.960978723404255" calcext:value-type="float">
            <text:p>0.96</text:p>
          </table:table-cell>
          <table:table-cell table:formula="of:=IF(OR([.F210]&lt;=[stats.B$14]; [.F210]&gt;=[stats.B$15]))" office:value-type="boolean" office:boolean-value="false" calcext:value-type="boolean">
            <text:p>FALSE</text:p>
          </table:table-cell>
          <table:table-cell table:formula="of:=IF([.F210]&lt;[stats.$B$9]; [.F210]; &quot;&quot;)">
            <text:p/>
          </table:table-cell>
          <table:table-cell table:formula="of:=IF(AND([.F210]&gt;=[stats.$B$9];[.F210]&lt;=[stats.$B$11]); [.F210];&quot;&quot;)">
            <text:p/>
          </table:table-cell>
          <table:table-cell table:formula="of:=IF([.F210]&gt;[stats.$B$11]; [.F210]; &quot;&quot;)" office:value-type="float" office:value="21.1876064781191" calcext:value-type="float">
            <text:p>21.19</text:p>
          </table:table-cell>
        </table:table-row>
        <table:table-row table:style-name="ro1">
          <table:table-cell office:value-type="string" calcext:value-type="string">
            <text:p>sub-strokecase0210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25.0758408401744" calcext:value-type="float">
            <text:p>25.08</text:p>
          </table:table-cell>
          <table:table-cell office:value-type="float" office:value="1203.28385009766" calcext:value-type="float">
            <text:p>1203.28</text:p>
          </table:table-cell>
          <table:table-cell office:value-type="float" office:value="0.982118823303211" calcext:value-type="float">
            <text:p>0.98</text:p>
          </table:table-cell>
          <table:table-cell table:formula="of:=IF(OR([.F211]&lt;=[stats.B$14]; [.F211]&gt;=[stats.B$15]))" office:value-type="boolean" office:boolean-value="false" calcext:value-type="boolean">
            <text:p>FALSE</text:p>
          </table:table-cell>
          <table:table-cell table:formula="of:=IF([.F211]&lt;[stats.$B$9]; [.F211]; &quot;&quot;)">
            <text:p/>
          </table:table-cell>
          <table:table-cell table:formula="of:=IF(AND([.F211]&gt;=[stats.$B$9];[.F211]&lt;=[stats.$B$11]); [.F211];&quot;&quot;)">
            <text:p/>
          </table:table-cell>
          <table:table-cell table:formula="of:=IF([.F211]&gt;[stats.$B$11]; [.F211]; &quot;&quot;)" office:value-type="float" office:value="25.0758408401744" calcext:value-type="float">
            <text:p>25.08</text:p>
          </table:table-cell>
        </table:table-row>
        <table:table-row table:style-name="ro1">
          <table:table-cell office:value-type="string" calcext:value-type="string">
            <text:p>sub-strokecase0211</text:p>
          </table:table-cell>
          <table:table-cell office:value-type="string" calcext:value-type="string">
            <text:p>(352, 352, 29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534090638160706, 0.6534090638160706, 5.0)</text:p>
          </table:table-cell>
          <table:table-cell office:value-type="string" calcext:value-type="string">
            <text:p>(2.0, 2.0, 2.0)</text:p>
          </table:table-cell>
          <table:table-cell office:value-type="float" office:value="59.952" calcext:value-type="float">
            <text:p>59.95</text:p>
          </table:table-cell>
          <table:table-cell office:value-type="float" office:value="1601.42201660294" calcext:value-type="float">
            <text:p>1601.42</text:p>
          </table:table-cell>
          <table:table-cell office:value-type="float" office:value="0.976788887679977" calcext:value-type="float">
            <text:p>0.98</text:p>
          </table:table-cell>
          <table:table-cell table:formula="of:=IF(OR([.F212]&lt;=[stats.B$14]; [.F212]&gt;=[stats.B$15]))" office:value-type="boolean" office:boolean-value="true" calcext:value-type="boolean">
            <text:p>TRUE</text:p>
          </table:table-cell>
          <table:table-cell table:formula="of:=IF([.F212]&lt;[stats.$B$9]; [.F212]; &quot;&quot;)">
            <text:p/>
          </table:table-cell>
          <table:table-cell table:formula="of:=IF(AND([.F212]&gt;=[stats.$B$9];[.F212]&lt;=[stats.$B$11]); [.F212];&quot;&quot;)">
            <text:p/>
          </table:table-cell>
          <table:table-cell table:formula="of:=IF([.F212]&gt;[stats.$B$11]; [.F212]; &quot;&quot;)" office:value-type="float" office:value="59.952" calcext:value-type="float">
            <text:p>59.95</text:p>
          </table:table-cell>
        </table:table-row>
        <table:table-row table:style-name="ro1">
          <table:table-cell office:value-type="string" calcext:value-type="string">
            <text:p>sub-strokecase0212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424871444702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.104" calcext:value-type="float">
            <text:p>1.10</text:p>
          </table:table-cell>
          <table:table-cell office:value-type="float" office:value="1308.05482921591" calcext:value-type="float">
            <text:p>1308.05</text:p>
          </table:table-cell>
          <table:table-cell office:value-type="float" office:value="0.909334866781675" calcext:value-type="float">
            <text:p>0.91</text:p>
          </table:table-cell>
          <table:table-cell table:formula="of:=IF(OR([.F213]&lt;=[stats.B$14]; [.F213]&gt;=[stats.B$15]))" office:value-type="boolean" office:boolean-value="false" calcext:value-type="boolean">
            <text:p>FALSE</text:p>
          </table:table-cell>
          <table:table-cell table:formula="of:=IF([.F213]&lt;[stats.$B$9]; [.F213]; &quot;&quot;)" office:value-type="float" office:value="1.104" calcext:value-type="float">
            <text:p>1.10</text:p>
          </table:table-cell>
          <table:table-cell table:formula="of:=IF(AND([.F213]&gt;=[stats.$B$9];[.F213]&lt;=[stats.$B$11]); [.F213];&quot;&quot;)">
            <text:p/>
          </table:table-cell>
          <table:table-cell table:formula="of:=IF([.F213]&gt;[stats.$B$11]; [.F213]; &quot;&quot;)">
            <text:p/>
          </table:table-cell>
        </table:table-row>
        <table:table-row table:style-name="ro1">
          <table:table-cell office:value-type="string" calcext:value-type="string">
            <text:p>sub-strokecase0213</text:p>
          </table:table-cell>
          <table:table-cell office:value-type="string" calcext:value-type="string">
            <text:p>(253, 336, 336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419507026672, 0.7142857313156128, 0.7142857313156128)</text:p>
          </table:table-cell>
          <table:table-cell office:value-type="string" calcext:value-type="string">
            <text:p>(2.0, 2.0, 2.0)</text:p>
          </table:table-cell>
          <table:table-cell office:value-type="float" office:value="6.432" calcext:value-type="float">
            <text:p>6.43</text:p>
          </table:table-cell>
          <table:table-cell office:value-type="float" office:value="1347.93388170579" calcext:value-type="float">
            <text:p>1347.93</text:p>
          </table:table-cell>
          <table:table-cell office:value-type="float" office:value="0.945659675338314" calcext:value-type="float">
            <text:p>0.95</text:p>
          </table:table-cell>
          <table:table-cell table:formula="of:=IF(OR([.F214]&lt;=[stats.B$14]; [.F214]&gt;=[stats.B$15]))" office:value-type="boolean" office:boolean-value="false" calcext:value-type="boolean">
            <text:p>FALSE</text:p>
          </table:table-cell>
          <table:table-cell table:formula="of:=IF([.F214]&lt;[stats.$B$9]; [.F214]; &quot;&quot;)">
            <text:p/>
          </table:table-cell>
          <table:table-cell table:formula="of:=IF(AND([.F214]&gt;=[stats.$B$9];[.F214]&lt;=[stats.$B$11]); [.F214];&quot;&quot;)" office:value-type="float" office:value="6.432" calcext:value-type="float">
            <text:p>6.43</text:p>
          </table:table-cell>
          <table:table-cell table:formula="of:=IF([.F214]&gt;[stats.$B$11]; [.F214]; &quot;&quot;)">
            <text:p/>
          </table:table-cell>
        </table:table-row>
        <table:table-row table:style-name="ro1">
          <table:table-cell office:value-type="string" calcext:value-type="string">
            <text:p>sub-strokecase0214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445137023926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2.696" calcext:value-type="float">
            <text:p>2.70</text:p>
          </table:table-cell>
          <table:table-cell office:value-type="float" office:value="1252.76991729438" calcext:value-type="float">
            <text:p>1252.77</text:p>
          </table:table-cell>
          <table:table-cell office:value-type="float" office:value="0.930657748049052" calcext:value-type="float">
            <text:p>0.93</text:p>
          </table:table-cell>
          <table:table-cell table:formula="of:=IF(OR([.F215]&lt;=[stats.B$14]; [.F215]&gt;=[stats.B$15]))" office:value-type="boolean" office:boolean-value="false" calcext:value-type="boolean">
            <text:p>FALSE</text:p>
          </table:table-cell>
          <table:table-cell table:formula="of:=IF([.F215]&lt;[stats.$B$9]; [.F215]; &quot;&quot;)">
            <text:p/>
          </table:table-cell>
          <table:table-cell table:formula="of:=IF(AND([.F215]&gt;=[stats.$B$9];[.F215]&lt;=[stats.$B$11]); [.F215];&quot;&quot;)" office:value-type="float" office:value="2.696" calcext:value-type="float">
            <text:p>2.70</text:p>
          </table:table-cell>
          <table:table-cell table:formula="of:=IF([.F215]&gt;[stats.$B$11]; [.F215]; &quot;&quot;)">
            <text:p/>
          </table:table-cell>
        </table:table-row>
        <table:table-row table:style-name="ro1">
          <table:table-cell office:value-type="string" calcext:value-type="string">
            <text:p>sub-strokecase0215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14.9044287093253" calcext:value-type="float">
            <text:p>14.90</text:p>
          </table:table-cell>
          <table:table-cell office:value-type="float" office:value="1459.63316102795" calcext:value-type="float">
            <text:p>1459.63</text:p>
          </table:table-cell>
          <table:table-cell office:value-type="float" office:value="0.962616258002174" calcext:value-type="float">
            <text:p>0.96</text:p>
          </table:table-cell>
          <table:table-cell table:formula="of:=IF(OR([.F216]&lt;=[stats.B$14]; [.F216]&gt;=[stats.B$15]))" office:value-type="boolean" office:boolean-value="false" calcext:value-type="boolean">
            <text:p>FALSE</text:p>
          </table:table-cell>
          <table:table-cell table:formula="of:=IF([.F216]&lt;[stats.$B$9]; [.F216]; &quot;&quot;)">
            <text:p/>
          </table:table-cell>
          <table:table-cell table:formula="of:=IF(AND([.F216]&gt;=[stats.$B$9];[.F216]&lt;=[stats.$B$11]); [.F216];&quot;&quot;)" office:value-type="float" office:value="14.9044287093253" calcext:value-type="float">
            <text:p>14.90</text:p>
          </table:table-cell>
          <table:table-cell table:formula="of:=IF([.F216]&gt;[stats.$B$11]; [.F216]; &quot;&quot;)">
            <text:p/>
          </table:table-cell>
        </table:table-row>
        <table:table-row table:style-name="ro1">
          <table:table-cell office:value-type="string" calcext:value-type="string">
            <text:p>sub-strokecase0216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1.12" calcext:value-type="float">
            <text:p>1.12</text:p>
          </table:table-cell>
          <table:table-cell office:value-type="float" office:value="1449.34889030457" calcext:value-type="float">
            <text:p>1449.35</text:p>
          </table:table-cell>
          <table:table-cell office:value-type="float" office:value="0.912867859203693" calcext:value-type="float">
            <text:p>0.91</text:p>
          </table:table-cell>
          <table:table-cell table:formula="of:=IF(OR([.F217]&lt;=[stats.B$14]; [.F217]&gt;=[stats.B$15]))" office:value-type="boolean" office:boolean-value="false" calcext:value-type="boolean">
            <text:p>FALSE</text:p>
          </table:table-cell>
          <table:table-cell table:formula="of:=IF([.F217]&lt;[stats.$B$9]; [.F217]; &quot;&quot;)" office:value-type="float" office:value="1.12" calcext:value-type="float">
            <text:p>1.12</text:p>
          </table:table-cell>
          <table:table-cell table:formula="of:=IF(AND([.F217]&gt;=[stats.$B$9];[.F217]&lt;=[stats.$B$11]); [.F217];&quot;&quot;)">
            <text:p/>
          </table:table-cell>
          <table:table-cell table:formula="of:=IF([.F217]&gt;[stats.$B$11]; [.F217]; &quot;&quot;)">
            <text:p/>
          </table:table-cell>
        </table:table-row>
        <table:table-row table:style-name="ro1">
          <table:table-cell office:value-type="string" calcext:value-type="string">
            <text:p>sub-strokecase0217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408182144165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48.72" calcext:value-type="float">
            <text:p>48.72</text:p>
          </table:table-cell>
          <table:table-cell office:value-type="float" office:value="1286.32182652941" calcext:value-type="float">
            <text:p>1286.32</text:p>
          </table:table-cell>
          <table:table-cell office:value-type="float" office:value="0.96357921981882" calcext:value-type="float">
            <text:p>0.96</text:p>
          </table:table-cell>
          <table:table-cell table:formula="of:=IF(OR([.F218]&lt;=[stats.B$14]; [.F218]&gt;=[stats.B$15]))" office:value-type="boolean" office:boolean-value="false" calcext:value-type="boolean">
            <text:p>FALSE</text:p>
          </table:table-cell>
          <table:table-cell table:formula="of:=IF([.F218]&lt;[stats.$B$9]; [.F218]; &quot;&quot;)">
            <text:p/>
          </table:table-cell>
          <table:table-cell table:formula="of:=IF(AND([.F218]&gt;=[stats.$B$9];[.F218]&lt;=[stats.$B$11]); [.F218];&quot;&quot;)">
            <text:p/>
          </table:table-cell>
          <table:table-cell table:formula="of:=IF([.F218]&gt;[stats.$B$11]; [.F218]; &quot;&quot;)" office:value-type="float" office:value="48.72" calcext:value-type="float">
            <text:p>48.72</text:p>
          </table:table-cell>
        </table:table-row>
        <table:table-row table:style-name="ro1">
          <table:table-cell office:value-type="string" calcext:value-type="string">
            <text:p>sub-strokecase0218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13.392" calcext:value-type="float">
            <text:p>13.39</text:p>
          </table:table-cell>
          <table:table-cell office:value-type="float" office:value="1406.6606502533" calcext:value-type="float">
            <text:p>1406.66</text:p>
          </table:table-cell>
          <table:table-cell office:value-type="float" office:value="0.9415228262623" calcext:value-type="float">
            <text:p>0.94</text:p>
          </table:table-cell>
          <table:table-cell table:formula="of:=IF(OR([.F219]&lt;=[stats.B$14]; [.F219]&gt;=[stats.B$15]))" office:value-type="boolean" office:boolean-value="false" calcext:value-type="boolean">
            <text:p>FALSE</text:p>
          </table:table-cell>
          <table:table-cell table:formula="of:=IF([.F219]&lt;[stats.$B$9]; [.F219]; &quot;&quot;)">
            <text:p/>
          </table:table-cell>
          <table:table-cell table:formula="of:=IF(AND([.F219]&gt;=[stats.$B$9];[.F219]&lt;=[stats.$B$11]); [.F219];&quot;&quot;)" office:value-type="float" office:value="13.392" calcext:value-type="float">
            <text:p>13.39</text:p>
          </table:table-cell>
          <table:table-cell table:formula="of:=IF([.F219]&gt;[stats.$B$11]; [.F219]; &quot;&quot;)">
            <text:p/>
          </table:table-cell>
        </table:table-row>
        <table:table-row table:style-name="ro1">
          <table:table-cell office:value-type="string" calcext:value-type="string">
            <text:p>sub-strokecase0219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13.126846224739" calcext:value-type="float">
            <text:p>13.13</text:p>
          </table:table-cell>
          <table:table-cell office:value-type="float" office:value="1501.08387451172" calcext:value-type="float">
            <text:p>1501.08</text:p>
          </table:table-cell>
          <table:table-cell office:value-type="float" office:value="0.981383912890762" calcext:value-type="float">
            <text:p>0.98</text:p>
          </table:table-cell>
          <table:table-cell table:formula="of:=IF(OR([.F220]&lt;=[stats.B$14]; [.F220]&gt;=[stats.B$15]))" office:value-type="boolean" office:boolean-value="false" calcext:value-type="boolean">
            <text:p>FALSE</text:p>
          </table:table-cell>
          <table:table-cell table:formula="of:=IF([.F220]&lt;[stats.$B$9]; [.F220]; &quot;&quot;)">
            <text:p/>
          </table:table-cell>
          <table:table-cell table:formula="of:=IF(AND([.F220]&gt;=[stats.$B$9];[.F220]&lt;=[stats.$B$11]); [.F220];&quot;&quot;)" office:value-type="float" office:value="13.126846224739" calcext:value-type="float">
            <text:p>13.13</text:p>
          </table:table-cell>
          <table:table-cell table:formula="of:=IF([.F220]&gt;[stats.$B$11]; [.F220]; &quot;&quot;)">
            <text:p/>
          </table:table-cell>
        </table:table-row>
        <table:table-row table:style-name="ro1">
          <table:table-cell office:value-type="string" calcext:value-type="string">
            <text:p>sub-strokecase0220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97453308105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5.44" calcext:value-type="float">
            <text:p>5.44</text:p>
          </table:table-cell>
          <table:table-cell office:value-type="float" office:value="1406.10191973374" calcext:value-type="float">
            <text:p>1406.10</text:p>
          </table:table-cell>
          <table:table-cell office:value-type="float" office:value="0.970867115569603" calcext:value-type="float">
            <text:p>0.97</text:p>
          </table:table-cell>
          <table:table-cell table:formula="of:=IF(OR([.F221]&lt;=[stats.B$14]; [.F221]&gt;=[stats.B$15]))" office:value-type="boolean" office:boolean-value="false" calcext:value-type="boolean">
            <text:p>FALSE</text:p>
          </table:table-cell>
          <table:table-cell table:formula="of:=IF([.F221]&lt;[stats.$B$9]; [.F221]; &quot;&quot;)">
            <text:p/>
          </table:table-cell>
          <table:table-cell table:formula="of:=IF(AND([.F221]&gt;=[stats.$B$9];[.F221]&lt;=[stats.$B$11]); [.F221];&quot;&quot;)" office:value-type="float" office:value="5.44" calcext:value-type="float">
            <text:p>5.44</text:p>
          </table:table-cell>
          <table:table-cell table:formula="of:=IF([.F221]&gt;[stats.$B$11]; [.F221]; &quot;&quot;)">
            <text:p/>
          </table:table-cell>
        </table:table-row>
        <table:table-row table:style-name="ro1">
          <table:table-cell office:value-type="string" calcext:value-type="string">
            <text:p>sub-strokecase0221</text:p>
          </table:table-cell>
          <table:table-cell office:value-type="string" calcext:value-type="string">
            <text:p>(253, 336, 336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387320518494, 0.7142857313156128, 0.7142857313156128)</text:p>
          </table:table-cell>
          <table:table-cell office:value-type="string" calcext:value-type="string">
            <text:p>(2.0, 2.0, 2.0)</text:p>
          </table:table-cell>
          <table:table-cell office:value-type="float" office:value="94.896" calcext:value-type="float">
            <text:p>94.90</text:p>
          </table:table-cell>
          <table:table-cell office:value-type="float" office:value="1397.00617072782" calcext:value-type="float">
            <text:p>1397.01</text:p>
          </table:table-cell>
          <table:table-cell office:value-type="float" office:value="0.983812876778394" calcext:value-type="float">
            <text:p>0.98</text:p>
          </table:table-cell>
          <table:table-cell table:formula="of:=IF(OR([.F222]&lt;=[stats.B$14]; [.F222]&gt;=[stats.B$15]))" office:value-type="boolean" office:boolean-value="true" calcext:value-type="boolean">
            <text:p>TRUE</text:p>
          </table:table-cell>
          <table:table-cell table:formula="of:=IF([.F222]&lt;[stats.$B$9]; [.F222]; &quot;&quot;)">
            <text:p/>
          </table:table-cell>
          <table:table-cell table:formula="of:=IF(AND([.F222]&gt;=[stats.$B$9];[.F222]&lt;=[stats.$B$11]); [.F222];&quot;&quot;)">
            <text:p/>
          </table:table-cell>
          <table:table-cell table:formula="of:=IF([.F222]&gt;[stats.$B$11]; [.F222]; &quot;&quot;)" office:value-type="float" office:value="94.896" calcext:value-type="float">
            <text:p>94.90</text:p>
          </table:table-cell>
        </table:table-row>
        <table:table-row table:style-name="ro1">
          <table:table-cell office:value-type="string" calcext:value-type="string">
            <text:p>sub-strokecase0222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163.973924138662" calcext:value-type="float">
            <text:p>163.97</text:p>
          </table:table-cell>
          <table:table-cell office:value-type="float" office:value="1565.63253291577" calcext:value-type="float">
            <text:p>1565.63</text:p>
          </table:table-cell>
          <table:table-cell office:value-type="float" office:value="0.975818329943296" calcext:value-type="float">
            <text:p>0.98</text:p>
          </table:table-cell>
          <table:table-cell table:formula="of:=IF(OR([.F223]&lt;=[stats.B$14]; [.F223]&gt;=[stats.B$15]))" office:value-type="boolean" office:boolean-value="true" calcext:value-type="boolean">
            <text:p>TRUE</text:p>
          </table:table-cell>
          <table:table-cell table:formula="of:=IF([.F223]&lt;[stats.$B$9]; [.F223]; &quot;&quot;)">
            <text:p/>
          </table:table-cell>
          <table:table-cell table:formula="of:=IF(AND([.F223]&gt;=[stats.$B$9];[.F223]&lt;=[stats.$B$11]); [.F223];&quot;&quot;)">
            <text:p/>
          </table:table-cell>
          <table:table-cell table:formula="of:=IF([.F223]&gt;[stats.$B$11]; [.F223]; &quot;&quot;)" office:value-type="float" office:value="163.973924138662" calcext:value-type="float">
            <text:p>163.97</text:p>
          </table:table-cell>
        </table:table-row>
        <table:table-row table:style-name="ro1">
          <table:table-cell office:value-type="string" calcext:value-type="string">
            <text:p>sub-strokecase0223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67650985718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39.48" calcext:value-type="float">
            <text:p>139.48</text:p>
          </table:table-cell>
          <table:table-cell office:value-type="float" office:value="1130.6694306041" calcext:value-type="float">
            <text:p>1130.67</text:p>
          </table:table-cell>
          <table:table-cell office:value-type="float" office:value="0.984857674555746" calcext:value-type="float">
            <text:p>0.98</text:p>
          </table:table-cell>
          <table:table-cell table:formula="of:=IF(OR([.F224]&lt;=[stats.B$14]; [.F224]&gt;=[stats.B$15]))" office:value-type="boolean" office:boolean-value="true" calcext:value-type="boolean">
            <text:p>TRUE</text:p>
          </table:table-cell>
          <table:table-cell table:formula="of:=IF([.F224]&lt;[stats.$B$9]; [.F224]; &quot;&quot;)">
            <text:p/>
          </table:table-cell>
          <table:table-cell table:formula="of:=IF(AND([.F224]&gt;=[stats.$B$9];[.F224]&lt;=[stats.$B$11]); [.F224];&quot;&quot;)">
            <text:p/>
          </table:table-cell>
          <table:table-cell table:formula="of:=IF([.F224]&gt;[stats.$B$11]; [.F224]; &quot;&quot;)" office:value-type="float" office:value="139.48" calcext:value-type="float">
            <text:p>139.48</text:p>
          </table:table-cell>
        </table:table-row>
        <table:table-row table:style-name="ro1">
          <table:table-cell office:value-type="string" calcext:value-type="string">
            <text:p>sub-strokecase0224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19.576" calcext:value-type="float">
            <text:p>19.58</text:p>
          </table:table-cell>
          <table:table-cell office:value-type="float" office:value="1076.06995582581" calcext:value-type="float">
            <text:p>1076.07</text:p>
          </table:table-cell>
          <table:table-cell office:value-type="float" office:value="0.966560303006719" calcext:value-type="float">
            <text:p>0.97</text:p>
          </table:table-cell>
          <table:table-cell table:formula="of:=IF(OR([.F225]&lt;=[stats.B$14]; [.F225]&gt;=[stats.B$15]))" office:value-type="boolean" office:boolean-value="false" calcext:value-type="boolean">
            <text:p>FALSE</text:p>
          </table:table-cell>
          <table:table-cell table:formula="of:=IF([.F225]&lt;[stats.$B$9]; [.F225]; &quot;&quot;)">
            <text:p/>
          </table:table-cell>
          <table:table-cell table:formula="of:=IF(AND([.F225]&gt;=[stats.$B$9];[.F225]&lt;=[stats.$B$11]); [.F225];&quot;&quot;)" office:value-type="float" office:value="19.576" calcext:value-type="float">
            <text:p>19.58</text:p>
          </table:table-cell>
          <table:table-cell table:formula="of:=IF([.F225]&gt;[stats.$B$11]; [.F225]; &quot;&quot;)">
            <text:p/>
          </table:table-cell>
        </table:table-row>
        <table:table-row table:style-name="ro1">
          <table:table-cell office:value-type="string" calcext:value-type="string">
            <text:p>sub-strokecase0225</text:p>
          </table:table-cell>
          <table:table-cell office:value-type="string" calcext:value-type="string">
            <text:p>(253, 336, 336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252614021301, 0.7142857313156128, 0.7142857313156128)</text:p>
          </table:table-cell>
          <table:table-cell office:value-type="string" calcext:value-type="string">
            <text:p>(2.0, 2.0, 2.0)</text:p>
          </table:table-cell>
          <table:table-cell office:value-type="float" office:value="2.64" calcext:value-type="float">
            <text:p>2.64</text:p>
          </table:table-cell>
          <table:table-cell office:value-type="float" office:value="1320.90278498441" calcext:value-type="float">
            <text:p>1320.90</text:p>
          </table:table-cell>
          <table:table-cell office:value-type="float" office:value="0.922319121447028" calcext:value-type="float">
            <text:p>0.92</text:p>
          </table:table-cell>
          <table:table-cell table:formula="of:=IF(OR([.F226]&lt;=[stats.B$14]; [.F226]&gt;=[stats.B$15]))" office:value-type="boolean" office:boolean-value="false" calcext:value-type="boolean">
            <text:p>FALSE</text:p>
          </table:table-cell>
          <table:table-cell table:formula="of:=IF([.F226]&lt;[stats.$B$9]; [.F226]; &quot;&quot;)">
            <text:p/>
          </table:table-cell>
          <table:table-cell table:formula="of:=IF(AND([.F226]&gt;=[stats.$B$9];[.F226]&lt;=[stats.$B$11]); [.F226];&quot;&quot;)" office:value-type="float" office:value="2.64" calcext:value-type="float">
            <text:p>2.64</text:p>
          </table:table-cell>
          <table:table-cell table:formula="of:=IF([.F226]&gt;[stats.$B$11]; [.F226]; &quot;&quot;)">
            <text:p/>
          </table:table-cell>
        </table:table-row>
        <table:table-row table:style-name="ro1">
          <table:table-cell office:value-type="string" calcext:value-type="string">
            <text:p>sub-strokecase0226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6.63316432607826" calcext:value-type="float">
            <text:p>6.63</text:p>
          </table:table-cell>
          <table:table-cell office:value-type="float" office:value="1244.00170898438" calcext:value-type="float">
            <text:p>1244.00</text:p>
          </table:table-cell>
          <table:table-cell office:value-type="float" office:value="0.969333803313359" calcext:value-type="float">
            <text:p>0.97</text:p>
          </table:table-cell>
          <table:table-cell table:formula="of:=IF(OR([.F227]&lt;=[stats.B$14]; [.F227]&gt;=[stats.B$15]))" office:value-type="boolean" office:boolean-value="false" calcext:value-type="boolean">
            <text:p>FALSE</text:p>
          </table:table-cell>
          <table:table-cell table:formula="of:=IF([.F227]&lt;[stats.$B$9]; [.F227]; &quot;&quot;)">
            <text:p/>
          </table:table-cell>
          <table:table-cell table:formula="of:=IF(AND([.F227]&gt;=[stats.$B$9];[.F227]&lt;=[stats.$B$11]); [.F227];&quot;&quot;)" office:value-type="float" office:value="6.63316432607826" calcext:value-type="float">
            <text:p>6.63</text:p>
          </table:table-cell>
          <table:table-cell table:formula="of:=IF([.F227]&gt;[stats.$B$11]; [.F227]; &quot;&quot;)">
            <text:p/>
          </table:table-cell>
        </table:table-row>
        <table:table-row table:style-name="ro1">
          <table:table-cell office:value-type="string" calcext:value-type="string">
            <text:p>sub-strokecase0227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8.47743197748787" calcext:value-type="float">
            <text:p>8.48</text:p>
          </table:table-cell>
          <table:table-cell office:value-type="float" office:value="1341.92574462891" calcext:value-type="float">
            <text:p>1341.93</text:p>
          </table:table-cell>
          <table:table-cell office:value-type="float" office:value="0.985607675906183" calcext:value-type="float">
            <text:p>0.99</text:p>
          </table:table-cell>
          <table:table-cell table:formula="of:=IF(OR([.F228]&lt;=[stats.B$14]; [.F228]&gt;=[stats.B$15]))" office:value-type="boolean" office:boolean-value="false" calcext:value-type="boolean">
            <text:p>FALSE</text:p>
          </table:table-cell>
          <table:table-cell table:formula="of:=IF([.F228]&lt;[stats.$B$9]; [.F228]; &quot;&quot;)">
            <text:p/>
          </table:table-cell>
          <table:table-cell table:formula="of:=IF(AND([.F228]&gt;=[stats.$B$9];[.F228]&lt;=[stats.$B$11]); [.F228];&quot;&quot;)" office:value-type="float" office:value="8.47743197748787" calcext:value-type="float">
            <text:p>8.48</text:p>
          </table:table-cell>
          <table:table-cell table:formula="of:=IF([.F228]&gt;[stats.$B$11]; [.F228]; &quot;&quot;)">
            <text:p/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10.941621528531" calcext:value-type="float">
            <text:p>10.94</text:p>
          </table:table-cell>
          <table:table-cell office:value-type="float" office:value="1535.41644287109" calcext:value-type="float">
            <text:p>1535.42</text:p>
          </table:table-cell>
          <table:table-cell office:value-type="float" office:value="0.945895020188425" calcext:value-type="float">
            <text:p>0.95</text:p>
          </table:table-cell>
          <table:table-cell table:formula="of:=IF(OR([.F229]&lt;=[stats.B$14]; [.F229]&gt;=[stats.B$15]))" office:value-type="boolean" office:boolean-value="false" calcext:value-type="boolean">
            <text:p>FALSE</text:p>
          </table:table-cell>
          <table:table-cell table:formula="of:=IF([.F229]&lt;[stats.$B$9]; [.F229]; &quot;&quot;)">
            <text:p/>
          </table:table-cell>
          <table:table-cell table:formula="of:=IF(AND([.F229]&gt;=[stats.$B$9];[.F229]&lt;=[stats.$B$11]); [.F229];&quot;&quot;)" office:value-type="float" office:value="10.941621528531" calcext:value-type="float">
            <text:p>10.94</text:p>
          </table:table-cell>
          <table:table-cell table:formula="of:=IF([.F229]&gt;[stats.$B$11]; [.F229]; &quot;&quot;)">
            <text:p/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21.1182835538897" calcext:value-type="float">
            <text:p>21.12</text:p>
          </table:table-cell>
          <table:table-cell office:value-type="float" office:value="1520.24955503819" calcext:value-type="float">
            <text:p>1520.25</text:p>
          </table:table-cell>
          <table:table-cell office:value-type="float" office:value="0.950832602979842" calcext:value-type="float">
            <text:p>0.95</text:p>
          </table:table-cell>
          <table:table-cell table:formula="of:=IF(OR([.F230]&lt;=[stats.B$14]; [.F230]&gt;=[stats.B$15]))" office:value-type="boolean" office:boolean-value="false" calcext:value-type="boolean">
            <text:p>FALSE</text:p>
          </table:table-cell>
          <table:table-cell table:formula="of:=IF([.F230]&lt;[stats.$B$9]; [.F230]; &quot;&quot;)">
            <text:p/>
          </table:table-cell>
          <table:table-cell table:formula="of:=IF(AND([.F230]&gt;=[stats.$B$9];[.F230]&lt;=[stats.$B$11]); [.F230];&quot;&quot;)" office:value-type="float" office:value="21.1182835538897" calcext:value-type="float">
            <text:p>21.12</text:p>
          </table:table-cell>
          <table:table-cell table:formula="of:=IF([.F230]&gt;[stats.$B$11]; [.F230]; &quot;&quot;)">
            <text:p/>
          </table:table-cell>
        </table:table-row>
        <table:table-row table:style-name="ro1">
          <table:table-cell office:value-type="string" calcext:value-type="string">
            <text:p>sub-strokecase0230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107.708918000456" calcext:value-type="float">
            <text:p>107.71</text:p>
          </table:table-cell>
          <table:table-cell office:value-type="float" office:value="1276.30131536409" calcext:value-type="float">
            <text:p>1276.30</text:p>
          </table:table-cell>
          <table:table-cell office:value-type="float" office:value="0.979166925269878" calcext:value-type="float">
            <text:p>0.98</text:p>
          </table:table-cell>
          <table:table-cell table:formula="of:=IF(OR([.F231]&lt;=[stats.B$14]; [.F231]&gt;=[stats.B$15]))" office:value-type="boolean" office:boolean-value="true" calcext:value-type="boolean">
            <text:p>TRUE</text:p>
          </table:table-cell>
          <table:table-cell table:formula="of:=IF([.F231]&lt;[stats.$B$9]; [.F231]; &quot;&quot;)">
            <text:p/>
          </table:table-cell>
          <table:table-cell table:formula="of:=IF(AND([.F231]&gt;=[stats.$B$9];[.F231]&lt;=[stats.$B$11]); [.F231];&quot;&quot;)">
            <text:p/>
          </table:table-cell>
          <table:table-cell table:formula="of:=IF([.F231]&gt;[stats.$B$11]; [.F231]; &quot;&quot;)" office:value-type="float" office:value="107.708918000456" calcext:value-type="float">
            <text:p>107.71</text:p>
          </table:table-cell>
        </table:table-row>
        <table:table-row table:style-name="ro1">
          <table:table-cell office:value-type="string" calcext:value-type="string">
            <text:p>sub-strokecase0231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87916564941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32.68" calcext:value-type="float">
            <text:p>32.68</text:p>
          </table:table-cell>
          <table:table-cell office:value-type="float" office:value="1334.24964724328" calcext:value-type="float">
            <text:p>1334.25</text:p>
          </table:table-cell>
          <table:table-cell office:value-type="float" office:value="0.979160840725288" calcext:value-type="float">
            <text:p>0.98</text:p>
          </table:table-cell>
          <table:table-cell table:formula="of:=IF(OR([.F232]&lt;=[stats.B$14]; [.F232]&gt;=[stats.B$15]))" office:value-type="boolean" office:boolean-value="false" calcext:value-type="boolean">
            <text:p>FALSE</text:p>
          </table:table-cell>
          <table:table-cell table:formula="of:=IF([.F232]&lt;[stats.$B$9]; [.F232]; &quot;&quot;)">
            <text:p/>
          </table:table-cell>
          <table:table-cell table:formula="of:=IF(AND([.F232]&gt;=[stats.$B$9];[.F232]&lt;=[stats.$B$11]); [.F232];&quot;&quot;)">
            <text:p/>
          </table:table-cell>
          <table:table-cell table:formula="of:=IF([.F232]&gt;[stats.$B$11]; [.F232]; &quot;&quot;)" office:value-type="float" office:value="32.68" calcext:value-type="float">
            <text:p>32.68</text:p>
          </table:table-cell>
        </table:table-row>
        <table:table-row table:style-name="ro1">
          <table:table-cell office:value-type="string" calcext:value-type="string">
            <text:p>sub-strokecase0232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30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2.82064464333234" calcext:value-type="float">
            <text:p>2.82</text:p>
          </table:table-cell>
          <table:table-cell office:value-type="float" office:value="1353.92973632813" calcext:value-type="float">
            <text:p>1353.93</text:p>
          </table:table-cell>
          <table:table-cell office:value-type="float" office:value="0.961347869177403" calcext:value-type="float">
            <text:p>0.96</text:p>
          </table:table-cell>
          <table:table-cell table:formula="of:=IF(OR([.F233]&lt;=[stats.B$14]; [.F233]&gt;=[stats.B$15]))" office:value-type="boolean" office:boolean-value="false" calcext:value-type="boolean">
            <text:p>FALSE</text:p>
          </table:table-cell>
          <table:table-cell table:formula="of:=IF([.F233]&lt;[stats.$B$9]; [.F233]; &quot;&quot;)">
            <text:p/>
          </table:table-cell>
          <table:table-cell table:formula="of:=IF(AND([.F233]&gt;=[stats.$B$9];[.F233]&lt;=[stats.$B$11]); [.F233];&quot;&quot;)" office:value-type="float" office:value="2.82064464333234" calcext:value-type="float">
            <text:p>2.82</text:p>
          </table:table-cell>
          <table:table-cell table:formula="of:=IF([.F233]&gt;[stats.$B$11]; [.F233]; &quot;&quot;)">
            <text:p/>
          </table:table-cell>
        </table:table-row>
        <table:table-row table:style-name="ro1">
          <table:table-cell office:value-type="string" calcext:value-type="string">
            <text:p>sub-strokecase0233</text:p>
          </table:table-cell>
          <table:table-cell office:value-type="string" calcext:value-type="string">
            <text:p>(255, 320, 320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826887369155884, 0.78125, 0.78125)</text:p>
          </table:table-cell>
          <table:table-cell office:value-type="string" calcext:value-type="string">
            <text:p>(2.0, 2.0, 2.0)</text:p>
          </table:table-cell>
          <table:table-cell office:value-type="float" office:value="0.064" calcext:value-type="float">
            <text:p>0.06</text:p>
          </table:table-cell>
          <table:table-cell office:value-type="float" office:value="1125.53019390623" calcext:value-type="float">
            <text:p>1125.53</text:p>
          </table:table-cell>
          <table:table-cell office:value-type="float" office:value="0.820809248554913" calcext:value-type="float">
            <text:p>0.82</text:p>
          </table:table-cell>
          <table:table-cell table:formula="of:=IF(OR([.F234]&lt;=[stats.B$14]; [.F234]&gt;=[stats.B$15]))" office:value-type="boolean" office:boolean-value="false" calcext:value-type="boolean">
            <text:p>FALSE</text:p>
          </table:table-cell>
          <table:table-cell table:formula="of:=IF([.F234]&lt;[stats.$B$9]; [.F234]; &quot;&quot;)" office:value-type="float" office:value="0.064" calcext:value-type="float">
            <text:p>0.06</text:p>
          </table:table-cell>
          <table:table-cell table:formula="of:=IF(AND([.F234]&gt;=[stats.$B$9];[.F234]&lt;=[stats.$B$11]); [.F234];&quot;&quot;)">
            <text:p/>
          </table:table-cell>
          <table:table-cell table:formula="of:=IF([.F234]&gt;[stats.$B$11]; [.F234]; &quot;&quot;)">
            <text:p/>
          </table:table-cell>
        </table:table-row>
        <table:table-row table:style-name="ro1">
          <table:table-cell office:value-type="string" calcext:value-type="string">
            <text:p>sub-strokecase0234</text:p>
          </table:table-cell>
          <table:table-cell office:value-type="string" calcext:value-type="string">
            <text:p>(352, 352, 29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534090638160706, 0.6534090638160706, 5.0)</text:p>
          </table:table-cell>
          <table:table-cell office:value-type="string" calcext:value-type="string">
            <text:p>(2.0, 2.0, 2.0)</text:p>
          </table:table-cell>
          <table:table-cell office:value-type="float" office:value="0.232" calcext:value-type="float">
            <text:p>0.23</text:p>
          </table:table-cell>
          <table:table-cell office:value-type="float" office:value="1188.10024125216" calcext:value-type="float">
            <text:p>1188.10</text:p>
          </table:table-cell>
          <table:table-cell office:value-type="float" office:value="0.924242424242424" calcext:value-type="float">
            <text:p>0.92</text:p>
          </table:table-cell>
          <table:table-cell table:formula="of:=IF(OR([.F235]&lt;=[stats.B$14]; [.F235]&gt;=[stats.B$15]))" office:value-type="boolean" office:boolean-value="false" calcext:value-type="boolean">
            <text:p>FALSE</text:p>
          </table:table-cell>
          <table:table-cell table:formula="of:=IF([.F235]&lt;[stats.$B$9]; [.F235]; &quot;&quot;)" office:value-type="float" office:value="0.232" calcext:value-type="float">
            <text:p>0.23</text:p>
          </table:table-cell>
          <table:table-cell table:formula="of:=IF(AND([.F235]&gt;=[stats.$B$9];[.F235]&lt;=[stats.$B$11]); [.F235];&quot;&quot;)">
            <text:p/>
          </table:table-cell>
          <table:table-cell table:formula="of:=IF([.F235]&gt;[stats.$B$11]; [.F235]; &quot;&quot;)">
            <text:p/>
          </table:table-cell>
        </table:table-row>
        <table:table-row table:style-name="ro1">
          <table:table-cell office:value-type="string" calcext:value-type="string">
            <text:p>sub-strokecase0235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99837493896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2.016" calcext:value-type="float">
            <text:p>12.02</text:p>
          </table:table-cell>
          <table:table-cell office:value-type="float" office:value="1208.21173370231" calcext:value-type="float">
            <text:p>1208.21</text:p>
          </table:table-cell>
          <table:table-cell office:value-type="float" office:value="0.956029631513687" calcext:value-type="float">
            <text:p>0.96</text:p>
          </table:table-cell>
          <table:table-cell table:formula="of:=IF(OR([.F236]&lt;=[stats.B$14]; [.F236]&gt;=[stats.B$15]))" office:value-type="boolean" office:boolean-value="false" calcext:value-type="boolean">
            <text:p>FALSE</text:p>
          </table:table-cell>
          <table:table-cell table:formula="of:=IF([.F236]&lt;[stats.$B$9]; [.F236]; &quot;&quot;)">
            <text:p/>
          </table:table-cell>
          <table:table-cell table:formula="of:=IF(AND([.F236]&gt;=[stats.$B$9];[.F236]&lt;=[stats.$B$11]); [.F236];&quot;&quot;)" office:value-type="float" office:value="12.016" calcext:value-type="float">
            <text:p>12.02</text:p>
          </table:table-cell>
          <table:table-cell table:formula="of:=IF([.F236]&gt;[stats.$B$11]; [.F236]; &quot;&quot;)">
            <text:p/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28.0064613886857" calcext:value-type="float">
            <text:p>28.01</text:p>
          </table:table-cell>
          <table:table-cell office:value-type="float" office:value="1437.71490820387" calcext:value-type="float">
            <text:p>1437.71</text:p>
          </table:table-cell>
          <table:table-cell office:value-type="float" office:value="0.958576949757209" calcext:value-type="float">
            <text:p>0.96</text:p>
          </table:table-cell>
          <table:table-cell table:formula="of:=IF(OR([.F237]&lt;=[stats.B$14]; [.F237]&gt;=[stats.B$15]))" office:value-type="boolean" office:boolean-value="false" calcext:value-type="boolean">
            <text:p>FALSE</text:p>
          </table:table-cell>
          <table:table-cell table:formula="of:=IF([.F237]&lt;[stats.$B$9]; [.F237]; &quot;&quot;)">
            <text:p/>
          </table:table-cell>
          <table:table-cell table:formula="of:=IF(AND([.F237]&gt;=[stats.$B$9];[.F237]&lt;=[stats.$B$11]); [.F237];&quot;&quot;)">
            <text:p/>
          </table:table-cell>
          <table:table-cell table:formula="of:=IF([.F237]&gt;[stats.$B$11]; [.F237]; &quot;&quot;)" office:value-type="float" office:value="28.0064613886857" calcext:value-type="float">
            <text:p>28.01</text:p>
          </table:table-cell>
        </table:table-row>
        <table:table-row table:style-name="ro1">
          <table:table-cell office:value-type="string" calcext:value-type="string">
            <text:p>sub-strokecase0237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294337272644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79.248" calcext:value-type="float">
            <text:p>79.25</text:p>
          </table:table-cell>
          <table:table-cell office:value-type="float" office:value="1292.53302835252" calcext:value-type="float">
            <text:p>1292.53</text:p>
          </table:table-cell>
          <table:table-cell office:value-type="float" office:value="0.980000273033815" calcext:value-type="float">
            <text:p>0.98</text:p>
          </table:table-cell>
          <table:table-cell table:formula="of:=IF(OR([.F238]&lt;=[stats.B$14]; [.F238]&gt;=[stats.B$15]))" office:value-type="boolean" office:boolean-value="true" calcext:value-type="boolean">
            <text:p>TRUE</text:p>
          </table:table-cell>
          <table:table-cell table:formula="of:=IF([.F238]&lt;[stats.$B$9]; [.F238]; &quot;&quot;)">
            <text:p/>
          </table:table-cell>
          <table:table-cell table:formula="of:=IF(AND([.F238]&gt;=[stats.$B$9];[.F238]&lt;=[stats.$B$11]); [.F238];&quot;&quot;)">
            <text:p/>
          </table:table-cell>
          <table:table-cell table:formula="of:=IF([.F238]&gt;[stats.$B$11]; [.F238]; &quot;&quot;)" office:value-type="float" office:value="79.248" calcext:value-type="float">
            <text:p>79.25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12.8688555705887" calcext:value-type="float">
            <text:p>12.87</text:p>
          </table:table-cell>
          <table:table-cell office:value-type="float" office:value="1467.77141574587" calcext:value-type="float">
            <text:p>1467.77</text:p>
          </table:table-cell>
          <table:table-cell office:value-type="float" office:value="0.940627619637716" calcext:value-type="float">
            <text:p>0.94</text:p>
          </table:table-cell>
          <table:table-cell table:formula="of:=IF(OR([.F239]&lt;=[stats.B$14]; [.F239]&gt;=[stats.B$15]))" office:value-type="boolean" office:boolean-value="false" calcext:value-type="boolean">
            <text:p>FALSE</text:p>
          </table:table-cell>
          <table:table-cell table:formula="of:=IF([.F239]&lt;[stats.$B$9]; [.F239]; &quot;&quot;)">
            <text:p/>
          </table:table-cell>
          <table:table-cell table:formula="of:=IF(AND([.F239]&gt;=[stats.$B$9];[.F239]&lt;=[stats.$B$11]); [.F239];&quot;&quot;)" office:value-type="float" office:value="12.8688555705887" calcext:value-type="float">
            <text:p>12.87</text:p>
          </table:table-cell>
          <table:table-cell table:formula="of:=IF([.F239]&gt;[stats.$B$11]; [.F239]; &quot;&quot;)">
            <text:p/>
          </table:table-cell>
        </table:table-row>
        <table:table-row table:style-name="ro1">
          <table:table-cell office:value-type="string" calcext:value-type="string">
            <text:p>sub-strokecase0239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16.8928717650124" calcext:value-type="float">
            <text:p>16.89</text:p>
          </table:table-cell>
          <table:table-cell office:value-type="float" office:value="1686.03131103516" calcext:value-type="float">
            <text:p>1686.03</text:p>
          </table:table-cell>
          <table:table-cell office:value-type="float" office:value="0.980806142034549" calcext:value-type="float">
            <text:p>0.98</text:p>
          </table:table-cell>
          <table:table-cell table:formula="of:=IF(OR([.F240]&lt;=[stats.B$14]; [.F240]&gt;=[stats.B$15]))" office:value-type="boolean" office:boolean-value="false" calcext:value-type="boolean">
            <text:p>FALSE</text:p>
          </table:table-cell>
          <table:table-cell table:formula="of:=IF([.F240]&lt;[stats.$B$9]; [.F240]; &quot;&quot;)">
            <text:p/>
          </table:table-cell>
          <table:table-cell table:formula="of:=IF(AND([.F240]&gt;=[stats.$B$9];[.F240]&lt;=[stats.$B$11]); [.F240];&quot;&quot;)" office:value-type="float" office:value="16.8928717650124" calcext:value-type="float">
            <text:p>16.89</text:p>
          </table:table-cell>
          <table:table-cell table:formula="of:=IF([.F240]&gt;[stats.$B$11]; [.F240]; &quot;&quot;)">
            <text:p/>
          </table:table-cell>
        </table:table-row>
        <table:table-row table:style-name="ro1">
          <table:table-cell office:value-type="string" calcext:value-type="string">
            <text:p>sub-strokecase0240</text:p>
          </table:table-cell>
          <table:table-cell office:value-type="string" calcext:value-type="string">
            <text:p>(512, 512, 29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44921875, 0.44921875, 5.0)</text:p>
          </table:table-cell>
          <table:table-cell office:value-type="string" calcext:value-type="string">
            <text:p>(2.0, 2.0, 2.0)</text:p>
          </table:table-cell>
          <table:table-cell office:value-type="float" office:value="212.408" calcext:value-type="float">
            <text:p>212.41</text:p>
          </table:table-cell>
          <table:table-cell office:value-type="float" office:value="1204.51001930237" calcext:value-type="float">
            <text:p>1204.51</text:p>
          </table:table-cell>
          <table:table-cell office:value-type="float" office:value="0.989196952962424" calcext:value-type="float">
            <text:p>0.99</text:p>
          </table:table-cell>
          <table:table-cell table:formula="of:=IF(OR([.F241]&lt;=[stats.B$14]; [.F241]&gt;=[stats.B$15]))" office:value-type="boolean" office:boolean-value="true" calcext:value-type="boolean">
            <text:p>TRUE</text:p>
          </table:table-cell>
          <table:table-cell table:formula="of:=IF([.F241]&lt;[stats.$B$9]; [.F241]; &quot;&quot;)">
            <text:p/>
          </table:table-cell>
          <table:table-cell table:formula="of:=IF(AND([.F241]&gt;=[stats.$B$9];[.F241]&lt;=[stats.$B$11]); [.F241];&quot;&quot;)">
            <text:p/>
          </table:table-cell>
          <table:table-cell table:formula="of:=IF([.F241]&gt;[stats.$B$11]; [.F241]; &quot;&quot;)" office:value-type="float" office:value="212.408" calcext:value-type="float">
            <text:p>212.41</text:p>
          </table:table-cell>
        </table:table-row>
        <table:table-row table:style-name="ro1">
          <table:table-cell office:value-type="string" calcext:value-type="string">
            <text:p>sub-strokecase0241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3.4715626379475" calcext:value-type="float">
            <text:p>3.47</text:p>
          </table:table-cell>
          <table:table-cell office:value-type="float" office:value="1616.01910400391" calcext:value-type="float">
            <text:p>1616.02</text:p>
          </table:table-cell>
          <table:table-cell office:value-type="float" office:value="0.945812807881773" calcext:value-type="float">
            <text:p>0.95</text:p>
          </table:table-cell>
          <table:table-cell table:formula="of:=IF(OR([.F242]&lt;=[stats.B$14]; [.F242]&gt;=[stats.B$15]))" office:value-type="boolean" office:boolean-value="false" calcext:value-type="boolean">
            <text:p>FALSE</text:p>
          </table:table-cell>
          <table:table-cell table:formula="of:=IF([.F242]&lt;[stats.$B$9]; [.F242]; &quot;&quot;)">
            <text:p/>
          </table:table-cell>
          <table:table-cell table:formula="of:=IF(AND([.F242]&gt;=[stats.$B$9];[.F242]&lt;=[stats.$B$11]); [.F242];&quot;&quot;)" office:value-type="float" office:value="3.4715626379475" calcext:value-type="float">
            <text:p>3.47</text:p>
          </table:table-cell>
          <table:table-cell table:formula="of:=IF([.F242]&gt;[stats.$B$11]; [.F242]; &quot;&quot;)">
            <text:p/>
          </table:table-cell>
        </table:table-row>
        <table:table-row table:style-name="ro1">
          <table:table-cell office:value-type="string" calcext:value-type="string">
            <text:p>sub-strokecase0242</text:p>
          </table:table-cell>
          <table:table-cell office:value-type="string" calcext:value-type="string">
            <text:p>(352, 352, 29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6534090638160706, 0.6534090638160706, 5.0)</text:p>
          </table:table-cell>
          <table:table-cell office:value-type="string" calcext:value-type="string">
            <text:p>(2.0, 2.0, 2.0)</text:p>
          </table:table-cell>
          <table:table-cell office:value-type="float" office:value="7.2" calcext:value-type="float">
            <text:p>7.20</text:p>
          </table:table-cell>
          <table:table-cell office:value-type="float" office:value="1299.56876006225" calcext:value-type="float">
            <text:p>1299.57</text:p>
          </table:table-cell>
          <table:table-cell office:value-type="float" office:value="0.964523625096824" calcext:value-type="float">
            <text:p>0.96</text:p>
          </table:table-cell>
          <table:table-cell table:formula="of:=IF(OR([.F243]&lt;=[stats.B$14]; [.F243]&gt;=[stats.B$15]))" office:value-type="boolean" office:boolean-value="false" calcext:value-type="boolean">
            <text:p>FALSE</text:p>
          </table:table-cell>
          <table:table-cell table:formula="of:=IF([.F243]&lt;[stats.$B$9]; [.F243]; &quot;&quot;)">
            <text:p/>
          </table:table-cell>
          <table:table-cell table:formula="of:=IF(AND([.F243]&gt;=[stats.$B$9];[.F243]&lt;=[stats.$B$11]); [.F243];&quot;&quot;)" office:value-type="float" office:value="7.2" calcext:value-type="float">
            <text:p>7.20</text:p>
          </table:table-cell>
          <table:table-cell table:formula="of:=IF([.F243]&gt;[stats.$B$11]; [.F243]; &quot;&quot;)">
            <text:p/>
          </table:table-cell>
        </table:table-row>
        <table:table-row table:style-name="ro1">
          <table:table-cell office:value-type="string" calcext:value-type="string">
            <text:p>sub-strokecase0243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8.19901131113415" calcext:value-type="float">
            <text:p>8.20</text:p>
          </table:table-cell>
          <table:table-cell office:value-type="float" office:value="1344.45421358006" calcext:value-type="float">
            <text:p>1344.45</text:p>
          </table:table-cell>
          <table:table-cell office:value-type="float" office:value="0.954557882648876" calcext:value-type="float">
            <text:p>0.95</text:p>
          </table:table-cell>
          <table:table-cell table:formula="of:=IF(OR([.F244]&lt;=[stats.B$14]; [.F244]&gt;=[stats.B$15]))" office:value-type="boolean" office:boolean-value="false" calcext:value-type="boolean">
            <text:p>FALSE</text:p>
          </table:table-cell>
          <table:table-cell table:formula="of:=IF([.F244]&lt;[stats.$B$9]; [.F244]; &quot;&quot;)">
            <text:p/>
          </table:table-cell>
          <table:table-cell table:formula="of:=IF(AND([.F244]&gt;=[stats.$B$9];[.F244]&lt;=[stats.$B$11]); [.F244];&quot;&quot;)" office:value-type="float" office:value="8.19901131113415" calcext:value-type="float">
            <text:p>8.20</text:p>
          </table:table-cell>
          <table:table-cell table:formula="of:=IF([.F244]&gt;[stats.$B$11]; [.F244]; &quot;&quot;)">
            <text:p/>
          </table:table-cell>
        </table:table-row>
        <table:table-row table:style-name="ro1">
          <table:table-cell office:value-type="string" calcext:value-type="string">
            <text:p>sub-strokecase0244</text:p>
          </table:table-cell>
          <table:table-cell office:value-type="string" calcext:value-type="string">
            <text:p>(253, 336, 336)</text:p>
          </table:table-cell>
          <table:table-cell office:value-type="string" calcext:value-type="string">
            <text:p>(112, 112, 73)</text:p>
          </table:table-cell>
          <table:table-cell office:value-type="string" calcext:value-type="string">
            <text:p>(0.7115268707275391, 0.7142857313156128, 0.7142857313156128)</text:p>
          </table:table-cell>
          <table:table-cell office:value-type="string" calcext:value-type="string">
            <text:p>(2.0, 2.0, 2.0)</text:p>
          </table:table-cell>
          <table:table-cell office:value-type="float" office:value="34.712" calcext:value-type="float">
            <text:p>34.71</text:p>
          </table:table-cell>
          <table:table-cell office:value-type="float" office:value="1102.13956528278" calcext:value-type="float">
            <text:p>1102.14</text:p>
          </table:table-cell>
          <table:table-cell office:value-type="float" office:value="0.960899665225729" calcext:value-type="float">
            <text:p>0.96</text:p>
          </table:table-cell>
          <table:table-cell table:formula="of:=IF(OR([.F245]&lt;=[stats.B$14]; [.F245]&gt;=[stats.B$15]))" office:value-type="boolean" office:boolean-value="false" calcext:value-type="boolean">
            <text:p>FALSE</text:p>
          </table:table-cell>
          <table:table-cell table:formula="of:=IF([.F245]&lt;[stats.$B$9]; [.F245]; &quot;&quot;)">
            <text:p/>
          </table:table-cell>
          <table:table-cell table:formula="of:=IF(AND([.F245]&gt;=[stats.$B$9];[.F245]&lt;=[stats.$B$11]); [.F245];&quot;&quot;)">
            <text:p/>
          </table:table-cell>
          <table:table-cell table:formula="of:=IF([.F245]&gt;[stats.$B$11]; [.F245]; &quot;&quot;)" office:value-type="float" office:value="34.712" calcext:value-type="float">
            <text:p>34.71</text:p>
          </table:table-cell>
        </table:table-row>
        <table:table-row table:style-name="ro1">
          <table:table-cell office:value-type="string" calcext:value-type="string">
            <text:p>sub-strokecase0245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14.9866119236394" calcext:value-type="float">
            <text:p>14.99</text:p>
          </table:table-cell>
          <table:table-cell office:value-type="float" office:value="1332.38104248047" calcext:value-type="float">
            <text:p>1332.38</text:p>
          </table:table-cell>
          <table:table-cell office:value-type="float" office:value="0.981106838321351" calcext:value-type="float">
            <text:p>0.98</text:p>
          </table:table-cell>
          <table:table-cell table:formula="of:=IF(OR([.F246]&lt;=[stats.B$14]; [.F246]&gt;=[stats.B$15]))" office:value-type="boolean" office:boolean-value="false" calcext:value-type="boolean">
            <text:p>FALSE</text:p>
          </table:table-cell>
          <table:table-cell table:formula="of:=IF([.F246]&lt;[stats.$B$9]; [.F246]; &quot;&quot;)">
            <text:p/>
          </table:table-cell>
          <table:table-cell table:formula="of:=IF(AND([.F246]&gt;=[stats.$B$9];[.F246]&lt;=[stats.$B$11]); [.F246];&quot;&quot;)" office:value-type="float" office:value="14.9866119236394" calcext:value-type="float">
            <text:p>14.99</text:p>
          </table:table-cell>
          <table:table-cell table:formula="of:=IF([.F246]&gt;[stats.$B$11]; [.F246]; &quot;&quot;)">
            <text:p/>
          </table:table-cell>
        </table:table-row>
        <table:table-row table:style-name="ro1">
          <table:table-cell office:value-type="string" calcext:value-type="string">
            <text:p>sub-strokecase0246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75399589539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216.256" calcext:value-type="float">
            <text:p>216.26</text:p>
          </table:table-cell>
          <table:table-cell office:value-type="float" office:value="1202.0866353771" calcext:value-type="float">
            <text:p>1202.09</text:p>
          </table:table-cell>
          <table:table-cell office:value-type="float" office:value="0.987263337923497" calcext:value-type="float">
            <text:p>0.99</text:p>
          </table:table-cell>
          <table:table-cell table:formula="of:=IF(OR([.F247]&lt;=[stats.B$14]; [.F247]&gt;=[stats.B$15]))" office:value-type="boolean" office:boolean-value="true" calcext:value-type="boolean">
            <text:p>TRUE</text:p>
          </table:table-cell>
          <table:table-cell table:formula="of:=IF([.F247]&lt;[stats.$B$9]; [.F247]; &quot;&quot;)">
            <text:p/>
          </table:table-cell>
          <table:table-cell table:formula="of:=IF(AND([.F247]&gt;=[stats.$B$9];[.F247]&lt;=[stats.$B$11]); [.F247];&quot;&quot;)">
            <text:p/>
          </table:table-cell>
          <table:table-cell table:formula="of:=IF([.F247]&gt;[stats.$B$11]; [.F247]; &quot;&quot;)" office:value-type="float" office:value="216.256" calcext:value-type="float">
            <text:p>216.26</text:p>
          </table:table-cell>
        </table:table-row>
        <table:table-row table:style-name="ro1">
          <table:table-cell office:value-type="string" calcext:value-type="string">
            <text:p>sub-strokecase0247</text:p>
          </table:table-cell>
          <table:table-cell office:value-type="string" calcext:value-type="string">
            <text:p>(281, 352, 352)</text:p>
          </table:table-cell>
          <table:table-cell office:value-type="string" calcext:value-type="string">
            <text:p>(112, 112, 72)</text:p>
          </table:table-cell>
          <table:table-cell office:value-type="string" calcext:value-type="string">
            <text:p>(0.7115373015403748, 0.7102272510528564, 0.7102272510528564)</text:p>
          </table:table-cell>
          <table:table-cell office:value-type="string" calcext:value-type="string">
            <text:p>(2.0, 2.0, 2.0)</text:p>
          </table:table-cell>
          <table:table-cell office:value-type="float" office:value="18.256" calcext:value-type="float">
            <text:p>18.26</text:p>
          </table:table-cell>
          <table:table-cell office:value-type="float" office:value="1377.28262817935" calcext:value-type="float">
            <text:p>1377.28</text:p>
          </table:table-cell>
          <table:table-cell office:value-type="float" office:value="0.968145585188361" calcext:value-type="float">
            <text:p>0.97</text:p>
          </table:table-cell>
          <table:table-cell table:formula="of:=IF(OR([.F248]&lt;=[stats.B$14]; [.F248]&gt;=[stats.B$15]))" office:value-type="boolean" office:boolean-value="false" calcext:value-type="boolean">
            <text:p>FALSE</text:p>
          </table:table-cell>
          <table:table-cell table:formula="of:=IF([.F248]&lt;[stats.$B$9]; [.F248]; &quot;&quot;)">
            <text:p/>
          </table:table-cell>
          <table:table-cell table:formula="of:=IF(AND([.F248]&gt;=[stats.$B$9];[.F248]&lt;=[stats.$B$11]); [.F248];&quot;&quot;)" office:value-type="float" office:value="18.256" calcext:value-type="float">
            <text:p>18.26</text:p>
          </table:table-cell>
          <table:table-cell table:formula="of:=IF([.F248]&gt;[stats.$B$11]; [.F248]; &quot;&quot;)">
            <text:p/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string" calcext:value-type="string">
            <text:p>(464, 512, 30)</text:p>
          </table:table-cell>
          <table:table-cell office:value-type="string" calcext:value-type="string">
            <text:p>(192, 192, 30)</text:p>
          </table:table-cell>
          <table:table-cell office:value-type="string" calcext:value-type="string">
            <text:p>(0.4296875, 0.4296875, 4.800000190734863)</text:p>
          </table:table-cell>
          <table:table-cell office:value-type="string" calcext:value-type="string">
            <text:p>(1.1458333730697632, 1.1458333730697632, 4.800000190734863)</text:p>
          </table:table-cell>
          <table:table-cell office:value-type="float" office:value="16.0135954969961" calcext:value-type="float">
            <text:p>16.01</text:p>
          </table:table-cell>
          <table:table-cell office:value-type="float" office:value="1383.48646366622" calcext:value-type="float">
            <text:p>1383.49</text:p>
          </table:table-cell>
          <table:table-cell office:value-type="float" office:value="0.861533546325879" calcext:value-type="float">
            <text:p>0.86</text:p>
          </table:table-cell>
          <table:table-cell table:formula="of:=IF(OR([.F249]&lt;=[stats.B$14]; [.F249]&gt;=[stats.B$15]))" office:value-type="boolean" office:boolean-value="false" calcext:value-type="boolean">
            <text:p>FALSE</text:p>
          </table:table-cell>
          <table:table-cell table:formula="of:=IF([.F249]&lt;[stats.$B$9]; [.F249]; &quot;&quot;)">
            <text:p/>
          </table:table-cell>
          <table:table-cell table:formula="of:=IF(AND([.F249]&gt;=[stats.$B$9];[.F249]&lt;=[stats.$B$11]); [.F249];&quot;&quot;)" office:value-type="float" office:value="16.0135954969961" calcext:value-type="float">
            <text:p>16.01</text:p>
          </table:table-cell>
          <table:table-cell table:formula="of:=IF([.F249]&gt;[stats.$B$11]; [.F249]; &quot;&quot;)">
            <text:p/>
          </table:table-cell>
        </table:table-row>
        <table:table-row table:style-name="ro1">
          <table:table-cell office:value-type="string" calcext:value-type="string">
            <text:p>sub-strokecase0249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11.2515824783477" calcext:value-type="float">
            <text:p>11.25</text:p>
          </table:table-cell>
          <table:table-cell office:value-type="float" office:value="1406.483203125" calcext:value-type="float">
            <text:p>1406.48</text:p>
          </table:table-cell>
          <table:table-cell office:value-type="float" office:value="0.977899471934285" calcext:value-type="float">
            <text:p>0.98</text:p>
          </table:table-cell>
          <table:table-cell table:formula="of:=IF(OR([.F250]&lt;=[stats.B$14]; [.F250]&gt;=[stats.B$15]))" office:value-type="boolean" office:boolean-value="false" calcext:value-type="boolean">
            <text:p>FALSE</text:p>
          </table:table-cell>
          <table:table-cell table:formula="of:=IF([.F250]&lt;[stats.$B$9]; [.F250]; &quot;&quot;)">
            <text:p/>
          </table:table-cell>
          <table:table-cell table:formula="of:=IF(AND([.F250]&gt;=[stats.$B$9];[.F250]&lt;=[stats.$B$11]); [.F250];&quot;&quot;)" office:value-type="float" office:value="11.2515824783477" calcext:value-type="float">
            <text:p>11.25</text:p>
          </table:table-cell>
          <table:table-cell table:formula="of:=IF([.F250]&gt;[stats.$B$11]; [.F250]; &quot;&quot;)">
            <text:p/>
          </table:table-cell>
        </table:table-row>
        <table:table-row table:style-name="ro1">
          <table:table-cell office:value-type="string" calcext:value-type="string">
            <text:p>sub-strokecase0250</text:p>
          </table:table-cell>
          <table:table-cell office:value-type="string" calcext:value-type="string">
            <text:p>(224, 256, 24)</text:p>
          </table:table-cell>
          <table:table-cell office:value-type="string" calcext:value-type="string">
            <text:p>(128, 128, 25)</text:p>
          </table:table-cell>
          <table:table-cell office:value-type="string" calcext:value-type="string">
            <text:p>(0.859375, 0.859375, 6.0)</text:p>
          </table:table-cell>
          <table:table-cell office:value-type="string" calcext:value-type="string">
            <text:p>(1.796875, 1.796875, 4.800000190734863)</text:p>
          </table:table-cell>
          <table:table-cell office:value-type="float" office:value="8.02798860025359" calcext:value-type="float">
            <text:p>8.03</text:p>
          </table:table-cell>
          <table:table-cell office:value-type="float" office:value="1264.76608886719" calcext:value-type="float">
            <text:p>1264.77</text:p>
          </table:table-cell>
          <table:table-cell office:value-type="float" office:value="0.969675347841598" calcext:value-type="float">
            <text:p>0.97</text:p>
          </table:table-cell>
          <table:table-cell table:formula="of:=IF(OR([.F251]&lt;=[stats.B$14]; [.F251]&gt;=[stats.B$15]))" office:value-type="boolean" office:boolean-value="false" calcext:value-type="boolean">
            <text:p>FALSE</text:p>
          </table:table-cell>
          <table:table-cell table:formula="of:=IF([.F251]&lt;[stats.$B$9]; [.F251]; &quot;&quot;)">
            <text:p/>
          </table:table-cell>
          <table:table-cell table:formula="of:=IF(AND([.F251]&gt;=[stats.$B$9];[.F251]&lt;=[stats.$B$11]); [.F251];&quot;&quot;)" office:value-type="float" office:value="8.02798860025359" calcext:value-type="float">
            <text:p>8.03</text:p>
          </table:table-cell>
          <table:table-cell table:formula="of:=IF([.F251]&gt;[stats.$B$11]; [.F251]; &quot;&quot;)">
            <text:p/>
          </table:table-cell>
        </table:table-row>
      </table:table>
      <table:table table:name="components" table:style-name="ta1"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olume_ml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12561956590434" calcext:value-type="float">
            <text:p>0.13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330200001805693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419928263165936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15146130517609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1.14600935409302" calcext:value-type="float">
            <text:p>1.15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958297831327392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276363044989547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578567829250845" calcext:value-type="float">
            <text:p>0.58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0574260872705553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245496523081624" calcext:value-type="float">
            <text:p>0.25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620919568612879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0215347827264582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10408478317788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479866741754578" calcext:value-type="float">
            <text:p>0.48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337019349669071" calcext:value-type="float">
            <text:p>0.34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462997828618852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017945652272048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498889133162949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441463045892394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714236960427531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746539134517219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144641957312711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971577614008708" calcext:value-type="float">
            <text:p>0.97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12920869635874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97983261405385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078960869997013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20099130544694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49530000270854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326610871351283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847034787240691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552726089979095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136028044222128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100136739678031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17945652272048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0958297831327392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01</text:p>
          </table:table-cell>
          <table:table-cell office:value-type="float" office:value="0.297538914670565" calcext:value-type="float">
            <text:p>0.30</text:p>
          </table:table-cell>
        </table:table-row>
        <table:table-row table:style-name="ro1">
          <table:table-cell office:value-type="string" calcext:value-type="string">
            <text:p>sub-strokecase0002</text:p>
          </table:table-cell>
          <table:table-cell office:value-type="float" office:value="0.878615381567179" calcext:value-type="float">
            <text:p>0.88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101932543020592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197404572751147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19381539870112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265598879701543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617337936603586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595802892303461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653229677103795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068194306950396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0789618291004587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13279943985077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075372655050437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075372655050437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46659262650271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484538496752815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071783481000417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0215350443001251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308668968301793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0179458702501042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28.9642756662632" calcext:value-type="float">
            <text:p>28.96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258420531601501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24765300945143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20099374680116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384041623352231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057426784800333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22611796515131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068194306950396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0215350443001251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71783481000417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434290060052523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642462154953732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409165841702377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0789618291004587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12921026580075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23329631325135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0179458702501042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15074531010087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0215350443001251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20817209490120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32302566450187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305079794251772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283544749951647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25483135755148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32302566450187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102291460425594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12203191770070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14356696200083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18304787655106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03</text:p>
          </table:table-cell>
          <table:table-cell office:value-type="float" office:value="0.011844274365068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04</text:p>
          </table:table-cell>
          <table:table-cell office:value-type="float" office:value="1.65137400041277" calcext:value-type="float">
            <text:p>1.65</text:p>
          </table:table-cell>
        </table:table-row>
        <table:table-row table:style-name="ro1">
          <table:table-cell office:value-type="string" calcext:value-type="string">
            <text:p>sub-strokecase0004</text:p>
          </table:table-cell>
          <table:table-cell office:value-type="float" office:value="0.0251241425839804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04</text:p>
          </table:table-cell>
          <table:table-cell office:value-type="float" office:value="0.0832685868497635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04</text:p>
          </table:table-cell>
          <table:table-cell office:value-type="float" office:value="0.0610157748468095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04</text:p>
          </table:table-cell>
          <table:table-cell office:value-type="float" office:value="0.023329560970838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04</text:p>
          </table:table-cell>
          <table:table-cell office:value-type="float" office:value="0.010049657033592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04</text:p>
          </table:table-cell>
          <table:table-cell office:value-type="float" office:value="0.007896159097822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04</text:p>
          </table:table-cell>
          <table:table-cell office:value-type="float" office:value="0.1826884082178" calcext:value-type="float">
            <text:p>0.18</text:p>
          </table:table-cell>
        </table:table-row>
        <table:table-row table:style-name="ro1">
          <table:table-cell office:value-type="string" calcext:value-type="string">
            <text:p>sub-strokecase0005</text:p>
          </table:table-cell>
          <table:table-cell office:value-type="float" office:value="1.50852275125005" calcext:value-type="float">
            <text:p>1.51</text:p>
          </table:table-cell>
        </table:table-row>
        <table:table-row table:style-name="ro1">
          <table:table-cell office:value-type="string" calcext:value-type="string">
            <text:p>sub-strokecase0005</text:p>
          </table:table-cell>
          <table:table-cell office:value-type="float" office:value="0.181301655774274" calcext:value-type="float">
            <text:p>0.18</text:p>
          </table:table-cell>
        </table:table-row>
        <table:table-row table:style-name="ro1">
          <table:table-cell office:value-type="string" calcext:value-type="string">
            <text:p>sub-strokecase0005</text:p>
          </table:table-cell>
          <table:table-cell office:value-type="float" office:value="0.0506714884087074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05</text:p>
          </table:table-cell>
          <table:table-cell office:value-type="float" office:value="3.57768600727901" calcext:value-type="float">
            <text:p>3.58</text:p>
          </table:table-cell>
        </table:table-row>
        <table:table-row table:style-name="ro1">
          <table:table-cell office:value-type="string" calcext:value-type="string">
            <text:p>sub-strokecase0005</text:p>
          </table:table-cell>
          <table:table-cell office:value-type="float" office:value="0.0567148769345165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05</text:p>
          </table:table-cell>
          <table:table-cell office:value-type="float" office:value="0.0381198353166423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05</text:p>
          </table:table-cell>
          <table:table-cell office:value-type="float" office:value="0.0887913237253497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005</text:p>
          </table:table-cell>
          <table:table-cell office:value-type="float" office:value="0.01952479369876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06</text:p>
          </table:table-cell>
          <table:table-cell office:value-type="float" office:value="0.022970584997388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07</text:p>
          </table:table-cell>
          <table:table-cell office:value-type="float" office:value="0.197761535644531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007</text:p>
          </table:table-cell>
          <table:table-cell office:value-type="float" office:value="0.136213302612305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007</text:p>
          </table:table-cell>
          <table:table-cell office:value-type="float" office:value="0.55797004699707" calcext:value-type="float">
            <text:p>0.56</text:p>
          </table:table-cell>
        </table:table-row>
        <table:table-row table:style-name="ro1">
          <table:table-cell office:value-type="string" calcext:value-type="string">
            <text:p>sub-strokecase0007</text:p>
          </table:table-cell>
          <table:table-cell office:value-type="float" office:value="0.0504493713378906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07</text:p>
          </table:table-cell>
          <table:table-cell office:value-type="float" office:value="0.260318756103516" calcext:value-type="float">
            <text:p>0.26</text:p>
          </table:table-cell>
        </table:table-row>
        <table:table-row table:style-name="ro1">
          <table:table-cell office:value-type="string" calcext:value-type="string">
            <text:p>sub-strokecase0007</text:p>
          </table:table-cell>
          <table:table-cell office:value-type="float" office:value="0.62254524230957" calcext:value-type="float">
            <text:p>0.62</text:p>
          </table:table-cell>
        </table:table-row>
        <table:table-row table:style-name="ro1">
          <table:table-cell office:value-type="string" calcext:value-type="string">
            <text:p>sub-strokecase0007</text:p>
          </table:table-cell>
          <table:table-cell office:value-type="float" office:value="1.28746795654297" calcext:value-type="float">
            <text:p>1.29</text:p>
          </table:table-cell>
        </table:table-row>
        <table:table-row table:style-name="ro1">
          <table:table-cell office:value-type="string" calcext:value-type="string">
            <text:p>sub-strokecase0008</text:p>
          </table:table-cell>
          <table:table-cell office:value-type="float" office:value="0.0278925624268114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08</text:p>
          </table:table-cell>
          <table:table-cell office:value-type="float" office:value="0.442097114464961" calcext:value-type="float">
            <text:p>0.44</text:p>
          </table:table-cell>
        </table:table-row>
        <table:table-row table:style-name="ro1">
          <table:table-cell office:value-type="string" calcext:value-type="string">
            <text:p>sub-strokecase0008</text:p>
          </table:table-cell>
          <table:table-cell office:value-type="float" office:value="0.061828513379432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08</text:p>
          </table:table-cell>
          <table:table-cell office:value-type="float" office:value="0.03254132283128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08</text:p>
          </table:table-cell>
          <table:table-cell office:value-type="float" office:value="0.0692665300265817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09</text:p>
          </table:table-cell>
          <table:table-cell office:value-type="float" office:value="0.0908088684082031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009</text:p>
          </table:table-cell>
          <table:table-cell office:value-type="float" office:value="0.776920318603516" calcext:value-type="float">
            <text:p>0.78</text:p>
          </table:table-cell>
        </table:table-row>
        <table:table-row table:style-name="ro1">
          <table:table-cell office:value-type="string" calcext:value-type="string">
            <text:p>sub-strokecase0009</text:p>
          </table:table-cell>
          <table:table-cell office:value-type="float" office:value="0.101907730102539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09</text:p>
          </table:table-cell>
          <table:table-cell office:value-type="float" office:value="0.181617736816406" calcext:value-type="float">
            <text:p>0.18</text:p>
          </table:table-cell>
        </table:table-row>
        <table:table-row table:style-name="ro1">
          <table:table-cell office:value-type="string" calcext:value-type="string">
            <text:p>sub-strokecase0009</text:p>
          </table:table-cell>
          <table:table-cell office:value-type="float" office:value="1.50742721557617" calcext:value-type="float">
            <text:p>1.51</text:p>
          </table:table-cell>
        </table:table-row>
        <table:table-row table:style-name="ro1">
          <table:table-cell office:value-type="string" calcext:value-type="string">
            <text:p>sub-strokecase0009</text:p>
          </table:table-cell>
          <table:table-cell office:value-type="float" office:value="0.732524871826172" calcext:value-type="float">
            <text:p>0.73</text:p>
          </table:table-cell>
        </table:table-row>
        <table:table-row table:style-name="ro1">
          <table:table-cell office:value-type="string" calcext:value-type="string">
            <text:p>sub-strokecase0009</text:p>
          </table:table-cell>
          <table:table-cell office:value-type="float" office:value="0.02421569824218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09</text:p>
          </table:table-cell>
          <table:table-cell office:value-type="float" office:value="0.00100898742675781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09</text:p>
          </table:table-cell>
          <table:table-cell office:value-type="float" office:value="0.0413684844970703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09</text:p>
          </table:table-cell>
          <table:table-cell office:value-type="float" office:value="0.0554943084716797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09</text:p>
          </table:table-cell>
          <table:table-cell office:value-type="float" office:value="0.0706291198730469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09</text:p>
          </table:table-cell>
          <table:table-cell office:value-type="float" office:value="0.0625572204589844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09</text:p>
          </table:table-cell>
          <table:table-cell office:value-type="float" office:value="0.018161773681640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09</text:p>
          </table:table-cell>
          <table:table-cell office:value-type="float" office:value="0.0736560821533203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10</text:p>
          </table:table-cell>
          <table:table-cell office:value-type="float" office:value="0.112964877828586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010</text:p>
          </table:table-cell>
          <table:table-cell office:value-type="float" office:value="0.122262398637523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010</text:p>
          </table:table-cell>
          <table:table-cell office:value-type="float" office:value="0.219886367131363" calcext:value-type="float">
            <text:p>0.22</text:p>
          </table:table-cell>
        </table:table-row>
        <table:table-row table:style-name="ro1">
          <table:table-cell office:value-type="string" calcext:value-type="string">
            <text:p>sub-strokecase0010</text:p>
          </table:table-cell>
          <table:table-cell office:value-type="float" office:value="0.0557851248536228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10</text:p>
          </table:table-cell>
          <table:table-cell office:value-type="float" office:value="0.738688028270056" calcext:value-type="float">
            <text:p>0.74</text:p>
          </table:table-cell>
        </table:table-row>
        <table:table-row table:style-name="ro1">
          <table:table-cell office:value-type="string" calcext:value-type="string">
            <text:p>sub-strokecase0010</text:p>
          </table:table-cell>
          <table:table-cell office:value-type="float" office:value="0.0590392571367508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10</text:p>
          </table:table-cell>
          <table:table-cell office:value-type="float" office:value="0.156663225630591" calcext:value-type="float">
            <text:p>0.16</text:p>
          </table:table-cell>
        </table:table-row>
        <table:table-row table:style-name="ro1">
          <table:table-cell office:value-type="string" calcext:value-type="string">
            <text:p>sub-strokecase0010</text:p>
          </table:table-cell>
          <table:table-cell office:value-type="float" office:value="0.0934400841298182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010</text:p>
          </table:table-cell>
          <table:table-cell office:value-type="float" office:value="0.595971083852871" calcext:value-type="float">
            <text:p>0.60</text:p>
          </table:table-cell>
        </table:table-row>
        <table:table-row table:style-name="ro1">
          <table:table-cell office:value-type="string" calcext:value-type="string">
            <text:p>sub-strokecase0010</text:p>
          </table:table-cell>
          <table:table-cell office:value-type="float" office:value="0.157592977711484" calcext:value-type="float">
            <text:p>0.16</text:p>
          </table:table-cell>
        </table:table-row>
        <table:table-row table:style-name="ro1">
          <table:table-cell office:value-type="string" calcext:value-type="string">
            <text:p>sub-strokecase0010</text:p>
          </table:table-cell>
          <table:table-cell office:value-type="float" office:value="0.01952479369876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10</text:p>
          </table:table-cell>
          <table:table-cell office:value-type="float" office:value="0.311931823139841" calcext:value-type="float">
            <text:p>0.31</text:p>
          </table:table-cell>
        </table:table-row>
        <table:table-row table:style-name="ro1">
          <table:table-cell office:value-type="string" calcext:value-type="string">
            <text:p>sub-strokecase0010</text:p>
          </table:table-cell>
          <table:table-cell office:value-type="float" office:value="0.268233475337836" calcext:value-type="float">
            <text:p>0.27</text:p>
          </table:table-cell>
        </table:table-row>
        <table:table-row table:style-name="ro1">
          <table:table-cell office:value-type="string" calcext:value-type="string">
            <text:p>sub-strokecase0010</text:p>
          </table:table-cell>
          <table:table-cell office:value-type="float" office:value="0.052066116530048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11</text:p>
          </table:table-cell>
          <table:table-cell office:value-type="float" office:value="0.00100898742675781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11</text:p>
          </table:table-cell>
          <table:table-cell office:value-type="float" office:value="1.03219413757324" calcext:value-type="float">
            <text:p>1.03</text:p>
          </table:table-cell>
        </table:table-row>
        <table:table-row table:style-name="ro1">
          <table:table-cell office:value-type="string" calcext:value-type="string">
            <text:p>sub-strokecase0011</text:p>
          </table:table-cell>
          <table:table-cell office:value-type="float" office:value="0.356172561645508" calcext:value-type="float">
            <text:p>0.36</text:p>
          </table:table-cell>
        </table:table-row>
        <table:table-row table:style-name="ro1">
          <table:table-cell office:value-type="string" calcext:value-type="string">
            <text:p>sub-strokecase0011</text:p>
          </table:table-cell>
          <table:table-cell office:value-type="float" office:value="0.61346435546875" calcext:value-type="float">
            <text:p>0.61</text:p>
          </table:table-cell>
        </table:table-row>
        <table:table-row table:style-name="ro1">
          <table:table-cell office:value-type="string" calcext:value-type="string">
            <text:p>sub-strokecase0011</text:p>
          </table:table-cell>
          <table:table-cell office:value-type="float" office:value="1.84342002868652" calcext:value-type="float">
            <text:p>1.84</text:p>
          </table:table-cell>
        </table:table-row>
        <table:table-row table:style-name="ro1">
          <table:table-cell office:value-type="string" calcext:value-type="string">
            <text:p>sub-strokecase0011</text:p>
          </table:table-cell>
          <table:table-cell office:value-type="float" office:value="0.0020179748535156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11</text:p>
          </table:table-cell>
          <table:table-cell office:value-type="float" office:value="0.0938358306884766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011</text:p>
          </table:table-cell>
          <table:table-cell office:value-type="float" office:value="0.0736560821533203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11</text:p>
          </table:table-cell>
          <table:table-cell office:value-type="float" office:value="6.87221336364746" calcext:value-type="float">
            <text:p>6.87</text:p>
          </table:table-cell>
        </table:table-row>
        <table:table-row table:style-name="ro1">
          <table:table-cell office:value-type="string" calcext:value-type="string">
            <text:p>sub-strokecase0011</text:p>
          </table:table-cell>
          <table:table-cell office:value-type="float" office:value="0.00807189941406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11</text:p>
          </table:table-cell>
          <table:table-cell office:value-type="float" office:value="0.022197723388671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11</text:p>
          </table:table-cell>
          <table:table-cell office:value-type="float" office:value="0.01614379882812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12</text:p>
          </table:table-cell>
          <table:table-cell office:value-type="float" office:value="0.3883471683017" calcext:value-type="float">
            <text:p>0.39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2.74246606690634" calcext:value-type="float">
            <text:p>2.74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0190224710831091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19.1857772027848" calcext:value-type="float">
            <text:p>19.19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023329445667963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0068193764260202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00717829097475813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2.3623755597929" calcext:value-type="float">
            <text:p>2.36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0685526788089402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024765103862915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0021534872924274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152179768664872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0660402769677748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0308666511914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345275795885866" calcext:value-type="float">
            <text:p>0.35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0028713163899032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150385195921183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353889745055576" calcext:value-type="float">
            <text:p>0.35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1.71345805567477" calcext:value-type="float">
            <text:p>1.71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0829092607584564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0265596766066051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011485265559613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0021534872924274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278876604369353" calcext:value-type="float">
            <text:p>0.28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187712308989925" calcext:value-type="float">
            <text:p>0.19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01327983830330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0897286371844766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0305077366427221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0484534640796174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002512401841165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13</text:p>
          </table:table-cell>
          <table:table-cell office:value-type="float" office:value="0.0017945727436895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14</text:p>
          </table:table-cell>
          <table:table-cell office:value-type="float" office:value="4.34671783447266" calcext:value-type="float">
            <text:p>4.35</text:p>
          </table:table-cell>
        </table:table-row>
        <table:table-row table:style-name="ro1">
          <table:table-cell office:value-type="string" calcext:value-type="string">
            <text:p>sub-strokecase0014</text:p>
          </table:table-cell>
          <table:table-cell office:value-type="float" office:value="0.012107849121093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14</text:p>
          </table:table-cell>
          <table:table-cell office:value-type="float" office:value="0.0736560821533203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14</text:p>
          </table:table-cell>
          <table:table-cell office:value-type="float" office:value="1.21482086181641" calcext:value-type="float">
            <text:p>1.21</text:p>
          </table:table-cell>
        </table:table-row>
        <table:table-row table:style-name="ro1">
          <table:table-cell office:value-type="string" calcext:value-type="string">
            <text:p>sub-strokecase0014</text:p>
          </table:table-cell>
          <table:table-cell office:value-type="float" office:value="0.014125823974609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14</text:p>
          </table:table-cell>
          <table:table-cell office:value-type="float" office:value="0.933313369750977" calcext:value-type="float">
            <text:p>0.93</text:p>
          </table:table-cell>
        </table:table-row>
        <table:table-row table:style-name="ro1">
          <table:table-cell office:value-type="string" calcext:value-type="string">
            <text:p>sub-strokecase0014</text:p>
          </table:table-cell>
          <table:table-cell office:value-type="float" office:value="0.103925704956055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14</text:p>
          </table:table-cell>
          <table:table-cell office:value-type="float" office:value="1.57704734802246" calcext:value-type="float">
            <text:p>1.58</text:p>
          </table:table-cell>
        </table:table-row>
        <table:table-row table:style-name="ro1">
          <table:table-cell office:value-type="string" calcext:value-type="string">
            <text:p>sub-strokecase0014</text:p>
          </table:table-cell>
          <table:table-cell office:value-type="float" office:value="0.0756740570068359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14</text:p>
          </table:table-cell>
          <table:table-cell office:value-type="float" office:value="0.0766830444335938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14</text:p>
          </table:table-cell>
          <table:table-cell office:value-type="float" office:value="2.54264831542969" calcext:value-type="float">
            <text:p>2.54</text:p>
          </table:table-cell>
        </table:table-row>
        <table:table-row table:style-name="ro1">
          <table:table-cell office:value-type="string" calcext:value-type="string">
            <text:p>sub-strokecase0014</text:p>
          </table:table-cell>
          <table:table-cell office:value-type="float" office:value="0.0474224090576172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14</text:p>
          </table:table-cell>
          <table:table-cell office:value-type="float" office:value="0.291597366333008" calcext:value-type="float">
            <text:p>0.29</text:p>
          </table:table-cell>
        </table:table-row>
        <table:table-row table:style-name="ro1">
          <table:table-cell office:value-type="string" calcext:value-type="string">
            <text:p>sub-strokecase0015</text:p>
          </table:table-cell>
          <table:table-cell office:value-type="float" office:value="12.9281973473493" calcext:value-type="float">
            <text:p>12.93</text:p>
          </table:table-cell>
        </table:table-row>
        <table:table-row table:style-name="ro1">
          <table:table-cell office:value-type="string" calcext:value-type="string">
            <text:p>sub-strokecase0015</text:p>
          </table:table-cell>
          <table:table-cell office:value-type="float" office:value="0.0965487253313982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16</text:p>
          </table:table-cell>
          <table:table-cell office:value-type="float" office:value="0.0897286221515073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016</text:p>
          </table:table-cell>
          <table:table-cell office:value-type="float" office:value="0.0832681613565988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17</text:p>
          </table:table-cell>
          <table:table-cell office:value-type="float" office:value="13.65260887146" calcext:value-type="float">
            <text:p>13.65</text:p>
          </table:table-cell>
        </table:table-row>
        <table:table-row table:style-name="ro1">
          <table:table-cell office:value-type="string" calcext:value-type="string">
            <text:p>sub-strokecase0017</text:p>
          </table:table-cell>
          <table:table-cell office:value-type="float" office:value="0.10594367980957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017</text:p>
          </table:table-cell>
          <table:table-cell office:value-type="float" office:value="0.191707611083984" calcext:value-type="float">
            <text:p>0.19</text:p>
          </table:table-cell>
        </table:table-row>
        <table:table-row table:style-name="ro1">
          <table:table-cell office:value-type="string" calcext:value-type="string">
            <text:p>sub-strokecase0017</text:p>
          </table:table-cell>
          <table:table-cell office:value-type="float" office:value="0.0070629119873046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17</text:p>
          </table:table-cell>
          <table:table-cell office:value-type="float" office:value="0.125114440917969" calcext:value-type="float">
            <text:p>0.13</text:p>
          </table:table-cell>
        </table:table-row>
        <table:table-row table:style-name="ro1">
          <table:table-cell office:value-type="string" calcext:value-type="string">
            <text:p>sub-strokecase0017</text:p>
          </table:table-cell>
          <table:table-cell office:value-type="float" office:value="0.0565032958984375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17</text:p>
          </table:table-cell>
          <table:table-cell office:value-type="float" office:value="0.314804077148438" calcext:value-type="float">
            <text:p>0.31</text:p>
          </table:table-cell>
        </table:table-row>
        <table:table-row table:style-name="ro1">
          <table:table-cell office:value-type="string" calcext:value-type="string">
            <text:p>sub-strokecase0018</text:p>
          </table:table-cell>
          <table:table-cell office:value-type="float" office:value="0.993834718465601" calcext:value-type="float">
            <text:p>0.99</text:p>
          </table:table-cell>
        </table:table-row>
        <table:table-row table:style-name="ro1">
          <table:table-cell office:value-type="string" calcext:value-type="string">
            <text:p>sub-strokecase0019</text:p>
          </table:table-cell>
          <table:table-cell office:value-type="float" office:value="65.4406678041473" calcext:value-type="float">
            <text:p>65.44</text:p>
          </table:table-cell>
        </table:table-row>
        <table:table-row table:style-name="ro1">
          <table:table-cell office:value-type="string" calcext:value-type="string">
            <text:p>sub-strokecase0019</text:p>
          </table:table-cell>
          <table:table-cell office:value-type="float" office:value="0.160794054573096" calcext:value-type="float">
            <text:p>0.16</text:p>
          </table:table-cell>
        </table:table-row>
        <table:table-row table:style-name="ro1">
          <table:table-cell office:value-type="string" calcext:value-type="string">
            <text:p>sub-strokecase0019</text:p>
          </table:table-cell>
          <table:table-cell office:value-type="float" office:value="0.0384039371413421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19</text:p>
          </table:table-cell>
          <table:table-cell office:value-type="float" office:value="0.721419753776613" calcext:value-type="float">
            <text:p>0.72</text:p>
          </table:table-cell>
        </table:table-row>
        <table:table-row table:style-name="ro1">
          <table:table-cell office:value-type="string" calcext:value-type="string">
            <text:p>sub-strokecase0019</text:p>
          </table:table-cell>
          <table:table-cell office:value-type="float" office:value="0.0441465819475241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19</text:p>
          </table:table-cell>
          <table:table-cell office:value-type="float" office:value="1.2723547398697" calcext:value-type="float">
            <text:p>1.27</text:p>
          </table:table-cell>
        </table:table-row>
        <table:table-row table:style-name="ro1">
          <table:table-cell office:value-type="string" calcext:value-type="string">
            <text:p>sub-strokecase0019</text:p>
          </table:table-cell>
          <table:table-cell office:value-type="float" office:value="0.0323023770347737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19</text:p>
          </table:table-cell>
          <table:table-cell office:value-type="float" office:value="0.00251240710270462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19</text:p>
          </table:table-cell>
          <table:table-cell office:value-type="float" office:value="0.0337380382363192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19</text:p>
          </table:table-cell>
          <table:table-cell office:value-type="float" office:value="0.011844204912750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19</text:p>
          </table:table-cell>
          <table:table-cell office:value-type="float" office:value="0.016151188517386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19</text:p>
          </table:table-cell>
          <table:table-cell office:value-type="float" office:value="0.011844204912750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19</text:p>
          </table:table-cell>
          <table:table-cell office:value-type="float" office:value="0.0620923469668428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19</text:p>
          </table:table-cell>
          <table:table-cell office:value-type="float" office:value="0.002871322403091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19</text:p>
          </table:table-cell>
          <table:table-cell office:value-type="float" office:value="0.072859805978434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19</text:p>
          </table:table-cell>
          <table:table-cell office:value-type="float" office:value="0.0078961366085002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20</text:p>
          </table:table-cell>
          <table:table-cell office:value-type="float" office:value="0.133157386817469" calcext:value-type="float">
            <text:p>0.13</text:p>
          </table:table-cell>
        </table:table-row>
        <table:table-row table:style-name="ro1">
          <table:table-cell office:value-type="string" calcext:value-type="string">
            <text:p>sub-strokecase0020</text:p>
          </table:table-cell>
          <table:table-cell office:value-type="float" office:value="7.50921522101104" calcext:value-type="float">
            <text:p>7.51</text:p>
          </table:table-cell>
        </table:table-row>
        <table:table-row table:style-name="ro1">
          <table:table-cell office:value-type="string" calcext:value-type="string">
            <text:p>sub-strokecase0020</text:p>
          </table:table-cell>
          <table:table-cell office:value-type="float" office:value="1.02111257546011" calcext:value-type="float">
            <text:p>1.02</text:p>
          </table:table-cell>
        </table:table-row>
        <table:table-row table:style-name="ro1">
          <table:table-cell office:value-type="string" calcext:value-type="string">
            <text:p>sub-strokecase0021</text:p>
          </table:table-cell>
          <table:table-cell office:value-type="float" office:value="3.1362194967597" calcext:value-type="float">
            <text:p>3.14</text:p>
          </table:table-cell>
        </table:table-row>
        <table:table-row table:style-name="ro1">
          <table:table-cell office:value-type="string" calcext:value-type="string">
            <text:p>sub-strokecase0021</text:p>
          </table:table-cell>
          <table:table-cell office:value-type="float" office:value="2.14919688104796" calcext:value-type="float">
            <text:p>2.15</text:p>
          </table:table-cell>
        </table:table-row>
        <table:table-row table:style-name="ro1">
          <table:table-cell office:value-type="string" calcext:value-type="string">
            <text:p>sub-strokecase0021</text:p>
          </table:table-cell>
          <table:table-cell office:value-type="float" office:value="9.35876898352131" calcext:value-type="float">
            <text:p>9.36</text:p>
          </table:table-cell>
        </table:table-row>
        <table:table-row table:style-name="ro1">
          <table:table-cell office:value-type="string" calcext:value-type="string">
            <text:p>sub-strokecase0021</text:p>
          </table:table-cell>
          <table:table-cell office:value-type="float" office:value="0.306515386842845" calcext:value-type="float">
            <text:p>0.31</text:p>
          </table:table-cell>
        </table:table-row>
        <table:table-row table:style-name="ro1">
          <table:table-cell office:value-type="string" calcext:value-type="string">
            <text:p>sub-strokecase0021</text:p>
          </table:table-cell>
          <table:table-cell office:value-type="float" office:value="0.0753726361088964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21</text:p>
          </table:table-cell>
          <table:table-cell office:value-type="float" office:value="0.119160548515017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021</text:p>
          </table:table-cell>
          <table:table-cell office:value-type="float" office:value="0.0994200962007824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21</text:p>
          </table:table-cell>
          <table:table-cell office:value-type="float" office:value="1.61548683393401" calcext:value-type="float">
            <text:p>1.62</text:p>
          </table:table-cell>
        </table:table-row>
        <table:table-row table:style-name="ro1">
          <table:table-cell office:value-type="string" calcext:value-type="string">
            <text:p>sub-strokecase0021</text:p>
          </table:table-cell>
          <table:table-cell office:value-type="float" office:value="0.019022617684626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21</text:p>
          </table:table-cell>
          <table:table-cell office:value-type="float" office:value="0.019740452314234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22</text:p>
          </table:table-cell>
          <table:table-cell office:value-type="float" office:value="0.475563848620904" calcext:value-type="float">
            <text:p>0.48</text:p>
          </table:table-cell>
        </table:table-row>
        <table:table-row table:style-name="ro1">
          <table:table-cell office:value-type="string" calcext:value-type="string">
            <text:p>sub-strokecase0022</text:p>
          </table:table-cell>
          <table:table-cell office:value-type="float" office:value="0.711012818202272" calcext:value-type="float">
            <text:p>0.71</text:p>
          </table:table-cell>
        </table:table-row>
        <table:table-row table:style-name="ro1">
          <table:table-cell office:value-type="string" calcext:value-type="string">
            <text:p>sub-strokecase0023</text:p>
          </table:table-cell>
          <table:table-cell office:value-type="float" office:value="0.0506072099691838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23</text:p>
          </table:table-cell>
          <table:table-cell office:value-type="float" office:value="477.079911041619" calcext:value-type="float">
            <text:p>477.08</text:p>
          </table:table-cell>
        </table:table-row>
        <table:table-row table:style-name="ro1">
          <table:table-cell office:value-type="string" calcext:value-type="string">
            <text:p>sub-strokecase0023</text:p>
          </table:table-cell>
          <table:table-cell office:value-type="float" office:value="0.205300170938816" calcext:value-type="float">
            <text:p>0.21</text:p>
          </table:table-cell>
        </table:table-row>
        <table:table-row table:style-name="ro1">
          <table:table-cell office:value-type="string" calcext:value-type="string">
            <text:p>sub-strokecase0023</text:p>
          </table:table-cell>
          <table:table-cell office:value-type="float" office:value="0.114135409717734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023</text:p>
          </table:table-cell>
          <table:table-cell office:value-type="float" office:value="2.60609185522158" calcext:value-type="float">
            <text:p>2.61</text:p>
          </table:table-cell>
        </table:table-row>
        <table:table-row table:style-name="ro1">
          <table:table-cell office:value-type="string" calcext:value-type="string">
            <text:p>sub-strokecase0023</text:p>
          </table:table-cell>
          <table:table-cell office:value-type="float" office:value="0.021893899348370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23</text:p>
          </table:table-cell>
          <table:table-cell office:value-type="float" office:value="0.327331741077274" calcext:value-type="float">
            <text:p>0.33</text:p>
          </table:table-cell>
        </table:table-row>
        <table:table-row table:style-name="ro1">
          <table:table-cell office:value-type="string" calcext:value-type="string">
            <text:p>sub-strokecase0023</text:p>
          </table:table-cell>
          <table:table-cell office:value-type="float" office:value="1.15032700674634" calcext:value-type="float">
            <text:p>1.15</text:p>
          </table:table-cell>
        </table:table-row>
        <table:table-row table:style-name="ro1">
          <table:table-cell office:value-type="string" calcext:value-type="string">
            <text:p>sub-strokecase0023</text:p>
          </table:table-cell>
          <table:table-cell office:value-type="float" office:value="0.0078961604207237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24</text:p>
          </table:table-cell>
          <table:table-cell office:value-type="float" office:value="0.020099280393332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24</text:p>
          </table:table-cell>
          <table:table-cell office:value-type="float" office:value="0.287850408490232" calcext:value-type="float">
            <text:p>0.29</text:p>
          </table:table-cell>
        </table:table-row>
        <table:table-row table:style-name="ro1">
          <table:table-cell office:value-type="string" calcext:value-type="string">
            <text:p>sub-strokecase0024</text:p>
          </table:table-cell>
          <table:table-cell office:value-type="float" office:value="21.2596549203266" calcext:value-type="float">
            <text:p>21.26</text:p>
          </table:table-cell>
        </table:table-row>
        <table:table-row table:style-name="ro1">
          <table:table-cell office:value-type="string" calcext:value-type="string">
            <text:p>sub-strokecase0024</text:p>
          </table:table-cell>
          <table:table-cell office:value-type="float" office:value="0.523299121669275" calcext:value-type="float">
            <text:p>0.52</text:p>
          </table:table-cell>
        </table:table-row>
        <table:table-row table:style-name="ro1">
          <table:table-cell office:value-type="string" calcext:value-type="string">
            <text:p>sub-strokecase0024</text:p>
          </table:table-cell>
          <table:table-cell office:value-type="float" office:value="0.0617335040652369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24</text:p>
          </table:table-cell>
          <table:table-cell office:value-type="float" office:value="0.0617335040652369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24</text:p>
          </table:table-cell>
          <table:table-cell office:value-type="float" office:value="0.324100896342494" calcext:value-type="float">
            <text:p>0.32</text:p>
          </table:table-cell>
        </table:table-row>
        <table:table-row table:style-name="ro1">
          <table:table-cell office:value-type="string" calcext:value-type="string">
            <text:p>sub-strokecase0024</text:p>
          </table:table-cell>
          <table:table-cell office:value-type="float" office:value="0.0473768752128562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24</text:p>
          </table:table-cell>
          <table:table-cell office:value-type="float" office:value="0.597594675980345" calcext:value-type="float">
            <text:p>0.60</text:p>
          </table:table-cell>
        </table:table-row>
        <table:table-row table:style-name="ro1">
          <table:table-cell office:value-type="string" calcext:value-type="string">
            <text:p>sub-strokecase0024</text:p>
          </table:table-cell>
          <table:table-cell office:value-type="float" office:value="0.0940359189830934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024</text:p>
          </table:table-cell>
          <table:table-cell office:value-type="float" office:value="0.0412753079505944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24</text:p>
          </table:table-cell>
          <table:table-cell office:value-type="float" office:value="0.00789614586880937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24</text:p>
          </table:table-cell>
          <table:table-cell office:value-type="float" office:value="0.043428802278451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24</text:p>
          </table:table-cell>
          <table:table-cell office:value-type="float" office:value="0.0021534943278571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24</text:p>
          </table:table-cell>
          <table:table-cell office:value-type="float" office:value="0.0549141053603561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25</text:p>
          </table:table-cell>
          <table:table-cell office:value-type="float" office:value="6.43330383300781" calcext:value-type="float">
            <text:p>6.43</text:p>
          </table:table-cell>
        </table:table-row>
        <table:table-row table:style-name="ro1">
          <table:table-cell office:value-type="string" calcext:value-type="string">
            <text:p>sub-strokecase0025</text:p>
          </table:table-cell>
          <table:table-cell office:value-type="float" office:value="0.53980827331543" calcext:value-type="float">
            <text:p>0.54</text:p>
          </table:table-cell>
        </table:table-row>
        <table:table-row table:style-name="ro1">
          <table:table-cell office:value-type="string" calcext:value-type="string">
            <text:p>sub-strokecase0025</text:p>
          </table:table-cell>
          <table:table-cell office:value-type="float" office:value="0.194734573364258" calcext:value-type="float">
            <text:p>0.19</text:p>
          </table:table-cell>
        </table:table-row>
        <table:table-row table:style-name="ro1">
          <table:table-cell office:value-type="string" calcext:value-type="string">
            <text:p>sub-strokecase0026</text:p>
          </table:table-cell>
          <table:table-cell office:value-type="float" office:value="0.0649637673247621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26</text:p>
          </table:table-cell>
          <table:table-cell office:value-type="float" office:value="0.295746653456376" calcext:value-type="float">
            <text:p>0.30</text:p>
          </table:table-cell>
        </table:table-row>
        <table:table-row table:style-name="ro1">
          <table:table-cell office:value-type="string" calcext:value-type="string">
            <text:p>sub-strokecase0026</text:p>
          </table:table-cell>
          <table:table-cell office:value-type="float" office:value="0.108033668313555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026</text:p>
          </table:table-cell>
          <table:table-cell office:value-type="float" office:value="0.0725009999978009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26</text:p>
          </table:table-cell>
          <table:table-cell office:value-type="float" office:value="0.373990306919349" calcext:value-type="float">
            <text:p>0.37</text:p>
          </table:table-cell>
        </table:table-row>
        <table:table-row table:style-name="ro1">
          <table:table-cell office:value-type="string" calcext:value-type="string">
            <text:p>sub-strokecase0026</text:p>
          </table:table-cell>
          <table:table-cell office:value-type="float" office:value="0.469461920777839" calcext:value-type="float">
            <text:p>0.47</text:p>
          </table:table-cell>
        </table:table-row>
        <table:table-row table:style-name="ro1">
          <table:table-cell office:value-type="string" calcext:value-type="string">
            <text:p>sub-strokecase0026</text:p>
          </table:table-cell>
          <table:table-cell office:value-type="float" office:value="0.279236524744005" calcext:value-type="float">
            <text:p>0.28</text:p>
          </table:table-cell>
        </table:table-row>
        <table:table-row table:style-name="ro1">
          <table:table-cell office:value-type="string" calcext:value-type="string">
            <text:p>sub-strokecase0026</text:p>
          </table:table-cell>
          <table:table-cell office:value-type="float" office:value="0.0028713267325861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26</text:p>
          </table:table-cell>
          <table:table-cell office:value-type="float" office:value="0.0208171188112497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26</text:p>
          </table:table-cell>
          <table:table-cell office:value-type="float" office:value="1.55338776232912" calcext:value-type="float">
            <text:p>1.55</text:p>
          </table:table-cell>
        </table:table-row>
        <table:table-row table:style-name="ro1">
          <table:table-cell office:value-type="string" calcext:value-type="string">
            <text:p>sub-strokecase0026</text:p>
          </table:table-cell>
          <table:table-cell office:value-type="float" office:value="0.019740371286529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26</text:p>
          </table:table-cell>
          <table:table-cell office:value-type="float" office:value="0.00789614851461197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27</text:p>
          </table:table-cell>
          <table:table-cell office:value-type="float" office:value="3.54679327351639" calcext:value-type="float">
            <text:p>3.55</text:p>
          </table:table-cell>
        </table:table-row>
        <table:table-row table:style-name="ro1">
          <table:table-cell office:value-type="string" calcext:value-type="string">
            <text:p>sub-strokecase0027</text:p>
          </table:table-cell>
          <table:table-cell office:value-type="float" office:value="0.023688358232349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27</text:p>
          </table:table-cell>
          <table:table-cell office:value-type="float" office:value="2.29705291950059" calcext:value-type="float">
            <text:p>2.30</text:p>
          </table:table-cell>
        </table:table-row>
        <table:table-row table:style-name="ro1">
          <table:table-cell office:value-type="string" calcext:value-type="string">
            <text:p>sub-strokecase0027</text:p>
          </table:table-cell>
          <table:table-cell office:value-type="float" office:value="0.128132483165893" calcext:value-type="float">
            <text:p>0.13</text:p>
          </table:table-cell>
        </table:table-row>
        <table:table-row table:style-name="ro1">
          <table:table-cell office:value-type="string" calcext:value-type="string">
            <text:p>sub-strokecase0027</text:p>
          </table:table-cell>
          <table:table-cell office:value-type="float" office:value="0.103367381377527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27</text:p>
          </table:table-cell>
          <table:table-cell office:value-type="float" office:value="0.0218937856389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27</text:p>
          </table:table-cell>
          <table:table-cell office:value-type="float" office:value="0.0078961194107832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28</text:p>
          </table:table-cell>
          <table:table-cell office:value-type="float" office:value="4.84168396125401" calcext:value-type="float">
            <text:p>4.84</text:p>
          </table:table-cell>
        </table:table-row>
        <table:table-row table:style-name="ro1">
          <table:table-cell office:value-type="string" calcext:value-type="string">
            <text:p>sub-strokecase0028</text:p>
          </table:table-cell>
          <table:table-cell office:value-type="float" office:value="0.045557851963792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28</text:p>
          </table:table-cell>
          <table:table-cell office:value-type="float" office:value="0.021849173901002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28</text:p>
          </table:table-cell>
          <table:table-cell office:value-type="float" office:value="0.0785640508355188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28</text:p>
          </table:table-cell>
          <table:table-cell office:value-type="float" office:value="0.0692665300265817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28</text:p>
          </table:table-cell>
          <table:table-cell office:value-type="float" office:value="1.9971074697597" calcext:value-type="float">
            <text:p>2.00</text:p>
          </table:table-cell>
        </table:table-row>
        <table:table-row table:style-name="ro1">
          <table:table-cell office:value-type="string" calcext:value-type="string">
            <text:p>sub-strokecase0029</text:p>
          </table:table-cell>
          <table:table-cell office:value-type="float" office:value="0.339893273497444" calcext:value-type="float">
            <text:p>0.34</text:p>
          </table:table-cell>
        </table:table-row>
        <table:table-row table:style-name="ro1">
          <table:table-cell office:value-type="string" calcext:value-type="string">
            <text:p>sub-strokecase0029</text:p>
          </table:table-cell>
          <table:table-cell office:value-type="float" office:value="0.021893864501947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29</text:p>
          </table:table-cell>
          <table:table-cell office:value-type="float" office:value="0.0771668994740766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29</text:p>
          </table:table-cell>
          <table:table-cell office:value-type="float" office:value="0.0452233922499239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29</text:p>
          </table:table-cell>
          <table:table-cell office:value-type="float" office:value="0.476281281870231" calcext:value-type="float">
            <text:p>0.48</text:p>
          </table:table-cell>
        </table:table-row>
        <table:table-row table:style-name="ro1">
          <table:table-cell office:value-type="string" calcext:value-type="string">
            <text:p>sub-strokecase0029</text:p>
          </table:table-cell>
          <table:table-cell office:value-type="float" office:value="6.55200813906636" calcext:value-type="float">
            <text:p>6.55</text:p>
          </table:table-cell>
        </table:table-row>
        <table:table-row table:style-name="ro1">
          <table:table-cell office:value-type="string" calcext:value-type="string">
            <text:p>sub-strokecase0029</text:p>
          </table:table-cell>
          <table:table-cell office:value-type="float" office:value="0.0437877290038946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29</text:p>
          </table:table-cell>
          <table:table-cell office:value-type="float" office:value="0.016510127329337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29</text:p>
          </table:table-cell>
          <table:table-cell office:value-type="float" office:value="0.0879343738192965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029</text:p>
          </table:table-cell>
          <table:table-cell office:value-type="float" office:value="0.0445055606269093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29</text:p>
          </table:table-cell>
          <table:table-cell office:value-type="float" office:value="0.0082550636646686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29</text:p>
          </table:table-cell>
          <table:table-cell office:value-type="float" office:value="0.0398396550773139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29</text:p>
          </table:table-cell>
          <table:table-cell office:value-type="float" office:value="0.288927228263403" calcext:value-type="float">
            <text:p>0.29</text:p>
          </table:table-cell>
        </table:table-row>
        <table:table-row table:style-name="ro1">
          <table:table-cell office:value-type="string" calcext:value-type="string">
            <text:p>sub-strokecase0029</text:p>
          </table:table-cell>
          <table:table-cell office:value-type="float" office:value="0.012562053402756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29</text:p>
          </table:table-cell>
          <table:table-cell office:value-type="float" office:value="0.222527803134546" calcext:value-type="float">
            <text:p>0.22</text:p>
          </table:table-cell>
        </table:table-row>
        <table:table-row table:style-name="ro1">
          <table:table-cell office:value-type="string" calcext:value-type="string">
            <text:p>sub-strokecase0030</text:p>
          </table:table-cell>
          <table:table-cell office:value-type="float" office:value="0.115024566650391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030</text:p>
          </table:table-cell>
          <table:table-cell office:value-type="float" office:value="0.0544853210449219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30</text:p>
          </table:table-cell>
          <table:table-cell office:value-type="float" office:value="0.0353145599365234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30</text:p>
          </table:table-cell>
          <table:table-cell office:value-type="float" office:value="0.09686279296875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30</text:p>
          </table:table-cell>
          <table:table-cell office:value-type="float" office:value="0.0504493713378906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30</text:p>
          </table:table-cell>
          <table:table-cell office:value-type="float" office:value="0.0413684844970703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31</text:p>
          </table:table-cell>
          <table:table-cell office:value-type="float" office:value="0.11365234375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031</text:p>
          </table:table-cell>
          <table:table-cell office:value-type="float" office:value="0.1523974609375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031</text:p>
          </table:table-cell>
          <table:table-cell office:value-type="float" office:value="0.1110693359375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031</text:p>
          </table:table-cell>
          <table:table-cell office:value-type="float" office:value="91.237001953125" calcext:value-type="float">
            <text:p>91.24</text:p>
          </table:table-cell>
        </table:table-row>
        <table:table-row table:style-name="ro1">
          <table:table-cell office:value-type="string" calcext:value-type="string">
            <text:p>sub-strokecase0031</text:p>
          </table:table-cell>
          <table:table-cell office:value-type="float" office:value="0.098154296875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31</text:p>
          </table:table-cell>
          <table:table-cell office:value-type="float" office:value="0.01808105468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31</text:p>
          </table:table-cell>
          <table:table-cell office:value-type="float" office:value="0.087822265625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031</text:p>
          </table:table-cell>
          <table:table-cell office:value-type="float" office:value="0.0335791015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31</text:p>
          </table:table-cell>
          <table:table-cell office:value-type="float" office:value="0.0258300781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31</text:p>
          </table:table-cell>
          <table:table-cell office:value-type="float" office:value="0.1007373046875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31</text:p>
          </table:table-cell>
          <table:table-cell office:value-type="float" office:value="0.1368994140625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031</text:p>
          </table:table-cell>
          <table:table-cell office:value-type="float" office:value="0.1214013671875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031</text:p>
          </table:table-cell>
          <table:table-cell office:value-type="float" office:value="0.1446484375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031</text:p>
          </table:table-cell>
          <table:table-cell office:value-type="float" office:value="0.1265673828125" calcext:value-type="float">
            <text:p>0.13</text:p>
          </table:table-cell>
        </table:table-row>
        <table:table-row table:style-name="ro1">
          <table:table-cell office:value-type="string" calcext:value-type="string">
            <text:p>sub-strokecase0031</text:p>
          </table:table-cell>
          <table:table-cell office:value-type="float" office:value="0.0361621093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31</text:p>
          </table:table-cell>
          <table:table-cell office:value-type="float" office:value="0.0309960937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32</text:p>
          </table:table-cell>
          <table:table-cell office:value-type="float" office:value="0.488125176532559" calcext:value-type="float">
            <text:p>0.49</text:p>
          </table:table-cell>
        </table:table-row>
        <table:table-row table:style-name="ro1">
          <table:table-cell office:value-type="string" calcext:value-type="string">
            <text:p>sub-strokecase0033</text:p>
          </table:table-cell>
          <table:table-cell office:value-type="float" office:value="38.4785947471316" calcext:value-type="float">
            <text:p>38.48</text:p>
          </table:table-cell>
        </table:table-row>
        <table:table-row table:style-name="ro1">
          <table:table-cell office:value-type="string" calcext:value-type="string">
            <text:p>sub-strokecase0033</text:p>
          </table:table-cell>
          <table:table-cell office:value-type="float" office:value="0.020817089166234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33</text:p>
          </table:table-cell>
          <table:table-cell office:value-type="float" office:value="1.2185175468856" calcext:value-type="float">
            <text:p>1.22</text:p>
          </table:table-cell>
        </table:table-row>
        <table:table-row table:style-name="ro1">
          <table:table-cell office:value-type="string" calcext:value-type="string">
            <text:p>sub-strokecase0033</text:p>
          </table:table-cell>
          <table:table-cell office:value-type="float" office:value="1.13776159753383" calcext:value-type="float">
            <text:p>1.14</text:p>
          </table:table-cell>
        </table:table-row>
        <table:table-row table:style-name="ro1">
          <table:table-cell office:value-type="string" calcext:value-type="string">
            <text:p>sub-strokecase0033</text:p>
          </table:table-cell>
          <table:table-cell office:value-type="float" office:value="2.06950579538804" calcext:value-type="float">
            <text:p>2.07</text:p>
          </table:table-cell>
        </table:table-row>
        <table:table-row table:style-name="ro1">
          <table:table-cell office:value-type="string" calcext:value-type="string">
            <text:p>sub-strokecase0033</text:p>
          </table:table-cell>
          <table:table-cell office:value-type="float" office:value="0.11951880504062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033</text:p>
          </table:table-cell>
          <table:table-cell office:value-type="float" office:value="0.204222823027366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033</text:p>
          </table:table-cell>
          <table:table-cell office:value-type="float" office:value="0.231859303472194" calcext:value-type="float">
            <text:p>0.23</text:p>
          </table:table-cell>
        </table:table-row>
        <table:table-row table:style-name="ro1">
          <table:table-cell office:value-type="string" calcext:value-type="string">
            <text:p>sub-strokecase0033</text:p>
          </table:table-cell>
          <table:table-cell office:value-type="float" office:value="0.00717830660904627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33</text:p>
          </table:table-cell>
          <table:table-cell office:value-type="float" office:value="0.0376861096974929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33</text:p>
          </table:table-cell>
          <table:table-cell office:value-type="float" office:value="0.515761329859974" calcext:value-type="float">
            <text:p>0.52</text:p>
          </table:table-cell>
        </table:table-row>
        <table:table-row table:style-name="ro1">
          <table:table-cell office:value-type="string" calcext:value-type="string">
            <text:p>sub-strokecase0033</text:p>
          </table:table-cell>
          <table:table-cell office:value-type="float" office:value="0.00717830660904627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34</text:p>
          </table:table-cell>
          <table:table-cell office:value-type="float" office:value="0.0938358306884766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034</text:p>
          </table:table-cell>
          <table:table-cell office:value-type="float" office:value="0.0413684844970703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34</text:p>
          </table:table-cell>
          <table:table-cell office:value-type="float" office:value="0.909097671508789" calcext:value-type="float">
            <text:p>0.91</text:p>
          </table:table-cell>
        </table:table-row>
        <table:table-row table:style-name="ro1">
          <table:table-cell office:value-type="string" calcext:value-type="string">
            <text:p>sub-strokecase0035</text:p>
          </table:table-cell>
          <table:table-cell office:value-type="float" office:value="0.113059342464943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036</text:p>
          </table:table-cell>
          <table:table-cell office:value-type="float" office:value="0.0544853210449219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36</text:p>
          </table:table-cell>
          <table:table-cell office:value-type="float" office:value="17.0256538391113" calcext:value-type="float">
            <text:p>17.03</text:p>
          </table:table-cell>
        </table:table-row>
        <table:table-row table:style-name="ro1">
          <table:table-cell office:value-type="string" calcext:value-type="string">
            <text:p>sub-strokecase0036</text:p>
          </table:table-cell>
          <table:table-cell office:value-type="float" office:value="0.034305572509765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36</text:p>
          </table:table-cell>
          <table:table-cell office:value-type="float" office:value="0.0897998809814453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036</text:p>
          </table:table-cell>
          <table:table-cell office:value-type="float" office:value="0.23509407043457" calcext:value-type="float">
            <text:p>0.24</text:p>
          </table:table-cell>
        </table:table-row>
        <table:table-row table:style-name="ro1">
          <table:table-cell office:value-type="string" calcext:value-type="string">
            <text:p>sub-strokecase0036</text:p>
          </table:table-cell>
          <table:table-cell office:value-type="float" office:value="0.0443954467773438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36</text:p>
          </table:table-cell>
          <table:table-cell office:value-type="float" office:value="0.0615482330322266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36</text:p>
          </table:table-cell>
          <table:table-cell office:value-type="float" office:value="0.423774719238281" calcext:value-type="float">
            <text:p>0.42</text:p>
          </table:table-cell>
        </table:table-row>
        <table:table-row table:style-name="ro1">
          <table:table-cell office:value-type="string" calcext:value-type="string">
            <text:p>sub-strokecase0037</text:p>
          </table:table-cell>
          <table:table-cell office:value-type="float" office:value="0.432005064140288" calcext:value-type="float">
            <text:p>0.43</text:p>
          </table:table-cell>
        </table:table-row>
        <table:table-row table:style-name="ro1">
          <table:table-cell office:value-type="string" calcext:value-type="string">
            <text:p>sub-strokecase0038</text:p>
          </table:table-cell>
          <table:table-cell office:value-type="float" office:value="9.95805495845178" calcext:value-type="float">
            <text:p>9.96</text:p>
          </table:table-cell>
        </table:table-row>
        <table:table-row table:style-name="ro1">
          <table:table-cell office:value-type="string" calcext:value-type="string">
            <text:p>sub-strokecase0038</text:p>
          </table:table-cell>
          <table:table-cell office:value-type="float" office:value="0.0581439864216683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38</text:p>
          </table:table-cell>
          <table:table-cell office:value-type="float" office:value="0.0646044293574093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38</text:p>
          </table:table-cell>
          <table:table-cell office:value-type="float" office:value="0.0538370244645077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39</text:p>
          </table:table-cell>
          <table:table-cell office:value-type="float" office:value="0.024406119801727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39</text:p>
          </table:table-cell>
          <table:table-cell office:value-type="float" office:value="16.5972382057541" calcext:value-type="float">
            <text:p>16.60</text:p>
          </table:table-cell>
        </table:table-row>
        <table:table-row table:style-name="ro1">
          <table:table-cell office:value-type="string" calcext:value-type="string">
            <text:p>sub-strokecase0039</text:p>
          </table:table-cell>
          <table:table-cell office:value-type="float" office:value="0.012920886953855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39</text:p>
          </table:table-cell>
          <table:table-cell office:value-type="float" office:value="0.794634547662122" calcext:value-type="float">
            <text:p>0.79</text:p>
          </table:table-cell>
        </table:table-row>
        <table:table-row table:style-name="ro1">
          <table:table-cell office:value-type="string" calcext:value-type="string">
            <text:p>sub-strokecase0039</text:p>
          </table:table-cell>
          <table:table-cell office:value-type="float" office:value="0.00287130821196792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39</text:p>
          </table:table-cell>
          <table:table-cell office:value-type="float" office:value="0.035532439123103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39</text:p>
          </table:table-cell>
          <table:table-cell office:value-type="float" office:value="0.0649633482957742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39</text:p>
          </table:table-cell>
          <table:table-cell office:value-type="float" office:value="0.0254828603812153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39</text:p>
          </table:table-cell>
          <table:table-cell office:value-type="float" office:value="0.0527602883949105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40</text:p>
          </table:table-cell>
          <table:table-cell office:value-type="float" office:value="8.90793824165929" calcext:value-type="float">
            <text:p>8.91</text:p>
          </table:table-cell>
        </table:table-row>
        <table:table-row table:style-name="ro1">
          <table:table-cell office:value-type="string" calcext:value-type="string">
            <text:p>sub-strokecase0040</text:p>
          </table:table-cell>
          <table:table-cell office:value-type="float" office:value="0.022252797090248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40</text:p>
          </table:table-cell>
          <table:table-cell office:value-type="float" office:value="0.0818328667189782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40</text:p>
          </table:table-cell>
          <table:table-cell office:value-type="float" office:value="0.0728599646664586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40</text:p>
          </table:table-cell>
          <table:table-cell office:value-type="float" office:value="0.192020103923918" calcext:value-type="float">
            <text:p>0.19</text:p>
          </table:table-cell>
        </table:table-row>
        <table:table-row table:style-name="ro1">
          <table:table-cell office:value-type="string" calcext:value-type="string">
            <text:p>sub-strokecase0040</text:p>
          </table:table-cell>
          <table:table-cell office:value-type="float" office:value="0.296105767733145" calcext:value-type="float">
            <text:p>0.30</text:p>
          </table:table-cell>
        </table:table-row>
        <table:table-row table:style-name="ro1">
          <table:table-cell office:value-type="string" calcext:value-type="string">
            <text:p>sub-strokecase0040</text:p>
          </table:table-cell>
          <table:table-cell office:value-type="float" office:value="0.0926003491820016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040</text:p>
          </table:table-cell>
          <table:table-cell office:value-type="float" office:value="0.0976251743314125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40</text:p>
          </table:table-cell>
          <table:table-cell office:value-type="float" office:value="0.0825506988831797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40</text:p>
          </table:table-cell>
          <table:table-cell office:value-type="float" office:value="0.106598076383932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040</text:p>
          </table:table-cell>
          <table:table-cell office:value-type="float" office:value="0.101573251234521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40</text:p>
          </table:table-cell>
          <table:table-cell office:value-type="float" office:value="0.037686188620582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40</text:p>
          </table:table-cell>
          <table:table-cell office:value-type="float" office:value="0.002153496492604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41</text:p>
          </table:table-cell>
          <table:table-cell office:value-type="float" office:value="4.17691122341501" calcext:value-type="float">
            <text:p>4.18</text:p>
          </table:table-cell>
        </table:table-row>
        <table:table-row table:style-name="ro1">
          <table:table-cell office:value-type="string" calcext:value-type="string">
            <text:p>sub-strokecase0041</text:p>
          </table:table-cell>
          <table:table-cell office:value-type="float" office:value="0.0771694227141783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41</text:p>
          </table:table-cell>
          <table:table-cell office:value-type="float" office:value="0.0539256206918354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41</text:p>
          </table:table-cell>
          <table:table-cell office:value-type="float" office:value="0.0474173561255794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41</text:p>
          </table:table-cell>
          <table:table-cell office:value-type="float" office:value="0.0939049601702651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041</text:p>
          </table:table-cell>
          <table:table-cell office:value-type="float" office:value="0.371900832357485" calcext:value-type="float">
            <text:p>0.37</text:p>
          </table:table-cell>
        </table:table-row>
        <table:table-row table:style-name="ro1">
          <table:table-cell office:value-type="string" calcext:value-type="string">
            <text:p>sub-strokecase0041</text:p>
          </table:table-cell>
          <table:table-cell office:value-type="float" office:value="0.033935950952620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41</text:p>
          </table:table-cell>
          <table:table-cell office:value-type="float" office:value="0.012551653092065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1</text:p>
          </table:table-cell>
          <table:table-cell office:value-type="float" office:value="0.0018595041617874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41</text:p>
          </table:table-cell>
          <table:table-cell office:value-type="float" office:value="0.0636880175412194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42</text:p>
          </table:table-cell>
          <table:table-cell office:value-type="float" office:value="3.86544427631561" calcext:value-type="float">
            <text:p>3.87</text:p>
          </table:table-cell>
        </table:table-row>
        <table:table-row table:style-name="ro1">
          <table:table-cell office:value-type="string" calcext:value-type="string">
            <text:p>sub-strokecase0042</text:p>
          </table:table-cell>
          <table:table-cell office:value-type="float" office:value="0.148295456902547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042</text:p>
          </table:table-cell>
          <table:table-cell office:value-type="float" office:value="0.015340909334746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42</text:p>
          </table:table-cell>
          <table:table-cell office:value-type="float" office:value="0.0069731406067028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2</text:p>
          </table:table-cell>
          <table:table-cell office:value-type="float" office:value="0.414204552038149" calcext:value-type="float">
            <text:p>0.41</text:p>
          </table:table-cell>
        </table:table-row>
        <table:table-row table:style-name="ro1">
          <table:table-cell office:value-type="string" calcext:value-type="string">
            <text:p>sub-strokecase0042</text:p>
          </table:table-cell>
          <table:table-cell office:value-type="float" office:value="0.03254132283128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4163452709735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20458345211632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466593838160041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803977074983455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221452613957496" calcext:value-type="float">
            <text:p>0.22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017945916852309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0215351002227711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24047528582094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20458345211632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078962034150160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326615686712029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18304835189355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44505873793727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24.191813753587" calcext:value-type="float">
            <text:p>24.19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710658307351447" calcext:value-type="float">
            <text:p>0.71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19022671863447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380453437268956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559912605792049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1363889680775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545555872310202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344561603564338" calcext:value-type="float">
            <text:p>0.34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121673316258657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129210601336627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315848136600643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0466593838160041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12562141796616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1.75977660653745" calcext:value-type="float">
            <text:p>1.76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02512428359323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0215351002227711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017945916852309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676561065332059" calcext:value-type="float">
            <text:p>0.68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25124283593233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078962034150160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33020487008249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312258953230181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0215351002227711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671177290276366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111264684484317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0287134669636948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071783667409237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552734239051125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105521991091578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068194484038775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078962034150160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12562141796616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37686425389849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19022671863447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674766473646828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108034419450902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11485386785477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258421202673253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43</text:p>
          </table:table-cell>
          <table:table-cell office:value-type="float" office:value="0.0613750356348977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44</text:p>
          </table:table-cell>
          <table:table-cell office:value-type="float" office:value="0.0269186249795241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44</text:p>
          </table:table-cell>
          <table:table-cell office:value-type="float" office:value="0.531194199595941" calcext:value-type="float">
            <text:p>0.53</text:p>
          </table:table-cell>
        </table:table-row>
        <table:table-row table:style-name="ro1">
          <table:table-cell office:value-type="string" calcext:value-type="string">
            <text:p>sub-strokecase0044</text:p>
          </table:table-cell>
          <table:table-cell office:value-type="float" office:value="0.297540534773673" calcext:value-type="float">
            <text:p>0.30</text:p>
          </table:table-cell>
        </table:table-row>
        <table:table-row table:style-name="ro1">
          <table:table-cell office:value-type="string" calcext:value-type="string">
            <text:p>sub-strokecase0044</text:p>
          </table:table-cell>
          <table:table-cell office:value-type="float" office:value="0.18699471485776" calcext:value-type="float">
            <text:p>0.19</text:p>
          </table:table-cell>
        </table:table-row>
        <table:table-row table:style-name="ro1">
          <table:table-cell office:value-type="string" calcext:value-type="string">
            <text:p>sub-strokecase0044</text:p>
          </table:table-cell>
          <table:table-cell office:value-type="float" office:value="0.0330201799748828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45</text:p>
          </table:table-cell>
          <table:table-cell office:value-type="float" office:value="0.738740234375" calcext:value-type="float">
            <text:p>0.74</text:p>
          </table:table-cell>
        </table:table-row>
        <table:table-row table:style-name="ro1">
          <table:table-cell office:value-type="string" calcext:value-type="string">
            <text:p>sub-strokecase0046</text:p>
          </table:table-cell>
          <table:table-cell office:value-type="float" office:value="0.368233601731248" calcext:value-type="float">
            <text:p>0.37</text:p>
          </table:table-cell>
        </table:table-row>
        <table:table-row table:style-name="ro1">
          <table:table-cell office:value-type="string" calcext:value-type="string">
            <text:p>sub-strokecase0047</text:p>
          </table:table-cell>
          <table:table-cell office:value-type="float" office:value="50.9633318650917" calcext:value-type="float">
            <text:p>50.96</text:p>
          </table:table-cell>
        </table:table-row>
        <table:table-row table:style-name="ro1">
          <table:table-cell office:value-type="string" calcext:value-type="string">
            <text:p>sub-strokecase0047</text:p>
          </table:table-cell>
          <table:table-cell office:value-type="float" office:value="0.0269187692960299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47</text:p>
          </table:table-cell>
          <table:table-cell office:value-type="float" office:value="0.02476526775234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47</text:p>
          </table:table-cell>
          <table:table-cell office:value-type="float" office:value="0.0071783384789413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7</text:p>
          </table:table-cell>
          <table:table-cell office:value-type="float" office:value="0.00143566769578826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47</text:p>
          </table:table-cell>
          <table:table-cell office:value-type="float" office:value="0.0265598523720828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47</text:p>
          </table:table-cell>
          <table:table-cell office:value-type="float" office:value="0.0078961723268354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7</text:p>
          </table:table-cell>
          <table:table-cell office:value-type="float" office:value="0.021893932360771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47</text:p>
          </table:table-cell>
          <table:table-cell office:value-type="float" office:value="0.186995717376421" calcext:value-type="float">
            <text:p>0.19</text:p>
          </table:table-cell>
        </table:table-row>
        <table:table-row table:style-name="ro1">
          <table:table-cell office:value-type="string" calcext:value-type="string">
            <text:p>sub-strokecase0047</text:p>
          </table:table-cell>
          <table:table-cell office:value-type="float" office:value="0.019740430817088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832687821581015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167255398645152" calcext:value-type="float">
            <text:p>0.17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18663692552677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05742674631593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11126432098711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10049680605288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21535029868474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18.6220581615989" calcext:value-type="float">
            <text:p>18.62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21.8512358903766" calcext:value-type="float">
            <text:p>21.85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33379296296135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078961776184406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129210179210847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078961776184406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08614011947389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12203183592135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19740444046101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11.7843272611937" calcext:value-type="float">
            <text:p>11.78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0825509478291523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832687821581015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025124201513220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025124201513220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21176112703999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05742674631593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025124201513220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437878940658982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247652843487457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061015917960677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0179458582237288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16510189565830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248729594980881" calcext:value-type="float">
            <text:p>0.25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18663692552677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101573557546305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585034978093558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20458278375050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258420358421694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13638852250033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12562100756610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194892020309694" calcext:value-type="float">
            <text:p>0.19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193815268816271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48</text:p>
          </table:table-cell>
          <table:table-cell office:value-type="float" office:value="0.007178343289491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49</text:p>
          </table:table-cell>
          <table:table-cell office:value-type="float" office:value="0.817279815673828" calcext:value-type="float">
            <text:p>0.82</text:p>
          </table:table-cell>
        </table:table-row>
        <table:table-row table:style-name="ro1">
          <table:table-cell office:value-type="string" calcext:value-type="string">
            <text:p>sub-strokecase0049</text:p>
          </table:table-cell>
          <table:table-cell office:value-type="float" office:value="0.0746650695800781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49</text:p>
          </table:table-cell>
          <table:table-cell office:value-type="float" office:value="0.140249252319336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049</text:p>
          </table:table-cell>
          <table:table-cell office:value-type="float" office:value="0.0686111450195313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49</text:p>
          </table:table-cell>
          <table:table-cell office:value-type="float" office:value="0.0726470947265625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49</text:p>
          </table:table-cell>
          <table:table-cell office:value-type="float" office:value="0.0393505096435547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49</text:p>
          </table:table-cell>
          <table:table-cell office:value-type="float" office:value="0.0978717803955078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49</text:p>
          </table:table-cell>
          <table:table-cell office:value-type="float" office:value="0.186662673950195" calcext:value-type="float">
            <text:p>0.19</text:p>
          </table:table-cell>
        </table:table-row>
        <table:table-row table:style-name="ro1">
          <table:table-cell office:value-type="string" calcext:value-type="string">
            <text:p>sub-strokecase0049</text:p>
          </table:table-cell>
          <table:table-cell office:value-type="float" office:value="0.0776920318603516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49</text:p>
          </table:table-cell>
          <table:table-cell office:value-type="float" office:value="0.890935897827148" calcext:value-type="float">
            <text:p>0.89</text:p>
          </table:table-cell>
        </table:table-row>
        <table:table-row table:style-name="ro1">
          <table:table-cell office:value-type="string" calcext:value-type="string">
            <text:p>sub-strokecase0049</text:p>
          </table:table-cell>
          <table:table-cell office:value-type="float" office:value="0.886899948120117" calcext:value-type="float">
            <text:p>0.89</text:p>
          </table:table-cell>
        </table:table-row>
        <table:table-row table:style-name="ro1">
          <table:table-cell office:value-type="string" calcext:value-type="string">
            <text:p>sub-strokecase0049</text:p>
          </table:table-cell>
          <table:table-cell office:value-type="float" office:value="1.45092391967773" calcext:value-type="float">
            <text:p>1.45</text:p>
          </table:table-cell>
        </table:table-row>
        <table:table-row table:style-name="ro1">
          <table:table-cell office:value-type="string" calcext:value-type="string">
            <text:p>sub-strokecase0050</text:p>
          </table:table-cell>
          <table:table-cell office:value-type="float" office:value="0.001562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50</text:p>
          </table:table-cell>
          <table:table-cell office:value-type="float" office:value="0.0703125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50</text:p>
          </table:table-cell>
          <table:table-cell office:value-type="float" office:value="0.020312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50</text:p>
          </table:table-cell>
          <table:table-cell office:value-type="float" office:value="10.747265625" calcext:value-type="float">
            <text:p>10.75</text:p>
          </table:table-cell>
        </table:table-row>
        <table:table-row table:style-name="ro1">
          <table:table-cell office:value-type="string" calcext:value-type="string">
            <text:p>sub-strokecase0050</text:p>
          </table:table-cell>
          <table:table-cell office:value-type="float" office:value="0.075390625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50</text:p>
          </table:table-cell>
          <table:table-cell office:value-type="float" office:value="0.14453125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050</text:p>
          </table:table-cell>
          <table:table-cell office:value-type="float" office:value="0.2015625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050</text:p>
          </table:table-cell>
          <table:table-cell office:value-type="float" office:value="0.258984375" calcext:value-type="float">
            <text:p>0.26</text:p>
          </table:table-cell>
        </table:table-row>
        <table:table-row table:style-name="ro1">
          <table:table-cell office:value-type="string" calcext:value-type="string">
            <text:p>sub-strokecase0050</text:p>
          </table:table-cell>
          <table:table-cell office:value-type="float" office:value="3.225" calcext:value-type="float">
            <text:p>3.23</text:p>
          </table:table-cell>
        </table:table-row>
        <table:table-row table:style-name="ro1">
          <table:table-cell office:value-type="string" calcext:value-type="string">
            <text:p>sub-strokecase0050</text:p>
          </table:table-cell>
          <table:table-cell office:value-type="float" office:value="0.0484375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50</text:p>
          </table:table-cell>
          <table:table-cell office:value-type="float" office:value="0.0828125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51</text:p>
          </table:table-cell>
          <table:table-cell office:value-type="float" office:value="0.0464876040446857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51</text:p>
          </table:table-cell>
          <table:table-cell office:value-type="float" office:value="0.108316117424118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051</text:p>
          </table:table-cell>
          <table:table-cell office:value-type="float" office:value="0.105526861181437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051</text:p>
          </table:table-cell>
          <table:table-cell office:value-type="float" office:value="0.978564065140634" calcext:value-type="float">
            <text:p>0.98</text:p>
          </table:table-cell>
        </table:table-row>
        <table:table-row table:style-name="ro1">
          <table:table-cell office:value-type="string" calcext:value-type="string">
            <text:p>sub-strokecase0051</text:p>
          </table:table-cell>
          <table:table-cell office:value-type="float" office:value="0.0255681822245771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51</text:p>
          </table:table-cell>
          <table:table-cell office:value-type="float" office:value="0.135278927770035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051</text:p>
          </table:table-cell>
          <table:table-cell office:value-type="float" office:value="1.38626035261253" calcext:value-type="float">
            <text:p>1.39</text:p>
          </table:table-cell>
        </table:table-row>
        <table:table-row table:style-name="ro1">
          <table:table-cell office:value-type="string" calcext:value-type="string">
            <text:p>sub-strokecase0051</text:p>
          </table:table-cell>
          <table:table-cell office:value-type="float" office:value="0.024173554103236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51</text:p>
          </table:table-cell>
          <table:table-cell office:value-type="float" office:value="0.0069731406067028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52</text:p>
          </table:table-cell>
          <table:table-cell office:value-type="float" office:value="0.381397247314453" calcext:value-type="float">
            <text:p>0.38</text:p>
          </table:table-cell>
        </table:table-row>
        <table:table-row table:style-name="ro1">
          <table:table-cell office:value-type="string" calcext:value-type="string">
            <text:p>sub-strokecase0052</text:p>
          </table:table-cell>
          <table:table-cell office:value-type="float" office:value="13.5618000030518" calcext:value-type="float">
            <text:p>13.56</text:p>
          </table:table-cell>
        </table:table-row>
        <table:table-row table:style-name="ro1">
          <table:table-cell office:value-type="string" calcext:value-type="string">
            <text:p>sub-strokecase0052</text:p>
          </table:table-cell>
          <table:table-cell office:value-type="float" office:value="1.93422889709473" calcext:value-type="float">
            <text:p>1.93</text:p>
          </table:table-cell>
        </table:table-row>
        <table:table-row table:style-name="ro1">
          <table:table-cell office:value-type="string" calcext:value-type="string">
            <text:p>sub-strokecase0052</text:p>
          </table:table-cell>
          <table:table-cell office:value-type="float" office:value="0.0464134216308594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53</text:p>
          </table:table-cell>
          <table:table-cell office:value-type="float" office:value="0.167253801422224" calcext:value-type="float">
            <text:p>0.17</text:p>
          </table:table-cell>
        </table:table-row>
        <table:table-row table:style-name="ro1">
          <table:table-cell office:value-type="string" calcext:value-type="string">
            <text:p>sub-strokecase0053</text:p>
          </table:table-cell>
          <table:table-cell office:value-type="float" office:value="0.478790925101387" calcext:value-type="float">
            <text:p>0.48</text:p>
          </table:table-cell>
        </table:table-row>
        <table:table-row table:style-name="ro1">
          <table:table-cell office:value-type="string" calcext:value-type="string">
            <text:p>sub-strokecase0054</text:p>
          </table:table-cell>
          <table:table-cell office:value-type="float" office:value="0.0552733266718667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54</text:p>
          </table:table-cell>
          <table:table-cell office:value-type="float" office:value="0.00287134164529178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54</text:p>
          </table:table-cell>
          <table:table-cell office:value-type="float" office:value="0.00179458852830736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54</text:p>
          </table:table-cell>
          <table:table-cell office:value-type="float" office:value="0.002512423939630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54</text:p>
          </table:table-cell>
          <table:table-cell office:value-type="float" office:value="0.0014356708226458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54</text:p>
          </table:table-cell>
          <table:table-cell office:value-type="float" office:value="3.05797885223574" calcext:value-type="float">
            <text:p>3.06</text:p>
          </table:table-cell>
        </table:table-row>
        <table:table-row table:style-name="ro1">
          <table:table-cell office:value-type="string" calcext:value-type="string">
            <text:p>sub-strokecase0055</text:p>
          </table:table-cell>
          <table:table-cell office:value-type="float" office:value="24.6811706542969" calcext:value-type="float">
            <text:p>24.68</text:p>
          </table:table-cell>
        </table:table-row>
        <table:table-row table:style-name="ro1">
          <table:table-cell office:value-type="string" calcext:value-type="string">
            <text:p>sub-strokecase0055</text:p>
          </table:table-cell>
          <table:table-cell office:value-type="float" office:value="0.09854736328125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55</text:p>
          </table:table-cell>
          <table:table-cell office:value-type="float" office:value="0.79552001953125" calcext:value-type="float">
            <text:p>0.80</text:p>
          </table:table-cell>
        </table:table-row>
        <table:table-row table:style-name="ro1">
          <table:table-cell office:value-type="string" calcext:value-type="string">
            <text:p>sub-strokecase0056</text:p>
          </table:table-cell>
          <table:table-cell office:value-type="float" office:value="0.391215317846278" calcext:value-type="float">
            <text:p>0.39</text:p>
          </table:table-cell>
        </table:table-row>
        <table:table-row table:style-name="ro1">
          <table:table-cell office:value-type="string" calcext:value-type="string">
            <text:p>sub-strokecase0056</text:p>
          </table:table-cell>
          <table:table-cell office:value-type="float" office:value="0.026918485172909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56</text:p>
          </table:table-cell>
          <table:table-cell office:value-type="float" office:value="0.116287855946967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056</text:p>
          </table:table-cell>
          <table:table-cell office:value-type="float" office:value="0.031225442800574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57</text:p>
          </table:table-cell>
          <table:table-cell office:value-type="float" office:value="58.366828125" calcext:value-type="float">
            <text:p>58.37</text:p>
          </table:table-cell>
        </table:table-row>
        <table:table-row table:style-name="ro1">
          <table:table-cell office:value-type="string" calcext:value-type="string">
            <text:p>sub-strokecase0057</text:p>
          </table:table-cell>
          <table:table-cell office:value-type="float" office:value="0.005906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57</text:p>
          </table:table-cell>
          <table:table-cell office:value-type="float" office:value="0.013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58</text:p>
          </table:table-cell>
          <table:table-cell office:value-type="float" office:value="0.429983195268476" calcext:value-type="float">
            <text:p>0.43</text:p>
          </table:table-cell>
        </table:table-row>
        <table:table-row table:style-name="ro1">
          <table:table-cell office:value-type="string" calcext:value-type="string">
            <text:p>sub-strokecase0058</text:p>
          </table:table-cell>
          <table:table-cell office:value-type="float" office:value="2.86990453202566" calcext:value-type="float">
            <text:p>2.87</text:p>
          </table:table-cell>
        </table:table-row>
        <table:table-row table:style-name="ro1">
          <table:table-cell office:value-type="string" calcext:value-type="string">
            <text:p>sub-strokecase0059</text:p>
          </table:table-cell>
          <table:table-cell office:value-type="float" office:value="0.649095325256532" calcext:value-type="float">
            <text:p>0.65</text:p>
          </table:table-cell>
        </table:table-row>
        <table:table-row table:style-name="ro1">
          <table:table-cell office:value-type="string" calcext:value-type="string">
            <text:p>sub-strokecase0060</text:p>
          </table:table-cell>
          <table:table-cell office:value-type="float" office:value="39.1129748343552" calcext:value-type="float">
            <text:p>39.11</text:p>
          </table:table-cell>
        </table:table-row>
        <table:table-row table:style-name="ro1">
          <table:table-cell office:value-type="string" calcext:value-type="string">
            <text:p>sub-strokecase0060</text:p>
          </table:table-cell>
          <table:table-cell office:value-type="float" office:value="0.202208344001632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061</text:p>
          </table:table-cell>
          <table:table-cell office:value-type="float" office:value="0.658248400130415" calcext:value-type="float">
            <text:p>0.66</text:p>
          </table:table-cell>
        </table:table-row>
        <table:table-row table:style-name="ro1">
          <table:table-cell office:value-type="string" calcext:value-type="string">
            <text:p>sub-strokecase0062</text:p>
          </table:table-cell>
          <table:table-cell office:value-type="float" office:value="0.0085388680935398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62</text:p>
          </table:table-cell>
          <table:table-cell office:value-type="float" office:value="0.034155472374159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62</text:p>
          </table:table-cell>
          <table:table-cell office:value-type="float" office:value="0.121678870332943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062</text:p>
          </table:table-cell>
          <table:table-cell office:value-type="float" office:value="197.578734099396" calcext:value-type="float">
            <text:p>197.58</text:p>
          </table:table-cell>
        </table:table-row>
        <table:table-row table:style-name="ro1">
          <table:table-cell office:value-type="string" calcext:value-type="string">
            <text:p>sub-strokecase0062</text:p>
          </table:table-cell>
          <table:table-cell office:value-type="float" office:value="0.0960622660523236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62</text:p>
          </table:table-cell>
          <table:table-cell office:value-type="float" office:value="0.032020755350774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63</text:p>
          </table:table-cell>
          <table:table-cell office:value-type="float" office:value="1.37320844385861" calcext:value-type="float">
            <text:p>1.37</text:p>
          </table:table-cell>
        </table:table-row>
        <table:table-row table:style-name="ro1">
          <table:table-cell office:value-type="string" calcext:value-type="string">
            <text:p>sub-strokecase0063</text:p>
          </table:table-cell>
          <table:table-cell office:value-type="float" office:value="4.53130073280579" calcext:value-type="float">
            <text:p>4.53</text:p>
          </table:table-cell>
        </table:table-row>
        <table:table-row table:style-name="ro1">
          <table:table-cell office:value-type="string" calcext:value-type="string">
            <text:p>sub-strokecase0064</text:p>
          </table:table-cell>
          <table:table-cell office:value-type="float" office:value="0.199556321931657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064</text:p>
          </table:table-cell>
          <table:table-cell office:value-type="float" office:value="0.0818324485619024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65</text:p>
          </table:table-cell>
          <table:table-cell office:value-type="float" office:value="0.0018595041617874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65</text:p>
          </table:table-cell>
          <table:table-cell office:value-type="float" office:value="26.7512917475144" calcext:value-type="float">
            <text:p>26.75</text:p>
          </table:table-cell>
        </table:table-row>
        <table:table-row table:style-name="ro1">
          <table:table-cell office:value-type="string" calcext:value-type="string">
            <text:p>sub-strokecase0065</text:p>
          </table:table-cell>
          <table:table-cell office:value-type="float" office:value="0.0278925624268114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65</text:p>
          </table:table-cell>
          <table:table-cell office:value-type="float" office:value="0.0018595041617874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65</text:p>
          </table:table-cell>
          <table:table-cell office:value-type="float" office:value="0.0018595041617874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66</text:p>
          </table:table-cell>
          <table:table-cell office:value-type="float" office:value="71.5049606183419" calcext:value-type="float">
            <text:p>71.50</text:p>
          </table:table-cell>
        </table:table-row>
        <table:table-row table:style-name="ro1">
          <table:table-cell office:value-type="string" calcext:value-type="string">
            <text:p>sub-strokecase0067</text:p>
          </table:table-cell>
          <table:table-cell office:value-type="float" office:value="0.281031480617952" calcext:value-type="float">
            <text:p>0.28</text:p>
          </table:table-cell>
        </table:table-row>
        <table:table-row table:style-name="ro1">
          <table:table-cell office:value-type="string" calcext:value-type="string">
            <text:p>sub-strokecase0068</text:p>
          </table:table-cell>
          <table:table-cell office:value-type="float" office:value="0.63455579520996" calcext:value-type="float">
            <text:p>0.63</text:p>
          </table:table-cell>
        </table:table-row>
        <table:table-row table:style-name="ro1">
          <table:table-cell office:value-type="string" calcext:value-type="string">
            <text:p>sub-strokecase0068</text:p>
          </table:table-cell>
          <table:table-cell office:value-type="float" office:value="2.45733474980209" calcext:value-type="float">
            <text:p>2.46</text:p>
          </table:table-cell>
        </table:table-row>
        <table:table-row table:style-name="ro1">
          <table:table-cell office:value-type="string" calcext:value-type="string">
            <text:p>sub-strokecase0068</text:p>
          </table:table-cell>
          <table:table-cell office:value-type="float" office:value="0.404442155188765" calcext:value-type="float">
            <text:p>0.40</text:p>
          </table:table-cell>
        </table:table-row>
        <table:table-row table:style-name="ro1">
          <table:table-cell office:value-type="string" calcext:value-type="string">
            <text:p>sub-strokecase0069</text:p>
          </table:table-cell>
          <table:table-cell office:value-type="float" office:value="0.106597603115991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070</text:p>
          </table:table-cell>
          <table:table-cell office:value-type="float" office:value="0.486690900408679" calcext:value-type="float">
            <text:p>0.49</text:p>
          </table:table-cell>
        </table:table-row>
        <table:table-row table:style-name="ro1">
          <table:table-cell office:value-type="string" calcext:value-type="string">
            <text:p>sub-strokecase0071</text:p>
          </table:table-cell>
          <table:table-cell office:value-type="float" office:value="0.836776872804342" calcext:value-type="float">
            <text:p>0.84</text:p>
          </table:table-cell>
        </table:table-row>
        <table:table-row table:style-name="ro1">
          <table:table-cell office:value-type="string" calcext:value-type="string">
            <text:p>sub-strokecase0071</text:p>
          </table:table-cell>
          <table:table-cell office:value-type="float" office:value="0.0887913237253497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071</text:p>
          </table:table-cell>
          <table:table-cell office:value-type="float" office:value="0.377944220883295" calcext:value-type="float">
            <text:p>0.38</text:p>
          </table:table-cell>
        </table:table-row>
        <table:table-row table:style-name="ro1">
          <table:table-cell office:value-type="string" calcext:value-type="string">
            <text:p>sub-strokecase0071</text:p>
          </table:table-cell>
          <table:table-cell office:value-type="float" office:value="0.0966942164129462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71</text:p>
          </table:table-cell>
          <table:table-cell office:value-type="float" office:value="0.0330061988717268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71</text:p>
          </table:table-cell>
          <table:table-cell office:value-type="float" office:value="0.0595041331771977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71</text:p>
          </table:table-cell>
          <table:table-cell office:value-type="float" office:value="0.0353305790739611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72</text:p>
          </table:table-cell>
          <table:table-cell office:value-type="float" office:value="0.132352455449868" calcext:value-type="float">
            <text:p>0.13</text:p>
          </table:table-cell>
        </table:table-row>
        <table:table-row table:style-name="ro1">
          <table:table-cell office:value-type="string" calcext:value-type="string">
            <text:p>sub-strokecase0072</text:p>
          </table:table-cell>
          <table:table-cell office:value-type="float" office:value="0.068310944748319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72</text:p>
          </table:table-cell>
          <table:table-cell office:value-type="float" office:value="0.0597720766547791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72</text:p>
          </table:table-cell>
          <table:table-cell office:value-type="float" office:value="1.58822946539842" calcext:value-type="float">
            <text:p>1.59</text:p>
          </table:table-cell>
        </table:table-row>
        <table:table-row table:style-name="ro1">
          <table:table-cell office:value-type="string" calcext:value-type="string">
            <text:p>sub-strokecase0072</text:p>
          </table:table-cell>
          <table:table-cell office:value-type="float" office:value="1.26588719486729" calcext:value-type="float">
            <text:p>1.27</text:p>
          </table:table-cell>
        </table:table-row>
        <table:table-row table:style-name="ro1">
          <table:table-cell office:value-type="string" calcext:value-type="string">
            <text:p>sub-strokecase0072</text:p>
          </table:table-cell>
          <table:table-cell office:value-type="float" office:value="0.198528683174802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072</text:p>
          </table:table-cell>
          <table:table-cell office:value-type="float" office:value="3.50093591835135" calcext:value-type="float">
            <text:p>3.50</text:p>
          </table:table-cell>
        </table:table-row>
        <table:table-row table:style-name="ro1">
          <table:table-cell office:value-type="string" calcext:value-type="string">
            <text:p>sub-strokecase0072</text:p>
          </table:table-cell>
          <table:table-cell office:value-type="float" office:value="0.420539253606839" calcext:value-type="float">
            <text:p>0.42</text:p>
          </table:table-cell>
        </table:table-row>
        <table:table-row table:style-name="ro1">
          <table:table-cell office:value-type="string" calcext:value-type="string">
            <text:p>sub-strokecase0072</text:p>
          </table:table-cell>
          <table:table-cell office:value-type="float" office:value="0.102466417122479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73</text:p>
          </table:table-cell>
          <table:table-cell office:value-type="float" office:value="0.02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73</text:p>
          </table:table-cell>
          <table:table-cell office:value-type="float" office:value="0.283" calcext:value-type="float">
            <text:p>0.28</text:p>
          </table:table-cell>
        </table:table-row>
        <table:table-row table:style-name="ro1">
          <table:table-cell office:value-type="string" calcext:value-type="string">
            <text:p>sub-strokecase007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sub-strokecase0073</text:p>
          </table:table-cell>
          <table:table-cell office:value-type="float" office:value="0.467" calcext:value-type="float">
            <text:p>0.47</text:p>
          </table:table-cell>
        </table:table-row>
        <table:table-row table:style-name="ro1">
          <table:table-cell office:value-type="string" calcext:value-type="string">
            <text:p>sub-strokecase0073</text:p>
          </table:table-cell>
          <table:table-cell office:value-type="float" office:value="0.145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073</text:p>
          </table:table-cell>
          <table:table-cell office:value-type="float" office:value="0.031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73</text:p>
          </table:table-cell>
          <table:table-cell office:value-type="float" office:value="0.063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73</text:p>
          </table:table-cell>
          <table:table-cell office:value-type="float" office:value="0.01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73</text:p>
          </table:table-cell>
          <table:table-cell office:value-type="float" office:value="0.02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73</text:p>
          </table:table-cell>
          <table:table-cell office:value-type="float" office:value="0.01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73</text:p>
          </table:table-cell>
          <table:table-cell office:value-type="float" office:value="0.044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74</text:p>
          </table:table-cell>
          <table:table-cell office:value-type="float" office:value="2.41945371479035" calcext:value-type="float">
            <text:p>2.42</text:p>
          </table:table-cell>
        </table:table-row>
        <table:table-row table:style-name="ro1">
          <table:table-cell office:value-type="string" calcext:value-type="string">
            <text:p>sub-strokecase0074</text:p>
          </table:table-cell>
          <table:table-cell office:value-type="float" office:value="0.609798525653287" calcext:value-type="float">
            <text:p>0.61</text:p>
          </table:table-cell>
        </table:table-row>
        <table:table-row table:style-name="ro1">
          <table:table-cell office:value-type="string" calcext:value-type="string">
            <text:p>sub-strokecase0074</text:p>
          </table:table-cell>
          <table:table-cell office:value-type="float" office:value="0.250523467278396" calcext:value-type="float">
            <text:p>0.25</text:p>
          </table:table-cell>
        </table:table-row>
        <table:table-row table:style-name="ro1">
          <table:table-cell office:value-type="string" calcext:value-type="string">
            <text:p>sub-strokecase0074</text:p>
          </table:table-cell>
          <table:table-cell office:value-type="float" office:value="0.011126400409212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74</text:p>
          </table:table-cell>
          <table:table-cell office:value-type="float" office:value="0.011126400409212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74</text:p>
          </table:table-cell>
          <table:table-cell office:value-type="float" office:value="0.021176052391726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74</text:p>
          </table:table-cell>
          <table:table-cell office:value-type="float" office:value="0.01363881340484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74</text:p>
          </table:table-cell>
          <table:table-cell office:value-type="float" office:value="0.031943536658706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74</text:p>
          </table:table-cell>
          <table:table-cell office:value-type="float" office:value="1.50816562966163" calcext:value-type="float">
            <text:p>1.51</text:p>
          </table:table-cell>
        </table:table-row>
        <table:table-row table:style-name="ro1">
          <table:table-cell office:value-type="string" calcext:value-type="string">
            <text:p>sub-strokecase0075</text:p>
          </table:table-cell>
          <table:table-cell office:value-type="float" office:value="0.0742953364833439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75</text:p>
          </table:table-cell>
          <table:table-cell office:value-type="float" office:value="0.344199167572593" calcext:value-type="float">
            <text:p>0.34</text:p>
          </table:table-cell>
        </table:table-row>
        <table:table-row table:style-name="ro1">
          <table:table-cell office:value-type="string" calcext:value-type="string">
            <text:p>sub-strokecase0075</text:p>
          </table:table-cell>
          <table:table-cell office:value-type="float" office:value="0.813300639957765" calcext:value-type="float">
            <text:p>0.81</text:p>
          </table:table-cell>
        </table:table-row>
        <table:table-row table:style-name="ro1">
          <table:table-cell office:value-type="string" calcext:value-type="string">
            <text:p>sub-strokecase0075</text:p>
          </table:table-cell>
          <table:table-cell office:value-type="float" office:value="0.0595798350542758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75</text:p>
          </table:table-cell>
          <table:table-cell office:value-type="float" office:value="0.0021534880140099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75</text:p>
          </table:table-cell>
          <table:table-cell office:value-type="float" office:value="0.395882879908833" calcext:value-type="float">
            <text:p>0.40</text:p>
          </table:table-cell>
        </table:table-row>
        <table:table-row table:style-name="ro1">
          <table:table-cell office:value-type="string" calcext:value-type="string">
            <text:p>sub-strokecase0075</text:p>
          </table:table-cell>
          <table:table-cell office:value-type="float" office:value="0.172637955789799" calcext:value-type="float">
            <text:p>0.17</text:p>
          </table:table-cell>
        </table:table-row>
        <table:table-row table:style-name="ro1">
          <table:table-cell office:value-type="string" calcext:value-type="string">
            <text:p>sub-strokecase0075</text:p>
          </table:table-cell>
          <table:table-cell office:value-type="float" office:value="0.172637955789799" calcext:value-type="float">
            <text:p>0.17</text:p>
          </table:table-cell>
        </table:table-row>
        <table:table-row table:style-name="ro1">
          <table:table-cell office:value-type="string" calcext:value-type="string">
            <text:p>sub-strokecase0075</text:p>
          </table:table-cell>
          <table:table-cell office:value-type="float" office:value="0.0179457334500831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75</text:p>
          </table:table-cell>
          <table:table-cell office:value-type="float" office:value="0.0506069683292343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75</text:p>
          </table:table-cell>
          <table:table-cell office:value-type="float" office:value="0.02009922146409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75</text:p>
          </table:table-cell>
          <table:table-cell office:value-type="float" office:value="0.016510074774076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0064604028879105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037326772241261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267388897305187" calcext:value-type="float">
            <text:p>0.27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1.37319452495254" calcext:value-type="float">
            <text:p>1.37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292512686313728" calcext:value-type="float">
            <text:p>0.29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456535137412346" calcext:value-type="float">
            <text:p>0.46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181968014676147" calcext:value-type="float">
            <text:p>0.18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488837151851898" calcext:value-type="float">
            <text:p>0.49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332710748727393" calcext:value-type="float">
            <text:p>0.33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0570668921765432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041633707499868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169047208900326" calcext:value-type="float">
            <text:p>0.17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245854221012152" calcext:value-type="float">
            <text:p>0.25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020457942478383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0265594340947434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192735352822665" calcext:value-type="float">
            <text:p>0.19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010049515603416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022252498836136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0075371367025623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0470173765731268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109826849094479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0190222973921811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118081808340143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0265594340947434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209963093857093" calcext:value-type="float">
            <text:p>0.21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566003075235274" calcext:value-type="float">
            <text:p>0.57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00610149161635997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76</text:p>
          </table:table-cell>
          <table:table-cell office:value-type="float" office:value="0.0193812086637317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77</text:p>
          </table:table-cell>
          <table:table-cell office:value-type="float" office:value="40.1687984466553" calcext:value-type="float">
            <text:p>40.17</text:p>
          </table:table-cell>
        </table:table-row>
        <table:table-row table:style-name="ro1">
          <table:table-cell office:value-type="string" calcext:value-type="string">
            <text:p>sub-strokecase0077</text:p>
          </table:table-cell>
          <table:table-cell office:value-type="float" office:value="0.0504493713378906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77</text:p>
          </table:table-cell>
          <table:table-cell office:value-type="float" office:value="0.018161773681640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78</text:p>
          </table:table-cell>
          <table:table-cell office:value-type="float" office:value="110.69521473455" calcext:value-type="float">
            <text:p>110.70</text:p>
          </table:table-cell>
        </table:table-row>
        <table:table-row table:style-name="ro1">
          <table:table-cell office:value-type="string" calcext:value-type="string">
            <text:p>sub-strokecase0078</text:p>
          </table:table-cell>
          <table:table-cell office:value-type="float" office:value="0.118083509711483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078</text:p>
          </table:table-cell>
          <table:table-cell office:value-type="float" office:value="0.0488126362333182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78</text:p>
          </table:table-cell>
          <table:table-cell office:value-type="float" office:value="0.0771670352217899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78</text:p>
          </table:table-cell>
          <table:table-cell office:value-type="float" office:value="0.0409164744896932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78</text:p>
          </table:table-cell>
          <table:table-cell office:value-type="float" office:value="0.0534785499909148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78</text:p>
          </table:table-cell>
          <table:table-cell office:value-type="float" office:value="0.676557494851507" calcext:value-type="float">
            <text:p>0.68</text:p>
          </table:table-cell>
        </table:table-row>
        <table:table-row table:style-name="ro1">
          <table:table-cell office:value-type="string" calcext:value-type="string">
            <text:p>sub-strokecase0078</text:p>
          </table:table-cell>
          <table:table-cell office:value-type="float" office:value="0.204223456005574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079</text:p>
          </table:table-cell>
          <table:table-cell office:value-type="float" office:value="0.00179457800522881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79</text:p>
          </table:table-cell>
          <table:table-cell office:value-type="float" office:value="0.123825882360788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079</text:p>
          </table:table-cell>
          <table:table-cell office:value-type="float" office:value="0.046659028135949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79</text:p>
          </table:table-cell>
          <table:table-cell office:value-type="float" office:value="0.0502481841464066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80</text:p>
          </table:table-cell>
          <table:table-cell office:value-type="float" office:value="0.524210015312519" calcext:value-type="float">
            <text:p>0.52</text:p>
          </table:table-cell>
        </table:table-row>
        <table:table-row table:style-name="ro1">
          <table:table-cell office:value-type="string" calcext:value-type="string">
            <text:p>sub-strokecase0080</text:p>
          </table:table-cell>
          <table:table-cell office:value-type="float" office:value="0.121997967200005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081</text:p>
          </table:table-cell>
          <table:table-cell office:value-type="float" office:value="124.523822021484" calcext:value-type="float">
            <text:p>124.52</text:p>
          </table:table-cell>
        </table:table-row>
        <table:table-row table:style-name="ro1">
          <table:table-cell office:value-type="string" calcext:value-type="string">
            <text:p>sub-strokecase0081</text:p>
          </table:table-cell>
          <table:table-cell office:value-type="float" office:value="0.0126892089843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81</text:p>
          </table:table-cell>
          <table:table-cell office:value-type="float" office:value="0.00208740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81</text:p>
          </table:table-cell>
          <table:table-cell office:value-type="float" office:value="0.002581787109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81</text:p>
          </table:table-cell>
          <table:table-cell office:value-type="float" office:value="0.88330078125" calcext:value-type="float">
            <text:p>0.88</text:p>
          </table:table-cell>
        </table:table-row>
        <table:table-row table:style-name="ro1">
          <table:table-cell office:value-type="string" calcext:value-type="string">
            <text:p>sub-strokecase0082</text:p>
          </table:table-cell>
          <table:table-cell office:value-type="float" office:value="0.89801172344011" calcext:value-type="float">
            <text:p>0.90</text:p>
          </table:table-cell>
        </table:table-row>
        <table:table-row table:style-name="ro1">
          <table:table-cell office:value-type="string" calcext:value-type="string">
            <text:p>sub-strokecase0083</text:p>
          </table:table-cell>
          <table:table-cell office:value-type="float" office:value="34.5093879699707" calcext:value-type="float">
            <text:p>34.51</text:p>
          </table:table-cell>
        </table:table-row>
        <table:table-row table:style-name="ro1">
          <table:table-cell office:value-type="string" calcext:value-type="string">
            <text:p>sub-strokecase0083</text:p>
          </table:table-cell>
          <table:table-cell office:value-type="float" office:value="1.82626724243164" calcext:value-type="float">
            <text:p>1.83</text:p>
          </table:table-cell>
        </table:table-row>
        <table:table-row table:style-name="ro1">
          <table:table-cell office:value-type="string" calcext:value-type="string">
            <text:p>sub-strokecase0083</text:p>
          </table:table-cell>
          <table:table-cell office:value-type="float" office:value="73.6288394927979" calcext:value-type="float">
            <text:p>73.63</text:p>
          </table:table-cell>
        </table:table-row>
        <table:table-row table:style-name="ro1">
          <table:table-cell office:value-type="string" calcext:value-type="string">
            <text:p>sub-strokecase0084</text:p>
          </table:table-cell>
          <table:table-cell office:value-type="float" office:value="6.88230323791504" calcext:value-type="float">
            <text:p>6.88</text:p>
          </table:table-cell>
        </table:table-row>
        <table:table-row table:style-name="ro1">
          <table:table-cell office:value-type="string" calcext:value-type="string">
            <text:p>sub-strokecase0084</text:p>
          </table:table-cell>
          <table:table-cell office:value-type="float" office:value="0.0706291198730469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84</text:p>
          </table:table-cell>
          <table:table-cell office:value-type="float" office:value="0.0020179748535156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85</text:p>
          </table:table-cell>
          <table:table-cell office:value-type="float" office:value="0.0362504635589827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85</text:p>
          </table:table-cell>
          <table:table-cell office:value-type="float" office:value="20.1976097655267" calcext:value-type="float">
            <text:p>20.20</text:p>
          </table:table-cell>
        </table:table-row>
        <table:table-row table:style-name="ro1">
          <table:table-cell office:value-type="string" calcext:value-type="string">
            <text:p>sub-strokecase0085</text:p>
          </table:table-cell>
          <table:table-cell office:value-type="float" office:value="7.80712953797021" calcext:value-type="float">
            <text:p>7.81</text:p>
          </table:table-cell>
        </table:table-row>
        <table:table-row table:style-name="ro1">
          <table:table-cell office:value-type="string" calcext:value-type="string">
            <text:p>sub-strokecase0085</text:p>
          </table:table-cell>
          <table:table-cell office:value-type="float" office:value="0.158281727024865" calcext:value-type="float">
            <text:p>0.16</text:p>
          </table:table-cell>
        </table:table-row>
        <table:table-row table:style-name="ro1">
          <table:table-cell office:value-type="string" calcext:value-type="string">
            <text:p>sub-strokecase0085</text:p>
          </table:table-cell>
          <table:table-cell office:value-type="float" office:value="0.019381435962228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86</text:p>
          </table:table-cell>
          <table:table-cell office:value-type="float" office:value="46.4678568515024" calcext:value-type="float">
            <text:p>46.47</text:p>
          </table:table-cell>
        </table:table-row>
        <table:table-row table:style-name="ro1">
          <table:table-cell office:value-type="string" calcext:value-type="string">
            <text:p>sub-strokecase0086</text:p>
          </table:table-cell>
          <table:table-cell office:value-type="float" office:value="0.060657844266048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87</text:p>
          </table:table-cell>
          <table:table-cell office:value-type="float" office:value="0.953493118286133" calcext:value-type="float">
            <text:p>0.95</text:p>
          </table:table-cell>
        </table:table-row>
        <table:table-row table:style-name="ro1">
          <table:table-cell office:value-type="string" calcext:value-type="string">
            <text:p>sub-strokecase0087</text:p>
          </table:table-cell>
          <table:table-cell office:value-type="float" office:value="77.5245399475098" calcext:value-type="float">
            <text:p>77.52</text:p>
          </table:table-cell>
        </table:table-row>
        <table:table-row table:style-name="ro1">
          <table:table-cell office:value-type="string" calcext:value-type="string">
            <text:p>sub-strokecase0087</text:p>
          </table:table-cell>
          <table:table-cell office:value-type="float" office:value="0.174554824829102" calcext:value-type="float">
            <text:p>0.17</text:p>
          </table:table-cell>
        </table:table-row>
        <table:table-row table:style-name="ro1">
          <table:table-cell office:value-type="string" calcext:value-type="string">
            <text:p>sub-strokecase0088</text:p>
          </table:table-cell>
          <table:table-cell office:value-type="float" office:value="0.393886673286687" calcext:value-type="float">
            <text:p>0.39</text:p>
          </table:table-cell>
        </table:table-row>
        <table:table-row table:style-name="ro1">
          <table:table-cell office:value-type="string" calcext:value-type="string">
            <text:p>sub-strokecase0089</text:p>
          </table:table-cell>
          <table:table-cell office:value-type="float" office:value="1.44822942417822" calcext:value-type="float">
            <text:p>1.45</text:p>
          </table:table-cell>
        </table:table-row>
        <table:table-row table:style-name="ro1">
          <table:table-cell office:value-type="string" calcext:value-type="string">
            <text:p>sub-strokecase0090</text:p>
          </table:table-cell>
          <table:table-cell office:value-type="float" office:value="0.0028713236057285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90</text:p>
          </table:table-cell>
          <table:table-cell office:value-type="float" office:value="3.10641322594757" calcext:value-type="float">
            <text:p>3.11</text:p>
          </table:table-cell>
        </table:table-row>
        <table:table-row table:style-name="ro1">
          <table:table-cell office:value-type="string" calcext:value-type="string">
            <text:p>sub-strokecase0090</text:p>
          </table:table-cell>
          <table:table-cell office:value-type="float" office:value="0.0470179240438049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90</text:p>
          </table:table-cell>
          <table:table-cell office:value-type="float" office:value="0.133157632215661" calcext:value-type="float">
            <text:p>0.13</text:p>
          </table:table-cell>
        </table:table-row>
        <table:table-row table:style-name="ro1">
          <table:table-cell office:value-type="string" calcext:value-type="string">
            <text:p>sub-strokecase0090</text:p>
          </table:table-cell>
          <table:table-cell office:value-type="float" office:value="0.014715533479358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90</text:p>
          </table:table-cell>
          <table:table-cell office:value-type="float" office:value="0.0057426472114570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90</text:p>
          </table:table-cell>
          <table:table-cell office:value-type="float" office:value="0.0118442098736303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90</text:p>
          </table:table-cell>
          <table:table-cell office:value-type="float" office:value="0.07393658284751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90</text:p>
          </table:table-cell>
          <table:table-cell office:value-type="float" office:value="0.013279871676494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90</text:p>
          </table:table-cell>
          <table:table-cell office:value-type="float" office:value="0.00251240815501248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47.2634821561915" calcext:value-type="float">
            <text:p>47.26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018595041617874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18595041617874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03254132283128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548553727727291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069731406067028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027892562426811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092975208089371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460227280042388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027892562426811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027892562426811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018595041617874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027892562426811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018595041617874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0232438020223428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0650826456625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0232438020223428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018595041617874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190599176583211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15340909334746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027892562426811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21291322652466" calcext:value-type="float">
            <text:p>0.21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109710745545458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069731406067028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18595041617874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18595041617874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018595041617874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26033058265024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027892562426811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074380166471497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0650826456625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91</text:p>
          </table:table-cell>
          <table:table-cell office:value-type="float" office:value="0.0027892562426811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92</text:p>
          </table:table-cell>
          <table:table-cell office:value-type="float" office:value="0.343469394579226" calcext:value-type="float">
            <text:p>0.34</text:p>
          </table:table-cell>
        </table:table-row>
        <table:table-row table:style-name="ro1">
          <table:table-cell office:value-type="string" calcext:value-type="string">
            <text:p>sub-strokecase0092</text:p>
          </table:table-cell>
          <table:table-cell office:value-type="float" office:value="0.043163266163699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092</text:p>
          </table:table-cell>
          <table:table-cell office:value-type="float" office:value="60.4147971187015" calcext:value-type="float">
            <text:p>60.41</text:p>
          </table:table-cell>
        </table:table-row>
        <table:table-row table:style-name="ro1">
          <table:table-cell office:value-type="string" calcext:value-type="string">
            <text:p>sub-strokecase0092</text:p>
          </table:table-cell>
          <table:table-cell office:value-type="float" office:value="0.505102050851803" calcext:value-type="float">
            <text:p>0.51</text:p>
          </table:table-cell>
        </table:table-row>
        <table:table-row table:style-name="ro1">
          <table:table-cell office:value-type="string" calcext:value-type="string">
            <text:p>sub-strokecase0092</text:p>
          </table:table-cell>
          <table:table-cell office:value-type="float" office:value="4.19969396099144" calcext:value-type="float">
            <text:p>4.20</text:p>
          </table:table-cell>
        </table:table-row>
        <table:table-row table:style-name="ro1">
          <table:table-cell office:value-type="string" calcext:value-type="string">
            <text:p>sub-strokecase0092</text:p>
          </table:table-cell>
          <table:table-cell office:value-type="float" office:value="0.150612247890356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093</text:p>
          </table:table-cell>
          <table:table-cell office:value-type="float" office:value="0.297899474728129" calcext:value-type="float">
            <text:p>0.30</text:p>
          </table:table-cell>
        </table:table-row>
        <table:table-row table:style-name="ro1">
          <table:table-cell office:value-type="string" calcext:value-type="string">
            <text:p>sub-strokecase0094</text:p>
          </table:table-cell>
          <table:table-cell office:value-type="float" office:value="0.0060539245605468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94</text:p>
          </table:table-cell>
          <table:table-cell office:value-type="float" office:value="0.605392456054688" calcext:value-type="float">
            <text:p>0.61</text:p>
          </table:table-cell>
        </table:table-row>
        <table:table-row table:style-name="ro1">
          <table:table-cell office:value-type="string" calcext:value-type="string">
            <text:p>sub-strokecase0094</text:p>
          </table:table-cell>
          <table:table-cell office:value-type="float" office:value="0.42881965637207" calcext:value-type="float">
            <text:p>0.43</text:p>
          </table:table-cell>
        </table:table-row>
        <table:table-row table:style-name="ro1">
          <table:table-cell office:value-type="string" calcext:value-type="string">
            <text:p>sub-strokecase0094</text:p>
          </table:table-cell>
          <table:table-cell office:value-type="float" office:value="0.00807189941406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94</text:p>
          </table:table-cell>
          <table:table-cell office:value-type="float" office:value="0.341037750244141" calcext:value-type="float">
            <text:p>0.34</text:p>
          </table:table-cell>
        </table:table-row>
        <table:table-row table:style-name="ro1">
          <table:table-cell office:value-type="string" calcext:value-type="string">
            <text:p>sub-strokecase0094</text:p>
          </table:table-cell>
          <table:table-cell office:value-type="float" office:value="2.34690475463867" calcext:value-type="float">
            <text:p>2.35</text:p>
          </table:table-cell>
        </table:table-row>
        <table:table-row table:style-name="ro1">
          <table:table-cell office:value-type="string" calcext:value-type="string">
            <text:p>sub-strokecase0094</text:p>
          </table:table-cell>
          <table:table-cell office:value-type="float" office:value="0.0776920318603516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94</text:p>
          </table:table-cell>
          <table:table-cell office:value-type="float" office:value="0.113006591796875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094</text:p>
          </table:table-cell>
          <table:table-cell office:value-type="float" office:value="0.0726470947265625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094</text:p>
          </table:table-cell>
          <table:table-cell office:value-type="float" office:value="0.0857639312744141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094</text:p>
          </table:table-cell>
          <table:table-cell office:value-type="float" office:value="0.10594367980957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095</text:p>
          </table:table-cell>
          <table:table-cell office:value-type="float" office:value="0.0251033061841303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95</text:p>
          </table:table-cell>
          <table:table-cell office:value-type="float" office:value="0.0120867770516183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95</text:p>
          </table:table-cell>
          <table:table-cell office:value-type="float" office:value="0.599225216135998" calcext:value-type="float">
            <text:p>0.60</text:p>
          </table:table-cell>
        </table:table-row>
        <table:table-row table:style-name="ro1">
          <table:table-cell office:value-type="string" calcext:value-type="string">
            <text:p>sub-strokecase0095</text:p>
          </table:table-cell>
          <table:table-cell office:value-type="float" office:value="1.35650828602393" calcext:value-type="float">
            <text:p>1.36</text:p>
          </table:table-cell>
        </table:table-row>
        <table:table-row table:style-name="ro1">
          <table:table-cell office:value-type="string" calcext:value-type="string">
            <text:p>sub-strokecase0095</text:p>
          </table:table-cell>
          <table:table-cell office:value-type="float" office:value="0.0776342987546251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95</text:p>
          </table:table-cell>
          <table:table-cell office:value-type="float" office:value="0.021849173901002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95</text:p>
          </table:table-cell>
          <table:table-cell office:value-type="float" office:value="0.0018595041617874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95</text:p>
          </table:table-cell>
          <table:table-cell office:value-type="float" office:value="0.119473142394842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095</text:p>
          </table:table-cell>
          <table:table-cell office:value-type="float" office:value="0.01301652913251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96</text:p>
          </table:table-cell>
          <table:table-cell office:value-type="float" office:value="1.19160388804751" calcext:value-type="float">
            <text:p>1.19</text:p>
          </table:table-cell>
        </table:table-row>
        <table:table-row table:style-name="ro1">
          <table:table-cell office:value-type="string" calcext:value-type="string">
            <text:p>sub-strokecase0096</text:p>
          </table:table-cell>
          <table:table-cell office:value-type="float" office:value="0.01148533867997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97</text:p>
          </table:table-cell>
          <table:table-cell office:value-type="float" office:value="0.639669431654875" calcext:value-type="float">
            <text:p>0.64</text:p>
          </table:table-cell>
        </table:table-row>
        <table:table-row table:style-name="ro1">
          <table:table-cell office:value-type="string" calcext:value-type="string">
            <text:p>sub-strokecase0097</text:p>
          </table:table-cell>
          <table:table-cell office:value-type="float" office:value="0.0492768602873668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97</text:p>
          </table:table-cell>
          <table:table-cell office:value-type="float" office:value="1.75258267248465" calcext:value-type="float">
            <text:p>1.75</text:p>
          </table:table-cell>
        </table:table-row>
        <table:table-row table:style-name="ro1">
          <table:table-cell office:value-type="string" calcext:value-type="string">
            <text:p>sub-strokecase0097</text:p>
          </table:table-cell>
          <table:table-cell office:value-type="float" office:value="0.0590392571367508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097</text:p>
          </table:table-cell>
          <table:table-cell office:value-type="float" office:value="0.254752070164878" calcext:value-type="float">
            <text:p>0.25</text:p>
          </table:table-cell>
        </table:table-row>
        <table:table-row table:style-name="ro1">
          <table:table-cell office:value-type="string" calcext:value-type="string">
            <text:p>sub-strokecase0097</text:p>
          </table:table-cell>
          <table:table-cell office:value-type="float" office:value="2.69116739814685" calcext:value-type="float">
            <text:p>2.69</text:p>
          </table:table-cell>
        </table:table-row>
        <table:table-row table:style-name="ro1">
          <table:table-cell office:value-type="string" calcext:value-type="string">
            <text:p>sub-strokecase0097</text:p>
          </table:table-cell>
          <table:table-cell office:value-type="float" office:value="0.0878615716444559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097</text:p>
          </table:table-cell>
          <table:table-cell office:value-type="float" office:value="0.078099174795072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097</text:p>
          </table:table-cell>
          <table:table-cell office:value-type="float" office:value="0.029287190548152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97</text:p>
          </table:table-cell>
          <table:table-cell office:value-type="float" office:value="0.045557851963792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97</text:p>
          </table:table-cell>
          <table:table-cell office:value-type="float" office:value="0.020919421820108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97</text:p>
          </table:table-cell>
          <table:table-cell office:value-type="float" office:value="0.446745874869429" calcext:value-type="float">
            <text:p>0.45</text:p>
          </table:table-cell>
        </table:table-row>
        <table:table-row table:style-name="ro1">
          <table:table-cell office:value-type="string" calcext:value-type="string">
            <text:p>sub-strokecase0097</text:p>
          </table:table-cell>
          <table:table-cell office:value-type="float" office:value="0.0251033061841303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97</text:p>
          </table:table-cell>
          <table:table-cell office:value-type="float" office:value="0.0074380166471497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97</text:p>
          </table:table-cell>
          <table:table-cell office:value-type="float" office:value="0.0985537205747337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097</text:p>
          </table:table-cell>
          <table:table-cell office:value-type="float" office:value="0.303564054411798" calcext:value-type="float">
            <text:p>0.30</text:p>
          </table:table-cell>
        </table:table-row>
        <table:table-row table:style-name="ro1">
          <table:table-cell office:value-type="string" calcext:value-type="string">
            <text:p>sub-strokecase0097</text:p>
          </table:table-cell>
          <table:table-cell office:value-type="float" office:value="0.0497417363278137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97</text:p>
          </table:table-cell>
          <table:table-cell office:value-type="float" office:value="0.0344008269930674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98</text:p>
          </table:table-cell>
          <table:table-cell office:value-type="float" office:value="0.0018595041617874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98</text:p>
          </table:table-cell>
          <table:table-cell office:value-type="float" office:value="0.1627066141564" calcext:value-type="float">
            <text:p>0.16</text:p>
          </table:table-cell>
        </table:table-row>
        <table:table-row table:style-name="ro1">
          <table:table-cell office:value-type="string" calcext:value-type="string">
            <text:p>sub-strokecase0098</text:p>
          </table:table-cell>
          <table:table-cell office:value-type="float" office:value="0.179907027652934" calcext:value-type="float">
            <text:p>0.18</text:p>
          </table:table-cell>
        </table:table-row>
        <table:table-row table:style-name="ro1">
          <table:table-cell office:value-type="string" calcext:value-type="string">
            <text:p>sub-strokecase0098</text:p>
          </table:table-cell>
          <table:table-cell office:value-type="float" office:value="0.0204545457796617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98</text:p>
          </table:table-cell>
          <table:table-cell office:value-type="float" office:value="0.0474173561255794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098</text:p>
          </table:table-cell>
          <table:table-cell office:value-type="float" office:value="0.142716944417185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098</text:p>
          </table:table-cell>
          <table:table-cell office:value-type="float" office:value="0.202221077594383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098</text:p>
          </table:table-cell>
          <table:table-cell office:value-type="float" office:value="0.0018595041617874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098</text:p>
          </table:table-cell>
          <table:table-cell office:value-type="float" office:value="0.0069731406067028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98</text:p>
          </table:table-cell>
          <table:table-cell office:value-type="float" office:value="0.029287190548152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098</text:p>
          </table:table-cell>
          <table:table-cell office:value-type="float" office:value="0.182696283895615" calcext:value-type="float">
            <text:p>0.18</text:p>
          </table:table-cell>
        </table:table-row>
        <table:table-row table:style-name="ro1">
          <table:table-cell office:value-type="string" calcext:value-type="string">
            <text:p>sub-strokecase0098</text:p>
          </table:table-cell>
          <table:table-cell office:value-type="float" office:value="0.110175621585905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098</text:p>
          </table:table-cell>
          <table:table-cell office:value-type="float" office:value="0.020919421820108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98</text:p>
          </table:table-cell>
          <table:table-cell office:value-type="float" office:value="0.0139462812134057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098</text:p>
          </table:table-cell>
          <table:table-cell office:value-type="float" office:value="0.01952479369876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099</text:p>
          </table:table-cell>
          <table:table-cell office:value-type="float" office:value="0.172536849975586" calcext:value-type="float">
            <text:p>0.17</text:p>
          </table:table-cell>
        </table:table-row>
        <table:table-row table:style-name="ro1">
          <table:table-cell office:value-type="string" calcext:value-type="string">
            <text:p>sub-strokecase0099</text:p>
          </table:table-cell>
          <table:table-cell office:value-type="float" office:value="3.0542049407959" calcext:value-type="float">
            <text:p>3.05</text:p>
          </table:table-cell>
        </table:table-row>
        <table:table-row table:style-name="ro1">
          <table:table-cell office:value-type="string" calcext:value-type="string">
            <text:p>sub-strokecase0099</text:p>
          </table:table-cell>
          <table:table-cell office:value-type="float" office:value="0.315813064575195" calcext:value-type="float">
            <text:p>0.32</text:p>
          </table:table-cell>
        </table:table-row>
        <table:table-row table:style-name="ro1">
          <table:table-cell office:value-type="string" calcext:value-type="string">
            <text:p>sub-strokecase0099</text:p>
          </table:table-cell>
          <table:table-cell office:value-type="float" office:value="0.17051887512207" calcext:value-type="float">
            <text:p>0.17</text:p>
          </table:table-cell>
        </table:table-row>
        <table:table-row table:style-name="ro1">
          <table:table-cell office:value-type="string" calcext:value-type="string">
            <text:p>sub-strokecase0100</text:p>
          </table:table-cell>
          <table:table-cell office:value-type="float" office:value="0.509305930876311" calcext:value-type="float">
            <text:p>0.51</text:p>
          </table:table-cell>
        </table:table-row>
        <table:table-row table:style-name="ro1">
          <table:table-cell office:value-type="string" calcext:value-type="string">
            <text:p>sub-strokecase0101</text:p>
          </table:table-cell>
          <table:table-cell office:value-type="float" office:value="14.6125137283322" calcext:value-type="float">
            <text:p>14.61</text:p>
          </table:table-cell>
        </table:table-row>
        <table:table-row table:style-name="ro1">
          <table:table-cell office:value-type="string" calcext:value-type="string">
            <text:p>sub-strokecase0101</text:p>
          </table:table-cell>
          <table:table-cell office:value-type="float" office:value="0.0825504914282025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102</text:p>
          </table:table-cell>
          <table:table-cell office:value-type="float" office:value="0.110175621585905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102</text:p>
          </table:table-cell>
          <table:table-cell office:value-type="float" office:value="0.0808884310377531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102</text:p>
          </table:table-cell>
          <table:table-cell office:value-type="float" office:value="0.531818190271204" calcext:value-type="float">
            <text:p>0.53</text:p>
          </table:table-cell>
        </table:table-row>
        <table:table-row table:style-name="ro1">
          <table:table-cell office:value-type="string" calcext:value-type="string">
            <text:p>sub-strokecase0102</text:p>
          </table:table-cell>
          <table:table-cell office:value-type="float" office:value="11.6126034903625" calcext:value-type="float">
            <text:p>11.61</text:p>
          </table:table-cell>
        </table:table-row>
        <table:table-row table:style-name="ro1">
          <table:table-cell office:value-type="string" calcext:value-type="string">
            <text:p>sub-strokecase0102</text:p>
          </table:table-cell>
          <table:table-cell office:value-type="float" office:value="0.0264979343054708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02</text:p>
          </table:table-cell>
          <table:table-cell office:value-type="float" office:value="0.110640497626352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102</text:p>
          </table:table-cell>
          <table:table-cell office:value-type="float" office:value="0.00046487604044685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02</text:p>
          </table:table-cell>
          <table:table-cell office:value-type="float" office:value="0.0432334717615577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02</text:p>
          </table:table-cell>
          <table:table-cell office:value-type="float" office:value="0.0097623968493839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02</text:p>
          </table:table-cell>
          <table:table-cell office:value-type="float" office:value="0.0255681822245771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02</text:p>
          </table:table-cell>
          <table:table-cell office:value-type="float" office:value="0.052066116530048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02</text:p>
          </table:table-cell>
          <table:table-cell office:value-type="float" office:value="0.0934400841298182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103</text:p>
          </table:table-cell>
          <table:table-cell office:value-type="float" office:value="0.164742495484525" calcext:value-type="float">
            <text:p>0.16</text:p>
          </table:table-cell>
        </table:table-row>
        <table:table-row table:style-name="ro1">
          <table:table-cell office:value-type="string" calcext:value-type="string">
            <text:p>sub-strokecase0104</text:p>
          </table:table-cell>
          <table:table-cell office:value-type="float" office:value="72.8640270233154" calcext:value-type="float">
            <text:p>72.86</text:p>
          </table:table-cell>
        </table:table-row>
        <table:table-row table:style-name="ro1">
          <table:table-cell office:value-type="string" calcext:value-type="string">
            <text:p>sub-strokecase0104</text:p>
          </table:table-cell>
          <table:table-cell office:value-type="float" office:value="0.201797485351563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104</text:p>
          </table:table-cell>
          <table:table-cell office:value-type="float" office:value="0.406621932983398" calcext:value-type="float">
            <text:p>0.41</text:p>
          </table:table-cell>
        </table:table-row>
        <table:table-row table:style-name="ro1">
          <table:table-cell office:value-type="string" calcext:value-type="string">
            <text:p>sub-strokecase0104</text:p>
          </table:table-cell>
          <table:table-cell office:value-type="float" office:value="0.146303176879883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104</text:p>
          </table:table-cell>
          <table:table-cell office:value-type="float" office:value="0.450008392333984" calcext:value-type="float">
            <text:p>0.45</text:p>
          </table:table-cell>
        </table:table-row>
        <table:table-row table:style-name="ro1">
          <table:table-cell office:value-type="string" calcext:value-type="string">
            <text:p>sub-strokecase0104</text:p>
          </table:table-cell>
          <table:table-cell office:value-type="float" office:value="2.03714561462402" calcext:value-type="float">
            <text:p>2.04</text:p>
          </table:table-cell>
        </table:table-row>
        <table:table-row table:style-name="ro1">
          <table:table-cell office:value-type="string" calcext:value-type="string">
            <text:p>sub-strokecase0104</text:p>
          </table:table-cell>
          <table:table-cell office:value-type="float" office:value="0.0686111450195313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104</text:p>
          </table:table-cell>
          <table:table-cell office:value-type="float" office:value="0.0534763336181641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04</text:p>
          </table:table-cell>
          <table:table-cell office:value-type="float" office:value="0.127132415771484" calcext:value-type="float">
            <text:p>0.13</text:p>
          </table:table-cell>
        </table:table-row>
        <table:table-row table:style-name="ro1">
          <table:table-cell office:value-type="string" calcext:value-type="string">
            <text:p>sub-strokecase0104</text:p>
          </table:table-cell>
          <table:table-cell office:value-type="float" office:value="0.0756740570068359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104</text:p>
          </table:table-cell>
          <table:table-cell office:value-type="float" office:value="0.0060539245605468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05</text:p>
          </table:table-cell>
          <table:table-cell office:value-type="float" office:value="0.252" calcext:value-type="float">
            <text:p>0.25</text:p>
          </table:table-cell>
        </table:table-row>
        <table:table-row table:style-name="ro1">
          <table:table-cell office:value-type="string" calcext:value-type="string">
            <text:p>sub-strokecase0105</text:p>
          </table:table-cell>
          <table:table-cell office:value-type="float" office:value="0.013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05</text:p>
          </table:table-cell>
          <table:table-cell office:value-type="float" office:value="0.386" calcext:value-type="float">
            <text:p>0.39</text:p>
          </table:table-cell>
        </table:table-row>
        <table:table-row table:style-name="ro1">
          <table:table-cell office:value-type="string" calcext:value-type="string">
            <text:p>sub-strokecase0105</text:p>
          </table:table-cell>
          <table:table-cell office:value-type="float" office:value="0.474" calcext:value-type="float">
            <text:p>0.47</text:p>
          </table:table-cell>
        </table:table-row>
        <table:table-row table:style-name="ro1">
          <table:table-cell office:value-type="string" calcext:value-type="string">
            <text:p>sub-strokecase0105</text:p>
          </table:table-cell>
          <table:table-cell office:value-type="float" office:value="12.017" calcext:value-type="float">
            <text:p>12.02</text:p>
          </table:table-cell>
        </table:table-row>
        <table:table-row table:style-name="ro1">
          <table:table-cell office:value-type="string" calcext:value-type="string">
            <text:p>sub-strokecase0105</text:p>
          </table:table-cell>
          <table:table-cell office:value-type="float" office:value="0.01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06</text:p>
          </table:table-cell>
          <table:table-cell office:value-type="float" office:value="5.66041946411133" calcext:value-type="float">
            <text:p>5.66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34.9861404973328" calcext:value-type="float">
            <text:p>34.99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0936763440961434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181610077059956" calcext:value-type="float">
            <text:p>0.18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00179456597885332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0477354550374983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371116244426867" calcext:value-type="float">
            <text:p>0.37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0064604375238719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016510007005450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0078960903069546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020099138963157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020816965354698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020816965354698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780995113996965" calcext:value-type="float">
            <text:p>0.78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019381312571615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300051431664275" calcext:value-type="float">
            <text:p>0.30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146436583874431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1.31828816806565" calcext:value-type="float">
            <text:p>1.32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262365546108356" calcext:value-type="float">
            <text:p>0.26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0466587154501864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051324586995205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00179456597885332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014356527830826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00143565278308266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0735772051329862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00574261113233063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050247847407893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0025123923703946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07</text:p>
          </table:table-cell>
          <table:table-cell office:value-type="float" office:value="0.014356527830826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08</text:p>
          </table:table-cell>
          <table:table-cell office:value-type="float" office:value="0.142131363817496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108</text:p>
          </table:table-cell>
          <table:table-cell office:value-type="float" office:value="0.14464378691528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108</text:p>
          </table:table-cell>
          <table:table-cell office:value-type="float" office:value="0.604058296224358" calcext:value-type="float">
            <text:p>0.60</text:p>
          </table:table-cell>
        </table:table-row>
        <table:table-row table:style-name="ro1">
          <table:table-cell office:value-type="string" calcext:value-type="string">
            <text:p>sub-strokecase0108</text:p>
          </table:table-cell>
          <table:table-cell office:value-type="float" office:value="0.253395815290788" calcext:value-type="float">
            <text:p>0.25</text:p>
          </table:table-cell>
        </table:table-row>
        <table:table-row table:style-name="ro1">
          <table:table-cell office:value-type="string" calcext:value-type="string">
            <text:p>sub-strokecase0108</text:p>
          </table:table-cell>
          <table:table-cell office:value-type="float" office:value="0.360353255739308" calcext:value-type="float">
            <text:p>0.36</text:p>
          </table:table-cell>
        </table:table-row>
        <table:table-row table:style-name="ro1">
          <table:table-cell office:value-type="string" calcext:value-type="string">
            <text:p>sub-strokecase0108</text:p>
          </table:table-cell>
          <table:table-cell office:value-type="float" office:value="0.00251242309778402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08</text:p>
          </table:table-cell>
          <table:table-cell office:value-type="float" office:value="0.0014356703415908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08</text:p>
          </table:table-cell>
          <table:table-cell office:value-type="float" office:value="0.0136388682451133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08</text:p>
          </table:table-cell>
          <table:table-cell office:value-type="float" office:value="0.0061015989517611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08</text:p>
          </table:table-cell>
          <table:table-cell office:value-type="float" office:value="0.00251242309778402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08</text:p>
          </table:table-cell>
          <table:table-cell office:value-type="float" office:value="0.0028713406831817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08</text:p>
          </table:table-cell>
          <table:table-cell office:value-type="float" office:value="0.0926007370326111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108</text:p>
          </table:table-cell>
          <table:table-cell office:value-type="float" office:value="0.020099384782272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08</text:p>
          </table:table-cell>
          <table:table-cell office:value-type="float" office:value="0.021176137538465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08</text:p>
          </table:table-cell>
          <table:table-cell office:value-type="float" office:value="1.6197950628999" calcext:value-type="float">
            <text:p>1.62</text:p>
          </table:table-cell>
        </table:table-row>
        <table:table-row table:style-name="ro1">
          <table:table-cell office:value-type="string" calcext:value-type="string">
            <text:p>sub-strokecase0108</text:p>
          </table:table-cell>
          <table:table-cell office:value-type="float" office:value="0.541247718779758" calcext:value-type="float">
            <text:p>0.54</text:p>
          </table:table-cell>
        </table:table-row>
        <table:table-row table:style-name="ro1">
          <table:table-cell office:value-type="string" calcext:value-type="string">
            <text:p>sub-strokecase0108</text:p>
          </table:table-cell>
          <table:table-cell office:value-type="float" office:value="0.0671175884693731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108</text:p>
          </table:table-cell>
          <table:table-cell office:value-type="float" office:value="0.002153505512386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08</text:p>
          </table:table-cell>
          <table:table-cell office:value-type="float" office:value="0.0610159895176119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09</text:p>
          </table:table-cell>
          <table:table-cell office:value-type="float" office:value="5.86680197847696" calcext:value-type="float">
            <text:p>5.87</text:p>
          </table:table-cell>
        </table:table-row>
        <table:table-row table:style-name="ro1">
          <table:table-cell office:value-type="string" calcext:value-type="string">
            <text:p>sub-strokecase0110</text:p>
          </table:table-cell>
          <table:table-cell office:value-type="float" office:value="1.88579750061035" calcext:value-type="float">
            <text:p>1.89</text:p>
          </table:table-cell>
        </table:table-row>
        <table:table-row table:style-name="ro1">
          <table:table-cell office:value-type="string" calcext:value-type="string">
            <text:p>sub-strokecase0110</text:p>
          </table:table-cell>
          <table:table-cell office:value-type="float" office:value="0.368280410766602" calcext:value-type="float">
            <text:p>0.37</text:p>
          </table:table-cell>
        </table:table-row>
        <table:table-row table:style-name="ro1">
          <table:table-cell office:value-type="string" calcext:value-type="string">
            <text:p>sub-strokecase0110</text:p>
          </table:table-cell>
          <table:table-cell office:value-type="float" office:value="0.603374481201172" calcext:value-type="float">
            <text:p>0.60</text:p>
          </table:table-cell>
        </table:table-row>
        <table:table-row table:style-name="ro1">
          <table:table-cell office:value-type="string" calcext:value-type="string">
            <text:p>sub-strokecase0110</text:p>
          </table:table-cell>
          <table:table-cell office:value-type="float" office:value="4.81993293762207" calcext:value-type="float">
            <text:p>4.82</text:p>
          </table:table-cell>
        </table:table-row>
        <table:table-row table:style-name="ro1">
          <table:table-cell office:value-type="string" calcext:value-type="string">
            <text:p>sub-strokecase0110</text:p>
          </table:table-cell>
          <table:table-cell office:value-type="float" office:value="0.0443954467773438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10</text:p>
          </table:table-cell>
          <table:table-cell office:value-type="float" office:value="0.711336135864258" calcext:value-type="float">
            <text:p>0.71</text:p>
          </table:table-cell>
        </table:table-row>
        <table:table-row table:style-name="ro1">
          <table:table-cell office:value-type="string" calcext:value-type="string">
            <text:p>sub-strokecase0110</text:p>
          </table:table-cell>
          <table:table-cell office:value-type="float" office:value="0.0272426605224609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10</text:p>
          </table:table-cell>
          <table:table-cell office:value-type="float" office:value="0.195743560791016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110</text:p>
          </table:table-cell>
          <table:table-cell office:value-type="float" office:value="0.0302696228027344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11</text:p>
          </table:table-cell>
          <table:table-cell office:value-type="float" office:value="0.163668585132112" calcext:value-type="float">
            <text:p>0.16</text:p>
          </table:table-cell>
        </table:table-row>
        <table:table-row table:style-name="ro1">
          <table:table-cell office:value-type="string" calcext:value-type="string">
            <text:p>sub-strokecase0112</text:p>
          </table:table-cell>
          <table:table-cell office:value-type="float" office:value="0.415621794049643" calcext:value-type="float">
            <text:p>0.42</text:p>
          </table:table-cell>
        </table:table-row>
        <table:table-row table:style-name="ro1">
          <table:table-cell office:value-type="string" calcext:value-type="string">
            <text:p>sub-strokecase0113</text:p>
          </table:table-cell>
          <table:table-cell office:value-type="float" office:value="56.0918375915612" calcext:value-type="float">
            <text:p>56.09</text:p>
          </table:table-cell>
        </table:table-row>
        <table:table-row table:style-name="ro1">
          <table:table-cell office:value-type="string" calcext:value-type="string">
            <text:p>sub-strokecase0113</text:p>
          </table:table-cell>
          <table:table-cell office:value-type="float" office:value="0.254832382198672" calcext:value-type="float">
            <text:p>0.25</text:p>
          </table:table-cell>
        </table:table-row>
        <table:table-row table:style-name="ro1">
          <table:table-cell office:value-type="string" calcext:value-type="string">
            <text:p>sub-strokecase0113</text:p>
          </table:table-cell>
          <table:table-cell office:value-type="float" office:value="0.459416125653944" calcext:value-type="float">
            <text:p>0.46</text:p>
          </table:table-cell>
        </table:table-row>
        <table:table-row table:style-name="ro1">
          <table:table-cell office:value-type="string" calcext:value-type="string">
            <text:p>sub-strokecase0113</text:p>
          </table:table-cell>
          <table:table-cell office:value-type="float" office:value="0.0829102539266101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113</text:p>
          </table:table-cell>
          <table:table-cell office:value-type="float" office:value="0.556324214659072" calcext:value-type="float">
            <text:p>0.56</text:p>
          </table:table-cell>
        </table:table-row>
        <table:table-row table:style-name="ro1">
          <table:table-cell office:value-type="string" calcext:value-type="string">
            <text:p>sub-strokecase0113</text:p>
          </table:table-cell>
          <table:table-cell office:value-type="float" office:value="0.61698149999932" calcext:value-type="float">
            <text:p>0.62</text:p>
          </table:table-cell>
        </table:table-row>
        <table:table-row table:style-name="ro1">
          <table:table-cell office:value-type="string" calcext:value-type="string">
            <text:p>sub-strokecase0113</text:p>
          </table:table-cell>
          <table:table-cell office:value-type="float" office:value="0.116289706806154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113</text:p>
          </table:table-cell>
          <table:table-cell office:value-type="float" office:value="0.0936778193716245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113</text:p>
          </table:table-cell>
          <table:table-cell office:value-type="float" office:value="1.99199960732765" calcext:value-type="float">
            <text:p>1.99</text:p>
          </table:table-cell>
        </table:table-row>
        <table:table-row table:style-name="ro1">
          <table:table-cell office:value-type="string" calcext:value-type="string">
            <text:p>sub-strokecase0113</text:p>
          </table:table-cell>
          <table:table-cell office:value-type="float" office:value="0.0527610706805701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13</text:p>
          </table:table-cell>
          <table:table-cell office:value-type="float" office:value="0.038763235602051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13</text:p>
          </table:table-cell>
          <table:table-cell office:value-type="float" office:value="0.104804303664806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113</text:p>
          </table:table-cell>
          <table:table-cell office:value-type="float" office:value="0.020817293193694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13</text:p>
          </table:table-cell>
          <table:table-cell office:value-type="float" office:value="1.26949596596719" calcext:value-type="float">
            <text:p>1.27</text:p>
          </table:table-cell>
        </table:table-row>
        <table:table-row table:style-name="ro1">
          <table:table-cell office:value-type="string" calcext:value-type="string">
            <text:p>sub-strokecase0113</text:p>
          </table:table-cell>
          <table:table-cell office:value-type="float" office:value="0.019740536649192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13</text:p>
          </table:table-cell>
          <table:table-cell office:value-type="float" office:value="0.0078962146596771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14</text:p>
          </table:table-cell>
          <table:table-cell office:value-type="float" office:value="6.04379550070019" calcext:value-type="float">
            <text:p>6.04</text:p>
          </table:table-cell>
        </table:table-row>
        <table:table-row table:style-name="ro1">
          <table:table-cell office:value-type="string" calcext:value-type="string">
            <text:p>sub-strokecase0115</text:p>
          </table:table-cell>
          <table:table-cell office:value-type="float" office:value="0.10055885031139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116</text:p>
          </table:table-cell>
          <table:table-cell office:value-type="float" office:value="136.883261761564" calcext:value-type="float">
            <text:p>136.88</text:p>
          </table:table-cell>
        </table:table-row>
        <table:table-row table:style-name="ro1">
          <table:table-cell office:value-type="string" calcext:value-type="string">
            <text:p>sub-strokecase0116</text:p>
          </table:table-cell>
          <table:table-cell office:value-type="float" office:value="0.0473766212158059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16</text:p>
          </table:table-cell>
          <table:table-cell office:value-type="float" office:value="0.026559620984618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16</text:p>
          </table:table-cell>
          <table:table-cell office:value-type="float" office:value="1.98551112549877" calcext:value-type="float">
            <text:p>1.99</text:p>
          </table:table-cell>
        </table:table-row>
        <table:table-row table:style-name="ro1">
          <table:table-cell office:value-type="string" calcext:value-type="string">
            <text:p>sub-strokecase0116</text:p>
          </table:table-cell>
          <table:table-cell office:value-type="float" office:value="0.0021534827825366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17</text:p>
          </table:table-cell>
          <table:table-cell office:value-type="float" office:value="0.0082550740374175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17</text:p>
          </table:table-cell>
          <table:table-cell office:value-type="float" office:value="0.0179458131248207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18</text:p>
          </table:table-cell>
          <table:table-cell office:value-type="float" office:value="5.74618339538574" calcext:value-type="float">
            <text:p>5.75</text:p>
          </table:table-cell>
        </table:table-row>
        <table:table-row table:style-name="ro1">
          <table:table-cell office:value-type="string" calcext:value-type="string">
            <text:p>sub-strokecase0118</text:p>
          </table:table-cell>
          <table:table-cell office:value-type="float" office:value="0.0020179748535156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18</text:p>
          </table:table-cell>
          <table:table-cell office:value-type="float" office:value="0.113006591796875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118</text:p>
          </table:table-cell>
          <table:table-cell office:value-type="float" office:value="0.013116836547851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19</text:p>
          </table:table-cell>
          <table:table-cell office:value-type="float" office:value="0.501044793982219" calcext:value-type="float">
            <text:p>0.50</text:p>
          </table:table-cell>
        </table:table-row>
        <table:table-row table:style-name="ro1">
          <table:table-cell office:value-type="string" calcext:value-type="string">
            <text:p>sub-strokecase0120</text:p>
          </table:table-cell>
          <table:table-cell office:value-type="float" office:value="3.54859527765815" calcext:value-type="float">
            <text:p>3.55</text:p>
          </table:table-cell>
        </table:table-row>
        <table:table-row table:style-name="ro1">
          <table:table-cell office:value-type="string" calcext:value-type="string">
            <text:p>sub-strokecase0120</text:p>
          </table:table-cell>
          <table:table-cell office:value-type="float" office:value="0.203146043001367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120</text:p>
          </table:table-cell>
          <table:table-cell office:value-type="float" office:value="7.06811841842034" calcext:value-type="float">
            <text:p>7.07</text:p>
          </table:table-cell>
        </table:table-row>
        <table:table-row table:style-name="ro1">
          <table:table-cell office:value-type="string" calcext:value-type="string">
            <text:p>sub-strokecase0120</text:p>
          </table:table-cell>
          <table:table-cell office:value-type="float" office:value="0.027995391084994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20</text:p>
          </table:table-cell>
          <table:table-cell office:value-type="float" office:value="0.086498580147225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120</text:p>
          </table:table-cell>
          <table:table-cell office:value-type="float" office:value="0.0463000698713362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20</text:p>
          </table:table-cell>
          <table:table-cell office:value-type="float" office:value="0.103726513122606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120</text:p>
          </table:table-cell>
          <table:table-cell office:value-type="float" office:value="17.9385852106154" calcext:value-type="float">
            <text:p>17.94</text:p>
          </table:table-cell>
        </table:table-row>
        <table:table-row table:style-name="ro1">
          <table:table-cell office:value-type="string" calcext:value-type="string">
            <text:p>sub-strokecase0120</text:p>
          </table:table-cell>
          <table:table-cell office:value-type="float" office:value="0.0380450186539662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20</text:p>
          </table:table-cell>
          <table:table-cell office:value-type="float" office:value="0.338816015182492" calcext:value-type="float">
            <text:p>0.34</text:p>
          </table:table-cell>
        </table:table-row>
        <table:table-row table:style-name="ro1">
          <table:table-cell office:value-type="string" calcext:value-type="string">
            <text:p>sub-strokecase0120</text:p>
          </table:table-cell>
          <table:table-cell office:value-type="float" office:value="0.0355326117617232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20</text:p>
          </table:table-cell>
          <table:table-cell office:value-type="float" office:value="0.0466589851416567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20</text:p>
          </table:table-cell>
          <table:table-cell office:value-type="float" office:value="0.0071783054064087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21</text:p>
          </table:table-cell>
          <table:table-cell office:value-type="float" office:value="3.96958626327991" calcext:value-type="float">
            <text:p>3.97</text:p>
          </table:table-cell>
        </table:table-row>
        <table:table-row table:style-name="ro1">
          <table:table-cell office:value-type="string" calcext:value-type="string">
            <text:p>sub-strokecase0122</text:p>
          </table:table-cell>
          <table:table-cell office:value-type="float" office:value="13.693977355957" calcext:value-type="float">
            <text:p>13.69</text:p>
          </table:table-cell>
        </table:table-row>
        <table:table-row table:style-name="ro1">
          <table:table-cell office:value-type="string" calcext:value-type="string">
            <text:p>sub-strokecase0123</text:p>
          </table:table-cell>
          <table:table-cell office:value-type="float" office:value="0.0020179748535156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23</text:p>
          </table:table-cell>
          <table:table-cell office:value-type="float" office:value="91.3698654174805" calcext:value-type="float">
            <text:p>91.37</text:p>
          </table:table-cell>
        </table:table-row>
        <table:table-row table:style-name="ro1">
          <table:table-cell office:value-type="string" calcext:value-type="string">
            <text:p>sub-strokecase0123</text:p>
          </table:table-cell>
          <table:table-cell office:value-type="float" office:value="0.106952667236328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123</text:p>
          </table:table-cell>
          <table:table-cell office:value-type="float" office:value="0.118051528930664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123</text:p>
          </table:table-cell>
          <table:table-cell office:value-type="float" office:value="0.15235710144043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123</text:p>
          </table:table-cell>
          <table:table-cell office:value-type="float" office:value="0.109979629516602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123</text:p>
          </table:table-cell>
          <table:table-cell office:value-type="float" office:value="0.0716381072998047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123</text:p>
          </table:table-cell>
          <table:table-cell office:value-type="float" office:value="0.0504493713378906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23</text:p>
          </table:table-cell>
          <table:table-cell office:value-type="float" office:value="0.0655841827392578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123</text:p>
          </table:table-cell>
          <table:table-cell office:value-type="float" office:value="0.490367889404297" calcext:value-type="float">
            <text:p>0.49</text:p>
          </table:table-cell>
        </table:table-row>
        <table:table-row table:style-name="ro1">
          <table:table-cell office:value-type="string" calcext:value-type="string">
            <text:p>sub-strokecase0124</text:p>
          </table:table-cell>
          <table:table-cell office:value-type="float" office:value="3.25227277896621" calcext:value-type="float">
            <text:p>3.25</text:p>
          </table:table-cell>
        </table:table-row>
        <table:table-row table:style-name="ro1">
          <table:table-cell office:value-type="string" calcext:value-type="string">
            <text:p>sub-strokecase0125</text:p>
          </table:table-cell>
          <table:table-cell office:value-type="float" office:value="35.1779799000643" calcext:value-type="float">
            <text:p>35.18</text:p>
          </table:table-cell>
        </table:table-row>
        <table:table-row table:style-name="ro1">
          <table:table-cell office:value-type="string" calcext:value-type="string">
            <text:p>sub-strokecase0125</text:p>
          </table:table-cell>
          <table:table-cell office:value-type="float" office:value="0.158640443168473" calcext:value-type="float">
            <text:p>0.16</text:p>
          </table:table-cell>
        </table:table-row>
        <table:table-row table:style-name="ro1">
          <table:table-cell office:value-type="string" calcext:value-type="string">
            <text:p>sub-strokecase0126</text:p>
          </table:table-cell>
          <table:table-cell office:value-type="float" office:value="0.020458310936462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26</text:p>
          </table:table-cell>
          <table:table-cell office:value-type="float" office:value="3.45063511128333" calcext:value-type="float">
            <text:p>3.45</text:p>
          </table:table-cell>
        </table:table-row>
        <table:table-row table:style-name="ro1">
          <table:table-cell office:value-type="string" calcext:value-type="string">
            <text:p>sub-strokecase0126</text:p>
          </table:table-cell>
          <table:table-cell office:value-type="float" office:value="0.0681943697882081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126</text:p>
          </table:table-cell>
          <table:table-cell office:value-type="float" office:value="0.425317516836982" calcext:value-type="float">
            <text:p>0.43</text:p>
          </table:table-cell>
        </table:table-row>
        <table:table-row table:style-name="ro1">
          <table:table-cell office:value-type="string" calcext:value-type="string">
            <text:p>sub-strokecase0126</text:p>
          </table:table-cell>
          <table:table-cell office:value-type="float" office:value="0.020458310936462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27</text:p>
          </table:table-cell>
          <table:table-cell office:value-type="float" office:value="142.974020867552" calcext:value-type="float">
            <text:p>142.97</text:p>
          </table:table-cell>
        </table:table-row>
        <table:table-row table:style-name="ro1">
          <table:table-cell office:value-type="string" calcext:value-type="string">
            <text:p>sub-strokecase0127</text:p>
          </table:table-cell>
          <table:table-cell office:value-type="float" office:value="0.00790289268759657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27</text:p>
          </table:table-cell>
          <table:table-cell office:value-type="float" office:value="0.01952479369876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28</text:p>
          </table:table-cell>
          <table:table-cell office:value-type="float" office:value="0.338098071353393" calcext:value-type="float">
            <text:p>0.34</text:p>
          </table:table-cell>
        </table:table-row>
        <table:table-row table:style-name="ro1">
          <table:table-cell office:value-type="string" calcext:value-type="string">
            <text:p>sub-strokecase0128</text:p>
          </table:table-cell>
          <table:table-cell office:value-type="float" office:value="0.524016119082754" calcext:value-type="float">
            <text:p>0.52</text:p>
          </table:table-cell>
        </table:table-row>
        <table:table-row table:style-name="ro1">
          <table:table-cell office:value-type="string" calcext:value-type="string">
            <text:p>sub-strokecase0128</text:p>
          </table:table-cell>
          <table:table-cell office:value-type="float" office:value="0.0463000543573118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29</text:p>
          </table:table-cell>
          <table:table-cell office:value-type="float" office:value="0.006460561996858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29</text:p>
          </table:table-cell>
          <table:table-cell office:value-type="float" office:value="0.238322953661882" calcext:value-type="float">
            <text:p>0.24</text:p>
          </table:table-cell>
        </table:table-row>
        <table:table-row table:style-name="ro1">
          <table:table-cell office:value-type="string" calcext:value-type="string">
            <text:p>sub-strokecase0129</text:p>
          </table:table-cell>
          <table:table-cell office:value-type="float" office:value="0.150746446593359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129</text:p>
          </table:table-cell>
          <table:table-cell office:value-type="float" office:value="0.575348937831321" calcext:value-type="float">
            <text:p>0.58</text:p>
          </table:table-cell>
        </table:table-row>
        <table:table-row table:style-name="ro1">
          <table:table-cell office:value-type="string" calcext:value-type="string">
            <text:p>sub-strokecase0130</text:p>
          </table:table-cell>
          <table:table-cell office:value-type="float" office:value="0.398550033569336" calcext:value-type="float">
            <text:p>0.40</text:p>
          </table:table-cell>
        </table:table-row>
        <table:table-row table:style-name="ro1">
          <table:table-cell office:value-type="string" calcext:value-type="string">
            <text:p>sub-strokecase0130</text:p>
          </table:table-cell>
          <table:table-cell office:value-type="float" office:value="1.61135292053223" calcext:value-type="float">
            <text:p>1.61</text:p>
          </table:table-cell>
        </table:table-row>
        <table:table-row table:style-name="ro1">
          <table:table-cell office:value-type="string" calcext:value-type="string">
            <text:p>sub-strokecase0130</text:p>
          </table:table-cell>
          <table:table-cell office:value-type="float" office:value="0.372316360473633" calcext:value-type="float">
            <text:p>0.37</text:p>
          </table:table-cell>
        </table:table-row>
        <table:table-row table:style-name="ro1">
          <table:table-cell office:value-type="string" calcext:value-type="string">
            <text:p>sub-strokecase0130</text:p>
          </table:table-cell>
          <table:table-cell office:value-type="float" office:value="0.0090808868408203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30</text:p>
          </table:table-cell>
          <table:table-cell office:value-type="float" office:value="0.0020179748535156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30</text:p>
          </table:table-cell>
          <table:table-cell office:value-type="float" office:value="0.851585388183594" calcext:value-type="float">
            <text:p>0.85</text:p>
          </table:table-cell>
        </table:table-row>
        <table:table-row table:style-name="ro1">
          <table:table-cell office:value-type="string" calcext:value-type="string">
            <text:p>sub-strokecase0130</text:p>
          </table:table-cell>
          <table:table-cell office:value-type="float" office:value="0.95954704284668" calcext:value-type="float">
            <text:p>0.96</text:p>
          </table:table-cell>
        </table:table-row>
        <table:table-row table:style-name="ro1">
          <table:table-cell office:value-type="string" calcext:value-type="string">
            <text:p>sub-strokecase0130</text:p>
          </table:table-cell>
          <table:table-cell office:value-type="float" office:value="0.0605392456054688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30</text:p>
          </table:table-cell>
          <table:table-cell office:value-type="float" office:value="0.0474224090576172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30</text:p>
          </table:table-cell>
          <table:table-cell office:value-type="float" office:value="0.011098861694335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31</text:p>
          </table:table-cell>
          <table:table-cell office:value-type="float" office:value="2.05786721054311" calcext:value-type="float">
            <text:p>2.06</text:p>
          </table:table-cell>
        </table:table-row>
        <table:table-row table:style-name="ro1">
          <table:table-cell office:value-type="string" calcext:value-type="string">
            <text:p>sub-strokecase0131</text:p>
          </table:table-cell>
          <table:table-cell office:value-type="float" office:value="0.036290189397544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31</text:p>
          </table:table-cell>
          <table:table-cell office:value-type="float" office:value="5.40296878618736" calcext:value-type="float">
            <text:p>5.40</text:p>
          </table:table-cell>
        </table:table-row>
        <table:table-row table:style-name="ro1">
          <table:table-cell office:value-type="string" calcext:value-type="string">
            <text:p>sub-strokecase0131</text:p>
          </table:table-cell>
          <table:table-cell office:value-type="float" office:value="0.0021347170233849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31</text:p>
          </table:table-cell>
          <table:table-cell office:value-type="float" office:value="0.569969445243787" calcext:value-type="float">
            <text:p>0.57</text:p>
          </table:table-cell>
        </table:table-row>
        <table:table-row table:style-name="ro1">
          <table:table-cell office:value-type="string" calcext:value-type="string">
            <text:p>sub-strokecase0131</text:p>
          </table:table-cell>
          <table:table-cell office:value-type="float" office:value="1.41318266948085" calcext:value-type="float">
            <text:p>1.41</text:p>
          </table:table-cell>
        </table:table-row>
        <table:table-row table:style-name="ro1">
          <table:table-cell office:value-type="string" calcext:value-type="string">
            <text:p>sub-strokecase0131</text:p>
          </table:table-cell>
          <table:table-cell office:value-type="float" office:value="0.014943019163694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32</text:p>
          </table:table-cell>
          <table:table-cell office:value-type="float" office:value="0.241735541032366" calcext:value-type="float">
            <text:p>0.24</text:p>
          </table:table-cell>
        </table:table-row>
        <table:table-row table:style-name="ro1">
          <table:table-cell office:value-type="string" calcext:value-type="string">
            <text:p>sub-strokecase0132</text:p>
          </table:table-cell>
          <table:table-cell office:value-type="float" office:value="0.315650831463416" calcext:value-type="float">
            <text:p>0.32</text:p>
          </table:table-cell>
        </table:table-row>
        <table:table-row table:style-name="ro1">
          <table:table-cell office:value-type="string" calcext:value-type="string">
            <text:p>sub-strokecase0132</text:p>
          </table:table-cell>
          <table:table-cell office:value-type="float" office:value="0.01952479369876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32</text:p>
          </table:table-cell>
          <table:table-cell office:value-type="float" office:value="0.231043392102088" calcext:value-type="float">
            <text:p>0.23</text:p>
          </table:table-cell>
        </table:table-row>
        <table:table-row table:style-name="ro1">
          <table:table-cell office:value-type="string" calcext:value-type="string">
            <text:p>sub-strokecase0132</text:p>
          </table:table-cell>
          <table:table-cell office:value-type="float" office:value="0.95392563499695" calcext:value-type="float">
            <text:p>0.95</text:p>
          </table:table-cell>
        </table:table-row>
        <table:table-row table:style-name="ro1">
          <table:table-cell office:value-type="string" calcext:value-type="string">
            <text:p>sub-strokecase0133</text:p>
          </table:table-cell>
          <table:table-cell office:value-type="float" office:value="0.0520429714105689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33</text:p>
          </table:table-cell>
          <table:table-cell office:value-type="float" office:value="0.014356681768432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33</text:p>
          </table:table-cell>
          <table:table-cell office:value-type="float" office:value="0.0025124193094757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33</text:p>
          </table:table-cell>
          <table:table-cell office:value-type="float" office:value="0.0391219578189794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33</text:p>
          </table:table-cell>
          <table:table-cell office:value-type="float" office:value="0.011844262458957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33</text:p>
          </table:table-cell>
          <table:table-cell office:value-type="float" office:value="0.0470181327916175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33</text:p>
          </table:table-cell>
          <table:table-cell office:value-type="float" office:value="0.230783659427557" calcext:value-type="float">
            <text:p>0.23</text:p>
          </table:table-cell>
        </table:table-row>
        <table:table-row table:style-name="ro1">
          <table:table-cell office:value-type="string" calcext:value-type="string">
            <text:p>sub-strokecase0133</text:p>
          </table:table-cell>
          <table:table-cell office:value-type="float" office:value="0.027995529448444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33</text:p>
          </table:table-cell>
          <table:table-cell office:value-type="float" office:value="0.0057426727073731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33</text:p>
          </table:table-cell>
          <table:table-cell office:value-type="float" office:value="0.480589922198288" calcext:value-type="float">
            <text:p>0.48</text:p>
          </table:table-cell>
        </table:table-row>
        <table:table-row table:style-name="ro1">
          <table:table-cell office:value-type="string" calcext:value-type="string">
            <text:p>sub-strokecase0133</text:p>
          </table:table-cell>
          <table:table-cell office:value-type="float" office:value="0.108392947351668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133</text:p>
          </table:table-cell>
          <table:table-cell office:value-type="float" office:value="1.96794215340793" calcext:value-type="float">
            <text:p>1.97</text:p>
          </table:table-cell>
        </table:table-row>
        <table:table-row table:style-name="ro1">
          <table:table-cell office:value-type="string" calcext:value-type="string">
            <text:p>sub-strokecase0133</text:p>
          </table:table-cell>
          <table:table-cell office:value-type="float" office:value="0.027995529448444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33</text:p>
          </table:table-cell>
          <table:table-cell office:value-type="float" office:value="0.0025124193094757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33</text:p>
          </table:table-cell>
          <table:table-cell office:value-type="float" office:value="0.00215350226526492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33</text:p>
          </table:table-cell>
          <table:table-cell office:value-type="float" office:value="0.00215350226526492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34</text:p>
          </table:table-cell>
          <table:table-cell office:value-type="float" office:value="0.537657281840047" calcext:value-type="float">
            <text:p>0.54</text:p>
          </table:table-cell>
        </table:table-row>
        <table:table-row table:style-name="ro1">
          <table:table-cell office:value-type="string" calcext:value-type="string">
            <text:p>sub-strokecase0135</text:p>
          </table:table-cell>
          <table:table-cell office:value-type="float" office:value="0.630371910845938" calcext:value-type="float">
            <text:p>0.63</text:p>
          </table:table-cell>
        </table:table-row>
        <table:table-row table:style-name="ro1">
          <table:table-cell office:value-type="string" calcext:value-type="string">
            <text:p>sub-strokecase0135</text:p>
          </table:table-cell>
          <table:table-cell office:value-type="float" office:value="0.372365708397932" calcext:value-type="float">
            <text:p>0.37</text:p>
          </table:table-cell>
        </table:table-row>
        <table:table-row table:style-name="ro1">
          <table:table-cell office:value-type="string" calcext:value-type="string">
            <text:p>sub-strokecase0135</text:p>
          </table:table-cell>
          <table:table-cell office:value-type="float" office:value="0.327737608515034" calcext:value-type="float">
            <text:p>0.33</text:p>
          </table:table-cell>
        </table:table-row>
        <table:table-row table:style-name="ro1">
          <table:table-cell office:value-type="string" calcext:value-type="string">
            <text:p>sub-strokecase0136</text:p>
          </table:table-cell>
          <table:table-cell office:value-type="float" office:value="0.164381982029165" calcext:value-type="float">
            <text:p>0.16</text:p>
          </table:table-cell>
        </table:table-row>
        <table:table-row table:style-name="ro1">
          <table:table-cell office:value-type="string" calcext:value-type="string">
            <text:p>sub-strokecase0137</text:p>
          </table:table-cell>
          <table:table-cell office:value-type="float" office:value="2.21622075116029" calcext:value-type="float">
            <text:p>2.22</text:p>
          </table:table-cell>
        </table:table-row>
        <table:table-row table:style-name="ro1">
          <table:table-cell office:value-type="string" calcext:value-type="string">
            <text:p>sub-strokecase0138</text:p>
          </table:table-cell>
          <table:table-cell office:value-type="float" office:value="0.170483882241633" calcext:value-type="float">
            <text:p>0.17</text:p>
          </table:table-cell>
        </table:table-row>
        <table:table-row table:style-name="ro1">
          <table:table-cell office:value-type="string" calcext:value-type="string">
            <text:p>sub-strokecase0139</text:p>
          </table:table-cell>
          <table:table-cell office:value-type="float" office:value="0.46659719953199" calcext:value-type="float">
            <text:p>0.47</text:p>
          </table:table-cell>
        </table:table-row>
        <table:table-row table:style-name="ro1">
          <table:table-cell office:value-type="string" calcext:value-type="string">
            <text:p>sub-strokecase0139</text:p>
          </table:table-cell>
          <table:table-cell office:value-type="float" office:value="0.046300799030482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40</text:p>
          </table:table-cell>
          <table:table-cell office:value-type="float" office:value="139.94736328125" calcext:value-type="float">
            <text:p>139.95</text:p>
          </table:table-cell>
        </table:table-row>
        <table:table-row table:style-name="ro1">
          <table:table-cell office:value-type="string" calcext:value-type="string">
            <text:p>sub-strokecase0140</text:p>
          </table:table-cell>
          <table:table-cell office:value-type="float" office:value="0.03874511718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40</text:p>
          </table:table-cell>
          <table:table-cell office:value-type="float" office:value="0.253134765625" calcext:value-type="float">
            <text:p>0.25</text:p>
          </table:table-cell>
        </table:table-row>
        <table:table-row table:style-name="ro1">
          <table:table-cell office:value-type="string" calcext:value-type="string">
            <text:p>sub-strokecase0140</text:p>
          </table:table-cell>
          <table:table-cell office:value-type="float" office:value="0.010332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40</text:p>
          </table:table-cell>
          <table:table-cell office:value-type="float" office:value="0.002583007812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41</text:p>
          </table:table-cell>
          <table:table-cell office:value-type="float" office:value="0.00203247070312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41</text:p>
          </table:table-cell>
          <table:table-cell office:value-type="float" office:value="0.006866455078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41</text:p>
          </table:table-cell>
          <table:table-cell office:value-type="float" office:value="0.00225219726562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41</text:p>
          </table:table-cell>
          <table:table-cell office:value-type="float" office:value="0.016699218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41</text:p>
          </table:table-cell>
          <table:table-cell office:value-type="float" office:value="0.0386169433593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42</text:p>
          </table:table-cell>
          <table:table-cell office:value-type="float" office:value="2.50944364594817" calcext:value-type="float">
            <text:p>2.51</text:p>
          </table:table-cell>
        </table:table-row>
        <table:table-row table:style-name="ro1">
          <table:table-cell office:value-type="string" calcext:value-type="string">
            <text:p>sub-strokecase0143</text:p>
          </table:table-cell>
          <table:table-cell office:value-type="float" office:value="0.172536849975586" calcext:value-type="float">
            <text:p>0.17</text:p>
          </table:table-cell>
        </table:table-row>
        <table:table-row table:style-name="ro1">
          <table:table-cell office:value-type="string" calcext:value-type="string">
            <text:p>sub-strokecase0143</text:p>
          </table:table-cell>
          <table:table-cell office:value-type="float" office:value="2.27324867248535" calcext:value-type="float">
            <text:p>2.27</text:p>
          </table:table-cell>
        </table:table-row>
        <table:table-row table:style-name="ro1">
          <table:table-cell office:value-type="string" calcext:value-type="string">
            <text:p>sub-strokecase0143</text:p>
          </table:table-cell>
          <table:table-cell office:value-type="float" office:value="0.20280647277832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143</text:p>
          </table:table-cell>
          <table:table-cell office:value-type="float" office:value="0.00100898742675781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44</text:p>
          </table:table-cell>
          <table:table-cell office:value-type="float" office:value="0.0624413662391067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020458153270679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151821032166624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56816239697344" calcext:value-type="float">
            <text:p>0.57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0021534898179662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021175983210001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0272775376942397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2.78230884481245" calcext:value-type="float">
            <text:p>2.78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0488124358739026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01507442872576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0057426395145767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0064604694538988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017227918543730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208529597373069" calcext:value-type="float">
            <text:p>0.21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117006280109502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0200992383010187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0602977149030562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034096922117799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125261324411706" calcext:value-type="float">
            <text:p>0.13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026200792785256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0631690346603446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010408534120170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0251240478762734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00717829939322097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45</text:p>
          </table:table-cell>
          <table:table-cell office:value-type="float" office:value="0.0082550443022041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46</text:p>
          </table:table-cell>
          <table:table-cell office:value-type="float" office:value="18.9012592989134" calcext:value-type="float">
            <text:p>18.90</text:p>
          </table:table-cell>
        </table:table-row>
        <table:table-row table:style-name="ro1">
          <table:table-cell office:value-type="string" calcext:value-type="string">
            <text:p>sub-strokecase0146</text:p>
          </table:table-cell>
          <table:table-cell office:value-type="float" office:value="0.0061015800402857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46</text:p>
          </table:table-cell>
          <table:table-cell office:value-type="float" office:value="0.033738148458050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46</text:p>
          </table:table-cell>
          <table:table-cell office:value-type="float" office:value="0.123467266697547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146</text:p>
          </table:table-cell>
          <table:table-cell office:value-type="float" office:value="0.0384040626065044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46</text:p>
          </table:table-cell>
          <table:table-cell office:value-type="float" office:value="1.00711962312011" calcext:value-type="float">
            <text:p>1.01</text:p>
          </table:table-cell>
        </table:table-row>
        <table:table-row table:style-name="ro1">
          <table:table-cell office:value-type="string" calcext:value-type="string">
            <text:p>sub-strokecase0146</text:p>
          </table:table-cell>
          <table:table-cell office:value-type="float" office:value="0.005742663567327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46</text:p>
          </table:table-cell>
          <table:table-cell office:value-type="float" office:value="0.150027085696438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146</text:p>
          </table:table-cell>
          <table:table-cell office:value-type="float" office:value="0.189507897721816" calcext:value-type="float">
            <text:p>0.19</text:p>
          </table:table-cell>
        </table:table-row>
        <table:table-row table:style-name="ro1">
          <table:table-cell office:value-type="string" calcext:value-type="string">
            <text:p>sub-strokecase0146</text:p>
          </table:table-cell>
          <table:table-cell office:value-type="float" office:value="0.0563498862544036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46</text:p>
          </table:table-cell>
          <table:table-cell office:value-type="float" office:value="0.0071783294591596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47</text:p>
          </table:table-cell>
          <table:table-cell office:value-type="float" office:value="0.182968184135827" calcext:value-type="float">
            <text:p>0.18</text:p>
          </table:table-cell>
        </table:table-row>
        <table:table-row table:style-name="ro1">
          <table:table-cell office:value-type="string" calcext:value-type="string">
            <text:p>sub-strokecase0147</text:p>
          </table:table-cell>
          <table:table-cell office:value-type="float" office:value="0.0617154589347035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47</text:p>
          </table:table-cell>
          <table:table-cell office:value-type="float" office:value="0.156103807893662" calcext:value-type="float">
            <text:p>0.16</text:p>
          </table:table-cell>
        </table:table-row>
        <table:table-row table:style-name="ro1">
          <table:table-cell office:value-type="string" calcext:value-type="string">
            <text:p>sub-strokecase0147</text:p>
          </table:table-cell>
          <table:table-cell office:value-type="float" office:value="0.0395705001404864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47</text:p>
          </table:table-cell>
          <table:table-cell office:value-type="float" office:value="0.190228826363439" calcext:value-type="float">
            <text:p>0.19</text:p>
          </table:table-cell>
        </table:table-row>
        <table:table-row table:style-name="ro1">
          <table:table-cell office:value-type="string" calcext:value-type="string">
            <text:p>sub-strokecase0147</text:p>
          </table:table-cell>
          <table:table-cell office:value-type="float" office:value="0.0493723671477628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47</text:p>
          </table:table-cell>
          <table:table-cell office:value-type="float" office:value="0.0029042568910448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47</text:p>
          </table:table-cell>
          <table:table-cell office:value-type="float" office:value="0.022871023016978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48</text:p>
          </table:table-cell>
          <table:table-cell office:value-type="float" office:value="2.19224877819186" calcext:value-type="float">
            <text:p>2.19</text:p>
          </table:table-cell>
        </table:table-row>
        <table:table-row table:style-name="ro1">
          <table:table-cell office:value-type="string" calcext:value-type="string">
            <text:p>sub-strokecase0149</text:p>
          </table:table-cell>
          <table:table-cell office:value-type="float" office:value="0.310026696206412" calcext:value-type="float">
            <text:p>0.31</text:p>
          </table:table-cell>
        </table:table-row>
        <table:table-row table:style-name="ro1">
          <table:table-cell office:value-type="string" calcext:value-type="string">
            <text:p>sub-strokecase0149</text:p>
          </table:table-cell>
          <table:table-cell office:value-type="float" office:value="0.006897549447215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958322877456982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18663966152720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18305043726706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22971035264886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947555204676567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0825521579831857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498902172159253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358922426013851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36251165027399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969090550237398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16869354022651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495312947899114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847056925392689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21176423134817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21894267986844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0681952609426317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19740733430761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19740733430761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692720282206732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470188378078145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882949167994074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152</text:p>
          </table:table-cell>
          <table:table-cell office:value-type="float" office:value="0.067477416090604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3.96588134765625" calcext:value-type="float">
            <text:p>3.97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5760498046875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8419189453125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31461181640625" calcext:value-type="float">
            <text:p>0.31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141796875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1506591796875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38551025390625" calcext:value-type="float">
            <text:p>0.39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7532958984375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10.351171875" calcext:value-type="float">
            <text:p>10.35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39437255859375" calcext:value-type="float">
            <text:p>0.39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8419189453125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58934326171875" calcext:value-type="float">
            <text:p>0.59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30574951171875" calcext:value-type="float">
            <text:p>0.31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9.29212646484375" calcext:value-type="float">
            <text:p>9.29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3.95701904296875" calcext:value-type="float">
            <text:p>3.96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903955078125" calcext:value-type="float">
            <text:p>0.90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708984375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29688720703125" calcext:value-type="float">
            <text:p>0.30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22155761718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9305419921875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22155761718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10634765625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25257568359375" calcext:value-type="float">
            <text:p>0.25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1506591796875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3.59366455078125" calcext:value-type="float">
            <text:p>3.59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1861083984375" calcext:value-type="float">
            <text:p>0.19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797607421875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28359375" calcext:value-type="float">
            <text:p>0.28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159521484375" calcext:value-type="float">
            <text:p>0.16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4.4045654296875" calcext:value-type="float">
            <text:p>4.40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620361328125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24814453125" calcext:value-type="float">
            <text:p>0.25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72227783203125" calcext:value-type="float">
            <text:p>0.72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84635009765625" calcext:value-type="float">
            <text:p>0.85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1861083984375" calcext:value-type="float">
            <text:p>0.19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2658691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2658691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4519775390625" calcext:value-type="float">
            <text:p>0.45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11964111328125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46527099609375" calcext:value-type="float">
            <text:p>0.47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1329345703125" calcext:value-type="float">
            <text:p>0.13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2658691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8419189453125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14622802734375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53173828125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177246093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39880371093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35449218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1861083984375" calcext:value-type="float">
            <text:p>0.19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4431152343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28359375" calcext:value-type="float">
            <text:p>0.28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4874267578125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53</text:p>
          </table:table-cell>
          <table:table-cell office:value-type="float" office:value="0.0177246093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54</text:p>
          </table:table-cell>
          <table:table-cell office:value-type="float" office:value="1.83183845169697" calcext:value-type="float">
            <text:p>1.83</text:p>
          </table:table-cell>
        </table:table-row>
        <table:table-row table:style-name="ro1">
          <table:table-cell office:value-type="string" calcext:value-type="string">
            <text:p>sub-strokecase0154</text:p>
          </table:table-cell>
          <table:table-cell office:value-type="float" office:value="0.158635260209849" calcext:value-type="float">
            <text:p>0.16</text:p>
          </table:table-cell>
        </table:table-row>
        <table:table-row table:style-name="ro1">
          <table:table-cell office:value-type="string" calcext:value-type="string">
            <text:p>sub-strokecase0155</text:p>
          </table:table-cell>
          <table:table-cell office:value-type="float" office:value="16.856103515625" calcext:value-type="float">
            <text:p>16.86</text:p>
          </table:table-cell>
        </table:table-row>
        <table:table-row table:style-name="ro1">
          <table:table-cell office:value-type="string" calcext:value-type="string">
            <text:p>sub-strokecase0155</text:p>
          </table:table-cell>
          <table:table-cell office:value-type="float" office:value="0.053173828125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55</text:p>
          </table:table-cell>
          <table:table-cell office:value-type="float" office:value="0.0177246093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55</text:p>
          </table:table-cell>
          <table:table-cell office:value-type="float" office:value="7.82984619140625" calcext:value-type="float">
            <text:p>7.83</text:p>
          </table:table-cell>
        </table:table-row>
        <table:table-row table:style-name="ro1">
          <table:table-cell office:value-type="string" calcext:value-type="string">
            <text:p>sub-strokecase0155</text:p>
          </table:table-cell>
          <table:table-cell office:value-type="float" office:value="0.053173828125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55</text:p>
          </table:table-cell>
          <table:table-cell office:value-type="float" office:value="0.2038330078125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155</text:p>
          </table:table-cell>
          <table:table-cell office:value-type="float" office:value="0.22598876953125" calcext:value-type="float">
            <text:p>0.23</text:p>
          </table:table-cell>
        </table:table-row>
        <table:table-row table:style-name="ro1">
          <table:table-cell office:value-type="string" calcext:value-type="string">
            <text:p>sub-strokecase0156</text:p>
          </table:table-cell>
          <table:table-cell office:value-type="float" office:value="1.28025956333967" calcext:value-type="float">
            <text:p>1.28</text:p>
          </table:table-cell>
        </table:table-row>
        <table:table-row table:style-name="ro1">
          <table:table-cell office:value-type="string" calcext:value-type="string">
            <text:p>sub-strokecase0156</text:p>
          </table:table-cell>
          <table:table-cell office:value-type="float" office:value="8.28776943568164" calcext:value-type="float">
            <text:p>8.29</text:p>
          </table:table-cell>
        </table:table-row>
        <table:table-row table:style-name="ro1">
          <table:table-cell office:value-type="string" calcext:value-type="string">
            <text:p>sub-strokecase0156</text:p>
          </table:table-cell>
          <table:table-cell office:value-type="float" office:value="1.09218666981851" calcext:value-type="float">
            <text:p>1.09</text:p>
          </table:table-cell>
        </table:table-row>
        <table:table-row table:style-name="ro1">
          <table:table-cell office:value-type="string" calcext:value-type="string">
            <text:p>sub-strokecase0156</text:p>
          </table:table-cell>
          <table:table-cell office:value-type="float" office:value="0.144643847498147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156</text:p>
          </table:table-cell>
          <table:table-cell office:value-type="float" office:value="2.24790177886077" calcext:value-type="float">
            <text:p>2.25</text:p>
          </table:table-cell>
        </table:table-row>
        <table:table-row table:style-name="ro1">
          <table:table-cell office:value-type="string" calcext:value-type="string">
            <text:p>sub-strokecase0156</text:p>
          </table:table-cell>
          <table:table-cell office:value-type="float" office:value="0.0606570973379324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56</text:p>
          </table:table-cell>
          <table:table-cell office:value-type="float" office:value="0.018663722257825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56</text:p>
          </table:table-cell>
          <table:table-cell office:value-type="float" office:value="0.0071783547145482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56</text:p>
          </table:table-cell>
          <table:table-cell office:value-type="float" office:value="0.164025405227427" calcext:value-type="float">
            <text:p>0.16</text:p>
          </table:table-cell>
        </table:table-row>
        <table:table-row table:style-name="ro1">
          <table:table-cell office:value-type="string" calcext:value-type="string">
            <text:p>sub-strokecase0157</text:p>
          </table:table-cell>
          <table:table-cell office:value-type="float" office:value="0.110988616943359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157</text:p>
          </table:table-cell>
          <table:table-cell office:value-type="float" office:value="0.0958538055419922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157</text:p>
          </table:table-cell>
          <table:table-cell office:value-type="float" office:value="2.68996047973633" calcext:value-type="float">
            <text:p>2.69</text:p>
          </table:table-cell>
        </table:table-row>
        <table:table-row table:style-name="ro1">
          <table:table-cell office:value-type="string" calcext:value-type="string">
            <text:p>sub-strokecase0157</text:p>
          </table:table-cell>
          <table:table-cell office:value-type="float" office:value="0.0423774719238281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57</text:p>
          </table:table-cell>
          <table:table-cell office:value-type="float" office:value="0.0353145599365234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57</text:p>
          </table:table-cell>
          <table:table-cell office:value-type="float" office:value="0.0494403839111328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57</text:p>
          </table:table-cell>
          <table:table-cell office:value-type="float" office:value="0.0090808868408203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58</text:p>
          </table:table-cell>
          <table:table-cell office:value-type="float" office:value="1.58174860634241" calcext:value-type="float">
            <text:p>1.58</text:p>
          </table:table-cell>
        </table:table-row>
        <table:table-row table:style-name="ro1">
          <table:table-cell office:value-type="string" calcext:value-type="string">
            <text:p>sub-strokecase0158</text:p>
          </table:table-cell>
          <table:table-cell office:value-type="float" office:value="0.0477360028689677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58</text:p>
          </table:table-cell>
          <table:table-cell office:value-type="float" office:value="0.185201334439003" calcext:value-type="float">
            <text:p>0.19</text:p>
          </table:table-cell>
        </table:table-row>
        <table:table-row table:style-name="ro1">
          <table:table-cell office:value-type="string" calcext:value-type="string">
            <text:p>sub-strokecase0158</text:p>
          </table:table-cell>
          <table:table-cell office:value-type="float" office:value="0.0401987392580781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58</text:p>
          </table:table-cell>
          <table:table-cell office:value-type="float" office:value="0.0473770855541635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58</text:p>
          </table:table-cell>
          <table:table-cell office:value-type="float" office:value="0.52545494887345" calcext:value-type="float">
            <text:p>0.53</text:p>
          </table:table-cell>
        </table:table-row>
        <table:table-row table:style-name="ro1">
          <table:table-cell office:value-type="string" calcext:value-type="string">
            <text:p>sub-strokecase0158</text:p>
          </table:table-cell>
          <table:table-cell office:value-type="float" office:value="0.011844271388540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58</text:p>
          </table:table-cell>
          <table:table-cell office:value-type="float" office:value="0.013638857962562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58</text:p>
          </table:table-cell>
          <table:table-cell office:value-type="float" office:value="0.0064605116664768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58</text:p>
          </table:table-cell>
          <table:table-cell office:value-type="float" office:value="0.017945865740213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58</text:p>
          </table:table-cell>
          <table:table-cell office:value-type="float" office:value="0.0398398219432738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58</text:p>
          </table:table-cell>
          <table:table-cell office:value-type="float" office:value="0.0071783462960853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58</text:p>
          </table:table-cell>
          <table:table-cell office:value-type="float" office:value="0.0384041526840568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59</text:p>
          </table:table-cell>
          <table:table-cell office:value-type="float" office:value="0.2126953125" calcext:value-type="float">
            <text:p>0.21</text:p>
          </table:table-cell>
        </table:table-row>
        <table:table-row table:style-name="ro1">
          <table:table-cell office:value-type="string" calcext:value-type="string">
            <text:p>sub-strokecase0159</text:p>
          </table:table-cell>
          <table:table-cell office:value-type="float" office:value="0.035449218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59</text:p>
          </table:table-cell>
          <table:table-cell office:value-type="float" office:value="0.053173828125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59</text:p>
          </table:table-cell>
          <table:table-cell office:value-type="float" office:value="3.172705078125" calcext:value-type="float">
            <text:p>3.17</text:p>
          </table:table-cell>
        </table:table-row>
        <table:table-row table:style-name="ro1">
          <table:table-cell office:value-type="string" calcext:value-type="string">
            <text:p>sub-strokecase0159</text:p>
          </table:table-cell>
          <table:table-cell office:value-type="float" office:value="0.443115234375" calcext:value-type="float">
            <text:p>0.44</text:p>
          </table:table-cell>
        </table:table-row>
        <table:table-row table:style-name="ro1">
          <table:table-cell office:value-type="string" calcext:value-type="string">
            <text:p>sub-strokecase0159</text:p>
          </table:table-cell>
          <table:table-cell office:value-type="float" office:value="0.02658691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59</text:p>
          </table:table-cell>
          <table:table-cell office:value-type="float" office:value="0.2126953125" calcext:value-type="float">
            <text:p>0.21</text:p>
          </table:table-cell>
        </table:table-row>
        <table:table-row table:style-name="ro1">
          <table:table-cell office:value-type="string" calcext:value-type="string">
            <text:p>sub-strokecase0159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59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59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59</text:p>
          </table:table-cell>
          <table:table-cell office:value-type="float" office:value="0.053173828125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59</text:p>
          </table:table-cell>
          <table:table-cell office:value-type="float" office:value="0.0708984375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159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59</text:p>
          </table:table-cell>
          <table:table-cell office:value-type="float" office:value="0.031018066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59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60</text:p>
          </table:table-cell>
          <table:table-cell office:value-type="float" office:value="0.432852468677843" calcext:value-type="float">
            <text:p>0.43</text:p>
          </table:table-cell>
        </table:table-row>
        <table:table-row table:style-name="ro1">
          <table:table-cell office:value-type="string" calcext:value-type="string">
            <text:p>sub-strokecase0160</text:p>
          </table:table-cell>
          <table:table-cell office:value-type="float" office:value="0.0581443614641879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60</text:p>
          </table:table-cell>
          <table:table-cell office:value-type="float" office:value="0.290003975697925" calcext:value-type="float">
            <text:p>0.29</text:p>
          </table:table-cell>
        </table:table-row>
        <table:table-row table:style-name="ro1">
          <table:table-cell office:value-type="string" calcext:value-type="string">
            <text:p>sub-strokecase0160</text:p>
          </table:table-cell>
          <table:table-cell office:value-type="float" office:value="0.690554021340108" calcext:value-type="float">
            <text:p>0.69</text:p>
          </table:table-cell>
        </table:table-row>
        <table:table-row table:style-name="ro1">
          <table:table-cell office:value-type="string" calcext:value-type="string">
            <text:p>sub-strokecase0160</text:p>
          </table:table-cell>
          <table:table-cell office:value-type="float" office:value="0.0423520657578653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60</text:p>
          </table:table-cell>
          <table:table-cell office:value-type="float" office:value="1.14673601776593" calcext:value-type="float">
            <text:p>1.15</text:p>
          </table:table-cell>
        </table:table-row>
        <table:table-row table:style-name="ro1">
          <table:table-cell office:value-type="string" calcext:value-type="string">
            <text:p>sub-strokecase0160</text:p>
          </table:table-cell>
          <table:table-cell office:value-type="float" office:value="1.12950805881358" calcext:value-type="float">
            <text:p>1.13</text:p>
          </table:table-cell>
        </table:table-row>
        <table:table-row table:style-name="ro1">
          <table:table-cell office:value-type="string" calcext:value-type="string">
            <text:p>sub-strokecase0160</text:p>
          </table:table-cell>
          <table:table-cell office:value-type="float" office:value="0.220015392453995" calcext:value-type="float">
            <text:p>0.22</text:p>
          </table:table-cell>
        </table:table-row>
        <table:table-row table:style-name="ro1">
          <table:table-cell office:value-type="string" calcext:value-type="string">
            <text:p>sub-strokecase0161</text:p>
          </table:table-cell>
          <table:table-cell office:value-type="float" office:value="92.9921630859375" calcext:value-type="float">
            <text:p>92.99</text:p>
          </table:table-cell>
        </table:table-row>
        <table:table-row table:style-name="ro1">
          <table:table-cell office:value-type="string" calcext:value-type="string">
            <text:p>sub-strokecase0161</text:p>
          </table:table-cell>
          <table:table-cell office:value-type="float" office:value="0.15509033203125" calcext:value-type="float">
            <text:p>0.16</text:p>
          </table:table-cell>
        </table:table-row>
        <table:table-row table:style-name="ro1">
          <table:table-cell office:value-type="string" calcext:value-type="string">
            <text:p>sub-strokecase0161</text:p>
          </table:table-cell>
          <table:table-cell office:value-type="float" office:value="0.11077880859375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161</text:p>
          </table:table-cell>
          <table:table-cell office:value-type="float" office:value="0.939404296875" calcext:value-type="float">
            <text:p>0.94</text:p>
          </table:table-cell>
        </table:table-row>
        <table:table-row table:style-name="ro1">
          <table:table-cell office:value-type="string" calcext:value-type="string">
            <text:p>sub-strokecase0161</text:p>
          </table:table-cell>
          <table:table-cell office:value-type="float" office:value="0.02658691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42982177734375" calcext:value-type="float">
            <text:p>0.43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035449218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78431396484375" calcext:value-type="float">
            <text:p>0.78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40.58935546875" calcext:value-type="float">
            <text:p>40.59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08419189453125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039880371093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15509033203125" calcext:value-type="float">
            <text:p>0.16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34119873046875" calcext:value-type="float">
            <text:p>0.34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022155761718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035449218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14622802734375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039880371093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035449218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83748779296875" calcext:value-type="float">
            <text:p>0.84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04431152343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16395263671875" calcext:value-type="float">
            <text:p>0.16</text:p>
          </table:table-cell>
        </table:table-row>
        <table:table-row table:style-name="ro1">
          <table:table-cell office:value-type="string" calcext:value-type="string">
            <text:p>sub-strokecase0162</text:p>
          </table:table-cell>
          <table:table-cell office:value-type="float" office:value="0.2038330078125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163</text:p>
          </table:table-cell>
          <table:table-cell office:value-type="float" office:value="5.21428003985508" calcext:value-type="float">
            <text:p>5.21</text:p>
          </table:table-cell>
        </table:table-row>
        <table:table-row table:style-name="ro1">
          <table:table-cell office:value-type="string" calcext:value-type="string">
            <text:p>sub-strokecase0163</text:p>
          </table:table-cell>
          <table:table-cell office:value-type="float" office:value="0.024250806559752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63</text:p>
          </table:table-cell>
          <table:table-cell office:value-type="float" office:value="0.0342364327902392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64</text:p>
          </table:table-cell>
          <table:table-cell office:value-type="float" office:value="27.9295532226563" calcext:value-type="float">
            <text:p>27.93</text:p>
          </table:table-cell>
        </table:table-row>
        <table:table-row table:style-name="ro1">
          <table:table-cell office:value-type="string" calcext:value-type="string">
            <text:p>sub-strokecase0164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4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64</text:p>
          </table:table-cell>
          <table:table-cell office:value-type="float" office:value="0.04431152343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64</text:p>
          </table:table-cell>
          <table:table-cell office:value-type="float" office:value="0.124072265625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8.4998367635344" calcext:value-type="float">
            <text:p>8.50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15065918567415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079760745356907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177246100793127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12407227055518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20383301591209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12407227055518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210036629439855" calcext:value-type="float">
            <text:p>0.21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700122098132852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169270026257436" calcext:value-type="float">
            <text:p>0.17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195856941376405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1949707108724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13293457559484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244599619094515" calcext:value-type="float">
            <text:p>0.24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143569341642433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044311525198281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336767591506941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20383301591209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112551274003636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611499047736288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30131837134831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14179688063450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20383301591209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42539064190350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912817419084604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30131837134831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070898440317250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319042981427629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5</text:p>
          </table:table-cell>
          <table:table-cell office:value-type="float" office:value="0.020383301591209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66</text:p>
          </table:table-cell>
          <table:table-cell office:value-type="float" office:value="61.0346923828125" calcext:value-type="float">
            <text:p>61.03</text:p>
          </table:table-cell>
        </table:table-row>
        <table:table-row table:style-name="ro1">
          <table:table-cell office:value-type="string" calcext:value-type="string">
            <text:p>sub-strokecase0166</text:p>
          </table:table-cell>
          <table:table-cell office:value-type="float" office:value="0.0620361328125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66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6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66</text:p>
          </table:table-cell>
          <table:table-cell office:value-type="float" office:value="0.194970703125" calcext:value-type="float">
            <text:p>0.19</text:p>
          </table:table-cell>
        </table:table-row>
        <table:table-row table:style-name="ro1">
          <table:table-cell office:value-type="string" calcext:value-type="string">
            <text:p>sub-strokecase0166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66</text:p>
          </table:table-cell>
          <table:table-cell office:value-type="float" office:value="0.336767578125" calcext:value-type="float">
            <text:p>0.34</text:p>
          </table:table-cell>
        </table:table-row>
        <table:table-row table:style-name="ro1">
          <table:table-cell office:value-type="string" calcext:value-type="string">
            <text:p>sub-strokecase0166</text:p>
          </table:table-cell>
          <table:table-cell office:value-type="float" office:value="0.02658691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66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7</text:p>
          </table:table-cell>
          <table:table-cell office:value-type="float" office:value="0.012407227055518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67</text:p>
          </table:table-cell>
          <table:table-cell office:value-type="float" office:value="1.25667485462327" calcext:value-type="float">
            <text:p>1.26</text:p>
          </table:table-cell>
        </table:table-row>
        <table:table-row table:style-name="ro1">
          <table:table-cell office:value-type="string" calcext:value-type="string">
            <text:p>sub-strokecase0168</text:p>
          </table:table-cell>
          <table:table-cell office:value-type="float" office:value="0.449357627189884" calcext:value-type="float">
            <text:p>0.45</text:p>
          </table:table-cell>
        </table:table-row>
        <table:table-row table:style-name="ro1">
          <table:table-cell office:value-type="string" calcext:value-type="string">
            <text:p>sub-strokecase0168</text:p>
          </table:table-cell>
          <table:table-cell office:value-type="float" office:value="0.032302065852308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68</text:p>
          </table:table-cell>
          <table:table-cell office:value-type="float" office:value="25.2752897939026" calcext:value-type="float">
            <text:p>25.28</text:p>
          </table:table-cell>
        </table:table-row>
        <table:table-row table:style-name="ro1">
          <table:table-cell office:value-type="string" calcext:value-type="string">
            <text:p>sub-strokecase0168</text:p>
          </table:table-cell>
          <table:table-cell office:value-type="float" office:value="1.09145091396521" calcext:value-type="float">
            <text:p>1.09</text:p>
          </table:table-cell>
        </table:table-row>
        <table:table-row table:style-name="ro1">
          <table:table-cell office:value-type="string" calcext:value-type="string">
            <text:p>sub-strokecase0168</text:p>
          </table:table-cell>
          <table:table-cell office:value-type="float" office:value="0.0897279607008555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168</text:p>
          </table:table-cell>
          <table:table-cell office:value-type="float" office:value="0.852056714815323" calcext:value-type="float">
            <text:p>0.85</text:p>
          </table:table-cell>
        </table:table-row>
        <table:table-row table:style-name="ro1">
          <table:table-cell office:value-type="string" calcext:value-type="string">
            <text:p>sub-strokecase0168</text:p>
          </table:table-cell>
          <table:table-cell office:value-type="float" office:value="0.0951116383429068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168</text:p>
          </table:table-cell>
          <table:table-cell office:value-type="float" office:value="0.0556313356345304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68</text:p>
          </table:table-cell>
          <table:table-cell office:value-type="float" office:value="1.00244077694996" calcext:value-type="float">
            <text:p>1.00</text:p>
          </table:table-cell>
        </table:table-row>
        <table:table-row table:style-name="ro1">
          <table:table-cell office:value-type="string" calcext:value-type="string">
            <text:p>sub-strokecase0168</text:p>
          </table:table-cell>
          <table:table-cell office:value-type="float" office:value="0.296461182155626" calcext:value-type="float">
            <text:p>0.30</text:p>
          </table:table-cell>
        </table:table-row>
        <table:table-row table:style-name="ro1">
          <table:table-cell office:value-type="string" calcext:value-type="string">
            <text:p>sub-strokecase0168</text:p>
          </table:table-cell>
          <table:table-cell office:value-type="float" office:value="0.285693826871524" calcext:value-type="float">
            <text:p>0.29</text:p>
          </table:table-cell>
        </table:table-row>
        <table:table-row table:style-name="ro1">
          <table:table-cell office:value-type="string" calcext:value-type="string">
            <text:p>sub-strokecase0168</text:p>
          </table:table-cell>
          <table:table-cell office:value-type="float" office:value="0.0958294620285136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168</text:p>
          </table:table-cell>
          <table:table-cell office:value-type="float" office:value="0.0071782368560684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68</text:p>
          </table:table-cell>
          <table:table-cell office:value-type="float" office:value="0.013997561869333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68</text:p>
          </table:table-cell>
          <table:table-cell office:value-type="float" office:value="0.0244060053106327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68</text:p>
          </table:table-cell>
          <table:table-cell office:value-type="float" office:value="0.0642452198618125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69</text:p>
          </table:table-cell>
          <table:table-cell office:value-type="float" office:value="0.00215349270429641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69</text:p>
          </table:table-cell>
          <table:table-cell office:value-type="float" office:value="2.76867378682375" calcext:value-type="float">
            <text:p>2.77</text:p>
          </table:table-cell>
        </table:table-row>
        <table:table-row table:style-name="ro1">
          <table:table-cell office:value-type="string" calcext:value-type="string">
            <text:p>sub-strokecase0169</text:p>
          </table:table-cell>
          <table:table-cell office:value-type="float" office:value="0.020099265240099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69</text:p>
          </table:table-cell>
          <table:table-cell office:value-type="float" office:value="0.0506070785509656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69</text:p>
          </table:table-cell>
          <table:table-cell office:value-type="float" office:value="0.108033550665537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169</text:p>
          </table:table-cell>
          <table:table-cell office:value-type="float" office:value="0.0086139708171856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69</text:p>
          </table:table-cell>
          <table:table-cell office:value-type="float" office:value="0.0057426472114570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69</text:p>
          </table:table-cell>
          <table:table-cell office:value-type="float" office:value="0.0814738073125475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22.2739712732303" calcext:value-type="float">
            <text:p>22.27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28354368110752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078961531447665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25124123642439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18304718653777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31871745420694" calcext:value-type="float">
            <text:p>0.32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5.50864356663076" calcext:value-type="float">
            <text:p>5.51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466590867645295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109828311922662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17586886549707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223245784365672" calcext:value-type="float">
            <text:p>0.22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753723709273169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153616070270913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23688459434299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459412546604599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2045821496598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0179458026017421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12562061821219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290722002148222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068194049886620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484536670247037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15433390237498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075372370927316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516839114930173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384040175677282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061015728845923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33020276787205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276365360066829" calcext:value-type="float">
            <text:p>0.28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16869054445637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247293159852007" calcext:value-type="float">
            <text:p>0.25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11844229717149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0215349631220906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0646048893662717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061015728845923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075372370927316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391218496717978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061015728845923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409164299319721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082550691968013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13279893925289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02512412364243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269187039026132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16510138393602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078961531447665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477358349206341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37686185463658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71</text:p>
          </table:table-cell>
          <table:table-cell office:value-type="float" office:value="0.017227970497672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72</text:p>
          </table:table-cell>
          <table:table-cell office:value-type="float" office:value="5.38088297456296" calcext:value-type="float">
            <text:p>5.38</text:p>
          </table:table-cell>
        </table:table-row>
        <table:table-row table:style-name="ro1">
          <table:table-cell office:value-type="string" calcext:value-type="string">
            <text:p>sub-strokecase0172</text:p>
          </table:table-cell>
          <table:table-cell office:value-type="float" office:value="0.088293570687199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172</text:p>
          </table:table-cell>
          <table:table-cell office:value-type="float" office:value="0.016869096838611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72</text:p>
          </table:table-cell>
          <table:table-cell office:value-type="float" office:value="0.0635283008603017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72</text:p>
          </table:table-cell>
          <table:table-cell office:value-type="float" office:value="0.086498985917134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172</text:p>
          </table:table-cell>
          <table:table-cell office:value-type="float" office:value="0.00143566781605202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72</text:p>
          </table:table-cell>
          <table:table-cell office:value-type="float" office:value="0.00215350172407802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73</text:p>
          </table:table-cell>
          <table:table-cell office:value-type="float" office:value="21.8899622703091" calcext:value-type="float">
            <text:p>21.89</text:p>
          </table:table-cell>
        </table:table-row>
        <table:table-row table:style-name="ro1">
          <table:table-cell office:value-type="string" calcext:value-type="string">
            <text:p>sub-strokecase0173</text:p>
          </table:table-cell>
          <table:table-cell office:value-type="float" office:value="11.7613368580524" calcext:value-type="float">
            <text:p>11.76</text:p>
          </table:table-cell>
        </table:table-row>
        <table:table-row table:style-name="ro1">
          <table:table-cell office:value-type="string" calcext:value-type="string">
            <text:p>sub-strokecase0173</text:p>
          </table:table-cell>
          <table:table-cell office:value-type="float" office:value="0.0086139975157392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3</text:p>
          </table:table-cell>
          <table:table-cell office:value-type="float" office:value="0.123826214288751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173</text:p>
          </table:table-cell>
          <table:table-cell office:value-type="float" office:value="0.0394808219471381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73</text:p>
          </table:table-cell>
          <table:table-cell office:value-type="float" office:value="0.0330203238103337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73</text:p>
          </table:table-cell>
          <table:table-cell office:value-type="float" office:value="0.0585033997943955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74</text:p>
          </table:table-cell>
          <table:table-cell office:value-type="float" office:value="0.784948419487081" calcext:value-type="float">
            <text:p>0.78</text:p>
          </table:table-cell>
        </table:table-row>
        <table:table-row table:style-name="ro1">
          <table:table-cell office:value-type="string" calcext:value-type="string">
            <text:p>sub-strokecase0175</text:p>
          </table:table-cell>
          <table:table-cell office:value-type="float" office:value="2.50182871269499" calcext:value-type="float">
            <text:p>2.50</text:p>
          </table:table-cell>
        </table:table-row>
        <table:table-row table:style-name="ro1">
          <table:table-cell office:value-type="string" calcext:value-type="string">
            <text:p>sub-strokecase0176</text:p>
          </table:table-cell>
          <table:table-cell office:value-type="float" office:value="41.7370239257813" calcext:value-type="float">
            <text:p>41.74</text:p>
          </table:table-cell>
        </table:table-row>
        <table:table-row table:style-name="ro1">
          <table:table-cell office:value-type="string" calcext:value-type="string">
            <text:p>sub-strokecase0176</text:p>
          </table:table-cell>
          <table:table-cell office:value-type="float" office:value="0.28802490234375" calcext:value-type="float">
            <text:p>0.29</text:p>
          </table:table-cell>
        </table:table-row>
        <table:table-row table:style-name="ro1">
          <table:table-cell office:value-type="string" calcext:value-type="string">
            <text:p>sub-strokecase0176</text:p>
          </table:table-cell>
          <table:table-cell office:value-type="float" office:value="0.031018066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76</text:p>
          </table:table-cell>
          <table:table-cell office:value-type="float" office:value="0.2215576171875" calcext:value-type="float">
            <text:p>0.22</text:p>
          </table:table-cell>
        </table:table-row>
        <table:table-row table:style-name="ro1">
          <table:table-cell office:value-type="string" calcext:value-type="string">
            <text:p>sub-strokecase0177</text:p>
          </table:table-cell>
          <table:table-cell office:value-type="float" office:value="0.195610247901122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177</text:p>
          </table:table-cell>
          <table:table-cell office:value-type="float" office:value="0.0362507064917676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735779385915612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26559841247685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340970934936503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078961690195821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19740422548955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20099339322572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423521792868499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20817172869807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96548612103073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19740422548955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14356670944694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1399775417107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30866842531094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666867365381077" calcext:value-type="float">
            <text:p>0.67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18663672228103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0179458386808686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11485336755755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107316115311594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563499334579274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078961690195821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990610295183946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0681941869873007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541964328162232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075372522459648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10049669661286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12.3582223491933" calcext:value-type="float">
            <text:p>12.36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0179458386808686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21176089643424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025124174153216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13279920623842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057426683778779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025124174153216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071783354723474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14715587718312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753725224596481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021535006417042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502483483064321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193815057753381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082550857931995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193815057753381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495305147591973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387630115506762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145361293315036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118442535293733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082550857931995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8</text:p>
          </table:table-cell>
          <table:table-cell office:value-type="float" office:value="0.0979842791975425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179</text:p>
          </table:table-cell>
          <table:table-cell office:value-type="float" office:value="0.0021535001005173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79</text:p>
          </table:table-cell>
          <table:table-cell office:value-type="float" office:value="0.00179458341709778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79</text:p>
          </table:table-cell>
          <table:table-cell office:value-type="float" office:value="0.00646050030155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9</text:p>
          </table:table-cell>
          <table:table-cell office:value-type="float" office:value="26.1323648030944" calcext:value-type="float">
            <text:p>26.13</text:p>
          </table:table-cell>
        </table:table-row>
        <table:table-row table:style-name="ro1">
          <table:table-cell office:value-type="string" calcext:value-type="string">
            <text:p>sub-strokecase0179</text:p>
          </table:table-cell>
          <table:table-cell office:value-type="float" office:value="0.223246177086964" calcext:value-type="float">
            <text:p>0.22</text:p>
          </table:table-cell>
        </table:table-row>
        <table:table-row table:style-name="ro1">
          <table:table-cell office:value-type="string" calcext:value-type="string">
            <text:p>sub-strokecase0179</text:p>
          </table:table-cell>
          <table:table-cell office:value-type="float" office:value="0.013638833969943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79</text:p>
          </table:table-cell>
          <table:table-cell office:value-type="float" office:value="0.825867288548398" calcext:value-type="float">
            <text:p>0.83</text:p>
          </table:table-cell>
        </table:table-row>
        <table:table-row table:style-name="ro1">
          <table:table-cell office:value-type="string" calcext:value-type="string">
            <text:p>sub-strokecase0179</text:p>
          </table:table-cell>
          <table:table-cell office:value-type="float" office:value="0.905187875584119" calcext:value-type="float">
            <text:p>0.91</text:p>
          </table:table-cell>
        </table:table-row>
        <table:table-row table:style-name="ro1">
          <table:table-cell office:value-type="string" calcext:value-type="string">
            <text:p>sub-strokecase0179</text:p>
          </table:table-cell>
          <table:table-cell office:value-type="float" office:value="0.026200917889627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0218941432733311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0251244267071013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0071784076306003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019740620984151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039122321586772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17.8311645544113" calcext:value-type="float">
            <text:p>17.83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011485452208960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0136389744981407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0143568152612007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230785805323802" calcext:value-type="float">
            <text:p>0.23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0279957897593414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007896248393660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0466596495989024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030867152811581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031226073193111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684820087959275" calcext:value-type="float">
            <text:p>0.68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0455828884543123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0423526050205421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011485452208960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0254833470886313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00215352228918011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031584993574641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80</text:p>
          </table:table-cell>
          <table:table-cell office:value-type="float" office:value="0.015433576405790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81</text:p>
          </table:table-cell>
          <table:table-cell office:value-type="float" office:value="4.79761318432801" calcext:value-type="float">
            <text:p>4.80</text:p>
          </table:table-cell>
        </table:table-row>
        <table:table-row table:style-name="ro1">
          <table:table-cell office:value-type="string" calcext:value-type="string">
            <text:p>sub-strokecase0181</text:p>
          </table:table-cell>
          <table:table-cell office:value-type="float" office:value="8.03430621165427" calcext:value-type="float">
            <text:p>8.03</text:p>
          </table:table-cell>
        </table:table-row>
        <table:table-row table:style-name="ro1">
          <table:table-cell office:value-type="string" calcext:value-type="string">
            <text:p>sub-strokecase0181</text:p>
          </table:table-cell>
          <table:table-cell office:value-type="float" office:value="0.0061015503952701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1</text:p>
          </table:table-cell>
          <table:table-cell office:value-type="float" office:value="2.75502946082904" calcext:value-type="float">
            <text:p>2.76</text:p>
          </table:table-cell>
        </table:table-row>
        <table:table-row table:style-name="ro1">
          <table:table-cell office:value-type="string" calcext:value-type="string">
            <text:p>sub-strokecase0182</text:p>
          </table:table-cell>
          <table:table-cell office:value-type="float" office:value="1.18311767578125" calcext:value-type="float">
            <text:p>1.18</text:p>
          </table:table-cell>
        </table:table-row>
        <table:table-row table:style-name="ro1">
          <table:table-cell office:value-type="string" calcext:value-type="string">
            <text:p>sub-strokecase0182</text:p>
          </table:table-cell>
          <table:table-cell office:value-type="float" office:value="0.28802490234375" calcext:value-type="float">
            <text:p>0.29</text:p>
          </table:table-cell>
        </table:table-row>
        <table:table-row table:style-name="ro1">
          <table:table-cell office:value-type="string" calcext:value-type="string">
            <text:p>sub-strokecase0183</text:p>
          </table:table-cell>
          <table:table-cell office:value-type="float" office:value="0.019740445699728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83</text:p>
          </table:table-cell>
          <table:table-cell office:value-type="float" office:value="0.202070380526309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183</text:p>
          </table:table-cell>
          <table:table-cell office:value-type="float" office:value="0.508585664663908" calcext:value-type="float">
            <text:p>0.51</text:p>
          </table:table-cell>
        </table:table-row>
        <table:table-row table:style-name="ro1">
          <table:table-cell office:value-type="string" calcext:value-type="string">
            <text:p>sub-strokecase0183</text:p>
          </table:table-cell>
          <table:table-cell office:value-type="float" office:value="0.0326614647031868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83</text:p>
          </table:table-cell>
          <table:table-cell office:value-type="float" office:value="0.006460509501729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3</text:p>
          </table:table-cell>
          <table:table-cell office:value-type="float" office:value="2.10181909122925" calcext:value-type="float">
            <text:p>2.10</text:p>
          </table:table-cell>
        </table:table-row>
        <table:table-row table:style-name="ro1">
          <table:table-cell office:value-type="string" calcext:value-type="string">
            <text:p>sub-strokecase0183</text:p>
          </table:table-cell>
          <table:table-cell office:value-type="float" office:value="0.0567089167374012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83</text:p>
          </table:table-cell>
          <table:table-cell office:value-type="float" office:value="0.0272777067850791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83</text:p>
          </table:table-cell>
          <table:table-cell office:value-type="float" office:value="0.0333792990922678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83</text:p>
          </table:table-cell>
          <table:table-cell office:value-type="float" office:value="0.021176114477890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83</text:p>
          </table:table-cell>
          <table:table-cell office:value-type="float" office:value="1.57492864964378" calcext:value-type="float">
            <text:p>1.57</text:p>
          </table:table-cell>
        </table:table-row>
        <table:table-row table:style-name="ro1">
          <table:table-cell office:value-type="string" calcext:value-type="string">
            <text:p>sub-strokecase0183</text:p>
          </table:table-cell>
          <table:table-cell office:value-type="float" office:value="0.0078961782798913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3</text:p>
          </table:table-cell>
          <table:table-cell office:value-type="float" office:value="0.0186636941161067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83</text:p>
          </table:table-cell>
          <table:table-cell office:value-type="float" office:value="0.020458280088809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83</text:p>
          </table:table-cell>
          <table:table-cell office:value-type="float" office:value="0.0078961782798913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3</text:p>
          </table:table-cell>
          <table:table-cell office:value-type="float" office:value="0.0631694262391304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83</text:p>
          </table:table-cell>
          <table:table-cell office:value-type="float" office:value="0.0685531841572382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183</text:p>
          </table:table-cell>
          <table:table-cell office:value-type="float" office:value="0.0071783438908102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3</text:p>
          </table:table-cell>
          <table:table-cell office:value-type="float" office:value="0.017586942532485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83</text:p>
          </table:table-cell>
          <table:table-cell office:value-type="float" office:value="0.00287133755632411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84</text:p>
          </table:table-cell>
          <table:table-cell office:value-type="float" office:value="4.8973097649141" calcext:value-type="float">
            <text:p>4.90</text:p>
          </table:table-cell>
        </table:table-row>
        <table:table-row table:style-name="ro1">
          <table:table-cell office:value-type="string" calcext:value-type="string">
            <text:p>sub-strokecase0184</text:p>
          </table:table-cell>
          <table:table-cell office:value-type="float" office:value="0.0070898440317250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4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84</text:p>
          </table:table-cell>
          <table:table-cell office:value-type="float" office:value="0.233964853046928" calcext:value-type="float">
            <text:p>0.23</text:p>
          </table:table-cell>
        </table:table-row>
        <table:table-row table:style-name="ro1">
          <table:table-cell office:value-type="string" calcext:value-type="string">
            <text:p>sub-strokecase0185</text:p>
          </table:table-cell>
          <table:table-cell office:value-type="float" office:value="0.644289576383017" calcext:value-type="float">
            <text:p>0.64</text:p>
          </table:table-cell>
        </table:table-row>
        <table:table-row table:style-name="ro1">
          <table:table-cell office:value-type="string" calcext:value-type="string">
            <text:p>sub-strokecase0185</text:p>
          </table:table-cell>
          <table:table-cell office:value-type="float" office:value="0.244599619094515" calcext:value-type="float">
            <text:p>0.24</text:p>
          </table:table-cell>
        </table:table-row>
        <table:table-row table:style-name="ro1">
          <table:table-cell office:value-type="string" calcext:value-type="string">
            <text:p>sub-strokecase0185</text:p>
          </table:table-cell>
          <table:table-cell office:value-type="float" office:value="0.0576049827577663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85</text:p>
          </table:table-cell>
          <table:table-cell office:value-type="float" office:value="0.0416528336863848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85</text:p>
          </table:table-cell>
          <table:table-cell office:value-type="float" office:value="0.38373780821712" calcext:value-type="float">
            <text:p>0.38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1.4445556640625" calcext:value-type="float">
            <text:p>1.44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177246093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7887451171875" calcext:value-type="float">
            <text:p>0.79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708984375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66910400390625" calcext:value-type="float">
            <text:p>0.67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28359375" calcext:value-type="float">
            <text:p>0.28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39880371093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2658691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35449218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797607421875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2658691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4431152343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2658691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17281494140625" calcext:value-type="float">
            <text:p>0.17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22155761718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9305419921875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10634765625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31018066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2038330078125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20826416015625" calcext:value-type="float">
            <text:p>0.21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4431152343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3.1904296875" calcext:value-type="float">
            <text:p>3.19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9305419921875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39880371093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17281494140625" calcext:value-type="float">
            <text:p>0.17</text:p>
          </table:table-cell>
        </table:table-row>
        <table:table-row table:style-name="ro1">
          <table:table-cell office:value-type="string" calcext:value-type="string">
            <text:p>sub-strokecase0186</text:p>
          </table:table-cell>
          <table:table-cell office:value-type="float" office:value="0.035449218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87</text:p>
          </table:table-cell>
          <table:table-cell office:value-type="float" office:value="0.1506591796875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187</text:p>
          </table:table-cell>
          <table:table-cell office:value-type="float" office:value="0.02658691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87</text:p>
          </table:table-cell>
          <table:table-cell office:value-type="float" office:value="5.59654541015625" calcext:value-type="float">
            <text:p>5.60</text:p>
          </table:table-cell>
        </table:table-row>
        <table:table-row table:style-name="ro1">
          <table:table-cell office:value-type="string" calcext:value-type="string">
            <text:p>sub-strokecase0188</text:p>
          </table:table-cell>
          <table:table-cell office:value-type="float" office:value="9.87615273619304" calcext:value-type="float">
            <text:p>9.88</text:p>
          </table:table-cell>
        </table:table-row>
        <table:table-row table:style-name="ro1">
          <table:table-cell office:value-type="string" calcext:value-type="string">
            <text:p>sub-strokecase0188</text:p>
          </table:table-cell>
          <table:table-cell office:value-type="float" office:value="0.0079760745356907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8</text:p>
          </table:table-cell>
          <table:table-cell office:value-type="float" office:value="0.0079760745356907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88</text:p>
          </table:table-cell>
          <table:table-cell office:value-type="float" office:value="0.0717846708212164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189</text:p>
          </table:table-cell>
          <table:table-cell office:value-type="float" office:value="9.62889404296875" calcext:value-type="float">
            <text:p>9.63</text:p>
          </table:table-cell>
        </table:table-row>
        <table:table-row table:style-name="ro1">
          <table:table-cell office:value-type="string" calcext:value-type="string">
            <text:p>sub-strokecase0190</text:p>
          </table:table-cell>
          <table:table-cell office:value-type="float" office:value="10.614977806936" calcext:value-type="float">
            <text:p>10.61</text:p>
          </table:table-cell>
        </table:table-row>
        <table:table-row table:style-name="ro1">
          <table:table-cell office:value-type="string" calcext:value-type="string">
            <text:p>sub-strokecase0190</text:p>
          </table:table-cell>
          <table:table-cell office:value-type="float" office:value="0.0484538293807728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90</text:p>
          </table:table-cell>
          <table:table-cell office:value-type="float" office:value="0.0585035125115998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36.3044325949522" calcext:value-type="float">
            <text:p>36.30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456408709542302" calcext:value-type="float">
            <text:p>0.46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549462912458694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46083986206213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531738302379381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1.47291509759089" calcext:value-type="float">
            <text:p>1.47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182563483816921" calcext:value-type="float">
            <text:p>0.18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070898440317250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18610840583278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434252946943161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30131837134831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611499047736288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416528336863848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21269532095175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239282236070721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1.41796880634502" calcext:value-type="float">
            <text:p>1.42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070898440317250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1949707108724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13293457559484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177246100793127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611499047736288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115209965515533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23041993103106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443115251982817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32790528646728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310180676387972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203833015912096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21269532095175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32790528646728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611499047736288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15952149071381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118754887531395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15952149071381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18610840583278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13293457559484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097485355436219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496289082220756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13204834509088" calcext:value-type="float">
            <text:p>0.13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177246100793127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12407227055518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15952149071381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097485355436219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079760745356907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646948267894913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91</text:p>
          </table:table-cell>
          <table:table-cell office:value-type="float" office:value="0.0079760745356907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92</text:p>
          </table:table-cell>
          <table:table-cell office:value-type="float" office:value="18.522216796875" calcext:value-type="float">
            <text:p>18.52</text:p>
          </table:table-cell>
        </table:table-row>
        <table:table-row table:style-name="ro1">
          <table:table-cell office:value-type="string" calcext:value-type="string">
            <text:p>sub-strokecase0192</text:p>
          </table:table-cell>
          <table:table-cell office:value-type="float" office:value="0.2038330078125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192</text:p>
          </table:table-cell>
          <table:table-cell office:value-type="float" office:value="0.407666015625" calcext:value-type="float">
            <text:p>0.41</text:p>
          </table:table-cell>
        </table:table-row>
        <table:table-row table:style-name="ro1">
          <table:table-cell office:value-type="string" calcext:value-type="string">
            <text:p>sub-strokecase0193</text:p>
          </table:table-cell>
          <table:table-cell office:value-type="float" office:value="0.330563977979182" calcext:value-type="float">
            <text:p>0.33</text:p>
          </table:table-cell>
        </table:table-row>
        <table:table-row table:style-name="ro1">
          <table:table-cell office:value-type="string" calcext:value-type="string">
            <text:p>sub-strokecase0193</text:p>
          </table:table-cell>
          <table:table-cell office:value-type="float" office:value="10.52132854308" calcext:value-type="float">
            <text:p>10.52</text:p>
          </table:table-cell>
        </table:table-row>
        <table:table-row table:style-name="ro1">
          <table:table-cell office:value-type="string" calcext:value-type="string">
            <text:p>sub-strokecase0193</text:p>
          </table:table-cell>
          <table:table-cell office:value-type="float" office:value="0.01949707108724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93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3</text:p>
          </table:table-cell>
          <table:table-cell office:value-type="float" office:value="0.0576049827577663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93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3</text:p>
          </table:table-cell>
          <table:table-cell office:value-type="float" office:value="0.281821300261072" calcext:value-type="float">
            <text:p>0.28</text:p>
          </table:table-cell>
        </table:table-row>
        <table:table-row table:style-name="ro1">
          <table:table-cell office:value-type="string" calcext:value-type="string">
            <text:p>sub-strokecase0193</text:p>
          </table:table-cell>
          <table:table-cell office:value-type="float" office:value="0.0957128944282886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193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3</text:p>
          </table:table-cell>
          <table:table-cell office:value-type="float" office:value="0.0062036135277594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93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3</text:p>
          </table:table-cell>
          <table:table-cell office:value-type="float" office:value="0.01949707108724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93</text:p>
          </table:table-cell>
          <table:table-cell office:value-type="float" office:value="0.0345629896546598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94</text:p>
          </table:table-cell>
          <table:table-cell office:value-type="float" office:value="0.5937744140625" calcext:value-type="float">
            <text:p>0.59</text:p>
          </table:table-cell>
        </table:table-row>
        <table:table-row table:style-name="ro1">
          <table:table-cell office:value-type="string" calcext:value-type="string">
            <text:p>sub-strokecase0194</text:p>
          </table:table-cell>
          <table:table-cell office:value-type="float" office:value="0.60706787109375" calcext:value-type="float">
            <text:p>0.61</text:p>
          </table:table-cell>
        </table:table-row>
        <table:table-row table:style-name="ro1">
          <table:table-cell office:value-type="string" calcext:value-type="string">
            <text:p>sub-strokecase0194</text:p>
          </table:table-cell>
          <table:table-cell office:value-type="float" office:value="0.11964111328125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194</text:p>
          </table:table-cell>
          <table:table-cell office:value-type="float" office:value="0.031018066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94</text:p>
          </table:table-cell>
          <table:table-cell office:value-type="float" office:value="0.407666015625" calcext:value-type="float">
            <text:p>0.41</text:p>
          </table:table-cell>
        </table:table-row>
        <table:table-row table:style-name="ro1">
          <table:table-cell office:value-type="string" calcext:value-type="string">
            <text:p>sub-strokecase0194</text:p>
          </table:table-cell>
          <table:table-cell office:value-type="float" office:value="0.02658691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94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94</text:p>
          </table:table-cell>
          <table:table-cell office:value-type="float" office:value="10.7056640625" calcext:value-type="float">
            <text:p>10.71</text:p>
          </table:table-cell>
        </table:table-row>
        <table:table-row table:style-name="ro1">
          <table:table-cell office:value-type="string" calcext:value-type="string">
            <text:p>sub-strokecase0194</text:p>
          </table:table-cell>
          <table:table-cell office:value-type="float" office:value="0.0797607421875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194</text:p>
          </table:table-cell>
          <table:table-cell office:value-type="float" office:value="0.443115234375" calcext:value-type="float">
            <text:p>0.44</text:p>
          </table:table-cell>
        </table:table-row>
        <table:table-row table:style-name="ro1">
          <table:table-cell office:value-type="string" calcext:value-type="string">
            <text:p>sub-strokecase0194</text:p>
          </table:table-cell>
          <table:table-cell office:value-type="float" office:value="0.05760498046875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94</text:p>
          </table:table-cell>
          <table:table-cell office:value-type="float" office:value="0.265869140625" calcext:value-type="float">
            <text:p>0.27</text:p>
          </table:table-cell>
        </table:table-row>
        <table:table-row table:style-name="ro1">
          <table:table-cell office:value-type="string" calcext:value-type="string">
            <text:p>sub-strokecase0194</text:p>
          </table:table-cell>
          <table:table-cell office:value-type="float" office:value="0.13736572265625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194</text:p>
          </table:table-cell>
          <table:table-cell office:value-type="float" office:value="0.04431152343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94</text:p>
          </table:table-cell>
          <table:table-cell office:value-type="float" office:value="0.039880371093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94</text:p>
          </table:table-cell>
          <table:table-cell office:value-type="float" office:value="0.0177246093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94</text:p>
          </table:table-cell>
          <table:table-cell office:value-type="float" office:value="0.11964111328125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194</text:p>
          </table:table-cell>
          <table:table-cell office:value-type="float" office:value="0.3633544921875" calcext:value-type="float">
            <text:p>0.36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7.3822998046875" calcext:value-type="float">
            <text:p>7.38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0620361328125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02658691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11077880859375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022155761718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039880371093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1.32491455078125" calcext:value-type="float">
            <text:p>1.32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0177246093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0177246093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02658691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0620361328125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3.917138671875" calcext:value-type="float">
            <text:p>3.92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51844482421875" calcext:value-type="float">
            <text:p>0.52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549462890625" calcext:value-type="float">
            <text:p>0.55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04874267578125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2570068359375" calcext:value-type="float">
            <text:p>0.26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2.58336181640625" calcext:value-type="float">
            <text:p>2.58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0797607421875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022155761718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022155761718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195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96</text:p>
          </table:table-cell>
          <table:table-cell office:value-type="float" office:value="13.0008029937744" calcext:value-type="float">
            <text:p>13.00</text:p>
          </table:table-cell>
        </table:table-row>
        <table:table-row table:style-name="ro1">
          <table:table-cell office:value-type="string" calcext:value-type="string">
            <text:p>sub-strokecase0196</text:p>
          </table:table-cell>
          <table:table-cell office:value-type="float" office:value="0.129150390625" calcext:value-type="float">
            <text:p>0.13</text:p>
          </table:table-cell>
        </table:table-row>
        <table:table-row table:style-name="ro1">
          <table:table-cell office:value-type="string" calcext:value-type="string">
            <text:p>sub-strokecase0196</text:p>
          </table:table-cell>
          <table:table-cell office:value-type="float" office:value="0.119060516357422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197</text:p>
          </table:table-cell>
          <table:table-cell office:value-type="float" office:value="2.14024658203125" calcext:value-type="float">
            <text:p>2.14</text:p>
          </table:table-cell>
        </table:table-row>
        <table:table-row table:style-name="ro1">
          <table:table-cell office:value-type="string" calcext:value-type="string">
            <text:p>sub-strokecase0197</text:p>
          </table:table-cell>
          <table:table-cell office:value-type="float" office:value="1.58192138671875" calcext:value-type="float">
            <text:p>1.58</text:p>
          </table:table-cell>
        </table:table-row>
        <table:table-row table:style-name="ro1">
          <table:table-cell office:value-type="string" calcext:value-type="string">
            <text:p>sub-strokecase0197</text:p>
          </table:table-cell>
          <table:table-cell office:value-type="float" office:value="0.85521240234375" calcext:value-type="float">
            <text:p>0.86</text:p>
          </table:table-cell>
        </table:table-row>
        <table:table-row table:style-name="ro1">
          <table:table-cell office:value-type="string" calcext:value-type="string">
            <text:p>sub-strokecase0197</text:p>
          </table:table-cell>
          <table:table-cell office:value-type="float" office:value="0.031018066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97</text:p>
          </table:table-cell>
          <table:table-cell office:value-type="float" office:value="0.031018066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97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7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7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97</text:p>
          </table:table-cell>
          <table:table-cell office:value-type="float" office:value="0.02658691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197</text:p>
          </table:table-cell>
          <table:table-cell office:value-type="float" office:value="0.0708984375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197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98</text:p>
          </table:table-cell>
          <table:table-cell office:value-type="float" office:value="1.31162109375" calcext:value-type="float">
            <text:p>1.31</text:p>
          </table:table-cell>
        </table:table-row>
        <table:table-row table:style-name="ro1">
          <table:table-cell office:value-type="string" calcext:value-type="string">
            <text:p>sub-strokecase0198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198</text:p>
          </table:table-cell>
          <table:table-cell office:value-type="float" office:value="3.66456298828125" calcext:value-type="float">
            <text:p>3.66</text:p>
          </table:table-cell>
        </table:table-row>
        <table:table-row table:style-name="ro1">
          <table:table-cell office:value-type="string" calcext:value-type="string">
            <text:p>sub-strokecase0198</text:p>
          </table:table-cell>
          <table:table-cell office:value-type="float" office:value="0.039880371093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198</text:p>
          </table:table-cell>
          <table:table-cell office:value-type="float" office:value="0.12850341796875" calcext:value-type="float">
            <text:p>0.13</text:p>
          </table:table-cell>
        </table:table-row>
        <table:table-row table:style-name="ro1">
          <table:table-cell office:value-type="string" calcext:value-type="string">
            <text:p>sub-strokecase0199</text:p>
          </table:table-cell>
          <table:table-cell office:value-type="float" office:value="9.67054725927301" calcext:value-type="float">
            <text:p>9.67</text:p>
          </table:table-cell>
        </table:table-row>
        <table:table-row table:style-name="ro1">
          <table:table-cell office:value-type="string" calcext:value-type="string">
            <text:p>sub-strokecase0199</text:p>
          </table:table-cell>
          <table:table-cell office:value-type="float" office:value="0.0389941421744879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00</text:p>
          </table:table-cell>
          <table:table-cell office:value-type="float" office:value="8.66556186777598" calcext:value-type="float">
            <text:p>8.67</text:p>
          </table:table-cell>
        </table:table-row>
        <table:table-row table:style-name="ro1">
          <table:table-cell office:value-type="string" calcext:value-type="string">
            <text:p>sub-strokecase0201</text:p>
          </table:table-cell>
          <table:table-cell office:value-type="float" office:value="140.969824149189" calcext:value-type="float">
            <text:p>140.97</text:p>
          </table:table-cell>
        </table:table-row>
        <table:table-row table:style-name="ro1">
          <table:table-cell office:value-type="string" calcext:value-type="string">
            <text:p>sub-strokecase0201</text:p>
          </table:table-cell>
          <table:table-cell office:value-type="float" office:value="0.0045460938485339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01</text:p>
          </table:table-cell>
          <table:table-cell office:value-type="float" office:value="0.0045460938485339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01</text:p>
          </table:table-cell>
          <table:table-cell office:value-type="float" office:value="0.0090921876970678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01</text:p>
          </table:table-cell>
          <table:table-cell office:value-type="float" office:value="0.031822656939737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01</text:p>
          </table:table-cell>
          <table:table-cell office:value-type="float" office:value="0.011365234621334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01</text:p>
          </table:table-cell>
          <table:table-cell office:value-type="float" office:value="0.015911328469868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01</text:p>
          </table:table-cell>
          <table:table-cell office:value-type="float" office:value="0.00227304692426696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01</text:p>
          </table:table-cell>
          <table:table-cell office:value-type="float" office:value="5.07344073496386" calcext:value-type="float">
            <text:p>5.07</text:p>
          </table:table-cell>
        </table:table-row>
        <table:table-row table:style-name="ro1">
          <table:table-cell office:value-type="string" calcext:value-type="string">
            <text:p>sub-strokecase0201</text:p>
          </table:table-cell>
          <table:table-cell office:value-type="float" office:value="0.00227304692426696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01</text:p>
          </table:table-cell>
          <table:table-cell office:value-type="float" office:value="0.0818296892736107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201</text:p>
          </table:table-cell>
          <table:table-cell office:value-type="float" office:value="0.027276563091203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01</text:p>
          </table:table-cell>
          <table:table-cell office:value-type="float" office:value="0.181843753941357" calcext:value-type="float">
            <text:p>0.18</text:p>
          </table:table-cell>
        </table:table-row>
        <table:table-row table:style-name="ro1">
          <table:table-cell office:value-type="string" calcext:value-type="string">
            <text:p>sub-strokecase0201</text:p>
          </table:table-cell>
          <table:table-cell office:value-type="float" office:value="0.0068191407728008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01</text:p>
          </table:table-cell>
          <table:table-cell office:value-type="float" office:value="0.0068191407728008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01</text:p>
          </table:table-cell>
          <table:table-cell office:value-type="float" office:value="0.0045460938485339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01</text:p>
          </table:table-cell>
          <table:table-cell office:value-type="float" office:value="0.0045460938485339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01</text:p>
          </table:table-cell>
          <table:table-cell office:value-type="float" office:value="0.0181843753941357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01</text:p>
          </table:table-cell>
          <table:table-cell office:value-type="float" office:value="0.0386417977125384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02</text:p>
          </table:table-cell>
          <table:table-cell office:value-type="float" office:value="1.8929883564706" calcext:value-type="float">
            <text:p>1.89</text:p>
          </table:table-cell>
        </table:table-row>
        <table:table-row table:style-name="ro1">
          <table:table-cell office:value-type="string" calcext:value-type="string">
            <text:p>sub-strokecase0202</text:p>
          </table:table-cell>
          <table:table-cell office:value-type="float" office:value="5.02492695748515" calcext:value-type="float">
            <text:p>5.02</text:p>
          </table:table-cell>
        </table:table-row>
        <table:table-row table:style-name="ro1">
          <table:table-cell office:value-type="string" calcext:value-type="string">
            <text:p>sub-strokecase0203</text:p>
          </table:table-cell>
          <table:table-cell office:value-type="float" office:value="0.0649826172934728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203</text:p>
          </table:table-cell>
          <table:table-cell office:value-type="float" office:value="0.597549653994728" calcext:value-type="float">
            <text:p>0.60</text:p>
          </table:table-cell>
        </table:table-row>
        <table:table-row table:style-name="ro1">
          <table:table-cell office:value-type="string" calcext:value-type="string">
            <text:p>sub-strokecase0203</text:p>
          </table:table-cell>
          <table:table-cell office:value-type="float" office:value="0.217818828916669" calcext:value-type="float">
            <text:p>0.22</text:p>
          </table:table-cell>
        </table:table-row>
        <table:table-row table:style-name="ro1">
          <table:table-cell office:value-type="string" calcext:value-type="string">
            <text:p>sub-strokecase0203</text:p>
          </table:table-cell>
          <table:table-cell office:value-type="float" office:value="0.0595371465705561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203</text:p>
          </table:table-cell>
          <table:table-cell office:value-type="float" office:value="0.002178188289166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04</text:p>
          </table:table-cell>
          <table:table-cell office:value-type="float" office:value="13.7048620112765" calcext:value-type="float">
            <text:p>13.70</text:p>
          </table:table-cell>
        </table:table-row>
        <table:table-row table:style-name="ro1">
          <table:table-cell office:value-type="string" calcext:value-type="string">
            <text:p>sub-strokecase0204</text:p>
          </table:table-cell>
          <table:table-cell office:value-type="float" office:value="0.0811150957088959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205</text:p>
          </table:table-cell>
          <table:table-cell office:value-type="float" office:value="0.024406590033008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05</text:p>
          </table:table-cell>
          <table:table-cell office:value-type="float" office:value="0.0936782352737548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205</text:p>
          </table:table-cell>
          <table:table-cell office:value-type="float" office:value="35.9028117794394" calcext:value-type="float">
            <text:p>35.90</text:p>
          </table:table-cell>
        </table:table-row>
        <table:table-row table:style-name="ro1">
          <table:table-cell office:value-type="string" calcext:value-type="string">
            <text:p>sub-strokecase0205</text:p>
          </table:table-cell>
          <table:table-cell office:value-type="float" office:value="0.125263234140002" calcext:value-type="float">
            <text:p>0.13</text:p>
          </table:table-cell>
        </table:table-row>
        <table:table-row table:style-name="ro1">
          <table:table-cell office:value-type="string" calcext:value-type="string">
            <text:p>sub-strokecase0205</text:p>
          </table:table-cell>
          <table:table-cell office:value-type="float" office:value="0.0495310209493416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05</text:p>
          </table:table-cell>
          <table:table-cell office:value-type="float" office:value="0.017587101641432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05</text:p>
          </table:table-cell>
          <table:table-cell office:value-type="float" office:value="0.024765510474670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05</text:p>
          </table:table-cell>
          <table:table-cell office:value-type="float" office:value="0.0071784088332379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06</text:p>
          </table:table-cell>
          <table:table-cell office:value-type="float" office:value="1.81765876363352" calcext:value-type="float">
            <text:p>1.82</text:p>
          </table:table-cell>
        </table:table-row>
        <table:table-row table:style-name="ro1">
          <table:table-cell office:value-type="string" calcext:value-type="string">
            <text:p>sub-strokecase0206</text:p>
          </table:table-cell>
          <table:table-cell office:value-type="float" office:value="1.4339209554164" calcext:value-type="float">
            <text:p>1.43</text:p>
          </table:table-cell>
        </table:table-row>
        <table:table-row table:style-name="ro1">
          <table:table-cell office:value-type="string" calcext:value-type="string">
            <text:p>sub-strokecase0206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06</text:p>
          </table:table-cell>
          <table:table-cell office:value-type="float" office:value="1.3435254440119" calcext:value-type="float">
            <text:p>1.34</text:p>
          </table:table-cell>
        </table:table-row>
        <table:table-row table:style-name="ro1">
          <table:table-cell office:value-type="string" calcext:value-type="string">
            <text:p>sub-strokecase0206</text:p>
          </table:table-cell>
          <table:table-cell office:value-type="float" office:value="0.0168383795753471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06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06</text:p>
          </table:table-cell>
          <table:table-cell office:value-type="float" office:value="0.012407227055518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06</text:p>
          </table:table-cell>
          <table:table-cell office:value-type="float" office:value="0.023041993103106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06</text:p>
          </table:table-cell>
          <table:table-cell office:value-type="float" office:value="0.0381079116705223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06</text:p>
          </table:table-cell>
          <table:table-cell office:value-type="float" office:value="0.015952149071381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06</text:p>
          </table:table-cell>
          <table:table-cell office:value-type="float" office:value="0.227761239519168" calcext:value-type="float">
            <text:p>0.23</text:p>
          </table:table-cell>
        </table:table-row>
        <table:table-row table:style-name="ro1">
          <table:table-cell office:value-type="string" calcext:value-type="string">
            <text:p>sub-strokecase0206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07</text:p>
          </table:table-cell>
          <table:table-cell office:value-type="float" office:value="0.0939404334203573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207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07</text:p>
          </table:table-cell>
          <table:table-cell office:value-type="float" office:value="16.3190485000232" calcext:value-type="float">
            <text:p>16.32</text:p>
          </table:table-cell>
        </table:table-row>
        <table:table-row table:style-name="ro1">
          <table:table-cell office:value-type="string" calcext:value-type="string">
            <text:p>sub-strokecase0207</text:p>
          </table:table-cell>
          <table:table-cell office:value-type="float" office:value="0.343857435538666" calcext:value-type="float">
            <text:p>0.34</text:p>
          </table:table-cell>
        </table:table-row>
        <table:table-row table:style-name="ro1">
          <table:table-cell office:value-type="string" calcext:value-type="string">
            <text:p>sub-strokecase0207</text:p>
          </table:table-cell>
          <table:table-cell office:value-type="float" office:value="0.192312019360543" calcext:value-type="float">
            <text:p>0.19</text:p>
          </table:table-cell>
        </table:table-row>
        <table:table-row table:style-name="ro1">
          <table:table-cell office:value-type="string" calcext:value-type="string">
            <text:p>sub-strokecase0207</text:p>
          </table:table-cell>
          <table:table-cell office:value-type="float" office:value="0.02924560663086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08</text:p>
          </table:table-cell>
          <table:table-cell office:value-type="float" office:value="13.1605224609375" calcext:value-type="float">
            <text:p>13.16</text:p>
          </table:table-cell>
        </table:table-row>
        <table:table-row table:style-name="ro1">
          <table:table-cell office:value-type="string" calcext:value-type="string">
            <text:p>sub-strokecase0208</text:p>
          </table:table-cell>
          <table:table-cell office:value-type="float" office:value="0.2126953125" calcext:value-type="float">
            <text:p>0.21</text:p>
          </table:table-cell>
        </table:table-row>
        <table:table-row table:style-name="ro1">
          <table:table-cell office:value-type="string" calcext:value-type="string">
            <text:p>sub-strokecase0208</text:p>
          </table:table-cell>
          <table:table-cell office:value-type="float" office:value="0.24814453125" calcext:value-type="float">
            <text:p>0.25</text:p>
          </table:table-cell>
        </table:table-row>
        <table:table-row table:style-name="ro1">
          <table:table-cell office:value-type="string" calcext:value-type="string">
            <text:p>sub-strokecase0208</text:p>
          </table:table-cell>
          <table:table-cell office:value-type="float" office:value="15.9743041992188" calcext:value-type="float">
            <text:p>15.97</text:p>
          </table:table-cell>
        </table:table-row>
        <table:table-row table:style-name="ro1">
          <table:table-cell office:value-type="string" calcext:value-type="string">
            <text:p>sub-strokecase0208</text:p>
          </table:table-cell>
          <table:table-cell office:value-type="float" office:value="1.1255126953125" calcext:value-type="float">
            <text:p>1.13</text:p>
          </table:table-cell>
        </table:table-row>
        <table:table-row table:style-name="ro1">
          <table:table-cell office:value-type="string" calcext:value-type="string">
            <text:p>sub-strokecase0208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08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08</text:p>
          </table:table-cell>
          <table:table-cell office:value-type="float" office:value="9.4206298828125" calcext:value-type="float">
            <text:p>9.42</text:p>
          </table:table-cell>
        </table:table-row>
        <table:table-row table:style-name="ro1">
          <table:table-cell office:value-type="string" calcext:value-type="string">
            <text:p>sub-strokecase0208</text:p>
          </table:table-cell>
          <table:table-cell office:value-type="float" office:value="0.2747314453125" calcext:value-type="float">
            <text:p>0.27</text:p>
          </table:table-cell>
        </table:table-row>
        <table:table-row table:style-name="ro1">
          <table:table-cell office:value-type="string" calcext:value-type="string">
            <text:p>sub-strokecase0208</text:p>
          </table:table-cell>
          <table:table-cell office:value-type="float" office:value="0.06646728515625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208</text:p>
          </table:table-cell>
          <table:table-cell office:value-type="float" office:value="0.2126953125" calcext:value-type="float">
            <text:p>0.21</text:p>
          </table:table-cell>
        </table:table-row>
        <table:table-row table:style-name="ro1">
          <table:table-cell office:value-type="string" calcext:value-type="string">
            <text:p>sub-strokecase0208</text:p>
          </table:table-cell>
          <table:table-cell office:value-type="float" office:value="0.0797607421875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208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08</text:p>
          </table:table-cell>
          <table:table-cell office:value-type="float" office:value="0.0177246093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18.6099543527744" calcext:value-type="float">
            <text:p>18.61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46083986206213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584912132617319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141796880634502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664672877974226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381079116705223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274731456229347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14179688063450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354492201586254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381079116705223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389941421744879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434252946943161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389941421744879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116982426523464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478564472141443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32790528646728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398803726784536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416528336863848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24814454111037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15065918567415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274731456229347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584912132617319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576049827577663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398803726784536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381079116705223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102802738460014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15065918567415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416528336863848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283593761269003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171042487265368" calcext:value-type="float">
            <text:p>0.17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15065918567415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102802738460014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24814454111037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283593761269003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155976568697952" calcext:value-type="float">
            <text:p>0.16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257006846150034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166611334745539" calcext:value-type="float">
            <text:p>0.17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398803726784536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26586915118969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257006846150034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070898440317250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407666031824192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514013692300068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319042981427629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14179688063450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044311525198281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283593761269003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09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10</text:p>
          </table:table-cell>
          <table:table-cell office:value-type="float" office:value="0.230419921875" calcext:value-type="float">
            <text:p>0.23</text:p>
          </table:table-cell>
        </table:table-row>
        <table:table-row table:style-name="ro1">
          <table:table-cell office:value-type="string" calcext:value-type="string">
            <text:p>sub-strokecase0210</text:p>
          </table:table-cell>
          <table:table-cell office:value-type="float" office:value="22.7096557617188" calcext:value-type="float">
            <text:p>22.71</text:p>
          </table:table-cell>
        </table:table-row>
        <table:table-row table:style-name="ro1">
          <table:table-cell office:value-type="string" calcext:value-type="string">
            <text:p>sub-strokecase0210</text:p>
          </table:table-cell>
          <table:table-cell office:value-type="float" office:value="0.0797607421875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210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10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10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10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11</text:p>
          </table:table-cell>
          <table:table-cell office:value-type="float" office:value="7.03389259205347" calcext:value-type="float">
            <text:p>7.03</text:p>
          </table:table-cell>
        </table:table-row>
        <table:table-row table:style-name="ro1">
          <table:table-cell office:value-type="string" calcext:value-type="string">
            <text:p>sub-strokecase0211</text:p>
          </table:table-cell>
          <table:table-cell office:value-type="float" office:value="0.433347555747149" calcext:value-type="float">
            <text:p>0.43</text:p>
          </table:table-cell>
        </table:table-row>
        <table:table-row table:style-name="ro1">
          <table:table-cell office:value-type="string" calcext:value-type="string">
            <text:p>sub-strokecase0211</text:p>
          </table:table-cell>
          <table:table-cell office:value-type="float" office:value="0.106735851169248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211</text:p>
          </table:table-cell>
          <table:table-cell office:value-type="float" office:value="50.8276123267961" calcext:value-type="float">
            <text:p>50.83</text:p>
          </table:table-cell>
        </table:table-row>
        <table:table-row table:style-name="ro1">
          <table:table-cell office:value-type="string" calcext:value-type="string">
            <text:p>sub-strokecase0211</text:p>
          </table:table-cell>
          <table:table-cell office:value-type="float" office:value="0.068310944748319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211</text:p>
          </table:table-cell>
          <table:table-cell office:value-type="float" office:value="0.014943019163694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11</text:p>
          </table:table-cell>
          <table:table-cell office:value-type="float" office:value="0.0512332085612393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11</text:p>
          </table:table-cell>
          <table:table-cell office:value-type="float" office:value="0.0213471702338497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11</text:p>
          </table:table-cell>
          <table:table-cell office:value-type="float" office:value="0.121678870332943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211</text:p>
          </table:table-cell>
          <table:table-cell office:value-type="float" office:value="0.100331700099094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211</text:p>
          </table:table-cell>
          <table:table-cell office:value-type="float" office:value="0.151564908660333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211</text:p>
          </table:table-cell>
          <table:table-cell office:value-type="float" office:value="0.012808302140309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11</text:p>
          </table:table-cell>
          <table:table-cell office:value-type="float" office:value="0.068310944748319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211</text:p>
          </table:table-cell>
          <table:table-cell office:value-type="float" office:value="0.0085388680935398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11</text:p>
          </table:table-cell>
          <table:table-cell office:value-type="float" office:value="0.0640415107015491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211</text:p>
          </table:table-cell>
          <table:table-cell office:value-type="float" office:value="0.0490984915378543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11</text:p>
          </table:table-cell>
          <table:table-cell office:value-type="float" office:value="0.0021347170233849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12</text:p>
          </table:table-cell>
          <table:table-cell office:value-type="float" office:value="0.0373274945453728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12</text:p>
          </table:table-cell>
          <table:table-cell office:value-type="float" office:value="0.0319437212936363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12</text:p>
          </table:table-cell>
          <table:table-cell office:value-type="float" office:value="0.0628106879369253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212</text:p>
          </table:table-cell>
          <table:table-cell office:value-type="float" office:value="0.848841582690448" calcext:value-type="float">
            <text:p>0.85</text:p>
          </table:table-cell>
        </table:table-row>
        <table:table-row table:style-name="ro1">
          <table:table-cell office:value-type="string" calcext:value-type="string">
            <text:p>sub-strokecase0213</text:p>
          </table:table-cell>
          <table:table-cell office:value-type="float" office:value="4.04417230040632" calcext:value-type="float">
            <text:p>4.04</text:p>
          </table:table-cell>
        </table:table-row>
        <table:table-row table:style-name="ro1">
          <table:table-cell office:value-type="string" calcext:value-type="string">
            <text:p>sub-strokecase0213</text:p>
          </table:table-cell>
          <table:table-cell office:value-type="float" office:value="1.77268342395727" calcext:value-type="float">
            <text:p>1.77</text:p>
          </table:table-cell>
        </table:table-row>
        <table:table-row table:style-name="ro1">
          <table:table-cell office:value-type="string" calcext:value-type="string">
            <text:p>sub-strokecase0213</text:p>
          </table:table-cell>
          <table:table-cell office:value-type="float" office:value="0.207291057767685" calcext:value-type="float">
            <text:p>0.21</text:p>
          </table:table-cell>
        </table:table-row>
        <table:table-row table:style-name="ro1">
          <table:table-cell office:value-type="string" calcext:value-type="string">
            <text:p>sub-strokecase0213</text:p>
          </table:table-cell>
          <table:table-cell office:value-type="float" office:value="0.0500983642240639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13</text:p>
          </table:table-cell>
          <table:table-cell office:value-type="float" office:value="0.012343075243609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13</text:p>
          </table:table-cell>
          <table:table-cell office:value-type="float" office:value="0.0199667393646631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13</text:p>
          </table:table-cell>
          <table:table-cell office:value-type="float" office:value="0.0279534351105284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14</text:p>
          </table:table-cell>
          <table:table-cell office:value-type="float" office:value="0.176229346360954" calcext:value-type="float">
            <text:p>0.18</text:p>
          </table:table-cell>
        </table:table-row>
        <table:table-row table:style-name="ro1">
          <table:table-cell office:value-type="string" calcext:value-type="string">
            <text:p>sub-strokecase0214</text:p>
          </table:table-cell>
          <table:table-cell office:value-type="float" office:value="2.09788295209731" calcext:value-type="float">
            <text:p>2.10</text:p>
          </table:table-cell>
        </table:table-row>
        <table:table-row table:style-name="ro1">
          <table:table-cell office:value-type="string" calcext:value-type="string">
            <text:p>sub-strokecase0214</text:p>
          </table:table-cell>
          <table:table-cell office:value-type="float" office:value="0.0613751898731633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214</text:p>
          </table:table-cell>
          <table:table-cell office:value-type="float" office:value="0.025483265970728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14</text:p>
          </table:table-cell>
          <table:table-cell office:value-type="float" office:value="0.145003372565836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215</text:p>
          </table:table-cell>
          <table:table-cell office:value-type="float" office:value="0.0044311525198281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15</text:p>
          </table:table-cell>
          <table:table-cell office:value-type="float" office:value="0.0336767591506941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15</text:p>
          </table:table-cell>
          <table:table-cell office:value-type="float" office:value="0.0079760745356907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15</text:p>
          </table:table-cell>
          <table:table-cell office:value-type="float" office:value="14.1344903077479" calcext:value-type="float">
            <text:p>14.13</text:p>
          </table:table-cell>
        </table:table-row>
        <table:table-row table:style-name="ro1">
          <table:table-cell office:value-type="string" calcext:value-type="string">
            <text:p>sub-strokecase0215</text:p>
          </table:table-cell>
          <table:table-cell office:value-type="float" office:value="0.455522479038336" calcext:value-type="float">
            <text:p>0.46</text:p>
          </table:table-cell>
        </table:table-row>
        <table:table-row table:style-name="ro1">
          <table:table-cell office:value-type="string" calcext:value-type="string">
            <text:p>sub-strokecase0215</text:p>
          </table:table-cell>
          <table:table-cell office:value-type="float" office:value="0.010634766047587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15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15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15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15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15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15</text:p>
          </table:table-cell>
          <table:table-cell office:value-type="float" office:value="0.0638085962855257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216</text:p>
          </table:table-cell>
          <table:table-cell office:value-type="float" office:value="0.0524673461914063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16</text:p>
          </table:table-cell>
          <table:table-cell office:value-type="float" office:value="0.639698028564453" calcext:value-type="float">
            <text:p>0.64</text:p>
          </table:table-cell>
        </table:table-row>
        <table:table-row table:style-name="ro1">
          <table:table-cell office:value-type="string" calcext:value-type="string">
            <text:p>sub-strokecase0216</text:p>
          </table:table-cell>
          <table:table-cell office:value-type="float" office:value="0.0363235473632813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16</text:p>
          </table:table-cell>
          <table:table-cell office:value-type="float" office:value="0.0302696228027344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16</text:p>
          </table:table-cell>
          <table:table-cell office:value-type="float" office:value="0.101907730102539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217</text:p>
          </table:table-cell>
          <table:table-cell office:value-type="float" office:value="45.6381388100057" calcext:value-type="float">
            <text:p>45.64</text:p>
          </table:table-cell>
        </table:table-row>
        <table:table-row table:style-name="ro1">
          <table:table-cell office:value-type="string" calcext:value-type="string">
            <text:p>sub-strokecase0217</text:p>
          </table:table-cell>
          <table:table-cell office:value-type="float" office:value="0.040557663367784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17</text:p>
          </table:table-cell>
          <table:table-cell office:value-type="float" office:value="0.0337382332439977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17</text:p>
          </table:table-cell>
          <table:table-cell office:value-type="float" office:value="0.019022620871615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17</text:p>
          </table:table-cell>
          <table:table-cell office:value-type="float" office:value="0.076090483486463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217</text:p>
          </table:table-cell>
          <table:table-cell office:value-type="float" office:value="2.00024653051914" calcext:value-type="float">
            <text:p>2.00</text:p>
          </table:table-cell>
        </table:table-row>
        <table:table-row table:style-name="ro1">
          <table:table-cell office:value-type="string" calcext:value-type="string">
            <text:p>sub-strokecase0217</text:p>
          </table:table-cell>
          <table:table-cell office:value-type="float" office:value="0.0778850703611437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218</text:p>
          </table:table-cell>
          <table:table-cell office:value-type="float" office:value="0.166482925415039" calcext:value-type="float">
            <text:p>0.17</text:p>
          </table:table-cell>
        </table:table-row>
        <table:table-row table:style-name="ro1">
          <table:table-cell office:value-type="string" calcext:value-type="string">
            <text:p>sub-strokecase0218</text:p>
          </table:table-cell>
          <table:table-cell office:value-type="float" office:value="0.41065788269043" calcext:value-type="float">
            <text:p>0.41</text:p>
          </table:table-cell>
        </table:table-row>
        <table:table-row table:style-name="ro1">
          <table:table-cell office:value-type="string" calcext:value-type="string">
            <text:p>sub-strokecase0218</text:p>
          </table:table-cell>
          <table:table-cell office:value-type="float" office:value="2.90386581420898" calcext:value-type="float">
            <text:p>2.90</text:p>
          </table:table-cell>
        </table:table-row>
        <table:table-row table:style-name="ro1">
          <table:table-cell office:value-type="string" calcext:value-type="string">
            <text:p>sub-strokecase0218</text:p>
          </table:table-cell>
          <table:table-cell office:value-type="float" office:value="0.330947875976563" calcext:value-type="float">
            <text:p>0.33</text:p>
          </table:table-cell>
        </table:table-row>
        <table:table-row table:style-name="ro1">
          <table:table-cell office:value-type="string" calcext:value-type="string">
            <text:p>sub-strokecase0218</text:p>
          </table:table-cell>
          <table:table-cell office:value-type="float" office:value="0.700237274169922" calcext:value-type="float">
            <text:p>0.70</text:p>
          </table:table-cell>
        </table:table-row>
        <table:table-row table:style-name="ro1">
          <table:table-cell office:value-type="string" calcext:value-type="string">
            <text:p>sub-strokecase0218</text:p>
          </table:table-cell>
          <table:table-cell office:value-type="float" office:value="0.0736560821533203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218</text:p>
          </table:table-cell>
          <table:table-cell office:value-type="float" office:value="0.0383415222167969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18</text:p>
          </table:table-cell>
          <table:table-cell office:value-type="float" office:value="0.0736560821533203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218</text:p>
          </table:table-cell>
          <table:table-cell office:value-type="float" office:value="2.22380828857422" calcext:value-type="float">
            <text:p>2.22</text:p>
          </table:table-cell>
        </table:table-row>
        <table:table-row table:style-name="ro1">
          <table:table-cell office:value-type="string" calcext:value-type="string">
            <text:p>sub-strokecase0218</text:p>
          </table:table-cell>
          <table:table-cell office:value-type="float" office:value="0.598329544067383" calcext:value-type="float">
            <text:p>0.60</text:p>
          </table:table-cell>
        </table:table-row>
        <table:table-row table:style-name="ro1">
          <table:table-cell office:value-type="string" calcext:value-type="string">
            <text:p>sub-strokecase0218</text:p>
          </table:table-cell>
          <table:table-cell office:value-type="float" office:value="0.0534763336181641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18</text:p>
          </table:table-cell>
          <table:table-cell office:value-type="float" office:value="1.18757820129395" calcext:value-type="float">
            <text:p>1.19</text:p>
          </table:table-cell>
        </table:table-row>
        <table:table-row table:style-name="ro1">
          <table:table-cell office:value-type="string" calcext:value-type="string">
            <text:p>sub-strokecase0218</text:p>
          </table:table-cell>
          <table:table-cell office:value-type="float" office:value="0.107961654663086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218</text:p>
          </table:table-cell>
          <table:table-cell office:value-type="float" office:value="0.0575122833251953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218</text:p>
          </table:table-cell>
          <table:table-cell office:value-type="float" office:value="0.010089874267578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18</text:p>
          </table:table-cell>
          <table:table-cell office:value-type="float" office:value="3.19849014282227" calcext:value-type="float">
            <text:p>3.20</text:p>
          </table:table-cell>
        </table:table-row>
        <table:table-row table:style-name="ro1">
          <table:table-cell office:value-type="string" calcext:value-type="string">
            <text:p>sub-strokecase0218</text:p>
          </table:table-cell>
          <table:table-cell office:value-type="float" office:value="0.014125823974609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18</text:p>
          </table:table-cell>
          <table:table-cell office:value-type="float" office:value="0.100898742675781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218</text:p>
          </table:table-cell>
          <table:table-cell office:value-type="float" office:value="0.10594367980957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218</text:p>
          </table:table-cell>
          <table:table-cell office:value-type="float" office:value="0.21693229675293" calcext:value-type="float">
            <text:p>0.22</text:p>
          </table:table-cell>
        </table:table-row>
        <table:table-row table:style-name="ro1">
          <table:table-cell office:value-type="string" calcext:value-type="string">
            <text:p>sub-strokecase0219</text:p>
          </table:table-cell>
          <table:table-cell office:value-type="float" office:value="12.3407592773438" calcext:value-type="float">
            <text:p>12.34</text:p>
          </table:table-cell>
        </table:table-row>
        <table:table-row table:style-name="ro1">
          <table:table-cell office:value-type="string" calcext:value-type="string">
            <text:p>sub-strokecase0219</text:p>
          </table:table-cell>
          <table:table-cell office:value-type="float" office:value="0.1506591796875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219</text:p>
          </table:table-cell>
          <table:table-cell office:value-type="float" office:value="0.12850341796875" calcext:value-type="float">
            <text:p>0.13</text:p>
          </table:table-cell>
        </table:table-row>
        <table:table-row table:style-name="ro1">
          <table:table-cell office:value-type="string" calcext:value-type="string">
            <text:p>sub-strokecase0219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0</text:p>
          </table:table-cell>
          <table:table-cell office:value-type="float" office:value="5.1152827145943" calcext:value-type="float">
            <text:p>5.12</text:p>
          </table:table-cell>
        </table:table-row>
        <table:table-row table:style-name="ro1">
          <table:table-cell office:value-type="string" calcext:value-type="string">
            <text:p>sub-strokecase0220</text:p>
          </table:table-cell>
          <table:table-cell office:value-type="float" office:value="0.002153501002495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0</text:p>
          </table:table-cell>
          <table:table-cell office:value-type="float" office:value="0.145002400834697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221</text:p>
          </table:table-cell>
          <table:table-cell office:value-type="float" office:value="91.7213402647162" calcext:value-type="float">
            <text:p>91.72</text:p>
          </table:table-cell>
        </table:table-row>
        <table:table-row table:style-name="ro1">
          <table:table-cell office:value-type="string" calcext:value-type="string">
            <text:p>sub-strokecase0221</text:p>
          </table:table-cell>
          <table:table-cell office:value-type="float" office:value="0.0018151499132159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1</text:p>
          </table:table-cell>
          <table:table-cell office:value-type="float" office:value="2.43883542339698" calcext:value-type="float">
            <text:p>2.44</text:p>
          </table:table-cell>
        </table:table-row>
        <table:table-row table:style-name="ro1">
          <table:table-cell office:value-type="string" calcext:value-type="string">
            <text:p>sub-strokecase0221</text:p>
          </table:table-cell>
          <table:table-cell office:value-type="float" office:value="0.011979989427225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1</text:p>
          </table:table-cell>
          <table:table-cell office:value-type="float" office:value="0.025412098785023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21</text:p>
          </table:table-cell>
          <table:table-cell office:value-type="float" office:value="0.0595369171534838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221</text:p>
          </table:table-cell>
          <table:table-cell office:value-type="float" office:value="0.0377551181948922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22</text:p>
          </table:table-cell>
          <table:table-cell office:value-type="float" office:value="164.299159360693" calcext:value-type="float">
            <text:p>164.30</text:p>
          </table:table-cell>
        </table:table-row>
        <table:table-row table:style-name="ro1">
          <table:table-cell office:value-type="string" calcext:value-type="string">
            <text:p>sub-strokecase0222</text:p>
          </table:table-cell>
          <table:table-cell office:value-type="float" office:value="0.012407227055518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2</text:p>
          </table:table-cell>
          <table:table-cell office:value-type="float" office:value="0.0168383795753471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22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2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2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2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2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2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2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2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2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2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3</text:p>
          </table:table-cell>
          <table:table-cell office:value-type="float" office:value="0.722137644870054" calcext:value-type="float">
            <text:p>0.72</text:p>
          </table:table-cell>
        </table:table-row>
        <table:table-row table:style-name="ro1">
          <table:table-cell office:value-type="string" calcext:value-type="string">
            <text:p>sub-strokecase0223</text:p>
          </table:table-cell>
          <table:table-cell office:value-type="float" office:value="0.0502481462633239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23</text:p>
          </table:table-cell>
          <table:table-cell office:value-type="float" office:value="125.55683764482" calcext:value-type="float">
            <text:p>125.56</text:p>
          </table:table-cell>
        </table:table-row>
        <table:table-row table:style-name="ro1">
          <table:table-cell office:value-type="string" calcext:value-type="string">
            <text:p>sub-strokecase0223</text:p>
          </table:table-cell>
          <table:table-cell office:value-type="float" office:value="0.020458173835781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23</text:p>
          </table:table-cell>
          <table:table-cell office:value-type="float" office:value="12.5236326254726" calcext:value-type="float">
            <text:p>12.52</text:p>
          </table:table-cell>
        </table:table-row>
        <table:table-row table:style-name="ro1">
          <table:table-cell office:value-type="string" calcext:value-type="string">
            <text:p>sub-strokecase0223</text:p>
          </table:table-cell>
          <table:table-cell office:value-type="float" office:value="0.0283543111057328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23</text:p>
          </table:table-cell>
          <table:table-cell office:value-type="float" office:value="0.0262008191230189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24</text:p>
          </table:table-cell>
          <table:table-cell office:value-type="float" office:value="9.31900787353516" calcext:value-type="float">
            <text:p>9.32</text:p>
          </table:table-cell>
        </table:table-row>
        <table:table-row table:style-name="ro1">
          <table:table-cell office:value-type="string" calcext:value-type="string">
            <text:p>sub-strokecase0224</text:p>
          </table:table-cell>
          <table:table-cell office:value-type="float" office:value="0.118051528930664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224</text:p>
          </table:table-cell>
          <table:table-cell office:value-type="float" office:value="0.00201797485351563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4</text:p>
          </table:table-cell>
          <table:table-cell office:value-type="float" office:value="0.0393505096435547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24</text:p>
          </table:table-cell>
          <table:table-cell office:value-type="float" office:value="0.0282516479492188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24</text:p>
          </table:table-cell>
          <table:table-cell office:value-type="float" office:value="0.388460159301758" calcext:value-type="float">
            <text:p>0.39</text:p>
          </table:table-cell>
        </table:table-row>
        <table:table-row table:style-name="ro1">
          <table:table-cell office:value-type="string" calcext:value-type="string">
            <text:p>sub-strokecase0224</text:p>
          </table:table-cell>
          <table:table-cell office:value-type="float" office:value="9.16665077209473" calcext:value-type="float">
            <text:p>9.17</text:p>
          </table:table-cell>
        </table:table-row>
        <table:table-row table:style-name="ro1">
          <table:table-cell office:value-type="string" calcext:value-type="string">
            <text:p>sub-strokecase0224</text:p>
          </table:table-cell>
          <table:table-cell office:value-type="float" office:value="0.238121032714844" calcext:value-type="float">
            <text:p>0.24</text:p>
          </table:table-cell>
        </table:table-row>
        <table:table-row table:style-name="ro1">
          <table:table-cell office:value-type="string" calcext:value-type="string">
            <text:p>sub-strokecase0224</text:p>
          </table:table-cell>
          <table:table-cell office:value-type="float" office:value="0.179599761962891" calcext:value-type="float">
            <text:p>0.18</text:p>
          </table:table-cell>
        </table:table-row>
        <table:table-row table:style-name="ro1">
          <table:table-cell office:value-type="string" calcext:value-type="string">
            <text:p>sub-strokecase0225</text:p>
          </table:table-cell>
          <table:table-cell office:value-type="float" office:value="0.00217813865917438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5</text:p>
          </table:table-cell>
          <table:table-cell office:value-type="float" office:value="0.0072604621972479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5</text:p>
          </table:table-cell>
          <table:table-cell office:value-type="float" office:value="0.081317176609177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225</text:p>
          </table:table-cell>
          <table:table-cell office:value-type="float" office:value="1.61617888510739" calcext:value-type="float">
            <text:p>1.62</text:p>
          </table:table-cell>
        </table:table-row>
        <table:table-row table:style-name="ro1">
          <table:table-cell office:value-type="string" calcext:value-type="string">
            <text:p>sub-strokecase0225</text:p>
          </table:table-cell>
          <table:table-cell office:value-type="float" office:value="0.0450148656229373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25</text:p>
          </table:table-cell>
          <table:table-cell office:value-type="float" office:value="0.0072604621972479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5</text:p>
          </table:table-cell>
          <table:table-cell office:value-type="float" office:value="0.0468299811722493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25</text:p>
          </table:table-cell>
          <table:table-cell office:value-type="float" office:value="0.111085071617894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225</text:p>
          </table:table-cell>
          <table:table-cell office:value-type="float" office:value="0.0820432228289018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225</text:p>
          </table:table-cell>
          <table:table-cell office:value-type="float" office:value="0.0922078699050489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225</text:p>
          </table:table-cell>
          <table:table-cell office:value-type="float" office:value="0.0889406619162874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225</text:p>
          </table:table-cell>
          <table:table-cell office:value-type="float" office:value="0.0925708930149113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225</text:p>
          </table:table-cell>
          <table:table-cell office:value-type="float" office:value="0.019966271042431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25</text:p>
          </table:table-cell>
          <table:table-cell office:value-type="float" office:value="0.0206923172621567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25</text:p>
          </table:table-cell>
          <table:table-cell office:value-type="float" office:value="0.0206923172621567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26</text:p>
          </table:table-cell>
          <table:table-cell office:value-type="float" office:value="0.72227783203125" calcext:value-type="float">
            <text:p>0.72</text:p>
          </table:table-cell>
        </table:table-row>
        <table:table-row table:style-name="ro1">
          <table:table-cell office:value-type="string" calcext:value-type="string">
            <text:p>sub-strokecase0226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6</text:p>
          </table:table-cell>
          <table:table-cell office:value-type="float" office:value="0.38994140625" calcext:value-type="float">
            <text:p>0.39</text:p>
          </table:table-cell>
        </table:table-row>
        <table:table-row table:style-name="ro1">
          <table:table-cell office:value-type="string" calcext:value-type="string">
            <text:p>sub-strokecase0226</text:p>
          </table:table-cell>
          <table:table-cell office:value-type="float" office:value="0.35006103515625" calcext:value-type="float">
            <text:p>0.35</text:p>
          </table:table-cell>
        </table:table-row>
        <table:table-row table:style-name="ro1">
          <table:table-cell office:value-type="string" calcext:value-type="string">
            <text:p>sub-strokecase0226</text:p>
          </table:table-cell>
          <table:table-cell office:value-type="float" office:value="0.04431152343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26</text:p>
          </table:table-cell>
          <table:table-cell office:value-type="float" office:value="4.2450439453125" calcext:value-type="float">
            <text:p>4.25</text:p>
          </table:table-cell>
        </table:table-row>
        <table:table-row table:style-name="ro1">
          <table:table-cell office:value-type="string" calcext:value-type="string">
            <text:p>sub-strokecase0226</text:p>
          </table:table-cell>
          <table:table-cell office:value-type="float" office:value="0.1683837890625" calcext:value-type="float">
            <text:p>0.17</text:p>
          </table:table-cell>
        </table:table-row>
        <table:table-row table:style-name="ro1">
          <table:table-cell office:value-type="string" calcext:value-type="string">
            <text:p>sub-strokecase0226</text:p>
          </table:table-cell>
          <table:table-cell office:value-type="float" office:value="0.36778564453125" calcext:value-type="float">
            <text:p>0.37</text:p>
          </table:table-cell>
        </table:table-row>
        <table:table-row table:style-name="ro1">
          <table:table-cell office:value-type="string" calcext:value-type="string">
            <text:p>sub-strokecase0226</text:p>
          </table:table-cell>
          <table:table-cell office:value-type="float" office:value="0.141796875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227</text:p>
          </table:table-cell>
          <table:table-cell office:value-type="float" office:value="8.33056640625" calcext:value-type="float">
            <text:p>8.33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10191650390625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22155761718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2658691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3456298828125" calcext:value-type="float">
            <text:p>0.35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1506591796875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66024169921875" calcext:value-type="float">
            <text:p>0.66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35449218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22155761718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39880371093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7887451171875" calcext:value-type="float">
            <text:p>0.79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2658691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58934326171875" calcext:value-type="float">
            <text:p>0.59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53173828125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53173828125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1.80347900390625" calcext:value-type="float">
            <text:p>1.80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044311523437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22155761718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11964111328125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425390625" calcext:value-type="float">
            <text:p>0.43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52730712890625" calcext:value-type="float">
            <text:p>0.53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68682861328125" calcext:value-type="float">
            <text:p>0.69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4874267578125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398803710937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1.16539306640625" calcext:value-type="float">
            <text:p>1.17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177246093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141796875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026586914062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28</text:p>
          </table:table-cell>
          <table:table-cell office:value-type="float" office:value="0.301318359375" calcext:value-type="float">
            <text:p>0.3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4.40633806571714" calcext:value-type="float">
            <text:p>4.41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415642106359883" calcext:value-type="float">
            <text:p>0.42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207377937927959" calcext:value-type="float">
            <text:p>0.21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70898440317250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97485355436219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14002441962657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14.6387554645044" calcext:value-type="float">
            <text:p>14.64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53173830237938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70898440317250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239282236070721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15065918567415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88623050396563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149772955170192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779882843489759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567187522538006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79760745356907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97485355436219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44311525198281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79760745356907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44311525198281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10634766047587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44311525198281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29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0</text:p>
          </table:table-cell>
          <table:table-cell office:value-type="float" office:value="107.084118024672" calcext:value-type="float">
            <text:p>107.08</text:p>
          </table:table-cell>
        </table:table-row>
        <table:table-row table:style-name="ro1">
          <table:table-cell office:value-type="string" calcext:value-type="string">
            <text:p>sub-strokecase0230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0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0</text:p>
          </table:table-cell>
          <table:table-cell office:value-type="float" office:value="0.0354492201586254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30</text:p>
          </table:table-cell>
          <table:table-cell office:value-type="float" office:value="0.0664672877974226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230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0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1</text:p>
          </table:table-cell>
          <table:table-cell office:value-type="float" office:value="27.3167646872051" calcext:value-type="float">
            <text:p>27.32</text:p>
          </table:table-cell>
        </table:table-row>
        <table:table-row table:style-name="ro1">
          <table:table-cell office:value-type="string" calcext:value-type="string">
            <text:p>sub-strokecase0231</text:p>
          </table:table-cell>
          <table:table-cell office:value-type="float" office:value="0.126697472501063" calcext:value-type="float">
            <text:p>0.13</text:p>
          </table:table-cell>
        </table:table-row>
        <table:table-row table:style-name="ro1">
          <table:table-cell office:value-type="string" calcext:value-type="string">
            <text:p>sub-strokecase0231</text:p>
          </table:table-cell>
          <table:table-cell office:value-type="float" office:value="0.00681941070119037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31</text:p>
          </table:table-cell>
          <table:table-cell office:value-type="float" office:value="4.51732121500958" calcext:value-type="float">
            <text:p>4.52</text:p>
          </table:table-cell>
        </table:table-row>
        <table:table-row table:style-name="ro1">
          <table:table-cell office:value-type="string" calcext:value-type="string">
            <text:p>sub-strokecase0231</text:p>
          </table:table-cell>
          <table:table-cell office:value-type="float" office:value="0.0401986315017537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31</text:p>
          </table:table-cell>
          <table:table-cell office:value-type="float" office:value="0.137106046729196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231</text:p>
          </table:table-cell>
          <table:table-cell office:value-type="float" office:value="0.0466591258502499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32</text:p>
          </table:table-cell>
          <table:table-cell office:value-type="float" office:value="0.38551025390625" calcext:value-type="float">
            <text:p>0.39</text:p>
          </table:table-cell>
        </table:table-row>
        <table:table-row table:style-name="ro1">
          <table:table-cell office:value-type="string" calcext:value-type="string">
            <text:p>sub-strokecase0232</text:p>
          </table:table-cell>
          <table:table-cell office:value-type="float" office:value="1.90982666015625" calcext:value-type="float">
            <text:p>1.91</text:p>
          </table:table-cell>
        </table:table-row>
        <table:table-row table:style-name="ro1">
          <table:table-cell office:value-type="string" calcext:value-type="string">
            <text:p>sub-strokecase0233</text:p>
          </table:table-cell>
          <table:table-cell office:value-type="float" office:value="0.0477715293527581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34</text:p>
          </table:table-cell>
          <table:table-cell office:value-type="float" office:value="0.034155472374159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34</text:p>
          </table:table-cell>
          <table:table-cell office:value-type="float" office:value="0.100331700099094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235</text:p>
          </table:table-cell>
          <table:table-cell office:value-type="float" office:value="4.42293362430225" calcext:value-type="float">
            <text:p>4.42</text:p>
          </table:table-cell>
        </table:table-row>
        <table:table-row table:style-name="ro1">
          <table:table-cell office:value-type="string" calcext:value-type="string">
            <text:p>sub-strokecase0235</text:p>
          </table:table-cell>
          <table:table-cell office:value-type="float" office:value="0.106239418387849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235</text:p>
          </table:table-cell>
          <table:table-cell office:value-type="float" office:value="3.56512210421117" calcext:value-type="float">
            <text:p>3.57</text:p>
          </table:table-cell>
        </table:table-row>
        <table:table-row table:style-name="ro1">
          <table:table-cell office:value-type="string" calcext:value-type="string">
            <text:p>sub-strokecase0235</text:p>
          </table:table-cell>
          <table:table-cell office:value-type="float" office:value="0.547348354869831" calcext:value-type="float">
            <text:p>0.55</text:p>
          </table:table-cell>
        </table:table-row>
        <table:table-row table:style-name="ro1">
          <table:table-cell office:value-type="string" calcext:value-type="string">
            <text:p>sub-strokecase0235</text:p>
          </table:table-cell>
          <table:table-cell office:value-type="float" office:value="0.0534786261479376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35</text:p>
          </table:table-cell>
          <table:table-cell office:value-type="float" office:value="0.0488127057457686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35</text:p>
          </table:table-cell>
          <table:table-cell office:value-type="float" office:value="0.198839992523204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235</text:p>
          </table:table-cell>
          <table:table-cell office:value-type="float" office:value="0.183765480454658" calcext:value-type="float">
            <text:p>0.18</text:p>
          </table:table-cell>
        </table:table-row>
        <table:table-row table:style-name="ro1">
          <table:table-cell office:value-type="string" calcext:value-type="string">
            <text:p>sub-strokecase0235</text:p>
          </table:table-cell>
          <table:table-cell office:value-type="float" office:value="1.66250333098824" calcext:value-type="float">
            <text:p>1.66</text:p>
          </table:table-cell>
        </table:table-row>
        <table:table-row table:style-name="ro1">
          <table:table-cell office:value-type="string" calcext:value-type="string">
            <text:p>sub-strokecase0235</text:p>
          </table:table-cell>
          <table:table-cell office:value-type="float" office:value="0.040198698849456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35</text:p>
          </table:table-cell>
          <table:table-cell office:value-type="float" office:value="0.0473770379297165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35</text:p>
          </table:table-cell>
          <table:table-cell office:value-type="float" office:value="0.020817183332754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35</text:p>
          </table:table-cell>
          <table:table-cell office:value-type="float" office:value="0.125262016950538" calcext:value-type="float">
            <text:p>0.13</text:p>
          </table:table-cell>
        </table:table-row>
        <table:table-row table:style-name="ro1">
          <table:table-cell office:value-type="string" calcext:value-type="string">
            <text:p>sub-strokecase0235</text:p>
          </table:table-cell>
          <table:table-cell office:value-type="float" office:value="0.426393341367449" calcext:value-type="float">
            <text:p>0.43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079760745356907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142683111138467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15065918567415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12407227055518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20383301591209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17.2070514649968" calcext:value-type="float">
            <text:p>17.21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21269532095175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115209965515533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053173830237938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5.03113057101291" calcext:value-type="float">
            <text:p>5.03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806469758608728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584912132617319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372216811665567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22155762599140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21269532095175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469702167101787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274731456229347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13293457559484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2.59576914611534" calcext:value-type="float">
            <text:p>2.60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18610840583278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505151387260412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21269532095175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155090338193986" calcext:value-type="float">
            <text:p>0.16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053173830237938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389941421744879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676193874525779" calcext:value-type="float">
            <text:p>0.68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274731456229347" calcext:value-type="float">
            <text:p>0.27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407666031824192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336767591506941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24814454111037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345629896546598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451977557022474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23041993103106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416528336863848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239282236070721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398803726784536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283593761269003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36</text:p>
          </table:table-cell>
          <table:table-cell office:value-type="float" office:value="0.0274731456229347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37</text:p>
          </table:table-cell>
          <table:table-cell office:value-type="float" office:value="78.22227788748" calcext:value-type="float">
            <text:p>78.22</text:p>
          </table:table-cell>
        </table:table-row>
        <table:table-row table:style-name="ro1">
          <table:table-cell office:value-type="string" calcext:value-type="string">
            <text:p>sub-strokecase0237</text:p>
          </table:table-cell>
          <table:table-cell office:value-type="float" office:value="0.0491708936308336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37</text:p>
          </table:table-cell>
          <table:table-cell office:value-type="float" office:value="0.0491708936308336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37</text:p>
          </table:table-cell>
          <table:table-cell office:value-type="float" office:value="0.020457963043485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37</text:p>
          </table:table-cell>
          <table:table-cell office:value-type="float" office:value="0.41884987494294" calcext:value-type="float">
            <text:p>0.42</text:p>
          </table:table-cell>
        </table:table-row>
        <table:table-row table:style-name="ro1">
          <table:table-cell office:value-type="string" calcext:value-type="string">
            <text:p>sub-strokecase0237</text:p>
          </table:table-cell>
          <table:table-cell office:value-type="float" office:value="0.0707055915713446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237</text:p>
          </table:table-cell>
          <table:table-cell office:value-type="float" office:value="0.0574258611746961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237</text:p>
          </table:table-cell>
          <table:table-cell office:value-type="float" office:value="0.021175786308169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6.18943383969599" calcext:value-type="float">
            <text:p>6.19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24814454111037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30131837134831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345629896546598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381079116705223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149772955170192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239282236070721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168383795753471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115209965515533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12407227055518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109006351987773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12407227055518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877368198925979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5.21635274634173" calcext:value-type="float">
            <text:p>5.22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345629896546598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101916507956048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30131837134831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062036135277594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053173830237938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070898440317250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434252946943161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115209965515533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10634766047587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310180676387972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8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39</text:p>
          </table:table-cell>
          <table:table-cell office:value-type="float" office:value="10.3777587890625" calcext:value-type="float">
            <text:p>10.38</text:p>
          </table:table-cell>
        </table:table-row>
        <table:table-row table:style-name="ro1">
          <table:table-cell office:value-type="string" calcext:value-type="string">
            <text:p>sub-strokecase0239</text:p>
          </table:table-cell>
          <table:table-cell office:value-type="float" office:value="0.0974853515625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239</text:p>
          </table:table-cell>
          <table:table-cell office:value-type="float" office:value="0.04874267578125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39</text:p>
          </table:table-cell>
          <table:table-cell office:value-type="float" office:value="0.58048095703125" calcext:value-type="float">
            <text:p>0.58</text:p>
          </table:table-cell>
        </table:table-row>
        <table:table-row table:style-name="ro1">
          <table:table-cell office:value-type="string" calcext:value-type="string">
            <text:p>sub-strokecase0239</text:p>
          </table:table-cell>
          <table:table-cell office:value-type="float" office:value="4.25833740234375" calcext:value-type="float">
            <text:p>4.26</text:p>
          </table:table-cell>
        </table:table-row>
        <table:table-row table:style-name="ro1">
          <table:table-cell office:value-type="string" calcext:value-type="string">
            <text:p>sub-strokecase0239</text:p>
          </table:table-cell>
          <table:table-cell office:value-type="float" office:value="0.96156005859375" calcext:value-type="float">
            <text:p>0.96</text:p>
          </table:table-cell>
        </table:table-row>
        <table:table-row table:style-name="ro1">
          <table:table-cell office:value-type="string" calcext:value-type="string">
            <text:p>sub-strokecase0239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39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0</text:p>
          </table:table-cell>
          <table:table-cell office:value-type="float" office:value="212.999263763428" calcext:value-type="float">
            <text:p>213.00</text:p>
          </table:table-cell>
        </table:table-row>
        <table:table-row table:style-name="ro1">
          <table:table-cell office:value-type="string" calcext:value-type="string">
            <text:p>sub-strokecase0241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1</text:p>
          </table:table-cell>
          <table:table-cell office:value-type="float" office:value="0.3988037109375" calcext:value-type="float">
            <text:p>0.40</text:p>
          </table:table-cell>
        </table:table-row>
        <table:table-row table:style-name="ro1">
          <table:table-cell office:value-type="string" calcext:value-type="string">
            <text:p>sub-strokecase0241</text:p>
          </table:table-cell>
          <table:table-cell office:value-type="float" office:value="0.0132934570312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1</text:p>
          </table:table-cell>
          <table:table-cell office:value-type="float" office:value="0.50072021484375" calcext:value-type="float">
            <text:p>0.50</text:p>
          </table:table-cell>
        </table:table-row>
        <table:table-row table:style-name="ro1">
          <table:table-cell office:value-type="string" calcext:value-type="string">
            <text:p>sub-strokecase0241</text:p>
          </table:table-cell>
          <table:table-cell office:value-type="float" office:value="0.41209716796875" calcext:value-type="float">
            <text:p>0.41</text:p>
          </table:table-cell>
        </table:table-row>
        <table:table-row table:style-name="ro1">
          <table:table-cell office:value-type="string" calcext:value-type="string">
            <text:p>sub-strokecase0241</text:p>
          </table:table-cell>
          <table:table-cell office:value-type="float" office:value="0.14622802734375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241</text:p>
          </table:table-cell>
          <table:table-cell office:value-type="float" office:value="0.78431396484375" calcext:value-type="float">
            <text:p>0.78</text:p>
          </table:table-cell>
        </table:table-row>
        <table:table-row table:style-name="ro1">
          <table:table-cell office:value-type="string" calcext:value-type="string">
            <text:p>sub-strokecase0242</text:p>
          </table:table-cell>
          <table:table-cell office:value-type="float" office:value="6.85244164506575" calcext:value-type="float">
            <text:p>6.85</text:p>
          </table:table-cell>
        </table:table-row>
        <table:table-row table:style-name="ro1">
          <table:table-cell office:value-type="string" calcext:value-type="string">
            <text:p>sub-strokecase0242</text:p>
          </table:table-cell>
          <table:table-cell office:value-type="float" office:value="0.014943019163694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3</text:p>
          </table:table-cell>
          <table:table-cell office:value-type="float" office:value="8.10457795876573" calcext:value-type="float">
            <text:p>8.10</text:p>
          </table:table-cell>
        </table:table-row>
        <table:table-row table:style-name="ro1">
          <table:table-cell office:value-type="string" calcext:value-type="string">
            <text:p>sub-strokecase0243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4</text:p>
          </table:table-cell>
          <table:table-cell office:value-type="float" office:value="13.4224468228281" calcext:value-type="float">
            <text:p>13.42</text:p>
          </table:table-cell>
        </table:table-row>
        <table:table-row table:style-name="ro1">
          <table:table-cell office:value-type="string" calcext:value-type="string">
            <text:p>sub-strokecase0244</text:p>
          </table:table-cell>
          <table:table-cell office:value-type="float" office:value="0.628394424468961" calcext:value-type="float">
            <text:p>0.63</text:p>
          </table:table-cell>
        </table:table-row>
        <table:table-row table:style-name="ro1">
          <table:table-cell office:value-type="string" calcext:value-type="string">
            <text:p>sub-strokecase0244</text:p>
          </table:table-cell>
          <table:table-cell office:value-type="float" office:value="0.015247005099766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4</text:p>
          </table:table-cell>
          <table:table-cell office:value-type="float" office:value="0.0878517912891326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244</text:p>
          </table:table-cell>
          <table:table-cell office:value-type="float" office:value="0.012342813652192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4</text:p>
          </table:table-cell>
          <table:table-cell office:value-type="float" office:value="0.0994685570794311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244</text:p>
          </table:table-cell>
          <table:table-cell office:value-type="float" office:value="0.020329340133022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4</text:p>
          </table:table-cell>
          <table:table-cell office:value-type="float" office:value="11.5895389954775" calcext:value-type="float">
            <text:p>11.59</text:p>
          </table:table-cell>
        </table:table-row>
        <table:table-row table:style-name="ro1">
          <table:table-cell office:value-type="string" calcext:value-type="string">
            <text:p>sub-strokecase0244</text:p>
          </table:table-cell>
          <table:table-cell office:value-type="float" office:value="0.010890717928404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4</text:p>
          </table:table-cell>
          <table:table-cell office:value-type="float" office:value="1.48658299722726" calcext:value-type="float">
            <text:p>1.49</text:p>
          </table:table-cell>
        </table:table-row>
        <table:table-row table:style-name="ro1">
          <table:table-cell office:value-type="string" calcext:value-type="string">
            <text:p>sub-strokecase0244</text:p>
          </table:table-cell>
          <table:table-cell office:value-type="float" office:value="0.0352133213018424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44</text:p>
          </table:table-cell>
          <table:table-cell office:value-type="float" office:value="6.0389030913005" calcext:value-type="float">
            <text:p>6.04</text:p>
          </table:table-cell>
        </table:table-row>
        <table:table-row table:style-name="ro1">
          <table:table-cell office:value-type="string" calcext:value-type="string">
            <text:p>sub-strokecase0244</text:p>
          </table:table-cell>
          <table:table-cell office:value-type="float" office:value="0.134318854450327" calcext:value-type="float">
            <text:p>0.13</text:p>
          </table:table-cell>
        </table:table-row>
        <table:table-row table:style-name="ro1">
          <table:table-cell office:value-type="string" calcext:value-type="string">
            <text:p>sub-strokecase0244</text:p>
          </table:table-cell>
          <table:table-cell office:value-type="float" office:value="0.0210553879949161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4</text:p>
          </table:table-cell>
          <table:table-cell office:value-type="float" office:value="0.0824064323249302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244</text:p>
          </table:table-cell>
          <table:table-cell office:value-type="float" office:value="0.0319461059233209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44</text:p>
          </table:table-cell>
          <table:table-cell office:value-type="float" office:value="0.00326721537852146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5</text:p>
          </table:table-cell>
          <table:table-cell office:value-type="float" office:value="13.3732177734375" calcext:value-type="float">
            <text:p>13.37</text:p>
          </table:table-cell>
        </table:table-row>
        <table:table-row table:style-name="ro1">
          <table:table-cell office:value-type="string" calcext:value-type="string">
            <text:p>sub-strokecase0246</text:p>
          </table:table-cell>
          <table:table-cell office:value-type="float" office:value="214.654213033533" calcext:value-type="float">
            <text:p>214.65</text:p>
          </table:table-cell>
        </table:table-row>
        <table:table-row table:style-name="ro1">
          <table:table-cell office:value-type="string" calcext:value-type="string">
            <text:p>sub-strokecase0246</text:p>
          </table:table-cell>
          <table:table-cell office:value-type="float" office:value="0.00717831442619033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6</text:p>
          </table:table-cell>
          <table:table-cell office:value-type="float" office:value="0.0620924197865464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246</text:p>
          </table:table-cell>
          <table:table-cell office:value-type="float" office:value="0.0495303695407133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46</text:p>
          </table:table-cell>
          <table:table-cell office:value-type="float" office:value="0.211760275572615" calcext:value-type="float">
            <text:p>0.21</text:p>
          </table:table-cell>
        </table:table-row>
        <table:table-row table:style-name="ro1">
          <table:table-cell office:value-type="string" calcext:value-type="string">
            <text:p>sub-strokecase0246</text:p>
          </table:table-cell>
          <table:table-cell office:value-type="float" office:value="0.0376861507374992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46</text:p>
          </table:table-cell>
          <table:table-cell office:value-type="float" office:value="0.017945786065475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6</text:p>
          </table:table-cell>
          <table:table-cell office:value-type="float" office:value="0.0061015672622617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6</text:p>
          </table:table-cell>
          <table:table-cell office:value-type="float" office:value="0.25985498222809" calcext:value-type="float">
            <text:p>0.26</text:p>
          </table:table-cell>
        </table:table-row>
        <table:table-row table:style-name="ro1">
          <table:table-cell office:value-type="string" calcext:value-type="string">
            <text:p>sub-strokecase0246</text:p>
          </table:table-cell>
          <table:table-cell office:value-type="float" office:value="0.021893858999880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6</text:p>
          </table:table-cell>
          <table:table-cell office:value-type="float" office:value="0.0061015672622617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6</text:p>
          </table:table-cell>
          <table:table-cell office:value-type="float" office:value="0.0061015672622617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6</text:p>
          </table:table-cell>
          <table:table-cell office:value-type="float" office:value="0.0900878460486887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246</text:p>
          </table:table-cell>
          <table:table-cell office:value-type="float" office:value="0.097266160474879" calcext:value-type="float">
            <text:p>0.10</text:p>
          </table:table-cell>
        </table:table-row>
        <table:table-row table:style-name="ro1">
          <table:table-cell office:value-type="string" calcext:value-type="string">
            <text:p>sub-strokecase0246</text:p>
          </table:table-cell>
          <table:table-cell office:value-type="float" office:value="0.013279881688452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7</text:p>
          </table:table-cell>
          <table:table-cell office:value-type="float" office:value="0.02404734527006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7</text:p>
          </table:table-cell>
          <table:table-cell office:value-type="float" office:value="0.0333791508972558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47</text:p>
          </table:table-cell>
          <table:table-cell office:value-type="float" office:value="0.0800381790332049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247</text:p>
          </table:table-cell>
          <table:table-cell office:value-type="float" office:value="0.263802966768635" calcext:value-type="float">
            <text:p>0.26</text:p>
          </table:table-cell>
        </table:table-row>
        <table:table-row table:style-name="ro1">
          <table:table-cell office:value-type="string" calcext:value-type="string">
            <text:p>sub-strokecase0247</text:p>
          </table:table-cell>
          <table:table-cell office:value-type="float" office:value="1.64239779038541" calcext:value-type="float">
            <text:p>1.64</text:p>
          </table:table-cell>
        </table:table-row>
        <table:table-row table:style-name="ro1">
          <table:table-cell office:value-type="string" calcext:value-type="string">
            <text:p>sub-strokecase0247</text:p>
          </table:table-cell>
          <table:table-cell office:value-type="float" office:value="0.147873227630854" calcext:value-type="float">
            <text:p>0.15</text:p>
          </table:table-cell>
        </table:table-row>
        <table:table-row table:style-name="ro1">
          <table:table-cell office:value-type="string" calcext:value-type="string">
            <text:p>sub-strokecase0247</text:p>
          </table:table-cell>
          <table:table-cell office:value-type="float" office:value="0.0864986598520286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247</text:p>
          </table:table-cell>
          <table:table-cell office:value-type="float" office:value="0.0297899948867982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47</text:p>
          </table:table-cell>
          <table:table-cell office:value-type="float" office:value="0.022252767264837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7</text:p>
          </table:table-cell>
          <table:table-cell office:value-type="float" office:value="0.413829688005763" calcext:value-type="float">
            <text:p>0.41</text:p>
          </table:table-cell>
        </table:table-row>
        <table:table-row table:style-name="ro1">
          <table:table-cell office:value-type="string" calcext:value-type="string">
            <text:p>sub-strokecase0247</text:p>
          </table:table-cell>
          <table:table-cell office:value-type="float" office:value="0.0757311918206557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247</text:p>
          </table:table-cell>
          <table:table-cell office:value-type="float" office:value="0.0524016777526812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47</text:p>
          </table:table-cell>
          <table:table-cell office:value-type="float" office:value="0.012920961637647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7</text:p>
          </table:table-cell>
          <table:table-cell office:value-type="float" office:value="14.721282292493" calcext:value-type="float">
            <text:p>14.72</text:p>
          </table:table-cell>
        </table:table-row>
        <table:table-row table:style-name="ro1">
          <table:table-cell office:value-type="string" calcext:value-type="string">
            <text:p>sub-strokecase0247</text:p>
          </table:table-cell>
          <table:table-cell office:value-type="float" office:value="0.022970598466928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7</text:p>
          </table:table-cell>
          <table:table-cell office:value-type="float" office:value="0.014715539642876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88623050396563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7.59233672747359" calcext:value-type="float">
            <text:p>7.59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389941421744879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44311525198281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2407227055518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77246100793127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88623050396563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21269532095175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124958501059155" calcext:value-type="float">
            <text:p>0.1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79760745356907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2.34585214399704" calcext:value-type="float">
            <text:p>2.35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62036135277594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389941421744879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221557625991409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70898440317250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97485355436219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42539064190350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2407227055518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88623050396563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97485355436219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88623050396563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97485355436219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4179688063450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2407227055518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5952149071381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5952149071381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79760745356907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301318371348316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20383301591209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70898440317250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62036135277594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97485355436219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658469264446467" calcext:value-type="float">
            <text:p>0.66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2407227055518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21269532095175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44311525198281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797607453569071" calcext:value-type="float">
            <text:p>0.08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88623050396563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5952149071381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327905286467285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70898440317250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868505893886322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77246100793127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19497071087244" calcext:value-type="float">
            <text:p>0.19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540600607419037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97485355436219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79760745356907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79760745356907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62036135277594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567187522538006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0634766047587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8610840583278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877368198925979" calcext:value-type="float">
            <text:p>0.09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15209965515533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5952149071381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345629896546598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298659679836419" calcext:value-type="float">
            <text:p>0.3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949707108724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425390641903505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20383301591209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97485355436219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469702167101786" calcext:value-type="float">
            <text:p>0.47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68383795753471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77246100793127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576049827577663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496289082220756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20383301591209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77246100793127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88623050396563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70898440317250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70898440317250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70898440317250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70898440317250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700122098132852" calcext:value-type="float">
            <text:p>0.07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114323735011567" calcext:value-type="float">
            <text:p>0.1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79760745356907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319042981427629" calcext:value-type="float">
            <text:p>0.03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0634766047587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2407227055518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372216811665567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5952149071381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41796880634502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130275884082948" calcext:value-type="float">
            <text:p>0.13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24072270555189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70898440317250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5065918567415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212695320951752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203833015912096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372216811665567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5065918567415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434252946943161" calcext:value-type="float">
            <text:p>0.04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5065918567415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86108405832783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15209965515533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797607453569071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5065918567415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44311525198281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248144541110378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514013692300068" calcext:value-type="float">
            <text:p>0.05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0886230503965635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974853554362198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593774437656975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620361352775944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44311525198281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59521490713814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44311525198281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138251958618639" calcext:value-type="float">
            <text:p>0.14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26586915118969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88623050396563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106347660475876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177246100793127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354492201586254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602636742696632" calcext:value-type="float">
            <text:p>0.06</text:p>
          </table:table-cell>
        </table:table-row>
        <table:table-row table:style-name="ro1">
          <table:table-cell office:value-type="string" calcext:value-type="string">
            <text:p>sub-strokecase0248</text:p>
          </table:table-cell>
          <table:table-cell office:value-type="float" office:value="0.0088623050396563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49</text:p>
          </table:table-cell>
          <table:table-cell office:value-type="float" office:value="11.2063842773438" calcext:value-type="float">
            <text:p>11.21</text:p>
          </table:table-cell>
        </table:table-row>
        <table:table-row table:style-name="ro1">
          <table:table-cell office:value-type="string" calcext:value-type="string">
            <text:p>sub-strokecase0250</text:p>
          </table:table-cell>
          <table:table-cell office:value-type="float" office:value="1.7813232421875" calcext:value-type="float">
            <text:p>1.78</text:p>
          </table:table-cell>
        </table:table-row>
        <table:table-row table:style-name="ro1">
          <table:table-cell office:value-type="string" calcext:value-type="string">
            <text:p>sub-strokecase0250</text:p>
          </table:table-cell>
          <table:table-cell office:value-type="float" office:value="0.0088623046875" calcext:value-type="float">
            <text:p>0.01</text:p>
          </table:table-cell>
        </table:table-row>
        <table:table-row table:style-name="ro1">
          <table:table-cell office:value-type="string" calcext:value-type="string">
            <text:p>sub-strokecase0250</text:p>
          </table:table-cell>
          <table:table-cell office:value-type="float" office:value="0.19940185546875" calcext:value-type="float">
            <text:p>0.20</text:p>
          </table:table-cell>
        </table:table-row>
        <table:table-row table:style-name="ro1">
          <table:table-cell office:value-type="string" calcext:value-type="string">
            <text:p>sub-strokecase0250</text:p>
          </table:table-cell>
          <table:table-cell office:value-type="float" office:value="2.7207275390625" calcext:value-type="float">
            <text:p>2.72</text:p>
          </table:table-cell>
        </table:table-row>
        <table:table-row table:style-name="ro1">
          <table:table-cell office:value-type="string" calcext:value-type="string">
            <text:p>sub-strokecase0250</text:p>
          </table:table-cell>
          <table:table-cell office:value-type="float" office:value="0.017724609375" calcext:value-type="float">
            <text:p>0.02</text:p>
          </table:table-cell>
        </table:table-row>
        <table:table-row table:style-name="ro1">
          <table:table-cell office:value-type="string" calcext:value-type="string">
            <text:p>sub-strokecase0250</text:p>
          </table:table-cell>
          <table:table-cell office:value-type="float" office:value="1.559765625" calcext:value-type="float">
            <text:p>1.56</text:p>
          </table:table-cell>
        </table:table-row>
        <table:table-row table:style-name="ro1">
          <table:table-cell office:value-type="string" calcext:value-type="string">
            <text:p>sub-strokecase015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5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ub-strokecase0170</text:p>
          </table:table-cell>
          <table:table-cell office:value-type="float" office:value="0" calcext:value-type="float">
            <text:p>0.00</text:p>
          </table:table-cell>
        </table:table-row>
      </table:table>
      <table:table table:name="Pivot Table_components_1" table:style-name="ta1">
        <table:table-column table:style-name="co4" table:number-columns-repeated="6" table:default-cell-style-name="Default"/>
        <table:table-column table:style-name="co4" table:default-cell-style-name="ce26"/>
        <table:table-row table:style-name="ro1">
          <table:table-cell table:style-name="ce3"/>
          <table:table-cell table:style-name="ce8" office:value-type="string" calcext:value-type="string">
            <text:p>Data</text:p>
          </table:table-cell>
          <table:table-cell table:style-name="ce14" table:number-columns-repeated="2"/>
          <table:table-cell table:style-name="ce20"/>
          <table:table-cell table:number-columns-repeated="2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9" office:value-type="string" calcext:value-type="string">
            <text:p>Count - volume_ml</text:p>
          </table:table-cell>
          <table:table-cell table:style-name="ce15" office:value-type="string" calcext:value-type="string">
            <text:p>Sum - volume_ml</text:p>
          </table:table-cell>
          <table:table-cell table:style-name="ce15" office:value-type="string" calcext:value-type="string">
            <text:p>Average - volume_ml</text:p>
          </table:table-cell>
          <table:table-cell table:style-name="ce21" office:value-type="string" calcext:value-type="string">
            <text:p>StDev - volume_ml</text:p>
          </table:table-cell>
          <table:table-cell/>
          <table:table-cell office:value-type="string" calcext:value-type="string">
            <text:p>component count</text:p>
          </table:table-cell>
        </table:table-row>
        <table:table-row table:style-name="ro1">
          <table:table-cell table:style-name="ce5" office:value-type="string" calcext:value-type="string">
            <text:p>sub-strokecase0001</text:p>
          </table:table-cell>
          <table:table-cell table:style-name="ce10" office:value-type="float" office:value="36" calcext:value-type="float">
            <text:p>36</text:p>
          </table:table-cell>
          <table:table-cell table:style-name="ce16" office:value-type="float" office:value="5.75588850973685" calcext:value-type="float">
            <text:p>5.76</text:p>
          </table:table-cell>
          <table:table-cell table:style-name="ce16" office:value-type="float" office:value="0.159885791937135" calcext:value-type="float">
            <text:p>0.16</text:p>
          </table:table-cell>
          <table:table-cell table:style-name="ce22" office:value-type="float" office:value="0.253866333056779" calcext:value-type="float">
            <text:p>0.25</text:p>
          </table:table-cell>
          <table:table-cell/>
          <table:table-cell table:formula="of:=IF([.C3]&lt;&gt;0; [.B3]; 0)" office:value-type="float" office:value="36" calcext:value-type="float">
            <text:p>36</text:p>
          </table:table-cell>
        </table:table-row>
        <table:table-row table:style-name="ro1">
          <table:table-cell table:style-name="ce6" office:value-type="string" calcext:value-type="string">
            <text:p>sub-strokecase000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878615381567179" calcext:value-type="float">
            <text:p>0.88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4]&lt;&gt;0; [.B4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003</text:p>
          </table:table-cell>
          <table:table-cell table:style-name="ce11" office:value-type="float" office:value="48" calcext:value-type="float">
            <text:p>48</text:p>
          </table:table-cell>
          <table:table-cell table:style-name="ce17" office:value-type="float" office:value="30.2574550764858" calcext:value-type="float">
            <text:p>30.26</text:p>
          </table:table-cell>
          <table:table-cell table:style-name="ce17" office:value-type="float" office:value="0.630363647426787" calcext:value-type="float">
            <text:p>0.63</text:p>
          </table:table-cell>
          <table:table-cell table:style-name="ce23" office:value-type="float" office:value="4.13299551629305" calcext:value-type="float">
            <text:p>4.13</text:p>
          </table:table-cell>
          <table:table-cell/>
          <table:table-cell table:formula="of:=IF([.C5]&lt;&gt;0; [.B5]; 0)" office:value-type="float" office:value="48" calcext:value-type="float">
            <text:p>48</text:p>
          </table:table-cell>
        </table:table-row>
        <table:table-row table:style-name="ro1">
          <table:table-cell table:style-name="ce6" office:value-type="string" calcext:value-type="string">
            <text:p>sub-strokecase0004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2.04474629001337" calcext:value-type="float">
            <text:p>2.04</text:p>
          </table:table-cell>
          <table:table-cell table:style-name="ce17" office:value-type="float" office:value="0.255593286251672" calcext:value-type="float">
            <text:p>0.26</text:p>
          </table:table-cell>
          <table:table-cell table:style-name="ce23" office:value-type="float" office:value="0.530304527859673" calcext:value-type="float">
            <text:p>0.53</text:p>
          </table:table-cell>
          <table:table-cell/>
          <table:table-cell table:formula="of:=IF([.C6]&lt;&gt;0; [.B6]; 0)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sub-strokecase0005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5.52133273238732" calcext:value-type="float">
            <text:p>5.52</text:p>
          </table:table-cell>
          <table:table-cell table:style-name="ce17" office:value-type="float" office:value="0.690166591548415" calcext:value-type="float">
            <text:p>0.69</text:p>
          </table:table-cell>
          <table:table-cell table:style-name="ce23" office:value-type="float" office:value="1.18918098764311" calcext:value-type="float">
            <text:p>1.19</text:p>
          </table:table-cell>
          <table:table-cell/>
          <table:table-cell table:formula="of:=IF([.C7]&lt;&gt;0; [.B7]; 0)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sub-strokecase000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0229705849973882" calcext:value-type="float">
            <text:p>0.02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8]&lt;&gt;0; [.B8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007</text:p>
          </table:table-cell>
          <table:table-cell table:style-name="ce11" office:value-type="float" office:value="7" calcext:value-type="float">
            <text:p>7</text:p>
          </table:table-cell>
          <table:table-cell table:style-name="ce17" office:value-type="float" office:value="3.11272621154785" calcext:value-type="float">
            <text:p>3.11</text:p>
          </table:table-cell>
          <table:table-cell table:style-name="ce17" office:value-type="float" office:value="0.444675173078265" calcext:value-type="float">
            <text:p>0.44</text:p>
          </table:table-cell>
          <table:table-cell table:style-name="ce23" office:value-type="float" office:value="0.396464645688172" calcext:value-type="float">
            <text:p>0.40</text:p>
          </table:table-cell>
          <table:table-cell/>
          <table:table-cell table:formula="of:=IF([.C9]&lt;&gt;0; [.B9]; 0)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sub-strokecase0008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0.633626043129066" calcext:value-type="float">
            <text:p>0.63</text:p>
          </table:table-cell>
          <table:table-cell table:style-name="ce17" office:value-type="float" office:value="0.126725208625813" calcext:value-type="float">
            <text:p>0.13</text:p>
          </table:table-cell>
          <table:table-cell table:style-name="ce23" office:value-type="float" office:value="0.158499852423239" calcext:value-type="float">
            <text:p>0.16</text:p>
          </table:table-cell>
          <table:table-cell/>
          <table:table-cell table:formula="of:=IF([.C10]&lt;&gt;0; [.B10]; 0)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sub-strokecase0009</text:p>
          </table:table-cell>
          <table:table-cell table:style-name="ce11" office:value-type="float" office:value="14" calcext:value-type="float">
            <text:p>14</text:p>
          </table:table-cell>
          <table:table-cell table:style-name="ce17" office:value-type="float" office:value="3.7382984161377" calcext:value-type="float">
            <text:p>3.74</text:p>
          </table:table-cell>
          <table:table-cell table:style-name="ce17" office:value-type="float" office:value="0.267021315438407" calcext:value-type="float">
            <text:p>0.27</text:p>
          </table:table-cell>
          <table:table-cell table:style-name="ce23" office:value-type="float" office:value="0.421390647744649" calcext:value-type="float">
            <text:p>0.42</text:p>
          </table:table-cell>
          <table:table-cell/>
          <table:table-cell table:formula="of:=IF([.C11]&lt;&gt;0; [.B11]; 0)" office:value-type="float" office:value="14" calcext:value-type="float">
            <text:p>14</text:p>
          </table:table-cell>
        </table:table-row>
        <table:table-row table:style-name="ro1">
          <table:table-cell table:style-name="ce6" office:value-type="string" calcext:value-type="string">
            <text:p>sub-strokecase0010</text:p>
          </table:table-cell>
          <table:table-cell table:style-name="ce11" office:value-type="float" office:value="14" calcext:value-type="float">
            <text:p>14</text:p>
          </table:table-cell>
          <table:table-cell table:style-name="ce17" office:value-type="float" office:value="2.96404963388916" calcext:value-type="float">
            <text:p>2.96</text:p>
          </table:table-cell>
          <table:table-cell table:style-name="ce17" office:value-type="float" office:value="0.211717830992083" calcext:value-type="float">
            <text:p>0.21</text:p>
          </table:table-cell>
          <table:table-cell table:style-name="ce23" office:value-type="float" office:value="0.204661546834913" calcext:value-type="float">
            <text:p>0.20</text:p>
          </table:table-cell>
          <table:table-cell/>
          <table:table-cell table:formula="of:=IF([.C12]&lt;&gt;0; [.B12]; 0)" office:value-type="float" office:value="14" calcext:value-type="float">
            <text:p>14</text:p>
          </table:table-cell>
        </table:table-row>
        <table:table-row table:style-name="ro1">
          <table:table-cell table:style-name="ce6" office:value-type="string" calcext:value-type="string">
            <text:p>sub-strokecase0011</text:p>
          </table:table-cell>
          <table:table-cell table:style-name="ce11" office:value-type="float" office:value="12" calcext:value-type="float">
            <text:p>12</text:p>
          </table:table-cell>
          <table:table-cell table:style-name="ce17" office:value-type="float" office:value="10.9343967437744" calcext:value-type="float">
            <text:p>10.93</text:p>
          </table:table-cell>
          <table:table-cell table:style-name="ce17" office:value-type="float" office:value="0.911199728647868" calcext:value-type="float">
            <text:p>0.91</text:p>
          </table:table-cell>
          <table:table-cell table:style-name="ce23" office:value-type="float" office:value="1.87629445777007" calcext:value-type="float">
            <text:p>1.88</text:p>
          </table:table-cell>
          <table:table-cell/>
          <table:table-cell table:formula="of:=IF([.C13]&lt;&gt;0; [.B13]; 0)"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string" calcext:value-type="string">
            <text:p>sub-strokecase001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3883471683017" calcext:value-type="float">
            <text:p>0.39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4]&lt;&gt;0; [.B14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013</text:p>
          </table:table-cell>
          <table:table-cell table:style-name="ce11" office:value-type="float" office:value="30" calcext:value-type="float">
            <text:p>30</text:p>
          </table:table-cell>
          <table:table-cell table:style-name="ce17" office:value-type="float" office:value="28.0333797437229" calcext:value-type="float">
            <text:p>28.03</text:p>
          </table:table-cell>
          <table:table-cell table:style-name="ce17" office:value-type="float" office:value="0.934445991457431" calcext:value-type="float">
            <text:p>0.93</text:p>
          </table:table-cell>
          <table:table-cell table:style-name="ce23" office:value-type="float" office:value="3.45625209160484" calcext:value-type="float">
            <text:p>3.46</text:p>
          </table:table-cell>
          <table:table-cell/>
          <table:table-cell table:formula="of:=IF([.C15]&lt;&gt;0; [.B15]; 0)" office:value-type="float" office:value="30" calcext:value-type="float">
            <text:p>30</text:p>
          </table:table-cell>
        </table:table-row>
        <table:table-row table:style-name="ro1">
          <table:table-cell table:style-name="ce6" office:value-type="string" calcext:value-type="string">
            <text:p>sub-strokecase0014</text:p>
          </table:table-cell>
          <table:table-cell table:style-name="ce11" office:value-type="float" office:value="13" calcext:value-type="float">
            <text:p>13</text:p>
          </table:table-cell>
          <table:table-cell table:style-name="ce17" office:value-type="float" office:value="11.3097400665283" calcext:value-type="float">
            <text:p>11.31</text:p>
          </table:table-cell>
          <table:table-cell table:style-name="ce17" office:value-type="float" office:value="0.869980005117563" calcext:value-type="float">
            <text:p>0.87</text:p>
          </table:table-cell>
          <table:table-cell table:style-name="ce23" office:value-type="float" office:value="1.25481127139108" calcext:value-type="float">
            <text:p>1.25</text:p>
          </table:table-cell>
          <table:table-cell/>
          <table:table-cell table:formula="of:=IF([.C16]&lt;&gt;0; [.B16]; 0)" office:value-type="float" office:value="13" calcext:value-type="float">
            <text:p>13</text:p>
          </table:table-cell>
        </table:table-row>
        <table:table-row table:style-name="ro1">
          <table:table-cell table:style-name="ce6" office:value-type="string" calcext:value-type="string">
            <text:p>sub-strokecase0015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13.0247460726807" calcext:value-type="float">
            <text:p>13.02</text:p>
          </table:table-cell>
          <table:table-cell table:style-name="ce17" office:value-type="float" office:value="6.51237303634036" calcext:value-type="float">
            <text:p>6.51</text:p>
          </table:table-cell>
          <table:table-cell table:style-name="ce23" office:value-type="float" office:value="6.41582431100896" calcext:value-type="float">
            <text:p>6.42</text:p>
          </table:table-cell>
          <table:table-cell/>
          <table:table-cell table:formula="of:=IF([.C17]&lt;&gt;0; [.B17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016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0.172996783508106" calcext:value-type="float">
            <text:p>0.17</text:p>
          </table:table-cell>
          <table:table-cell table:style-name="ce17" office:value-type="float" office:value="0.086498391754053" calcext:value-type="float">
            <text:p>0.09</text:p>
          </table:table-cell>
          <table:table-cell table:style-name="ce23" office:value-type="float" office:value="0.00323023039745425" calcext:value-type="float">
            <text:p>0.00</text:p>
          </table:table-cell>
          <table:table-cell/>
          <table:table-cell table:formula="of:=IF([.C18]&lt;&gt;0; [.B18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017</text:p>
          </table:table-cell>
          <table:table-cell table:style-name="ce11" office:value-type="float" office:value="7" calcext:value-type="float">
            <text:p>7</text:p>
          </table:table-cell>
          <table:table-cell table:style-name="ce17" office:value-type="float" office:value="14.4537448883057" calcext:value-type="float">
            <text:p>14.45</text:p>
          </table:table-cell>
          <table:table-cell table:style-name="ce17" office:value-type="float" office:value="2.06482069832938" calcext:value-type="float">
            <text:p>2.06</text:p>
          </table:table-cell>
          <table:table-cell table:style-name="ce23" office:value-type="float" office:value="4.73158552393606" calcext:value-type="float">
            <text:p>4.73</text:p>
          </table:table-cell>
          <table:table-cell/>
          <table:table-cell table:formula="of:=IF([.C19]&lt;&gt;0; [.B19]; 0)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sub-strokecase001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993834718465601" calcext:value-type="float">
            <text:p>0.99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20]&lt;&gt;0; [.B20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019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67.9318989041291" calcext:value-type="float">
            <text:p>67.93</text:p>
          </table:table-cell>
          <table:table-cell table:style-name="ce17" office:value-type="float" office:value="4.24574368150807" calcext:value-type="float">
            <text:p>4.25</text:p>
          </table:table-cell>
          <table:table-cell table:style-name="ce23" office:value-type="float" office:value="15.8039554932274" calcext:value-type="float">
            <text:p>15.80</text:p>
          </table:table-cell>
          <table:table-cell/>
          <table:table-cell table:formula="of:=IF([.C21]&lt;&gt;0; [.B21]; 0)" office:value-type="float" office:value="16" calcext:value-type="float">
            <text:p>16</text:p>
          </table:table-cell>
        </table:table-row>
        <table:table-row table:style-name="ro1">
          <table:table-cell table:style-name="ce6" office:value-type="string" calcext:value-type="string">
            <text:p>sub-strokecase0020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8.66348518328862" calcext:value-type="float">
            <text:p>8.66</text:p>
          </table:table-cell>
          <table:table-cell table:style-name="ce17" office:value-type="float" office:value="2.88782839442954" calcext:value-type="float">
            <text:p>2.89</text:p>
          </table:table-cell>
          <table:table-cell table:style-name="ce23" office:value-type="float" office:value="3.28785930912857" calcext:value-type="float">
            <text:p>3.29</text:p>
          </table:table-cell>
          <table:table-cell/>
          <table:table-cell table:formula="of:=IF([.C22]&lt;&gt;0; [.B22]; 0)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sub-strokecase0021</text:p>
          </table:table-cell>
          <table:table-cell table:style-name="ce11" office:value-type="float" office:value="10" calcext:value-type="float">
            <text:p>10</text:p>
          </table:table-cell>
          <table:table-cell table:style-name="ce17" office:value-type="float" office:value="16.8989039329294" calcext:value-type="float">
            <text:p>16.90</text:p>
          </table:table-cell>
          <table:table-cell table:style-name="ce17" office:value-type="float" office:value="1.68989039329294" calcext:value-type="float">
            <text:p>1.69</text:p>
          </table:table-cell>
          <table:table-cell table:style-name="ce23" office:value-type="float" office:value="2.76076886036112" calcext:value-type="float">
            <text:p>2.76</text:p>
          </table:table-cell>
          <table:table-cell/>
          <table:table-cell table:formula="of:=IF([.C23]&lt;&gt;0; [.B23]; 0)" office:value-type="float" office:value="10" calcext:value-type="float">
            <text:p>10</text:p>
          </table:table-cell>
        </table:table-row>
        <table:table-row table:style-name="ro1">
          <table:table-cell table:style-name="ce6" office:value-type="string" calcext:value-type="string">
            <text:p>sub-strokecase0022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1.18657666682318" calcext:value-type="float">
            <text:p>1.19</text:p>
          </table:table-cell>
          <table:table-cell table:style-name="ce17" office:value-type="float" office:value="0.593288333411588" calcext:value-type="float">
            <text:p>0.59</text:p>
          </table:table-cell>
          <table:table-cell table:style-name="ce23" office:value-type="float" office:value="0.117724484790684" calcext:value-type="float">
            <text:p>0.12</text:p>
          </table:table-cell>
          <table:table-cell/>
          <table:table-cell table:formula="of:=IF([.C24]&lt;&gt;0; [.B24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023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481.563494495059" calcext:value-type="float">
            <text:p>481.56</text:p>
          </table:table-cell>
          <table:table-cell table:style-name="ce17" office:value-type="float" office:value="53.5070549438955" calcext:value-type="float">
            <text:p>53.51</text:p>
          </table:table-cell>
          <table:table-cell table:style-name="ce23" office:value-type="float" office:value="149.757759046416" calcext:value-type="float">
            <text:p>149.76</text:p>
          </table:table-cell>
          <table:table-cell/>
          <table:table-cell table:formula="of:=IF([.C25]&lt;&gt;0; [.B25]; 0)"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sub-strokecase0024</text:p>
          </table:table-cell>
          <table:table-cell table:style-name="ce11" office:value-type="float" office:value="15" calcext:value-type="float">
            <text:p>15</text:p>
          </table:table-cell>
          <table:table-cell table:style-name="ce17" office:value-type="float" office:value="23.4271469613148" calcext:value-type="float">
            <text:p>23.43</text:p>
          </table:table-cell>
          <table:table-cell table:style-name="ce17" office:value-type="float" office:value="1.56180979742098" calcext:value-type="float">
            <text:p>1.56</text:p>
          </table:table-cell>
          <table:table-cell table:style-name="ce23" office:value-type="float" office:value="5.26769289100878" calcext:value-type="float">
            <text:p>5.27</text:p>
          </table:table-cell>
          <table:table-cell/>
          <table:table-cell table:formula="of:=IF([.C26]&lt;&gt;0; [.B26]; 0)" office:value-type="float" office:value="15" calcext:value-type="float">
            <text:p>15</text:p>
          </table:table-cell>
        </table:table-row>
        <table:table-row table:style-name="ro1">
          <table:table-cell table:style-name="ce6" office:value-type="string" calcext:value-type="string">
            <text:p>sub-strokecase0025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7.1678466796875" calcext:value-type="float">
            <text:p>7.17</text:p>
          </table:table-cell>
          <table:table-cell table:style-name="ce17" office:value-type="float" office:value="2.3892822265625" calcext:value-type="float">
            <text:p>2.39</text:p>
          </table:table-cell>
          <table:table-cell table:style-name="ce23" office:value-type="float" office:value="2.8630231143143" calcext:value-type="float">
            <text:p>2.86</text:p>
          </table:table-cell>
          <table:table-cell/>
          <table:table-cell table:formula="of:=IF([.C27]&lt;&gt;0; [.B27]; 0)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sub-strokecase0026</text:p>
          </table:table-cell>
          <table:table-cell table:style-name="ce11" office:value-type="float" office:value="12" calcext:value-type="float">
            <text:p>12</text:p>
          </table:table-cell>
          <table:table-cell table:style-name="ce17" office:value-type="float" office:value="3.26864656920778" calcext:value-type="float">
            <text:p>3.27</text:p>
          </table:table-cell>
          <table:table-cell table:style-name="ce17" office:value-type="float" office:value="0.272387214100649" calcext:value-type="float">
            <text:p>0.27</text:p>
          </table:table-cell>
          <table:table-cell table:style-name="ce23" office:value-type="float" office:value="0.415373322017597" calcext:value-type="float">
            <text:p>0.42</text:p>
          </table:table-cell>
          <table:table-cell/>
          <table:table-cell table:formula="of:=IF([.C28]&lt;&gt;0; [.B28]; 0)"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string" calcext:value-type="string">
            <text:p>sub-strokecase0027</text:p>
          </table:table-cell>
          <table:table-cell table:style-name="ce11" office:value-type="float" office:value="7" calcext:value-type="float">
            <text:p>7</text:p>
          </table:table-cell>
          <table:table-cell table:style-name="ce17" office:value-type="float" office:value="6.12882432084252" calcext:value-type="float">
            <text:p>6.13</text:p>
          </table:table-cell>
          <table:table-cell table:style-name="ce17" office:value-type="float" office:value="0.875546331548932" calcext:value-type="float">
            <text:p>0.88</text:p>
          </table:table-cell>
          <table:table-cell table:style-name="ce23" office:value-type="float" office:value="1.33728566041537" calcext:value-type="float">
            <text:p>1.34</text:p>
          </table:table-cell>
          <table:table-cell/>
          <table:table-cell table:formula="of:=IF([.C29]&lt;&gt;0; [.B29]; 0)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sub-strokecase0028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float" office:value="7.0540290377406" calcext:value-type="float">
            <text:p>7.05</text:p>
          </table:table-cell>
          <table:table-cell table:style-name="ce17" office:value-type="float" office:value="1.1756715062901" calcext:value-type="float">
            <text:p>1.18</text:p>
          </table:table-cell>
          <table:table-cell table:style-name="ce23" office:value-type="float" office:value="1.78655366319072" calcext:value-type="float">
            <text:p>1.79</text:p>
          </table:table-cell>
          <table:table-cell/>
          <table:table-cell table:formula="of:=IF([.C30]&lt;&gt;0; [.B30]; 0)"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sub-strokecase0029</text:p>
          </table:table-cell>
          <table:table-cell table:style-name="ce11" office:value-type="float" office:value="15" calcext:value-type="float">
            <text:p>15</text:p>
          </table:table-cell>
          <table:table-cell table:style-name="ce17" office:value-type="float" office:value="8.27731644498211" calcext:value-type="float">
            <text:p>8.28</text:p>
          </table:table-cell>
          <table:table-cell table:style-name="ce17" office:value-type="float" office:value="0.551821096332141" calcext:value-type="float">
            <text:p>0.55</text:p>
          </table:table-cell>
          <table:table-cell table:style-name="ce23" office:value-type="float" office:value="1.60952948004619" calcext:value-type="float">
            <text:p>1.61</text:p>
          </table:table-cell>
          <table:table-cell/>
          <table:table-cell table:formula="of:=IF([.C31]&lt;&gt;0; [.B31]; 0)" office:value-type="float" office:value="15" calcext:value-type="float">
            <text:p>15</text:p>
          </table:table-cell>
        </table:table-row>
        <table:table-row table:style-name="ro1">
          <table:table-cell table:style-name="ce6" office:value-type="string" calcext:value-type="string">
            <text:p>sub-strokecase0030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float" office:value="0.393505096435547" calcext:value-type="float">
            <text:p>0.39</text:p>
          </table:table-cell>
          <table:table-cell table:style-name="ce17" office:value-type="float" office:value="0.0655841827392578" calcext:value-type="float">
            <text:p>0.07</text:p>
          </table:table-cell>
          <table:table-cell table:style-name="ce23" office:value-type="float" office:value="0.0296580522292855" calcext:value-type="float">
            <text:p>0.03</text:p>
          </table:table-cell>
          <table:table-cell/>
          <table:table-cell table:formula="of:=IF([.C32]&lt;&gt;0; [.B32]; 0)"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sub-strokecase0031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92.575" calcext:value-type="float">
            <text:p>92.58</text:p>
          </table:table-cell>
          <table:table-cell table:style-name="ce17" office:value-type="float" office:value="5.7859375" calcext:value-type="float">
            <text:p>5.79</text:p>
          </table:table-cell>
          <table:table-cell table:style-name="ce23" office:value-type="float" office:value="22.06341449512" calcext:value-type="float">
            <text:p>22.06</text:p>
          </table:table-cell>
          <table:table-cell/>
          <table:table-cell table:formula="of:=IF([.C33]&lt;&gt;0; [.B33]; 0)" office:value-type="float" office:value="16" calcext:value-type="float">
            <text:p>16</text:p>
          </table:table-cell>
        </table:table-row>
        <table:table-row table:style-name="ro1">
          <table:table-cell table:style-name="ce6" office:value-type="string" calcext:value-type="string">
            <text:p>sub-strokecase003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488125176532559" calcext:value-type="float">
            <text:p>0.49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34]&lt;&gt;0; [.B34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033</text:p>
          </table:table-cell>
          <table:table-cell table:style-name="ce11" office:value-type="float" office:value="12" calcext:value-type="float">
            <text:p>12</text:p>
          </table:table-cell>
          <table:table-cell table:style-name="ce17" office:value-type="float" office:value="44.0486017604211" calcext:value-type="float">
            <text:p>44.05</text:p>
          </table:table-cell>
          <table:table-cell table:style-name="ce17" office:value-type="float" office:value="3.67071681336842" calcext:value-type="float">
            <text:p>3.67</text:p>
          </table:table-cell>
          <table:table-cell table:style-name="ce23" office:value-type="float" office:value="10.5132938391159" calcext:value-type="float">
            <text:p>10.51</text:p>
          </table:table-cell>
          <table:table-cell/>
          <table:table-cell table:formula="of:=IF([.C35]&lt;&gt;0; [.B35]; 0)"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string" calcext:value-type="string">
            <text:p>sub-strokecase0034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1.04430198669434" calcext:value-type="float">
            <text:p>1.04</text:p>
          </table:table-cell>
          <table:table-cell table:style-name="ce17" office:value-type="float" office:value="0.348100662231445" calcext:value-type="float">
            <text:p>0.35</text:p>
          </table:table-cell>
          <table:table-cell table:style-name="ce23" office:value-type="float" office:value="0.397262666185892" calcext:value-type="float">
            <text:p>0.40</text:p>
          </table:table-cell>
          <table:table-cell/>
          <table:table-cell table:formula="of:=IF([.C36]&lt;&gt;0; [.B36]; 0)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sub-strokecase003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113059342464943" calcext:value-type="float">
            <text:p>0.11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37]&lt;&gt;0; [.B37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036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17.9690570831299" calcext:value-type="float">
            <text:p>17.97</text:p>
          </table:table-cell>
          <table:table-cell table:style-name="ce17" office:value-type="float" office:value="2.24613213539124" calcext:value-type="float">
            <text:p>2.25</text:p>
          </table:table-cell>
          <table:table-cell table:style-name="ce23" office:value-type="float" office:value="5.58754010062333" calcext:value-type="float">
            <text:p>5.59</text:p>
          </table:table-cell>
          <table:table-cell/>
          <table:table-cell table:formula="of:=IF([.C38]&lt;&gt;0; [.B38]; 0)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sub-strokecase003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432005064140288" calcext:value-type="float">
            <text:p>0.43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39]&lt;&gt;0; [.B39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038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10.1346403986954" calcext:value-type="float">
            <text:p>10.13</text:p>
          </table:table-cell>
          <table:table-cell table:style-name="ce17" office:value-type="float" office:value="2.53366009967384" calcext:value-type="float">
            <text:p>2.53</text:p>
          </table:table-cell>
          <table:table-cell table:style-name="ce23" office:value-type="float" office:value="4.28647808327191" calcext:value-type="float">
            <text:p>4.29</text:p>
          </table:table-cell>
          <table:table-cell/>
          <table:table-cell table:formula="of:=IF([.C40]&lt;&gt;0; [.B40]; 0)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string" calcext:value-type="string">
            <text:p>sub-strokecase0039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17.6108100045787" calcext:value-type="float">
            <text:p>17.61</text:p>
          </table:table-cell>
          <table:table-cell table:style-name="ce17" office:value-type="float" office:value="1.95675666717542" calcext:value-type="float">
            <text:p>1.96</text:p>
          </table:table-cell>
          <table:table-cell table:style-name="ce23" office:value-type="float" office:value="5.18169188263976" calcext:value-type="float">
            <text:p>5.18</text:p>
          </table:table-cell>
          <table:table-cell/>
          <table:table-cell table:formula="of:=IF([.C41]&lt;&gt;0; [.B41]; 0)"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sub-strokecase0040</text:p>
          </table:table-cell>
          <table:table-cell table:style-name="ce11" office:value-type="float" office:value="13" calcext:value-type="float">
            <text:p>13</text:p>
          </table:table-cell>
          <table:table-cell table:style-name="ce17" office:value-type="float" office:value="10.0937969769203" calcext:value-type="float">
            <text:p>10.09</text:p>
          </table:table-cell>
          <table:table-cell table:style-name="ce17" office:value-type="float" office:value="0.776445921301559" calcext:value-type="float">
            <text:p>0.78</text:p>
          </table:table-cell>
          <table:table-cell table:style-name="ce23" office:value-type="float" office:value="2.3484717162833" calcext:value-type="float">
            <text:p>2.35</text:p>
          </table:table-cell>
          <table:table-cell/>
          <table:table-cell table:formula="of:=IF([.C42]&lt;&gt;0; [.B42]; 0)" office:value-type="float" office:value="13" calcext:value-type="float">
            <text:p>13</text:p>
          </table:table-cell>
        </table:table-row>
        <table:table-row table:style-name="ro1">
          <table:table-cell table:style-name="ce6" office:value-type="string" calcext:value-type="string">
            <text:p>sub-strokecase0041</text:p>
          </table:table-cell>
          <table:table-cell table:style-name="ce11" office:value-type="float" office:value="10" calcext:value-type="float">
            <text:p>10</text:p>
          </table:table-cell>
          <table:table-cell table:style-name="ce17" office:value-type="float" office:value="4.93326454122204" calcext:value-type="float">
            <text:p>4.93</text:p>
          </table:table-cell>
          <table:table-cell table:style-name="ce17" office:value-type="float" office:value="0.493326454122204" calcext:value-type="float">
            <text:p>0.49</text:p>
          </table:table-cell>
          <table:table-cell table:style-name="ce23" office:value-type="float" office:value="1.23192881887318" calcext:value-type="float">
            <text:p>1.23</text:p>
          </table:table-cell>
          <table:table-cell/>
          <table:table-cell table:formula="of:=IF([.C43]&lt;&gt;0; [.B43]; 0)" office:value-type="float" office:value="10" calcext:value-type="float">
            <text:p>10</text:p>
          </table:table-cell>
        </table:table-row>
        <table:table-row table:style-name="ro1">
          <table:table-cell table:style-name="ce6" office:value-type="string" calcext:value-type="string">
            <text:p>sub-strokecase0042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float" office:value="4.48279965802904" calcext:value-type="float">
            <text:p>4.48</text:p>
          </table:table-cell>
          <table:table-cell table:style-name="ce17" office:value-type="float" office:value="0.747133276338173" calcext:value-type="float">
            <text:p>0.75</text:p>
          </table:table-cell>
          <table:table-cell table:style-name="ce23" office:value-type="float" office:value="1.40162468329781" calcext:value-type="float">
            <text:p>1.40</text:p>
          </table:table-cell>
          <table:table-cell/>
          <table:table-cell table:formula="of:=IF([.C44]&lt;&gt;0; [.B44]; 0)"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sub-strokecase0043</text:p>
          </table:table-cell>
          <table:table-cell table:style-name="ce11" office:value-type="float" office:value="52" calcext:value-type="float">
            <text:p>52</text:p>
          </table:table-cell>
          <table:table-cell table:style-name="ce17" office:value-type="float" office:value="29.3236281366733" calcext:value-type="float">
            <text:p>29.32</text:p>
          </table:table-cell>
          <table:table-cell table:style-name="ce17" office:value-type="float" office:value="0.563915925705256" calcext:value-type="float">
            <text:p>0.56</text:p>
          </table:table-cell>
          <table:table-cell table:style-name="ce23" office:value-type="float" office:value="3.31957809359548" calcext:value-type="float">
            <text:p>3.32</text:p>
          </table:table-cell>
          <table:table-cell/>
          <table:table-cell table:formula="of:=IF([.C45]&lt;&gt;0; [.B45]; 0)" office:value-type="float" office:value="52" calcext:value-type="float">
            <text:p>52</text:p>
          </table:table-cell>
        </table:table-row>
        <table:table-row table:style-name="ro1">
          <table:table-cell table:style-name="ce6" office:value-type="string" calcext:value-type="string">
            <text:p>sub-strokecase0044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1.07566825418178" calcext:value-type="float">
            <text:p>1.08</text:p>
          </table:table-cell>
          <table:table-cell table:style-name="ce17" office:value-type="float" office:value="0.215133650836356" calcext:value-type="float">
            <text:p>0.22</text:p>
          </table:table-cell>
          <table:table-cell table:style-name="ce23" office:value-type="float" office:value="0.187652432410548" calcext:value-type="float">
            <text:p>0.19</text:p>
          </table:table-cell>
          <table:table-cell/>
          <table:table-cell table:formula="of:=IF([.C46]&lt;&gt;0; [.B46]; 0)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sub-strokecase004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738740234375" calcext:value-type="float">
            <text:p>0.74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47]&lt;&gt;0; [.B47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04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368233601731248" calcext:value-type="float">
            <text:p>0.37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48]&lt;&gt;0; [.B48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047</text:p>
          </table:table-cell>
          <table:table-cell table:style-name="ce11" office:value-type="float" office:value="10" calcext:value-type="float">
            <text:p>10</text:p>
          </table:table-cell>
          <table:table-cell table:style-name="ce17" office:value-type="float" office:value="51.286716013568" calcext:value-type="float">
            <text:p>51.29</text:p>
          </table:table-cell>
          <table:table-cell table:style-name="ce17" office:value-type="float" office:value="5.1286716013568" calcext:value-type="float">
            <text:p>5.13</text:p>
          </table:table-cell>
          <table:table-cell table:style-name="ce23" office:value-type="float" office:value="15.2783064067214" calcext:value-type="float">
            <text:p>15.28</text:p>
          </table:table-cell>
          <table:table-cell/>
          <table:table-cell table:formula="of:=IF([.C49]&lt;&gt;0; [.B49]; 0)" office:value-type="float" office:value="10" calcext:value-type="float">
            <text:p>10</text:p>
          </table:table-cell>
        </table:table-row>
        <table:table-row table:style-name="ro1">
          <table:table-cell table:style-name="ce6" office:value-type="string" calcext:value-type="string">
            <text:p>sub-strokecase0048</text:p>
          </table:table-cell>
          <table:table-cell table:style-name="ce11" office:value-type="float" office:value="40" calcext:value-type="float">
            <text:p>40</text:p>
          </table:table-cell>
          <table:table-cell table:style-name="ce17" office:value-type="float" office:value="53.6182762836923" calcext:value-type="float">
            <text:p>53.62</text:p>
          </table:table-cell>
          <table:table-cell table:style-name="ce17" office:value-type="float" office:value="1.34045690709231" calcext:value-type="float">
            <text:p>1.34</text:p>
          </table:table-cell>
          <table:table-cell table:style-name="ce23" office:value-type="float" office:value="4.72074961639692" calcext:value-type="float">
            <text:p>4.72</text:p>
          </table:table-cell>
          <table:table-cell/>
          <table:table-cell table:formula="of:=IF([.C50]&lt;&gt;0; [.B50]; 0)" office:value-type="float" office:value="40" calcext:value-type="float">
            <text:p>40</text:p>
          </table:table-cell>
        </table:table-row>
        <table:table-row table:style-name="ro1">
          <table:table-cell table:style-name="ce6" office:value-type="string" calcext:value-type="string">
            <text:p>sub-strokecase0049</text:p>
          </table:table-cell>
          <table:table-cell table:style-name="ce11" office:value-type="float" office:value="12" calcext:value-type="float">
            <text:p>12</text:p>
          </table:table-cell>
          <table:table-cell table:style-name="ce17" office:value-type="float" office:value="4.80378913879395" calcext:value-type="float">
            <text:p>4.80</text:p>
          </table:table-cell>
          <table:table-cell table:style-name="ce17" office:value-type="float" office:value="0.400315761566162" calcext:value-type="float">
            <text:p>0.40</text:p>
          </table:table-cell>
          <table:table-cell table:style-name="ce23" office:value-type="float" office:value="0.458047347531369" calcext:value-type="float">
            <text:p>0.46</text:p>
          </table:table-cell>
          <table:table-cell/>
          <table:table-cell table:formula="of:=IF([.C51]&lt;&gt;0; [.B51]; 0)"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string" calcext:value-type="string">
            <text:p>sub-strokecase0050</text:p>
          </table:table-cell>
          <table:table-cell table:style-name="ce11" office:value-type="float" office:value="11" calcext:value-type="float">
            <text:p>11</text:p>
          </table:table-cell>
          <table:table-cell table:style-name="ce17" office:value-type="float" office:value="14.876171875" calcext:value-type="float">
            <text:p>14.88</text:p>
          </table:table-cell>
          <table:table-cell table:style-name="ce17" office:value-type="float" office:value="1.35237926136364" calcext:value-type="float">
            <text:p>1.35</text:p>
          </table:table-cell>
          <table:table-cell table:style-name="ce23" office:value-type="float" office:value="3.10329668471247" calcext:value-type="float">
            <text:p>3.10</text:p>
          </table:table-cell>
          <table:table-cell/>
          <table:table-cell table:formula="of:=IF([.C52]&lt;&gt;0; [.B52]; 0)" office:value-type="float" office:value="11" calcext:value-type="float">
            <text:p>11</text:p>
          </table:table-cell>
        </table:table-row>
        <table:table-row table:style-name="ro1">
          <table:table-cell table:style-name="ce6" office:value-type="string" calcext:value-type="string">
            <text:p>sub-strokecase0051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2.81714880510795" calcext:value-type="float">
            <text:p>2.82</text:p>
          </table:table-cell>
          <table:table-cell table:style-name="ce17" office:value-type="float" office:value="0.313016533900884" calcext:value-type="float">
            <text:p>0.31</text:p>
          </table:table-cell>
          <table:table-cell table:style-name="ce23" office:value-type="float" office:value="0.476341117624206" calcext:value-type="float">
            <text:p>0.48</text:p>
          </table:table-cell>
          <table:table-cell/>
          <table:table-cell table:formula="of:=IF([.C53]&lt;&gt;0; [.B53]; 0)"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sub-strokecase0052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15.9238395690918" calcext:value-type="float">
            <text:p>15.92</text:p>
          </table:table-cell>
          <table:table-cell table:style-name="ce17" office:value-type="float" office:value="3.98095989227295" calcext:value-type="float">
            <text:p>3.98</text:p>
          </table:table-cell>
          <table:table-cell table:style-name="ce23" office:value-type="float" office:value="5.57716577123977" calcext:value-type="float">
            <text:p>5.58</text:p>
          </table:table-cell>
          <table:table-cell/>
          <table:table-cell table:formula="of:=IF([.C54]&lt;&gt;0; [.B54]; 0)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string" calcext:value-type="string">
            <text:p>sub-strokecase0053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0.64604472652361" calcext:value-type="float">
            <text:p>0.65</text:p>
          </table:table-cell>
          <table:table-cell table:style-name="ce17" office:value-type="float" office:value="0.323022363261805" calcext:value-type="float">
            <text:p>0.32</text:p>
          </table:table-cell>
          <table:table-cell table:style-name="ce23" office:value-type="float" office:value="0.155768561839582" calcext:value-type="float">
            <text:p>0.16</text:p>
          </table:table-cell>
          <table:table-cell/>
          <table:table-cell table:formula="of:=IF([.C55]&lt;&gt;0; [.B55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054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float" office:value="3.12186620384348" calcext:value-type="float">
            <text:p>3.12</text:p>
          </table:table-cell>
          <table:table-cell table:style-name="ce17" office:value-type="float" office:value="0.520311033973914" calcext:value-type="float">
            <text:p>0.52</text:p>
          </table:table-cell>
          <table:table-cell table:style-name="ce23" office:value-type="float" office:value="1.13504538877585" calcext:value-type="float">
            <text:p>1.14</text:p>
          </table:table-cell>
          <table:table-cell/>
          <table:table-cell table:formula="of:=IF([.C56]&lt;&gt;0; [.B56]; 0)"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sub-strokecase0055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25.5752380371094" calcext:value-type="float">
            <text:p>25.58</text:p>
          </table:table-cell>
          <table:table-cell table:style-name="ce17" office:value-type="float" office:value="8.52507934570313" calcext:value-type="float">
            <text:p>8.53</text:p>
          </table:table-cell>
          <table:table-cell table:style-name="ce23" office:value-type="float" office:value="11.4276246438066" calcext:value-type="float">
            <text:p>11.43</text:p>
          </table:table-cell>
          <table:table-cell/>
          <table:table-cell table:formula="of:=IF([.C57]&lt;&gt;0; [.B57]; 0)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sub-strokecase0056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0.565647101766728" calcext:value-type="float">
            <text:p>0.57</text:p>
          </table:table-cell>
          <table:table-cell table:style-name="ce17" office:value-type="float" office:value="0.141411775441682" calcext:value-type="float">
            <text:p>0.14</text:p>
          </table:table-cell>
          <table:table-cell table:style-name="ce23" office:value-type="float" office:value="0.148562076710485" calcext:value-type="float">
            <text:p>0.15</text:p>
          </table:table-cell>
          <table:table-cell/>
          <table:table-cell table:formula="of:=IF([.C58]&lt;&gt;0; [.B58]; 0)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string" calcext:value-type="string">
            <text:p>sub-strokecase0057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58.386234375" calcext:value-type="float">
            <text:p>58.39</text:p>
          </table:table-cell>
          <table:table-cell table:style-name="ce17" office:value-type="float" office:value="19.462078125" calcext:value-type="float">
            <text:p>19.46</text:p>
          </table:table-cell>
          <table:table-cell table:style-name="ce23" office:value-type="float" office:value="27.5098127200476" calcext:value-type="float">
            <text:p>27.51</text:p>
          </table:table-cell>
          <table:table-cell/>
          <table:table-cell table:formula="of:=IF([.C59]&lt;&gt;0; [.B59]; 0)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sub-strokecase0058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3.29988772729413" calcext:value-type="float">
            <text:p>3.30</text:p>
          </table:table-cell>
          <table:table-cell table:style-name="ce17" office:value-type="float" office:value="1.64994386364707" calcext:value-type="float">
            <text:p>1.65</text:p>
          </table:table-cell>
          <table:table-cell table:style-name="ce23" office:value-type="float" office:value="1.21996066837859" calcext:value-type="float">
            <text:p>1.22</text:p>
          </table:table-cell>
          <table:table-cell/>
          <table:table-cell table:formula="of:=IF([.C60]&lt;&gt;0; [.B60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059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649095325256532" calcext:value-type="float">
            <text:p>0.65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61]&lt;&gt;0; [.B61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060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39.3151831783569" calcext:value-type="float">
            <text:p>39.32</text:p>
          </table:table-cell>
          <table:table-cell table:style-name="ce17" office:value-type="float" office:value="19.6575915891784" calcext:value-type="float">
            <text:p>19.66</text:p>
          </table:table-cell>
          <table:table-cell table:style-name="ce23" office:value-type="float" office:value="19.4553832451768" calcext:value-type="float">
            <text:p>19.46</text:p>
          </table:table-cell>
          <table:table-cell/>
          <table:table-cell table:formula="of:=IF([.C62]&lt;&gt;0; [.B62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06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658248400130415" calcext:value-type="float">
            <text:p>0.66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63]&lt;&gt;0; [.B63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062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float" office:value="197.8711903316" calcext:value-type="float">
            <text:p>197.87</text:p>
          </table:table-cell>
          <table:table-cell table:style-name="ce17" office:value-type="float" office:value="32.9785317219333" calcext:value-type="float">
            <text:p>32.98</text:p>
          </table:table-cell>
          <table:table-cell table:style-name="ce23" office:value-type="float" office:value="73.611458731704" calcext:value-type="float">
            <text:p>73.61</text:p>
          </table:table-cell>
          <table:table-cell/>
          <table:table-cell table:formula="of:=IF([.C64]&lt;&gt;0; [.B64]; 0)"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sub-strokecase0063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5.9045091766644" calcext:value-type="float">
            <text:p>5.90</text:p>
          </table:table-cell>
          <table:table-cell table:style-name="ce17" office:value-type="float" office:value="2.9522545883322" calcext:value-type="float">
            <text:p>2.95</text:p>
          </table:table-cell>
          <table:table-cell table:style-name="ce23" office:value-type="float" office:value="1.57904614447359" calcext:value-type="float">
            <text:p>1.58</text:p>
          </table:table-cell>
          <table:table-cell/>
          <table:table-cell table:formula="of:=IF([.C65]&lt;&gt;0; [.B65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064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0.281388770493559" calcext:value-type="float">
            <text:p>0.28</text:p>
          </table:table-cell>
          <table:table-cell table:style-name="ce17" office:value-type="float" office:value="0.14069438524678" calcext:value-type="float">
            <text:p>0.14</text:p>
          </table:table-cell>
          <table:table-cell table:style-name="ce23" office:value-type="float" office:value="0.0588619366848772" calcext:value-type="float">
            <text:p>0.06</text:p>
          </table:table-cell>
          <table:table-cell/>
          <table:table-cell table:formula="of:=IF([.C66]&lt;&gt;0; [.B66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065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26.7847628224265" calcext:value-type="float">
            <text:p>26.78</text:p>
          </table:table-cell>
          <table:table-cell table:style-name="ce17" office:value-type="float" office:value="5.35695256448531" calcext:value-type="float">
            <text:p>5.36</text:p>
          </table:table-cell>
          <table:table-cell table:style-name="ce23" office:value-type="float" office:value="10.6971743431451" calcext:value-type="float">
            <text:p>10.70</text:p>
          </table:table-cell>
          <table:table-cell/>
          <table:table-cell table:formula="of:=IF([.C67]&lt;&gt;0; [.B67]; 0)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sub-strokecase006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71.5049606183419" calcext:value-type="float">
            <text:p>71.50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68]&lt;&gt;0; [.B68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06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281031480617952" calcext:value-type="float">
            <text:p>0.28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69]&lt;&gt;0; [.B69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068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3.49633270020081" calcext:value-type="float">
            <text:p>3.50</text:p>
          </table:table-cell>
          <table:table-cell table:style-name="ce17" office:value-type="float" office:value="1.16544423340027" calcext:value-type="float">
            <text:p>1.17</text:p>
          </table:table-cell>
          <table:table-cell table:style-name="ce23" office:value-type="float" office:value="0.918322347765265" calcext:value-type="float">
            <text:p>0.92</text:p>
          </table:table-cell>
          <table:table-cell/>
          <table:table-cell table:formula="of:=IF([.C70]&lt;&gt;0; [.B70]; 0)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sub-strokecase0069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106597603115991" calcext:value-type="float">
            <text:p>0.11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71]&lt;&gt;0; [.B71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07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486690900408679" calcext:value-type="float">
            <text:p>0.49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72]&lt;&gt;0; [.B72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071</text:p>
          </table:table-cell>
          <table:table-cell table:style-name="ce11" office:value-type="float" office:value="7" calcext:value-type="float">
            <text:p>7</text:p>
          </table:table-cell>
          <table:table-cell table:style-name="ce17" office:value-type="float" office:value="1.52804754494882" calcext:value-type="float">
            <text:p>1.53</text:p>
          </table:table-cell>
          <table:table-cell table:style-name="ce17" office:value-type="float" office:value="0.21829250642126" calcext:value-type="float">
            <text:p>0.22</text:p>
          </table:table-cell>
          <table:table-cell table:style-name="ce23" office:value-type="float" office:value="0.275833311969646" calcext:value-type="float">
            <text:p>0.28</text:p>
          </table:table-cell>
          <table:table-cell/>
          <table:table-cell table:formula="of:=IF([.C73]&lt;&gt;0; [.B73]; 0)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sub-strokecase0072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7.33702240937414" calcext:value-type="float">
            <text:p>7.34</text:p>
          </table:table-cell>
          <table:table-cell table:style-name="ce17" office:value-type="float" office:value="0.815224712152682" calcext:value-type="float">
            <text:p>0.82</text:p>
          </table:table-cell>
          <table:table-cell table:style-name="ce23" office:value-type="float" office:value="1.0879489405319" calcext:value-type="float">
            <text:p>1.09</text:p>
          </table:table-cell>
          <table:table-cell/>
          <table:table-cell table:formula="of:=IF([.C74]&lt;&gt;0; [.B74]; 0)"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sub-strokecase0073</text:p>
          </table:table-cell>
          <table:table-cell table:style-name="ce11" office:value-type="float" office:value="11" calcext:value-type="float">
            <text:p>11</text:p>
          </table:table-cell>
          <table:table-cell table:style-name="ce17" office:value-type="float" office:value="1.284" calcext:value-type="float">
            <text:p>1.28</text:p>
          </table:table-cell>
          <table:table-cell table:style-name="ce17" office:value-type="float" office:value="0.116727272727273" calcext:value-type="float">
            <text:p>0.12</text:p>
          </table:table-cell>
          <table:table-cell table:style-name="ce23" office:value-type="float" office:value="0.137094586398715" calcext:value-type="float">
            <text:p>0.14</text:p>
          </table:table-cell>
          <table:table-cell/>
          <table:table-cell table:formula="of:=IF([.C75]&lt;&gt;0; [.B75]; 0)" office:value-type="float" office:value="11" calcext:value-type="float">
            <text:p>11</text:p>
          </table:table-cell>
        </table:table-row>
        <table:table-row table:style-name="ro1">
          <table:table-cell table:style-name="ce6" office:value-type="string" calcext:value-type="string">
            <text:p>sub-strokecase0074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4.87695254065737" calcext:value-type="float">
            <text:p>4.88</text:p>
          </table:table-cell>
          <table:table-cell table:style-name="ce17" office:value-type="float" office:value="0.541883615628596" calcext:value-type="float">
            <text:p>0.54</text:p>
          </table:table-cell>
          <table:table-cell table:style-name="ce23" office:value-type="float" office:value="0.811178692712957" calcext:value-type="float">
            <text:p>0.81</text:p>
          </table:table-cell>
          <table:table-cell/>
          <table:table-cell table:formula="of:=IF([.C76]&lt;&gt;0; [.B76]; 0)"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sub-strokecase0075</text:p>
          </table:table-cell>
          <table:table-cell table:style-name="ce11" office:value-type="float" office:value="12" calcext:value-type="float">
            <text:p>12</text:p>
          </table:table-cell>
          <table:table-cell table:style-name="ce17" office:value-type="float" office:value="2.13984925658791" calcext:value-type="float">
            <text:p>2.14</text:p>
          </table:table-cell>
          <table:table-cell table:style-name="ce17" office:value-type="float" office:value="0.178320771382325" calcext:value-type="float">
            <text:p>0.18</text:p>
          </table:table-cell>
          <table:table-cell table:style-name="ce23" office:value-type="float" office:value="0.228640233617529" calcext:value-type="float">
            <text:p>0.23</text:p>
          </table:table-cell>
          <table:table-cell/>
          <table:table-cell table:formula="of:=IF([.C77]&lt;&gt;0; [.B77]; 0)"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string" calcext:value-type="string">
            <text:p>sub-strokecase0076</text:p>
          </table:table-cell>
          <table:table-cell table:style-name="ce11" office:value-type="float" office:value="28" calcext:value-type="float">
            <text:p>28</text:p>
          </table:table-cell>
          <table:table-cell table:style-name="ce17" office:value-type="float" office:value="5.35208488136234" calcext:value-type="float">
            <text:p>5.35</text:p>
          </table:table-cell>
          <table:table-cell table:style-name="ce17" office:value-type="float" office:value="0.191145888620084" calcext:value-type="float">
            <text:p>0.19</text:p>
          </table:table-cell>
          <table:table-cell table:style-name="ce23" office:value-type="float" office:value="0.276418397045673" calcext:value-type="float">
            <text:p>0.28</text:p>
          </table:table-cell>
          <table:table-cell/>
          <table:table-cell table:formula="of:=IF([.C78]&lt;&gt;0; [.B78]; 0)" office:value-type="float" office:value="28" calcext:value-type="float">
            <text:p>28</text:p>
          </table:table-cell>
        </table:table-row>
        <table:table-row table:style-name="ro1">
          <table:table-cell table:style-name="ce6" office:value-type="string" calcext:value-type="string">
            <text:p>sub-strokecase0077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40.2374095916748" calcext:value-type="float">
            <text:p>40.24</text:p>
          </table:table-cell>
          <table:table-cell table:style-name="ce17" office:value-type="float" office:value="13.4124698638916" calcext:value-type="float">
            <text:p>13.41</text:p>
          </table:table-cell>
          <table:table-cell table:style-name="ce23" office:value-type="float" office:value="18.919585972282" calcext:value-type="float">
            <text:p>18.92</text:p>
          </table:table-cell>
          <table:table-cell/>
          <table:table-cell table:formula="of:=IF([.C79]&lt;&gt;0; [.B79]; 0)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sub-strokecase0078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111.914453891055" calcext:value-type="float">
            <text:p>111.91</text:p>
          </table:table-cell>
          <table:table-cell table:style-name="ce17" office:value-type="float" office:value="13.9893067363818" calcext:value-type="float">
            <text:p>13.99</text:p>
          </table:table-cell>
          <table:table-cell table:style-name="ce23" office:value-type="float" office:value="36.5519342749612" calcext:value-type="float">
            <text:p>36.55</text:p>
          </table:table-cell>
          <table:table-cell/>
          <table:table-cell table:formula="of:=IF([.C80]&lt;&gt;0; [.B80]; 0)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sub-strokecase0079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0.222527672648372" calcext:value-type="float">
            <text:p>0.22</text:p>
          </table:table-cell>
          <table:table-cell table:style-name="ce17" office:value-type="float" office:value="0.0556319181620931" calcext:value-type="float">
            <text:p>0.06</text:p>
          </table:table-cell>
          <table:table-cell table:style-name="ce23" office:value-type="float" office:value="0.043756066138513" calcext:value-type="float">
            <text:p>0.04</text:p>
          </table:table-cell>
          <table:table-cell/>
          <table:table-cell table:formula="of:=IF([.C81]&lt;&gt;0; [.B81]; 0)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string" calcext:value-type="string">
            <text:p>sub-strokecase0080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0.646207982512524" calcext:value-type="float">
            <text:p>0.65</text:p>
          </table:table-cell>
          <table:table-cell table:style-name="ce17" office:value-type="float" office:value="0.323103991256262" calcext:value-type="float">
            <text:p>0.32</text:p>
          </table:table-cell>
          <table:table-cell table:style-name="ce23" office:value-type="float" office:value="0.201106024056257" calcext:value-type="float">
            <text:p>0.20</text:p>
          </table:table-cell>
          <table:table-cell/>
          <table:table-cell table:formula="of:=IF([.C82]&lt;&gt;0; [.B82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081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125.424481201172" calcext:value-type="float">
            <text:p>125.42</text:p>
          </table:table-cell>
          <table:table-cell table:style-name="ce17" office:value-type="float" office:value="25.0848962402344" calcext:value-type="float">
            <text:p>25.08</text:p>
          </table:table-cell>
          <table:table-cell table:style-name="ce23" office:value-type="float" office:value="49.7206245862434" calcext:value-type="float">
            <text:p>49.72</text:p>
          </table:table-cell>
          <table:table-cell/>
          <table:table-cell table:formula="of:=IF([.C83]&lt;&gt;0; [.B83]; 0)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sub-strokecase008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89801172344011" calcext:value-type="float">
            <text:p>0.90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84]&lt;&gt;0; [.B84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083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109.9644947052" calcext:value-type="float">
            <text:p>109.96</text:p>
          </table:table-cell>
          <table:table-cell table:style-name="ce17" office:value-type="float" office:value="36.6548315684001" calcext:value-type="float">
            <text:p>36.65</text:p>
          </table:table-cell>
          <table:table-cell table:style-name="ce23" office:value-type="float" office:value="29.3525074637903" calcext:value-type="float">
            <text:p>29.35</text:p>
          </table:table-cell>
          <table:table-cell/>
          <table:table-cell table:formula="of:=IF([.C85]&lt;&gt;0; [.B85]; 0)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sub-strokecase0084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6.9549503326416" calcext:value-type="float">
            <text:p>6.95</text:p>
          </table:table-cell>
          <table:table-cell table:style-name="ce17" office:value-type="float" office:value="2.3183167775472" calcext:value-type="float">
            <text:p>2.32</text:p>
          </table:table-cell>
          <table:table-cell table:style-name="ce23" office:value-type="float" office:value="3.22734732973495" calcext:value-type="float">
            <text:p>3.23</text:p>
          </table:table-cell>
          <table:table-cell/>
          <table:table-cell table:formula="of:=IF([.C86]&lt;&gt;0; [.B86]; 0)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sub-strokecase0085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28.2186529300429" calcext:value-type="float">
            <text:p>28.22</text:p>
          </table:table-cell>
          <table:table-cell table:style-name="ce17" office:value-type="float" office:value="5.64373058600859" calcext:value-type="float">
            <text:p>5.64</text:p>
          </table:table-cell>
          <table:table-cell table:style-name="ce23" office:value-type="float" office:value="7.8697265526469" calcext:value-type="float">
            <text:p>7.87</text:p>
          </table:table-cell>
          <table:table-cell/>
          <table:table-cell table:formula="of:=IF([.C87]&lt;&gt;0; [.B87]; 0)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sub-strokecase0086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46.5285146957685" calcext:value-type="float">
            <text:p>46.53</text:p>
          </table:table-cell>
          <table:table-cell table:style-name="ce17" office:value-type="float" office:value="23.2642573478842" calcext:value-type="float">
            <text:p>23.26</text:p>
          </table:table-cell>
          <table:table-cell table:style-name="ce23" office:value-type="float" office:value="23.2035995036182" calcext:value-type="float">
            <text:p>23.20</text:p>
          </table:table-cell>
          <table:table-cell/>
          <table:table-cell table:formula="of:=IF([.C88]&lt;&gt;0; [.B88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087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78.652587890625" calcext:value-type="float">
            <text:p>78.65</text:p>
          </table:table-cell>
          <table:table-cell table:style-name="ce17" office:value-type="float" office:value="26.217529296875" calcext:value-type="float">
            <text:p>26.22</text:p>
          </table:table-cell>
          <table:table-cell table:style-name="ce23" office:value-type="float" office:value="36.2809288069689" calcext:value-type="float">
            <text:p>36.28</text:p>
          </table:table-cell>
          <table:table-cell/>
          <table:table-cell table:formula="of:=IF([.C89]&lt;&gt;0; [.B89]; 0)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sub-strokecase008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393886673286687" calcext:value-type="float">
            <text:p>0.39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90]&lt;&gt;0; [.B90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089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1.44822942417822" calcext:value-type="float">
            <text:p>1.45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91]&lt;&gt;0; [.B91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090</text:p>
          </table:table-cell>
          <table:table-cell table:style-name="ce11" office:value-type="float" office:value="10" calcext:value-type="float">
            <text:p>10</text:p>
          </table:table-cell>
          <table:table-cell table:style-name="ce17" office:value-type="float" office:value="3.41149135905623" calcext:value-type="float">
            <text:p>3.41</text:p>
          </table:table-cell>
          <table:table-cell table:style-name="ce17" office:value-type="float" office:value="0.341149135905623" calcext:value-type="float">
            <text:p>0.34</text:p>
          </table:table-cell>
          <table:table-cell table:style-name="ce23" office:value-type="float" office:value="0.92260309892435" calcext:value-type="float">
            <text:p>0.92</text:p>
          </table:table-cell>
          <table:table-cell/>
          <table:table-cell table:formula="of:=IF([.C92]&lt;&gt;0; [.B92]; 0)" office:value-type="float" office:value="10" calcext:value-type="float">
            <text:p>10</text:p>
          </table:table-cell>
        </table:table-row>
        <table:table-row table:style-name="ro1">
          <table:table-cell table:style-name="ce6" office:value-type="string" calcext:value-type="string">
            <text:p>sub-strokecase0091</text:p>
          </table:table-cell>
          <table:table-cell table:style-name="ce11" office:value-type="float" office:value="32" calcext:value-type="float">
            <text:p>32</text:p>
          </table:table-cell>
          <table:table-cell table:style-name="ce17" office:value-type="float" office:value="47.8836267941475" calcext:value-type="float">
            <text:p>47.88</text:p>
          </table:table-cell>
          <table:table-cell table:style-name="ce17" office:value-type="float" office:value="1.49636333731711" calcext:value-type="float">
            <text:p>1.50</text:p>
          </table:table-cell>
          <table:table-cell table:style-name="ce23" office:value-type="float" office:value="8.22011760137838" calcext:value-type="float">
            <text:p>8.22</text:p>
          </table:table-cell>
          <table:table-cell/>
          <table:table-cell table:formula="of:=IF([.C93]&lt;&gt;0; [.B93]; 0)" office:value-type="float" office:value="32" calcext:value-type="float">
            <text:p>32</text:p>
          </table:table-cell>
        </table:table-row>
        <table:table-row table:style-name="ro1">
          <table:table-cell table:style-name="ce6" office:value-type="string" calcext:value-type="string">
            <text:p>sub-strokecase0092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float" office:value="65.656838039178" calcext:value-type="float">
            <text:p>65.66</text:p>
          </table:table-cell>
          <table:table-cell table:style-name="ce17" office:value-type="float" office:value="10.942806339863" calcext:value-type="float">
            <text:p>10.94</text:p>
          </table:table-cell>
          <table:table-cell table:style-name="ce23" office:value-type="float" office:value="22.171726451846" calcext:value-type="float">
            <text:p>22.17</text:p>
          </table:table-cell>
          <table:table-cell/>
          <table:table-cell table:formula="of:=IF([.C94]&lt;&gt;0; [.B94]; 0)"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sub-strokecase009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297899474728129" calcext:value-type="float">
            <text:p>0.30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95]&lt;&gt;0; [.B95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094</text:p>
          </table:table-cell>
          <table:table-cell table:style-name="ce11" office:value-type="float" office:value="11" calcext:value-type="float">
            <text:p>11</text:p>
          </table:table-cell>
          <table:table-cell table:style-name="ce17" office:value-type="float" office:value="4.19133377075195" calcext:value-type="float">
            <text:p>4.19</text:p>
          </table:table-cell>
          <table:table-cell table:style-name="ce17" office:value-type="float" office:value="0.381030342795632" calcext:value-type="float">
            <text:p>0.38</text:p>
          </table:table-cell>
          <table:table-cell table:style-name="ce23" office:value-type="float" office:value="0.648101781938747" calcext:value-type="float">
            <text:p>0.65</text:p>
          </table:table-cell>
          <table:table-cell/>
          <table:table-cell table:formula="of:=IF([.C96]&lt;&gt;0; [.B96]; 0)" office:value-type="float" office:value="11" calcext:value-type="float">
            <text:p>11</text:p>
          </table:table-cell>
        </table:table-row>
        <table:table-row table:style-name="ro1">
          <table:table-cell table:style-name="ce6" office:value-type="string" calcext:value-type="string">
            <text:p>sub-strokecase0095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2.22675623374044" calcext:value-type="float">
            <text:p>2.23</text:p>
          </table:table-cell>
          <table:table-cell table:style-name="ce17" office:value-type="float" office:value="0.247417359304494" calcext:value-type="float">
            <text:p>0.25</text:p>
          </table:table-cell>
          <table:table-cell table:style-name="ce23" office:value-type="float" office:value="0.430758362140044" calcext:value-type="float">
            <text:p>0.43</text:p>
          </table:table-cell>
          <table:table-cell/>
          <table:table-cell table:formula="of:=IF([.C97]&lt;&gt;0; [.B97]; 0)"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sub-strokecase0096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1.20308922672748" calcext:value-type="float">
            <text:p>1.20</text:p>
          </table:table-cell>
          <table:table-cell table:style-name="ce17" office:value-type="float" office:value="0.601544613363742" calcext:value-type="float">
            <text:p>0.60</text:p>
          </table:table-cell>
          <table:table-cell table:style-name="ce23" office:value-type="float" office:value="0.590059274683766" calcext:value-type="float">
            <text:p>0.59</text:p>
          </table:table-cell>
          <table:table-cell/>
          <table:table-cell table:formula="of:=IF([.C98]&lt;&gt;0; [.B98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097</text:p>
          </table:table-cell>
          <table:table-cell table:style-name="ce11" office:value-type="float" office:value="18" calcext:value-type="float">
            <text:p>18</text:p>
          </table:table-cell>
          <table:table-cell table:style-name="ce17" office:value-type="float" office:value="6.67376043665508" calcext:value-type="float">
            <text:p>6.67</text:p>
          </table:table-cell>
          <table:table-cell table:style-name="ce17" office:value-type="float" office:value="0.37076446870306" calcext:value-type="float">
            <text:p>0.37</text:p>
          </table:table-cell>
          <table:table-cell table:style-name="ce23" office:value-type="float" office:value="0.69292067886436" calcext:value-type="float">
            <text:p>0.69</text:p>
          </table:table-cell>
          <table:table-cell/>
          <table:table-cell table:formula="of:=IF([.C99]&lt;&gt;0; [.B99]; 0)" office:value-type="float" office:value="18" calcext:value-type="float">
            <text:p>18</text:p>
          </table:table-cell>
        </table:table-row>
        <table:table-row table:style-name="ro1">
          <table:table-cell table:style-name="ce6" office:value-type="string" calcext:value-type="string">
            <text:p>sub-strokecase0098</text:p>
          </table:table-cell>
          <table:table-cell table:style-name="ce11" office:value-type="float" office:value="15" calcext:value-type="float">
            <text:p>15</text:p>
          </table:table-cell>
          <table:table-cell table:style-name="ce17" office:value-type="float" office:value="1.14266530741837" calcext:value-type="float">
            <text:p>1.14</text:p>
          </table:table-cell>
          <table:table-cell table:style-name="ce17" office:value-type="float" office:value="0.0761776871612249" calcext:value-type="float">
            <text:p>0.08</text:p>
          </table:table-cell>
          <table:table-cell table:style-name="ce23" office:value-type="float" office:value="0.0744606755871817" calcext:value-type="float">
            <text:p>0.07</text:p>
          </table:table-cell>
          <table:table-cell/>
          <table:table-cell table:formula="of:=IF([.C100]&lt;&gt;0; [.B100]; 0)" office:value-type="float" office:value="15" calcext:value-type="float">
            <text:p>15</text:p>
          </table:table-cell>
        </table:table-row>
        <table:table-row table:style-name="ro1">
          <table:table-cell table:style-name="ce6" office:value-type="string" calcext:value-type="string">
            <text:p>sub-strokecase0099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3.71307373046875" calcext:value-type="float">
            <text:p>3.71</text:p>
          </table:table-cell>
          <table:table-cell table:style-name="ce17" office:value-type="float" office:value="0.928268432617188" calcext:value-type="float">
            <text:p>0.93</text:p>
          </table:table-cell>
          <table:table-cell table:style-name="ce23" office:value-type="float" office:value="1.22882283421335" calcext:value-type="float">
            <text:p>1.23</text:p>
          </table:table-cell>
          <table:table-cell/>
          <table:table-cell table:formula="of:=IF([.C101]&lt;&gt;0; [.B101]; 0)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string" calcext:value-type="string">
            <text:p>sub-strokecase010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509305930876311" calcext:value-type="float">
            <text:p>0.51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02]&lt;&gt;0; [.B102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01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14.6950642197604" calcext:value-type="float">
            <text:p>14.70</text:p>
          </table:table-cell>
          <table:table-cell table:style-name="ce17" office:value-type="float" office:value="7.34753210988021" calcext:value-type="float">
            <text:p>7.35</text:p>
          </table:table-cell>
          <table:table-cell table:style-name="ce23" office:value-type="float" office:value="7.26498161845201" calcext:value-type="float">
            <text:p>7.26</text:p>
          </table:table-cell>
          <table:table-cell/>
          <table:table-cell table:formula="of:=IF([.C103]&lt;&gt;0; [.B103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102</text:p>
          </table:table-cell>
          <table:table-cell table:style-name="ce11" office:value-type="float" office:value="12" calcext:value-type="float">
            <text:p>12</text:p>
          </table:table-cell>
          <table:table-cell table:style-name="ce17" office:value-type="float" office:value="12.697159292725" calcext:value-type="float">
            <text:p>12.70</text:p>
          </table:table-cell>
          <table:table-cell table:style-name="ce17" office:value-type="float" office:value="1.05809660772708" calcext:value-type="float">
            <text:p>1.06</text:p>
          </table:table-cell>
          <table:table-cell table:style-name="ce23" office:value-type="float" office:value="3.18520348143728" calcext:value-type="float">
            <text:p>3.19</text:p>
          </table:table-cell>
          <table:table-cell/>
          <table:table-cell table:formula="of:=IF([.C104]&lt;&gt;0; [.B104]; 0)"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string" calcext:value-type="string">
            <text:p>sub-strokecase010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164742495484525" calcext:value-type="float">
            <text:p>0.16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05]&lt;&gt;0; [.B105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04</text:p>
          </table:table-cell>
          <table:table-cell table:style-name="ce11" office:value-type="float" office:value="11" calcext:value-type="float">
            <text:p>11</text:p>
          </table:table-cell>
          <table:table-cell table:style-name="ce17" office:value-type="float" office:value="76.4368515014648" calcext:value-type="float">
            <text:p>76.44</text:p>
          </table:table-cell>
          <table:table-cell table:style-name="ce17" office:value-type="float" office:value="6.94880468195135" calcext:value-type="float">
            <text:p>6.95</text:p>
          </table:table-cell>
          <table:table-cell table:style-name="ce23" office:value-type="float" office:value="20.8514902750343" calcext:value-type="float">
            <text:p>20.85</text:p>
          </table:table-cell>
          <table:table-cell/>
          <table:table-cell table:formula="of:=IF([.C106]&lt;&gt;0; [.B106]; 0)" office:value-type="float" office:value="11" calcext:value-type="float">
            <text:p>11</text:p>
          </table:table-cell>
        </table:table-row>
        <table:table-row table:style-name="ro1">
          <table:table-cell table:style-name="ce6" office:value-type="string" calcext:value-type="string">
            <text:p>sub-strokecase0105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float" office:value="13.16" calcext:value-type="float">
            <text:p>13.16</text:p>
          </table:table-cell>
          <table:table-cell table:style-name="ce17" office:value-type="float" office:value="2.19333333333333" calcext:value-type="float">
            <text:p>2.19</text:p>
          </table:table-cell>
          <table:table-cell table:style-name="ce23" office:value-type="float" office:value="4.39662164495524" calcext:value-type="float">
            <text:p>4.40</text:p>
          </table:table-cell>
          <table:table-cell/>
          <table:table-cell table:formula="of:=IF([.C107]&lt;&gt;0; [.B107]; 0)"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sub-strokecase010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5.66041946411133" calcext:value-type="float">
            <text:p>5.66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08]&lt;&gt;0; [.B108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07</text:p>
          </table:table-cell>
          <table:table-cell table:style-name="ce11" office:value-type="float" office:value="28" calcext:value-type="float">
            <text:p>28</text:p>
          </table:table-cell>
          <table:table-cell table:style-name="ce17" office:value-type="float" office:value="38.8641975776348" calcext:value-type="float">
            <text:p>38.86</text:p>
          </table:table-cell>
          <table:table-cell table:style-name="ce17" office:value-type="float" office:value="1.3880070563441" calcext:value-type="float">
            <text:p>1.39</text:p>
          </table:table-cell>
          <table:table-cell table:style-name="ce23" office:value-type="float" office:value="6.47194878411357" calcext:value-type="float">
            <text:p>6.47</text:p>
          </table:table-cell>
          <table:table-cell/>
          <table:table-cell table:formula="of:=IF([.C109]&lt;&gt;0; [.B109]; 0)" office:value-type="float" office:value="28" calcext:value-type="float">
            <text:p>28</text:p>
          </table:table-cell>
        </table:table-row>
        <table:table-row table:style-name="ro1">
          <table:table-cell table:style-name="ce6" office:value-type="string" calcext:value-type="string">
            <text:p>sub-strokecase0108</text:p>
          </table:table-cell>
          <table:table-cell table:style-name="ce11" office:value-type="float" office:value="19" calcext:value-type="float">
            <text:p>19</text:p>
          </table:table-cell>
          <table:table-cell table:style-name="ce17" office:value-type="float" office:value="3.95886096693682" calcext:value-type="float">
            <text:p>3.96</text:p>
          </table:table-cell>
          <table:table-cell table:style-name="ce17" office:value-type="float" office:value="0.208361103522991" calcext:value-type="float">
            <text:p>0.21</text:p>
          </table:table-cell>
          <table:table-cell table:style-name="ce23" office:value-type="float" office:value="0.377651456580542" calcext:value-type="float">
            <text:p>0.38</text:p>
          </table:table-cell>
          <table:table-cell/>
          <table:table-cell table:formula="of:=IF([.C110]&lt;&gt;0; [.B110]; 0)" office:value-type="float" office:value="19" calcext:value-type="float">
            <text:p>19</text:p>
          </table:table-cell>
        </table:table-row>
        <table:table-row table:style-name="ro1">
          <table:table-cell table:style-name="ce6" office:value-type="string" calcext:value-type="string">
            <text:p>sub-strokecase0109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5.86680197847696" calcext:value-type="float">
            <text:p>5.87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11]&lt;&gt;0; [.B111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10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8.68637275695801" calcext:value-type="float">
            <text:p>8.69</text:p>
          </table:table-cell>
          <table:table-cell table:style-name="ce17" office:value-type="float" office:value="0.96515252855089" calcext:value-type="float">
            <text:p>0.97</text:p>
          </table:table-cell>
          <table:table-cell table:style-name="ce23" office:value-type="float" office:value="1.47014535712845" calcext:value-type="float">
            <text:p>1.47</text:p>
          </table:table-cell>
          <table:table-cell/>
          <table:table-cell table:formula="of:=IF([.C112]&lt;&gt;0; [.B112]; 0)"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sub-strokecase011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163668585132112" calcext:value-type="float">
            <text:p>0.16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13]&lt;&gt;0; [.B113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1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415621794049643" calcext:value-type="float">
            <text:p>0.42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14]&lt;&gt;0; [.B114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13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61.7785478219214" calcext:value-type="float">
            <text:p>61.78</text:p>
          </table:table-cell>
          <table:table-cell table:style-name="ce17" office:value-type="float" office:value="3.86115923887009" calcext:value-type="float">
            <text:p>3.86</text:p>
          </table:table-cell>
          <table:table-cell table:style-name="ce23" office:value-type="float" office:value="13.4961767972385" calcext:value-type="float">
            <text:p>13.50</text:p>
          </table:table-cell>
          <table:table-cell/>
          <table:table-cell table:formula="of:=IF([.C115]&lt;&gt;0; [.B115]; 0)" office:value-type="float" office:value="16" calcext:value-type="float">
            <text:p>16</text:p>
          </table:table-cell>
        </table:table-row>
        <table:table-row table:style-name="ro1">
          <table:table-cell table:style-name="ce6" office:value-type="string" calcext:value-type="string">
            <text:p>sub-strokecase011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6.04379550070019" calcext:value-type="float">
            <text:p>6.04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16]&lt;&gt;0; [.B116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1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10055885031139" calcext:value-type="float">
            <text:p>0.10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17]&lt;&gt;0; [.B117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16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138.944862612046" calcext:value-type="float">
            <text:p>138.94</text:p>
          </table:table-cell>
          <table:table-cell table:style-name="ce17" office:value-type="float" office:value="27.7889725224092" calcext:value-type="float">
            <text:p>27.79</text:p>
          </table:table-cell>
          <table:table-cell table:style-name="ce23" office:value-type="float" office:value="54.5524290756214" calcext:value-type="float">
            <text:p>54.55</text:p>
          </table:table-cell>
          <table:table-cell/>
          <table:table-cell table:formula="of:=IF([.C118]&lt;&gt;0; [.B118]; 0)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sub-strokecase0117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0.0262008871622382" calcext:value-type="float">
            <text:p>0.03</text:p>
          </table:table-cell>
          <table:table-cell table:style-name="ce17" office:value-type="float" office:value="0.0131004435811191" calcext:value-type="float">
            <text:p>0.01</text:p>
          </table:table-cell>
          <table:table-cell table:style-name="ce23" office:value-type="float" office:value="0.00484536954370158" calcext:value-type="float">
            <text:p>0.00</text:p>
          </table:table-cell>
          <table:table-cell/>
          <table:table-cell table:formula="of:=IF([.C119]&lt;&gt;0; [.B119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118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5.87432479858398" calcext:value-type="float">
            <text:p>5.87</text:p>
          </table:table-cell>
          <table:table-cell table:style-name="ce17" office:value-type="float" office:value="1.468581199646" calcext:value-type="float">
            <text:p>1.47</text:p>
          </table:table-cell>
          <table:table-cell table:style-name="ce23" office:value-type="float" office:value="2.47005299877377" calcext:value-type="float">
            <text:p>2.47</text:p>
          </table:table-cell>
          <table:table-cell/>
          <table:table-cell table:formula="of:=IF([.C120]&lt;&gt;0; [.B120]; 0)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string" calcext:value-type="string">
            <text:p>sub-strokecase0119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501044793982219" calcext:value-type="float">
            <text:p>0.50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21]&lt;&gt;0; [.B121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20</text:p>
          </table:table-cell>
          <table:table-cell table:style-name="ce11" office:value-type="float" office:value="13" calcext:value-type="float">
            <text:p>13</text:p>
          </table:table-cell>
          <table:table-cell table:style-name="ce17" office:value-type="float" office:value="29.4891964400677" calcext:value-type="float">
            <text:p>29.49</text:p>
          </table:table-cell>
          <table:table-cell table:style-name="ce17" office:value-type="float" office:value="2.26839972615905" calcext:value-type="float">
            <text:p>2.27</text:p>
          </table:table-cell>
          <table:table-cell table:style-name="ce23" office:value-type="float" office:value="4.94300245466536" calcext:value-type="float">
            <text:p>4.94</text:p>
          </table:table-cell>
          <table:table-cell/>
          <table:table-cell table:formula="of:=IF([.C122]&lt;&gt;0; [.B122]; 0)" office:value-type="float" office:value="13" calcext:value-type="float">
            <text:p>13</text:p>
          </table:table-cell>
        </table:table-row>
        <table:table-row table:style-name="ro1">
          <table:table-cell table:style-name="ce6" office:value-type="string" calcext:value-type="string">
            <text:p>sub-strokecase012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3.96958626327991" calcext:value-type="float">
            <text:p>3.97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23]&lt;&gt;0; [.B123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2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13.693977355957" calcext:value-type="float">
            <text:p>13.69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24]&lt;&gt;0; [.B124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23</text:p>
          </table:table-cell>
          <table:table-cell table:style-name="ce11" office:value-type="float" office:value="10" calcext:value-type="float">
            <text:p>10</text:p>
          </table:table-cell>
          <table:table-cell table:style-name="ce17" office:value-type="float" office:value="92.5372638702393" calcext:value-type="float">
            <text:p>92.54</text:p>
          </table:table-cell>
          <table:table-cell table:style-name="ce17" office:value-type="float" office:value="9.25372638702393" calcext:value-type="float">
            <text:p>9.25</text:p>
          </table:table-cell>
          <table:table-cell table:style-name="ce23" office:value-type="float" office:value="27.3723417200154" calcext:value-type="float">
            <text:p>27.37</text:p>
          </table:table-cell>
          <table:table-cell/>
          <table:table-cell table:formula="of:=IF([.C125]&lt;&gt;0; [.B125]; 0)" office:value-type="float" office:value="10" calcext:value-type="float">
            <text:p>10</text:p>
          </table:table-cell>
        </table:table-row>
        <table:table-row table:style-name="ro1">
          <table:table-cell table:style-name="ce6" office:value-type="string" calcext:value-type="string">
            <text:p>sub-strokecase012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3.25227277896621" calcext:value-type="float">
            <text:p>3.25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26]&lt;&gt;0; [.B126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25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35.3366203432327" calcext:value-type="float">
            <text:p>35.34</text:p>
          </table:table-cell>
          <table:table-cell table:style-name="ce17" office:value-type="float" office:value="17.6683101716164" calcext:value-type="float">
            <text:p>17.67</text:p>
          </table:table-cell>
          <table:table-cell table:style-name="ce23" office:value-type="float" office:value="17.5096697284479" calcext:value-type="float">
            <text:p>17.51</text:p>
          </table:table-cell>
          <table:table-cell/>
          <table:table-cell table:formula="of:=IF([.C127]&lt;&gt;0; [.B127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126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3.98506361978144" calcext:value-type="float">
            <text:p>3.99</text:p>
          </table:table-cell>
          <table:table-cell table:style-name="ce17" office:value-type="float" office:value="0.797012723956289" calcext:value-type="float">
            <text:p>0.80</text:p>
          </table:table-cell>
          <table:table-cell table:style-name="ce23" office:value-type="float" office:value="1.33544889888398" calcext:value-type="float">
            <text:p>1.34</text:p>
          </table:table-cell>
          <table:table-cell/>
          <table:table-cell table:formula="of:=IF([.C128]&lt;&gt;0; [.B128]; 0)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sub-strokecase0127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143.001448553939" calcext:value-type="float">
            <text:p>143.00</text:p>
          </table:table-cell>
          <table:table-cell table:style-name="ce17" office:value-type="float" office:value="47.6671495179795" calcext:value-type="float">
            <text:p>47.67</text:p>
          </table:table-cell>
          <table:table-cell table:style-name="ce23" office:value-type="float" office:value="67.3921351919749" calcext:value-type="float">
            <text:p>67.39</text:p>
          </table:table-cell>
          <table:table-cell/>
          <table:table-cell table:formula="of:=IF([.C129]&lt;&gt;0; [.B129]; 0)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sub-strokecase0128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0.90841424479346" calcext:value-type="float">
            <text:p>0.91</text:p>
          </table:table-cell>
          <table:table-cell table:style-name="ce17" office:value-type="float" office:value="0.302804748264487" calcext:value-type="float">
            <text:p>0.30</text:p>
          </table:table-cell>
          <table:table-cell table:style-name="ce23" office:value-type="float" office:value="0.196617011158215" calcext:value-type="float">
            <text:p>0.20</text:p>
          </table:table-cell>
          <table:table-cell/>
          <table:table-cell table:formula="of:=IF([.C130]&lt;&gt;0; [.B130]; 0)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sub-strokecase0129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0.970878900083421" calcext:value-type="float">
            <text:p>0.97</text:p>
          </table:table-cell>
          <table:table-cell table:style-name="ce17" office:value-type="float" office:value="0.242719725020855" calcext:value-type="float">
            <text:p>0.24</text:p>
          </table:table-cell>
          <table:table-cell table:style-name="ce23" office:value-type="float" office:value="0.209128549504124" calcext:value-type="float">
            <text:p>0.21</text:p>
          </table:table-cell>
          <table:table-cell/>
          <table:table-cell table:formula="of:=IF([.C131]&lt;&gt;0; [.B131]; 0)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string" calcext:value-type="string">
            <text:p>sub-strokecase0130</text:p>
          </table:table-cell>
          <table:table-cell table:style-name="ce11" office:value-type="float" office:value="10" calcext:value-type="float">
            <text:p>10</text:p>
          </table:table-cell>
          <table:table-cell table:style-name="ce17" office:value-type="float" office:value="4.32351112365723" calcext:value-type="float">
            <text:p>4.32</text:p>
          </table:table-cell>
          <table:table-cell table:style-name="ce17" office:value-type="float" office:value="0.432351112365723" calcext:value-type="float">
            <text:p>0.43</text:p>
          </table:table-cell>
          <table:table-cell table:style-name="ce23" office:value-type="float" office:value="0.517368031270348" calcext:value-type="float">
            <text:p>0.52</text:p>
          </table:table-cell>
          <table:table-cell/>
          <table:table-cell table:formula="of:=IF([.C132]&lt;&gt;0; [.B132]; 0)" office:value-type="float" office:value="10" calcext:value-type="float">
            <text:p>10</text:p>
          </table:table-cell>
        </table:table-row>
        <table:table-row table:style-name="ro1">
          <table:table-cell table:style-name="ce6" office:value-type="string" calcext:value-type="string">
            <text:p>sub-strokecase0131</text:p>
          </table:table-cell>
          <table:table-cell table:style-name="ce11" office:value-type="float" office:value="7" calcext:value-type="float">
            <text:p>7</text:p>
          </table:table-cell>
          <table:table-cell table:style-name="ce17" office:value-type="float" office:value="9.49735603703973" calcext:value-type="float">
            <text:p>9.50</text:p>
          </table:table-cell>
          <table:table-cell table:style-name="ce17" office:value-type="float" office:value="1.35676514814853" calcext:value-type="float">
            <text:p>1.36</text:p>
          </table:table-cell>
          <table:table-cell table:style-name="ce23" office:value-type="float" office:value="1.80731461189749" calcext:value-type="float">
            <text:p>1.81</text:p>
          </table:table-cell>
          <table:table-cell/>
          <table:table-cell table:formula="of:=IF([.C133]&lt;&gt;0; [.B133]; 0)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sub-strokecase0132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1.76188019329359" calcext:value-type="float">
            <text:p>1.76</text:p>
          </table:table-cell>
          <table:table-cell table:style-name="ce17" office:value-type="float" office:value="0.352376038658717" calcext:value-type="float">
            <text:p>0.35</text:p>
          </table:table-cell>
          <table:table-cell table:style-name="ce23" office:value-type="float" office:value="0.316532317403787" calcext:value-type="float">
            <text:p>0.32</text:p>
          </table:table-cell>
          <table:table-cell/>
          <table:table-cell table:formula="of:=IF([.C134]&lt;&gt;0; [.B134]; 0)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sub-strokecase0133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3.02315826338774" calcext:value-type="float">
            <text:p>3.02</text:p>
          </table:table-cell>
          <table:table-cell table:style-name="ce17" office:value-type="float" office:value="0.188947391461734" calcext:value-type="float">
            <text:p>0.19</text:p>
          </table:table-cell>
          <table:table-cell table:style-name="ce23" office:value-type="float" office:value="0.474735040215585" calcext:value-type="float">
            <text:p>0.47</text:p>
          </table:table-cell>
          <table:table-cell/>
          <table:table-cell table:formula="of:=IF([.C135]&lt;&gt;0; [.B135]; 0)" office:value-type="float" office:value="16" calcext:value-type="float">
            <text:p>16</text:p>
          </table:table-cell>
        </table:table-row>
        <table:table-row table:style-name="ro1">
          <table:table-cell table:style-name="ce6" office:value-type="string" calcext:value-type="string">
            <text:p>sub-strokecase013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537657281840047" calcext:value-type="float">
            <text:p>0.54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36]&lt;&gt;0; [.B136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35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1.3304752277589" calcext:value-type="float">
            <text:p>1.33</text:p>
          </table:table-cell>
          <table:table-cell table:style-name="ce17" office:value-type="float" office:value="0.443491742586301" calcext:value-type="float">
            <text:p>0.44</text:p>
          </table:table-cell>
          <table:table-cell table:style-name="ce23" office:value-type="float" office:value="0.13339431469982" calcext:value-type="float">
            <text:p>0.13</text:p>
          </table:table-cell>
          <table:table-cell/>
          <table:table-cell table:formula="of:=IF([.C137]&lt;&gt;0; [.B137]; 0)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sub-strokecase013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164381982029165" calcext:value-type="float">
            <text:p>0.16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38]&lt;&gt;0; [.B138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3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2.21622075116029" calcext:value-type="float">
            <text:p>2.22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39]&lt;&gt;0; [.B139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3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170483882241633" calcext:value-type="float">
            <text:p>0.17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40]&lt;&gt;0; [.B140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39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0.512897998562472" calcext:value-type="float">
            <text:p>0.51</text:p>
          </table:table-cell>
          <table:table-cell table:style-name="ce17" office:value-type="float" office:value="0.256448999281236" calcext:value-type="float">
            <text:p>0.26</text:p>
          </table:table-cell>
          <table:table-cell table:style-name="ce23" office:value-type="float" office:value="0.210148200250754" calcext:value-type="float">
            <text:p>0.21</text:p>
          </table:table-cell>
          <table:table-cell/>
          <table:table-cell table:formula="of:=IF([.C141]&lt;&gt;0; [.B141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140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140.252158203125" calcext:value-type="float">
            <text:p>140.25</text:p>
          </table:table-cell>
          <table:table-cell table:style-name="ce17" office:value-type="float" office:value="28.050431640625" calcext:value-type="float">
            <text:p>28.05</text:p>
          </table:table-cell>
          <table:table-cell table:style-name="ce23" office:value-type="float" office:value="55.9485417237371" calcext:value-type="float">
            <text:p>55.95</text:p>
          </table:table-cell>
          <table:table-cell/>
          <table:table-cell table:formula="of:=IF([.C142]&lt;&gt;0; [.B142]; 0)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sub-strokecase0141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0.06646728515625" calcext:value-type="float">
            <text:p>0.07</text:p>
          </table:table-cell>
          <table:table-cell table:style-name="ce17" office:value-type="float" office:value="0.01329345703125" calcext:value-type="float">
            <text:p>0.01</text:p>
          </table:table-cell>
          <table:table-cell table:style-name="ce23" office:value-type="float" office:value="0.0137324706960935" calcext:value-type="float">
            <text:p>0.01</text:p>
          </table:table-cell>
          <table:table-cell/>
          <table:table-cell table:formula="of:=IF([.C143]&lt;&gt;0; [.B143]; 0)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sub-strokecase014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2.50944364594817" calcext:value-type="float">
            <text:p>2.51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44]&lt;&gt;0; [.B144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43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2.64960098266602" calcext:value-type="float">
            <text:p>2.65</text:p>
          </table:table-cell>
          <table:table-cell table:style-name="ce17" office:value-type="float" office:value="0.662400245666504" calcext:value-type="float">
            <text:p>0.66</text:p>
          </table:table-cell>
          <table:table-cell table:style-name="ce23" office:value-type="float" office:value="0.933201965436226" calcext:value-type="float">
            <text:p>0.93</text:p>
          </table:table-cell>
          <table:table-cell/>
          <table:table-cell table:formula="of:=IF([.C145]&lt;&gt;0; [.B145]; 0)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string" calcext:value-type="string">
            <text:p>sub-strokecase014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0624413662391067" calcext:value-type="float">
            <text:p>0.06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46]&lt;&gt;0; [.B146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45</text:p>
          </table:table-cell>
          <table:table-cell table:style-name="ce11" office:value-type="float" office:value="24" calcext:value-type="float">
            <text:p>24</text:p>
          </table:table-cell>
          <table:table-cell table:style-name="ce17" office:value-type="float" office:value="4.37230216041089" calcext:value-type="float">
            <text:p>4.37</text:p>
          </table:table-cell>
          <table:table-cell table:style-name="ce17" office:value-type="float" office:value="0.182179256683787" calcext:value-type="float">
            <text:p>0.18</text:p>
          </table:table-cell>
          <table:table-cell table:style-name="ce23" office:value-type="float" office:value="0.55448019380989" calcext:value-type="float">
            <text:p>0.55</text:p>
          </table:table-cell>
          <table:table-cell/>
          <table:table-cell table:formula="of:=IF([.C147]&lt;&gt;0; [.B147]; 0)" office:value-type="float" office:value="24" calcext:value-type="float">
            <text:p>24</text:p>
          </table:table-cell>
        </table:table-row>
        <table:table-row table:style-name="ro1">
          <table:table-cell table:style-name="ce6" office:value-type="string" calcext:value-type="string">
            <text:p>sub-strokecase0146</text:p>
          </table:table-cell>
          <table:table-cell table:style-name="ce11" office:value-type="float" office:value="11" calcext:value-type="float">
            <text:p>11</text:p>
          </table:table-cell>
          <table:table-cell table:style-name="ce17" office:value-type="float" office:value="20.518895842535" calcext:value-type="float">
            <text:p>20.52</text:p>
          </table:table-cell>
          <table:table-cell table:style-name="ce17" office:value-type="float" office:value="1.86535416750318" calcext:value-type="float">
            <text:p>1.87</text:p>
          </table:table-cell>
          <table:table-cell table:style-name="ce23" office:value-type="float" office:value="5.39424323501477" calcext:value-type="float">
            <text:p>5.39</text:p>
          </table:table-cell>
          <table:table-cell/>
          <table:table-cell table:formula="of:=IF([.C148]&lt;&gt;0; [.B148]; 0)" office:value-type="float" office:value="11" calcext:value-type="float">
            <text:p>11</text:p>
          </table:table-cell>
        </table:table-row>
        <table:table-row table:style-name="ro1">
          <table:table-cell table:style-name="ce6" office:value-type="string" calcext:value-type="string">
            <text:p>sub-strokecase0147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0.705734424523904" calcext:value-type="float">
            <text:p>0.71</text:p>
          </table:table-cell>
          <table:table-cell table:style-name="ce17" office:value-type="float" office:value="0.088216803065488" calcext:value-type="float">
            <text:p>0.09</text:p>
          </table:table-cell>
          <table:table-cell table:style-name="ce23" office:value-type="float" office:value="0.0708156923572638" calcext:value-type="float">
            <text:p>0.07</text:p>
          </table:table-cell>
          <table:table-cell/>
          <table:table-cell table:formula="of:=IF([.C149]&lt;&gt;0; [.B149]; 0)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sub-strokecase014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2.19224877819186" calcext:value-type="float">
            <text:p>2.19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50]&lt;&gt;0; [.B150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49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0.316924245653627" calcext:value-type="float">
            <text:p>0.32</text:p>
          </table:table-cell>
          <table:table-cell table:style-name="ce17" office:value-type="float" office:value="0.158462122826813" calcext:value-type="float">
            <text:p>0.16</text:p>
          </table:table-cell>
          <table:table-cell table:style-name="ce23" office:value-type="float" office:value="0.151564573379598" calcext:value-type="float">
            <text:p>0.15</text:p>
          </table:table-cell>
          <table:table-cell/>
          <table:table-cell table:formula="of:=IF([.C151]&lt;&gt;0; [.B151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15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52]&lt;&gt;0; [.B152]; 0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ub-strokecase015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53]&lt;&gt;0; [.B153]; 0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ub-strokecase0152</text:p>
          </table:table-cell>
          <table:table-cell table:style-name="ce11" office:value-type="float" office:value="22" calcext:value-type="float">
            <text:p>22</text:p>
          </table:table-cell>
          <table:table-cell table:style-name="ce17" office:value-type="float" office:value="0.990266973372215" calcext:value-type="float">
            <text:p>0.99</text:p>
          </table:table-cell>
          <table:table-cell table:style-name="ce17" office:value-type="float" office:value="0.0450121351532825" calcext:value-type="float">
            <text:p>0.05</text:p>
          </table:table-cell>
          <table:table-cell table:style-name="ce23" office:value-type="float" office:value="0.0304330082559808" calcext:value-type="float">
            <text:p>0.03</text:p>
          </table:table-cell>
          <table:table-cell/>
          <table:table-cell table:formula="of:=IF([.C154]&lt;&gt;0; [.B154]; 0)" office:value-type="float" office:value="22" calcext:value-type="float">
            <text:p>22</text:p>
          </table:table-cell>
        </table:table-row>
        <table:table-row table:style-name="ro1">
          <table:table-cell table:style-name="ce6" office:value-type="string" calcext:value-type="string">
            <text:p>sub-strokecase0153</text:p>
          </table:table-cell>
          <table:table-cell table:style-name="ce11" office:value-type="float" office:value="68" calcext:value-type="float">
            <text:p>68</text:p>
          </table:table-cell>
          <table:table-cell table:style-name="ce17" office:value-type="float" office:value="45.1755981445312" calcext:value-type="float">
            <text:p>45.18</text:p>
          </table:table-cell>
          <table:table-cell table:style-name="ce17" office:value-type="float" office:value="0.664347031537224" calcext:value-type="float">
            <text:p>0.66</text:p>
          </table:table-cell>
          <table:table-cell table:style-name="ce23" office:value-type="float" office:value="1.84391621070729" calcext:value-type="float">
            <text:p>1.84</text:p>
          </table:table-cell>
          <table:table-cell/>
          <table:table-cell table:formula="of:=IF([.C155]&lt;&gt;0; [.B155]; 0)" office:value-type="float" office:value="68" calcext:value-type="float">
            <text:p>68</text:p>
          </table:table-cell>
        </table:table-row>
        <table:table-row table:style-name="ro1">
          <table:table-cell table:style-name="ce6" office:value-type="string" calcext:value-type="string">
            <text:p>sub-strokecase0154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1.99047371190682" calcext:value-type="float">
            <text:p>1.99</text:p>
          </table:table-cell>
          <table:table-cell table:style-name="ce17" office:value-type="float" office:value="0.995236855953408" calcext:value-type="float">
            <text:p>1.00</text:p>
          </table:table-cell>
          <table:table-cell table:style-name="ce23" office:value-type="float" office:value="0.836601595743559" calcext:value-type="float">
            <text:p>0.84</text:p>
          </table:table-cell>
          <table:table-cell/>
          <table:table-cell table:formula="of:=IF([.C156]&lt;&gt;0; [.B156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155</text:p>
          </table:table-cell>
          <table:table-cell table:style-name="ce11" office:value-type="float" office:value="7" calcext:value-type="float">
            <text:p>7</text:p>
          </table:table-cell>
          <table:table-cell table:style-name="ce17" office:value-type="float" office:value="25.23984375" calcext:value-type="float">
            <text:p>25.24</text:p>
          </table:table-cell>
          <table:table-cell table:style-name="ce17" office:value-type="float" office:value="3.60569196428571" calcext:value-type="float">
            <text:p>3.61</text:p>
          </table:table-cell>
          <table:table-cell table:style-name="ce23" office:value-type="float" office:value="6.02999885351971" calcext:value-type="float">
            <text:p>6.03</text:p>
          </table:table-cell>
          <table:table-cell/>
          <table:table-cell table:formula="of:=IF([.C157]&lt;&gt;0; [.B157]; 0)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sub-strokecase0156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13.3032858747365" calcext:value-type="float">
            <text:p>13.30</text:p>
          </table:table-cell>
          <table:table-cell table:style-name="ce17" office:value-type="float" office:value="1.47814287497072" calcext:value-type="float">
            <text:p>1.48</text:p>
          </table:table-cell>
          <table:table-cell table:style-name="ce23" office:value-type="float" office:value="2.51572540877438" calcext:value-type="float">
            <text:p>2.52</text:p>
          </table:table-cell>
          <table:table-cell/>
          <table:table-cell table:formula="of:=IF([.C158]&lt;&gt;0; [.B158]; 0)"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sub-strokecase0157</text:p>
          </table:table-cell>
          <table:table-cell table:style-name="ce11" office:value-type="float" office:value="7" calcext:value-type="float">
            <text:p>7</text:p>
          </table:table-cell>
          <table:table-cell table:style-name="ce17" office:value-type="float" office:value="3.03301620483398" calcext:value-type="float">
            <text:p>3.03</text:p>
          </table:table-cell>
          <table:table-cell table:style-name="ce17" office:value-type="float" office:value="0.433288029261998" calcext:value-type="float">
            <text:p>0.43</text:p>
          </table:table-cell>
          <table:table-cell table:style-name="ce23" office:value-type="float" office:value="0.92186100407942" calcext:value-type="float">
            <text:p>0.92</text:p>
          </table:table-cell>
          <table:table-cell/>
          <table:table-cell table:formula="of:=IF([.C159]&lt;&gt;0; [.B159]; 0)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sub-strokecase0158</text:p>
          </table:table-cell>
          <table:table-cell table:style-name="ce11" office:value-type="float" office:value="13" calcext:value-type="float">
            <text:p>13</text:p>
          </table:table-cell>
          <table:table-cell table:style-name="ce17" office:value-type="float" office:value="2.56302854501728" calcext:value-type="float">
            <text:p>2.56</text:p>
          </table:table-cell>
          <table:table-cell table:style-name="ce17" office:value-type="float" office:value="0.197156041924406" calcext:value-type="float">
            <text:p>0.20</text:p>
          </table:table-cell>
          <table:table-cell table:style-name="ce23" office:value-type="float" office:value="0.422169989216806" calcext:value-type="float">
            <text:p>0.42</text:p>
          </table:table-cell>
          <table:table-cell/>
          <table:table-cell table:formula="of:=IF([.C160]&lt;&gt;0; [.B160]; 0)" office:value-type="float" office:value="13" calcext:value-type="float">
            <text:p>13</text:p>
          </table:table-cell>
        </table:table-row>
        <table:table-row table:style-name="ro1">
          <table:table-cell table:style-name="ce6" office:value-type="string" calcext:value-type="string">
            <text:p>sub-strokecase0159</text:p>
          </table:table-cell>
          <table:table-cell table:style-name="ce11" office:value-type="float" office:value="15" calcext:value-type="float">
            <text:p>15</text:p>
          </table:table-cell>
          <table:table-cell table:style-name="ce17" office:value-type="float" office:value="4.34696044921875" calcext:value-type="float">
            <text:p>4.35</text:p>
          </table:table-cell>
          <table:table-cell table:style-name="ce17" office:value-type="float" office:value="0.28979736328125" calcext:value-type="float">
            <text:p>0.29</text:p>
          </table:table-cell>
          <table:table-cell table:style-name="ce23" office:value-type="float" office:value="0.77918896136457" calcext:value-type="float">
            <text:p>0.78</text:p>
          </table:table-cell>
          <table:table-cell/>
          <table:table-cell table:formula="of:=IF([.C161]&lt;&gt;0; [.B161]; 0)" office:value-type="float" office:value="15" calcext:value-type="float">
            <text:p>15</text:p>
          </table:table-cell>
        </table:table-row>
        <table:table-row table:style-name="ro1">
          <table:table-cell table:style-name="ce6" office:value-type="string" calcext:value-type="string">
            <text:p>sub-strokecase0160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4.01016636197143" calcext:value-type="float">
            <text:p>4.01</text:p>
          </table:table-cell>
          <table:table-cell table:style-name="ce17" office:value-type="float" office:value="0.501270795246429" calcext:value-type="float">
            <text:p>0.50</text:p>
          </table:table-cell>
          <table:table-cell table:style-name="ce23" office:value-type="float" office:value="0.415710585495095" calcext:value-type="float">
            <text:p>0.42</text:p>
          </table:table-cell>
          <table:table-cell/>
          <table:table-cell table:formula="of:=IF([.C162]&lt;&gt;0; [.B162]; 0)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sub-strokecase0161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94.2240234375" calcext:value-type="float">
            <text:p>94.22</text:p>
          </table:table-cell>
          <table:table-cell table:style-name="ce17" office:value-type="float" office:value="18.8448046875" calcext:value-type="float">
            <text:p>18.84</text:p>
          </table:table-cell>
          <table:table-cell table:style-name="ce23" office:value-type="float" office:value="37.0751361133145" calcext:value-type="float">
            <text:p>37.08</text:p>
          </table:table-cell>
          <table:table-cell/>
          <table:table-cell table:formula="of:=IF([.C163]&lt;&gt;0; [.B163]; 0)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sub-strokecase0162</text:p>
          </table:table-cell>
          <table:table-cell table:style-name="ce11" office:value-type="float" office:value="26" calcext:value-type="float">
            <text:p>26</text:p>
          </table:table-cell>
          <table:table-cell table:style-name="ce17" office:value-type="float" office:value="44.0589477539062" calcext:value-type="float">
            <text:p>44.06</text:p>
          </table:table-cell>
          <table:table-cell table:style-name="ce17" office:value-type="float" office:value="1.69457491361178" calcext:value-type="float">
            <text:p>1.69</text:p>
          </table:table-cell>
          <table:table-cell table:style-name="ce23" office:value-type="float" office:value="7.78208809516473" calcext:value-type="float">
            <text:p>7.78</text:p>
          </table:table-cell>
          <table:table-cell/>
          <table:table-cell table:formula="of:=IF([.C164]&lt;&gt;0; [.B164]; 0)" office:value-type="float" office:value="26" calcext:value-type="float">
            <text:p>26</text:p>
          </table:table-cell>
        </table:table-row>
        <table:table-row table:style-name="ro1">
          <table:table-cell table:style-name="ce6" office:value-type="string" calcext:value-type="string">
            <text:p>sub-strokecase0163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5.27276727920507" calcext:value-type="float">
            <text:p>5.27</text:p>
          </table:table-cell>
          <table:table-cell table:style-name="ce17" office:value-type="float" office:value="1.75758909306836" calcext:value-type="float">
            <text:p>1.76</text:p>
          </table:table-cell>
          <table:table-cell table:style-name="ce23" office:value-type="float" office:value="2.44425300850529" calcext:value-type="float">
            <text:p>2.44</text:p>
          </table:table-cell>
          <table:table-cell/>
          <table:table-cell table:formula="of:=IF([.C165]&lt;&gt;0; [.B165]; 0)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sub-strokecase0164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28.1156616210937" calcext:value-type="float">
            <text:p>28.12</text:p>
          </table:table-cell>
          <table:table-cell table:style-name="ce17" office:value-type="float" office:value="5.62313232421875" calcext:value-type="float">
            <text:p>5.62</text:p>
          </table:table-cell>
          <table:table-cell table:style-name="ce23" office:value-type="float" office:value="11.1532901991129" calcext:value-type="float">
            <text:p>11.15</text:p>
          </table:table-cell>
          <table:table-cell/>
          <table:table-cell table:formula="of:=IF([.C166]&lt;&gt;0; [.B166]; 0)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sub-strokecase0165</text:p>
          </table:table-cell>
          <table:table-cell table:style-name="ce11" office:value-type="float" office:value="44" calcext:value-type="float">
            <text:p>44</text:p>
          </table:table-cell>
          <table:table-cell table:style-name="ce17" office:value-type="float" office:value="10.2093754056841" calcext:value-type="float">
            <text:p>10.21</text:p>
          </table:table-cell>
          <table:table-cell table:style-name="ce17" office:value-type="float" office:value="0.232031259220094" calcext:value-type="float">
            <text:p>0.23</text:p>
          </table:table-cell>
          <table:table-cell table:style-name="ce23" office:value-type="float" office:value="1.26229246276998" calcext:value-type="float">
            <text:p>1.26</text:p>
          </table:table-cell>
          <table:table-cell/>
          <table:table-cell table:formula="of:=IF([.C167]&lt;&gt;0; [.B167]; 0)" office:value-type="float" office:value="44" calcext:value-type="float">
            <text:p>44</text:p>
          </table:table-cell>
        </table:table-row>
        <table:table-row table:style-name="ro1">
          <table:table-cell table:style-name="ce6" office:value-type="string" calcext:value-type="string">
            <text:p>sub-strokecase0166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61.6905029296875" calcext:value-type="float">
            <text:p>61.69</text:p>
          </table:table-cell>
          <table:table-cell table:style-name="ce17" office:value-type="float" office:value="6.85450032552083" calcext:value-type="float">
            <text:p>6.85</text:p>
          </table:table-cell>
          <table:table-cell table:style-name="ce23" office:value-type="float" office:value="19.1558882037648" calcext:value-type="float">
            <text:p>19.16</text:p>
          </table:table-cell>
          <table:table-cell/>
          <table:table-cell table:formula="of:=IF([.C168]&lt;&gt;0; [.B168]; 0)"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sub-strokecase0167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1.26908208167879" calcext:value-type="float">
            <text:p>1.27</text:p>
          </table:table-cell>
          <table:table-cell table:style-name="ce17" office:value-type="float" office:value="0.634541040839395" calcext:value-type="float">
            <text:p>0.63</text:p>
          </table:table-cell>
          <table:table-cell table:style-name="ce23" office:value-type="float" office:value="0.622133813783876" calcext:value-type="float">
            <text:p>0.62</text:p>
          </table:table-cell>
          <table:table-cell/>
          <table:table-cell table:formula="of:=IF([.C169]&lt;&gt;0; [.B169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168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29.7311803223071" calcext:value-type="float">
            <text:p>29.73</text:p>
          </table:table-cell>
          <table:table-cell table:style-name="ce17" office:value-type="float" office:value="1.85819877014419" calcext:value-type="float">
            <text:p>1.86</text:p>
          </table:table-cell>
          <table:table-cell table:style-name="ce23" office:value-type="float" office:value="6.05662244276894" calcext:value-type="float">
            <text:p>6.06</text:p>
          </table:table-cell>
          <table:table-cell/>
          <table:table-cell table:formula="of:=IF([.C170]&lt;&gt;0; [.B170]; 0)" office:value-type="float" office:value="16" calcext:value-type="float">
            <text:p>16</text:p>
          </table:table-cell>
        </table:table-row>
        <table:table-row table:style-name="ro1">
          <table:table-cell table:style-name="ce6" office:value-type="string" calcext:value-type="string">
            <text:p>sub-strokecase0169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3.04539759932584" calcext:value-type="float">
            <text:p>3.05</text:p>
          </table:table-cell>
          <table:table-cell table:style-name="ce17" office:value-type="float" office:value="0.38067469991573" calcext:value-type="float">
            <text:p>0.38</text:p>
          </table:table-cell>
          <table:table-cell table:style-name="ce23" office:value-type="float" office:value="0.90330191677732" calcext:value-type="float">
            <text:p>0.90</text:p>
          </table:table-cell>
          <table:table-cell/>
          <table:table-cell table:formula="of:=IF([.C171]&lt;&gt;0; [.B171]; 0)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sub-strokecase017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72]&lt;&gt;0; [.B172]; 0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ub-strokecase0171</text:p>
          </table:table-cell>
          <table:table-cell table:style-name="ce11" office:value-type="float" office:value="47" calcext:value-type="float">
            <text:p>47</text:p>
          </table:table-cell>
          <table:table-cell table:style-name="ce17" office:value-type="float" office:value="29.9870772314591" calcext:value-type="float">
            <text:p>29.99</text:p>
          </table:table-cell>
          <table:table-cell table:style-name="ce17" office:value-type="float" office:value="0.638022919818278" calcext:value-type="float">
            <text:p>0.64</text:p>
          </table:table-cell>
          <table:table-cell table:style-name="ce23" office:value-type="float" office:value="3.28665351275953" calcext:value-type="float">
            <text:p>3.29</text:p>
          </table:table-cell>
          <table:table-cell/>
          <table:table-cell table:formula="of:=IF([.C173]&lt;&gt;0; [.B173]; 0)" office:value-type="float" office:value="47" calcext:value-type="float">
            <text:p>47</text:p>
          </table:table-cell>
        </table:table-row>
        <table:table-row table:style-name="ro1">
          <table:table-cell table:style-name="ce6" office:value-type="string" calcext:value-type="string">
            <text:p>sub-strokecase0172</text:p>
          </table:table-cell>
          <table:table-cell table:style-name="ce11" office:value-type="float" office:value="7" calcext:value-type="float">
            <text:p>7</text:p>
          </table:table-cell>
          <table:table-cell table:style-name="ce17" office:value-type="float" office:value="5.63966209840633" calcext:value-type="float">
            <text:p>5.64</text:p>
          </table:table-cell>
          <table:table-cell table:style-name="ce17" office:value-type="float" office:value="0.805666014058048" calcext:value-type="float">
            <text:p>0.81</text:p>
          </table:table-cell>
          <table:table-cell table:style-name="ce23" office:value-type="float" office:value="1.86814738030656" calcext:value-type="float">
            <text:p>1.87</text:p>
          </table:table-cell>
          <table:table-cell/>
          <table:table-cell table:formula="of:=IF([.C174]&lt;&gt;0; [.B174]; 0)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sub-strokecase0173</text:p>
          </table:table-cell>
          <table:table-cell table:style-name="ce11" office:value-type="float" office:value="7" calcext:value-type="float">
            <text:p>7</text:p>
          </table:table-cell>
          <table:table-cell table:style-name="ce17" office:value-type="float" office:value="33.9147438857179" calcext:value-type="float">
            <text:p>33.91</text:p>
          </table:table-cell>
          <table:table-cell table:style-name="ce17" office:value-type="float" office:value="4.84496341224542" calcext:value-type="float">
            <text:p>4.84</text:p>
          </table:table-cell>
          <table:table-cell table:style-name="ce23" office:value-type="float" office:value="8.04634147991083" calcext:value-type="float">
            <text:p>8.05</text:p>
          </table:table-cell>
          <table:table-cell/>
          <table:table-cell table:formula="of:=IF([.C175]&lt;&gt;0; [.B175]; 0)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sub-strokecase017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784948419487081" calcext:value-type="float">
            <text:p>0.78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76]&lt;&gt;0; [.B176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7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2.50182871269499" calcext:value-type="float">
            <text:p>2.50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77]&lt;&gt;0; [.B177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76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42.2776245117188" calcext:value-type="float">
            <text:p>42.28</text:p>
          </table:table-cell>
          <table:table-cell table:style-name="ce17" office:value-type="float" office:value="10.5694061279297" calcext:value-type="float">
            <text:p>10.57</text:p>
          </table:table-cell>
          <table:table-cell table:style-name="ce23" office:value-type="float" office:value="17.9948797636669" calcext:value-type="float">
            <text:p>17.99</text:p>
          </table:table-cell>
          <table:table-cell/>
          <table:table-cell table:formula="of:=IF([.C178]&lt;&gt;0; [.B178]; 0)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string" calcext:value-type="string">
            <text:p>sub-strokecase0177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0.23186095439289" calcext:value-type="float">
            <text:p>0.23</text:p>
          </table:table-cell>
          <table:table-cell table:style-name="ce17" office:value-type="float" office:value="0.115930477196445" calcext:value-type="float">
            <text:p>0.12</text:p>
          </table:table-cell>
          <table:table-cell table:style-name="ce23" office:value-type="float" office:value="0.0796797707046772" calcext:value-type="float">
            <text:p>0.08</text:p>
          </table:table-cell>
          <table:table-cell/>
          <table:table-cell table:formula="of:=IF([.C179]&lt;&gt;0; [.B179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178</text:p>
          </table:table-cell>
          <table:table-cell table:style-name="ce11" office:value-type="float" office:value="46" calcext:value-type="float">
            <text:p>46</text:p>
          </table:table-cell>
          <table:table-cell table:style-name="ce17" office:value-type="float" office:value="14.4223527142669" calcext:value-type="float">
            <text:p>14.42</text:p>
          </table:table-cell>
          <table:table-cell table:style-name="ce17" office:value-type="float" office:value="0.313529406831888" calcext:value-type="float">
            <text:p>0.31</text:p>
          </table:table-cell>
          <table:table-cell table:style-name="ce23" office:value-type="float" office:value="1.79820581040141" calcext:value-type="float">
            <text:p>1.80</text:p>
          </table:table-cell>
          <table:table-cell/>
          <table:table-cell table:formula="of:=IF([.C180]&lt;&gt;0; [.B180]; 0)" office:value-type="float" office:value="46" calcext:value-type="float">
            <text:p>46</text:p>
          </table:table-cell>
        </table:table-row>
        <table:table-row table:style-name="ro1">
          <table:table-cell table:style-name="ce6" office:value-type="string" calcext:value-type="string">
            <text:p>sub-strokecase0179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28.1369144799927" calcext:value-type="float">
            <text:p>28.14</text:p>
          </table:table-cell>
          <table:table-cell table:style-name="ce17" office:value-type="float" office:value="3.12632383111029" calcext:value-type="float">
            <text:p>3.13</text:p>
          </table:table-cell>
          <table:table-cell table:style-name="ce23" office:value-type="float" office:value="8.14103164876216" calcext:value-type="float">
            <text:p>8.14</text:p>
          </table:table-cell>
          <table:table-cell/>
          <table:table-cell table:formula="of:=IF([.C181]&lt;&gt;0; [.B181]; 0)"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sub-strokecase0180</text:p>
          </table:table-cell>
          <table:table-cell table:style-name="ce11" office:value-type="float" office:value="23" calcext:value-type="float">
            <text:p>23</text:p>
          </table:table-cell>
          <table:table-cell table:style-name="ce17" office:value-type="float" office:value="19.2180329086433" calcext:value-type="float">
            <text:p>19.22</text:p>
          </table:table-cell>
          <table:table-cell table:style-name="ce17" office:value-type="float" office:value="0.835566648201882" calcext:value-type="float">
            <text:p>0.84</text:p>
          </table:table-cell>
          <table:table-cell table:style-name="ce23" office:value-type="float" office:value="3.62616801859628" calcext:value-type="float">
            <text:p>3.63</text:p>
          </table:table-cell>
          <table:table-cell/>
          <table:table-cell table:formula="of:=IF([.C182]&lt;&gt;0; [.B182]; 0)" office:value-type="float" office:value="23" calcext:value-type="float">
            <text:p>23</text:p>
          </table:table-cell>
        </table:table-row>
        <table:table-row table:style-name="ro1">
          <table:table-cell table:style-name="ce6" office:value-type="string" calcext:value-type="string">
            <text:p>sub-strokecase0181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15.5930504072066" calcext:value-type="float">
            <text:p>15.59</text:p>
          </table:table-cell>
          <table:table-cell table:style-name="ce17" office:value-type="float" office:value="3.89826260180165" calcext:value-type="float">
            <text:p>3.90</text:p>
          </table:table-cell>
          <table:table-cell table:style-name="ce23" office:value-type="float" office:value="2.93136435289082" calcext:value-type="float">
            <text:p>2.93</text:p>
          </table:table-cell>
          <table:table-cell/>
          <table:table-cell table:formula="of:=IF([.C183]&lt;&gt;0; [.B183]; 0)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string" calcext:value-type="string">
            <text:p>sub-strokecase0182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1.471142578125" calcext:value-type="float">
            <text:p>1.47</text:p>
          </table:table-cell>
          <table:table-cell table:style-name="ce17" office:value-type="float" office:value="0.7355712890625" calcext:value-type="float">
            <text:p>0.74</text:p>
          </table:table-cell>
          <table:table-cell table:style-name="ce23" office:value-type="float" office:value="0.44754638671875" calcext:value-type="float">
            <text:p>0.45</text:p>
          </table:table-cell>
          <table:table-cell/>
          <table:table-cell table:formula="of:=IF([.C184]&lt;&gt;0; [.B184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183</text:p>
          </table:table-cell>
          <table:table-cell table:style-name="ce11" office:value-type="float" office:value="20" calcext:value-type="float">
            <text:p>20</text:p>
          </table:table-cell>
          <table:table-cell table:style-name="ce17" office:value-type="float" office:value="4.79908180820121" calcext:value-type="float">
            <text:p>4.80</text:p>
          </table:table-cell>
          <table:table-cell table:style-name="ce17" office:value-type="float" office:value="0.239954090410061" calcext:value-type="float">
            <text:p>0.24</text:p>
          </table:table-cell>
          <table:table-cell table:style-name="ce23" office:value-type="float" office:value="0.550588212206621" calcext:value-type="float">
            <text:p>0.55</text:p>
          </table:table-cell>
          <table:table-cell/>
          <table:table-cell table:formula="of:=IF([.C185]&lt;&gt;0; [.B185]; 0)" office:value-type="float" office:value="20" calcext:value-type="float">
            <text:p>20</text:p>
          </table:table-cell>
        </table:table-row>
        <table:table-row table:style-name="ro1">
          <table:table-cell table:style-name="ce6" office:value-type="string" calcext:value-type="string">
            <text:p>sub-strokecase0184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5.14102315350465" calcext:value-type="float">
            <text:p>5.14</text:p>
          </table:table-cell>
          <table:table-cell table:style-name="ce17" office:value-type="float" office:value="1.28525578837616" calcext:value-type="float">
            <text:p>1.29</text:p>
          </table:table-cell>
          <table:table-cell table:style-name="ce23" office:value-type="float" office:value="2.0875170690497" calcext:value-type="float">
            <text:p>2.09</text:p>
          </table:table-cell>
          <table:table-cell/>
          <table:table-cell table:formula="of:=IF([.C186]&lt;&gt;0; [.B186]; 0)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string" calcext:value-type="string">
            <text:p>sub-strokecase0185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1.3718848201388" calcext:value-type="float">
            <text:p>1.37</text:p>
          </table:table-cell>
          <table:table-cell table:style-name="ce17" office:value-type="float" office:value="0.274376964027761" calcext:value-type="float">
            <text:p>0.27</text:p>
          </table:table-cell>
          <table:table-cell table:style-name="ce23" office:value-type="float" office:value="0.223978765957597" calcext:value-type="float">
            <text:p>0.22</text:p>
          </table:table-cell>
          <table:table-cell/>
          <table:table-cell table:formula="of:=IF([.C187]&lt;&gt;0; [.B187]; 0)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sub-strokecase0186</text:p>
          </table:table-cell>
          <table:table-cell table:style-name="ce11" office:value-type="float" office:value="44" calcext:value-type="float">
            <text:p>44</text:p>
          </table:table-cell>
          <table:table-cell table:style-name="ce17" office:value-type="float" office:value="8.11343994140625" calcext:value-type="float">
            <text:p>8.11</text:p>
          </table:table-cell>
          <table:table-cell table:style-name="ce17" office:value-type="float" office:value="0.184396362304687" calcext:value-type="float">
            <text:p>0.18</text:p>
          </table:table-cell>
          <table:table-cell table:style-name="ce23" office:value-type="float" office:value="0.52482268777628" calcext:value-type="float">
            <text:p>0.52</text:p>
          </table:table-cell>
          <table:table-cell/>
          <table:table-cell table:formula="of:=IF([.C188]&lt;&gt;0; [.B188]; 0)" office:value-type="float" office:value="44" calcext:value-type="float">
            <text:p>44</text:p>
          </table:table-cell>
        </table:table-row>
        <table:table-row table:style-name="ro1">
          <table:table-cell table:style-name="ce6" office:value-type="string" calcext:value-type="string">
            <text:p>sub-strokecase0187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5.77379150390625" calcext:value-type="float">
            <text:p>5.77</text:p>
          </table:table-cell>
          <table:table-cell table:style-name="ce17" office:value-type="float" office:value="1.92459716796875" calcext:value-type="float">
            <text:p>1.92</text:p>
          </table:table-cell>
          <table:table-cell table:style-name="ce23" office:value-type="float" office:value="2.59695352310513" calcext:value-type="float">
            <text:p>2.60</text:p>
          </table:table-cell>
          <table:table-cell/>
          <table:table-cell table:formula="of:=IF([.C189]&lt;&gt;0; [.B189]; 0)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sub-strokecase0188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9.96388955608563" calcext:value-type="float">
            <text:p>9.96</text:p>
          </table:table-cell>
          <table:table-cell table:style-name="ce17" office:value-type="float" office:value="2.49097238902141" calcext:value-type="float">
            <text:p>2.49</text:p>
          </table:table-cell>
          <table:table-cell table:style-name="ce23" office:value-type="float" office:value="4.26391543571281" calcext:value-type="float">
            <text:p>4.26</text:p>
          </table:table-cell>
          <table:table-cell/>
          <table:table-cell table:formula="of:=IF([.C190]&lt;&gt;0; [.B190]; 0)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string" calcext:value-type="string">
            <text:p>sub-strokecase0189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9.62889404296875" calcext:value-type="float">
            <text:p>9.63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191]&lt;&gt;0; [.B191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190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10.7219351488283" calcext:value-type="float">
            <text:p>10.72</text:p>
          </table:table-cell>
          <table:table-cell table:style-name="ce17" office:value-type="float" office:value="3.57397838294278" calcext:value-type="float">
            <text:p>3.57</text:p>
          </table:table-cell>
          <table:table-cell table:style-name="ce23" office:value-type="float" office:value="4.97874012949308" calcext:value-type="float">
            <text:p>4.98</text:p>
          </table:table-cell>
          <table:table-cell/>
          <table:table-cell table:formula="of:=IF([.C192]&lt;&gt;0; [.B192]; 0)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sub-strokecase0191</text:p>
          </table:table-cell>
          <table:table-cell table:style-name="ce11" office:value-type="float" office:value="60" calcext:value-type="float">
            <text:p>60</text:p>
          </table:table-cell>
          <table:table-cell table:style-name="ce17" office:value-type="float" office:value="41.3532877760445" calcext:value-type="float">
            <text:p>41.35</text:p>
          </table:table-cell>
          <table:table-cell table:style-name="ce17" office:value-type="float" office:value="0.689221462934074" calcext:value-type="float">
            <text:p>0.69</text:p>
          </table:table-cell>
          <table:table-cell table:style-name="ce23" office:value-type="float" office:value="4.6440752990656" calcext:value-type="float">
            <text:p>4.64</text:p>
          </table:table-cell>
          <table:table-cell/>
          <table:table-cell table:formula="of:=IF([.C193]&lt;&gt;0; [.B193]; 0)" office:value-type="float" office:value="60" calcext:value-type="float">
            <text:p>60</text:p>
          </table:table-cell>
        </table:table-row>
        <table:table-row table:style-name="ro1">
          <table:table-cell table:style-name="ce6" office:value-type="string" calcext:value-type="string">
            <text:p>sub-strokecase0192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19.1337158203125" calcext:value-type="float">
            <text:p>19.13</text:p>
          </table:table-cell>
          <table:table-cell table:style-name="ce17" office:value-type="float" office:value="6.3779052734375" calcext:value-type="float">
            <text:p>6.38</text:p>
          </table:table-cell>
          <table:table-cell table:style-name="ce23" office:value-type="float" office:value="8.58772821171743" calcext:value-type="float">
            <text:p>8.59</text:p>
          </table:table-cell>
          <table:table-cell/>
          <table:table-cell table:formula="of:=IF([.C194]&lt;&gt;0; [.B194]; 0)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sub-strokecase0193</text:p>
          </table:table-cell>
          <table:table-cell table:style-name="ce11" office:value-type="float" office:value="13" calcext:value-type="float">
            <text:p>13</text:p>
          </table:table-cell>
          <table:table-cell table:style-name="ce17" office:value-type="float" office:value="11.3747685183989" calcext:value-type="float">
            <text:p>11.37</text:p>
          </table:table-cell>
          <table:table-cell table:style-name="ce17" office:value-type="float" office:value="0.874982193722994" calcext:value-type="float">
            <text:p>0.87</text:p>
          </table:table-cell>
          <table:table-cell table:style-name="ce23" office:value-type="float" office:value="2.78662767421702" calcext:value-type="float">
            <text:p>2.79</text:p>
          </table:table-cell>
          <table:table-cell/>
          <table:table-cell table:formula="of:=IF([.C195]&lt;&gt;0; [.B195]; 0)" office:value-type="float" office:value="13" calcext:value-type="float">
            <text:p>13</text:p>
          </table:table-cell>
        </table:table-row>
        <table:table-row table:style-name="ro1">
          <table:table-cell table:style-name="ce6" office:value-type="string" calcext:value-type="string">
            <text:p>sub-strokecase0194</text:p>
          </table:table-cell>
          <table:table-cell table:style-name="ce11" office:value-type="float" office:value="18" calcext:value-type="float">
            <text:p>18</text:p>
          </table:table-cell>
          <table:table-cell table:style-name="ce17" office:value-type="float" office:value="14.0689086914063" calcext:value-type="float">
            <text:p>14.07</text:p>
          </table:table-cell>
          <table:table-cell table:style-name="ce17" office:value-type="float" office:value="0.781606038411458" calcext:value-type="float">
            <text:p>0.78</text:p>
          </table:table-cell>
          <table:table-cell table:style-name="ce23" office:value-type="float" office:value="2.41481592524137" calcext:value-type="float">
            <text:p>2.41</text:p>
          </table:table-cell>
          <table:table-cell/>
          <table:table-cell table:formula="of:=IF([.C196]&lt;&gt;0; [.B196]; 0)" office:value-type="float" office:value="18" calcext:value-type="float">
            <text:p>18</text:p>
          </table:table-cell>
        </table:table-row>
        <table:table-row table:style-name="ro1">
          <table:table-cell table:style-name="ce6" office:value-type="string" calcext:value-type="string">
            <text:p>sub-strokecase0195</text:p>
          </table:table-cell>
          <table:table-cell table:style-name="ce11" office:value-type="float" office:value="27" calcext:value-type="float">
            <text:p>27</text:p>
          </table:table-cell>
          <table:table-cell table:style-name="ce17" office:value-type="float" office:value="17.1529907226563" calcext:value-type="float">
            <text:p>17.15</text:p>
          </table:table-cell>
          <table:table-cell table:style-name="ce17" office:value-type="float" office:value="0.635295952690972" calcext:value-type="float">
            <text:p>0.64</text:p>
          </table:table-cell>
          <table:table-cell table:style-name="ce23" office:value-type="float" office:value="1.58751383513322" calcext:value-type="float">
            <text:p>1.59</text:p>
          </table:table-cell>
          <table:table-cell/>
          <table:table-cell table:formula="of:=IF([.C197]&lt;&gt;0; [.B197]; 0)" office:value-type="float" office:value="27" calcext:value-type="float">
            <text:p>27</text:p>
          </table:table-cell>
        </table:table-row>
        <table:table-row table:style-name="ro1">
          <table:table-cell table:style-name="ce6" office:value-type="string" calcext:value-type="string">
            <text:p>sub-strokecase0196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13.2490139007568" calcext:value-type="float">
            <text:p>13.25</text:p>
          </table:table-cell>
          <table:table-cell table:style-name="ce17" office:value-type="float" office:value="4.41633796691895" calcext:value-type="float">
            <text:p>4.42</text:p>
          </table:table-cell>
          <table:table-cell table:style-name="ce23" office:value-type="float" office:value="6.07013483097749" calcext:value-type="float">
            <text:p>6.07</text:p>
          </table:table-cell>
          <table:table-cell/>
          <table:table-cell table:formula="of:=IF([.C198]&lt;&gt;0; [.B198]; 0)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sub-strokecase0197</text:p>
          </table:table-cell>
          <table:table-cell table:style-name="ce11" office:value-type="float" office:value="11" calcext:value-type="float">
            <text:p>11</text:p>
          </table:table-cell>
          <table:table-cell table:style-name="ce17" office:value-type="float" office:value="4.76348876953125" calcext:value-type="float">
            <text:p>4.76</text:p>
          </table:table-cell>
          <table:table-cell table:style-name="ce17" office:value-type="float" office:value="0.43304443359375" calcext:value-type="float">
            <text:p>0.43</text:p>
          </table:table-cell>
          <table:table-cell table:style-name="ce23" office:value-type="float" office:value="0.72360272734956" calcext:value-type="float">
            <text:p>0.72</text:p>
          </table:table-cell>
          <table:table-cell/>
          <table:table-cell table:formula="of:=IF([.C199]&lt;&gt;0; [.B199]; 0)" office:value-type="float" office:value="11" calcext:value-type="float">
            <text:p>11</text:p>
          </table:table-cell>
        </table:table-row>
        <table:table-row table:style-name="ro1">
          <table:table-cell table:style-name="ce6" office:value-type="string" calcext:value-type="string">
            <text:p>sub-strokecase0198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5.157861328125" calcext:value-type="float">
            <text:p>5.16</text:p>
          </table:table-cell>
          <table:table-cell table:style-name="ce17" office:value-type="float" office:value="1.031572265625" calcext:value-type="float">
            <text:p>1.03</text:p>
          </table:table-cell>
          <table:table-cell table:style-name="ce23" office:value-type="float" office:value="1.40334923529714" calcext:value-type="float">
            <text:p>1.40</text:p>
          </table:table-cell>
          <table:table-cell/>
          <table:table-cell table:formula="of:=IF([.C200]&lt;&gt;0; [.B200]; 0)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sub-strokecase0199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9.7095414014475" calcext:value-type="float">
            <text:p>9.71</text:p>
          </table:table-cell>
          <table:table-cell table:style-name="ce17" office:value-type="float" office:value="4.85477070072375" calcext:value-type="float">
            <text:p>4.85</text:p>
          </table:table-cell>
          <table:table-cell table:style-name="ce23" office:value-type="float" office:value="4.81577655854926" calcext:value-type="float">
            <text:p>4.82</text:p>
          </table:table-cell>
          <table:table-cell/>
          <table:table-cell table:formula="of:=IF([.C201]&lt;&gt;0; [.B201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20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8.66556186777598" calcext:value-type="float">
            <text:p>8.67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202]&lt;&gt;0; [.B202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201</text:p>
          </table:table-cell>
          <table:table-cell table:style-name="ce11" office:value-type="float" office:value="19" calcext:value-type="float">
            <text:p>19</text:p>
          </table:table-cell>
          <table:table-cell table:style-name="ce17" office:value-type="float" office:value="146.495601222082" calcext:value-type="float">
            <text:p>146.50</text:p>
          </table:table-cell>
          <table:table-cell table:style-name="ce17" office:value-type="float" office:value="7.71029480116219" calcext:value-type="float">
            <text:p>7.71</text:p>
          </table:table-cell>
          <table:table-cell table:style-name="ce23" office:value-type="float" office:value="31.4297469251993" calcext:value-type="float">
            <text:p>31.43</text:p>
          </table:table-cell>
          <table:table-cell/>
          <table:table-cell table:formula="of:=IF([.C203]&lt;&gt;0; [.B203]; 0)" office:value-type="float" office:value="19" calcext:value-type="float">
            <text:p>19</text:p>
          </table:table-cell>
        </table:table-row>
        <table:table-row table:style-name="ro1">
          <table:table-cell table:style-name="ce6" office:value-type="string" calcext:value-type="string">
            <text:p>sub-strokecase0202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6.91791531395575" calcext:value-type="float">
            <text:p>6.92</text:p>
          </table:table-cell>
          <table:table-cell table:style-name="ce17" office:value-type="float" office:value="3.45895765697787" calcext:value-type="float">
            <text:p>3.46</text:p>
          </table:table-cell>
          <table:table-cell table:style-name="ce23" office:value-type="float" office:value="1.56596930050728" calcext:value-type="float">
            <text:p>1.57</text:p>
          </table:table-cell>
          <table:table-cell/>
          <table:table-cell table:formula="of:=IF([.C204]&lt;&gt;0; [.B204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203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0.942066435064592" calcext:value-type="float">
            <text:p>0.94</text:p>
          </table:table-cell>
          <table:table-cell table:style-name="ce17" office:value-type="float" office:value="0.188413287012918" calcext:value-type="float">
            <text:p>0.19</text:p>
          </table:table-cell>
          <table:table-cell table:style-name="ce23" office:value-type="float" office:value="0.216695618082638" calcext:value-type="float">
            <text:p>0.22</text:p>
          </table:table-cell>
          <table:table-cell/>
          <table:table-cell table:formula="of:=IF([.C205]&lt;&gt;0; [.B205]; 0)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sub-strokecase0204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13.7859771069854" calcext:value-type="float">
            <text:p>13.79</text:p>
          </table:table-cell>
          <table:table-cell table:style-name="ce17" office:value-type="float" office:value="6.89298855349268" calcext:value-type="float">
            <text:p>6.89</text:p>
          </table:table-cell>
          <table:table-cell table:style-name="ce23" office:value-type="float" office:value="6.81187345778379" calcext:value-type="float">
            <text:p>6.81</text:p>
          </table:table-cell>
          <table:table-cell/>
          <table:table-cell table:formula="of:=IF([.C206]&lt;&gt;0; [.B206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205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36.2452218807849" calcext:value-type="float">
            <text:p>36.25</text:p>
          </table:table-cell>
          <table:table-cell table:style-name="ce17" office:value-type="float" office:value="4.53065273509811" calcext:value-type="float">
            <text:p>4.53</text:p>
          </table:table-cell>
          <table:table-cell table:style-name="ce23" office:value-type="float" office:value="11.8576234427525" calcext:value-type="float">
            <text:p>11.86</text:p>
          </table:table-cell>
          <table:table-cell/>
          <table:table-cell table:formula="of:=IF([.C207]&lt;&gt;0; [.B207]; 0)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sub-strokecase0206</text:p>
          </table:table-cell>
          <table:table-cell table:style-name="ce11" office:value-type="float" office:value="12" calcext:value-type="float">
            <text:p>12</text:p>
          </table:table-cell>
          <table:table-cell table:style-name="ce17" office:value-type="float" office:value="4.93984882910445" calcext:value-type="float">
            <text:p>4.94</text:p>
          </table:table-cell>
          <table:table-cell table:style-name="ce17" office:value-type="float" office:value="0.411654069092037" calcext:value-type="float">
            <text:p>0.41</text:p>
          </table:table-cell>
          <table:table-cell table:style-name="ce23" office:value-type="float" office:value="0.657403503964307" calcext:value-type="float">
            <text:p>0.66</text:p>
          </table:table-cell>
          <table:table-cell/>
          <table:table-cell table:formula="of:=IF([.C208]&lt;&gt;0; [.B208]; 0)"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string" calcext:value-type="string">
            <text:p>sub-strokecase0207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float" office:value="16.9810626864855" calcext:value-type="float">
            <text:p>16.98</text:p>
          </table:table-cell>
          <table:table-cell table:style-name="ce17" office:value-type="float" office:value="2.83017711441426" calcext:value-type="float">
            <text:p>2.83</text:p>
          </table:table-cell>
          <table:table-cell table:style-name="ce23" office:value-type="float" office:value="6.03347381945549" calcext:value-type="float">
            <text:p>6.03</text:p>
          </table:table-cell>
          <table:table-cell/>
          <table:table-cell table:formula="of:=IF([.C209]&lt;&gt;0; [.B209]; 0)"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sub-strokecase0208</text:p>
          </table:table-cell>
          <table:table-cell table:style-name="ce11" office:value-type="float" office:value="14" calcext:value-type="float">
            <text:p>14</text:p>
          </table:table-cell>
          <table:table-cell table:style-name="ce17" office:value-type="float" office:value="40.8153442382813" calcext:value-type="float">
            <text:p>40.82</text:p>
          </table:table-cell>
          <table:table-cell table:style-name="ce17" office:value-type="float" office:value="2.9153817313058" calcext:value-type="float">
            <text:p>2.92</text:p>
          </table:table-cell>
          <table:table-cell table:style-name="ce23" office:value-type="float" office:value="5.34281417006688" calcext:value-type="float">
            <text:p>5.34</text:p>
          </table:table-cell>
          <table:table-cell/>
          <table:table-cell table:formula="of:=IF([.C210]&lt;&gt;0; [.B210]; 0)" office:value-type="float" office:value="14" calcext:value-type="float">
            <text:p>14</text:p>
          </table:table-cell>
        </table:table-row>
        <table:table-row table:style-name="ro1">
          <table:table-cell table:style-name="ce6" office:value-type="string" calcext:value-type="string">
            <text:p>sub-strokecase0209</text:p>
          </table:table-cell>
          <table:table-cell table:style-name="ce11" office:value-type="float" office:value="50" calcext:value-type="float">
            <text:p>50</text:p>
          </table:table-cell>
          <table:table-cell table:style-name="ce17" office:value-type="float" office:value="20.8964290530057" calcext:value-type="float">
            <text:p>20.90</text:p>
          </table:table-cell>
          <table:table-cell table:style-name="ce17" office:value-type="float" office:value="0.417928581060114" calcext:value-type="float">
            <text:p>0.42</text:p>
          </table:table-cell>
          <table:table-cell table:style-name="ce23" office:value-type="float" office:value="2.59917677637159" calcext:value-type="float">
            <text:p>2.60</text:p>
          </table:table-cell>
          <table:table-cell/>
          <table:table-cell table:formula="of:=IF([.C211]&lt;&gt;0; [.B211]; 0)" office:value-type="float" office:value="50" calcext:value-type="float">
            <text:p>50</text:p>
          </table:table-cell>
        </table:table-row>
        <table:table-row table:style-name="ro1">
          <table:table-cell table:style-name="ce6" office:value-type="string" calcext:value-type="string">
            <text:p>sub-strokecase0210</text:p>
          </table:table-cell>
          <table:table-cell table:style-name="ce11" office:value-type="float" office:value="7" calcext:value-type="float">
            <text:p>7</text:p>
          </table:table-cell>
          <table:table-cell table:style-name="ce17" office:value-type="float" office:value="23.0552856445313" calcext:value-type="float">
            <text:p>23.06</text:p>
          </table:table-cell>
          <table:table-cell table:style-name="ce17" office:value-type="float" office:value="3.29361223493304" calcext:value-type="float">
            <text:p>3.29</text:p>
          </table:table-cell>
          <table:table-cell table:style-name="ce23" office:value-type="float" office:value="7.92692610650066" calcext:value-type="float">
            <text:p>7.93</text:p>
          </table:table-cell>
          <table:table-cell/>
          <table:table-cell table:formula="of:=IF([.C212]&lt;&gt;0; [.B212]; 0)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sub-strokecase0211</text:p>
          </table:table-cell>
          <table:table-cell table:style-name="ce11" office:value-type="float" office:value="17" calcext:value-type="float">
            <text:p>17</text:p>
          </table:table-cell>
          <table:table-cell table:style-name="ce17" office:value-type="float" office:value="59.1359309818104" calcext:value-type="float">
            <text:p>59.14</text:p>
          </table:table-cell>
          <table:table-cell table:style-name="ce17" office:value-type="float" office:value="3.47858417540061" calcext:value-type="float">
            <text:p>3.48</text:p>
          </table:table-cell>
          <table:table-cell table:style-name="ce23" office:value-type="float" office:value="11.9495973916922" calcext:value-type="float">
            <text:p>11.95</text:p>
          </table:table-cell>
          <table:table-cell/>
          <table:table-cell table:formula="of:=IF([.C213]&lt;&gt;0; [.B213]; 0)" office:value-type="float" office:value="17" calcext:value-type="float">
            <text:p>17</text:p>
          </table:table-cell>
        </table:table-row>
        <table:table-row table:style-name="ro1">
          <table:table-cell table:style-name="ce6" office:value-type="string" calcext:value-type="string">
            <text:p>sub-strokecase0212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0.980923486466382" calcext:value-type="float">
            <text:p>0.98</text:p>
          </table:table-cell>
          <table:table-cell table:style-name="ce17" office:value-type="float" office:value="0.245230871616596" calcext:value-type="float">
            <text:p>0.25</text:p>
          </table:table-cell>
          <table:table-cell table:style-name="ce23" office:value-type="float" office:value="0.348689774953078" calcext:value-type="float">
            <text:p>0.35</text:p>
          </table:table-cell>
          <table:table-cell/>
          <table:table-cell table:formula="of:=IF([.C214]&lt;&gt;0; [.B214]; 0)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string" calcext:value-type="string">
            <text:p>sub-strokecase0213</text:p>
          </table:table-cell>
          <table:table-cell table:style-name="ce11" office:value-type="float" office:value="7" calcext:value-type="float">
            <text:p>7</text:p>
          </table:table-cell>
          <table:table-cell table:style-name="ce17" office:value-type="float" office:value="6.13450839607414" calcext:value-type="float">
            <text:p>6.13</text:p>
          </table:table-cell>
          <table:table-cell table:style-name="ce17" office:value-type="float" office:value="0.876358342296306" calcext:value-type="float">
            <text:p>0.88</text:p>
          </table:table-cell>
          <table:table-cell table:style-name="ce23" office:value-type="float" office:value="1.42269966480282" calcext:value-type="float">
            <text:p>1.42</text:p>
          </table:table-cell>
          <table:table-cell/>
          <table:table-cell table:formula="of:=IF([.C215]&lt;&gt;0; [.B215]; 0)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sub-strokecase0214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2.50597412686799" calcext:value-type="float">
            <text:p>2.51</text:p>
          </table:table-cell>
          <table:table-cell table:style-name="ce17" office:value-type="float" office:value="0.501194825373598" calcext:value-type="float">
            <text:p>0.50</text:p>
          </table:table-cell>
          <table:table-cell table:style-name="ce23" office:value-type="float" office:value="0.800203809931562" calcext:value-type="float">
            <text:p>0.80</text:p>
          </table:table-cell>
          <table:table-cell/>
          <table:table-cell table:formula="of:=IF([.C216]&lt;&gt;0; [.B216]; 0)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sub-strokecase0215</text:p>
          </table:table-cell>
          <table:table-cell table:style-name="ce11" office:value-type="float" office:value="12" calcext:value-type="float">
            <text:p>12</text:p>
          </table:table-cell>
          <table:table-cell table:style-name="ce17" office:value-type="float" office:value="14.724719823389" calcext:value-type="float">
            <text:p>14.72</text:p>
          </table:table-cell>
          <table:table-cell table:style-name="ce17" office:value-type="float" office:value="1.22705998528242" calcext:value-type="float">
            <text:p>1.23</text:p>
          </table:table-cell>
          <table:table-cell table:style-name="ce23" office:value-type="float" office:value="3.8936769827523" calcext:value-type="float">
            <text:p>3.89</text:p>
          </table:table-cell>
          <table:table-cell/>
          <table:table-cell table:formula="of:=IF([.C217]&lt;&gt;0; [.B217]; 0)"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string" calcext:value-type="string">
            <text:p>sub-strokecase0216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0.860666275024414" calcext:value-type="float">
            <text:p>0.86</text:p>
          </table:table-cell>
          <table:table-cell table:style-name="ce17" office:value-type="float" office:value="0.172133255004883" calcext:value-type="float">
            <text:p>0.17</text:p>
          </table:table-cell>
          <table:table-cell table:style-name="ce23" office:value-type="float" office:value="0.235133127561839" calcext:value-type="float">
            <text:p>0.24</text:p>
          </table:table-cell>
          <table:table-cell/>
          <table:table-cell table:formula="of:=IF([.C218]&lt;&gt;0; [.B218]; 0)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sub-strokecase0217</text:p>
          </table:table-cell>
          <table:table-cell table:style-name="ce11" office:value-type="float" office:value="7" calcext:value-type="float">
            <text:p>7</text:p>
          </table:table-cell>
          <table:table-cell table:style-name="ce17" office:value-type="float" office:value="47.8856794118558" calcext:value-type="float">
            <text:p>47.89</text:p>
          </table:table-cell>
          <table:table-cell table:style-name="ce17" office:value-type="float" office:value="6.84081134455083" calcext:value-type="float">
            <text:p>6.84</text:p>
          </table:table-cell>
          <table:table-cell table:style-name="ce23" office:value-type="float" office:value="15.8532502398019" calcext:value-type="float">
            <text:p>15.85</text:p>
          </table:table-cell>
          <table:table-cell/>
          <table:table-cell table:formula="of:=IF([.C219]&lt;&gt;0; [.B219]; 0)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sub-strokecase0218</text:p>
          </table:table-cell>
          <table:table-cell table:style-name="ce11" office:value-type="float" office:value="20" calcext:value-type="float">
            <text:p>20</text:p>
          </table:table-cell>
          <table:table-cell table:style-name="ce17" office:value-type="float" office:value="12.5729923248291" calcext:value-type="float">
            <text:p>12.57</text:p>
          </table:table-cell>
          <table:table-cell table:style-name="ce17" office:value-type="float" office:value="0.628649616241455" calcext:value-type="float">
            <text:p>0.63</text:p>
          </table:table-cell>
          <table:table-cell table:style-name="ce23" office:value-type="float" office:value="0.958320327050737" calcext:value-type="float">
            <text:p>0.96</text:p>
          </table:table-cell>
          <table:table-cell/>
          <table:table-cell table:formula="of:=IF([.C220]&lt;&gt;0; [.B220]; 0)" office:value-type="float" office:value="20" calcext:value-type="float">
            <text:p>20</text:p>
          </table:table-cell>
        </table:table-row>
        <table:table-row table:style-name="ro1">
          <table:table-cell table:style-name="ce6" office:value-type="string" calcext:value-type="string">
            <text:p>sub-strokecase0219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12.6287841796875" calcext:value-type="float">
            <text:p>12.63</text:p>
          </table:table-cell>
          <table:table-cell table:style-name="ce17" office:value-type="float" office:value="3.15719604492188" calcext:value-type="float">
            <text:p>3.16</text:p>
          </table:table-cell>
          <table:table-cell table:style-name="ce23" office:value-type="float" office:value="5.30240704619993" calcext:value-type="float">
            <text:p>5.30</text:p>
          </table:table-cell>
          <table:table-cell/>
          <table:table-cell table:formula="of:=IF([.C221]&lt;&gt;0; [.B221]; 0)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string" calcext:value-type="string">
            <text:p>sub-strokecase0220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5.26243861643149" calcext:value-type="float">
            <text:p>5.26</text:p>
          </table:table-cell>
          <table:table-cell table:style-name="ce17" office:value-type="float" office:value="1.75414620547716" calcext:value-type="float">
            <text:p>1.75</text:p>
          </table:table-cell>
          <table:table-cell table:style-name="ce23" office:value-type="float" office:value="2.37739779685492" calcext:value-type="float">
            <text:p>2.38</text:p>
          </table:table-cell>
          <table:table-cell/>
          <table:table-cell table:formula="of:=IF([.C222]&lt;&gt;0; [.B222]; 0)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sub-strokecase0221</text:p>
          </table:table-cell>
          <table:table-cell table:style-name="ce11" office:value-type="float" office:value="7" calcext:value-type="float">
            <text:p>7</text:p>
          </table:table-cell>
          <table:table-cell table:style-name="ce17" office:value-type="float" office:value="94.296674961587" calcext:value-type="float">
            <text:p>94.30</text:p>
          </table:table-cell>
          <table:table-cell table:style-name="ce17" office:value-type="float" office:value="13.470953565941" calcext:value-type="float">
            <text:p>13.47</text:p>
          </table:table-cell>
          <table:table-cell table:style-name="ce23" office:value-type="float" office:value="31.9564252672542" calcext:value-type="float">
            <text:p>31.96</text:p>
          </table:table-cell>
          <table:table-cell/>
          <table:table-cell table:formula="of:=IF([.C223]&lt;&gt;0; [.B223]; 0)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sub-strokecase0222</text:p>
          </table:table-cell>
          <table:table-cell table:style-name="ce11" office:value-type="float" office:value="13" calcext:value-type="float">
            <text:p>13</text:p>
          </table:table-cell>
          <table:table-cell table:style-name="ce17" office:value-type="float" office:value="164.350560729923" calcext:value-type="float">
            <text:p>164.35</text:p>
          </table:table-cell>
          <table:table-cell table:style-name="ce17" office:value-type="float" office:value="12.6423508253787" calcext:value-type="float">
            <text:p>12.64</text:p>
          </table:table-cell>
          <table:table-cell table:style-name="ce23" office:value-type="float" office:value="43.7795498546614" calcext:value-type="float">
            <text:p>43.78</text:p>
          </table:table-cell>
          <table:table-cell/>
          <table:table-cell table:formula="of:=IF([.C224]&lt;&gt;0; [.B224]; 0)" office:value-type="float" office:value="13" calcext:value-type="float">
            <text:p>13</text:p>
          </table:table-cell>
        </table:table-row>
        <table:table-row table:style-name="ro1">
          <table:table-cell table:style-name="ce6" office:value-type="string" calcext:value-type="string">
            <text:p>sub-strokecase0223</text:p>
          </table:table-cell>
          <table:table-cell table:style-name="ce11" office:value-type="float" office:value="7" calcext:value-type="float">
            <text:p>7</text:p>
          </table:table-cell>
          <table:table-cell table:style-name="ce17" office:value-type="float" office:value="138.92786936549" calcext:value-type="float">
            <text:p>138.93</text:p>
          </table:table-cell>
          <table:table-cell table:style-name="ce17" office:value-type="float" office:value="19.8468384807843" calcext:value-type="float">
            <text:p>19.85</text:p>
          </table:table-cell>
          <table:table-cell table:style-name="ce23" office:value-type="float" office:value="43.366556875036" calcext:value-type="float">
            <text:p>43.37</text:p>
          </table:table-cell>
          <table:table-cell/>
          <table:table-cell table:formula="of:=IF([.C225]&lt;&gt;0; [.B225]; 0)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sub-strokecase0224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19.4795112609863" calcext:value-type="float">
            <text:p>19.48</text:p>
          </table:table-cell>
          <table:table-cell table:style-name="ce17" office:value-type="float" office:value="2.16439014010959" calcext:value-type="float">
            <text:p>2.16</text:p>
          </table:table-cell>
          <table:table-cell table:style-name="ce23" office:value-type="float" office:value="3.78544402014894" calcext:value-type="float">
            <text:p>3.79</text:p>
          </table:table-cell>
          <table:table-cell/>
          <table:table-cell table:formula="of:=IF([.C226]&lt;&gt;0; [.B226]; 0)"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sub-strokecase0225</text:p>
          </table:table-cell>
          <table:table-cell table:style-name="ce11" office:value-type="float" office:value="15" calcext:value-type="float">
            <text:p>15</text:p>
          </table:table-cell>
          <table:table-cell table:style-name="ce17" office:value-type="float" office:value="2.33423859641521" calcext:value-type="float">
            <text:p>2.33</text:p>
          </table:table-cell>
          <table:table-cell table:style-name="ce17" office:value-type="float" office:value="0.155615906427681" calcext:value-type="float">
            <text:p>0.16</text:p>
          </table:table-cell>
          <table:table-cell table:style-name="ce23" office:value-type="float" office:value="0.392006773531329" calcext:value-type="float">
            <text:p>0.39</text:p>
          </table:table-cell>
          <table:table-cell/>
          <table:table-cell table:formula="of:=IF([.C227]&lt;&gt;0; [.B227]; 0)" office:value-type="float" office:value="15" calcext:value-type="float">
            <text:p>15</text:p>
          </table:table-cell>
        </table:table-row>
        <table:table-row table:style-name="ro1">
          <table:table-cell table:style-name="ce6" office:value-type="string" calcext:value-type="string">
            <text:p>sub-strokecase0226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6.43846435546875" calcext:value-type="float">
            <text:p>6.44</text:p>
          </table:table-cell>
          <table:table-cell table:style-name="ce17" office:value-type="float" office:value="0.715384928385417" calcext:value-type="float">
            <text:p>0.72</text:p>
          </table:table-cell>
          <table:table-cell table:style-name="ce23" office:value-type="float" office:value="1.26475591923359" calcext:value-type="float">
            <text:p>1.26</text:p>
          </table:table-cell>
          <table:table-cell/>
          <table:table-cell table:formula="of:=IF([.C228]&lt;&gt;0; [.B228]; 0)"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sub-strokecase022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8.33056640625" calcext:value-type="float">
            <text:p>8.33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229]&lt;&gt;0; [.B229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228</text:p>
          </table:table-cell>
          <table:table-cell table:style-name="ce11" office:value-type="float" office:value="51" calcext:value-type="float">
            <text:p>51</text:p>
          </table:table-cell>
          <table:table-cell table:style-name="ce17" office:value-type="float" office:value="8.454638671875" calcext:value-type="float">
            <text:p>8.45</text:p>
          </table:table-cell>
          <table:table-cell table:style-name="ce17" office:value-type="float" office:value="0.165777228860294" calcext:value-type="float">
            <text:p>0.17</text:p>
          </table:table-cell>
          <table:table-cell table:style-name="ce23" office:value-type="float" office:value="0.338435051270789" calcext:value-type="float">
            <text:p>0.34</text:p>
          </table:table-cell>
          <table:table-cell/>
          <table:table-cell table:formula="of:=IF([.C230]&lt;&gt;0; [.B230]; 0)" office:value-type="float" office:value="51" calcext:value-type="float">
            <text:p>51</text:p>
          </table:table-cell>
        </table:table-row>
        <table:table-row table:style-name="ro1">
          <table:table-cell table:style-name="ce6" office:value-type="string" calcext:value-type="string">
            <text:p>sub-strokecase0229</text:p>
          </table:table-cell>
          <table:table-cell table:style-name="ce11" office:value-type="float" office:value="61" calcext:value-type="float">
            <text:p>61</text:p>
          </table:table-cell>
          <table:table-cell table:style-name="ce17" office:value-type="float" office:value="20.3079719983725" calcext:value-type="float">
            <text:p>20.31</text:p>
          </table:table-cell>
          <table:table-cell table:style-name="ce17" office:value-type="float" office:value="0.332917573743812" calcext:value-type="float">
            <text:p>0.33</text:p>
          </table:table-cell>
          <table:table-cell table:style-name="ce23" office:value-type="float" office:value="1.92999162537459" calcext:value-type="float">
            <text:p>1.93</text:p>
          </table:table-cell>
          <table:table-cell/>
          <table:table-cell table:formula="of:=IF([.C231]&lt;&gt;0; [.B231]; 0)" office:value-type="float" office:value="61" calcext:value-type="float">
            <text:p>61</text:p>
          </table:table-cell>
        </table:table-row>
        <table:table-row table:style-name="ro1">
          <table:table-cell table:style-name="ce6" office:value-type="string" calcext:value-type="string">
            <text:p>sub-strokecase0230</text:p>
          </table:table-cell>
          <table:table-cell table:style-name="ce11" office:value-type="float" office:value="7" calcext:value-type="float">
            <text:p>7</text:p>
          </table:table-cell>
          <table:table-cell table:style-name="ce17" office:value-type="float" office:value="107.199327990187" calcext:value-type="float">
            <text:p>107.20</text:p>
          </table:table-cell>
          <table:table-cell table:style-name="ce17" office:value-type="float" office:value="15.3141897128839" calcext:value-type="float">
            <text:p>15.31</text:p>
          </table:table-cell>
          <table:table-cell table:style-name="ce23" office:value-type="float" office:value="37.4649230357106" calcext:value-type="float">
            <text:p>37.46</text:p>
          </table:table-cell>
          <table:table-cell/>
          <table:table-cell table:formula="of:=IF([.C232]&lt;&gt;0; [.B232]; 0)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sub-strokecase0231</text:p>
          </table:table-cell>
          <table:table-cell table:style-name="ce11" office:value-type="float" office:value="7" calcext:value-type="float">
            <text:p>7</text:p>
          </table:table-cell>
          <table:table-cell table:style-name="ce17" office:value-type="float" office:value="32.1915665894982" calcext:value-type="float">
            <text:p>32.19</text:p>
          </table:table-cell>
          <table:table-cell table:style-name="ce17" office:value-type="float" office:value="4.59879522707116" calcext:value-type="float">
            <text:p>4.60</text:p>
          </table:table-cell>
          <table:table-cell table:style-name="ce23" office:value-type="float" office:value="9.40066936049871" calcext:value-type="float">
            <text:p>9.40</text:p>
          </table:table-cell>
          <table:table-cell/>
          <table:table-cell table:formula="of:=IF([.C233]&lt;&gt;0; [.B233]; 0)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sub-strokecase0232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2.2953369140625" calcext:value-type="float">
            <text:p>2.30</text:p>
          </table:table-cell>
          <table:table-cell table:style-name="ce17" office:value-type="float" office:value="1.14766845703125" calcext:value-type="float">
            <text:p>1.15</text:p>
          </table:table-cell>
          <table:table-cell table:style-name="ce23" office:value-type="float" office:value="0.762158203125" calcext:value-type="float">
            <text:p>0.76</text:p>
          </table:table-cell>
          <table:table-cell/>
          <table:table-cell table:formula="of:=IF([.C234]&lt;&gt;0; [.B234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23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0477715293527581" calcext:value-type="float">
            <text:p>0.05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235]&lt;&gt;0; [.B235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234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0.134487172473253" calcext:value-type="float">
            <text:p>0.13</text:p>
          </table:table-cell>
          <table:table-cell table:style-name="ce17" office:value-type="float" office:value="0.0672435862366265" calcext:value-type="float">
            <text:p>0.07</text:p>
          </table:table-cell>
          <table:table-cell table:style-name="ce23" office:value-type="float" office:value="0.033088113862467" calcext:value-type="float">
            <text:p>0.03</text:p>
          </table:table-cell>
          <table:table-cell/>
          <table:table-cell table:formula="of:=IF([.C236]&lt;&gt;0; [.B236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235</text:p>
          </table:table-cell>
          <table:table-cell table:style-name="ce11" office:value-type="float" office:value="14" calcext:value-type="float">
            <text:p>14</text:p>
          </table:table-cell>
          <table:table-cell table:style-name="ce17" office:value-type="float" office:value="11.4490919160608" calcext:value-type="float">
            <text:p>11.45</text:p>
          </table:table-cell>
          <table:table-cell table:style-name="ce17" office:value-type="float" office:value="0.81779227971863" calcext:value-type="float">
            <text:p>0.82</text:p>
          </table:table-cell>
          <table:table-cell table:style-name="ce23" office:value-type="float" office:value="1.3696870944056" calcext:value-type="float">
            <text:p>1.37</text:p>
          </table:table-cell>
          <table:table-cell/>
          <table:table-cell table:formula="of:=IF([.C237]&lt;&gt;0; [.B237]; 0)" office:value-type="float" office:value="14" calcext:value-type="float">
            <text:p>14</text:p>
          </table:table-cell>
        </table:table-row>
        <table:table-row table:style-name="ro1">
          <table:table-cell table:style-name="ce6" office:value-type="string" calcext:value-type="string">
            <text:p>sub-strokecase0236</text:p>
          </table:table-cell>
          <table:table-cell table:style-name="ce11" office:value-type="float" office:value="45" calcext:value-type="float">
            <text:p>45</text:p>
          </table:table-cell>
          <table:table-cell table:style-name="ce17" office:value-type="float" office:value="26.999898533817" calcext:value-type="float">
            <text:p>27.00</text:p>
          </table:table-cell>
          <table:table-cell table:style-name="ce17" office:value-type="float" office:value="0.599997745195934" calcext:value-type="float">
            <text:p>0.60</text:p>
          </table:table-cell>
          <table:table-cell table:style-name="ce23" office:value-type="float" office:value="2.6354194814387" calcext:value-type="float">
            <text:p>2.64</text:p>
          </table:table-cell>
          <table:table-cell/>
          <table:table-cell table:formula="of:=IF([.C238]&lt;&gt;0; [.B238]; 0)" office:value-type="float" office:value="45" calcext:value-type="float">
            <text:p>45</text:p>
          </table:table-cell>
        </table:table-row>
        <table:table-row table:style-name="ro1">
          <table:table-cell table:style-name="ce6" office:value-type="string" calcext:value-type="string">
            <text:p>sub-strokecase0237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78.9092347517823" calcext:value-type="float">
            <text:p>78.91</text:p>
          </table:table-cell>
          <table:table-cell table:style-name="ce17" office:value-type="float" office:value="9.86365434397278" calcext:value-type="float">
            <text:p>9.86</text:p>
          </table:table-cell>
          <table:table-cell table:style-name="ce23" office:value-type="float" office:value="25.8374262855524" calcext:value-type="float">
            <text:p>25.84</text:p>
          </table:table-cell>
          <table:table-cell/>
          <table:table-cell table:formula="of:=IF([.C239]&lt;&gt;0; [.B239]; 0)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sub-strokecase0238</text:p>
          </table:table-cell>
          <table:table-cell table:style-name="ce11" office:value-type="float" office:value="37" calcext:value-type="float">
            <text:p>37</text:p>
          </table:table-cell>
          <table:table-cell table:style-name="ce17" office:value-type="float" office:value="12.2663164053884" calcext:value-type="float">
            <text:p>12.27</text:p>
          </table:table-cell>
          <table:table-cell table:style-name="ce17" office:value-type="float" office:value="0.331522065010496" calcext:value-type="float">
            <text:p>0.33</text:p>
          </table:table-cell>
          <table:table-cell table:style-name="ce23" office:value-type="float" office:value="1.28941760772706" calcext:value-type="float">
            <text:p>1.29</text:p>
          </table:table-cell>
          <table:table-cell/>
          <table:table-cell table:formula="of:=IF([.C240]&lt;&gt;0; [.B240]; 0)" office:value-type="float" office:value="37" calcext:value-type="float">
            <text:p>37</text:p>
          </table:table-cell>
        </table:table-row>
        <table:table-row table:style-name="ro1">
          <table:table-cell table:style-name="ce6" office:value-type="string" calcext:value-type="string">
            <text:p>sub-strokecase0239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16.3509521484375" calcext:value-type="float">
            <text:p>16.35</text:p>
          </table:table-cell>
          <table:table-cell table:style-name="ce17" office:value-type="float" office:value="2.04386901855469" calcext:value-type="float">
            <text:p>2.04</text:p>
          </table:table-cell>
          <table:table-cell table:style-name="ce23" office:value-type="float" office:value="3.42209546473488" calcext:value-type="float">
            <text:p>3.42</text:p>
          </table:table-cell>
          <table:table-cell/>
          <table:table-cell table:formula="of:=IF([.C241]&lt;&gt;0; [.B241]; 0)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sub-strokecase024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212.999263763428" calcext:value-type="float">
            <text:p>213.00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242]&lt;&gt;0; [.B242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241</text:p>
          </table:table-cell>
          <table:table-cell table:style-name="ce11" office:value-type="float" office:value="7" calcext:value-type="float">
            <text:p>7</text:p>
          </table:table-cell>
          <table:table-cell table:style-name="ce17" office:value-type="float" office:value="2.26875" calcext:value-type="float">
            <text:p>2.27</text:p>
          </table:table-cell>
          <table:table-cell table:style-name="ce17" office:value-type="float" office:value="0.324107142857143" calcext:value-type="float">
            <text:p>0.32</text:p>
          </table:table-cell>
          <table:table-cell table:style-name="ce23" office:value-type="float" office:value="0.26217649244378" calcext:value-type="float">
            <text:p>0.26</text:p>
          </table:table-cell>
          <table:table-cell/>
          <table:table-cell table:formula="of:=IF([.C243]&lt;&gt;0; [.B243]; 0)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sub-strokecase0242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6.86738466422944" calcext:value-type="float">
            <text:p>6.87</text:p>
          </table:table-cell>
          <table:table-cell table:style-name="ce17" office:value-type="float" office:value="3.43369233211472" calcext:value-type="float">
            <text:p>3.43</text:p>
          </table:table-cell>
          <table:table-cell table:style-name="ce23" office:value-type="float" office:value="3.41874931295103" calcext:value-type="float">
            <text:p>3.42</text:p>
          </table:table-cell>
          <table:table-cell/>
          <table:table-cell table:formula="of:=IF([.C244]&lt;&gt;0; [.B244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243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8.10723665027763" calcext:value-type="float">
            <text:p>8.11</text:p>
          </table:table-cell>
          <table:table-cell table:style-name="ce17" office:value-type="float" office:value="4.05361832513881" calcext:value-type="float">
            <text:p>4.05</text:p>
          </table:table-cell>
          <table:table-cell table:style-name="ce23" office:value-type="float" office:value="4.05095963362692" calcext:value-type="float">
            <text:p>4.05</text:p>
          </table:table-cell>
          <table:table-cell/>
          <table:table-cell table:formula="of:=IF([.C245]&lt;&gt;0; [.B245]; 0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ub-strokecase0244</text:p>
          </table:table-cell>
          <table:table-cell table:style-name="ce11" office:value-type="float" office:value="17" calcext:value-type="float">
            <text:p>17</text:p>
          </table:table-cell>
          <table:table-cell table:style-name="ce17" office:value-type="float" office:value="33.7202038738581" calcext:value-type="float">
            <text:p>33.72</text:p>
          </table:table-cell>
          <table:table-cell table:style-name="ce17" office:value-type="float" office:value="1.98354140434459" calcext:value-type="float">
            <text:p>1.98</text:p>
          </table:table-cell>
          <table:table-cell table:style-name="ce23" office:value-type="float" office:value="4.10676133271964" calcext:value-type="float">
            <text:p>4.11</text:p>
          </table:table-cell>
          <table:table-cell/>
          <table:table-cell table:formula="of:=IF([.C246]&lt;&gt;0; [.B246]; 0)" office:value-type="float" office:value="17" calcext:value-type="float">
            <text:p>17</text:p>
          </table:table-cell>
        </table:table-row>
        <table:table-row table:style-name="ro1">
          <table:table-cell table:style-name="ce6" office:value-type="string" calcext:value-type="string">
            <text:p>sub-strokecase024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13.3732177734375" calcext:value-type="float">
            <text:p>13.37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247]&lt;&gt;0; [.B247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246</text:p>
          </table:table-cell>
          <table:table-cell table:style-name="ce11" office:value-type="float" office:value="15" calcext:value-type="float">
            <text:p>15</text:p>
          </table:table-cell>
          <table:table-cell table:style-name="ce17" office:value-type="float" office:value="215.541093780889" calcext:value-type="float">
            <text:p>215.54</text:p>
          </table:table-cell>
          <table:table-cell table:style-name="ce17" office:value-type="float" office:value="14.3694062520593" calcext:value-type="float">
            <text:p>14.37</text:p>
          </table:table-cell>
          <table:table-cell table:style-name="ce23" office:value-type="float" office:value="53.5284176526712" calcext:value-type="float">
            <text:p>53.53</text:p>
          </table:table-cell>
          <table:table-cell/>
          <table:table-cell table:formula="of:=IF([.C248]&lt;&gt;0; [.B248]; 0)" office:value-type="float" office:value="15" calcext:value-type="float">
            <text:p>15</text:p>
          </table:table-cell>
        </table:table-row>
        <table:table-row table:style-name="ro1">
          <table:table-cell table:style-name="ce6" office:value-type="string" calcext:value-type="string">
            <text:p>sub-strokecase0247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17.6439320318086" calcext:value-type="float">
            <text:p>17.64</text:p>
          </table:table-cell>
          <table:table-cell table:style-name="ce17" office:value-type="float" office:value="1.10274575198804" calcext:value-type="float">
            <text:p>1.10</text:p>
          </table:table-cell>
          <table:table-cell table:style-name="ce23" office:value-type="float" office:value="3.5377068909846" calcext:value-type="float">
            <text:p>3.54</text:p>
          </table:table-cell>
          <table:table-cell/>
          <table:table-cell table:formula="of:=IF([.C249]&lt;&gt;0; [.B249]; 0)" office:value-type="float" office:value="16" calcext:value-type="float">
            <text:p>16</text:p>
          </table:table-cell>
        </table:table-row>
        <table:table-row table:style-name="ro1">
          <table:table-cell table:style-name="ce6" office:value-type="string" calcext:value-type="string">
            <text:p>sub-strokecase0248</text:p>
          </table:table-cell>
          <table:table-cell table:style-name="ce11" office:value-type="float" office:value="184" calcext:value-type="float">
            <text:p>184</text:p>
          </table:table-cell>
          <table:table-cell table:style-name="ce17" office:value-type="float" office:value="14.3179400220688" calcext:value-type="float">
            <text:p>14.32</text:p>
          </table:table-cell>
          <table:table-cell table:style-name="ce17" office:value-type="float" office:value="0.0778148914242869" calcext:value-type="float">
            <text:p>0.08</text:p>
          </table:table-cell>
          <table:table-cell table:style-name="ce23" office:value-type="float" office:value="0.584939260962458" calcext:value-type="float">
            <text:p>0.58</text:p>
          </table:table-cell>
          <table:table-cell/>
          <table:table-cell table:formula="of:=IF([.C250]&lt;&gt;0; [.B250]; 0)" office:value-type="float" office:value="184" calcext:value-type="float">
            <text:p>184</text:p>
          </table:table-cell>
        </table:table-row>
        <table:table-row table:style-name="ro1">
          <table:table-cell table:style-name="ce6" office:value-type="string" calcext:value-type="string">
            <text:p>sub-strokecase0249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11.2063842773438" calcext:value-type="float">
            <text:p>11.21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formula="of:=IF([.C251]&lt;&gt;0; [.B251]; 0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b-strokecase0250</text:p>
          </table:table-cell>
          <table:table-cell table:style-name="ce12" office:value-type="float" office:value="6" calcext:value-type="float">
            <text:p>6</text:p>
          </table:table-cell>
          <table:table-cell table:style-name="ce18" office:value-type="float" office:value="6.28780517578125" calcext:value-type="float">
            <text:p>6.29</text:p>
          </table:table-cell>
          <table:table-cell table:style-name="ce18" office:value-type="float" office:value="1.04796752929687" calcext:value-type="float">
            <text:p>1.05</text:p>
          </table:table-cell>
          <table:table-cell table:style-name="ce24" office:value-type="float" office:value="1.03755142742619" calcext:value-type="float">
            <text:p>1.04</text:p>
          </table:table-cell>
          <table:table-cell/>
          <table:table-cell table:formula="of:=IF([.C252]&lt;&gt;0; [.B252]; 0)" office:value-type="float" office:value="6" calcext:value-type="float">
            <text:p>6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3" office:value-type="float" office:value="2506" calcext:value-type="float">
            <text:p>2506</text:p>
          </table:table-cell>
          <table:table-cell table:style-name="ce19" office:value-type="float" office:value="5752.65237479879" calcext:value-type="float">
            <text:p>5752.65</text:p>
          </table:table-cell>
          <table:table-cell table:style-name="ce19" office:value-type="float" office:value="2.29555162601708" calcext:value-type="float">
            <text:p>2.30</text:p>
          </table:table-cell>
          <table:table-cell table:style-name="ce25" office:value-type="float" office:value="15.8767659074882" calcext:value-type="float">
            <text:p>15.88</text:p>
          </table:table-cell>
          <table:table-cell table:number-columns-repeated="2"/>
        </table:table-row>
        <table:table-row table:style-name="ro1" table:number-rows-repeated="10483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tats" table:style-name="ta1">
        <table:table-column table:style-name="co4" table:number-columns-repeated="9" table:default-cell-style-name="Default"/>
        <table:table-row table:style-name="ro1">
          <table:table-cell table:style-name="ce27" office:value-type="string" calcext:value-type="string">
            <text:p>ISLES2022</text:p>
          </table:table-cell>
          <table:table-cell office:value-type="string" calcext:value-type="string">
            <text:p>lesion_volume_ml</text:p>
          </table:table-cell>
          <table:table-cell office:value-type="string" calcext:value-type="string">
            <text:p>bet_mask_volume_ml</text:p>
          </table:table-cell>
          <table:table-cell office:value-type="string" calcext:value-type="string">
            <text:p>dice_after_preprocessing</text:p>
          </table:table-cell>
          <table:table-cell office:value-type="string" calcext:value-type="string">
            <text:p>&lt;min; Q1)</text:p>
          </table:table-cell>
          <table:table-cell office:value-type="string" calcext:value-type="string">
            <text:p>&lt;Q1; Q3&gt;</text:p>
          </table:table-cell>
          <table:table-cell office:value-type="string" calcext:value-type="string">
            <text:p>(Q3, max&gt;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number of components per case</text:p>
          </table:table-cell>
        </table:table-row>
        <table:table-row table:style-name="ro1">
          <table:table-cell table:style-name="ce28" office:value-type="string" calcext:value-type="string">
            <text:p>#cases</text:p>
          </table:table-cell>
          <table:table-cell table:style-name="ce28" table:formula="of:=COUNT([$cases.F:.F])" office:value-type="float" office:value="250" calcext:value-type="float">
            <text:p>250</text:p>
          </table:table-cell>
          <table:table-cell table:style-name="ce28" table:formula="of:=COUNT([$cases.G:.G])" office:value-type="float" office:value="250" calcext:value-type="float">
            <text:p>250</text:p>
          </table:table-cell>
          <table:table-cell table:style-name="ce28" table:formula="of:=COUNT([$cases.H:.H])" office:value-type="float" office:value="250" calcext:value-type="float">
            <text:p>250</text:p>
          </table:table-cell>
          <table:table-cell table:style-name="ce28" table:formula="of:=COUNT([$cases.J:.J])" office:value-type="float" office:value="63" calcext:value-type="float">
            <text:p>63</text:p>
          </table:table-cell>
          <table:table-cell table:style-name="ce28" table:formula="of:=COUNT([$cases.K:.K])" office:value-type="float" office:value="124" calcext:value-type="float">
            <text:p>124</text:p>
          </table:table-cell>
          <table:table-cell table:style-name="ce28" table:formula="of:=COUNT([$cases.L:.L])" office:value-type="float" office:value="63" calcext:value-type="float">
            <text:p>63</text:p>
          </table:table-cell>
          <table:table-cell table:style-name="ce28" table:formula="of:=COUNT([$components.B:.B])" office:value-type="float" office:value="2506" calcext:value-type="float">
            <text:p>2506</text:p>
          </table:table-cell>
          <table:table-cell table:style-name="ce28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$cases.F:.F])" office:value-type="float" office:value="23.4235201469177" calcext:value-type="float">
            <text:p>23.42</text:p>
          </table:table-cell>
          <table:table-cell table:formula="of:=AVERAGE([$cases.G:.G])" office:value-type="float" office:value="1376.2997428683" calcext:value-type="float">
            <text:p>1376.30</text:p>
          </table:table-cell>
          <table:table-cell table:formula="of:=AVERAGE([$cases.H:.H])" office:value-type="float" office:value="0.950266861111017" calcext:value-type="float">
            <text:p>0.95</text:p>
          </table:table-cell>
          <table:table-cell table:formula="of:=AVERAGE([$cases.J:.J])" office:value-type="float" office:value="0.635949244143346" calcext:value-type="float">
            <text:p>0.64</text:p>
          </table:table-cell>
          <table:table-cell table:formula="of:=AVERAGE([$cases.K:.K])" office:value-type="float" office:value="8.51384493964657" calcext:value-type="float">
            <text:p>8.51</text:p>
          </table:table-cell>
          <table:table-cell table:formula="of:=AVERAGE([$cases.L:.L])" office:value-type="float" office:value="75.5571184417814" calcext:value-type="float">
            <text:p>75.56</text:p>
          </table:table-cell>
          <table:table-cell table:formula="of:=AVERAGE([$components.B:.B])" office:value-type="float" office:value="2.29555162601707" calcext:value-type="float">
            <text:p>2.30</text:p>
          </table:table-cell>
          <table:table-cell table:formula="of:=AVERAGE([$'Pivot Table_components_1'.G:.G])" office:value-type="float" office:value="10.012" calcext:value-type="float">
            <text:p>10.01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$cases.F:.F])" office:value-type="float" office:value="46.9983664156465" calcext:value-type="float">
            <text:p>47.00</text:p>
          </table:table-cell>
          <table:table-cell table:formula="of:=STDEV([$cases.G:.G])" office:value-type="float" office:value="147.698658849807" calcext:value-type="float">
            <text:p>147.70</text:p>
          </table:table-cell>
          <table:table-cell table:formula="of:=STDEV([$cases.H:.H])" office:value-type="float" office:value="0.0351281909815333" calcext:value-type="float">
            <text:p>0.04</text:p>
          </table:table-cell>
          <table:table-cell table:formula="of:=STDEV([$cases.J:.J])" office:value-type="float" office:value="0.460439547336336" calcext:value-type="float">
            <text:p>0.46</text:p>
          </table:table-cell>
          <table:table-cell table:formula="of:=STDEV([$cases.K:.K])" office:value-type="float" office:value="5.27302774201928" calcext:value-type="float">
            <text:p>5.27</text:p>
          </table:table-cell>
          <table:table-cell table:formula="of:=STDEV([$cases.L:.L])" office:value-type="float" office:value="71.285652123008" calcext:value-type="float">
            <text:p>71.29</text:p>
          </table:table-cell>
          <table:table-cell table:formula="of:=STDEV([$components.B:.B])" office:value-type="float" office:value="15.8799346064335" calcext:value-type="float">
            <text:p>15.88</text:p>
          </table:table-cell>
          <table:table-cell table:formula="of:=STDEV([$'Pivot Table_components_1'.G:.G])" office:value-type="float" office:value="16.2160320294182" calcext:value-type="float">
            <text:p>16.2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table:formula="of:=QUARTILE([$cases.F:.F]; 0)" office:value-type="float" office:value="0" calcext:value-type="float">
            <text:p>0.00</text:p>
          </table:table-cell>
          <table:table-cell table:formula="of:=QUARTILE([$cases.G:.G]; 0)" office:value-type="float" office:value="1007.82681498082" calcext:value-type="float">
            <text:p>1007.83</text:p>
          </table:table-cell>
          <table:table-cell table:formula="of:=QUARTILE([$cases.H:.H]; 0)" office:value-type="float" office:value="0.752293577981651" calcext:value-type="float">
            <text:p>0.75</text:p>
          </table:table-cell>
          <table:table-cell table:formula="of:=QUARTILE([$cases.J:.J]; 0)" office:value-type="float" office:value="0" calcext:value-type="float">
            <text:p>0.00</text:p>
          </table:table-cell>
          <table:table-cell table:formula="of:=QUARTILE([$cases.K:.K]; 0)" office:value-type="float" office:value="1.62729498653789" calcext:value-type="float">
            <text:p>1.63</text:p>
          </table:table-cell>
          <table:table-cell table:formula="of:=QUARTILE([$cases.L:.L]; 0)" office:value-type="float" office:value="21.1876064781191" calcext:value-type="float">
            <text:p>21.19</text:p>
          </table:table-cell>
          <table:table-cell table:formula="of:=QUARTILE([$components.B:.B]; 0)" office:value-type="float" office:value="0" calcext:value-type="float">
            <text:p>0.00</text:p>
          </table:table-cell>
          <table:table-cell table:formula="of:=QUARTILE([$'Pivot Table_components_1'.G:.G]; 0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QUARTILE([$cases.F:.F]; 4)" office:value-type="float" office:value="482.152" calcext:value-type="float">
            <text:p>482.15</text:p>
          </table:table-cell>
          <table:table-cell table:formula="of:=QUARTILE([$cases.G:.G]; 4)" office:value-type="float" office:value="1864.89632606506" calcext:value-type="float">
            <text:p>1864.90</text:p>
          </table:table-cell>
          <table:table-cell table:formula="of:=QUARTILE([$cases.H:.H]; 4)" office:value-type="float" office:value="1" calcext:value-type="float">
            <text:p>1.00</text:p>
          </table:table-cell>
          <table:table-cell table:formula="of:=QUARTILE([$cases.J:.J]; 4)" office:value-type="float" office:value="1.56" calcext:value-type="float">
            <text:p>1.56</text:p>
          </table:table-cell>
          <table:table-cell table:formula="of:=QUARTILE([$cases.K:.K]; 4)" office:value-type="float" office:value="21.1182835538897" calcext:value-type="float">
            <text:p>21.12</text:p>
          </table:table-cell>
          <table:table-cell table:formula="of:=QUARTILE([$cases.L:.L]; 4)" office:value-type="float" office:value="482.152" calcext:value-type="float">
            <text:p>482.15</text:p>
          </table:table-cell>
          <table:table-cell table:formula="of:=QUARTILE([$components.B:.B]; 4)" office:value-type="float" office:value="477.079911041619" calcext:value-type="float">
            <text:p>477.08</text:p>
          </table:table-cell>
          <table:table-cell table:formula="of:=QUARTILE([$'Pivot Table_components_1'.G:.G]; 4)" office:value-type="float" office:value="184" calcext:value-type="float">
            <text:p>184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Q1</text:p>
          </table:table-cell>
          <table:table-cell table:formula="of:=QUARTILE([$cases.F:.F]; 1)" office:value-type="float" office:value="1.57682374663447" calcext:value-type="float">
            <text:p>1.58</text:p>
          </table:table-cell>
          <table:table-cell table:formula="of:=QUARTILE([$cases.G:.G]; 1)" office:value-type="float" office:value="1270.72824370486" calcext:value-type="float">
            <text:p>1270.73</text:p>
          </table:table-cell>
          <table:table-cell table:formula="of:=QUARTILE([$cases.H:.H]; 1)" office:value-type="float" office:value="0.937795989343187" calcext:value-type="float">
            <text:p>0.94</text:p>
          </table:table-cell>
          <table:table-cell table:formula="of:=QUARTILE([$cases.J:.J]; 1)" office:value-type="float" office:value="0.22" calcext:value-type="float">
            <text:p>0.22</text:p>
          </table:table-cell>
          <table:table-cell table:formula="of:=QUARTILE([$cases.K:.K]; 1)" office:value-type="float" office:value="4.15" calcext:value-type="float">
            <text:p>4.15</text:p>
          </table:table-cell>
          <table:table-cell table:formula="of:=QUARTILE([$cases.L:.L]; 1)" office:value-type="float" office:value="31.844" calcext:value-type="float">
            <text:p>31.84</text:p>
          </table:table-cell>
          <table:table-cell table:formula="of:=QUARTILE([$components.B:.B]; 1)" office:value-type="float" office:value="0.0115209965515533" calcext:value-type="float">
            <text:p>0.01</text:p>
          </table:table-cell>
          <table:table-cell table:formula="of:=QUARTILE([$'Pivot Table_components_1'.G:.G]; 1)" office:value-type="float" office:value="2" calcext:value-type="float">
            <text:p>2.00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table:formula="of:=QUARTILE([$cases.F:.F]; 2)" office:value-type="float" office:value="6.65658216303913" calcext:value-type="float">
            <text:p>6.66</text:p>
          </table:table-cell>
          <table:table-cell table:formula="of:=QUARTILE([$cases.G:.G]; 2)" office:value-type="float" office:value="1381.06280130911" calcext:value-type="float">
            <text:p>1381.06</text:p>
          </table:table-cell>
          <table:table-cell table:formula="of:=QUARTILE([$cases.H:.H]; 2)" office:value-type="float" office:value="0.958400757414692" calcext:value-type="float">
            <text:p>0.96</text:p>
          </table:table-cell>
          <table:table-cell table:formula="of:=QUARTILE([$cases.J:.J]; 2)" office:value-type="float" office:value="0.56" calcext:value-type="float">
            <text:p>0.56</text:p>
          </table:table-cell>
          <table:table-cell table:formula="of:=QUARTILE([$cases.K:.K]; 2)" office:value-type="float" office:value="6.65658216303913" calcext:value-type="float">
            <text:p>6.66</text:p>
          </table:table-cell>
          <table:table-cell table:formula="of:=QUARTILE([$cases.L:.L]; 2)" office:value-type="float" office:value="48.72" calcext:value-type="float">
            <text:p>48.72</text:p>
          </table:table-cell>
          <table:table-cell table:formula="of:=QUARTILE([$components.B:.B]; 2)" office:value-type="float" office:value="0.0413218962238324" calcext:value-type="float">
            <text:p>0.04</text:p>
          </table:table-cell>
          <table:table-cell table:formula="of:=QUARTILE([$'Pivot Table_components_1'.G:.G]; 2)" office:value-type="float" office:value="5" calcext:value-type="float">
            <text:p>5.00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table:formula="of:=QUARTILE([$cases.F:.F]; 3)" office:value-type="float" office:value="21.1702757470618" calcext:value-type="float">
            <text:p>21.17</text:p>
          </table:table-cell>
          <table:table-cell table:formula="of:=QUARTILE([$cases.G:.G]; 3)" office:value-type="float" office:value="1470.62963164407" calcext:value-type="float">
            <text:p>1470.63</text:p>
          </table:table-cell>
          <table:table-cell table:formula="of:=QUARTILE([$cases.H:.H]; 3)" office:value-type="float" office:value="0.972149304058876" calcext:value-type="float">
            <text:p>0.97</text:p>
          </table:table-cell>
          <table:table-cell table:formula="of:=QUARTILE([$cases.J:.J]; 3)" office:value-type="float" office:value="1.044" calcext:value-type="float">
            <text:p>1.04</text:p>
          </table:table-cell>
          <table:table-cell table:formula="of:=QUARTILE([$cases.K:.K]; 3)" office:value-type="float" office:value="12.8852588654415" calcext:value-type="float">
            <text:p>12.89</text:p>
          </table:table-cell>
          <table:table-cell table:formula="of:=QUARTILE([$cases.L:.L]; 3)" office:value-type="float" office:value="93.984" calcext:value-type="float">
            <text:p>93.98</text:p>
          </table:table-cell>
          <table:table-cell table:formula="of:=QUARTILE([$components.B:.B]; 3)" office:value-type="float" office:value="0.185881632437876" calcext:value-type="float">
            <text:p>0.19</text:p>
          </table:table-cell>
          <table:table-cell table:formula="of:=QUARTILE([$'Pivot Table_components_1'.G:.G]; 3)" office:value-type="float" office:value="11.75" calcext:value-type="float">
            <text:p>11.7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QR</text:p>
          </table:table-cell>
          <table:table-cell table:formula="of:=[.B11]-[.B9]" office:value-type="float" office:value="19.5934520004273" calcext:value-type="float">
            <text:p>19.59</text:p>
          </table:table-cell>
          <table:table-cell table:formula="of:=[.C11]-[.C9]" office:value-type="float" office:value="199.901387939209" calcext:value-type="float">
            <text:p>199.90</text:p>
          </table:table-cell>
          <table:table-cell table:formula="of:=[.D11]-[.D9]" office:value-type="float" office:value="0.0343533147156894" calcext:value-type="float">
            <text:p>0.03</text:p>
          </table:table-cell>
          <table:table-cell table:formula="of:=[.E11]-[.E9]" office:value-type="float" office:value="0.824" calcext:value-type="float">
            <text:p>0.82</text:p>
          </table:table-cell>
          <table:table-cell table:formula="of:=[.F11]-[.F9]" office:value-type="float" office:value="8.73525886544154" calcext:value-type="float">
            <text:p>8.74</text:p>
          </table:table-cell>
          <table:table-cell table:formula="of:=[.G11]-[.G9]" office:value-type="float" office:value="62.14" calcext:value-type="float">
            <text:p>62.14</text:p>
          </table:table-cell>
          <table:table-cell table:formula="of:=[.H11]-[.H9]" office:value-type="float" office:value="0.174360635886322" calcext:value-type="float">
            <text:p>0.17</text:p>
          </table:table-cell>
          <table:table-cell table:formula="of:=[.I11]-[.I9]" office:value-type="float" office:value="9.75" calcext:value-type="float">
            <text:p>9.75</text:p>
          </table:table-cell>
        </table:table-row>
        <table:table-row table:style-name="ro1">
          <table:table-cell office:value-type="string" calcext:value-type="string">
            <text:p>Q1-1.5IQR</text:p>
          </table:table-cell>
          <table:table-cell table:formula="of:=[.B9]-1.5*[.B13]" office:value-type="float" office:value="-27.8133542540065" calcext:value-type="float">
            <text:p>-27.81</text:p>
          </table:table-cell>
          <table:table-cell table:formula="of:=[.C9]-1.5*[.C13]" office:value-type="float" office:value="970.876161796043" calcext:value-type="float">
            <text:p>970.88</text:p>
          </table:table-cell>
          <table:table-cell table:formula="of:=[.D9]-1.5*[.D13]" office:value-type="float" office:value="0.886266017269653" calcext:value-type="float">
            <text:p>0.89</text:p>
          </table:table-cell>
          <table:table-cell table:formula="of:=[.E9]-1.5*[.E13]" office:value-type="float" office:value="-1.016" calcext:value-type="float">
            <text:p>-1.02</text:p>
          </table:table-cell>
          <table:table-cell table:formula="of:=[.F9]-1.5*[.F13]" office:value-type="float" office:value="-8.95288829816231" calcext:value-type="float">
            <text:p>-8.95</text:p>
          </table:table-cell>
          <table:table-cell table:formula="of:=[.G9]-1.5*[.G13]" office:value-type="float" office:value="-61.366" calcext:value-type="float">
            <text:p>-61.37</text:p>
          </table:table-cell>
          <table:table-cell table:formula="of:=[.H9]-1.5*[.H13]" office:value-type="float" office:value="-0.25001995727793" calcext:value-type="float">
            <text:p>-0.25</text:p>
          </table:table-cell>
          <table:table-cell table:formula="of:=[.I9]-1.5*[.I13]" office:value-type="float" office:value="-12.625" calcext:value-type="float">
            <text:p>-12.63</text:p>
          </table:table-cell>
        </table:table-row>
        <table:table-row table:style-name="ro1">
          <table:table-cell office:value-type="string" calcext:value-type="string">
            <text:p>Q3+1.5IQR</text:p>
          </table:table-cell>
          <table:table-cell table:formula="of:=[.B11]+1.5*[.B13]" office:value-type="float" office:value="50.5604537477028" calcext:value-type="float">
            <text:p>50.56</text:p>
          </table:table-cell>
          <table:table-cell table:formula="of:=[.C11]+1.5*[.C13]" office:value-type="float" office:value="1770.48171355288" calcext:value-type="float">
            <text:p>1770.48</text:p>
          </table:table-cell>
          <table:table-cell table:formula="of:=[.D11]+1.5*[.D13]" office:value-type="float" office:value="1.02367927613241" calcext:value-type="float">
            <text:p>1.02</text:p>
          </table:table-cell>
          <table:table-cell table:formula="of:=[.E11]+1.5*[.E13]" office:value-type="float" office:value="2.28" calcext:value-type="float">
            <text:p>2.28</text:p>
          </table:table-cell>
          <table:table-cell table:formula="of:=[.F11]+1.5*[.F13]" office:value-type="float" office:value="25.9881471636039" calcext:value-type="float">
            <text:p>25.99</text:p>
          </table:table-cell>
          <table:table-cell table:formula="of:=[.G11]+1.5*[.G13]" office:value-type="float" office:value="187.194" calcext:value-type="float">
            <text:p>187.19</text:p>
          </table:table-cell>
          <table:table-cell table:formula="of:=[.H11]+1.5*[.H13]" office:value-type="float" office:value="0.447422586267359" calcext:value-type="float">
            <text:p>0.45</text:p>
          </table:table-cell>
          <table:table-cell table:formula="of:=[.I11]+1.5*[.I13]" office:value-type="float" office:value="26.375" calcext:value-type="float">
            <text:p>26.38</text:p>
          </table:table-cell>
        </table:table-row>
      </table:table>
      <table:named-expressions/>
      <table:data-pilot-tables>
        <table:data-pilot-table table:name="DataPilot2" table:application-data="" table:target-range-address="'Pivot Table_components_1'.A1:'Pivot Table_components_1'.E253" table:buttons="'Pivot Table_components_1'.A2 'Pivot Table_components_1'.B1" table:show-filter-button="false" table:drill-down-on-double-click="false">
          <table:source-cell-range table:cell-range-address="components.A1:components.B250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sub-strokecase0001" table:display="true" table:show-details="true"/>
                <table:data-pilot-member table:name="sub-strokecase0002" table:display="true" table:show-details="true"/>
                <table:data-pilot-member table:name="sub-strokecase0003" table:display="true" table:show-details="true"/>
                <table:data-pilot-member table:name="sub-strokecase0004" table:display="true" table:show-details="true"/>
                <table:data-pilot-member table:name="sub-strokecase0005" table:display="true" table:show-details="true"/>
                <table:data-pilot-member table:name="sub-strokecase0006" table:display="true" table:show-details="true"/>
                <table:data-pilot-member table:name="sub-strokecase0007" table:display="true" table:show-details="true"/>
                <table:data-pilot-member table:name="sub-strokecase0008" table:display="true" table:show-details="true"/>
                <table:data-pilot-member table:name="sub-strokecase0009" table:display="true" table:show-details="true"/>
                <table:data-pilot-member table:name="sub-strokecase0010" table:display="true" table:show-details="true"/>
                <table:data-pilot-member table:name="sub-strokecase0011" table:display="true" table:show-details="true"/>
                <table:data-pilot-member table:name="sub-strokecase0012" table:display="true" table:show-details="true"/>
                <table:data-pilot-member table:name="sub-strokecase0013" table:display="true" table:show-details="true"/>
                <table:data-pilot-member table:name="sub-strokecase0014" table:display="true" table:show-details="true"/>
                <table:data-pilot-member table:name="sub-strokecase0015" table:display="true" table:show-details="true"/>
                <table:data-pilot-member table:name="sub-strokecase0016" table:display="true" table:show-details="true"/>
                <table:data-pilot-member table:name="sub-strokecase0017" table:display="true" table:show-details="true"/>
                <table:data-pilot-member table:name="sub-strokecase0018" table:display="true" table:show-details="true"/>
                <table:data-pilot-member table:name="sub-strokecase0019" table:display="true" table:show-details="true"/>
                <table:data-pilot-member table:name="sub-strokecase0020" table:display="true" table:show-details="true"/>
                <table:data-pilot-member table:name="sub-strokecase0021" table:display="true" table:show-details="true"/>
                <table:data-pilot-member table:name="sub-strokecase0022" table:display="true" table:show-details="true"/>
                <table:data-pilot-member table:name="sub-strokecase0023" table:display="true" table:show-details="true"/>
                <table:data-pilot-member table:name="sub-strokecase0024" table:display="true" table:show-details="true"/>
                <table:data-pilot-member table:name="sub-strokecase0025" table:display="true" table:show-details="true"/>
                <table:data-pilot-member table:name="sub-strokecase0026" table:display="true" table:show-details="true"/>
                <table:data-pilot-member table:name="sub-strokecase0027" table:display="true" table:show-details="true"/>
                <table:data-pilot-member table:name="sub-strokecase0028" table:display="true" table:show-details="true"/>
                <table:data-pilot-member table:name="sub-strokecase0029" table:display="true" table:show-details="true"/>
                <table:data-pilot-member table:name="sub-strokecase0030" table:display="true" table:show-details="true"/>
                <table:data-pilot-member table:name="sub-strokecase0031" table:display="true" table:show-details="true"/>
                <table:data-pilot-member table:name="sub-strokecase0032" table:display="true" table:show-details="true"/>
                <table:data-pilot-member table:name="sub-strokecase0033" table:display="true" table:show-details="true"/>
                <table:data-pilot-member table:name="sub-strokecase0034" table:display="true" table:show-details="true"/>
                <table:data-pilot-member table:name="sub-strokecase0035" table:display="true" table:show-details="true"/>
                <table:data-pilot-member table:name="sub-strokecase0036" table:display="true" table:show-details="true"/>
                <table:data-pilot-member table:name="sub-strokecase0037" table:display="true" table:show-details="true"/>
                <table:data-pilot-member table:name="sub-strokecase0038" table:display="true" table:show-details="true"/>
                <table:data-pilot-member table:name="sub-strokecase0039" table:display="true" table:show-details="true"/>
                <table:data-pilot-member table:name="sub-strokecase0040" table:display="true" table:show-details="true"/>
                <table:data-pilot-member table:name="sub-strokecase0041" table:display="true" table:show-details="true"/>
                <table:data-pilot-member table:name="sub-strokecase0042" table:display="true" table:show-details="true"/>
                <table:data-pilot-member table:name="sub-strokecase0043" table:display="true" table:show-details="true"/>
                <table:data-pilot-member table:name="sub-strokecase0044" table:display="true" table:show-details="true"/>
                <table:data-pilot-member table:name="sub-strokecase0045" table:display="true" table:show-details="true"/>
                <table:data-pilot-member table:name="sub-strokecase0046" table:display="true" table:show-details="true"/>
                <table:data-pilot-member table:name="sub-strokecase0047" table:display="true" table:show-details="true"/>
                <table:data-pilot-member table:name="sub-strokecase0048" table:display="true" table:show-details="true"/>
                <table:data-pilot-member table:name="sub-strokecase0049" table:display="true" table:show-details="true"/>
                <table:data-pilot-member table:name="sub-strokecase0050" table:display="true" table:show-details="true"/>
                <table:data-pilot-member table:name="sub-strokecase0051" table:display="true" table:show-details="true"/>
                <table:data-pilot-member table:name="sub-strokecase0052" table:display="true" table:show-details="true"/>
                <table:data-pilot-member table:name="sub-strokecase0053" table:display="true" table:show-details="true"/>
                <table:data-pilot-member table:name="sub-strokecase0054" table:display="true" table:show-details="true"/>
                <table:data-pilot-member table:name="sub-strokecase0055" table:display="true" table:show-details="true"/>
                <table:data-pilot-member table:name="sub-strokecase0056" table:display="true" table:show-details="true"/>
                <table:data-pilot-member table:name="sub-strokecase0057" table:display="true" table:show-details="true"/>
                <table:data-pilot-member table:name="sub-strokecase0058" table:display="true" table:show-details="true"/>
                <table:data-pilot-member table:name="sub-strokecase0059" table:display="true" table:show-details="true"/>
                <table:data-pilot-member table:name="sub-strokecase0060" table:display="true" table:show-details="true"/>
                <table:data-pilot-member table:name="sub-strokecase0061" table:display="true" table:show-details="true"/>
                <table:data-pilot-member table:name="sub-strokecase0062" table:display="true" table:show-details="true"/>
                <table:data-pilot-member table:name="sub-strokecase0063" table:display="true" table:show-details="true"/>
                <table:data-pilot-member table:name="sub-strokecase0064" table:display="true" table:show-details="true"/>
                <table:data-pilot-member table:name="sub-strokecase0065" table:display="true" table:show-details="true"/>
                <table:data-pilot-member table:name="sub-strokecase0066" table:display="true" table:show-details="true"/>
                <table:data-pilot-member table:name="sub-strokecase0067" table:display="true" table:show-details="true"/>
                <table:data-pilot-member table:name="sub-strokecase0068" table:display="true" table:show-details="true"/>
                <table:data-pilot-member table:name="sub-strokecase0069" table:display="true" table:show-details="true"/>
                <table:data-pilot-member table:name="sub-strokecase0070" table:display="true" table:show-details="true"/>
                <table:data-pilot-member table:name="sub-strokecase0071" table:display="true" table:show-details="true"/>
                <table:data-pilot-member table:name="sub-strokecase0072" table:display="true" table:show-details="true"/>
                <table:data-pilot-member table:name="sub-strokecase0073" table:display="true" table:show-details="true"/>
                <table:data-pilot-member table:name="sub-strokecase0074" table:display="true" table:show-details="true"/>
                <table:data-pilot-member table:name="sub-strokecase0075" table:display="true" table:show-details="true"/>
                <table:data-pilot-member table:name="sub-strokecase0076" table:display="true" table:show-details="true"/>
                <table:data-pilot-member table:name="sub-strokecase0077" table:display="true" table:show-details="true"/>
                <table:data-pilot-member table:name="sub-strokecase0078" table:display="true" table:show-details="true"/>
                <table:data-pilot-member table:name="sub-strokecase0079" table:display="true" table:show-details="true"/>
                <table:data-pilot-member table:name="sub-strokecase0080" table:display="true" table:show-details="true"/>
                <table:data-pilot-member table:name="sub-strokecase0081" table:display="true" table:show-details="true"/>
                <table:data-pilot-member table:name="sub-strokecase0082" table:display="true" table:show-details="true"/>
                <table:data-pilot-member table:name="sub-strokecase0083" table:display="true" table:show-details="true"/>
                <table:data-pilot-member table:name="sub-strokecase0084" table:display="true" table:show-details="true"/>
                <table:data-pilot-member table:name="sub-strokecase0085" table:display="true" table:show-details="true"/>
                <table:data-pilot-member table:name="sub-strokecase0086" table:display="true" table:show-details="true"/>
                <table:data-pilot-member table:name="sub-strokecase0087" table:display="true" table:show-details="true"/>
                <table:data-pilot-member table:name="sub-strokecase0088" table:display="true" table:show-details="true"/>
                <table:data-pilot-member table:name="sub-strokecase0089" table:display="true" table:show-details="true"/>
                <table:data-pilot-member table:name="sub-strokecase0090" table:display="true" table:show-details="true"/>
                <table:data-pilot-member table:name="sub-strokecase0091" table:display="true" table:show-details="true"/>
                <table:data-pilot-member table:name="sub-strokecase0092" table:display="true" table:show-details="true"/>
                <table:data-pilot-member table:name="sub-strokecase0093" table:display="true" table:show-details="true"/>
                <table:data-pilot-member table:name="sub-strokecase0094" table:display="true" table:show-details="true"/>
                <table:data-pilot-member table:name="sub-strokecase0095" table:display="true" table:show-details="true"/>
                <table:data-pilot-member table:name="sub-strokecase0096" table:display="true" table:show-details="true"/>
                <table:data-pilot-member table:name="sub-strokecase0097" table:display="true" table:show-details="true"/>
                <table:data-pilot-member table:name="sub-strokecase0098" table:display="true" table:show-details="true"/>
                <table:data-pilot-member table:name="sub-strokecase0099" table:display="true" table:show-details="true"/>
                <table:data-pilot-member table:name="sub-strokecase0100" table:display="true" table:show-details="true"/>
                <table:data-pilot-member table:name="sub-strokecase0101" table:display="true" table:show-details="true"/>
                <table:data-pilot-member table:name="sub-strokecase0102" table:display="true" table:show-details="true"/>
                <table:data-pilot-member table:name="sub-strokecase0103" table:display="true" table:show-details="true"/>
                <table:data-pilot-member table:name="sub-strokecase0104" table:display="true" table:show-details="true"/>
                <table:data-pilot-member table:name="sub-strokecase0105" table:display="true" table:show-details="true"/>
                <table:data-pilot-member table:name="sub-strokecase0106" table:display="true" table:show-details="true"/>
                <table:data-pilot-member table:name="sub-strokecase0107" table:display="true" table:show-details="true"/>
                <table:data-pilot-member table:name="sub-strokecase0108" table:display="true" table:show-details="true"/>
                <table:data-pilot-member table:name="sub-strokecase0109" table:display="true" table:show-details="true"/>
                <table:data-pilot-member table:name="sub-strokecase0110" table:display="true" table:show-details="true"/>
                <table:data-pilot-member table:name="sub-strokecase0111" table:display="true" table:show-details="true"/>
                <table:data-pilot-member table:name="sub-strokecase0112" table:display="true" table:show-details="true"/>
                <table:data-pilot-member table:name="sub-strokecase0113" table:display="true" table:show-details="true"/>
                <table:data-pilot-member table:name="sub-strokecase0114" table:display="true" table:show-details="true"/>
                <table:data-pilot-member table:name="sub-strokecase0115" table:display="true" table:show-details="true"/>
                <table:data-pilot-member table:name="sub-strokecase0116" table:display="true" table:show-details="true"/>
                <table:data-pilot-member table:name="sub-strokecase0117" table:display="true" table:show-details="true"/>
                <table:data-pilot-member table:name="sub-strokecase0118" table:display="true" table:show-details="true"/>
                <table:data-pilot-member table:name="sub-strokecase0119" table:display="true" table:show-details="true"/>
                <table:data-pilot-member table:name="sub-strokecase0120" table:display="true" table:show-details="true"/>
                <table:data-pilot-member table:name="sub-strokecase0121" table:display="true" table:show-details="true"/>
                <table:data-pilot-member table:name="sub-strokecase0122" table:display="true" table:show-details="true"/>
                <table:data-pilot-member table:name="sub-strokecase0123" table:display="true" table:show-details="true"/>
                <table:data-pilot-member table:name="sub-strokecase0124" table:display="true" table:show-details="true"/>
                <table:data-pilot-member table:name="sub-strokecase0125" table:display="true" table:show-details="true"/>
                <table:data-pilot-member table:name="sub-strokecase0126" table:display="true" table:show-details="true"/>
                <table:data-pilot-member table:name="sub-strokecase0127" table:display="true" table:show-details="true"/>
                <table:data-pilot-member table:name="sub-strokecase0128" table:display="true" table:show-details="true"/>
                <table:data-pilot-member table:name="sub-strokecase0129" table:display="true" table:show-details="true"/>
                <table:data-pilot-member table:name="sub-strokecase0130" table:display="true" table:show-details="true"/>
                <table:data-pilot-member table:name="sub-strokecase0131" table:display="true" table:show-details="true"/>
                <table:data-pilot-member table:name="sub-strokecase0132" table:display="true" table:show-details="true"/>
                <table:data-pilot-member table:name="sub-strokecase0133" table:display="true" table:show-details="true"/>
                <table:data-pilot-member table:name="sub-strokecase0134" table:display="true" table:show-details="true"/>
                <table:data-pilot-member table:name="sub-strokecase0135" table:display="true" table:show-details="true"/>
                <table:data-pilot-member table:name="sub-strokecase0136" table:display="true" table:show-details="true"/>
                <table:data-pilot-member table:name="sub-strokecase0137" table:display="true" table:show-details="true"/>
                <table:data-pilot-member table:name="sub-strokecase0138" table:display="true" table:show-details="true"/>
                <table:data-pilot-member table:name="sub-strokecase0139" table:display="true" table:show-details="true"/>
                <table:data-pilot-member table:name="sub-strokecase0140" table:display="true" table:show-details="true"/>
                <table:data-pilot-member table:name="sub-strokecase0141" table:display="true" table:show-details="true"/>
                <table:data-pilot-member table:name="sub-strokecase0142" table:display="true" table:show-details="true"/>
                <table:data-pilot-member table:name="sub-strokecase0143" table:display="true" table:show-details="true"/>
                <table:data-pilot-member table:name="sub-strokecase0144" table:display="true" table:show-details="true"/>
                <table:data-pilot-member table:name="sub-strokecase0145" table:display="true" table:show-details="true"/>
                <table:data-pilot-member table:name="sub-strokecase0146" table:display="true" table:show-details="true"/>
                <table:data-pilot-member table:name="sub-strokecase0147" table:display="true" table:show-details="true"/>
                <table:data-pilot-member table:name="sub-strokecase0148" table:display="true" table:show-details="true"/>
                <table:data-pilot-member table:name="sub-strokecase0149" table:display="true" table:show-details="true"/>
                <table:data-pilot-member table:name="sub-strokecase0150" table:display="true" table:show-details="true"/>
                <table:data-pilot-member table:name="sub-strokecase0151" table:display="true" table:show-details="true"/>
                <table:data-pilot-member table:name="sub-strokecase0152" table:display="true" table:show-details="true"/>
                <table:data-pilot-member table:name="sub-strokecase0153" table:display="true" table:show-details="true"/>
                <table:data-pilot-member table:name="sub-strokecase0154" table:display="true" table:show-details="true"/>
                <table:data-pilot-member table:name="sub-strokecase0155" table:display="true" table:show-details="true"/>
                <table:data-pilot-member table:name="sub-strokecase0156" table:display="true" table:show-details="true"/>
                <table:data-pilot-member table:name="sub-strokecase0157" table:display="true" table:show-details="true"/>
                <table:data-pilot-member table:name="sub-strokecase0158" table:display="true" table:show-details="true"/>
                <table:data-pilot-member table:name="sub-strokecase0159" table:display="true" table:show-details="true"/>
                <table:data-pilot-member table:name="sub-strokecase0160" table:display="true" table:show-details="true"/>
                <table:data-pilot-member table:name="sub-strokecase0161" table:display="true" table:show-details="true"/>
                <table:data-pilot-member table:name="sub-strokecase0162" table:display="true" table:show-details="true"/>
                <table:data-pilot-member table:name="sub-strokecase0163" table:display="true" table:show-details="true"/>
                <table:data-pilot-member table:name="sub-strokecase0164" table:display="true" table:show-details="true"/>
                <table:data-pilot-member table:name="sub-strokecase0165" table:display="true" table:show-details="true"/>
                <table:data-pilot-member table:name="sub-strokecase0166" table:display="true" table:show-details="true"/>
                <table:data-pilot-member table:name="sub-strokecase0167" table:display="true" table:show-details="true"/>
                <table:data-pilot-member table:name="sub-strokecase0168" table:display="true" table:show-details="true"/>
                <table:data-pilot-member table:name="sub-strokecase0169" table:display="true" table:show-details="true"/>
                <table:data-pilot-member table:name="sub-strokecase0170" table:display="true" table:show-details="true"/>
                <table:data-pilot-member table:name="sub-strokecase0171" table:display="true" table:show-details="true"/>
                <table:data-pilot-member table:name="sub-strokecase0172" table:display="true" table:show-details="true"/>
                <table:data-pilot-member table:name="sub-strokecase0173" table:display="true" table:show-details="true"/>
                <table:data-pilot-member table:name="sub-strokecase0174" table:display="true" table:show-details="true"/>
                <table:data-pilot-member table:name="sub-strokecase0175" table:display="true" table:show-details="true"/>
                <table:data-pilot-member table:name="sub-strokecase0176" table:display="true" table:show-details="true"/>
                <table:data-pilot-member table:name="sub-strokecase0177" table:display="true" table:show-details="true"/>
                <table:data-pilot-member table:name="sub-strokecase0178" table:display="true" table:show-details="true"/>
                <table:data-pilot-member table:name="sub-strokecase0179" table:display="true" table:show-details="true"/>
                <table:data-pilot-member table:name="sub-strokecase0180" table:display="true" table:show-details="true"/>
                <table:data-pilot-member table:name="sub-strokecase0181" table:display="true" table:show-details="true"/>
                <table:data-pilot-member table:name="sub-strokecase0182" table:display="true" table:show-details="true"/>
                <table:data-pilot-member table:name="sub-strokecase0183" table:display="true" table:show-details="true"/>
                <table:data-pilot-member table:name="sub-strokecase0184" table:display="true" table:show-details="true"/>
                <table:data-pilot-member table:name="sub-strokecase0185" table:display="true" table:show-details="true"/>
                <table:data-pilot-member table:name="sub-strokecase0186" table:display="true" table:show-details="true"/>
                <table:data-pilot-member table:name="sub-strokecase0187" table:display="true" table:show-details="true"/>
                <table:data-pilot-member table:name="sub-strokecase0188" table:display="true" table:show-details="true"/>
                <table:data-pilot-member table:name="sub-strokecase0189" table:display="true" table:show-details="true"/>
                <table:data-pilot-member table:name="sub-strokecase0190" table:display="true" table:show-details="true"/>
                <table:data-pilot-member table:name="sub-strokecase0191" table:display="true" table:show-details="true"/>
                <table:data-pilot-member table:name="sub-strokecase0192" table:display="true" table:show-details="true"/>
                <table:data-pilot-member table:name="sub-strokecase0193" table:display="true" table:show-details="true"/>
                <table:data-pilot-member table:name="sub-strokecase0194" table:display="true" table:show-details="true"/>
                <table:data-pilot-member table:name="sub-strokecase0195" table:display="true" table:show-details="true"/>
                <table:data-pilot-member table:name="sub-strokecase0196" table:display="true" table:show-details="true"/>
                <table:data-pilot-member table:name="sub-strokecase0197" table:display="true" table:show-details="true"/>
                <table:data-pilot-member table:name="sub-strokecase0198" table:display="true" table:show-details="true"/>
                <table:data-pilot-member table:name="sub-strokecase0199" table:display="true" table:show-details="true"/>
                <table:data-pilot-member table:name="sub-strokecase0200" table:display="true" table:show-details="true"/>
                <table:data-pilot-member table:name="sub-strokecase0201" table:display="true" table:show-details="true"/>
                <table:data-pilot-member table:name="sub-strokecase0202" table:display="true" table:show-details="true"/>
                <table:data-pilot-member table:name="sub-strokecase0203" table:display="true" table:show-details="true"/>
                <table:data-pilot-member table:name="sub-strokecase0204" table:display="true" table:show-details="true"/>
                <table:data-pilot-member table:name="sub-strokecase0205" table:display="true" table:show-details="true"/>
                <table:data-pilot-member table:name="sub-strokecase0206" table:display="true" table:show-details="true"/>
                <table:data-pilot-member table:name="sub-strokecase0207" table:display="true" table:show-details="true"/>
                <table:data-pilot-member table:name="sub-strokecase0208" table:display="true" table:show-details="true"/>
                <table:data-pilot-member table:name="sub-strokecase0209" table:display="true" table:show-details="true"/>
                <table:data-pilot-member table:name="sub-strokecase0210" table:display="true" table:show-details="true"/>
                <table:data-pilot-member table:name="sub-strokecase0211" table:display="true" table:show-details="true"/>
                <table:data-pilot-member table:name="sub-strokecase0212" table:display="true" table:show-details="true"/>
                <table:data-pilot-member table:name="sub-strokecase0213" table:display="true" table:show-details="true"/>
                <table:data-pilot-member table:name="sub-strokecase0214" table:display="true" table:show-details="true"/>
                <table:data-pilot-member table:name="sub-strokecase0215" table:display="true" table:show-details="true"/>
                <table:data-pilot-member table:name="sub-strokecase0216" table:display="true" table:show-details="true"/>
                <table:data-pilot-member table:name="sub-strokecase0217" table:display="true" table:show-details="true"/>
                <table:data-pilot-member table:name="sub-strokecase0218" table:display="true" table:show-details="true"/>
                <table:data-pilot-member table:name="sub-strokecase0219" table:display="true" table:show-details="true"/>
                <table:data-pilot-member table:name="sub-strokecase0220" table:display="true" table:show-details="true"/>
                <table:data-pilot-member table:name="sub-strokecase0221" table:display="true" table:show-details="true"/>
                <table:data-pilot-member table:name="sub-strokecase0222" table:display="true" table:show-details="true"/>
                <table:data-pilot-member table:name="sub-strokecase0223" table:display="true" table:show-details="true"/>
                <table:data-pilot-member table:name="sub-strokecase0224" table:display="true" table:show-details="true"/>
                <table:data-pilot-member table:name="sub-strokecase0225" table:display="true" table:show-details="true"/>
                <table:data-pilot-member table:name="sub-strokecase0226" table:display="true" table:show-details="true"/>
                <table:data-pilot-member table:name="sub-strokecase0227" table:display="true" table:show-details="true"/>
                <table:data-pilot-member table:name="sub-strokecase0228" table:display="true" table:show-details="true"/>
                <table:data-pilot-member table:name="sub-strokecase0229" table:display="true" table:show-details="true"/>
                <table:data-pilot-member table:name="sub-strokecase0230" table:display="true" table:show-details="true"/>
                <table:data-pilot-member table:name="sub-strokecase0231" table:display="true" table:show-details="true"/>
                <table:data-pilot-member table:name="sub-strokecase0232" table:display="true" table:show-details="true"/>
                <table:data-pilot-member table:name="sub-strokecase0233" table:display="true" table:show-details="true"/>
                <table:data-pilot-member table:name="sub-strokecase0234" table:display="true" table:show-details="true"/>
                <table:data-pilot-member table:name="sub-strokecase0235" table:display="true" table:show-details="true"/>
                <table:data-pilot-member table:name="sub-strokecase0236" table:display="true" table:show-details="true"/>
                <table:data-pilot-member table:name="sub-strokecase0237" table:display="true" table:show-details="true"/>
                <table:data-pilot-member table:name="sub-strokecase0238" table:display="true" table:show-details="true"/>
                <table:data-pilot-member table:name="sub-strokecase0239" table:display="true" table:show-details="true"/>
                <table:data-pilot-member table:name="sub-strokecase0240" table:display="true" table:show-details="true"/>
                <table:data-pilot-member table:name="sub-strokecase0241" table:display="true" table:show-details="true"/>
                <table:data-pilot-member table:name="sub-strokecase0242" table:display="true" table:show-details="true"/>
                <table:data-pilot-member table:name="sub-strokecase0243" table:display="true" table:show-details="true"/>
                <table:data-pilot-member table:name="sub-strokecase0244" table:display="true" table:show-details="true"/>
                <table:data-pilot-member table:name="sub-strokecase0245" table:display="true" table:show-details="true"/>
                <table:data-pilot-member table:name="sub-strokecase0246" table:display="true" table:show-details="true"/>
                <table:data-pilot-member table:name="sub-strokecase0247" table:display="true" table:show-details="true"/>
                <table:data-pilot-member table:name="sub-strokecase0248" table:display="true" table:show-details="true"/>
                <table:data-pilot-member table:name="sub-strokecase0249" table:display="true" table:show-details="true"/>
                <table:data-pilot-member table:name="sub-strokecase02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olume_ml" table:orientation="data" table:used-hierarchy="0" table:function="count">
            <table:data-pilot-level table:show-empty="false" calcext:repeat-item-labels="false">
              <table:data-pilot-members>
                <table:data-pilot-member table:name="0.0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0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0" table:display="true" table:show-details="true"/>
                <table:data-pilot-member table:name="0.21" table:display="true" table:show-details="true"/>
                <table:data-pilot-member table:name="0.22" table:display="true" table:show-details="true"/>
                <table:data-pilot-member table:name="0.23" table:display="true" table:show-details="true"/>
                <table:data-pilot-member table:name="0.24" table:display="true" table:show-details="true"/>
                <table:data-pilot-member table:name="0.25" table:display="true" table:show-details="true"/>
                <table:data-pilot-member table:name="0.26" table:display="true" table:show-details="true"/>
                <table:data-pilot-member table:name="0.27" table:display="true" table:show-details="true"/>
                <table:data-pilot-member table:name="0.28" table:display="true" table:show-details="true"/>
                <table:data-pilot-member table:name="0.29" table:display="true" table:show-details="true"/>
                <table:data-pilot-member table:name="0.30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3" table:display="true" table:show-details="true"/>
                <table:data-pilot-member table:name="0.34" table:display="true" table:show-details="true"/>
                <table:data-pilot-member table:name="0.35" table:display="true" table:show-details="true"/>
                <table:data-pilot-member table:name="0.36" table:display="true" table:show-details="true"/>
                <table:data-pilot-member table:name="0.37" table:display="true" table:show-details="true"/>
                <table:data-pilot-member table:name="0.38" table:display="true" table:show-details="true"/>
                <table:data-pilot-member table:name="0.39" table:display="true" table:show-details="true"/>
                <table:data-pilot-member table:name="0.40" table:display="true" table:show-details="true"/>
                <table:data-pilot-member table:name="0.41" table:display="true" table:show-details="true"/>
                <table:data-pilot-member table:name="0.42" table:display="true" table:show-details="true"/>
                <table:data-pilot-member table:name="0.43" table:display="true" table:show-details="true"/>
                <table:data-pilot-member table:name="0.44" table:display="true" table:show-details="true"/>
                <table:data-pilot-member table:name="0.45" table:display="true" table:show-details="true"/>
                <table:data-pilot-member table:name="0.46" table:display="true" table:show-details="true"/>
                <table:data-pilot-member table:name="0.47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0" table:display="true" table:show-details="true"/>
                <table:data-pilot-member table:name="0.51" table:display="true" table:show-details="true"/>
                <table:data-pilot-member table:name="0.52" table:display="true" table:show-details="true"/>
                <table:data-pilot-member table:name="0.53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57" table:display="true" table:show-details="true"/>
                <table:data-pilot-member table:name="0.58" table:display="true" table:show-details="true"/>
                <table:data-pilot-member table:name="0.59" table:display="true" table:show-details="true"/>
                <table:data-pilot-member table:name="0.60" table:display="true" table:show-details="true"/>
                <table:data-pilot-member table:name="0.61" table:display="true" table:show-details="true"/>
                <table:data-pilot-member table:name="0.62" table:display="true" table:show-details="true"/>
                <table:data-pilot-member table:name="0.63" table:display="true" table:show-details="true"/>
                <table:data-pilot-member table:name="0.64" table:display="true" table:show-details="true"/>
                <table:data-pilot-member table:name="0.65" table:display="true" table:show-details="true"/>
                <table:data-pilot-member table:name="0.66" table:display="true" table:show-details="true"/>
                <table:data-pilot-member table:name="0.6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1" table:display="true" table:show-details="true"/>
                <table:data-pilot-member table:name="0.72" table:display="true" table:show-details="true"/>
                <table:data-pilot-member table:name="0.73" table:display="true" table:show-details="true"/>
                <table:data-pilot-member table:name="0.74" table:display="true" table:show-details="true"/>
                <table:data-pilot-member table:name="0.78" table:display="true" table:show-details="true"/>
                <table:data-pilot-member table:name="0.79" table:display="true" table:show-details="true"/>
                <table:data-pilot-member table:name="0.80" table:display="true" table:show-details="true"/>
                <table:data-pilot-member table:name="0.81" table:display="true" table:show-details="true"/>
                <table:data-pilot-member table:name="0.82" table:display="true" table:show-details="true"/>
                <table:data-pilot-member table:name="0.83" table:display="true" table:show-details="true"/>
                <table:data-pilot-member table:name="0.84" table:display="true" table:show-details="true"/>
                <table:data-pilot-member table:name="0.85" table:display="true" table:show-details="true"/>
                <table:data-pilot-member table:name="0.86" table:display="true" table:show-details="true"/>
                <table:data-pilot-member table:name="0.88" table:display="true" table:show-details="true"/>
                <table:data-pilot-member table:name="0.89" table:display="true" table:show-details="true"/>
                <table:data-pilot-member table:name="0.90" table:display="true" table:show-details="true"/>
                <table:data-pilot-member table:name="0.91" table:display="true" table:show-details="true"/>
                <table:data-pilot-member table:name="0.93" table:display="true" table:show-details="true"/>
                <table:data-pilot-member table:name="0.94" table:display="true" table:show-details="true"/>
                <table:data-pilot-member table:name="0.95" table:display="true" table:show-details="true"/>
                <table:data-pilot-member table:name="0.96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.00" table:display="true" table:show-details="true"/>
                <table:data-pilot-member table:name="1.01" table:display="true" table:show-details="true"/>
                <table:data-pilot-member table:name="1.02" table:display="true" table:show-details="true"/>
                <table:data-pilot-member table:name="1.03" table:display="true" table:show-details="true"/>
                <table:data-pilot-member table:name="1.09" table:display="true" table:show-details="true"/>
                <table:data-pilot-member table:name="1.13" table:display="true" table:show-details="true"/>
                <table:data-pilot-member table:name="1.14" table:display="true" table:show-details="true"/>
                <table:data-pilot-member table:name="1.15" table:display="true" table:show-details="true"/>
                <table:data-pilot-member table:name="1.17" table:display="true" table:show-details="true"/>
                <table:data-pilot-member table:name="1.18" table:display="true" table:show-details="true"/>
                <table:data-pilot-member table:name="1.19" table:display="true" table:show-details="true"/>
                <table:data-pilot-member table:name="1.21" table:display="true" table:show-details="true"/>
                <table:data-pilot-member table:name="1.22" table:display="true" table:show-details="true"/>
                <table:data-pilot-member table:name="1.26" table:display="true" table:show-details="true"/>
                <table:data-pilot-member table:name="1.27" table:display="true" table:show-details="true"/>
                <table:data-pilot-member table:name="1.28" table:display="true" table:show-details="true"/>
                <table:data-pilot-member table:name="1.29" table:display="true" table:show-details="true"/>
                <table:data-pilot-member table:name="1.31" table:display="true" table:show-details="true"/>
                <table:data-pilot-member table:name="1.32" table:display="true" table:show-details="true"/>
                <table:data-pilot-member table:name="1.34" table:display="true" table:show-details="true"/>
                <table:data-pilot-member table:name="1.36" table:display="true" table:show-details="true"/>
                <table:data-pilot-member table:name="1.37" table:display="true" table:show-details="true"/>
                <table:data-pilot-member table:name="1.39" table:display="true" table:show-details="true"/>
                <table:data-pilot-member table:name="1.41" table:display="true" table:show-details="true"/>
                <table:data-pilot-member table:name="1.42" table:display="true" table:show-details="true"/>
                <table:data-pilot-member table:name="1.43" table:display="true" table:show-details="true"/>
                <table:data-pilot-member table:name="1.44" table:display="true" table:show-details="true"/>
                <table:data-pilot-member table:name="1.45" table:display="true" table:show-details="true"/>
                <table:data-pilot-member table:name="1.47" table:display="true" table:show-details="true"/>
                <table:data-pilot-member table:name="1.49" table:display="true" table:show-details="true"/>
                <table:data-pilot-member table:name="1.51" table:display="true" table:show-details="true"/>
                <table:data-pilot-member table:name="1.55" table:display="true" table:show-details="true"/>
                <table:data-pilot-member table:name="1.56" table:display="true" table:show-details="true"/>
                <table:data-pilot-member table:name="1.57" table:display="true" table:show-details="true"/>
                <table:data-pilot-member table:name="1.58" table:display="true" table:show-details="true"/>
                <table:data-pilot-member table:name="1.59" table:display="true" table:show-details="true"/>
                <table:data-pilot-member table:name="1.61" table:display="true" table:show-details="true"/>
                <table:data-pilot-member table:name="1.62" table:display="true" table:show-details="true"/>
                <table:data-pilot-member table:name="1.64" table:display="true" table:show-details="true"/>
                <table:data-pilot-member table:name="1.65" table:display="true" table:show-details="true"/>
                <table:data-pilot-member table:name="1.66" table:display="true" table:show-details="true"/>
                <table:data-pilot-member table:name="1.71" table:display="true" table:show-details="true"/>
                <table:data-pilot-member table:name="1.75" table:display="true" table:show-details="true"/>
                <table:data-pilot-member table:name="1.76" table:display="true" table:show-details="true"/>
                <table:data-pilot-member table:name="1.77" table:display="true" table:show-details="true"/>
                <table:data-pilot-member table:name="1.78" table:display="true" table:show-details="true"/>
                <table:data-pilot-member table:name="1.80" table:display="true" table:show-details="true"/>
                <table:data-pilot-member table:name="1.82" table:display="true" table:show-details="true"/>
                <table:data-pilot-member table:name="1.83" table:display="true" table:show-details="true"/>
                <table:data-pilot-member table:name="1.84" table:display="true" table:show-details="true"/>
                <table:data-pilot-member table:name="1.89" table:display="true" table:show-details="true"/>
                <table:data-pilot-member table:name="1.91" table:display="true" table:show-details="true"/>
                <table:data-pilot-member table:name="1.93" table:display="true" table:show-details="true"/>
                <table:data-pilot-member table:name="1.97" table:display="true" table:show-details="true"/>
                <table:data-pilot-member table:name="1.99" table:display="true" table:show-details="true"/>
                <table:data-pilot-member table:name="2.00" table:display="true" table:show-details="true"/>
                <table:data-pilot-member table:name="2.04" table:display="true" table:show-details="true"/>
                <table:data-pilot-member table:name="2.06" table:display="true" table:show-details="true"/>
                <table:data-pilot-member table:name="2.07" table:display="true" table:show-details="true"/>
                <table:data-pilot-member table:name="2.10" table:display="true" table:show-details="true"/>
                <table:data-pilot-member table:name="2.14" table:display="true" table:show-details="true"/>
                <table:data-pilot-member table:name="2.15" table:display="true" table:show-details="true"/>
                <table:data-pilot-member table:name="2.19" table:display="true" table:show-details="true"/>
                <table:data-pilot-member table:name="2.22" table:display="true" table:show-details="true"/>
                <table:data-pilot-member table:name="2.25" table:display="true" table:show-details="true"/>
                <table:data-pilot-member table:name="2.27" table:display="true" table:show-details="true"/>
                <table:data-pilot-member table:name="2.30" table:display="true" table:show-details="true"/>
                <table:data-pilot-member table:name="2.35" table:display="true" table:show-details="true"/>
                <table:data-pilot-member table:name="2.36" table:display="true" table:show-details="true"/>
                <table:data-pilot-member table:name="2.42" table:display="true" table:show-details="true"/>
                <table:data-pilot-member table:name="2.44" table:display="true" table:show-details="true"/>
                <table:data-pilot-member table:name="2.46" table:display="true" table:show-details="true"/>
                <table:data-pilot-member table:name="2.50" table:display="true" table:show-details="true"/>
                <table:data-pilot-member table:name="2.51" table:display="true" table:show-details="true"/>
                <table:data-pilot-member table:name="2.54" table:display="true" table:show-details="true"/>
                <table:data-pilot-member table:name="2.58" table:display="true" table:show-details="true"/>
                <table:data-pilot-member table:name="2.60" table:display="true" table:show-details="true"/>
                <table:data-pilot-member table:name="2.61" table:display="true" table:show-details="true"/>
                <table:data-pilot-member table:name="2.69" table:display="true" table:show-details="true"/>
                <table:data-pilot-member table:name="2.72" table:display="true" table:show-details="true"/>
                <table:data-pilot-member table:name="2.74" table:display="true" table:show-details="true"/>
                <table:data-pilot-member table:name="2.76" table:display="true" table:show-details="true"/>
                <table:data-pilot-member table:name="2.77" table:display="true" table:show-details="true"/>
                <table:data-pilot-member table:name="2.78" table:display="true" table:show-details="true"/>
                <table:data-pilot-member table:name="2.87" table:display="true" table:show-details="true"/>
                <table:data-pilot-member table:name="2.90" table:display="true" table:show-details="true"/>
                <table:data-pilot-member table:name="3.05" table:display="true" table:show-details="true"/>
                <table:data-pilot-member table:name="3.06" table:display="true" table:show-details="true"/>
                <table:data-pilot-member table:name="3.11" table:display="true" table:show-details="true"/>
                <table:data-pilot-member table:name="3.14" table:display="true" table:show-details="true"/>
                <table:data-pilot-member table:name="3.17" table:display="true" table:show-details="true"/>
                <table:data-pilot-member table:name="3.19" table:display="true" table:show-details="true"/>
                <table:data-pilot-member table:name="3.20" table:display="true" table:show-details="true"/>
                <table:data-pilot-member table:name="3.23" table:display="true" table:show-details="true"/>
                <table:data-pilot-member table:name="3.25" table:display="true" table:show-details="true"/>
                <table:data-pilot-member table:name="3.45" table:display="true" table:show-details="true"/>
                <table:data-pilot-member table:name="3.50" table:display="true" table:show-details="true"/>
                <table:data-pilot-member table:name="3.55" table:display="true" table:show-details="true"/>
                <table:data-pilot-member table:name="3.57" table:display="true" table:show-details="true"/>
                <table:data-pilot-member table:name="3.58" table:display="true" table:show-details="true"/>
                <table:data-pilot-member table:name="3.59" table:display="true" table:show-details="true"/>
                <table:data-pilot-member table:name="3.66" table:display="true" table:show-details="true"/>
                <table:data-pilot-member table:name="3.87" table:display="true" table:show-details="true"/>
                <table:data-pilot-member table:name="3.92" table:display="true" table:show-details="true"/>
                <table:data-pilot-member table:name="3.96" table:display="true" table:show-details="true"/>
                <table:data-pilot-member table:name="3.97" table:display="true" table:show-details="true"/>
                <table:data-pilot-member table:name="4.04" table:display="true" table:show-details="true"/>
                <table:data-pilot-member table:name="4.18" table:display="true" table:show-details="true"/>
                <table:data-pilot-member table:name="4.20" table:display="true" table:show-details="true"/>
                <table:data-pilot-member table:name="4.25" table:display="true" table:show-details="true"/>
                <table:data-pilot-member table:name="4.26" table:display="true" table:show-details="true"/>
                <table:data-pilot-member table:name="4.35" table:display="true" table:show-details="true"/>
                <table:data-pilot-member table:name="4.40" table:display="true" table:show-details="true"/>
                <table:data-pilot-member table:name="4.41" table:display="true" table:show-details="true"/>
                <table:data-pilot-member table:name="4.42" table:display="true" table:show-details="true"/>
                <table:data-pilot-member table:name="4.52" table:display="true" table:show-details="true"/>
                <table:data-pilot-member table:name="4.53" table:display="true" table:show-details="true"/>
                <table:data-pilot-member table:name="4.80" table:display="true" table:show-details="true"/>
                <table:data-pilot-member table:name="4.82" table:display="true" table:show-details="true"/>
                <table:data-pilot-member table:name="4.84" table:display="true" table:show-details="true"/>
                <table:data-pilot-member table:name="4.90" table:display="true" table:show-details="true"/>
                <table:data-pilot-member table:name="5.02" table:display="true" table:show-details="true"/>
                <table:data-pilot-member table:name="5.03" table:display="true" table:show-details="true"/>
                <table:data-pilot-member table:name="5.07" table:display="true" table:show-details="true"/>
                <table:data-pilot-member table:name="5.12" table:display="true" table:show-details="true"/>
                <table:data-pilot-member table:name="5.21" table:display="true" table:show-details="true"/>
                <table:data-pilot-member table:name="5.22" table:display="true" table:show-details="true"/>
                <table:data-pilot-member table:name="5.38" table:display="true" table:show-details="true"/>
                <table:data-pilot-member table:name="5.40" table:display="true" table:show-details="true"/>
                <table:data-pilot-member table:name="5.51" table:display="true" table:show-details="true"/>
                <table:data-pilot-member table:name="5.60" table:display="true" table:show-details="true"/>
                <table:data-pilot-member table:name="5.66" table:display="true" table:show-details="true"/>
                <table:data-pilot-member table:name="5.75" table:display="true" table:show-details="true"/>
                <table:data-pilot-member table:name="5.87" table:display="true" table:show-details="true"/>
                <table:data-pilot-member table:name="6.04" table:display="true" table:show-details="true"/>
                <table:data-pilot-member table:name="6.19" table:display="true" table:show-details="true"/>
                <table:data-pilot-member table:name="6.43" table:display="true" table:show-details="true"/>
                <table:data-pilot-member table:name="6.55" table:display="true" table:show-details="true"/>
                <table:data-pilot-member table:name="6.85" table:display="true" table:show-details="true"/>
                <table:data-pilot-member table:name="6.87" table:display="true" table:show-details="true"/>
                <table:data-pilot-member table:name="6.88" table:display="true" table:show-details="true"/>
                <table:data-pilot-member table:name="7.03" table:display="true" table:show-details="true"/>
                <table:data-pilot-member table:name="7.07" table:display="true" table:show-details="true"/>
                <table:data-pilot-member table:name="7.38" table:display="true" table:show-details="true"/>
                <table:data-pilot-member table:name="7.51" table:display="true" table:show-details="true"/>
                <table:data-pilot-member table:name="7.59" table:display="true" table:show-details="true"/>
                <table:data-pilot-member table:name="7.81" table:display="true" table:show-details="true"/>
                <table:data-pilot-member table:name="7.83" table:display="true" table:show-details="true"/>
                <table:data-pilot-member table:name="8.03" table:display="true" table:show-details="true"/>
                <table:data-pilot-member table:name="8.10" table:display="true" table:show-details="true"/>
                <table:data-pilot-member table:name="8.29" table:display="true" table:show-details="true"/>
                <table:data-pilot-member table:name="8.33" table:display="true" table:show-details="true"/>
                <table:data-pilot-member table:name="8.50" table:display="true" table:show-details="true"/>
                <table:data-pilot-member table:name="8.67" table:display="true" table:show-details="true"/>
                <table:data-pilot-member table:name="8.91" table:display="true" table:show-details="true"/>
                <table:data-pilot-member table:name="9.17" table:display="true" table:show-details="true"/>
                <table:data-pilot-member table:name="9.29" table:display="true" table:show-details="true"/>
                <table:data-pilot-member table:name="9.32" table:display="true" table:show-details="true"/>
                <table:data-pilot-member table:name="9.36" table:display="true" table:show-details="true"/>
                <table:data-pilot-member table:name="9.42" table:display="true" table:show-details="true"/>
                <table:data-pilot-member table:name="9.63" table:display="true" table:show-details="true"/>
                <table:data-pilot-member table:name="9.67" table:display="true" table:show-details="true"/>
                <table:data-pilot-member table:name="9.88" table:display="true" table:show-details="true"/>
                <table:data-pilot-member table:name="9.96" table:display="true" table:show-details="true"/>
                <table:data-pilot-member table:name="10.35" table:display="true" table:show-details="true"/>
                <table:data-pilot-member table:name="10.38" table:display="true" table:show-details="true"/>
                <table:data-pilot-member table:name="10.52" table:display="true" table:show-details="true"/>
                <table:data-pilot-member table:name="10.61" table:display="true" table:show-details="true"/>
                <table:data-pilot-member table:name="10.71" table:display="true" table:show-details="true"/>
                <table:data-pilot-member table:name="10.75" table:display="true" table:show-details="true"/>
                <table:data-pilot-member table:name="11.21" table:display="true" table:show-details="true"/>
                <table:data-pilot-member table:name="11.59" table:display="true" table:show-details="true"/>
                <table:data-pilot-member table:name="11.61" table:display="true" table:show-details="true"/>
                <table:data-pilot-member table:name="11.76" table:display="true" table:show-details="true"/>
                <table:data-pilot-member table:name="11.78" table:display="true" table:show-details="true"/>
                <table:data-pilot-member table:name="12.02" table:display="true" table:show-details="true"/>
                <table:data-pilot-member table:name="12.34" table:display="true" table:show-details="true"/>
                <table:data-pilot-member table:name="12.36" table:display="true" table:show-details="true"/>
                <table:data-pilot-member table:name="12.52" table:display="true" table:show-details="true"/>
                <table:data-pilot-member table:name="12.93" table:display="true" table:show-details="true"/>
                <table:data-pilot-member table:name="13.00" table:display="true" table:show-details="true"/>
                <table:data-pilot-member table:name="13.16" table:display="true" table:show-details="true"/>
                <table:data-pilot-member table:name="13.37" table:display="true" table:show-details="true"/>
                <table:data-pilot-member table:name="13.42" table:display="true" table:show-details="true"/>
                <table:data-pilot-member table:name="13.56" table:display="true" table:show-details="true"/>
                <table:data-pilot-member table:name="13.65" table:display="true" table:show-details="true"/>
                <table:data-pilot-member table:name="13.69" table:display="true" table:show-details="true"/>
                <table:data-pilot-member table:name="13.70" table:display="true" table:show-details="true"/>
                <table:data-pilot-member table:name="14.13" table:display="true" table:show-details="true"/>
                <table:data-pilot-member table:name="14.61" table:display="true" table:show-details="true"/>
                <table:data-pilot-member table:name="14.64" table:display="true" table:show-details="true"/>
                <table:data-pilot-member table:name="14.72" table:display="true" table:show-details="true"/>
                <table:data-pilot-member table:name="15.97" table:display="true" table:show-details="true"/>
                <table:data-pilot-member table:name="16.32" table:display="true" table:show-details="true"/>
                <table:data-pilot-member table:name="16.60" table:display="true" table:show-details="true"/>
                <table:data-pilot-member table:name="16.86" table:display="true" table:show-details="true"/>
                <table:data-pilot-member table:name="17.03" table:display="true" table:show-details="true"/>
                <table:data-pilot-member table:name="17.21" table:display="true" table:show-details="true"/>
                <table:data-pilot-member table:name="17.83" table:display="true" table:show-details="true"/>
                <table:data-pilot-member table:name="17.94" table:display="true" table:show-details="true"/>
                <table:data-pilot-member table:name="18.52" table:display="true" table:show-details="true"/>
                <table:data-pilot-member table:name="18.61" table:display="true" table:show-details="true"/>
                <table:data-pilot-member table:name="18.62" table:display="true" table:show-details="true"/>
                <table:data-pilot-member table:name="18.90" table:display="true" table:show-details="true"/>
                <table:data-pilot-member table:name="19.19" table:display="true" table:show-details="true"/>
                <table:data-pilot-member table:name="20.20" table:display="true" table:show-details="true"/>
                <table:data-pilot-member table:name="21.26" table:display="true" table:show-details="true"/>
                <table:data-pilot-member table:name="21.85" table:display="true" table:show-details="true"/>
                <table:data-pilot-member table:name="21.89" table:display="true" table:show-details="true"/>
                <table:data-pilot-member table:name="22.27" table:display="true" table:show-details="true"/>
                <table:data-pilot-member table:name="22.71" table:display="true" table:show-details="true"/>
                <table:data-pilot-member table:name="24.19" table:display="true" table:show-details="true"/>
                <table:data-pilot-member table:name="24.68" table:display="true" table:show-details="true"/>
                <table:data-pilot-member table:name="25.28" table:display="true" table:show-details="true"/>
                <table:data-pilot-member table:name="26.13" table:display="true" table:show-details="true"/>
                <table:data-pilot-member table:name="26.75" table:display="true" table:show-details="true"/>
                <table:data-pilot-member table:name="27.32" table:display="true" table:show-details="true"/>
                <table:data-pilot-member table:name="27.93" table:display="true" table:show-details="true"/>
                <table:data-pilot-member table:name="28.96" table:display="true" table:show-details="true"/>
                <table:data-pilot-member table:name="34.51" table:display="true" table:show-details="true"/>
                <table:data-pilot-member table:name="34.99" table:display="true" table:show-details="true"/>
                <table:data-pilot-member table:name="35.18" table:display="true" table:show-details="true"/>
                <table:data-pilot-member table:name="35.90" table:display="true" table:show-details="true"/>
                <table:data-pilot-member table:name="36.30" table:display="true" table:show-details="true"/>
                <table:data-pilot-member table:name="38.48" table:display="true" table:show-details="true"/>
                <table:data-pilot-member table:name="39.11" table:display="true" table:show-details="true"/>
                <table:data-pilot-member table:name="40.17" table:display="true" table:show-details="true"/>
                <table:data-pilot-member table:name="40.59" table:display="true" table:show-details="true"/>
                <table:data-pilot-member table:name="41.74" table:display="true" table:show-details="true"/>
                <table:data-pilot-member table:name="45.64" table:display="true" table:show-details="true"/>
                <table:data-pilot-member table:name="46.47" table:display="true" table:show-details="true"/>
                <table:data-pilot-member table:name="47.26" table:display="true" table:show-details="true"/>
                <table:data-pilot-member table:name="50.83" table:display="true" table:show-details="true"/>
                <table:data-pilot-member table:name="50.96" table:display="true" table:show-details="true"/>
                <table:data-pilot-member table:name="56.09" table:display="true" table:show-details="true"/>
                <table:data-pilot-member table:name="58.37" table:display="true" table:show-details="true"/>
                <table:data-pilot-member table:name="60.41" table:display="true" table:show-details="true"/>
                <table:data-pilot-member table:name="61.03" table:display="true" table:show-details="true"/>
                <table:data-pilot-member table:name="65.44" table:display="true" table:show-details="true"/>
                <table:data-pilot-member table:name="71.50" table:display="true" table:show-details="true"/>
                <table:data-pilot-member table:name="72.86" table:display="true" table:show-details="true"/>
                <table:data-pilot-member table:name="73.63" table:display="true" table:show-details="true"/>
                <table:data-pilot-member table:name="77.52" table:display="true" table:show-details="true"/>
                <table:data-pilot-member table:name="78.22" table:display="true" table:show-details="true"/>
                <table:data-pilot-member table:name="91.24" table:display="true" table:show-details="true"/>
                <table:data-pilot-member table:name="91.37" table:display="true" table:show-details="true"/>
                <table:data-pilot-member table:name="91.72" table:display="true" table:show-details="true"/>
                <table:data-pilot-member table:name="92.99" table:display="true" table:show-details="true"/>
                <table:data-pilot-member table:name="107.08" table:display="true" table:show-details="true"/>
                <table:data-pilot-member table:name="110.70" table:display="true" table:show-details="true"/>
                <table:data-pilot-member table:name="124.52" table:display="true" table:show-details="true"/>
                <table:data-pilot-member table:name="125.56" table:display="true" table:show-details="true"/>
                <table:data-pilot-member table:name="136.88" table:display="true" table:show-details="true"/>
                <table:data-pilot-member table:name="139.95" table:display="true" table:show-details="true"/>
                <table:data-pilot-member table:name="140.97" table:display="true" table:show-details="true"/>
                <table:data-pilot-member table:name="142.97" table:display="true" table:show-details="true"/>
                <table:data-pilot-member table:name="164.30" table:display="true" table:show-details="true"/>
                <table:data-pilot-member table:name="197.58" table:display="true" table:show-details="true"/>
                <table:data-pilot-member table:name="213.00" table:display="true" table:show-details="true"/>
                <table:data-pilot-member table:name="214.65" table:display="true" table:show-details="true"/>
                <table:data-pilot-member table:name="477.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olume_ml" table:orientation="data" table:used-hierarchy="-1" table:function="sum">
            <table:data-pilot-level calcext:repeat-item-labels="false"/>
          </table:data-pilot-field>
          <table:data-pilot-field table:source-field-name="volume_ml" table:orientation="data" table:used-hierarchy="-1" table:function="average">
            <table:data-pilot-level calcext:repeat-item-labels="false"/>
          </table:data-pilot-field>
          <table:data-pilot-field table:source-field-name="volume_ml" table:orientation="data" table:used-hierarchy="-1" table:function="stdevp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2">
      <number:number number:decimal-places="2" number:min-decimal-places="2"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11" number:min-decimal-places="11" number:min-integer-digits="1"/>
    </number:number-style>
    <style:style style:name="Default" style:family="table-cell" style:data-style-name="N2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5:10:42.360275976</meta:creation-date>
    <dc:date>2024-09-09T15:32:14.828055340</dc:date>
    <meta:editing-duration>PT11M11S</meta:editing-duration>
    <meta:editing-cycles>1</meta:editing-cycles>
    <meta:document-statistic meta:table-count="4" meta:cell-count="9645" meta:object-count="0"/>
    <meta:generator>LibreOffice/24.2.5.2$Linux_X86_64 LibreOffice_project/420$Build-2</meta:generator>
  </office:meta>
</office:document-meta>
</file>